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35cm"/>
    </style:style>
    <style:style style:name="co14" style:family="table-column">
      <style:table-column-properties fo:break-before="auto" style:column-width="2.819cm"/>
    </style:style>
    <style:style style:name="co33" style:family="table-column">
      <style:table-column-properties fo:break-before="auto" style:column-width="4.023cm"/>
    </style:style>
    <style:style style:name="co16" style:family="table-column">
      <style:table-column-properties fo:break-before="auto" style:column-width="4.754cm"/>
    </style:style>
    <style:style style:name="co34" style:family="table-column">
      <style:table-column-properties fo:break-before="auto" style:column-width="5.865cm"/>
    </style:style>
    <style:style style:name="co35" style:family="table-column">
      <style:table-column-properties fo:break-before="auto" style:column-width="7.299cm"/>
    </style:style>
    <style:style style:name="co36" style:family="table-column">
      <style:table-column-properties fo:break-before="auto" style:column-width="46.584cm"/>
    </style:style>
    <style:style style:name="co37" style:family="table-column">
      <style:table-column-properties fo:break-before="auto" style:column-width="48.167cm"/>
    </style:style>
    <style:style style:name="co38" style:family="table-column">
      <style:table-column-properties fo:break-before="auto" style:column-width="41.155cm"/>
    </style:style>
    <style:style style:name="co7" style:family="table-column">
      <style:table-column-properties fo:break-before="auto" style:column-width="3.833cm"/>
    </style:style>
    <style:style style:name="co8" style:family="table-column">
      <style:table-column-properties fo:break-before="auto" style:column-width="6.029cm"/>
    </style:style>
    <style:style style:name="co9" style:family="table-column">
      <style:table-column-properties fo:break-before="auto" style:column-width="2.96cm"/>
    </style:style>
    <style:style style:name="co12" style:family="table-column">
      <style:table-column-properties fo:break-before="auto" style:column-width="4.258cm"/>
    </style:style>
    <style:style style:name="co19" style:family="table-column">
      <style:table-column-properties fo:break-before="auto" style:column-width="4.579cm"/>
    </style:style>
    <style:style style:name="co20" style:family="table-column">
      <style:table-column-properties fo:break-before="auto" style:column-width="5.015cm"/>
    </style:style>
    <style:style style:name="co21" style:family="table-column">
      <style:table-column-properties fo:break-before="auto" style:column-width="2.512cm"/>
    </style:style>
    <style:style style:name="co22" style:family="table-column">
      <style:table-column-properties fo:break-before="auto" style:column-width="3.526cm"/>
    </style:style>
    <style:style style:name="co24" style:family="table-column">
      <style:table-column-properties fo:break-before="auto" style:column-width="0.542cm"/>
    </style:style>
    <style:style style:name="co26" style:family="table-column">
      <style:table-column-properties fo:break-before="auto" style:column-width="11.259cm"/>
    </style:style>
    <style:style style:name="co27" style:family="table-column">
      <style:table-column-properties fo:break-before="auto" style:column-width="5.847cm"/>
    </style:style>
    <style:style style:name="co25" style:family="table-column">
      <style:table-column-properties fo:break-before="auto" style:column-width="4.2cm"/>
    </style:style>
    <style:style style:name="co28" style:family="table-column">
      <style:table-column-properties fo:break-before="auto" style:column-width="3.574cm"/>
    </style:style>
    <style:style style:name="co29" style:family="table-column">
      <style:table-column-properties fo:break-before="auto" style:column-width="2.489cm"/>
    </style:style>
    <style:style style:name="co30" style:family="table-column">
      <style:table-column-properties fo:break-before="auto" style:column-width="2.282cm"/>
    </style:style>
    <style:style style:name="co23" style:family="table-column">
      <style:table-column-properties fo:break-before="auto" style:column-width="3.433cm"/>
    </style:style>
    <style:style style:name="co39" style:family="table-column">
      <style:table-column-properties fo:break-before="auto" style:column-width="4.179cm"/>
    </style:style>
    <style:style style:name="ro1" style:family="table-row">
      <style:table-row-properties style:row-height="0.423cm" fo:break-before="auto" style:use-optimal-row-height="true"/>
    </style:style>
    <style:style style:name="ro4" style:family="table-row">
      <style:table-row-properties style:row-height="0.423cm" fo:break-before="auto" style:use-optimal-row-height="true"/>
    </style:style>
    <style:style style:name="ro3" style:family="table-row">
      <style:table-row-properties style:row-height="0.4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data-style-name="N100"/>
    <style:style style:name="ce2" style:family="table-cell" style:parent-style-name="Default">
      <style:text-properties style:font-name="Arial" style:font-name-asian="SimSun" style:font-name-complex="Lucida Sans"/>
    </style:style>
  </office:automatic-styles>
  <office:body>
    <office:spreadsheet>
      <table:table table:name="SQL" table:style-name="ta1" table:print="false">
        <table:table-column table:style-name="co1" table:default-cell-style-name="Default"/>
        <table:table-row table:style-name="ro1">
          <table:table-cell table:formula="of:=[College.C3]" office:value-type="string" office:string-value="INSERT INTO College (Name) VALUES ('Arts');">
            <text:p>INSERT INTO College (Name) VALUES ('Arts');</text:p>
          </table:table-cell>
        </table:table-row>
        <table:table-row table:style-name="ro1">
          <table:table-cell table:formula="of:=[College.C4]" office:value-type="string" office:string-value="INSERT INTO College (Name) VALUES ('Science and Engineering');">
            <text:p>INSERT INTO College (Name) VALUES ('Science and Engineering');</text:p>
          </table:table-cell>
        </table:table-row>
        <table:table-row table:style-name="ro1">
          <table:table-cell table:formula="of:=[School.D3]" office:value-type="string" office:string-value="INSERT INTO School (Name,College) VALUES ('Engineering','Science and Engineering');">
            <text:p>INSERT INTO School (Name,College) VALUES ('Engineering','Science and Engineering');</text:p>
          </table:table-cell>
        </table:table-row>
        <table:table-row table:style-name="ro1">
          <table:table-cell table:formula="of:=[School.D4]" office:value-type="string" office:string-value="INSERT INTO School (Name,College) VALUES ('Computing Science','Science and Engineering');">
            <text:p>INSERT INTO School (Name,College) VALUES ('Computing Science','Science and Engineering');</text:p>
          </table:table-cell>
        </table:table-row>
        <table:table-row table:style-name="ro1">
          <table:table-cell table:formula="of:=[School.D5]" office:value-type="string" office:string-value="INSERT INTO School (Name,College) VALUES ('Culture and Creative Arts','Arts');">
            <text:p>INSERT INTO School (Name,College) VALUES ('Culture and Creative Arts','Arts');</text:p>
          </table:table-cell>
        </table:table-row>
        <table:table-row table:style-name="ro1">
          <table:table-cell table:formula="of:=[School.D6]" office:value-type="string" office:string-value="INSERT INTO School (Name,College) VALUES ('Critical Studies','Arts');">
            <text:p>INSERT INTO School (Name,College) VALUES ('Critical Studies','Arts');</text:p>
          </table:table-cell>
        </table:table-row>
        <table:table-row table:style-name="ro1">
          <table:table-cell table:formula="of:=[Staff.J3]" office:value-type="string" office:string-value="INSERT INTO Staff (StaffId,Forename,Surname,Email,Password,Username,School) VALUES ('3423432','William','Kane','William.Kane@glasgow.ac.uk','Password','3423432K','Engineering');">
            <text:p>INSERT INTO Staff (StaffId,Forename,Surname,Email,Password,Username,School) VALUES ('3423432','William','Kane','William.Kane@glasgow.ac.uk','Password','3423432K','Engineering');</text:p>
          </table:table-cell>
        </table:table-row>
        <table:table-row table:style-name="ro1">
          <table:table-cell table:formula="of:=[Staff.J4]" office:value-type="string" office:string-value="INSERT INTO Staff (StaffId,Forename,Surname,Email,Password,Username,School) VALUES ('5498923','Nicola','Tracy','Nicola.Tracy@glasgow.ac.uk','Password','5498923T','Computing Science');">
            <text:p>INSERT INTO Staff (StaffId,Forename,Surname,Email,Password,Username,School) VALUES ('5498923','Nicola','Tracy','Nicola.Tracy@glasgow.ac.uk','Password','5498923T','Computing Science');</text:p>
          </table:table-cell>
        </table:table-row>
        <table:table-row table:style-name="ro1">
          <table:table-cell table:formula="of:=[Staff.J5]" office:value-type="string" office:string-value="INSERT INTO Staff (StaffId,Forename,Surname,Email,Password,Username,School) VALUES ('6829432','Suzanne','Kerns','Suzanne.Kerns@glasgow.ac.uk','Password','6829432K','Culture and Creative Arts');">
            <text:p>INSERT INTO Staff (StaffId,Forename,Surname,Email,Password,Username,School) VALUES ('6829432','Suzanne','Kerns','Suzanne.Kerns@glasgow.ac.uk','Password','6829432K','Culture and Creative Arts');</text:p>
          </table:table-cell>
        </table:table-row>
        <table:table-row table:style-name="ro1">
          <table:table-cell table:formula="of:=[Staff.J6]" office:value-type="string" office:string-value="INSERT INTO Staff (StaffId,Forename,Surname,Email,Password,Username,School) VALUES ('5462624','John','Ashton','John.Ashton@glasgow.ac.uk','Password','5462624A','Critical Studies');">
            <text:p>INSERT INTO Staff (StaffId,Forename,Surname,Email,Password,Username,School) VALUES ('5462624','John','Ashton','John.Ashton@glasgow.ac.uk','Password','5462624A','Critical Studies');</text:p>
          </table:table-cell>
        </table:table-row>
        <table:table-row table:style-name="ro1">
          <table:table-cell table:formula="of:=[Staff.J7]" office:value-type="string" office:string-value="INSERT INTO Staff (StaffId,Forename,Surname,Email,Password,Username,School) VALUES ('9023403','Bernard','Yolk','Bernard.Yolk@glasgow.ac.uk','Password','9023403Y','Engineering');">
            <text:p>INSERT INTO Staff (StaffId,Forename,Surname,Email,Password,Username,School) VALUES ('9023403','Bernard','Yolk','Bernard.Yolk@glasgow.ac.uk','Password','9023403Y','Engineering');</text:p>
          </table:table-cell>
        </table:table-row>
        <table:table-row table:style-name="ro1">
          <table:table-cell table:formula="of:=[Staff.J8]" office:value-type="string" office:string-value="INSERT INTO Staff (StaffId,Forename,Surname,Email,Password,Username,School) VALUES ('3435232','James','Read','James.Read@glasgow.ac.uk','Password','3435232R','Computing Science');">
            <text:p>INSERT INTO Staff (StaffId,Forename,Surname,Email,Password,Username,School) VALUES ('3435232','James','Read','James.Read@glasgow.ac.uk','Password','3435232R','Computing Science');</text:p>
          </table:table-cell>
        </table:table-row>
        <table:table-row table:style-name="ro1">
          <table:table-cell table:formula="of:=[Staff.J9]" office:value-type="string" office:string-value="INSERT INTO Staff (StaffId,Forename,Surname,Email,Password,Username,School) VALUES ('4533531','Robert','Silk','Robert.Silk@glasgow.ac.uk','Password','4533531S','Culture and Creative Arts');">
            <text:p>INSERT INTO Staff (StaffId,Forename,Surname,Email,Password,Username,School) VALUES ('4533531','Robert','Silk','Robert.Silk@glasgow.ac.uk','Password','4533531S','Culture and Creative Arts');</text:p>
          </table:table-cell>
        </table:table-row>
        <table:table-row table:style-name="ro1">
          <table:table-cell table:formula="of:=[Staff.J10]" office:value-type="string" office:string-value="INSERT INTO Staff (StaffId,Forename,Surname,Email,Password,Username,School) VALUES ('5345331','Theodore','Edwards','Theodore.Edwards@glasgow.ac.uk','Password','5345331E','Critical Studies');">
            <text:p>INSERT INTO Staff (StaffId,Forename,Surname,Email,Password,Username,School) VALUES ('5345331','Theodore','Edwards','Theodore.Edwards@glasgow.ac.uk','Password','5345331E','Critical Studies');</text:p>
          </table:table-cell>
        </table:table-row>
        <table:table-row table:style-name="ro1">
          <table:table-cell table:formula="of:=[Student.M3]" office:value-type="string" office:string-value="INSERT INTO Student (Matric,Username,Email,password,Forename,Surname,Year,StaffId,Degree,Salt) VALUES ('3000001','3000001B','3000001B@student.gla.ac.uk','password','Steven','Bell','2','5462624','Computing Science','');">
            <text:p>INSERT INTO Student (Matric,Username,Email,password,Forename,Surname,Year,StaffId,Degree,Salt) VALUES ('3000001','3000001B','3000001B@student.gla.ac.uk','password','Steven','Bell','2','5462624','Computing Science','');</text:p>
          </table:table-cell>
        </table:table-row>
        <table:table-row table:style-name="ro1">
          <table:table-cell table:formula="of:=[Student.M4]" office:value-type="string" office:string-value="INSERT INTO Student (Matric,Username,Email,password,Forename,Surname,Year,StaffId,Degree,Salt) VALUES ('3000002','3000002H','3000002H@student.gla.ac.uk','password','Ben','Harris','3','5498923','Software Engineering','');">
            <text:p>INSERT INTO Student (Matric,Username,Email,password,Forename,Surname,Year,StaffId,Degree,Salt) VALUES ('3000002','3000002H','3000002H@student.gla.ac.uk','password','Ben','Harris','3','5498923','Software Engineering','');</text:p>
          </table:table-cell>
        </table:table-row>
        <table:table-row table:style-name="ro1">
          <table:table-cell table:formula="of:=[Student.M5]" office:value-type="string" office:string-value="INSERT INTO Student (Matric,Username,Email,password,Forename,Surname,Year,StaffId,Degree,Salt) VALUES ('3000003','3000003J','3000003J@student.gla.ac.uk','password','Sarah','Jane','1','3423432','Computing Science','');">
            <text:p>INSERT INTO Student (Matric,Username,Email,password,Forename,Surname,Year,StaffId,Degree,Salt) VALUES ('3000003','3000003J','3000003J@student.gla.ac.uk','password','Sarah','Jane','1','3423432','Computing Science','');</text:p>
          </table:table-cell>
        </table:table-row>
        <table:table-row table:style-name="ro1">
          <table:table-cell table:formula="of:=[Student.M6]" office:value-type="string" office:string-value="INSERT INTO Student (Matric,Username,Email,password,Forename,Surname,Year,StaffId,Degree,Salt) VALUES ('3000004','3000004S','3000004S@student.gla.ac.uk','password','Jim','Stephens','2','3423432','Software Engineering','');">
            <text:p>INSERT INTO Student (Matric,Username,Email,password,Forename,Surname,Year,StaffId,Degree,Salt) VALUES ('3000004','3000004S','3000004S@student.gla.ac.uk','password','Jim','Stephens','2','3423432','Software Engineering','');</text:p>
          </table:table-cell>
        </table:table-row>
        <table:table-row table:style-name="ro1">
          <table:table-cell table:formula="of:=[Student.M7]" office:value-type="string" office:string-value="INSERT INTO Student (Matric,Username,Email,password,Forename,Surname,Year,StaffId,Degree,Salt) VALUES ('3000005','3000005M','3000005M@student.gla.ac.uk','password','Kyle','Marx','3','6829432','Computing Science','');">
            <text:p>INSERT INTO Student (Matric,Username,Email,password,Forename,Surname,Year,StaffId,Degree,Salt) VALUES ('3000005','3000005M','3000005M@student.gla.ac.uk','password','Kyle','Marx','3','6829432','Computing Science','');</text:p>
          </table:table-cell>
        </table:table-row>
        <table:table-row table:style-name="ro1">
          <table:table-cell table:formula="of:=[Student.M8]" office:value-type="string" office:string-value="INSERT INTO Student (Matric,Username,Email,password,Forename,Surname,Year,StaffId,Degree,Salt) VALUES ('3000006','3000006M','3000006M@student.gla.ac.uk','password','Tessa','Molly','3','5462624','Software Engineering','');">
            <text:p>INSERT INTO Student (Matric,Username,Email,password,Forename,Surname,Year,StaffId,Degree,Salt) VALUES ('3000006','3000006M','3000006M@student.gla.ac.uk','password','Tessa','Molly','3','5462624','Software Engineering','');</text:p>
          </table:table-cell>
        </table:table-row>
        <table:table-row table:style-name="ro1">
          <table:table-cell table:formula="of:=[Student.M9]" office:value-type="string" office:string-value="INSERT INTO Student (Matric,Username,Email,password,Forename,Surname,Year,StaffId,Degree,Salt) VALUES ('3000007','3000007W','3000007W@student.gla.ac.uk','password','Jacob','Wells','3','5498923','Computing Science','');">
            <text:p>INSERT INTO Student (Matric,Username,Email,password,Forename,Surname,Year,StaffId,Degree,Salt) VALUES ('3000007','3000007W','3000007W@student.gla.ac.uk','password','Jacob','Wells','3','5498923','Computing Science','');</text:p>
          </table:table-cell>
        </table:table-row>
        <table:table-row table:style-name="ro1">
          <table:table-cell table:formula="of:=[Student.M10]" office:value-type="string" office:string-value="INSERT INTO Student (Matric,Username,Email,password,Forename,Surname,Year,StaffId,Degree,Salt) VALUES ('3000008','3000008G','3000008G@student.gla.ac.uk','password','Shak','Gains','4','5462624','Software Engineering','');">
            <text:p>INSERT INTO Student (Matric,Username,Email,password,Forename,Surname,Year,StaffId,Degree,Salt) VALUES ('3000008','3000008G','3000008G@student.gla.ac.uk','password','Shak','Gains','4','5462624','Software Engineering','');</text:p>
          </table:table-cell>
        </table:table-row>
        <table:table-row table:style-name="ro1">
          <table:table-cell table:formula="of:=[Student.M11]" office:value-type="string" office:string-value="INSERT INTO Student (Matric,Username,Email,password,Forename,Surname,Year,StaffId,Degree,Salt) VALUES ('3000009','3000009S','3000009S@student.gla.ac.uk','password','Mohammed','Sharik','5','5498923','Computing Science','');">
            <text:p>INSERT INTO Student (Matric,Username,Email,password,Forename,Surname,Year,StaffId,Degree,Salt) VALUES ('3000009','3000009S','3000009S@student.gla.ac.uk','password','Mohammed','Sharik','5','5498923','Computing Science','');</text:p>
          </table:table-cell>
        </table:table-row>
        <table:table-row table:style-name="ro1">
          <table:table-cell table:formula="of:=[Student.M12]" office:value-type="string" office:string-value="INSERT INTO Student (Matric,Username,Email,password,Forename,Surname,Year,StaffId,Degree,Salt) VALUES ('3000010','3000010A','3000010A@student.gla.ac.uk','password','Benôit','Ashdown','4','6829432','Software Engineering','');">
            <text:p>INSERT INTO Student (Matric,Username,Email,password,Forename,Surname,Year,StaffId,Degree,Salt) VALUES ('3000010','3000010A','3000010A@student.gla.ac.uk','password','Benôit','Ashdown','4','6829432','Software Engineering','');</text:p>
          </table:table-cell>
        </table:table-row>
        <table:table-row table:style-name="ro1">
          <table:table-cell table:formula="of:=[Advisor.C3]" office:value-type="string" office:string-value="INSERT INTO Advisor (StaffId) VALUES ('3423432');">
            <text:p>INSERT INTO Advisor (StaffId) VALUES ('3423432');</text:p>
          </table:table-cell>
        </table:table-row>
        <table:table-row table:style-name="ro1">
          <table:table-cell table:formula="of:=[Advisor.C4]" office:value-type="string" office:string-value="INSERT INTO Advisor (StaffId) VALUES ('5498923');">
            <text:p>INSERT INTO Advisor (StaffId) VALUES ('5498923');</text:p>
          </table:table-cell>
        </table:table-row>
        <table:table-row table:style-name="ro1">
          <table:table-cell table:formula="of:=[Advisor.C5]" office:value-type="string" office:string-value="INSERT INTO Advisor (StaffId) VALUES ('6829432');">
            <text:p>INSERT INTO Advisor (StaffId) VALUES ('6829432');</text:p>
          </table:table-cell>
        </table:table-row>
        <table:table-row table:style-name="ro1">
          <table:table-cell table:formula="of:=[Advisor.C6]" office:value-type="string" office:string-value="INSERT INTO Advisor (StaffId) VALUES ('5462624');">
            <text:p>INSERT INTO Advisor (StaffId) VALUES ('5462624');</text:p>
          </table:table-cell>
        </table:table-row>
        <table:table-row table:style-name="ro1">
          <table:table-cell table:formula="of:=[Course.L3]" office:value-type="string" office:string-value="INSERT INTO Course (Level,Semester,Credit,CourseId,Name,Description,EntryRequirements,Assessment,MainAssessment,School) VALUES ('1','1','10','COMPSCI1005','Computing Science 1P (Half Course) ','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Eligible students should have 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10','COMPSCI1005','Computing Science 1P (Half Course) ','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Eligible students should have 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table:formula="of:=[Course.L4]" office:value-type="string" office:string-value="INSERT INTO Course (Level,Semester,Credit,CourseId,Name,Description,EntryRequirements,Assessment,MainAssessment,School) VALUES ('1','1','10','COMPSCI1006','Computing Science 1Q (Half Course) ','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10','COMPSCI1006','Computing Science 1Q (Half Course) ','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table:formula="of:=[Course.L5]" office:value-type="string" office:string-value="INSERT INTO Course (Level,Semester,Credit,CourseId,Name,Description,EntryRequirements,Assessment,MainAssessment,School) VALUES ('1','1 &amp; 2','20','COMPSCI1001','Computing Science - 1P Programming ','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Eligible students should have a Grade B or above in Higher Mathematics, or a Grade C in Higher Mathematics AND a Grade B or above in Higher Computing/Information Systems, or a suitable equivalent.','One 2-hour examination (60%), class tests (20%) and laboratory examinations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1 &amp; 2','20','COMPSCI1001','Computing Science - 1P Programming ','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Eligible students should have a Grade B or above in Higher Mathematics, or a Grade C in Higher Mathematics AND a Grade B or above in Higher Computing/Information Systems, or a suitable equivalent.','One 2-hour examination (60%), class tests (20%) and laboratory examinations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6]" office:value-type="string" office:string-value="INSERT INTO Course (Level,Semester,Credit,CourseId,Name,Description,EntryRequirements,Assessment,MainAssessment,School) VALUES ('1','1 &amp; 2','20','COMPSCI1002','Computing Science - 1Q ','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A Grade B or above in Higher Mathematics, or a Grade C in Higher Mathematics AND a Grade B or above in Higher Computing/Information Systems, or a suitable equivalent.','One 2-hour examination (70%), class test (10%) assessed coursework (20%)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1 &amp; 2','20','COMPSCI1002','Computing Science - 1Q ','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A Grade B or above in Higher Mathematics, or a Grade C in Higher Mathematics AND a Grade B or above in Higher Computing/Information Systems, or a suitable equivalent.','One 2-hour examination (70%), class test (10%) assessed coursework (20%)The coursework cannot be redone because feedback provided to the students after the original coursework would give any students redoing the coursework an unfair advantage.','April/May','Computing Science');</text:p>
          </table:table-cell>
        </table:table-row>
        <table:table-row table:style-name="ro1">
          <table:table-cell table:formula="of:=[Course.L7]" office:value-type="string" office:string-value="INSERT INTO Course (Level,Semester,Credit,CourseId,Name,Description,EntryRequirements,Assessment,MainAssessment,School) VALUES ('1','2','10','COMPSCI1017','Computing Science - 1PX Further Programming ','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Mandatory Entry RequirementsStudents are expected to have taken the CS-1CT course or have developed equivalent skills and understanding via another route.Recommended Entry RequirementsNone','AssessmentCoursework: end of semester lab exam (20%) Examination: Degree exam (8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2','10','COMPSCI1017','Computing Science - 1PX Further Programming ','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Mandatory Entry RequirementsStudents are expected to have taken the CS-1CT course or have developed equivalent skills and understanding via another route.Recommended Entry RequirementsNone','AssessmentCoursework: end of semester lab exam (20%) Examination: Degree exam (8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8]" office:value-type="string" office:string-value="INSERT INTO Course (Level,Semester,Credit,CourseId,Name,Description,EntryRequirements,Assessment,MainAssessment,School) VALUES ('1','1','20','COMPSCI1016','Computing Science - 1CT Introduction to Computational Thinking ','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None','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20','COMPSCI1016','Computing Science - 1CT Introduction to Computational Thinking ','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None','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table:formula="of:=[Course.L9]" office:value-type="string" office:string-value="INSERT INTO Course (Level,Semester,Credit,CourseId,Name,Description,EntryRequirements,Assessment,MainAssessment,School) VALUES ('1','2','10','COMPSCI1018','Computing Science - 1S Systems ','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None','AssessmentOne 1-hour examination (80%), assessed coursework (20%) 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2','10','COMPSCI1018','Computing Science - 1S Systems ','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None','AssessmentOne 1-hour examination (80%), assessed coursework (20%) The coursework cannot be redone because feedback provided to the students after the original coursework would give any students redoing the coursework an unfair advantage.','April/May','Computing Science');</text:p>
          </table:table-cell>
        </table:table-row>
        <table:table-row table:style-name="ro1">
          <table:table-cell table:formula="of:=[Course.L10]" office:value-type="string" office:string-value="INSERT INTO Course (Level,Semester,Credit,CourseId,Name,Description,EntryRequirements,Assessment,MainAssessment,School) VALUES ('2','1','10','COMPSCI2003','Computing Science 2R: Algorithmic Foundations 2 ','To introduce the foundational mathematics needed for Computing Science;To make students proficient in their use;To show how they can be applied to advantage in understanding computational phenomena.','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December','Computing Science');">
            <text:p>INSERT INTO Course (Level,Semester,Credit,CourseId,Name,Description,EntryRequirements,Assessment,MainAssessment,School) VALUES ('2','1','10','COMPSCI2003','Computing Science 2R: Algorithmic Foundations 2 ','To introduce the foundational mathematics needed for Computing Science;To make students proficient in their use;To show how they can be applied to advantage in understanding computational phenomena.','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December','Computing Science');</text:p>
          </table:table-cell>
        </table:table-row>
        <table:table-row table:style-name="ro1">
          <table:table-cell table:formula="of:=[Course.L11]" office:value-type="string" office:string-value="INSERT INTO Course (Level,Semester,Credit,CourseId,Name,Description,EntryRequirements,Assessment,MainAssessment,School) VALUES ('2','1','10','COMPSCI2002','Computing Science 2Q: Computing Fundamentals 2 ','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Entry to this course is normally restricted to students admitted to the faster route degree programme in Computing Science.','1.5 hour examination (70%), assessed coursework (30%).The coursework cannot be redone because the feedback provided to the students after the original coursework would give any student redoing the coursework an unfair advantage.','December','Computing Science');">
            <text:p>INSERT INTO Course (Level,Semester,Credit,CourseId,Name,Description,EntryRequirements,Assessment,MainAssessment,School) VALUES ('2','1','10','COMPSCI2002','Computing Science 2Q: Computing Fundamentals 2 ','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Entry to this course is normally restricted to students admitted to the faster route degree programme in Computing Science.','1.5 hour examination (70%), assessed coursework (30%).The coursework cannot be redone because the feedback provided to the students after the original coursework would give any student redoing the coursework an unfair advantage.','December','Computing Science');</text:p>
          </table:table-cell>
        </table:table-row>
        <table:table-row table:style-name="ro1">
          <table:table-cell table:formula="of:=[Course.L12]" office:value-type="string" office:string-value="INSERT INTO Course (Level,Semester,Credit,CourseId,Name,Description,EntryRequirements,Assessment,MainAssessment,School) VALUES ('2','1','10','COMPSCI2001','Computing Science 2P: Java Programming 2 ','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Entry to Level 2 Computing Science is guaranteed to students who achieve Grade C or better in each of CS1P and CS1Q at the first attempt. All others would be at the discretion of the School.','1.5 hour degree examination (50%), 2 hour laboratory examination (30%), 1.5 hour class test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1','10','COMPSCI2001','Computing Science 2P: Java Programming 2 ','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Entry to Level 2 Computing Science is guaranteed to students who achieve Grade C or better in each of CS1P and CS1Q at the first attempt. All others would be at the discretion of the School.','1.5 hour degree examination (50%), 2 hour laboratory examination (30%), 1.5 hour class test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13]" office:value-type="string" office:string-value="INSERT INTO Course (Level,Semester,Credit,CourseId,Name,Description,EntryRequirements,Assessment,MainAssessment,School) VALUES ('2','2','10','COMPSCI2007','Computing Science 2X: Algorithms &amp; Data Structures 2 ','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2','10','COMPSCI2007','Computing Science 2X: Algorithms &amp; Data Structures 2 ','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14]" office:value-type="string" office:string-value="INSERT INTO Course (Level,Semester,Credit,CourseId,Name,Description,EntryRequirements,Assessment,MainAssessment,School) VALUES ('2','2','10','COMPSCI2006','Computing Science 2U: Information Management 2 ','To develop competence, confidence, and professionalism in designing and developing information systems which provide computer interfaces to the management of large collections of data, including delivery over the world wide web.','Entry to Level 2 Computing Science is guaranteed to students who achieve Grade C or better in each of CS1P and CS1Q at the first attempt. All others would be at the discretion of the School.','1.5-hour examination (80%); plus assessed coursework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2','10','COMPSCI2006','Computing Science 2U: Information Management 2 ','To develop competence, confidence, and professionalism in designing and developing information systems which provide computer interfaces to the management of large collections of data, including delivery over the world wide web.','Entry to Level 2 Computing Science is guaranteed to students who achieve Grade C or better in each of CS1P and CS1Q at the first attempt. All others would be at the discretion of the School.','1.5-hour examination (80%); plus assessed coursework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15]" office:value-type="string" office:string-value="INSERT INTO Course (Level,Semester,Credit,CourseId,Name,Description,EntryRequirements,Assessment,MainAssessment,School) VALUES ('2','1','10','COMPSCI2005','Computing Science 2T: Computer Systems 2 ','To provide a thorough understanding of the integration of hardware and software components in a simple, but realistic, computer system.','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December','Computing Science');">
            <text:p>INSERT INTO Course (Level,Semester,Credit,CourseId,Name,Description,EntryRequirements,Assessment,MainAssessment,School) VALUES ('2','1','10','COMPSCI2005','Computing Science 2T: Computer Systems 2 ','To provide a thorough understanding of the integration of hardware and software components in a simple, but realistic, computer system.','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December','Computing Science');</text:p>
          </table:table-cell>
        </table:table-row>
        <table:table-row table:style-name="ro1">
          <table:table-cell table:formula="of:=[Course.L16]" office:value-type="string" office:string-value="INSERT INTO Course (Level,Semester,Credit,CourseId,Name,Description,EntryRequirements,Assessment,MainAssessment,School) VALUES ('2','2','10','COMPSCI2008','Computing Science 2Y: Object-Oriented Software Engineering 2 ','To introduce the basic concepts of software engineering;To present methods for the design, implementation and documentation of larger object-oriented programs;To develop program comprehension and design skills by studying and extending existing programs.','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2','2','10','COMPSCI2008','Computing Science 2Y: Object-Oriented Software Engineering 2 ','To introduce the basic concepts of software engineering;To present methods for the design, implementation and documentation of larger object-oriented programs;To develop program comprehension and design skills by studying and extending existing programs.','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table:formula="of:=[Course.L17]" office:value-type="string" office:string-value="INSERT INTO Course (Level,Semester,Credit,CourseId,Name,Description,EntryRequirements,Assessment,MainAssessment,School) VALUES ('3','1','10','COMPSCI3005','Software Engineering M3 ','An introduction to software engineering principles, processes and techniques.','None.','100% continuous assessment. The coursework cannot be redone because its nature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3','1','10','COMPSCI3005','Software Engineering M3 ','An introduction to software engineering principles, processes and techniques.','None.','100% continuous assessment. The coursework cannot be redone because its nature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18]" office:value-type="string" office:string-value="INSERT INTO Course (Level,Semester,Credit,CourseId,Name,Description,EntryRequirements,Assessment,MainAssessment,School) VALUES ('3','1 &amp; 2','20','COMPSCI3004','Computing Science 3Y: Team Project 3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 ','April/May','Computing Science');">
            <text:p>INSERT INTO Course (Level,Semester,Credit,CourseId,Name,Description,EntryRequirements,Assessment,MainAssessment,School) VALUES ('3','1 &amp; 2','20','COMPSCI3004','Computing Science 3Y: Team Project 3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 ','April/May','Computing Science');</text:p>
          </table:table-cell>
        </table:table-row>
        <table:table-row table:style-name="ro1">
          <table:table-cell table:formula="of:=[Course.L19]" office:value-type="string" office:string-value="INSERT INTO Course (Level,Semester,Credit,CourseId,Name,Description,EntryRequirements,Assessment,MainAssessment,School) VALUES ('4','1 &amp; 2','20','COMPSCI4044P','Team Project ESE3 (Software) ','To design and implement, in a team, a hardware and software system that solves a (more-or-less) well-understood problem; to achieve a deliverable product in the form of a piece of working hardware and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
            <text:p>INSERT INTO Course (Level,Semester,Credit,CourseId,Name,Description,EntryRequirements,Assessment,MainAssessment,School) VALUES ('4','1 &amp; 2','20','COMPSCI4044P','Team Project ESE3 (Software) ','To design and implement, in a team, a hardware and software system that solves a (more-or-less) well-understood problem; to achieve a deliverable product in the form of a piece of working hardware and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text:p>
          </table:table-cell>
        </table:table-row>
        <table:table-row table:style-name="ro1">
          <table:table-cell table:formula="of:=[Course.L20]" office:value-type="string" office:string-value="INSERT INTO Course (Level,Semester,Credit,CourseId,Name,Description,EntryRequirements,Assessment,MainAssessment,School) VALUES ('4','1 &amp; 2','30','COMPSCI4025P','Individual Project 4 (Single)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
            <text:p>INSERT INTO Course (Level,Semester,Credit,CourseId,Name,Description,EntryRequirements,Assessment,MainAssessment,School) VALUES ('4','1 &amp; 2','30','COMPSCI4025P','Individual Project 4 (Single)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text:p>
          </table:table-cell>
        </table:table-row>
        <table:table-row table:style-name="ro1">
          <table:table-cell table:formula="of:=[Course.L21]" office:value-type="string" office:string-value="INSERT INTO Course (Level,Semester,Credit,CourseId,Name,Description,EntryRequirements,Assessment,MainAssessment,School) VALUES ('4','1','10','COMPSCI4023','Human-Computer Interaction 4 ','The aim of this course is to introduce students to advanced topics in Human-Computer Interaction. It focuses on multimodal interaction, novel forms in interaction, users with different abilities and social media.','Interactive Systems 3 (or equivalent)','Examination (80%); Coursework: (20%)','April/May','Computing Science');">
            <text:p>INSERT INTO Course (Level,Semester,Credit,CourseId,Name,Description,EntryRequirements,Assessment,MainAssessment,School) VALUES ('4','1','10','COMPSCI4023','Human-Computer Interaction 4 ','The aim of this course is to introduce students to advanced topics in Human-Computer Interaction. It focuses on multimodal interaction, novel forms in interaction, users with different abilities and social media.','Interactive Systems 3 (or equivalent)','Examination (80%); Coursework: (20%)','April/May','Computing Science');</text:p>
          </table:table-cell>
        </table:table-row>
        <table:table-row table:style-name="ro1">
          <table:table-cell table:formula="of:=[Course.L22]" office:value-type="string" office:string-value="INSERT INTO Course (Level,Semester,Credit,CourseId,Name,Description,EntryRequirements,Assessment,MainAssessment,School) VALUES ('4','1','10','COMPSCI4021','Functional Programming 4 ','Functional programming is introduced using Haskell. The standard programming techniques, as well as some advanced topics, are covered and applied to realistic programming problems.','Advanced Programming 3 (or equivalent), Programming Languages 3 (or equivalent).','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April/May','Computing Science');">
            <text:p>INSERT INTO Course (Level,Semester,Credit,CourseId,Name,Description,EntryRequirements,Assessment,MainAssessment,School) VALUES ('4','1','10','COMPSCI4021','Functional Programming 4 ','Functional programming is introduced using Haskell. The standard programming techniques, as well as some advanced topics, are covered and applied to realistic programming problems.','Advanced Programming 3 (or equivalent), Programming Languages 3 (or equivalent).','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April/May','Computing Science');</text:p>
          </table:table-cell>
        </table:table-row>
        <table:table-row table:style-name="ro1">
          <table:table-cell table:formula="of:=[Course.L23]" office:value-type="string" office:string-value="INSERT INTO Course (Level,Semester,Credit,CourseId,Name,Description,EntryRequirements,Assessment,MainAssessment,School) VALUES ('4','2','10','COMPSCI4062','Cyber Security 4 ','This course covers the technical aspects of information security, such as algorithms and protocols. It also covers ways in which these systems can be attacked and techniques for thwarting these attacks.','None','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62','Cyber Security 4 ','This course covers the technical aspects of information security, such as algorithms and protocols. It also covers ways in which these systems can be attacked and techniques for thwarting these attacks.','None','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24]" office:value-type="string" office:string-value="INSERT INTO Course (Level,Semester,Credit,CourseId,Name,Description,EntryRequirements,Assessment,MainAssessment,School) VALUES ('4','2','10','COMPSCI4061','Machine Learning 4 ','A practical introduction to the foundations of machine learning.','Mandatory Entry Requirements Working knowledge of mathematics (e.g., matrices, linear spaces and basic geometry, as covered in, for example, Math1RS or Math1RT). Recommended Entry Requirements Some experience in probability and statistics would be useful but is not essential.','Practical coursework 20% and examination 8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2','10','COMPSCI4061','Machine Learning 4 ','A practical introduction to the foundations of machine learning.','Mandatory Entry Requirements Working knowledge of mathematics (e.g., matrices, linear spaces and basic geometry, as covered in, for example, Math1RS or Math1RT). Recommended Entry Requirements Some experience in probability and statistics would be useful but is not essential.','Practical coursework 20% and examination 8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25]" office:value-type="string" office:string-value="INSERT INTO Course (Level,Semester,Credit,CourseId,Name,Description,EntryRequirements,Assessment,MainAssessment,School) VALUES ('4','1','10','COMPSCI4066','Computer Vision Methods and Applications 4 ','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No previous experience in computer vision is required, however a basic understanding of mathematics concepts, for example: matrices, vectors, elementary calculus and basic probability would be helpful (as provided by Math1RS or Math1RT), but not essential.','Examination 100%.The laboratory work will be assessed in a compulsory question set in the examination.','April/May','Computing Science');">
            <text:p>INSERT INTO Course (Level,Semester,Credit,CourseId,Name,Description,EntryRequirements,Assessment,MainAssessment,School) VALUES ('4','1','10','COMPSCI4066','Computer Vision Methods and Applications 4 ','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No previous experience in computer vision is required, however a basic understanding of mathematics concepts, for example: matrices, vectors, elementary calculus and basic probability would be helpful (as provided by Math1RS or Math1RT), but not essential.','Examination 100%.The laboratory work will be assessed in a compulsory question set in the examination.','April/May','Computing Science');</text:p>
          </table:table-cell>
        </table:table-row>
        <table:table-row table:style-name="ro1">
          <table:table-cell table:formula="of:=[Course.L26]" office:value-type="string" office:string-value="INSERT INTO Course (Level,Semester,Credit,CourseId,Name,Description,EntryRequirements,Assessment,MainAssessment,School) VALUES ('4','2','10','COMPSCI4067','Software Engineering for Financial Systems 4 ','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Object Oriented Software Engineering 2 (or comparable course)Professional Software Development 3 (or related course)','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4','2','10','COMPSCI4067','Software Engineering for Financial Systems 4 ','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Object Oriented Software Engineering 2 (or comparable course)Professional Software Development 3 (or related course)','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table:formula="of:=[Course.L27]" office:value-type="string" office:string-value="INSERT INTO Course (Level,Semester,Credit,CourseId,Name,Description,EntryRequirements,Assessment,MainAssessment,School) VALUES ('4','1','10','COMPSCI4064','Big Data: Systems, Programming, and Management ','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Mandatory Entry Requirements:Database Systems 3 Recommended Entry Requirements:Information Retrieval (M)','AssessmentExam 40% and Coursework 60% ReassessmentThis coursework is done in groups and therefore cannot be reassessed.','April/May','Computing Science');">
            <text:p>INSERT INTO Course (Level,Semester,Credit,CourseId,Name,Description,EntryRequirements,Assessment,MainAssessment,School) VALUES ('4','1','10','COMPSCI4064','Big Data: Systems, Programming, and Management ','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Mandatory Entry Requirements:Database Systems 3 Recommended Entry Requirements:Information Retrieval (M)','AssessmentExam 40% and Coursework 60% ReassessmentThis coursework is done in groups and therefore cannot be reassessed.','April/May','Computing Science');</text:p>
          </table:table-cell>
        </table:table-row>
        <table:table-row table:style-name="ro1">
          <table:table-cell table:formula="of:=[Course.L28]" office:value-type="string" office:string-value="INSERT INTO Course (Level,Semester,Credit,CourseId,Name,Description,EntryRequirements,Assessment,MainAssessment,School) VALUES ('4','1','10','COMPSCI4028','Information Systems And Databases ','To acquaint students with modern methods of managing computerised information including the use of spreadsheets and databases.','None.','Examination 70% and coursework 30%. 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28','Information Systems And Databases ','To acquaint students with modern methods of managing computerised information including the use of spreadsheets and databases.','None.','Examination 70% and coursework 30%. The coursework cannot be redone because feedback provided to the students after the original coursework would give any students redoing the coursework an unfair advantage.','April/May','Computing Science');</text:p>
          </table:table-cell>
        </table:table-row>
        <table:table-row table:style-name="ro1">
          <table:table-cell table:formula="of:=[Course.L29]" office:value-type="string" office:string-value="INSERT INTO Course (Level,Semester,Credit,CourseId,Name,Description,EntryRequirements,Assessment,MainAssessment,School) VALUES ('4','1','10','COMPSCI4065','Research Methods and Techniques 4 ','This course covers the fundamental principles, of the scientific method. Students will learn the core skills of planning, designing, executing, evaluating and presenting research.','None.','Examination 70%,Coursework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65','Research Methods and Techniques 4 ','This course covers the fundamental principles, of the scientific method. Students will learn the core skills of planning, designing, executing, evaluating and presenting research.','None.','Examination 70%,Coursework 3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30]" office:value-type="string" office:string-value="INSERT INTO Course (Level,Semester,Credit,CourseId,Name,Description,EntryRequirements,Assessment,MainAssessment,School) VALUES ('4','1 &amp; 2','20','COMPSCI4024P','Individual Project 4 (Combined)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
            <text:p>INSERT INTO Course (Level,Semester,Credit,CourseId,Name,Description,EntryRequirements,Assessment,MainAssessment,School) VALUES ('4','1 &amp; 2','20','COMPSCI4024P','Individual Project 4 (Combined)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text:p>
          </table:table-cell>
        </table:table-row>
        <table:table-row table:style-name="ro1">
          <table:table-cell table:formula="of:=[Course.L31]" office:value-type="string" office:string-value="INSERT INTO Course (Level,Semester,Credit,CourseId,Name,Description,EntryRequirements,Assessment,MainAssessment,School) VALUES ('4','1 &amp; 2','10','COMPSCI4038','Professional Skills And Issues 4 ','This course introduces the legal, professional and social issues involved in the widespread development and use of computational devices, and stimulates students to develop their own, well-argued positions on many of these issues.','Normal level 4 entry requirements.','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April/May','Computing Science');">
            <text:p>INSERT INTO Course (Level,Semester,Credit,CourseId,Name,Description,EntryRequirements,Assessment,MainAssessment,School) VALUES ('4','1 &amp; 2','10','COMPSCI4038','Professional Skills And Issues 4 ','This course introduces the legal, professional and social issues involved in the widespread development and use of computational devices, and stimulates students to develop their own, well-argued positions on many of these issues.','Normal level 4 entry requirements.','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April/May','Computing Science');</text:p>
          </table:table-cell>
        </table:table-row>
        <table:table-row table:style-name="ro1">
          <table:table-cell table:formula="of:=[Course.L32]" office:value-type="string" office:string-value="INSERT INTO Course (Level,Semester,Credit,CourseId,Name,Description,EntryRequirements,Assessment,MainAssessment,School) VALUES ('4','1','20','COMPSCI4039','Programming ','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None.','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April/May','Computing Science');">
            <text:p>INSERT INTO Course (Level,Semester,Credit,CourseId,Name,Description,EntryRequirements,Assessment,MainAssessment,School) VALUES ('4','1','20','COMPSCI4039','Programming ','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None.','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April/May','Computing Science');</text:p>
          </table:table-cell>
        </table:table-row>
        <table:table-row table:style-name="ro1">
          <table:table-cell table:formula="of:=[Course.L33]" office:value-type="string" office:string-value="INSERT INTO Course (Level,Semester,Credit,CourseId,Name,Description,EntryRequirements,Assessment,MainAssessment,School) VALUES ('4','1','10','COMPSCI4027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one semester''s worth of continuous work so it will therefore not be possible for students to resubmit this work.','December','Computing Science');">
            <text:p>INSERT INTO Course (Level,Semester,Credit,CourseId,Name,Description,EntryRequirements,Assessment,MainAssessment,School) VALUES ('4','1','10','COMPSCI4027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one semester''s worth of continuous work so it will therefore not be possible for students to resubmit this work.','December','Computing Science');</text:p>
          </table:table-cell>
        </table:table-row>
        <table:table-row table:style-name="ro1">
          <table:table-cell table:formula="of:=[Course.L34]" office:value-type="string" office:string-value="INSERT INTO Course (Level,Semester,Credit,CourseId,Name,Description,EntryRequirements,Assessment,MainAssessment,School) VALUES ('4','2','10','COMPSCI4048','Computing Science 3: Distributed Information Management 3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Management 2 (or equivalent), Java Programming 2 (or equivalent).','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April/May','Computing Science');">
            <text:p>INSERT INTO Course (Level,Semester,Credit,CourseId,Name,Description,EntryRequirements,Assessment,MainAssessment,School) VALUES ('4','2','10','COMPSCI4048','Computing Science 3: Distributed Information Management 3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Management 2 (or equivalent), Java Programming 2 (or equivalent).','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April/May','Computing Science');</text:p>
          </table:table-cell>
        </table:table-row>
        <table:table-row table:style-name="ro1">
          <table:table-cell table:formula="of:=[Course.L35]" office:value-type="string" office:string-value="INSERT INTO Course (Level,Semester,Credit,CourseId,Name,Description,EntryRequirements,Assessment,MainAssessment,School) VALUES ('4','Summer','10','COMPSCI4046','Software Engineering Summer Placement ','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Only for Software Engineering and Electronics and Software Engineering students progressing to Level 4.','Written report 50%, presentation on placement experience 25% and assessment of quality of experience 25%. Assessment takes place during and immediately after the placement, so it is not possible to re-assess without redoing the placement.','April/May','Computing Science');">
            <text:p>INSERT INTO Course (Level,Semester,Credit,CourseId,Name,Description,EntryRequirements,Assessment,MainAssessment,School) VALUES ('4','Summer','10','COMPSCI4046','Software Engineering Summer Placement ','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Only for Software Engineering and Electronics and Software Engineering students progressing to Level 4.','Written report 50%, presentation on placement experience 25% and assessment of quality of experience 25%. Assessment takes place during and immediately after the placement, so it is not possible to re-assess without redoing the placement.','April/May','Computing Science');</text:p>
          </table:table-cell>
        </table:table-row>
        <table:table-row table:style-name="ro1">
          <table:table-cell table:formula="of:=[Course.L36]" office:value-type="string" office:string-value="INSERT INTO Course (Level,Semester,Credit,CourseId,Name,Description,EntryRequirements,Assessment,MainAssessment,School) VALUES ('4','1 &amp; 2','20','COMPSCI4047','Computing Science 3:Team Project(H)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
            <text:p>INSERT INTO Course (Level,Semester,Credit,CourseId,Name,Description,EntryRequirements,Assessment,MainAssessment,School) VALUES ('4','1 &amp; 2','20','COMPSCI4047','Computing Science 3:Team Project(H)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text:p>
          </table:table-cell>
        </table:table-row>
        <table:table-row table:style-name="ro1">
          <table:table-cell table:formula="of:=[Course.L37]" office:value-type="string" office:string-value="INSERT INTO Course (Level,Semester,Credit,CourseId,Name,Description,EntryRequirements,Assessment,MainAssessment,School) VALUES ('4','1','10','COMPSCI4009','Computing Science 3P: Algorithmics 3 ','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Examination 80% Coursework 20%.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10','COMPSCI4009','Computing Science 3P: Algorithmics 3 ','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Examination 80% Coursework 20%.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38]" office:value-type="string" office:string-value="INSERT INTO Course (Level,Semester,Credit,CourseId,Name,Description,EntryRequirements,Assessment,MainAssessment,School) VALUES ('4','2','10','COMPSCI4008','Computing Science 3: Embedded Systems 3 ','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Acceptance into the Mobile Software Engineering Cohort','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8','Computing Science 3: Embedded Systems 3 ','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Acceptance into the Mobile Software Engineering Cohort','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39]" office:value-type="string" office:string-value="INSERT INTO Course (Level,Semester,Credit,CourseId,Name,Description,EntryRequirements,Assessment,MainAssessment,School) VALUES ('4','1','10','COMPSCI4045','Safety-Critical Systems Development 4 ','This course encourages students to apply engineering techniques to support the development of safety-critical applications. It also encourages students to consider the particular methodological and professional issues that surround the development of safety-critical systems.','None.','Examination (80%); Practical Exercises: (20%)','April/May','Computing Science');">
            <text:p>INSERT INTO Course (Level,Semester,Credit,CourseId,Name,Description,EntryRequirements,Assessment,MainAssessment,School) VALUES ('4','1','10','COMPSCI4045','Safety-Critical Systems Development 4 ','This course encourages students to apply engineering techniques to support the development of safety-critical applications. It also encourages students to consider the particular methodological and professional issues that surround the development of safety-critical systems.','None.','Examination (80%); Practical Exercises: (20%)','April/May','Computing Science');</text:p>
          </table:table-cell>
        </table:table-row>
        <table:table-row table:style-name="ro1">
          <table:table-cell table:formula="of:=[Course.L40]" office:value-type="string" office:string-value="INSERT INTO Course (Level,Semester,Credit,CourseId,Name,Description,EntryRequirements,Assessment,MainAssessment,School) VALUES ('4','2','10','COMPSCI4007','Computer Architecture 4 ','The course explains in depth how a computer works, by developing a digital circuit that implements an instruction set architecture. The memory system, including cache and virtual memory, and support by the architecture for the operating system, are also covered.','Computer Systems 2 (or equivalent), Operating Systems 3 (or equivalent), Functional Programming 4 (or equivalent) (recommended)','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7','Computer Architecture 4 ','The course explains in depth how a computer works, by developing a digital circuit that implements an instruction set architecture. The memory system, including cache and virtual memory, and support by the architecture for the operating system, are also covered.','Computer Systems 2 (or equivalent), Operating Systems 3 (or equivalent), Functional Programming 4 (or equivalent) (recommended)','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41]" office:value-type="string" office:string-value="INSERT INTO Course (Level,Semester,Credit,CourseId,Name,Description,EntryRequirements,Assessment,MainAssessment,School) VALUES ('4','1','10','COMPSCI4043','Systems And Networks ','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None.','Examination 70%, coursework 30% The coursework cannot be redone as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1','10','COMPSCI4043','Systems And Networks ','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None.','Examination 70%, coursework 30% The coursework cannot be redone as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table:formula="of:=[Course.L42]" office:value-type="string" office:string-value="INSERT INTO Course (Level,Semester,Credit,CourseId,Name,Description,EntryRequirements,Assessment,MainAssessment,School) VALUES ('4','1','10','COMPSCI4004','Artificial Intelligence 4 ','Artificial Intelligence 4 is an introduction to Artificial Intelligence, giving the students an overview of intelligent agent design. ','Having taken an introductory Mathematics course will be helpful, but is not obligatory.','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10','COMPSCI4004','Artificial Intelligence 4 ','Artificial Intelligence 4 is an introduction to Artificial Intelligence, giving the students an overview of intelligent agent design. ','Having taken an introductory Mathematics course will be helpful, but is not obligatory.','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April/May','Computing Science');</text:p>
          </table:table-cell>
        </table:table-row>
        <table:table-row table:style-name="ro1">
          <table:table-cell table:formula="of:=[Course.L43]" office:value-type="string" office:string-value="INSERT INTO Course (Level,Semester,Credit,CourseId,Name,Description,EntryRequirements,Assessment,MainAssessment,School) VALUES ('4','2','10','COMPSCI4003','Algorithmics 4 ','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Algorithmics 3 (or equivalent). ','Examination (80%); Practical Exercises: (20%). The coursework cannot be redone because the nature of the coursework is such that it would take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3','Algorithmics 4 ','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Algorithmics 3 (or equivalent). ','Examination (80%); Practical Exercises: (20%). The coursework cannot be redone because the nature of the coursework is such that it would take a significant number of days to produce it and this effort is infeasible for supporting the re-doing of such coursework over the summer.','April/May','Computing Science');</text:p>
          </table:table-cell>
        </table:table-row>
        <table:table-row table:style-name="ro1">
          <table:table-cell table:formula="of:=[Course.L44]" office:value-type="string" office:string-value="INSERT INTO Course (Level,Semester,Credit,CourseId,Name,Description,EntryRequirements,Assessment,MainAssessment,School) VALUES ('4','2','10','COMPSCI4002','Advanced Networking And Communications 4 ','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Networked Systems 3 (or equivalent).','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2','10','COMPSCI4002','Advanced Networking And Communications 4 ','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Networked Systems 3 (or equivalent).','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table:formula="of:=[Course.L45]" office:value-type="string" office:string-value="INSERT INTO Course (Level,Semester,Credit,CourseId,Name,Description,EntryRequirements,Assessment,MainAssessment,School) VALUES ('4','2','10','COMPSCI4026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a semester''s worth of continuous work so it will therefore not be possible for students to resubmit this work.','April/May','Computing Science');">
            <text:p>INSERT INTO Course (Level,Semester,Credit,CourseId,Name,Description,EntryRequirements,Assessment,MainAssessment,School) VALUES ('4','2','10','COMPSCI4026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a semester''s worth of continuous work so it will therefore not be possible for students to resubmit this work.','April/May','Computing Science');</text:p>
          </table:table-cell>
        </table:table-row>
        <table:table-row table:style-name="ro1">
          <table:table-cell table:formula="of:=[Course.L46]" office:value-type="string" office:string-value="INSERT INTO Course (Level,Semester,Credit,CourseId,Name,Description,EntryRequirements,Assessment,MainAssessment,School) VALUES ('4','1','10','COMPSCI4010','Computing Science 3Q: Advanced Programming 3 ','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Java Programming 2 (or equivalent), Object Oriented Software Engineering 2 (or equivalent), Algorithms and Data Structures 2 (or equivalent).','Examination: (80%); Coursework (20%). The coursework cannot be redone because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1','10','COMPSCI4010','Computing Science 3Q: Advanced Programming 3 ','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Java Programming 2 (or equivalent), Object Oriented Software Engineering 2 (or equivalent), Algorithms and Data Structures 2 (or equivalent).','Examination: (80%); Coursework (20%). The coursework cannot be redone because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table:formula="of:=[Course.L47]" office:value-type="string" office:string-value="INSERT INTO Course (Level,Semester,Credit,CourseId,Name,Description,EntryRequirements,Assessment,MainAssessment,School) VALUES ('4','2','10','COMPSCI4012','Computing Science 3T: Networked Systems 3 ','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Computer Systems 2 (or equivalent), Algorithms and Data Structures 2 (or equivalent), Object Oriented Software Engineering 2 (or equivalent). This course is only available to Honours students. ','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12','Computing Science 3T: Networked Systems 3 ','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Computer Systems 2 (or equivalent), Algorithms and Data Structures 2 (or equivalent), Object Oriented Software Engineering 2 (or equivalent). This course is only available to Honours students. ','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48]" office:value-type="string" office:string-value="INSERT INTO Course (Level,Semester,Credit,CourseId,Name,Description,EntryRequirements,Assessment,MainAssessment,School) VALUES ('4','2','10','COMPSCI4011','Computing Science 3S: Operating Systems 3 ','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Computer Systems 2 (or equivalent), Java Programming 2 (or equivalent), Algorithms and Data Structures 2 (or equivalent), Object Oriented Software Engineering 2 (or equivalent). This course is only available to Honours students.','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4','2','10','COMPSCI4011','Computing Science 3S: Operating Systems 3 ','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Computer Systems 2 (or equivalent), Java Programming 2 (or equivalent), Algorithms and Data Structures 2 (or equivalent), Object Oriented Software Engineering 2 (or equivalent). This course is only available to Honours students.','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49]" office:value-type="string" office:string-value="INSERT INTO Course (Level,Semester,Credit,CourseId,Name,Description,EntryRequirements,Assessment,MainAssessment,School) VALUES ('4','1 &amp; 2','10','COMPSCI4017','Computing Science In The Classroom ','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None.','Assignment (reflective learning journal) 20%, Oral Presentation 10%, Project 50% and other coursework (conduct assessment by both placement teacher and university staff) 20%. The coursework cannot be redone because it requires a classroom of pupils, impossible to generate over the summer.','April/May','Computing Science');">
            <text:p>INSERT INTO Course (Level,Semester,Credit,CourseId,Name,Description,EntryRequirements,Assessment,MainAssessment,School) VALUES ('4','1 &amp; 2','10','COMPSCI4017','Computing Science In The Classroom ','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None.','Assignment (reflective learning journal) 20%, Oral Presentation 10%, Project 50% and other coursework (conduct assessment by both placement teacher and university staff) 20%. The coursework cannot be redone because it requires a classroom of pupils, impossible to generate over the summer.','April/May','Computing Science');</text:p>
          </table:table-cell>
        </table:table-row>
        <table:table-row table:style-name="ro1">
          <table:table-cell table:formula="of:=[Course.L50]" office:value-type="string" office:string-value="INSERT INTO Course (Level,Semester,Credit,CourseId,Name,Description,EntryRequirements,Assessment,MainAssessment,School) VALUES ('4','1','10','COMPSCI4019','Distributed Algorithms And Systems 4 ','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Advanced Programming 3 (or equivalent), Operating Systems 3 (or equivalent),Networked Systems 3 (or equivalent).','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April/May','Computing Science');">
            <text:p>INSERT INTO Course (Level,Semester,Credit,CourseId,Name,Description,EntryRequirements,Assessment,MainAssessment,School) VALUES ('4','1','10','COMPSCI4019','Distributed Algorithms And Systems 4 ','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Advanced Programming 3 (or equivalent), Operating Systems 3 (or equivalent),Networked Systems 3 (or equivalent).','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April/May','Computing Science');</text:p>
          </table:table-cell>
        </table:table-row>
        <table:table-row table:style-name="ro1">
          <table:table-cell table:formula="of:=[Course.L51]" office:value-type="string" office:string-value="INSERT INTO Course (Level,Semester,Credit,CourseId,Name,Description,EntryRequirements,Assessment,MainAssessment,School) VALUES ('4','1','10','COMPSCI4014','Computing Science 3W: Interactive Systems 3 ','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Information Management 2 (or equivalent), Java Programming 2 (or equivalent), Object Oriented Software Engineering 2 (or equivalent).','Examination 80%, Coursework 20%. The coursework cannot be redone as it is completed as part of a group.','April/May','Computing Science');">
            <text:p>INSERT INTO Course (Level,Semester,Credit,CourseId,Name,Description,EntryRequirements,Assessment,MainAssessment,School) VALUES ('4','1','10','COMPSCI4014','Computing Science 3W: Interactive Systems 3 ','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Information Management 2 (or equivalent), Java Programming 2 (or equivalent), Object Oriented Software Engineering 2 (or equivalent).','Examination 80%, Coursework 20%. The coursework cannot be redone as it is completed as part of a group.','April/May','Computing Science');</text:p>
          </table:table-cell>
        </table:table-row>
        <table:table-row table:style-name="ro1">
          <table:table-cell table:formula="of:=[Course.L52]" office:value-type="string" office:string-value="INSERT INTO Course (Level,Semester,Credit,CourseId,Name,Description,EntryRequirements,Assessment,MainAssessment,School) VALUES ('4','2','10','COMPSCI4013','Computing Science 3U: Database Systems 3 ','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Information Management 2 (or equivalent), Java Programming 2 (or equivalent). ','Examination 80%, coursework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4','2','10','COMPSCI4013','Computing Science 3U: Database Systems 3 ','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Information Management 2 (or equivalent), Java Programming 2 (or equivalent). ','Examination 80%, coursework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53]" office:value-type="string" office:string-value="INSERT INTO Course (Level,Semester,Credit,CourseId,Name,Description,EntryRequirements,Assessment,MainAssessment,School) VALUES ('4','1','10','COMPSCI4016','Computing Science 3Z: Programming Languages 3 ','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Java Programming 2 (or equivalent). This course is for Honours students only.','Examination 80%, assignment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16','Computing Science 3Z: Programming Languages 3 ','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Java Programming 2 (or equivalent). This course is for Honours students only.','Examination 80%, assignment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54]" office:value-type="string" office:string-value="INSERT INTO Course (Level,Semester,Credit,CourseId,Name,Description,EntryRequirements,Assessment,MainAssessment,School) VALUES ('4','1 &amp; 2','20','COMPSCI4015','Computing Science 3X: Professional Software Development 3 ','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Java Programming 2 (or equivalent), Algorithms and Data Structures 2 (or equivalent), Object Oriented Software Engineering 2 (or equivalent).','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he coursework cannot be redone because it is done as part of a group.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 &amp; 2','20','COMPSCI4015','Computing Science 3X: Professional Software Development 3 ','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Java Programming 2 (or equivalent), Algorithms and Data Structures 2 (or equivalent), Object Oriented Software Engineering 2 (or equivalent).','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ext:s/>The coursework cannot be redone because it is done as part of a group.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55]" office:value-type="string" office:string-value="INSERT INTO Course (Level,Semester,Credit,CourseId,Name,Description,EntryRequirements,Assessment,MainAssessment,School) VALUES ('5','Summer','60','COMPSCI5016P','Mres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Res Research Project Proposal','The course is assessed 100% by a dissertation. This report will incorporate 3 months of continuous work so it will therefore not be possible for students to resubmit this work.','August','Computing Science');">
            <text:p>INSERT INTO Course (Level,Semester,Credit,CourseId,Name,Description,EntryRequirements,Assessment,MainAssessment,School) VALUES ('5','Summer','60','COMPSCI5016P','Mres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Res Research Project Proposal','The course is assessed 100% by a dissertation. This report will incorporate 3 months of continuous work so it will therefore not be possible for students to resubmit this work.','August','Computing Science');</text:p>
          </table:table-cell>
        </table:table-row>
        <table:table-row table:style-name="ro1">
          <table:table-cell table:formula="of:=[Course.L56]" office:value-type="string" office:string-value="INSERT INTO Course (Level,Semester,Credit,CourseId,Name,Description,EntryRequirements,Assessment,MainAssessment,School) VALUES ('5','2','10','COMPSCI5029','SOFTWARE PROJECT MANAGEMENT (M) ','This course introduces different approaches to software project management, and a variety of tools are available to support effective management of software development projects.','None','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April/May','Computing Science');">
            <text:p>INSERT INTO Course (Level,Semester,Credit,CourseId,Name,Description,EntryRequirements,Assessment,MainAssessment,School) VALUES ('5','2','10','COMPSCI5029','SOFTWARE PROJECT MANAGEMENT (M) ','This course introduces different approaches to software project management, and a variety of tools are available to support effective management of software development projects.','None','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April/May','Computing Science');</text:p>
          </table:table-cell>
        </table:table-row>
        <table:table-row table:style-name="ro1">
          <table:table-cell table:formula="of:=[Course.L57]" office:value-type="string" office:string-value="INSERT INTO Course (Level,Semester,Credit,CourseId,Name,Description,EntryRequirements,Assessment,MainAssessment,School) VALUES ('5','1','20','COMPSCI5026','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None.','Coursework: paper summaries: 70%.In-depth presentation: 30%. This coursework cannot be redone because it is impossible to generate an equivalent piece of coursework which replicates the original one because of the follow-up work which was done subsequent to the original submission.','December','Computing Science');">
            <text:p>INSERT INTO Course (Level,Semester,Credit,CourseId,Name,Description,EntryRequirements,Assessment,MainAssessment,School) VALUES ('5','1','20','COMPSCI5026','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None.','Coursework: paper summaries: 70%.In-depth presentation: 30%. This coursework cannot be redone because it is impossible to generate an equivalent piece of coursework which replicates the original one because of the follow-up work which was done subsequent to the original submission.','December','Computing Science');</text:p>
          </table:table-cell>
        </table:table-row>
        <table:table-row table:style-name="ro1">
          <table:table-cell table:formula="of:=[Course.L58]" office:value-type="string" office:string-value="INSERT INTO Course (Level,Semester,Credit,CourseId,Name,Description,EntryRequirements,Assessment,MainAssessment,School) VALUES ('5','1','10','COMPSCI5025','Research Methods And Techniques (M) ','This course covers the fundamental principles, of the scientific method. Students will learn the core skills of planning, designing, executing, evaluating and presenting research.','None.','Examination 60%, Coursework 4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1','10','COMPSCI5025','Research Methods And Techniques (M) ','This course covers the fundamental principles, of the scientific method. Students will learn the core skills of planning, designing, executing, evaluating and presenting research.','None.','Examination 60%, Coursework 4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59]" office:value-type="string" office:string-value="INSERT INTO Course (Level,Semester,Credit,CourseId,Name,Description,EntryRequirements,Assessment,MainAssessment,School) VALUES ('5','1','10','COMPSCI5028','Selected 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For Combined MSci students, Combined Honours degree in Computing Science.','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he coursework cannot be redone because it is impossible to generate an equivalent piece of coursework which replicates the original one because of the follow-up work which was done subsequent to the original submission.','December','Computing Science');">
            <text:p>INSERT INTO Course (Level,Semester,Credit,CourseId,Name,Description,EntryRequirements,Assessment,MainAssessment,School) VALUES ('5','1','10','COMPSCI5028','Selected 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For Combined MSci students, Combined Honours degree in Computing Science.','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ext:s/>The coursework cannot be redone because it is impossible to generate an equivalent piece of coursework which replicates the original one because of the follow-up work which was done subsequent to the original submission.','December','Computing Science');</text:p>
          </table:table-cell>
        </table:table-row>
        <table:table-row table:style-name="ro1">
          <table:table-cell table:formula="of:=[Course.L60]" office:value-type="string" office:string-value="INSERT INTO Course (Level,Semester,Credit,CourseId,Name,Description,EntryRequirements,Assessment,MainAssessment,School) VALUES ('5','1 &amp; 2','10','COMPSCI5022','Professional Skills And Issues (M) ','This course introduces the legal, professional and social issues involved in the widespread development and use of computational devices, and stimulates students to develop their own, well-argued positions on many of these issues.','None','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April/May','Computing Science');">
            <text:p>INSERT INTO Course (Level,Semester,Credit,CourseId,Name,Description,EntryRequirements,Assessment,MainAssessment,School) VALUES ('5','1 &amp; 2','10','COMPSCI5022','Professional Skills And Issues (M) ','This course introduces the legal, professional and social issues involved in the widespread development and use of computational devices, and stimulates students to develop their own, well-argued positions on many of these issues.','None','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April/May','Computing Science');</text:p>
          </table:table-cell>
        </table:table-row>
        <table:table-row table:style-name="ro1">
          <table:table-cell table:formula="of:=[Course.L61]" office:value-type="string" office:string-value="INSERT INTO Course (Level,Semester,Credit,CourseId,Name,Description,EntryRequirements,Assessment,MainAssessment,School) VALUES ('5','2','30','COMPSCI5053P','MSci Research Project (HALF)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dissertation. This report will incorporate a semester''s worth of continuous work so it will therefore not be possible for students to resubmit this work.','April/May','Computing Science');">
            <text:p>INSERT INTO Course (Level,Semester,Credit,CourseId,Name,Description,EntryRequirements,Assessment,MainAssessment,School) VALUES ('5','2','30','COMPSCI5053P','MSci Research Project (HALF)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dissertation. This report will incorporate a semester''s worth of continuous work so it will therefore not be possible for students to resubmit this work.','April/May','Computing Science');</text:p>
          </table:table-cell>
        </table:table-row>
        <table:table-row table:style-name="ro1">
          <table:table-cell table:formula="of:=[Course.L62]" office:value-type="string" office:string-value="INSERT INTO Course (Level,Semester,Credit,CourseId,Name,Description,EntryRequirements,Assessment,MainAssessment,School) VALUES ('5','2','10','COMPSCI5019','Msc Development Project Proposal ','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None.','This course is assessed 100% by a written report.','April/May','Computing Science');">
            <text:p>INSERT INTO Course (Level,Semester,Credit,CourseId,Name,Description,EntryRequirements,Assessment,MainAssessment,School) VALUES ('5','2','10','COMPSCI5019','Msc Development Project Proposal ','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None.','This course is assessed 100% by a written report.','April/May','Computing Science');</text:p>
          </table:table-cell>
        </table:table-row>
        <table:table-row table:style-name="ro1">
          <table:table-cell table:formula="of:=[Course.L63]" office:value-type="string" office:string-value="INSERT INTO Course (Level,Semester,Credit,CourseId,Name,Description,EntryRequirements,Assessment,MainAssessment,School) VALUES ('5','2','20','COMPSCI5017','Mres Research Project Proposal ','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April/May','Computing Science');">
            <text:p>INSERT INTO Course (Level,Semester,Credit,CourseId,Name,Description,EntryRequirements,Assessment,MainAssessment,School) VALUES ('5','2','20','COMPSCI5017','Mres Research Project Proposal ','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April/May','Computing Science');</text:p>
          </table:table-cell>
        </table:table-row>
        <table:table-row table:style-name="ro1">
          <table:table-cell table:formula="of:=[Course.L64]" office:value-type="string" office:string-value="INSERT INTO Course (Level,Semester,Credit,CourseId,Name,Description,EntryRequirements,Assessment,MainAssessment,School) VALUES ('5','2','10','COMPSCI5015','Mobile Human-Computer Interaction (M) ','Mobile Human-Computer Interaction (M) gives students an overview of the fields of mobile HCI and ubiquitous computing, and an understanding of the practical challenges associated with embedded software development for mobile interactive systems, and associated services.','Interactive Systems 3 (or equivalent) - recommended, Human-Computer Interaction 4 (or equivalent) - recommended','Examination 80%, coursework 20%.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2','10','COMPSCI5015','Mobile Human-Computer Interaction (M) ','Mobile Human-Computer Interaction (M) gives students an overview of the fields of mobile HCI and ubiquitous computing, and an understanding of the practical challenges associated with embedded software development for mobile interactive systems, and associated services.','Interactive Systems 3 (or equivalent) - recommended, Human-Computer Interaction 4 (or equivalent) - recommended','Examination 80%, coursework 20%.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65]" office:value-type="string" office:string-value="INSERT INTO Course (Level,Semester,Credit,CourseId,Name,Description,EntryRequirements,Assessment,MainAssessment,School) VALUES ('5','2','10','COMPSCI5014','Machine Learning (M) ','A practical introduction to the foundations of machine learning.','Mandatory: Working knowledge of mathematics (e.g., matrices, linear spaces and basic geometry, as covered in, for example, Math1RS or Math1RT). Options: Some experience in probability and statistics would be useful but is not essential.','Examination 80%, coursework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14','Machine Learning (M) ','A practical introduction to the foundations of machine learning.','Mandatory: Working knowledge of mathematics (e.g., matrices, linear spaces and basic geometry, as covered in, for example, Math1RS or Math1RT). Options: Some experience in probability and statistics would be useful but is not essential.','Examination 80%, coursework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66]" office:value-type="string" office:string-value="INSERT INTO Course (Level,Semester,Credit,CourseId,Name,Description,EntryRequirements,Assessment,MainAssessment,School) VALUES ('5','2','10','COMPSCI5013','IT Architecture (M) ','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architectural principles.','Professional Software Development 3 (or equivalent).','Examination 60%, coursework 40%. The coursework cannot be redone because it is done as part of a group.','April/May','Computing Science');">
            <text:p>INSERT INTO Course (Level,Semester,Credit,CourseId,Name,Description,EntryRequirements,Assessment,MainAssessment,School) VALUES ('5','2','10','COMPSCI5013','IT Architecture (M) ','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text:s text:c="3"/>architectural principles.','Professional Software Development 3 (or equivalent).','Examination 60%, coursework 40%. The coursework cannot be redone because it is done as part of a group.','April/May','Computing Science');</text:p>
          </table:table-cell>
        </table:table-row>
        <table:table-row table:style-name="ro1">
          <table:table-cell table:formula="of:=[Course.L67]" office:value-type="string" office:string-value="INSERT INTO Course (Level,Semester,Credit,CourseId,Name,Description,EntryRequirements,Assessment,MainAssessment,School) VALUES ('5','2','10','COMPSCI5012','Internet Technology (M)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Systems and Databases (or equivalent), Programming (or equivalent).','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April/May','Computing Science');">
            <text:p>INSERT INTO Course (Level,Semester,Credit,CourseId,Name,Description,EntryRequirements,Assessment,MainAssessment,School) VALUES ('5','2','10','COMPSCI5012','Internet Technology (M)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Systems and Databases (or equivalent), Programming (or equivalent).','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text:s/>','April/May','Computing Science');</text:p>
          </table:table-cell>
        </table:table-row>
        <table:table-row table:style-name="ro1">
          <table:table-cell table:formula="of:=[Course.L68]" office:value-type="string" office:string-value="INSERT INTO Course (Level,Semester,Credit,CourseId,Name,Description,EntryRequirements,Assessment,MainAssessment,School) VALUES ('5','1','10','COMPSCI5011','Information Retrieval (M) ','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For MSc students - Honours degree in Computing Science.For Honours students - third year Computing Science.For MSci students - fourth year Computing Science.Mandatory courses: Two from Maths 1R, 1S, 1T, 1X, 1Y (or equivalent).','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April/May','Computing Science');">
            <text:p>INSERT INTO Course (Level,Semester,Credit,CourseId,Name,Description,EntryRequirements,Assessment,MainAssessment,School) VALUES ('5','1','10','COMPSCI5011','Information Retrieval (M) ','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For MSc students - Honours degree in Computing Science.For Honours students - third year Computing Science.For MSci students - fourth year Computing Science.Mandatory courses: Two from Maths 1R, 1S, 1T, 1X, 1Y (or equivalent).','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April/May','Computing Science');</text:p>
          </table:table-cell>
        </table:table-row>
        <table:table-row table:style-name="ro1">
          <table:table-cell table:formula="of:=[Course.L69]" office:value-type="string" office:string-value="INSERT INTO Course (Level,Semester,Credit,CourseId,Name,Description,EntryRequirements,Assessment,MainAssessment,School) VALUES ('5','2','60','COMPSCI5064P','MSci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scientific report. This report will incorporate a year of continuous work so it will therefore not be possible for students to resubmit this work.','April/May','Computing Science');">
            <text:p>INSERT INTO Course (Level,Semester,Credit,CourseId,Name,Description,EntryRequirements,Assessment,MainAssessment,School) VALUES ('5','2','60','COMPSCI5064P','MSci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scientific report. This report will incorporate a year of continuous work so it will therefore not be possible for students to resubmit this work.','April/May','Computing Science');</text:p>
          </table:table-cell>
        </table:table-row>
        <table:table-row table:style-name="ro1">
          <table:table-cell table:formula="of:=[Course.L70]" office:value-type="string" office:string-value="INSERT INTO Course (Level,Semester,Credit,CourseId,Name,Description,EntryRequirements,Assessment,MainAssessment,School) VALUES ('5','1','10','COMPSCI5060','Human-Centred Security (M) ','This course provides an introduction to the human side of information security.','None','Examination 50%, Assignment 50% (investigation into effects of policies &amp; weekly essays/quizzes)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1','10','COMPSCI5060','Human-Centred Security (M) ','This course provides an introduction to the human side of information security.','None','Examination 50%, Assignment 50% (investigation into effects of policies &amp; weekly essays/quizzes)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71]" office:value-type="string" office:string-value="INSERT INTO Course (Level,Semester,Credit,CourseId,Name,Description,EntryRequirements,Assessment,MainAssessment,School) VALUES ('5','Summer','60','COMPSCI5018P','Msc Development Project ','The aim of the project is to enable students to carry out a substantial, independent, individual development project at level M. It will include requirements capture, design, implementation, and evaluation of a software product, and writing a dissertation.  ','MSc Development Project Proposal','This course is assessed 100% by a demonstration and dissertation. This report will incorporate 3 months of continuous work so it will therefore not be possible for students to resubmit this work.','August','Computing Science');">
            <text:p>INSERT INTO Course (Level,Semester,Credit,CourseId,Name,Description,EntryRequirements,Assessment,MainAssessment,School) VALUES ('5','Summer','60','COMPSCI5018P','Msc Development Project ','The aim of the project is to enable students to carry out a substantial, independent, individual development project at level M. It will include requirements capture, design, implementation, and evaluation of a software product, and writing a dissertation. <text:s/>','MSc Development Project Proposal','This course is assessed 100% by a demonstration and dissertation. This report will incorporate 3 months of continuous work so it will therefore not be possible for students to resubmit this work.','August','Computing Science');</text:p>
          </table:table-cell>
        </table:table-row>
        <table:table-row table:style-name="ro1">
          <table:table-cell table:formula="of:=[Course.L72]" office:value-type="string" office:string-value="INSERT INTO Course (Level,Semester,Credit,CourseId,Name,Description,EntryRequirements,Assessment,MainAssessment,School) VALUES ('5','1','10','COMPSCI5054P','MSci Research Proposal (HALF)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
            <text:p>INSERT INTO Course (Level,Semester,Credit,CourseId,Name,Description,EntryRequirements,Assessment,MainAssessment,School) VALUES ('5','1','10','COMPSCI5054P','MSci Research Proposal (HALF)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text:p>
          </table:table-cell>
        </table:table-row>
        <table:table-row table:style-name="ro1">
          <table:table-cell table:formula="of:=[Course.L73]" office:value-type="string" office:string-value="INSERT INTO Course (Level,Semester,Credit,CourseId,Name,Description,EntryRequirements,Assessment,MainAssessment,School) VALUES ('5','1','10','COMPSCI5058','Requirements Engineering (M) ','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Programming (or equivalent)','Assessment is by exam (70%), practical project work (20%) and a reflective essay (10%). The coursework cannot be redone because it is done as part of a group.','April/May','Computing Science');">
            <text:p>INSERT INTO Course (Level,Semester,Credit,CourseId,Name,Description,EntryRequirements,Assessment,MainAssessment,School) VALUES ('5','1','10','COMPSCI5058','Requirements Engineering (M) ','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Programming (or equivalent)','Assessment is by exam (70%), practical project work (20%) and a reflective essay (10%). The coursework cannot be redone because it is done as part of a group.','April/May','Computing Science');</text:p>
          </table:table-cell>
        </table:table-row>
        <table:table-row table:style-name="ro1">
          <table:table-cell table:formula="of:=[Course.L74]" office:value-type="string" office:string-value="INSERT INTO Course (Level,Semester,Credit,CourseId,Name,Description,EntryRequirements,Assessment,MainAssessment,School) VALUES ('5','2','10','COMPSCI5059','Software Engineering (M) ','To introduce the basic concepts of software engineering in the small;To present methods for the design, implementation, testing and documentation of object-oriented programs;To develop program comprehension and design skills by studying and extending existing programs.','None.','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5','2','10','COMPSCI5059','Software Engineering (M) ','To introduce the basic concepts of software engineering in the small;To present methods for the design, implementation, testing and documentation of object-oriented programs;To develop program comprehension and design skills by studying and extending existing programs.','None.','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table:formula="of:=[Course.L75]" office:value-type="string" office:string-value="INSERT INTO Course (Level,Semester,Credit,CourseId,Name,Description,EntryRequirements,Assessment,MainAssessment,School) VALUES ('5','2','10','COMPSCI5001','Advanced Operating Systems (M) ','This course will review research literature on systems programming techniques and operating systems design, discuss the limitations of deployed systems, and show how the operating system infrastructure might evolve to address the challenges of supporting modern computing systems.','Computer Systems 2 (or equivalent), Operating Systems 3 (or equivalent), Advanced Programming 3 (or equivalent), Functional Programming 4 (or equivalent).','Examination (80%), coursework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1','Advanced Operating Systems (M) ','This course will review research literature on systems programming techniques and operating systems design, discuss the limitations of deployed systems, and show how the operating system infrastructure might evolve to address the challenges of supporting modern computing systems.','Computer Systems 2 (or equivalent), Operating Systems 3 (or equivalent), Advanced Programming 3 (or equivalent), Functional Programming 4 (or equivalent).','Examination (80%), coursework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76]" office:value-type="string" office:string-value="INSERT INTO Course (Level,Semester,Credit,CourseId,Name,Description,EntryRequirements,Assessment,MainAssessment,School) VALUES ('5','2','10','COMPSCI5002','Advanced Programming (M) ','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Programming (or equivalent)','Examination 70%, coursework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2','Advanced Programming (M) ','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Programming (or equivalent)','Examination 70%, coursework 3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77]" office:value-type="string" office:string-value="INSERT INTO Course (Level,Semester,Credit,CourseId,Name,Description,EntryRequirements,Assessment,MainAssessment,School) VALUES ('5','2','10','COMPSCI5003','Advanced Research Readings In Computing Science (M) ','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For MRes/PgDip students, an Honours degree in Computing Science.For MSci students, level 4 Computing Science.','Examination 70% and coursework 30%. The coursework cannot be redone because the assessment is done in a group setting, and it is impossible to reproduce this context over the summer.','April/May','Computing Science');">
            <text:p>INSERT INTO Course (Level,Semester,Credit,CourseId,Name,Description,EntryRequirements,Assessment,MainAssessment,School) VALUES ('5','2','10','COMPSCI5003','Advanced Research Readings In Computing Science (M) ','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For MRes/PgDip students, an Honours degree in Computing Science.For MSci students, level 4 Computing Science.','Examination 70% and coursework 30%. The coursework cannot be redone because the assessment is done in a group setting, and it is impossible to reproduce this context over the summer.','April/May','Computing Science');</text:p>
          </table:table-cell>
        </table:table-row>
        <table:table-row table:style-name="ro1">
          <table:table-cell table:formula="of:=[Course.L78]" office:value-type="string" office:string-value="INSERT INTO Course (Level,Semester,Credit,CourseId,Name,Description,EntryRequirements,Assessment,MainAssessment,School) VALUES ('5','2','10','COMPSCI5004','Algorithms And Data Structures (M) ','To study the concept of algorithms, and how to analyse their efficiency.To study the concept of abstract data types, and the abstract data types most commonly used in software development. To study the basic data structures most commonly used to represent these abstract data types, together with algorithms operating on these data structures.','Programming (or equivalent).','Examination 70%, assignments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4','Algorithms And Data Structures (M) ','To study the concept of algorithms, and how to analyse their efficiency.To study the concept of abstract data types, and the abstract data types most commonly used in software development. To study the basic data structures most commonly used to represent these abstract data types, together with algorithms operating on these data structures.','Programming (or equivalent).','Examination 70%, assignments 3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79]" office:value-type="string" office:string-value="INSERT INTO Course (Level,Semester,Credit,CourseId,Name,Description,EntryRequirements,Assessment,MainAssessment,School) VALUES ('5','1','10','COMPSCI5006','Constraint Programming (M) ','We cover Constraint Programming and its use in solving a number of combinatorial problems. We also cover the underlying technology.','For MSc students - Honours degree in Computing ScienceFor Honours students - 3rd year Computing ScienceFor MSci students - 4th year Computing Science','Examination 80% and coursework 20%.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1','10','COMPSCI5006','Constraint Programming (M) ','We cover Constraint Programming and its use in solving a number of combinatorial problems. We also cover the underlying technology.','For MSc students - Honours degree in Computing ScienceFor Honours students - 3rd year Computing ScienceFor MSci students - 4th year Computing Science','Examination 80% and coursework 20%.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80]" office:value-type="string" office:string-value="INSERT INTO Course (Level,Semester,Credit,CourseId,Name,Description,EntryRequirements,Assessment,MainAssessment,School) VALUES ('5','1','10','COMPSCI5008','Enterprise Computing (M) ','The use of computer technology in business.','For MSc students - Honours degree in Computing Science.For Honours students - third year Computing Science.For MSci students - fourth year Computing Science. A background of traditional systems development and design is essential.','Examination 70%, coursework 30%. The coursework cannot be redone as it is done as part of a group.','April/May','Computing Science');">
            <text:p>INSERT INTO Course (Level,Semester,Credit,CourseId,Name,Description,EntryRequirements,Assessment,MainAssessment,School) VALUES ('5','1','10','COMPSCI5008','Enterprise Computing (M) ','The use of computer technology in business.','For MSc students - Honours degree in Computing Science.For Honours students - third year Computing Science.For MSci students - fourth year Computing Science. A background of traditional systems development and design is essential.','Examination 70%, coursework 30%. The coursework cannot be redone as it is done as part of a group.','April/May','Computing Science');</text:p>
          </table:table-cell>
        </table:table-row>
        <table:table-row table:style-name="ro1">
          <table:table-cell table:formula="of:=[Course.L81]" office:value-type="string" office:string-value="INSERT INTO Course (Level,Semester,Credit,CourseId,Name,Description,EntryRequirements,Assessment,MainAssessment,School) VALUES ('5','2','10','COMPSCI5056','Component Based Software Engineering (M) ','To present an in-depth study of the use of software components in software architecture, design, implementation and testing. To discuss the issues involved in component re-use, including selection, adaptation and integration.','Professional Software Development 3 (or equivalent)','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5','2','10','COMPSCI5056','Component Based Software Engineering (M) ','To present an in-depth study of the use of software components in software architecture, design, implementation and testing. To discuss the issues involved in component re-use, including selection, adaptation and integration.','Professional Software Development 3 (or equivalent)','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table:formula="of:=[Course.L82]" office:value-type="string" office:string-value="INSERT INTO Course (Level,Semester,Credit,CourseId,Name,Description,EntryRequirements,Assessment,MainAssessment,School) VALUES ('5','2','10','COMPSCI5057','Human Computer Interaction Design and Evaluation (M) ','The course will focus on two aspects of HCI: user centred software design, and interface evaluation methods. Both will be useful for students when they do their MSc projects.','None','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April/May','Computing Science');">
            <text:p>INSERT INTO Course (Level,Semester,Credit,CourseId,Name,Description,EntryRequirements,Assessment,MainAssessment,School) VALUES ('5','2','10','COMPSCI5057','Human Computer Interaction Design and Evaluation (M) ','The course will focus on two aspects of HCI: user centred software design, and interface evaluation methods. Both will be useful for students when they do their MSc projects.','None','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April/May','Computing Science');</text:p>
          </table:table-cell>
        </table:table-row>
        <table:table-row table:style-name="ro1">
          <table:table-cell table:formula="of:=[Course.L83]" office:value-type="string" office:string-value="INSERT INTO Course (Level,Semester,Credit,CourseId,Name,Description,EntryRequirements,Assessment,MainAssessment,School) VALUES ('5','1','40','COMPSCI5055P','MRes Warm-up Project ','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None','The course is assessed 100% by a report. This report will incorporate a semester worth of continuous supervised work so it will therefore not be possible for students to resubmit this work.','April/May','Computing Science');">
            <text:p>INSERT INTO Course (Level,Semester,Credit,CourseId,Name,Description,EntryRequirements,Assessment,MainAssessment,School) VALUES ('5','1','40','COMPSCI5055P','MRes Warm-up Project ','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None','The course is assessed 100% by a report. This report will incorporate a semester worth of continuous supervised work so it will therefore not be possible for students to resubmit this work.','April/May','Computing Science');</text:p>
          </table:table-cell>
        </table:table-row>
        <table:table-row table:style-name="ro1">
          <table:table-cell table:formula="of:=[Course.L84]" office:value-type="string" office:string-value="INSERT INTO Course (Level,Semester,Credit,CourseId,Name,Description,EntryRequirements,Assessment,MainAssessment,School) VALUES ('5','2','10','COMPSCI5069','Trends in Information Security (M) ','This course introduces a number of Information Security topics via published papers.','None','Examination 70% and coursework 30%. The coursework cannot be redone as it consists of a presentation to the class on a topic in information security.','April/May','Computing Science');">
            <text:p>INSERT INTO Course (Level,Semester,Credit,CourseId,Name,Description,EntryRequirements,Assessment,MainAssessment,School) VALUES ('5','2','10','COMPSCI5069','Trends in Information Security (M) ','This course introduces a number of Information Security topics via published papers.','None','Examination 70% and coursework 30%. The coursework cannot be redone as it consists of a presentation to the class on a topic in information security.','April/May','Computing Science');</text:p>
          </table:table-cell>
        </table:table-row>
        <table:table-row table:style-name="ro1">
          <table:table-cell table:formula="of:=[Course.L85]" office:value-type="string" office:string-value="INSERT INTO Course (Level,Semester,Credit,CourseId,Name,Description,EntryRequirements,Assessment,MainAssessment,School) VALUES ('5','2','10','COMPSCI5063','Cyber Security M ','This course covers the technical aspects of information security, such as algorithms and protocols. It also covers ways in which these systems can be attacked and techniques for thwarting these attacks, leading to the development of a realistic case study.','None','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2','10','COMPSCI5063','Cyber Security M ','This course covers the technical aspects of information security, such as algorithms and protocols. It also covers ways in which these systems can be attacked and techniques for thwarting these attacks, leading to the development of a realistic case study.','None','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86]" office:value-type="string" office:string-value="INSERT INTO Course (Level,Semester,Credit,CourseId,Name,Description,EntryRequirements,Assessment,MainAssessment,School) VALUES ('5','1','10','COMPSCI5068','Safety-Critical Systems Development (M) ','This course encourages students to apply engineering techniques to support the development of safety-critical applications. It also encourages students to consider the particular methodological and professional issues that surround the development of safety-critical systems.  It provides an overview of recent research into software certification, into national critical infrastructure protection and to the interactions between safety and cyber-security. ','None','AssessmentExamination 80%, Practical Exercises 20%.','April/May','Computing Science');">
            <text:p>INSERT INTO Course (Level,Semester,Credit,CourseId,Name,Description,EntryRequirements,Assessment,MainAssessment,School) VALUES ('5','1','10','COMPSCI5068','Safety-Critical Systems Development (M) ','This course encourages students to apply engineering techniques to support the development of safety-critical applications. It also encourages students to consider the particular methodological and professional issues that surround the development of safety-critical systems. <text:s/>It provides an overview of recent research into software certification, into national critical infrastructure protection and to the interactions between safety and cyber-security. ','None','AssessmentExamination 80%, Practical Exercises 20%.','April/May','Computing Science');</text:p>
          </table:table-cell>
        </table:table-row>
        <table:table-row table:style-name="ro1">
          <table:table-cell table:formula="of:=[Course.L87]" office:value-type="string" office:string-value="INSERT INTO Course (Level,Semester,Credit,CourseId,Name,Description,EntryRequirements,Assessment,MainAssessment,School) VALUES ('5','1','20','COMPSCI5065','MSci Research Proposal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
            <text:p>INSERT INTO Course (Level,Semester,Credit,CourseId,Name,Description,EntryRequirements,Assessment,MainAssessment,School) VALUES ('5','1','20','COMPSCI5065','MSci Research Proposal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text:p>
          </table:table-cell>
        </table:table-row>
        <table:table-row table:style-name="ro1" table:number-rows-repeated="220">
          <table:table-cell/>
        </table:table-row>
        <table:table-row table:style-name="ro1">
          <table:table-cell table:formula="of:=[Degree.F3]" office:value-type="string" office:string-value="INSERT INTO Degree (Name,School,Years,DegreeType) values ('English Literature','Critical Studies','4','BA');">
            <text:p>INSERT INTO Degree (Name,School,Years,DegreeType) values ('English Literature','Critical Studies','4','BA');</text:p>
          </table:table-cell>
        </table:table-row>
        <table:table-row table:style-name="ro1">
          <table:table-cell table:formula="of:=[Degree.F4]" office:value-type="string" office:string-value="INSERT INTO Degree (Name,School,Years,DegreeType) values ('Computing Science','Computing Science','4','BEng');">
            <text:p>INSERT INTO Degree (Name,School,Years,DegreeType) values ('Computing Science','Computing Science','4','BEng');</text:p>
          </table:table-cell>
        </table:table-row>
        <table:table-row table:style-name="ro1">
          <table:table-cell table:formula="of:=[Degree.F5]" office:value-type="string" office:string-value="INSERT INTO Degree (Name,School,Years,DegreeType) values ('Mechanical Engineering','Engineering','4','BSci');">
            <text:p>INSERT INTO Degree (Name,School,Years,DegreeType) values ('Mechanical Engineering','Engineering','4','BSci');</text:p>
          </table:table-cell>
        </table:table-row>
        <table:table-row table:style-name="ro1">
          <table:table-cell table:formula="of:=[Degree.F6]" office:value-type="string" office:string-value="INSERT INTO Degree (Name,School,Years,DegreeType) values ('Electronic and Software Engineering','Engineering','4','BEng');">
            <text:p>INSERT INTO Degree (Name,School,Years,DegreeType) values ('Electronic and Software Engineering','Engineering','4','BEng');</text:p>
          </table:table-cell>
        </table:table-row>
        <table:table-row table:style-name="ro1">
          <table:table-cell table:formula="of:=[Degree.F7]" office:value-type="string" office:string-value="INSERT INTO Degree (Name,School,Years,DegreeType) values ('Music','Culture and Creative Arts','4','BA');">
            <text:p>INSERT INTO Degree (Name,School,Years,DegreeType) values ('Music','Culture and Creative Arts','4','BA');</text:p>
          </table:table-cell>
        </table:table-row>
        <table:table-row table:style-name="ro1">
          <table:table-cell table:formula="of:=[Degree.F8]" office:value-type="string" office:string-value="INSERT INTO Degree (Name,School,Years,DegreeType) values ('Software Engineering','Computing Science','5','MSci');">
            <text:p>INSERT INTO Degree (Name,School,Years,DegreeType) values ('Software Engineering','Computing Science','5','MSci');</text:p>
          </table:table-cell>
        </table:table-row>
        <table:table-row table:style-name="ro1">
          <table:table-cell table:formula="of:=[DeptHead.D3]" office:value-type="string" office:string-value="INSERT INTO DeptHead (StaffId,Year) VALUES ('3435232','1');">
            <text:p>INSERT INTO DeptHead (StaffId,Year) VALUES ('3435232','1');</text:p>
          </table:table-cell>
        </table:table-row>
        <table:table-row table:style-name="ro1">
          <table:table-cell table:formula="of:=[DeptHead.D4]" office:value-type="string" office:string-value="INSERT INTO DeptHead (StaffId,Year) VALUES ('4533531','2');">
            <text:p>INSERT INTO DeptHead (StaffId,Year) VALUES ('4533531','2');</text:p>
          </table:table-cell>
        </table:table-row>
        <table:table-row table:style-name="ro1">
          <table:table-cell table:formula="of:=[DeptHead.D5]" office:value-type="string" office:string-value="INSERT INTO DeptHead (StaffId,Year) VALUES ('5345331','3');">
            <text:p>INSERT INTO DeptHead (StaffId,Year) VALUES ('5345331','3');</text:p>
          </table:table-cell>
        </table:table-row>
        <table:table-row table:style-name="ro1">
          <table:table-cell table:formula="of:=[DeptHead.D6]" office:value-type="string" office:string-value="INSERT INTO DeptHead (StaffId,Year) VALUES ('9023403','4');">
            <text:p>INSERT INTO DeptHead (StaffId,Year) VALUES ('9023403','4');</text:p>
          </table:table-cell>
        </table:table-row>
        <table:table-row table:style-name="ro1">
          <table:table-cell table:formula="of:=[TeachingCommittee.C3]" office:value-type="string" office:string-value="INSERT INTO TeachingCommittee (StaffId) VALUES ('9023403');">
            <text:p>INSERT INTO TeachingCommittee (StaffId) VALUES ('9023403');</text:p>
          </table:table-cell>
        </table:table-row>
        <table:table-row table:style-name="ro1">
          <table:table-cell table:formula="of:=[TeachingCommittee.C4]" office:value-type="string" office:string-value="INSERT INTO TeachingCommittee (StaffId) VALUES ('3423432');">
            <text:p>INSERT INTO TeachingCommittee (StaffId) VALUES ('3423432');</text:p>
          </table:table-cell>
        </table:table-row>
      </table:table>
      <table:table table:name="Advisor" table:style-name="ta1" table:print="false">
        <table:table-column table:style-name="co1" table:number-columns-repeated="3" table:default-cell-style-name="Default"/>
        <table:table-row table:style-name="ro1">
          <table:table-cell office:value-type="string">
            <text:p>Advisor</text:p>
          </table:table-cell>
          <table:table-cell table:number-columns-repeated="2"/>
        </table:table-row>
        <table:table-row table:style-name="ro1">
          <table:table-cell office:value-type="string">
            <text:p>StaffId</text:p>
          </table:table-cell>
          <table:table-cell table:number-columns-repeated="2"/>
        </table:table-row>
        <table:table-row table:style-name="ro1">
          <table:table-cell office:value-type="float" office:value="3423432">
            <text:p>3423432</text:p>
          </table:table-cell>
          <table:table-cell/>
          <table:table-cell table:formula="of:=CONCATENATE(&quot;INSERT INTO &quot;;[.$A$1];&quot; (&quot;;[.$A$2];&quot;) VALUES ('&quot;;[.A3];&quot;');&quot;)" office:value-type="string" office:string-value="INSERT INTO Advisor (StaffId) VALUES ('3423432');">
            <text:p>INSERT INTO Advisor (StaffId) VALUES ('3423432');</text:p>
          </table:table-cell>
        </table:table-row>
        <table:table-row table:style-name="ro1">
          <table:table-cell office:value-type="float" office:value="5498923">
            <text:p>5498923</text:p>
          </table:table-cell>
          <table:table-cell/>
          <table:table-cell table:formula="of:=CONCATENATE(&quot;INSERT INTO &quot;;[.$A$1];&quot; (&quot;;[.$A$2];&quot;) VALUES ('&quot;;[.A4];&quot;');&quot;)" office:value-type="string" office:string-value="INSERT INTO Advisor (StaffId) VALUES ('5498923');">
            <text:p>INSERT INTO Advisor (StaffId) VALUES ('5498923');</text:p>
          </table:table-cell>
        </table:table-row>
        <table:table-row table:style-name="ro1">
          <table:table-cell office:value-type="float" office:value="6829432">
            <text:p>6829432</text:p>
          </table:table-cell>
          <table:table-cell/>
          <table:table-cell table:formula="of:=CONCATENATE(&quot;INSERT INTO &quot;;[.$A$1];&quot; (&quot;;[.$A$2];&quot;) VALUES ('&quot;;[.A5];&quot;');&quot;)" office:value-type="string" office:string-value="INSERT INTO Advisor (StaffId) VALUES ('6829432');">
            <text:p>INSERT INTO Advisor (StaffId) VALUES ('6829432');</text:p>
          </table:table-cell>
        </table:table-row>
        <table:table-row table:style-name="ro1">
          <table:table-cell office:value-type="float" office:value="5462624">
            <text:p>5462624</text:p>
          </table:table-cell>
          <table:table-cell/>
          <table:table-cell table:formula="of:=CONCATENATE(&quot;INSERT INTO &quot;;[.$A$1];&quot; (&quot;;[.$A$2];&quot;) VALUES ('&quot;;[.A6];&quot;');&quot;)" office:value-type="string" office:string-value="INSERT INTO Advisor (StaffId) VALUES ('5462624');">
            <text:p>INSERT INTO Advisor (StaffId) VALUES ('5462624');</text:p>
          </table:table-cell>
        </table:table-row>
      </table:table>
      <table:table table:name="College" table:style-name="ta1" table:print="false">
        <table:table-column table:style-name="co2" table:default-cell-style-name="Default"/>
        <table:table-column table:style-name="co1" table:number-columns-repeated="2" table:default-cell-style-name="Default"/>
        <table:table-row table:style-name="ro1">
          <table:table-cell office:value-type="string">
            <text:p>College</text:p>
          </table:table-cell>
          <table:table-cell table:number-columns-repeated="2"/>
        </table:table-row>
        <table:table-row table:style-name="ro1">
          <table:table-cell office:value-type="string">
            <text:p>Name</text:p>
          </table:table-cell>
          <table:table-cell table:number-columns-repeated="2"/>
        </table:table-row>
        <table:table-row table:style-name="ro1">
          <table:table-cell office:value-type="string">
            <text:p>Arts</text:p>
          </table:table-cell>
          <table:table-cell/>
          <table:table-cell table:formula="of:=CONCATENATE(&quot;INSERT INTO &quot;;[.$A$1];&quot; (&quot;;[.$A$2];&quot;) VALUES ('&quot;;[.A3];&quot;');&quot;)" office:value-type="string" office:string-value="INSERT INTO College (Name) VALUES ('Arts');">
            <text:p>INSERT INTO College (Name) VALUES ('Arts');</text:p>
          </table:table-cell>
        </table:table-row>
        <table:table-row table:style-name="ro1">
          <table:table-cell office:value-type="string">
            <text:p>Science and Engineering</text:p>
          </table:table-cell>
          <table:table-cell/>
          <table:table-cell table:formula="of:=CONCATENATE(&quot;INSERT INTO &quot;;[.$A$1];&quot; (&quot;;[.$A$2];&quot;) VALUES ('&quot;;[.A4];&quot;');&quot;)" office:value-type="string" office:string-value="INSERT INTO College (Name) VALUES ('Science and Engineering');">
            <text:p>INSERT INTO College (Name) VALUES ('Science and Engineering');</text:p>
          </table:table-cell>
        </table:table-row>
      </table:table>
      <table:table table:name="Course" table:style-name="ta1" table:print="false">
        <table:table-column table:style-name="co14" table:default-cell-style-name="Default"/>
        <table:table-column table:style-name="co33" table:default-cell-style-name="ce3"/>
        <table:table-column table:style-name="co16"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 table:number-columns-repeated="4" table:default-cell-style-name="Default"/>
        <table:table-row table:style-name="ro1">
          <table:table-cell office:value-type="string">
            <text:p>Course</text:p>
          </table:table-cell>
          <table:table-cell table:number-columns-repeated="11"/>
        </table:table-row>
        <table:table-row table:style-name="ro1">
          <table:table-cell office:value-type="string">
            <text:p>Level</text:p>
          </table:table-cell>
          <table:table-cell office:value-type="string">
            <text:p>Semester</text:p>
          </table:table-cell>
          <table:table-cell office:value-type="string">
            <text:p>Credit</text:p>
          </table:table-cell>
          <table:table-cell office:value-type="string">
            <text:p>CourseId</text:p>
          </table:table-cell>
          <table:table-cell office:value-type="string">
            <text:p>Name</text:p>
          </table:table-cell>
          <table:table-cell office:value-type="string">
            <text:p>Description</text:p>
          </table:table-cell>
          <table:table-cell office:value-type="string">
            <text:p>EntryRequirements</text:p>
          </table:table-cell>
          <table:table-cell office:value-type="string">
            <text:p>Assessment</text:p>
          </table:table-cell>
          <table:table-cell office:value-type="string">
            <text:p>MainAssessment</text:p>
          </table:table-cell>
          <table:table-cell office:value-type="string">
            <text:p>School</text:p>
          </table:table-cell>
          <table:table-cell table:number-columns-repeated="2"/>
        </table:table-row>
        <table:table-row table:style-name="ro1">
          <table:table-cell office:value-type="float" office:value="1">
            <text:p>1</text:p>
          </table:table-cell>
          <table:table-cell office:value-type="float" office:value="1">
            <text:p>1</text:p>
          </table:table-cell>
          <table:table-cell office:value-type="float" office:value="10">
            <text:p>10</text:p>
          </table:table-cell>
          <table:table-cell office:value-type="string">
            <text:p>COMPSCI1005</text:p>
          </table:table-cell>
          <table:table-cell office:value-type="string">
            <text:p>Computing Science 1P (Half Course) </text:p>
          </table:table-cell>
          <table:table-cell office:value-type="string">
            <text:p>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text:p>
          </table:table-cell>
          <table:table-cell office:value-type="string">
            <text:p>Eligible students should have a Grade B or above in Higher Mathematics, or a Grade C in Higher Mathematics AND a Grade B or above in Higher Computing/Information Systems, or a suitable equivalent.</text:p>
          </table:table-cell>
          <table:table-cell office:value-type="string">
            <text:p>Class test in December, and assessed lab work in December The coursework cannot be redone because the feedback provided to the students after the original coursework would give any students redoing the coursework an unfair advantage.</text:p>
          </table:table-cell>
          <table:table-cell office:value-type="string">
            <text:p>December</text:p>
          </table:table-cell>
          <table:table-cell office:value-type="string">
            <text:p>Computing Science</text:p>
          </table:table-cell>
          <table:table-cell office:value-type="float" office:value="1">
            <text:p>1</text:p>
          </table:table-cell>
          <table:table-cell table:formula="of:=CONCATENATE(&quot;INSERT INTO &quot;;[.$A$1];&quot; (&quot;;[.$A$2];&quot;,&quot;;[.$B$2];&quot;,&quot;;[.$C$2];&quot;,&quot;;[.$D$2];&quot;,&quot;;[.$E$2];&quot;,&quot;;[.$F$2];&quot;,&quot;;[.$G$2];&quot;,&quot;;[.$H$2];&quot;,&quot;;[.$I$2];&quot;,&quot;;[.$J$2];&quot;) VALUES ('&quot;;[.A3];&quot;','&quot;;[.B3];&quot;','&quot;;[.C3];&quot;','&quot;;[.D3];&quot;','&quot;;[.E3];&quot;','&quot;;[.F3];&quot;','&quot;;[.G3];&quot;','&quot;;[.H3];&quot;','&quot;;[.I3];&quot;','&quot;;[.J3];&quot;');&quot;)" office:value-type="string" office:string-value="INSERT INTO Course (Level,Semester,Credit,CourseId,Name,Description,EntryRequirements,Assessment,MainAssessment,School) VALUES ('1','1','10','COMPSCI1005','Computing Science 1P (Half Course) ','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Eligible students should have 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10','COMPSCI1005','Computing Science 1P (Half Course) ','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Eligible students should have 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office:value-type="float" office:value="1">
            <text:p>1</text:p>
          </table:table-cell>
          <table:table-cell office:value-type="float" office:value="1">
            <text:p>1</text:p>
          </table:table-cell>
          <table:table-cell office:value-type="float" office:value="10">
            <text:p>10</text:p>
          </table:table-cell>
          <table:table-cell office:value-type="string">
            <text:p>COMPSCI1006</text:p>
          </table:table-cell>
          <table:table-cell office:value-type="string">
            <text:p>Computing Science 1Q (Half Course) </text:p>
          </table:table-cell>
          <table:table-cell office:value-type="string">
            <text:p>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text:p>
          </table:table-cell>
          <table:table-cell office:value-type="string">
            <text:p>A Grade B or above in Higher Mathematics, or a Grade C in Higher Mathematics AND a Grade B or above in Higher Computing/Information Systems, or a suitable equivalent.</text:p>
          </table:table-cell>
          <table:table-cell office:value-type="string">
            <text:p>Class test in December, and assessed lab work in December The coursework cannot be redone because the feedback provided to the students after the original coursework would give any students redoing the coursework an unfair advantage.</text:p>
          </table:table-cell>
          <table:table-cell office:value-type="string">
            <text:p>December</text:p>
          </table:table-cell>
          <table:table-cell office:value-type="string">
            <text:p>Computing Science</text:p>
          </table:table-cell>
          <table:table-cell office:value-type="float" office:value="1">
            <text:p>1</text:p>
          </table:table-cell>
          <table:table-cell table:formula="of:=CONCATENATE(&quot;INSERT INTO &quot;;[.$A$1];&quot; (&quot;;[.$A$2];&quot;,&quot;;[.$B$2];&quot;,&quot;;[.$C$2];&quot;,&quot;;[.$D$2];&quot;,&quot;;[.$E$2];&quot;,&quot;;[.$F$2];&quot;,&quot;;[.$G$2];&quot;,&quot;;[.$H$2];&quot;,&quot;;[.$I$2];&quot;,&quot;;[.$J$2];&quot;) VALUES ('&quot;;[.A4];&quot;','&quot;;[.B4];&quot;','&quot;;[.C4];&quot;','&quot;;[.D4];&quot;','&quot;;[.E4];&quot;','&quot;;[.F4];&quot;','&quot;;[.G4];&quot;','&quot;;[.H4];&quot;','&quot;;[.I4];&quot;','&quot;;[.J4];&quot;');&quot;)" office:value-type="string" office:string-value="INSERT INTO Course (Level,Semester,Credit,CourseId,Name,Description,EntryRequirements,Assessment,MainAssessment,School) VALUES ('1','1','10','COMPSCI1006','Computing Science 1Q (Half Course) ','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10','COMPSCI1006','Computing Science 1Q (Half Course) ','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office:value-type="float" office:value="1">
            <text:p>1</text:p>
          </table:table-cell>
          <table:table-cell office:value-type="string">
            <text:p>1 &amp; 2</text:p>
          </table:table-cell>
          <table:table-cell office:value-type="float" office:value="20">
            <text:p>20</text:p>
          </table:table-cell>
          <table:table-cell office:value-type="string">
            <text:p>COMPSCI1001</text:p>
          </table:table-cell>
          <table:table-cell office:value-type="string">
            <text:p>Computing Science - 1P Programming </text:p>
          </table:table-cell>
          <table:table-cell office:value-type="string">
            <text:p>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text:p>
          </table:table-cell>
          <table:table-cell office:value-type="string">
            <text:p>Eligible students should have a Grade B or above in Higher Mathematics, or a Grade C in Higher Mathematics AND a Grade B or above in Higher Computing/Information Systems, or a suitable equivalent.</text:p>
          </table:table-cell>
          <table:table-cell office:value-type="string">
            <text:p>One 2-hour examination (60%), class tests (20%) and laboratory examinations (2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1">
            <text:p>1</text:p>
          </table:table-cell>
          <table:table-cell table:formula="of:=CONCATENATE(&quot;INSERT INTO &quot;;[.$A$1];&quot; (&quot;;[.$A$2];&quot;,&quot;;[.$B$2];&quot;,&quot;;[.$C$2];&quot;,&quot;;[.$D$2];&quot;,&quot;;[.$E$2];&quot;,&quot;;[.$F$2];&quot;,&quot;;[.$G$2];&quot;,&quot;;[.$H$2];&quot;,&quot;;[.$I$2];&quot;,&quot;;[.$J$2];&quot;) VALUES ('&quot;;[.A5];&quot;','&quot;;[.B5];&quot;','&quot;;[.C5];&quot;','&quot;;[.D5];&quot;','&quot;;[.E5];&quot;','&quot;;[.F5];&quot;','&quot;;[.G5];&quot;','&quot;;[.H5];&quot;','&quot;;[.I5];&quot;','&quot;;[.J5];&quot;');&quot;)" office:value-type="string" office:string-value="INSERT INTO Course (Level,Semester,Credit,CourseId,Name,Description,EntryRequirements,Assessment,MainAssessment,School) VALUES ('1','1 &amp; 2','20','COMPSCI1001','Computing Science - 1P Programming ','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Eligible students should have a Grade B or above in Higher Mathematics, or a Grade C in Higher Mathematics AND a Grade B or above in Higher Computing/Information Systems, or a suitable equivalent.','One 2-hour examination (60%), class tests (20%) and laboratory examinations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1 &amp; 2','20','COMPSCI1001','Computing Science - 1P Programming ','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Eligible students should have a Grade B or above in Higher Mathematics, or a Grade C in Higher Mathematics AND a Grade B or above in Higher Computing/Information Systems, or a suitable equivalent.','One 2-hour examination (60%), class tests (20%) and laboratory examinations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1">
            <text:p>1</text:p>
          </table:table-cell>
          <table:table-cell office:value-type="string">
            <text:p>1 &amp; 2</text:p>
          </table:table-cell>
          <table:table-cell office:value-type="float" office:value="20">
            <text:p>20</text:p>
          </table:table-cell>
          <table:table-cell office:value-type="string">
            <text:p>COMPSCI1002</text:p>
          </table:table-cell>
          <table:table-cell office:value-type="string">
            <text:p>Computing Science - 1Q </text:p>
          </table:table-cell>
          <table:table-cell office:value-type="string">
            <text:p>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text:p>
          </table:table-cell>
          <table:table-cell office:value-type="string">
            <text:p>A Grade B or above in Higher Mathematics, or a Grade C in Higher Mathematics AND a Grade B or above in Higher Computing/Information Systems, or a suitable equivalent.</text:p>
          </table:table-cell>
          <table:table-cell office:value-type="string">
            <text:p>One 2-hour examination (70%), class test (10%) assessed coursework (20%)The coursework cannot be redone becaus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1">
            <text:p>1</text:p>
          </table:table-cell>
          <table:table-cell table:formula="of:=CONCATENATE(&quot;INSERT INTO &quot;;[.$A$1];&quot; (&quot;;[.$A$2];&quot;,&quot;;[.$B$2];&quot;,&quot;;[.$C$2];&quot;,&quot;;[.$D$2];&quot;,&quot;;[.$E$2];&quot;,&quot;;[.$F$2];&quot;,&quot;;[.$G$2];&quot;,&quot;;[.$H$2];&quot;,&quot;;[.$I$2];&quot;,&quot;;[.$J$2];&quot;) VALUES ('&quot;;[.A6];&quot;','&quot;;[.B6];&quot;','&quot;;[.C6];&quot;','&quot;;[.D6];&quot;','&quot;;[.E6];&quot;','&quot;;[.F6];&quot;','&quot;;[.G6];&quot;','&quot;;[.H6];&quot;','&quot;;[.I6];&quot;','&quot;;[.J6];&quot;');&quot;)" office:value-type="string" office:string-value="INSERT INTO Course (Level,Semester,Credit,CourseId,Name,Description,EntryRequirements,Assessment,MainAssessment,School) VALUES ('1','1 &amp; 2','20','COMPSCI1002','Computing Science - 1Q ','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A Grade B or above in Higher Mathematics, or a Grade C in Higher Mathematics AND a Grade B or above in Higher Computing/Information Systems, or a suitable equivalent.','One 2-hour examination (70%), class test (10%) assessed coursework (20%)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1 &amp; 2','20','COMPSCI1002','Computing Science - 1Q ','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A Grade B or above in Higher Mathematics, or a Grade C in Higher Mathematics AND a Grade B or above in Higher Computing/Information Systems, or a suitable equivalent.','One 2-hour examination (70%), class test (10%) assessed coursework (20%)The coursework cannot be redone because feedback provided to the students after the original coursework would give any students redoing the coursework an unfair advantage.','April/May','Computing Science');</text:p>
          </table:table-cell>
        </table:table-row>
        <table:table-row table:style-name="ro1">
          <table:table-cell office:value-type="float" office:value="1">
            <text:p>1</text:p>
          </table:table-cell>
          <table:table-cell office:value-type="float" office:value="2">
            <text:p>2</text:p>
          </table:table-cell>
          <table:table-cell office:value-type="float" office:value="10">
            <text:p>10</text:p>
          </table:table-cell>
          <table:table-cell office:value-type="string">
            <text:p>COMPSCI1017</text:p>
          </table:table-cell>
          <table:table-cell office:value-type="string">
            <text:p>Computing Science - 1PX Further Programming </text:p>
          </table:table-cell>
          <table:table-cell office:value-type="string">
            <text:p>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text:p>
          </table:table-cell>
          <table:table-cell office:value-type="string">
            <text:p>Mandatory Entry RequirementsStudents are expected to have taken the CS-1CT course or have developed equivalent skills and understanding via another route.Recommended Entry RequirementsNone</text:p>
          </table:table-cell>
          <table:table-cell office:value-type="string">
            <text:p>AssessmentCoursework: end of semester lab exam (20%) Examination: Degree exam (8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1">
            <text:p>1</text:p>
          </table:table-cell>
          <table:table-cell table:formula="of:=CONCATENATE(&quot;INSERT INTO &quot;;[.$A$1];&quot; (&quot;;[.$A$2];&quot;,&quot;;[.$B$2];&quot;,&quot;;[.$C$2];&quot;,&quot;;[.$D$2];&quot;,&quot;;[.$E$2];&quot;,&quot;;[.$F$2];&quot;,&quot;;[.$G$2];&quot;,&quot;;[.$H$2];&quot;,&quot;;[.$I$2];&quot;,&quot;;[.$J$2];&quot;) VALUES ('&quot;;[.A7];&quot;','&quot;;[.B7];&quot;','&quot;;[.C7];&quot;','&quot;;[.D7];&quot;','&quot;;[.E7];&quot;','&quot;;[.F7];&quot;','&quot;;[.G7];&quot;','&quot;;[.H7];&quot;','&quot;;[.I7];&quot;','&quot;;[.J7];&quot;');&quot;)" office:value-type="string" office:string-value="INSERT INTO Course (Level,Semester,Credit,CourseId,Name,Description,EntryRequirements,Assessment,MainAssessment,School) VALUES ('1','2','10','COMPSCI1017','Computing Science - 1PX Further Programming ','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Mandatory Entry RequirementsStudents are expected to have taken the CS-1CT course or have developed equivalent skills and understanding via another route.Recommended Entry RequirementsNone','AssessmentCoursework: end of semester lab exam (20%) Examination: Degree exam (8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2','10','COMPSCI1017','Computing Science - 1PX Further Programming ','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Mandatory Entry RequirementsStudents are expected to have taken the CS-1CT course or have developed equivalent skills and understanding via another route.Recommended Entry RequirementsNone','AssessmentCoursework: end of semester lab exam (20%) Examination: Degree exam (8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1">
            <text:p>1</text:p>
          </table:table-cell>
          <table:table-cell office:value-type="float" office:value="1">
            <text:p>1</text:p>
          </table:table-cell>
          <table:table-cell office:value-type="float" office:value="20">
            <text:p>20</text:p>
          </table:table-cell>
          <table:table-cell office:value-type="string">
            <text:p>COMPSCI1016</text:p>
          </table:table-cell>
          <table:table-cell office:value-type="string">
            <text:p>Computing Science - 1CT Introduction to Computational Thinking </text:p>
          </table:table-cell>
          <table:table-cell office:value-type="string">
            <text:p>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text:p>
          </table:table-cell>
          <table:table-cell office:value-type="string">
            <text:p>None</text:p>
          </table:table-cell>
          <table:table-cell office:value-type="string">
            <text:p>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text:p>
          </table:table-cell>
          <table:table-cell office:value-type="string">
            <text:p>December</text:p>
          </table:table-cell>
          <table:table-cell office:value-type="string">
            <text:p>Computing Science</text:p>
          </table:table-cell>
          <table:table-cell office:value-type="float" office:value="1">
            <text:p>1</text:p>
          </table:table-cell>
          <table:table-cell table:formula="of:=CONCATENATE(&quot;INSERT INTO &quot;;[.$A$1];&quot; (&quot;;[.$A$2];&quot;,&quot;;[.$B$2];&quot;,&quot;;[.$C$2];&quot;,&quot;;[.$D$2];&quot;,&quot;;[.$E$2];&quot;,&quot;;[.$F$2];&quot;,&quot;;[.$G$2];&quot;,&quot;;[.$H$2];&quot;,&quot;;[.$I$2];&quot;,&quot;;[.$J$2];&quot;) VALUES ('&quot;;[.A8];&quot;','&quot;;[.B8];&quot;','&quot;;[.C8];&quot;','&quot;;[.D8];&quot;','&quot;;[.E8];&quot;','&quot;;[.F8];&quot;','&quot;;[.G8];&quot;','&quot;;[.H8];&quot;','&quot;;[.I8];&quot;','&quot;;[.J8];&quot;');&quot;)" office:value-type="string" office:string-value="INSERT INTO Course (Level,Semester,Credit,CourseId,Name,Description,EntryRequirements,Assessment,MainAssessment,School) VALUES ('1','1','20','COMPSCI1016','Computing Science - 1CT Introduction to Computational Thinking ','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None','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20','COMPSCI1016','Computing Science - 1CT Introduction to Computational Thinking ','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None','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office:value-type="float" office:value="1">
            <text:p>1</text:p>
          </table:table-cell>
          <table:table-cell office:value-type="float" office:value="2">
            <text:p>2</text:p>
          </table:table-cell>
          <table:table-cell office:value-type="float" office:value="10">
            <text:p>10</text:p>
          </table:table-cell>
          <table:table-cell office:value-type="string">
            <text:p>COMPSCI1018</text:p>
          </table:table-cell>
          <table:table-cell office:value-type="string">
            <text:p>Computing Science - 1S Systems </text:p>
          </table:table-cell>
          <table:table-cell office:value-type="string">
            <text:p>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text:p>
          </table:table-cell>
          <table:table-cell office:value-type="string">
            <text:p>None</text:p>
          </table:table-cell>
          <table:table-cell office:value-type="string">
            <text:p>AssessmentOne 1-hour examination (80%), assessed coursework (20%) The coursework cannot be redone becaus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1">
            <text:p>1</text:p>
          </table:table-cell>
          <table:table-cell table:formula="of:=CONCATENATE(&quot;INSERT INTO &quot;;[.$A$1];&quot; (&quot;;[.$A$2];&quot;,&quot;;[.$B$2];&quot;,&quot;;[.$C$2];&quot;,&quot;;[.$D$2];&quot;,&quot;;[.$E$2];&quot;,&quot;;[.$F$2];&quot;,&quot;;[.$G$2];&quot;,&quot;;[.$H$2];&quot;,&quot;;[.$I$2];&quot;,&quot;;[.$J$2];&quot;) VALUES ('&quot;;[.A9];&quot;','&quot;;[.B9];&quot;','&quot;;[.C9];&quot;','&quot;;[.D9];&quot;','&quot;;[.E9];&quot;','&quot;;[.F9];&quot;','&quot;;[.G9];&quot;','&quot;;[.H9];&quot;','&quot;;[.I9];&quot;','&quot;;[.J9];&quot;');&quot;)" office:value-type="string" office:string-value="INSERT INTO Course (Level,Semester,Credit,CourseId,Name,Description,EntryRequirements,Assessment,MainAssessment,School) VALUES ('1','2','10','COMPSCI1018','Computing Science - 1S Systems ','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None','AssessmentOne 1-hour examination (80%), assessed coursework (20%) 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2','10','COMPSCI1018','Computing Science - 1S Systems ','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None','AssessmentOne 1-hour examination (80%), assessed coursework (20%) The coursework cannot be redone because feedback provided to the students after the original coursework would give any students redoing the coursework an unfair advantage.','April/May','Computing Science');</text:p>
          </table:table-cell>
        </table:table-row>
        <table:table-row table:style-name="ro1">
          <table:table-cell office:value-type="float" office:value="2">
            <text:p>2</text:p>
          </table:table-cell>
          <table:table-cell office:value-type="float" office:value="1">
            <text:p>1</text:p>
          </table:table-cell>
          <table:table-cell office:value-type="float" office:value="10">
            <text:p>10</text:p>
          </table:table-cell>
          <table:table-cell office:value-type="string">
            <text:p>COMPSCI2003</text:p>
          </table:table-cell>
          <table:table-cell office:value-type="string">
            <text:p>Computing Science 2R: Algorithmic Foundations 2 </text:p>
          </table:table-cell>
          <table:table-cell office:value-type="string">
            <text:p>To introduce the foundational mathematics needed for Computing Science;To make students proficient in their use;To show how they can be applied to advantage in understanding computational phenomena.</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examination (80%); plus assessed coursework (20%).The coursework cannot be redone because the feedback provided to the students after the original coursework would give any student redoing the coursework an unfair advantage.</text:p>
          </table:table-cell>
          <table:table-cell office:value-type="string">
            <text:p>December</text:p>
          </table:table-cell>
          <table:table-cell office:value-type="string">
            <text:p>Computing Science</text:p>
          </table:table-cell>
          <table:table-cell office:value-type="float" office:value="2">
            <text:p>2</text:p>
          </table:table-cell>
          <table:table-cell table:formula="of:=CONCATENATE(&quot;INSERT INTO &quot;;[.$A$1];&quot; (&quot;;[.$A$2];&quot;,&quot;;[.$B$2];&quot;,&quot;;[.$C$2];&quot;,&quot;;[.$D$2];&quot;,&quot;;[.$E$2];&quot;,&quot;;[.$F$2];&quot;,&quot;;[.$G$2];&quot;,&quot;;[.$H$2];&quot;,&quot;;[.$I$2];&quot;,&quot;;[.$J$2];&quot;) VALUES ('&quot;;[.A10];&quot;','&quot;;[.B10];&quot;','&quot;;[.C10];&quot;','&quot;;[.D10];&quot;','&quot;;[.E10];&quot;','&quot;;[.F10];&quot;','&quot;;[.G10];&quot;','&quot;;[.H10];&quot;','&quot;;[.I10];&quot;','&quot;;[.J10];&quot;');&quot;)" office:value-type="string" office:string-value="INSERT INTO Course (Level,Semester,Credit,CourseId,Name,Description,EntryRequirements,Assessment,MainAssessment,School) VALUES ('2','1','10','COMPSCI2003','Computing Science 2R: Algorithmic Foundations 2 ','To introduce the foundational mathematics needed for Computing Science;To make students proficient in their use;To show how they can be applied to advantage in understanding computational phenomena.','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December','Computing Science');">
            <text:p>INSERT INTO Course (Level,Semester,Credit,CourseId,Name,Description,EntryRequirements,Assessment,MainAssessment,School) VALUES ('2','1','10','COMPSCI2003','Computing Science 2R: Algorithmic Foundations 2 ','To introduce the foundational mathematics needed for Computing Science;To make students proficient in their use;To show how they can be applied to advantage in understanding computational phenomena.','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December','Computing Science');</text:p>
          </table:table-cell>
        </table:table-row>
        <table:table-row table:style-name="ro1">
          <table:table-cell office:value-type="float" office:value="2">
            <text:p>2</text:p>
          </table:table-cell>
          <table:table-cell office:value-type="float" office:value="1">
            <text:p>1</text:p>
          </table:table-cell>
          <table:table-cell office:value-type="float" office:value="10">
            <text:p>10</text:p>
          </table:table-cell>
          <table:table-cell office:value-type="string">
            <text:p>COMPSCI2002</text:p>
          </table:table-cell>
          <table:table-cell office:value-type="string">
            <text:p>Computing Science 2Q: Computing Fundamentals 2 </text:p>
          </table:table-cell>
          <table:table-cell office:value-type="string">
            <text:p>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text:p>
          </table:table-cell>
          <table:table-cell office:value-type="string">
            <text:p>Entry to this course is normally restricted to students admitted to the faster route degree programme in Computing Science.</text:p>
          </table:table-cell>
          <table:table-cell office:value-type="string">
            <text:p>1.5 hour examination (70%), assessed coursework (30%).The coursework cannot be redone because the feedback provided to the students after the original coursework would give any student redoing the coursework an unfair advantage.</text:p>
          </table:table-cell>
          <table:table-cell office:value-type="string">
            <text:p>December</text:p>
          </table:table-cell>
          <table:table-cell office:value-type="string">
            <text:p>Computing Science</text:p>
          </table:table-cell>
          <table:table-cell office:value-type="float" office:value="2">
            <text:p>2</text:p>
          </table:table-cell>
          <table:table-cell table:formula="of:=CONCATENATE(&quot;INSERT INTO &quot;;[.$A$1];&quot; (&quot;;[.$A$2];&quot;,&quot;;[.$B$2];&quot;,&quot;;[.$C$2];&quot;,&quot;;[.$D$2];&quot;,&quot;;[.$E$2];&quot;,&quot;;[.$F$2];&quot;,&quot;;[.$G$2];&quot;,&quot;;[.$H$2];&quot;,&quot;;[.$I$2];&quot;,&quot;;[.$J$2];&quot;) VALUES ('&quot;;[.A11];&quot;','&quot;;[.B11];&quot;','&quot;;[.C11];&quot;','&quot;;[.D11];&quot;','&quot;;[.E11];&quot;','&quot;;[.F11];&quot;','&quot;;[.G11];&quot;','&quot;;[.H11];&quot;','&quot;;[.I11];&quot;','&quot;;[.J11];&quot;');&quot;)" office:value-type="string" office:string-value="INSERT INTO Course (Level,Semester,Credit,CourseId,Name,Description,EntryRequirements,Assessment,MainAssessment,School) VALUES ('2','1','10','COMPSCI2002','Computing Science 2Q: Computing Fundamentals 2 ','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Entry to this course is normally restricted to students admitted to the faster route degree programme in Computing Science.','1.5 hour examination (70%), assessed coursework (30%).The coursework cannot be redone because the feedback provided to the students after the original coursework would give any student redoing the coursework an unfair advantage.','December','Computing Science');">
            <text:p>INSERT INTO Course (Level,Semester,Credit,CourseId,Name,Description,EntryRequirements,Assessment,MainAssessment,School) VALUES ('2','1','10','COMPSCI2002','Computing Science 2Q: Computing Fundamentals 2 ','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Entry to this course is normally restricted to students admitted to the faster route degree programme in Computing Science.','1.5 hour examination (70%), assessed coursework (30%).The coursework cannot be redone because the feedback provided to the students after the original coursework would give any student redoing the coursework an unfair advantage.','December','Computing Science');</text:p>
          </table:table-cell>
        </table:table-row>
        <table:table-row table:style-name="ro1">
          <table:table-cell office:value-type="float" office:value="2">
            <text:p>2</text:p>
          </table:table-cell>
          <table:table-cell office:value-type="float" office:value="1">
            <text:p>1</text:p>
          </table:table-cell>
          <table:table-cell office:value-type="float" office:value="10">
            <text:p>10</text:p>
          </table:table-cell>
          <table:table-cell office:value-type="string">
            <text:p>COMPSCI2001</text:p>
          </table:table-cell>
          <table:table-cell office:value-type="string">
            <text:p>Computing Science 2P: Java Programming 2 </text:p>
          </table:table-cell>
          <table:table-cell office:value-type="string">
            <text:p>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degree examination (50%), 2 hour laboratory examination (30%), 1.5 hour class test (20%). 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office:value-type="float" office:value="2">
            <text:p>2</text:p>
          </table:table-cell>
          <table:table-cell table:formula="of:=CONCATENATE(&quot;INSERT INTO &quot;;[.$A$1];&quot; (&quot;;[.$A$2];&quot;,&quot;;[.$B$2];&quot;,&quot;;[.$C$2];&quot;,&quot;;[.$D$2];&quot;,&quot;;[.$E$2];&quot;,&quot;;[.$F$2];&quot;,&quot;;[.$G$2];&quot;,&quot;;[.$H$2];&quot;,&quot;;[.$I$2];&quot;,&quot;;[.$J$2];&quot;) VALUES ('&quot;;[.A12];&quot;','&quot;;[.B12];&quot;','&quot;;[.C12];&quot;','&quot;;[.D12];&quot;','&quot;;[.E12];&quot;','&quot;;[.F12];&quot;','&quot;;[.G12];&quot;','&quot;;[.H12];&quot;','&quot;;[.I12];&quot;','&quot;;[.J12];&quot;');&quot;)" office:value-type="string" office:string-value="INSERT INTO Course (Level,Semester,Credit,CourseId,Name,Description,EntryRequirements,Assessment,MainAssessment,School) VALUES ('2','1','10','COMPSCI2001','Computing Science 2P: Java Programming 2 ','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Entry to Level 2 Computing Science is guaranteed to students who achieve Grade C or better in each of CS1P and CS1Q at the first attempt. All others would be at the discretion of the School.','1.5 hour degree examination (50%), 2 hour laboratory examination (30%), 1.5 hour class test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1','10','COMPSCI2001','Computing Science 2P: Java Programming 2 ','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Entry to Level 2 Computing Science is guaranteed to students who achieve Grade C or better in each of CS1P and CS1Q at the first attempt. All others would be at the discretion of the School.','1.5 hour degree examination (50%), 2 hour laboratory examination (30%), 1.5 hour class test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2">
            <text:p>2</text:p>
          </table:table-cell>
          <table:table-cell office:value-type="float" office:value="2">
            <text:p>2</text:p>
          </table:table-cell>
          <table:table-cell office:value-type="float" office:value="10">
            <text:p>10</text:p>
          </table:table-cell>
          <table:table-cell office:value-type="string">
            <text:p>COMPSCI2007</text:p>
          </table:table-cell>
          <table:table-cell office:value-type="string">
            <text:p>Computing Science 2X: Algorithms &amp; Data Structures 2 </text:p>
          </table:table-cell>
          <table:table-cell office:value-type="string">
            <text:p>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examination (80%), coursework (20%).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office:value-type="float" office:value="2">
            <text:p>2</text:p>
          </table:table-cell>
          <table:table-cell table:formula="of:=CONCATENATE(&quot;INSERT INTO &quot;;[.$A$1];&quot; (&quot;;[.$A$2];&quot;,&quot;;[.$B$2];&quot;,&quot;;[.$C$2];&quot;,&quot;;[.$D$2];&quot;,&quot;;[.$E$2];&quot;,&quot;;[.$F$2];&quot;,&quot;;[.$G$2];&quot;,&quot;;[.$H$2];&quot;,&quot;;[.$I$2];&quot;,&quot;;[.$J$2];&quot;) VALUES ('&quot;;[.A13];&quot;','&quot;;[.B13];&quot;','&quot;;[.C13];&quot;','&quot;;[.D13];&quot;','&quot;;[.E13];&quot;','&quot;;[.F13];&quot;','&quot;;[.G13];&quot;','&quot;;[.H13];&quot;','&quot;;[.I13];&quot;','&quot;;[.J13];&quot;');&quot;)" office:value-type="string" office:string-value="INSERT INTO Course (Level,Semester,Credit,CourseId,Name,Description,EntryRequirements,Assessment,MainAssessment,School) VALUES ('2','2','10','COMPSCI2007','Computing Science 2X: Algorithms &amp; Data Structures 2 ','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2','10','COMPSCI2007','Computing Science 2X: Algorithms &amp; Data Structures 2 ','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2">
            <text:p>2</text:p>
          </table:table-cell>
          <table:table-cell office:value-type="float" office:value="2">
            <text:p>2</text:p>
          </table:table-cell>
          <table:table-cell office:value-type="float" office:value="10">
            <text:p>10</text:p>
          </table:table-cell>
          <table:table-cell office:value-type="string">
            <text:p>COMPSCI2006</text:p>
          </table:table-cell>
          <table:table-cell office:value-type="string">
            <text:p>Computing Science 2U: Information Management 2 </text:p>
          </table:table-cell>
          <table:table-cell office:value-type="string">
            <text:p>To develop competence, confidence, and professionalism in designing and developing information systems which provide computer interfaces to the management of large collections of data, including delivery over the world wide web.</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hour examination (80%); plus assessed coursework (20%). 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office:value-type="float" office:value="2">
            <text:p>2</text:p>
          </table:table-cell>
          <table:table-cell table:formula="of:=CONCATENATE(&quot;INSERT INTO &quot;;[.$A$1];&quot; (&quot;;[.$A$2];&quot;,&quot;;[.$B$2];&quot;,&quot;;[.$C$2];&quot;,&quot;;[.$D$2];&quot;,&quot;;[.$E$2];&quot;,&quot;;[.$F$2];&quot;,&quot;;[.$G$2];&quot;,&quot;;[.$H$2];&quot;,&quot;;[.$I$2];&quot;,&quot;;[.$J$2];&quot;) VALUES ('&quot;;[.A14];&quot;','&quot;;[.B14];&quot;','&quot;;[.C14];&quot;','&quot;;[.D14];&quot;','&quot;;[.E14];&quot;','&quot;;[.F14];&quot;','&quot;;[.G14];&quot;','&quot;;[.H14];&quot;','&quot;;[.I14];&quot;','&quot;;[.J14];&quot;');&quot;)" office:value-type="string" office:string-value="INSERT INTO Course (Level,Semester,Credit,CourseId,Name,Description,EntryRequirements,Assessment,MainAssessment,School) VALUES ('2','2','10','COMPSCI2006','Computing Science 2U: Information Management 2 ','To develop competence, confidence, and professionalism in designing and developing information systems which provide computer interfaces to the management of large collections of data, including delivery over the world wide web.','Entry to Level 2 Computing Science is guaranteed to students who achieve Grade C or better in each of CS1P and CS1Q at the first attempt. All others would be at the discretion of the School.','1.5-hour examination (80%); plus assessed coursework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2','10','COMPSCI2006','Computing Science 2U: Information Management 2 ','To develop competence, confidence, and professionalism in designing and developing information systems which provide computer interfaces to the management of large collections of data, including delivery over the world wide web.','Entry to Level 2 Computing Science is guaranteed to students who achieve Grade C or better in each of CS1P and CS1Q at the first attempt. All others would be at the discretion of the School.','1.5-hour examination (80%); plus assessed coursework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2">
            <text:p>2</text:p>
          </table:table-cell>
          <table:table-cell office:value-type="float" office:value="1">
            <text:p>1</text:p>
          </table:table-cell>
          <table:table-cell office:value-type="float" office:value="10">
            <text:p>10</text:p>
          </table:table-cell>
          <table:table-cell office:value-type="string">
            <text:p>COMPSCI2005</text:p>
          </table:table-cell>
          <table:table-cell office:value-type="string">
            <text:p>Computing Science 2T: Computer Systems 2 </text:p>
          </table:table-cell>
          <table:table-cell office:value-type="string">
            <text:p>To provide a thorough understanding of the integration of hardware and software components in a simple, but realistic, computer system.</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text:p>
          </table:table-cell>
          <table:table-cell office:value-type="string">
            <text:p>December</text:p>
          </table:table-cell>
          <table:table-cell office:value-type="string">
            <text:p>Computing Science</text:p>
          </table:table-cell>
          <table:table-cell office:value-type="float" office:value="2">
            <text:p>2</text:p>
          </table:table-cell>
          <table:table-cell table:formula="of:=CONCATENATE(&quot;INSERT INTO &quot;;[.$A$1];&quot; (&quot;;[.$A$2];&quot;,&quot;;[.$B$2];&quot;,&quot;;[.$C$2];&quot;,&quot;;[.$D$2];&quot;,&quot;;[.$E$2];&quot;,&quot;;[.$F$2];&quot;,&quot;;[.$G$2];&quot;,&quot;;[.$H$2];&quot;,&quot;;[.$I$2];&quot;,&quot;;[.$J$2];&quot;) VALUES ('&quot;;[.A15];&quot;','&quot;;[.B15];&quot;','&quot;;[.C15];&quot;','&quot;;[.D15];&quot;','&quot;;[.E15];&quot;','&quot;;[.F15];&quot;','&quot;;[.G15];&quot;','&quot;;[.H15];&quot;','&quot;;[.I15];&quot;','&quot;;[.J15];&quot;');&quot;)" office:value-type="string" office:string-value="INSERT INTO Course (Level,Semester,Credit,CourseId,Name,Description,EntryRequirements,Assessment,MainAssessment,School) VALUES ('2','1','10','COMPSCI2005','Computing Science 2T: Computer Systems 2 ','To provide a thorough understanding of the integration of hardware and software components in a simple, but realistic, computer system.','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December','Computing Science');">
            <text:p>INSERT INTO Course (Level,Semester,Credit,CourseId,Name,Description,EntryRequirements,Assessment,MainAssessment,School) VALUES ('2','1','10','COMPSCI2005','Computing Science 2T: Computer Systems 2 ','To provide a thorough understanding of the integration of hardware and software components in a simple, but realistic, computer system.','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December','Computing Science');</text:p>
          </table:table-cell>
        </table:table-row>
        <table:table-row table:style-name="ro1">
          <table:table-cell office:value-type="float" office:value="2">
            <text:p>2</text:p>
          </table:table-cell>
          <table:table-cell office:value-type="float" office:value="2">
            <text:p>2</text:p>
          </table:table-cell>
          <table:table-cell office:value-type="float" office:value="10">
            <text:p>10</text:p>
          </table:table-cell>
          <table:table-cell office:value-type="string">
            <text:p>COMPSCI2008</text:p>
          </table:table-cell>
          <table:table-cell office:value-type="string">
            <text:p>Computing Science 2Y: Object-Oriented Software Engineering 2 </text:p>
          </table:table-cell>
          <table:table-cell office:value-type="string">
            <text:p>To introduce the basic concepts of software engineering;To present methods for the design, implementation and documentation of larger object-oriented programs;To develop program comprehension and design skills by studying and extending existing programs.</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office:value-type="float" office:value="2">
            <text:p>2</text:p>
          </table:table-cell>
          <table:table-cell table:formula="of:=CONCATENATE(&quot;INSERT INTO &quot;;[.$A$1];&quot; (&quot;;[.$A$2];&quot;,&quot;;[.$B$2];&quot;,&quot;;[.$C$2];&quot;,&quot;;[.$D$2];&quot;,&quot;;[.$E$2];&quot;,&quot;;[.$F$2];&quot;,&quot;;[.$G$2];&quot;,&quot;;[.$H$2];&quot;,&quot;;[.$I$2];&quot;,&quot;;[.$J$2];&quot;) VALUES ('&quot;;[.A16];&quot;','&quot;;[.B16];&quot;','&quot;;[.C16];&quot;','&quot;;[.D16];&quot;','&quot;;[.E16];&quot;','&quot;;[.F16];&quot;','&quot;;[.G16];&quot;','&quot;;[.H16];&quot;','&quot;;[.I16];&quot;','&quot;;[.J16];&quot;');&quot;)" office:value-type="string" office:string-value="INSERT INTO Course (Level,Semester,Credit,CourseId,Name,Description,EntryRequirements,Assessment,MainAssessment,School) VALUES ('2','2','10','COMPSCI2008','Computing Science 2Y: Object-Oriented Software Engineering 2 ','To introduce the basic concepts of software engineering;To present methods for the design, implementation and documentation of larger object-oriented programs;To develop program comprehension and design skills by studying and extending existing programs.','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2','2','10','COMPSCI2008','Computing Science 2Y: Object-Oriented Software Engineering 2 ','To introduce the basic concepts of software engineering;To present methods for the design, implementation and documentation of larger object-oriented programs;To develop program comprehension and design skills by studying and extending existing programs.','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office:value-type="float" office:value="3">
            <text:p>3</text:p>
          </table:table-cell>
          <table:table-cell office:value-type="float" office:value="1">
            <text:p>1</text:p>
          </table:table-cell>
          <table:table-cell office:value-type="float" office:value="10">
            <text:p>10</text:p>
          </table:table-cell>
          <table:table-cell office:value-type="string">
            <text:p>COMPSCI3005</text:p>
          </table:table-cell>
          <table:table-cell office:value-type="string">
            <text:p>Software Engineering M3 </text:p>
          </table:table-cell>
          <table:table-cell office:value-type="string">
            <text:p>An introduction to software engineering principles, processes and techniques.</text:p>
          </table:table-cell>
          <table:table-cell office:value-type="string">
            <text:p>None.</text:p>
          </table:table-cell>
          <table:table-cell office:value-type="string">
            <text:p>100% continuous assessment. The coursework cannot be redone because its nature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office:value-type="float" office:value="3">
            <text:p>3</text:p>
          </table:table-cell>
          <table:table-cell table:formula="of:=CONCATENATE(&quot;INSERT INTO &quot;;[.$A$1];&quot; (&quot;;[.$A$2];&quot;,&quot;;[.$B$2];&quot;,&quot;;[.$C$2];&quot;,&quot;;[.$D$2];&quot;,&quot;;[.$E$2];&quot;,&quot;;[.$F$2];&quot;,&quot;;[.$G$2];&quot;,&quot;;[.$H$2];&quot;,&quot;;[.$I$2];&quot;,&quot;;[.$J$2];&quot;) VALUES ('&quot;;[.A17];&quot;','&quot;;[.B17];&quot;','&quot;;[.C17];&quot;','&quot;;[.D17];&quot;','&quot;;[.E17];&quot;','&quot;;[.F17];&quot;','&quot;;[.G17];&quot;','&quot;;[.H17];&quot;','&quot;;[.I17];&quot;','&quot;;[.J17];&quot;');&quot;)" office:value-type="string" office:string-value="INSERT INTO Course (Level,Semester,Credit,CourseId,Name,Description,EntryRequirements,Assessment,MainAssessment,School) VALUES ('3','1','10','COMPSCI3005','Software Engineering M3 ','An introduction to software engineering principles, processes and techniques.','None.','100% continuous assessment. The coursework cannot be redone because its nature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3','1','10','COMPSCI3005','Software Engineering M3 ','An introduction to software engineering principles, processes and techniques.','None.','100% continuous assessment. The coursework cannot be redone because its nature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3">
            <text:p>3</text:p>
          </table:table-cell>
          <table:table-cell office:value-type="string">
            <text:p>1 &amp; 2</text:p>
          </table:table-cell>
          <table:table-cell office:value-type="float" office:value="20">
            <text:p>20</text:p>
          </table:table-cell>
          <table:table-cell office:value-type="string">
            <text:p>COMPSCI3004</text:p>
          </table:table-cell>
          <table:table-cell office:value-type="string">
            <text:p>Computing Science 3Y: Team Project 3 </text:p>
          </table:table-cell>
          <table:table-cell office:value-type="string">
            <text:p>To design and implement, in a team, a software system that solves a (more-or-less) well-understood problem; to achieve a deliverable product in the form of a piece of working software.</text:p>
          </table:table-cell>
          <table:table-cell office:value-type="string">
            <text:p>Object Oriented Software Engineering 2 (or equivalent), Algorithms and Data Structures 2 (or equivalent), Java Programming 2 (or equivalent).</text:p>
          </table:table-cell>
          <table:table-cell office:value-type="string">
            <text:p>Joint dissertation comprising a project report, documentation, and the software itself.5% Presentation, 5% Writing Skills, 90% Project Dissertation. Reassessment is not possible as the project is done as part of a group. </text:p>
          </table:table-cell>
          <table:table-cell office:value-type="string">
            <text:p>April/May</text:p>
          </table:table-cell>
          <table:table-cell office:value-type="string">
            <text:p>Computing Science</text:p>
          </table:table-cell>
          <table:table-cell office:value-type="float" office:value="3">
            <text:p>3</text:p>
          </table:table-cell>
          <table:table-cell table:formula="of:=CONCATENATE(&quot;INSERT INTO &quot;;[.$A$1];&quot; (&quot;;[.$A$2];&quot;,&quot;;[.$B$2];&quot;,&quot;;[.$C$2];&quot;,&quot;;[.$D$2];&quot;,&quot;;[.$E$2];&quot;,&quot;;[.$F$2];&quot;,&quot;;[.$G$2];&quot;,&quot;;[.$H$2];&quot;,&quot;;[.$I$2];&quot;,&quot;;[.$J$2];&quot;) VALUES ('&quot;;[.A18];&quot;','&quot;;[.B18];&quot;','&quot;;[.C18];&quot;','&quot;;[.D18];&quot;','&quot;;[.E18];&quot;','&quot;;[.F18];&quot;','&quot;;[.G18];&quot;','&quot;;[.H18];&quot;','&quot;;[.I18];&quot;','&quot;;[.J18];&quot;');&quot;)" office:value-type="string" office:string-value="INSERT INTO Course (Level,Semester,Credit,CourseId,Name,Description,EntryRequirements,Assessment,MainAssessment,School) VALUES ('3','1 &amp; 2','20','COMPSCI3004','Computing Science 3Y: Team Project 3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 ','April/May','Computing Science');">
            <text:p>INSERT INTO Course (Level,Semester,Credit,CourseId,Name,Description,EntryRequirements,Assessment,MainAssessment,School) VALUES ('3','1 &amp; 2','20','COMPSCI3004','Computing Science 3Y: Team Project 3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 ','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20">
            <text:p>20</text:p>
          </table:table-cell>
          <table:table-cell office:value-type="string">
            <text:p>COMPSCI4044P</text:p>
          </table:table-cell>
          <table:table-cell office:value-type="string">
            <text:p>Team Project ESE3 (Software) </text:p>
          </table:table-cell>
          <table:table-cell office:value-type="string">
            <text:p>To design and implement, in a team, a hardware and software system that solves a (more-or-less) well-understood problem; to achieve a deliverable product in the form of a piece of working hardware and software.</text:p>
          </table:table-cell>
          <table:table-cell office:value-type="string">
            <text:p>Object Oriented Software Engineering 2 (or equivalent), Algorithms and Data Structures 2 (or equivalent), Java Programming 2 (or equivalent).</text:p>
          </table:table-cell>
          <table:table-cell office:value-type="string">
            <text:p>Joint dissertation comprising a project report, documentation, and the software itself.5% Presentation, 5% Writing Skills, 90% Project Dissertation. Reassessment is not possible as the project is done as part of a group.</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19];&quot;','&quot;;[.B19];&quot;','&quot;;[.C19];&quot;','&quot;;[.D19];&quot;','&quot;;[.E19];&quot;','&quot;;[.F19];&quot;','&quot;;[.G19];&quot;','&quot;;[.H19];&quot;','&quot;;[.I19];&quot;','&quot;;[.J19];&quot;');&quot;)" office:value-type="string" office:string-value="INSERT INTO Course (Level,Semester,Credit,CourseId,Name,Description,EntryRequirements,Assessment,MainAssessment,School) VALUES ('4','1 &amp; 2','20','COMPSCI4044P','Team Project ESE3 (Software) ','To design and implement, in a team, a hardware and software system that solves a (more-or-less) well-understood problem; to achieve a deliverable product in the form of a piece of working hardware and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
            <text:p>INSERT INTO Course (Level,Semester,Credit,CourseId,Name,Description,EntryRequirements,Assessment,MainAssessment,School) VALUES ('4','1 &amp; 2','20','COMPSCI4044P','Team Project ESE3 (Software) ','To design and implement, in a team, a hardware and software system that solves a (more-or-less) well-understood problem; to achieve a deliverable product in the form of a piece of working hardware and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30">
            <text:p>30</text:p>
          </table:table-cell>
          <table:table-cell office:value-type="string">
            <text:p>COMPSCI4025P</text:p>
          </table:table-cell>
          <table:table-cell office:value-type="string">
            <text:p>Individual Project 4 (Single) </text:p>
          </table:table-cell>
          <table:table-cell office:value-type="string">
            <text:p>The aim of the individual project is to allow students to undertake a substantial piece of individual work, involving planning, specification, design, execution, evaluation, presentation and report-writing.</text:p>
          </table:table-cell>
          <table:table-cell office:value-type="string">
            <text:p>4th year entry regulations</text:p>
          </table:table-cell>
          <table:table-cell office:value-type="string">
            <text:p>Project 100%. This report will incorporate a year of continuous work so it will therefore not be possible for students to resubmit this work.</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20];&quot;','&quot;;[.B20];&quot;','&quot;;[.C20];&quot;','&quot;;[.D20];&quot;','&quot;;[.E20];&quot;','&quot;;[.F20];&quot;','&quot;;[.G20];&quot;','&quot;;[.H20];&quot;','&quot;;[.I20];&quot;','&quot;;[.J20];&quot;');&quot;)" office:value-type="string" office:string-value="INSERT INTO Course (Level,Semester,Credit,CourseId,Name,Description,EntryRequirements,Assessment,MainAssessment,School) VALUES ('4','1 &amp; 2','30','COMPSCI4025P','Individual Project 4 (Single)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
            <text:p>INSERT INTO Course (Level,Semester,Credit,CourseId,Name,Description,EntryRequirements,Assessment,MainAssessment,School) VALUES ('4','1 &amp; 2','30','COMPSCI4025P','Individual Project 4 (Single)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23</text:p>
          </table:table-cell>
          <table:table-cell office:value-type="string">
            <text:p>Human-Computer Interaction 4 </text:p>
          </table:table-cell>
          <table:table-cell office:value-type="string">
            <text:p>The aim of this course is to introduce students to advanced topics in Human-Computer Interaction. It focuses on multimodal interaction, novel forms in interaction, users with different abilities and social media.</text:p>
          </table:table-cell>
          <table:table-cell office:value-type="string">
            <text:p>Interactive Systems 3 (or equivalent)</text:p>
          </table:table-cell>
          <table:table-cell office:value-type="string">
            <text:p>Examination (80%); Coursework: (20%)</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21];&quot;','&quot;;[.B21];&quot;','&quot;;[.C21];&quot;','&quot;;[.D21];&quot;','&quot;;[.E21];&quot;','&quot;;[.F21];&quot;','&quot;;[.G21];&quot;','&quot;;[.H21];&quot;','&quot;;[.I21];&quot;','&quot;;[.J21];&quot;');&quot;)" office:value-type="string" office:string-value="INSERT INTO Course (Level,Semester,Credit,CourseId,Name,Description,EntryRequirements,Assessment,MainAssessment,School) VALUES ('4','1','10','COMPSCI4023','Human-Computer Interaction 4 ','The aim of this course is to introduce students to advanced topics in Human-Computer Interaction. It focuses on multimodal interaction, novel forms in interaction, users with different abilities and social media.','Interactive Systems 3 (or equivalent)','Examination (80%); Coursework: (20%)','April/May','Computing Science');">
            <text:p>INSERT INTO Course (Level,Semester,Credit,CourseId,Name,Description,EntryRequirements,Assessment,MainAssessment,School) VALUES ('4','1','10','COMPSCI4023','Human-Computer Interaction 4 ','The aim of this course is to introduce students to advanced topics in Human-Computer Interaction. It focuses on multimodal interaction, novel forms in interaction, users with different abilities and social media.','Interactive Systems 3 (or equivalent)','Examination (80%); Coursework: (20%)','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21</text:p>
          </table:table-cell>
          <table:table-cell office:value-type="string">
            <text:p>Functional Programming 4 </text:p>
          </table:table-cell>
          <table:table-cell office:value-type="string">
            <text:p>Functional programming is introduced using Haskell. The standard programming techniques, as well as some advanced topics, are covered and applied to realistic programming problems.</text:p>
          </table:table-cell>
          <table:table-cell office:value-type="string">
            <text:p>Advanced Programming 3 (or equivalent), Programming Languages 3 (or equivalent).</text:p>
          </table:table-cell>
          <table:table-cell office:value-type="string">
            <text:p>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22];&quot;','&quot;;[.B22];&quot;','&quot;;[.C22];&quot;','&quot;;[.D22];&quot;','&quot;;[.E22];&quot;','&quot;;[.F22];&quot;','&quot;;[.G22];&quot;','&quot;;[.H22];&quot;','&quot;;[.I22];&quot;','&quot;;[.J22];&quot;');&quot;)" office:value-type="string" office:string-value="INSERT INTO Course (Level,Semester,Credit,CourseId,Name,Description,EntryRequirements,Assessment,MainAssessment,School) VALUES ('4','1','10','COMPSCI4021','Functional Programming 4 ','Functional programming is introduced using Haskell. The standard programming techniques, as well as some advanced topics, are covered and applied to realistic programming problems.','Advanced Programming 3 (or equivalent), Programming Languages 3 (or equivalent).','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April/May','Computing Science');">
            <text:p>INSERT INTO Course (Level,Semester,Credit,CourseId,Name,Description,EntryRequirements,Assessment,MainAssessment,School) VALUES ('4','1','10','COMPSCI4021','Functional Programming 4 ','Functional programming is introduced using Haskell. The standard programming techniques, as well as some advanced topics, are covered and applied to realistic programming problems.','Advanced Programming 3 (or equivalent), Programming Languages 3 (or equivalent).','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62</text:p>
          </table:table-cell>
          <table:table-cell office:value-type="string">
            <text:p>Cyber Security 4 </text:p>
          </table:table-cell>
          <table:table-cell office:value-type="string">
            <text:p>This course covers the technical aspects of information security, such as algorithms and protocols. It also covers ways in which these systems can be attacked and techniques for thwarting these attacks.</text:p>
          </table:table-cell>
          <table:table-cell office:value-type="string">
            <text:p>None</text:p>
          </table:table-cell>
          <table:table-cell office:value-type="string">
            <text:p>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23];&quot;','&quot;;[.B23];&quot;','&quot;;[.C23];&quot;','&quot;;[.D23];&quot;','&quot;;[.E23];&quot;','&quot;;[.F23];&quot;','&quot;;[.G23];&quot;','&quot;;[.H23];&quot;','&quot;;[.I23];&quot;','&quot;;[.J23];&quot;');&quot;)" office:value-type="string" office:string-value="INSERT INTO Course (Level,Semester,Credit,CourseId,Name,Description,EntryRequirements,Assessment,MainAssessment,School) VALUES ('4','2','10','COMPSCI4062','Cyber Security 4 ','This course covers the technical aspects of information security, such as algorithms and protocols. It also covers ways in which these systems can be attacked and techniques for thwarting these attacks.','None','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62','Cyber Security 4 ','This course covers the technical aspects of information security, such as algorithms and protocols. It also covers ways in which these systems can be attacked and techniques for thwarting these attacks.','None','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61</text:p>
          </table:table-cell>
          <table:table-cell office:value-type="string">
            <text:p>Machine Learning 4 </text:p>
          </table:table-cell>
          <table:table-cell office:value-type="string">
            <text:p>A practical introduction to the foundations of machine learning.</text:p>
          </table:table-cell>
          <table:table-cell office:value-type="string">
            <text:p>Mandatory Entry Requirements Working knowledge of mathematics (e.g., matrices, linear spaces and basic geometry, as covered in, for example, Math1RS or Math1RT). Recommended Entry Requirements Some experience in probability and statistics would be useful but is not essential.</text:p>
          </table:table-cell>
          <table:table-cell office:value-type="string">
            <text:p>Practical coursework 20% and examination 8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24];&quot;','&quot;;[.B24];&quot;','&quot;;[.C24];&quot;','&quot;;[.D24];&quot;','&quot;;[.E24];&quot;','&quot;;[.F24];&quot;','&quot;;[.G24];&quot;','&quot;;[.H24];&quot;','&quot;;[.I24];&quot;','&quot;;[.J24];&quot;');&quot;)" office:value-type="string" office:string-value="INSERT INTO Course (Level,Semester,Credit,CourseId,Name,Description,EntryRequirements,Assessment,MainAssessment,School) VALUES ('4','2','10','COMPSCI4061','Machine Learning 4 ','A practical introduction to the foundations of machine learning.','Mandatory Entry Requirements Working knowledge of mathematics (e.g., matrices, linear spaces and basic geometry, as covered in, for example, Math1RS or Math1RT). Recommended Entry Requirements Some experience in probability and statistics would be useful but is not essential.','Practical coursework 20% and examination 8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2','10','COMPSCI4061','Machine Learning 4 ','A practical introduction to the foundations of machine learning.','Mandatory Entry Requirements Working knowledge of mathematics (e.g., matrices, linear spaces and basic geometry, as covered in, for example, Math1RS or Math1RT). Recommended Entry Requirements Some experience in probability and statistics would be useful but is not essential.','Practical coursework 20% and examination 8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66</text:p>
          </table:table-cell>
          <table:table-cell office:value-type="string">
            <text:p>Computer Vision Methods and Applications 4 </text:p>
          </table:table-cell>
          <table:table-cell office:value-type="string">
            <text:p>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text:p>
          </table:table-cell>
          <table:table-cell office:value-type="string">
            <text:p>No previous experience in computer vision is required, however a basic understanding of mathematics concepts, for example: matrices, vectors, elementary calculus and basic probability would be helpful (as provided by Math1RS or Math1RT), but not essential.</text:p>
          </table:table-cell>
          <table:table-cell office:value-type="string">
            <text:p>Examination 100%.The laboratory work will be assessed in a compulsory question set in the examination.</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25];&quot;','&quot;;[.B25];&quot;','&quot;;[.C25];&quot;','&quot;;[.D25];&quot;','&quot;;[.E25];&quot;','&quot;;[.F25];&quot;','&quot;;[.G25];&quot;','&quot;;[.H25];&quot;','&quot;;[.I25];&quot;','&quot;;[.J25];&quot;');&quot;)" office:value-type="string" office:string-value="INSERT INTO Course (Level,Semester,Credit,CourseId,Name,Description,EntryRequirements,Assessment,MainAssessment,School) VALUES ('4','1','10','COMPSCI4066','Computer Vision Methods and Applications 4 ','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No previous experience in computer vision is required, however a basic understanding of mathematics concepts, for example: matrices, vectors, elementary calculus and basic probability would be helpful (as provided by Math1RS or Math1RT), but not essential.','Examination 100%.The laboratory work will be assessed in a compulsory question set in the examination.','April/May','Computing Science');">
            <text:p>INSERT INTO Course (Level,Semester,Credit,CourseId,Name,Description,EntryRequirements,Assessment,MainAssessment,School) VALUES ('4','1','10','COMPSCI4066','Computer Vision Methods and Applications 4 ','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No previous experience in computer vision is required, however a basic understanding of mathematics concepts, for example: matrices, vectors, elementary calculus and basic probability would be helpful (as provided by Math1RS or Math1RT), but not essential.','Examination 100%.The laboratory work will be assessed in a compulsory question set in the examination.','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67</text:p>
          </table:table-cell>
          <table:table-cell office:value-type="string">
            <text:p>Software Engineering for Financial Systems 4 </text:p>
          </table:table-cell>
          <table:table-cell office:value-type="string">
            <text:p>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text:p>
          </table:table-cell>
          <table:table-cell office:value-type="string">
            <text:p>Object Oriented Software Engineering 2 (or comparable course)Professional Software Development 3 (or related course)</text:p>
          </table:table-cell>
          <table:table-cell office:value-type="string">
            <text:p>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26];&quot;','&quot;;[.B26];&quot;','&quot;;[.C26];&quot;','&quot;;[.D26];&quot;','&quot;;[.E26];&quot;','&quot;;[.F26];&quot;','&quot;;[.G26];&quot;','&quot;;[.H26];&quot;','&quot;;[.I26];&quot;','&quot;;[.J26];&quot;');&quot;)" office:value-type="string" office:string-value="INSERT INTO Course (Level,Semester,Credit,CourseId,Name,Description,EntryRequirements,Assessment,MainAssessment,School) VALUES ('4','2','10','COMPSCI4067','Software Engineering for Financial Systems 4 ','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Object Oriented Software Engineering 2 (or comparable course)Professional Software Development 3 (or related course)','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4','2','10','COMPSCI4067','Software Engineering for Financial Systems 4 ','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Object Oriented Software Engineering 2 (or comparable course)Professional Software Development 3 (or related course)','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64</text:p>
          </table:table-cell>
          <table:table-cell office:value-type="string">
            <text:p>Big Data: Systems, Programming, and Management </text:p>
          </table:table-cell>
          <table:table-cell office:value-type="string">
            <text:p>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text:p>
          </table:table-cell>
          <table:table-cell office:value-type="string">
            <text:p>Mandatory Entry Requirements:Database Systems 3 Recommended Entry Requirements:Information Retrieval (M)</text:p>
          </table:table-cell>
          <table:table-cell office:value-type="string">
            <text:p>AssessmentExam 40% and Coursework 60% ReassessmentThis coursework is done in groups and therefore cannot be reassessed.</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27];&quot;','&quot;;[.B27];&quot;','&quot;;[.C27];&quot;','&quot;;[.D27];&quot;','&quot;;[.E27];&quot;','&quot;;[.F27];&quot;','&quot;;[.G27];&quot;','&quot;;[.H27];&quot;','&quot;;[.I27];&quot;','&quot;;[.J27];&quot;');&quot;)" office:value-type="string" office:string-value="INSERT INTO Course (Level,Semester,Credit,CourseId,Name,Description,EntryRequirements,Assessment,MainAssessment,School) VALUES ('4','1','10','COMPSCI4064','Big Data: Systems, Programming, and Management ','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Mandatory Entry Requirements:Database Systems 3 Recommended Entry Requirements:Information Retrieval (M)','AssessmentExam 40% and Coursework 60% ReassessmentThis coursework is done in groups and therefore cannot be reassessed.','April/May','Computing Science');">
            <text:p>INSERT INTO Course (Level,Semester,Credit,CourseId,Name,Description,EntryRequirements,Assessment,MainAssessment,School) VALUES ('4','1','10','COMPSCI4064','Big Data: Systems, Programming, and Management ','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Mandatory Entry Requirements:Database Systems 3 Recommended Entry Requirements:Information Retrieval (M)','AssessmentExam 40% and Coursework 60% ReassessmentThis coursework is done in groups and therefore cannot be reassessed.','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28</text:p>
          </table:table-cell>
          <table:table-cell office:value-type="string">
            <text:p>Information Systems And Databases </text:p>
          </table:table-cell>
          <table:table-cell office:value-type="string">
            <text:p>To acquaint students with modern methods of managing computerised information including the use of spreadsheets and databases.</text:p>
          </table:table-cell>
          <table:table-cell office:value-type="string">
            <text:p>None.</text:p>
          </table:table-cell>
          <table:table-cell office:value-type="string">
            <text:p>Examination 70% and coursework 30%. The coursework cannot be redone becaus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28];&quot;','&quot;;[.B28];&quot;','&quot;;[.C28];&quot;','&quot;;[.D28];&quot;','&quot;;[.E28];&quot;','&quot;;[.F28];&quot;','&quot;;[.G28];&quot;','&quot;;[.H28];&quot;','&quot;;[.I28];&quot;','&quot;;[.J28];&quot;');&quot;)" office:value-type="string" office:string-value="INSERT INTO Course (Level,Semester,Credit,CourseId,Name,Description,EntryRequirements,Assessment,MainAssessment,School) VALUES ('4','1','10','COMPSCI4028','Information Systems And Databases ','To acquaint students with modern methods of managing computerised information including the use of spreadsheets and databases.','None.','Examination 70% and coursework 30%. 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28','Information Systems And Databases ','To acquaint students with modern methods of managing computerised information including the use of spreadsheets and databases.','None.','Examination 70% and coursework 30%. The coursework cannot be redone because feedback provided to the students after the original coursework would give any students redoing the coursework an unfair advantage.','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65</text:p>
          </table:table-cell>
          <table:table-cell office:value-type="string">
            <text:p>Research Methods and Techniques 4 </text:p>
          </table:table-cell>
          <table:table-cell office:value-type="string">
            <text:p>This course covers the fundamental principles, of the scientific method. Students will learn the core skills of planning, designing, executing, evaluating and presenting research.</text:p>
          </table:table-cell>
          <table:table-cell office:value-type="string">
            <text:p>None.</text:p>
          </table:table-cell>
          <table:table-cell office:value-type="string">
            <text:p>Examination 70%,Coursework 3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29];&quot;','&quot;;[.B29];&quot;','&quot;;[.C29];&quot;','&quot;;[.D29];&quot;','&quot;;[.E29];&quot;','&quot;;[.F29];&quot;','&quot;;[.G29];&quot;','&quot;;[.H29];&quot;','&quot;;[.I29];&quot;','&quot;;[.J29];&quot;');&quot;)" office:value-type="string" office:string-value="INSERT INTO Course (Level,Semester,Credit,CourseId,Name,Description,EntryRequirements,Assessment,MainAssessment,School) VALUES ('4','1','10','COMPSCI4065','Research Methods and Techniques 4 ','This course covers the fundamental principles, of the scientific method. Students will learn the core skills of planning, designing, executing, evaluating and presenting research.','None.','Examination 70%,Coursework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65','Research Methods and Techniques 4 ','This course covers the fundamental principles, of the scientific method. Students will learn the core skills of planning, designing, executing, evaluating and presenting research.','None.','Examination 70%,Coursework 3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20">
            <text:p>20</text:p>
          </table:table-cell>
          <table:table-cell office:value-type="string">
            <text:p>COMPSCI4024P</text:p>
          </table:table-cell>
          <table:table-cell office:value-type="string">
            <text:p>Individual Project 4 (Combined) </text:p>
          </table:table-cell>
          <table:table-cell office:value-type="string">
            <text:p>The aim of the individual project is to allow students to undertake a substantial piece of individual work, involving planning, specification, design, execution, evaluation, presentation and report-writing.</text:p>
          </table:table-cell>
          <table:table-cell office:value-type="string">
            <text:p>4th year entry regulations</text:p>
          </table:table-cell>
          <table:table-cell office:value-type="string">
            <text:p>Project 100%. This report will incorporate a year of continuous work so it will therefore not be possible for students to resubmit this work.</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30];&quot;','&quot;;[.B30];&quot;','&quot;;[.C30];&quot;','&quot;;[.D30];&quot;','&quot;;[.E30];&quot;','&quot;;[.F30];&quot;','&quot;;[.G30];&quot;','&quot;;[.H30];&quot;','&quot;;[.I30];&quot;','&quot;;[.J30];&quot;');&quot;)" office:value-type="string" office:string-value="INSERT INTO Course (Level,Semester,Credit,CourseId,Name,Description,EntryRequirements,Assessment,MainAssessment,School) VALUES ('4','1 &amp; 2','20','COMPSCI4024P','Individual Project 4 (Combined)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
            <text:p>INSERT INTO Course (Level,Semester,Credit,CourseId,Name,Description,EntryRequirements,Assessment,MainAssessment,School) VALUES ('4','1 &amp; 2','20','COMPSCI4024P','Individual Project 4 (Combined)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10">
            <text:p>10</text:p>
          </table:table-cell>
          <table:table-cell office:value-type="string">
            <text:p>COMPSCI4038</text:p>
          </table:table-cell>
          <table:table-cell office:value-type="string">
            <text:p>Professional Skills And Issues 4 </text:p>
          </table:table-cell>
          <table:table-cell office:value-type="string">
            <text:p>This course introduces the legal, professional and social issues involved in the widespread development and use of computational devices, and stimulates students to develop their own, well-argued positions on many of these issues.</text:p>
          </table:table-cell>
          <table:table-cell office:value-type="string">
            <text:p>Normal level 4 entry requirements.</text:p>
          </table:table-cell>
          <table:table-cell office:value-type="string">
            <text:p>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31];&quot;','&quot;;[.B31];&quot;','&quot;;[.C31];&quot;','&quot;;[.D31];&quot;','&quot;;[.E31];&quot;','&quot;;[.F31];&quot;','&quot;;[.G31];&quot;','&quot;;[.H31];&quot;','&quot;;[.I31];&quot;','&quot;;[.J31];&quot;');&quot;)" office:value-type="string" office:string-value="INSERT INTO Course (Level,Semester,Credit,CourseId,Name,Description,EntryRequirements,Assessment,MainAssessment,School) VALUES ('4','1 &amp; 2','10','COMPSCI4038','Professional Skills And Issues 4 ','This course introduces the legal, professional and social issues involved in the widespread development and use of computational devices, and stimulates students to develop their own, well-argued positions on many of these issues.','Normal level 4 entry requirements.','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April/May','Computing Science');">
            <text:p>INSERT INTO Course (Level,Semester,Credit,CourseId,Name,Description,EntryRequirements,Assessment,MainAssessment,School) VALUES ('4','1 &amp; 2','10','COMPSCI4038','Professional Skills And Issues 4 ','This course introduces the legal, professional and social issues involved in the widespread development and use of computational devices, and stimulates students to develop their own, well-argued positions on many of these issues.','Normal level 4 entry requirements.','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20">
            <text:p>20</text:p>
          </table:table-cell>
          <table:table-cell office:value-type="string">
            <text:p>COMPSCI4039</text:p>
          </table:table-cell>
          <table:table-cell office:value-type="string">
            <text:p>Programming </text:p>
          </table:table-cell>
          <table:table-cell office:value-type="string">
            <text:p>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text:p>
          </table:table-cell>
          <table:table-cell office:value-type="string">
            <text:p>None.</text:p>
          </table:table-cell>
          <table:table-cell office:value-type="string">
            <text:p>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32];&quot;','&quot;;[.B32];&quot;','&quot;;[.C32];&quot;','&quot;;[.D32];&quot;','&quot;;[.E32];&quot;','&quot;;[.F32];&quot;','&quot;;[.G32];&quot;','&quot;;[.H32];&quot;','&quot;;[.I32];&quot;','&quot;;[.J32];&quot;');&quot;)" office:value-type="string" office:string-value="INSERT INTO Course (Level,Semester,Credit,CourseId,Name,Description,EntryRequirements,Assessment,MainAssessment,School) VALUES ('4','1','20','COMPSCI4039','Programming ','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None.','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April/May','Computing Science');">
            <text:p>INSERT INTO Course (Level,Semester,Credit,CourseId,Name,Description,EntryRequirements,Assessment,MainAssessment,School) VALUES ('4','1','20','COMPSCI4039','Programming ','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None.','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27P</text:p>
          </table:table-cell>
          <table:table-cell office:value-type="string">
            <text:p>Individual Short Project 4 (Single) </text:p>
          </table:table-cell>
          <table:table-cell office:value-type="string">
            <text:p>The aim of the individual project is to allow students to undertake a piece of individual software development work, involving planning, specification, design, execution, evaluation, and report-writing.</text:p>
          </table:table-cell>
          <table:table-cell office:value-type="string">
            <text:p>4th year entry regulations</text:p>
          </table:table-cell>
          <table:table-cell office:value-type="string">
            <text:p>Project 100% This report will incorporate one semester''s worth of continuous work so it will therefore not be possible for students to resubmit this work.</text:p>
          </table:table-cell>
          <table:table-cell office:value-type="string">
            <text:p>December</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33];&quot;','&quot;;[.B33];&quot;','&quot;;[.C33];&quot;','&quot;;[.D33];&quot;','&quot;;[.E33];&quot;','&quot;;[.F33];&quot;','&quot;;[.G33];&quot;','&quot;;[.H33];&quot;','&quot;;[.I33];&quot;','&quot;;[.J33];&quot;');&quot;)" office:value-type="string" office:string-value="INSERT INTO Course (Level,Semester,Credit,CourseId,Name,Description,EntryRequirements,Assessment,MainAssessment,School) VALUES ('4','1','10','COMPSCI4027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one semester''s worth of continuous work so it will therefore not be possible for students to resubmit this work.','December','Computing Science');">
            <text:p>INSERT INTO Course (Level,Semester,Credit,CourseId,Name,Description,EntryRequirements,Assessment,MainAssessment,School) VALUES ('4','1','10','COMPSCI4027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one semester''s worth of continuous work so it will therefore not be possible for students to resubmit this work.','December','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48</text:p>
          </table:table-cell>
          <table:table-cell office:value-type="string">
            <text:p>Computing Science 3: Distributed Information Management 3 </text:p>
          </table:table-cell>
          <table:table-cell office:value-type="string">
            <text:p>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text:p>
          </table:table-cell>
          <table:table-cell office:value-type="string">
            <text:p>Information Management 2 (or equivalent), Java Programming 2 (or equivalent).</text:p>
          </table:table-cell>
          <table:table-cell office:value-type="string">
            <text:p>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34];&quot;','&quot;;[.B34];&quot;','&quot;;[.C34];&quot;','&quot;;[.D34];&quot;','&quot;;[.E34];&quot;','&quot;;[.F34];&quot;','&quot;;[.G34];&quot;','&quot;;[.H34];&quot;','&quot;;[.I34];&quot;','&quot;;[.J34];&quot;');&quot;)" office:value-type="string" office:string-value="INSERT INTO Course (Level,Semester,Credit,CourseId,Name,Description,EntryRequirements,Assessment,MainAssessment,School) VALUES ('4','2','10','COMPSCI4048','Computing Science 3: Distributed Information Management 3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Management 2 (or equivalent), Java Programming 2 (or equivalent).','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April/May','Computing Science');">
            <text:p>INSERT INTO Course (Level,Semester,Credit,CourseId,Name,Description,EntryRequirements,Assessment,MainAssessment,School) VALUES ('4','2','10','COMPSCI4048','Computing Science 3: Distributed Information Management 3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Management 2 (or equivalent), Java Programming 2 (or equivalent).','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April/May','Computing Science');</text:p>
          </table:table-cell>
        </table:table-row>
        <table:table-row table:style-name="ro1">
          <table:table-cell office:value-type="float" office:value="4">
            <text:p>4</text:p>
          </table:table-cell>
          <table:table-cell office:value-type="string">
            <text:p>Summer</text:p>
          </table:table-cell>
          <table:table-cell office:value-type="float" office:value="10">
            <text:p>10</text:p>
          </table:table-cell>
          <table:table-cell office:value-type="string">
            <text:p>COMPSCI4046</text:p>
          </table:table-cell>
          <table:table-cell office:value-type="string">
            <text:p>Software Engineering Summer Placement </text:p>
          </table:table-cell>
          <table:table-cell office:value-type="string">
            <text:p>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text:p>
          </table:table-cell>
          <table:table-cell office:value-type="string">
            <text:p>Only for Software Engineering and Electronics and Software Engineering students progressing to Level 4.</text:p>
          </table:table-cell>
          <table:table-cell office:value-type="string">
            <text:p>Written report 50%, presentation on placement experience 25% and assessment of quality of experience 25%. Assessment takes place during and immediately after the placement, so it is not possible to re-assess without redoing the placement.</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35];&quot;','&quot;;[.B35];&quot;','&quot;;[.C35];&quot;','&quot;;[.D35];&quot;','&quot;;[.E35];&quot;','&quot;;[.F35];&quot;','&quot;;[.G35];&quot;','&quot;;[.H35];&quot;','&quot;;[.I35];&quot;','&quot;;[.J35];&quot;');&quot;)" office:value-type="string" office:string-value="INSERT INTO Course (Level,Semester,Credit,CourseId,Name,Description,EntryRequirements,Assessment,MainAssessment,School) VALUES ('4','Summer','10','COMPSCI4046','Software Engineering Summer Placement ','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Only for Software Engineering and Electronics and Software Engineering students progressing to Level 4.','Written report 50%, presentation on placement experience 25% and assessment of quality of experience 25%. Assessment takes place during and immediately after the placement, so it is not possible to re-assess without redoing the placement.','April/May','Computing Science');">
            <text:p>INSERT INTO Course (Level,Semester,Credit,CourseId,Name,Description,EntryRequirements,Assessment,MainAssessment,School) VALUES ('4','Summer','10','COMPSCI4046','Software Engineering Summer Placement ','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Only for Software Engineering and Electronics and Software Engineering students progressing to Level 4.','Written report 50%, presentation on placement experience 25% and assessment of quality of experience 25%. Assessment takes place during and immediately after the placement, so it is not possible to re-assess without redoing the placement.','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20">
            <text:p>20</text:p>
          </table:table-cell>
          <table:table-cell office:value-type="string">
            <text:p>COMPSCI4047</text:p>
          </table:table-cell>
          <table:table-cell office:value-type="string">
            <text:p>Computing Science 3:Team Project(H) </text:p>
          </table:table-cell>
          <table:table-cell office:value-type="string">
            <text:p>To design and implement, in a team, a software system that solves a (more-or-less) well-understood problem; to achieve a deliverable product in the form of a piece of working software.</text:p>
          </table:table-cell>
          <table:table-cell office:value-type="string">
            <text:p>Object Oriented Software Engineering 2 (or equivalent), Algorithms and Data Structures 2 (or equivalent), Java Programming 2 (or equivalent).</text:p>
          </table:table-cell>
          <table:table-cell office:value-type="string">
            <text:p>Joint dissertation comprising a project report, documentation, and the software itself.5% Presentation, 5% Writing Skills, 90% Project Dissertation. Reassessment is not possible as the project is done as part of a group.</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36];&quot;','&quot;;[.B36];&quot;','&quot;;[.C36];&quot;','&quot;;[.D36];&quot;','&quot;;[.E36];&quot;','&quot;;[.F36];&quot;','&quot;;[.G36];&quot;','&quot;;[.H36];&quot;','&quot;;[.I36];&quot;','&quot;;[.J36];&quot;');&quot;)" office:value-type="string" office:string-value="INSERT INTO Course (Level,Semester,Credit,CourseId,Name,Description,EntryRequirements,Assessment,MainAssessment,School) VALUES ('4','1 &amp; 2','20','COMPSCI4047','Computing Science 3:Team Project(H)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
            <text:p>INSERT INTO Course (Level,Semester,Credit,CourseId,Name,Description,EntryRequirements,Assessment,MainAssessment,School) VALUES ('4','1 &amp; 2','20','COMPSCI4047','Computing Science 3:Team Project(H)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09</text:p>
          </table:table-cell>
          <table:table-cell office:value-type="string">
            <text:p>Computing Science 3P: Algorithmics 3 </text:p>
          </table:table-cell>
          <table:table-cell office:value-type="string">
            <text:p>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text:p>
          </table:table-cell>
          <table:table-cell office:value-type="string">
            <text:p>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text:p>
          </table:table-cell>
          <table:table-cell office:value-type="string">
            <text:p>Examination 80% Coursework 20%. 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37];&quot;','&quot;;[.B37];&quot;','&quot;;[.C37];&quot;','&quot;;[.D37];&quot;','&quot;;[.E37];&quot;','&quot;;[.F37];&quot;','&quot;;[.G37];&quot;','&quot;;[.H37];&quot;','&quot;;[.I37];&quot;','&quot;;[.J37];&quot;');&quot;)" office:value-type="string" office:string-value="INSERT INTO Course (Level,Semester,Credit,CourseId,Name,Description,EntryRequirements,Assessment,MainAssessment,School) VALUES ('4','1','10','COMPSCI4009','Computing Science 3P: Algorithmics 3 ','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Examination 80% Coursework 20%.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10','COMPSCI4009','Computing Science 3P: Algorithmics 3 ','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Examination 80% Coursework 20%.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08</text:p>
          </table:table-cell>
          <table:table-cell office:value-type="string">
            <text:p>Computing Science 3: Embedded Systems 3 </text:p>
          </table:table-cell>
          <table:table-cell office:value-type="string">
            <text:p>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text:p>
          </table:table-cell>
          <table:table-cell office:value-type="string">
            <text:p>Acceptance into the Mobile Software Engineering Cohort</text:p>
          </table:table-cell>
          <table:table-cell office:value-type="string">
            <text:p>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38];&quot;','&quot;;[.B38];&quot;','&quot;;[.C38];&quot;','&quot;;[.D38];&quot;','&quot;;[.E38];&quot;','&quot;;[.F38];&quot;','&quot;;[.G38];&quot;','&quot;;[.H38];&quot;','&quot;;[.I38];&quot;','&quot;;[.J38];&quot;');&quot;)" office:value-type="string" office:string-value="INSERT INTO Course (Level,Semester,Credit,CourseId,Name,Description,EntryRequirements,Assessment,MainAssessment,School) VALUES ('4','2','10','COMPSCI4008','Computing Science 3: Embedded Systems 3 ','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Acceptance into the Mobile Software Engineering Cohort','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8','Computing Science 3: Embedded Systems 3 ','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Acceptance into the Mobile Software Engineering Cohort','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45</text:p>
          </table:table-cell>
          <table:table-cell office:value-type="string">
            <text:p>Safety-Critical Systems Development 4 </text:p>
          </table:table-cell>
          <table:table-cell office:value-type="string">
            <text:p>This course encourages students to apply engineering techniques to support the development of safety-critical applications. It also encourages students to consider the particular methodological and professional issues that surround the development of safety-critical systems.</text:p>
          </table:table-cell>
          <table:table-cell office:value-type="string">
            <text:p>None.</text:p>
          </table:table-cell>
          <table:table-cell office:value-type="string">
            <text:p>Examination (80%); Practical Exercises: (20%)</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39];&quot;','&quot;;[.B39];&quot;','&quot;;[.C39];&quot;','&quot;;[.D39];&quot;','&quot;;[.E39];&quot;','&quot;;[.F39];&quot;','&quot;;[.G39];&quot;','&quot;;[.H39];&quot;','&quot;;[.I39];&quot;','&quot;;[.J39];&quot;');&quot;)" office:value-type="string" office:string-value="INSERT INTO Course (Level,Semester,Credit,CourseId,Name,Description,EntryRequirements,Assessment,MainAssessment,School) VALUES ('4','1','10','COMPSCI4045','Safety-Critical Systems Development 4 ','This course encourages students to apply engineering techniques to support the development of safety-critical applications. It also encourages students to consider the particular methodological and professional issues that surround the development of safety-critical systems.','None.','Examination (80%); Practical Exercises: (20%)','April/May','Computing Science');">
            <text:p>INSERT INTO Course (Level,Semester,Credit,CourseId,Name,Description,EntryRequirements,Assessment,MainAssessment,School) VALUES ('4','1','10','COMPSCI4045','Safety-Critical Systems Development 4 ','This course encourages students to apply engineering techniques to support the development of safety-critical applications. It also encourages students to consider the particular methodological and professional issues that surround the development of safety-critical systems.','None.','Examination (80%); Practical Exercises: (20%)','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07</text:p>
          </table:table-cell>
          <table:table-cell office:value-type="string">
            <text:p>Computer Architecture 4 </text:p>
          </table:table-cell>
          <table:table-cell office:value-type="string">
            <text:p>The course explains in depth how a computer works, by developing a digital circuit that implements an instruction set architecture. The memory system, including cache and virtual memory, and support by the architecture for the operating system, are also covered.</text:p>
          </table:table-cell>
          <table:table-cell office:value-type="string">
            <text:p>Computer Systems 2 (or equivalent), Operating Systems 3 (or equivalent), Functional Programming 4 (or equivalent) (recommended)</text:p>
          </table:table-cell>
          <table:table-cell office:value-type="string">
            <text:p>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40];&quot;','&quot;;[.B40];&quot;','&quot;;[.C40];&quot;','&quot;;[.D40];&quot;','&quot;;[.E40];&quot;','&quot;;[.F40];&quot;','&quot;;[.G40];&quot;','&quot;;[.H40];&quot;','&quot;;[.I40];&quot;','&quot;;[.J40];&quot;');&quot;)" office:value-type="string" office:string-value="INSERT INTO Course (Level,Semester,Credit,CourseId,Name,Description,EntryRequirements,Assessment,MainAssessment,School) VALUES ('4','2','10','COMPSCI4007','Computer Architecture 4 ','The course explains in depth how a computer works, by developing a digital circuit that implements an instruction set architecture. The memory system, including cache and virtual memory, and support by the architecture for the operating system, are also covered.','Computer Systems 2 (or equivalent), Operating Systems 3 (or equivalent), Functional Programming 4 (or equivalent) (recommended)','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7','Computer Architecture 4 ','The course explains in depth how a computer works, by developing a digital circuit that implements an instruction set architecture. The memory system, including cache and virtual memory, and support by the architecture for the operating system, are also covered.','Computer Systems 2 (or equivalent), Operating Systems 3 (or equivalent), Functional Programming 4 (or equivalent) (recommended)','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43</text:p>
          </table:table-cell>
          <table:table-cell office:value-type="string">
            <text:p>Systems And Networks </text:p>
          </table:table-cell>
          <table:table-cell office:value-type="string">
            <text:p>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text:p>
          </table:table-cell>
          <table:table-cell office:value-type="string">
            <text:p>None.</text:p>
          </table:table-cell>
          <table:table-cell office:value-type="string">
            <text:p>Examination 70%, coursework 30% The coursework cannot be redone as it is impossible to generate an equivalent piece of coursework which replicates the original one because of the follow-up work which was done subsequent to the original submission.</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41];&quot;','&quot;;[.B41];&quot;','&quot;;[.C41];&quot;','&quot;;[.D41];&quot;','&quot;;[.E41];&quot;','&quot;;[.F41];&quot;','&quot;;[.G41];&quot;','&quot;;[.H41];&quot;','&quot;;[.I41];&quot;','&quot;;[.J41];&quot;');&quot;)" office:value-type="string" office:string-value="INSERT INTO Course (Level,Semester,Credit,CourseId,Name,Description,EntryRequirements,Assessment,MainAssessment,School) VALUES ('4','1','10','COMPSCI4043','Systems And Networks ','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None.','Examination 70%, coursework 30% The coursework cannot be redone as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1','10','COMPSCI4043','Systems And Networks ','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None.','Examination 70%, coursework 30% The coursework cannot be redone as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04</text:p>
          </table:table-cell>
          <table:table-cell office:value-type="string">
            <text:p>Artificial Intelligence 4 </text:p>
          </table:table-cell>
          <table:table-cell office:value-type="string">
            <text:p>Artificial Intelligence 4 is an introduction to Artificial Intelligence, giving the students an overview of intelligent agent design. </text:p>
          </table:table-cell>
          <table:table-cell office:value-type="string">
            <text:p>Having taken an introductory Mathematics course will be helpful, but is not obligatory.</text:p>
          </table:table-cell>
          <table:table-cell office:value-type="string">
            <text:p>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42];&quot;','&quot;;[.B42];&quot;','&quot;;[.C42];&quot;','&quot;;[.D42];&quot;','&quot;;[.E42];&quot;','&quot;;[.F42];&quot;','&quot;;[.G42];&quot;','&quot;;[.H42];&quot;','&quot;;[.I42];&quot;','&quot;;[.J42];&quot;');&quot;)" office:value-type="string" office:string-value="INSERT INTO Course (Level,Semester,Credit,CourseId,Name,Description,EntryRequirements,Assessment,MainAssessment,School) VALUES ('4','1','10','COMPSCI4004','Artificial Intelligence 4 ','Artificial Intelligence 4 is an introduction to Artificial Intelligence, giving the students an overview of intelligent agent design. ','Having taken an introductory Mathematics course will be helpful, but is not obligatory.','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10','COMPSCI4004','Artificial Intelligence 4 ','Artificial Intelligence 4 is an introduction to Artificial Intelligence, giving the students an overview of intelligent agent design. ','Having taken an introductory Mathematics course will be helpful, but is not obligatory.','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April/May','Computing Science');</text:p>
          </table:table-cell>
        </table:table-row>
        <table:table-row table:style-name="ro4">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03</text:p>
          </table:table-cell>
          <table:table-cell office:value-type="string">
            <text:p>Algorithmics 4 </text:p>
          </table:table-cell>
          <table:table-cell office:value-type="string">
            <text:p>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text:p>
          </table:table-cell>
          <table:table-cell office:value-type="string">
            <text:p>Algorithmics 3 (or equivalent). </text:p>
          </table:table-cell>
          <table:table-cell office:value-type="string">
            <text:p>Examination (80%); Practical Exercises: (20%). The coursework cannot be redone because the nature of the coursework is such that it would take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43];&quot;','&quot;;[.B43];&quot;','&quot;;[.C43];&quot;','&quot;;[.D43];&quot;','&quot;;[.E43];&quot;','&quot;;[.F43];&quot;','&quot;;[.G43];&quot;','&quot;;[.H43];&quot;','&quot;;[.I43];&quot;','&quot;;[.J43];&quot;');&quot;)" office:value-type="string" office:string-value="INSERT INTO Course (Level,Semester,Credit,CourseId,Name,Description,EntryRequirements,Assessment,MainAssessment,School) VALUES ('4','2','10','COMPSCI4003','Algorithmics 4 ','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Algorithmics 3 (or equivalent). ','Examination (80%); Practical Exercises: (20%). The coursework cannot be redone because the nature of the coursework is such that it would take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3','Algorithmics 4 ','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Algorithmics 3 (or equivalent). ','Examination (80%); Practical Exercises: (20%). The coursework cannot be redone because the nature of the coursework is such that it would take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02</text:p>
          </table:table-cell>
          <table:table-cell office:value-type="string">
            <text:p>Advanced Networking And Communications 4 </text:p>
          </table:table-cell>
          <table:table-cell office:value-type="string">
            <text:p>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text:p>
          </table:table-cell>
          <table:table-cell office:value-type="string">
            <text:p>Networked Systems 3 (or equivalent).</text:p>
          </table:table-cell>
          <table:table-cell office:value-type="string">
            <text:p>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44];&quot;','&quot;;[.B44];&quot;','&quot;;[.C44];&quot;','&quot;;[.D44];&quot;','&quot;;[.E44];&quot;','&quot;;[.F44];&quot;','&quot;;[.G44];&quot;','&quot;;[.H44];&quot;','&quot;;[.I44];&quot;','&quot;;[.J44];&quot;');&quot;)" office:value-type="string" office:string-value="INSERT INTO Course (Level,Semester,Credit,CourseId,Name,Description,EntryRequirements,Assessment,MainAssessment,School) VALUES ('4','2','10','COMPSCI4002','Advanced Networking And Communications 4 ','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Networked Systems 3 (or equivalent).','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2','10','COMPSCI4002','Advanced Networking And Communications 4 ','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Networked Systems 3 (or equivalent).','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26P</text:p>
          </table:table-cell>
          <table:table-cell office:value-type="string">
            <text:p>Individual Short Project 4 (Single) </text:p>
          </table:table-cell>
          <table:table-cell office:value-type="string">
            <text:p>The aim of the individual project is to allow students to undertake a piece of individual software development work, involving planning, specification, design, execution, evaluation, and report-writing.</text:p>
          </table:table-cell>
          <table:table-cell office:value-type="string">
            <text:p>4th year entry regulations</text:p>
          </table:table-cell>
          <table:table-cell office:value-type="string">
            <text:p>Project 100% This report will incorporate a semester''s worth of continuous work so it will therefore not be possible for students to resubmit this work.</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45];&quot;','&quot;;[.B45];&quot;','&quot;;[.C45];&quot;','&quot;;[.D45];&quot;','&quot;;[.E45];&quot;','&quot;;[.F45];&quot;','&quot;;[.G45];&quot;','&quot;;[.H45];&quot;','&quot;;[.I45];&quot;','&quot;;[.J45];&quot;');&quot;)" office:value-type="string" office:string-value="INSERT INTO Course (Level,Semester,Credit,CourseId,Name,Description,EntryRequirements,Assessment,MainAssessment,School) VALUES ('4','2','10','COMPSCI4026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a semester''s worth of continuous work so it will therefore not be possible for students to resubmit this work.','April/May','Computing Science');">
            <text:p>INSERT INTO Course (Level,Semester,Credit,CourseId,Name,Description,EntryRequirements,Assessment,MainAssessment,School) VALUES ('4','2','10','COMPSCI4026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a semester''s worth of continuous work so it will therefore not be possible for students to resubmit this work.','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10</text:p>
          </table:table-cell>
          <table:table-cell office:value-type="string">
            <text:p>Computing Science 3Q: Advanced Programming 3 </text:p>
          </table:table-cell>
          <table:table-cell office:value-type="string">
            <text:p>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text:p>
          </table:table-cell>
          <table:table-cell office:value-type="string">
            <text:p>Java Programming 2 (or equivalent), Object Oriented Software Engineering 2 (or equivalent), Algorithms and Data Structures 2 (or equivalent).</text:p>
          </table:table-cell>
          <table:table-cell office:value-type="string">
            <text:p>Examination: (80%); Coursework (20%). The coursework cannot be redone because it is impossible to generate an equivalent piece of coursework which replicates the original one because of the follow-up work which was done subsequent to the original submission.</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46];&quot;','&quot;;[.B46];&quot;','&quot;;[.C46];&quot;','&quot;;[.D46];&quot;','&quot;;[.E46];&quot;','&quot;;[.F46];&quot;','&quot;;[.G46];&quot;','&quot;;[.H46];&quot;','&quot;;[.I46];&quot;','&quot;;[.J46];&quot;');&quot;)" office:value-type="string" office:string-value="INSERT INTO Course (Level,Semester,Credit,CourseId,Name,Description,EntryRequirements,Assessment,MainAssessment,School) VALUES ('4','1','10','COMPSCI4010','Computing Science 3Q: Advanced Programming 3 ','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Java Programming 2 (or equivalent), Object Oriented Software Engineering 2 (or equivalent), Algorithms and Data Structures 2 (or equivalent).','Examination: (80%); Coursework (20%). The coursework cannot be redone because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1','10','COMPSCI4010','Computing Science 3Q: Advanced Programming 3 ','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Java Programming 2 (or equivalent), Object Oriented Software Engineering 2 (or equivalent), Algorithms and Data Structures 2 (or equivalent).','Examination: (80%); Coursework (20%). The coursework cannot be redone because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12</text:p>
          </table:table-cell>
          <table:table-cell office:value-type="string">
            <text:p>Computing Science 3T: Networked Systems 3 </text:p>
          </table:table-cell>
          <table:table-cell office:value-type="string">
            <text:p>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text:p>
          </table:table-cell>
          <table:table-cell office:value-type="string">
            <text:p>Computer Systems 2 (or equivalent), Algorithms and Data Structures 2 (or equivalent), Object Oriented Software Engineering 2 (or equivalent). This course is only available to Honours students. </text:p>
          </table:table-cell>
          <table:table-cell office:value-type="string">
            <text:p>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47];&quot;','&quot;;[.B47];&quot;','&quot;;[.C47];&quot;','&quot;;[.D47];&quot;','&quot;;[.E47];&quot;','&quot;;[.F47];&quot;','&quot;;[.G47];&quot;','&quot;;[.H47];&quot;','&quot;;[.I47];&quot;','&quot;;[.J47];&quot;');&quot;)" office:value-type="string" office:string-value="INSERT INTO Course (Level,Semester,Credit,CourseId,Name,Description,EntryRequirements,Assessment,MainAssessment,School) VALUES ('4','2','10','COMPSCI4012','Computing Science 3T: Networked Systems 3 ','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Computer Systems 2 (or equivalent), Algorithms and Data Structures 2 (or equivalent), Object Oriented Software Engineering 2 (or equivalent). This course is only available to Honours students. ','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12','Computing Science 3T: Networked Systems 3 ','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Computer Systems 2 (or equivalent), Algorithms and Data Structures 2 (or equivalent), Object Oriented Software Engineering 2 (or equivalent). This course is only available to Honours students. ','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11</text:p>
          </table:table-cell>
          <table:table-cell office:value-type="string">
            <text:p>Computing Science 3S: Operating Systems 3 </text:p>
          </table:table-cell>
          <table:table-cell office:value-type="string">
            <text:p>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text:p>
          </table:table-cell>
          <table:table-cell office:value-type="string">
            <text:p>Computer Systems 2 (or equivalent), Java Programming 2 (or equivalent), Algorithms and Data Structures 2 (or equivalent), Object Oriented Software Engineering 2 (or equivalent). This course is only available to Honours students.</text:p>
          </table:table-cell>
          <table:table-cell office:value-type="string">
            <text:p>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48];&quot;','&quot;;[.B48];&quot;','&quot;;[.C48];&quot;','&quot;;[.D48];&quot;','&quot;;[.E48];&quot;','&quot;;[.F48];&quot;','&quot;;[.G48];&quot;','&quot;;[.H48];&quot;','&quot;;[.I48];&quot;','&quot;;[.J48];&quot;');&quot;)" office:value-type="string" office:string-value="INSERT INTO Course (Level,Semester,Credit,CourseId,Name,Description,EntryRequirements,Assessment,MainAssessment,School) VALUES ('4','2','10','COMPSCI4011','Computing Science 3S: Operating Systems 3 ','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Computer Systems 2 (or equivalent), Java Programming 2 (or equivalent), Algorithms and Data Structures 2 (or equivalent), Object Oriented Software Engineering 2 (or equivalent). This course is only available to Honours students.','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4','2','10','COMPSCI4011','Computing Science 3S: Operating Systems 3 ','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Computer Systems 2 (or equivalent), Java Programming 2 (or equivalent), Algorithms and Data Structures 2 (or equivalent), Object Oriented Software Engineering 2 (or equivalent). This course is only available to Honours students.','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10">
            <text:p>10</text:p>
          </table:table-cell>
          <table:table-cell office:value-type="string">
            <text:p>COMPSCI4017</text:p>
          </table:table-cell>
          <table:table-cell office:value-type="string">
            <text:p>Computing Science In The Classroom </text:p>
          </table:table-cell>
          <table:table-cell office:value-type="string">
            <text:p>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text:p>
          </table:table-cell>
          <table:table-cell office:value-type="string">
            <text:p>None.</text:p>
          </table:table-cell>
          <table:table-cell office:value-type="string">
            <text:p>Assignment (reflective learning journal) 20%, Oral Presentation 10%, Project 50% and other coursework (conduct assessment by both placement teacher and university staff) 20%. The coursework cannot be redone because it requires a classroom of pupils, impossible to generate over the summer.</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49];&quot;','&quot;;[.B49];&quot;','&quot;;[.C49];&quot;','&quot;;[.D49];&quot;','&quot;;[.E49];&quot;','&quot;;[.F49];&quot;','&quot;;[.G49];&quot;','&quot;;[.H49];&quot;','&quot;;[.I49];&quot;','&quot;;[.J49];&quot;');&quot;)" office:value-type="string" office:string-value="INSERT INTO Course (Level,Semester,Credit,CourseId,Name,Description,EntryRequirements,Assessment,MainAssessment,School) VALUES ('4','1 &amp; 2','10','COMPSCI4017','Computing Science In The Classroom ','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None.','Assignment (reflective learning journal) 20%, Oral Presentation 10%, Project 50% and other coursework (conduct assessment by both placement teacher and university staff) 20%. The coursework cannot be redone because it requires a classroom of pupils, impossible to generate over the summer.','April/May','Computing Science');">
            <text:p>INSERT INTO Course (Level,Semester,Credit,CourseId,Name,Description,EntryRequirements,Assessment,MainAssessment,School) VALUES ('4','1 &amp; 2','10','COMPSCI4017','Computing Science In The Classroom ','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None.','Assignment (reflective learning journal) 20%, Oral Presentation 10%, Project 50% and other coursework (conduct assessment by both placement teacher and university staff) 20%. The coursework cannot be redone because it requires a classroom of pupils, impossible to generate over the summer.','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19</text:p>
          </table:table-cell>
          <table:table-cell office:value-type="string">
            <text:p>Distributed Algorithms And Systems 4 </text:p>
          </table:table-cell>
          <table:table-cell office:value-type="string">
            <text:p>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text:p>
          </table:table-cell>
          <table:table-cell office:value-type="string">
            <text:p>Advanced Programming 3 (or equivalent), Operating Systems 3 (or equivalent),Networked Systems 3 (or equivalent).</text:p>
          </table:table-cell>
          <table:table-cell office:value-type="string">
            <text:p>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50];&quot;','&quot;;[.B50];&quot;','&quot;;[.C50];&quot;','&quot;;[.D50];&quot;','&quot;;[.E50];&quot;','&quot;;[.F50];&quot;','&quot;;[.G50];&quot;','&quot;;[.H50];&quot;','&quot;;[.I50];&quot;','&quot;;[.J50];&quot;');&quot;)" office:value-type="string" office:string-value="INSERT INTO Course (Level,Semester,Credit,CourseId,Name,Description,EntryRequirements,Assessment,MainAssessment,School) VALUES ('4','1','10','COMPSCI4019','Distributed Algorithms And Systems 4 ','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Advanced Programming 3 (or equivalent), Operating Systems 3 (or equivalent),Networked Systems 3 (or equivalent).','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April/May','Computing Science');">
            <text:p>INSERT INTO Course (Level,Semester,Credit,CourseId,Name,Description,EntryRequirements,Assessment,MainAssessment,School) VALUES ('4','1','10','COMPSCI4019','Distributed Algorithms And Systems 4 ','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Advanced Programming 3 (or equivalent), Operating Systems 3 (or equivalent),Networked Systems 3 (or equivalent).','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14</text:p>
          </table:table-cell>
          <table:table-cell office:value-type="string">
            <text:p>Computing Science 3W: Interactive Systems 3 </text:p>
          </table:table-cell>
          <table:table-cell office:value-type="string">
            <text:p>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text:p>
          </table:table-cell>
          <table:table-cell office:value-type="string">
            <text:p>Information Management 2 (or equivalent), Java Programming 2 (or equivalent), Object Oriented Software Engineering 2 (or equivalent).</text:p>
          </table:table-cell>
          <table:table-cell office:value-type="string">
            <text:p>Examination 80%, Coursework 20%. The coursework cannot be redone as it is completed as part of a group.</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51];&quot;','&quot;;[.B51];&quot;','&quot;;[.C51];&quot;','&quot;;[.D51];&quot;','&quot;;[.E51];&quot;','&quot;;[.F51];&quot;','&quot;;[.G51];&quot;','&quot;;[.H51];&quot;','&quot;;[.I51];&quot;','&quot;;[.J51];&quot;');&quot;)" office:value-type="string" office:string-value="INSERT INTO Course (Level,Semester,Credit,CourseId,Name,Description,EntryRequirements,Assessment,MainAssessment,School) VALUES ('4','1','10','COMPSCI4014','Computing Science 3W: Interactive Systems 3 ','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Information Management 2 (or equivalent), Java Programming 2 (or equivalent), Object Oriented Software Engineering 2 (or equivalent).','Examination 80%, Coursework 20%. The coursework cannot be redone as it is completed as part of a group.','April/May','Computing Science');">
            <text:p>INSERT INTO Course (Level,Semester,Credit,CourseId,Name,Description,EntryRequirements,Assessment,MainAssessment,School) VALUES ('4','1','10','COMPSCI4014','Computing Science 3W: Interactive Systems 3 ','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Information Management 2 (or equivalent), Java Programming 2 (or equivalent), Object Oriented Software Engineering 2 (or equivalent).','Examination 80%, Coursework 20%. The coursework cannot be redone as it is completed as part of a group.','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13</text:p>
          </table:table-cell>
          <table:table-cell office:value-type="string">
            <text:p>Computing Science 3U: Database Systems 3 </text:p>
          </table:table-cell>
          <table:table-cell office:value-type="string">
            <text:p>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text:p>
          </table:table-cell>
          <table:table-cell office:value-type="string">
            <text:p>Information Management 2 (or equivalent), Java Programming 2 (or equivalent). </text:p>
          </table:table-cell>
          <table:table-cell office:value-type="string">
            <text:p>Examination 80%, coursework 20%. 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52];&quot;','&quot;;[.B52];&quot;','&quot;;[.C52];&quot;','&quot;;[.D52];&quot;','&quot;;[.E52];&quot;','&quot;;[.F52];&quot;','&quot;;[.G52];&quot;','&quot;;[.H52];&quot;','&quot;;[.I52];&quot;','&quot;;[.J52];&quot;');&quot;)" office:value-type="string" office:string-value="INSERT INTO Course (Level,Semester,Credit,CourseId,Name,Description,EntryRequirements,Assessment,MainAssessment,School) VALUES ('4','2','10','COMPSCI4013','Computing Science 3U: Database Systems 3 ','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Information Management 2 (or equivalent), Java Programming 2 (or equivalent). ','Examination 80%, coursework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4','2','10','COMPSCI4013','Computing Science 3U: Database Systems 3 ','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Information Management 2 (or equivalent), Java Programming 2 (or equivalent). ','Examination 80%, coursework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16</text:p>
          </table:table-cell>
          <table:table-cell office:value-type="string">
            <text:p>Computing Science 3Z: Programming Languages 3 </text:p>
          </table:table-cell>
          <table:table-cell office:value-type="string">
            <text:p>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text:p>
          </table:table-cell>
          <table:table-cell office:value-type="string">
            <text:p>Java Programming 2 (or equivalent). This course is for Honours students only.</text:p>
          </table:table-cell>
          <table:table-cell office:value-type="string">
            <text:p>Examination 80%, assignment 2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53];&quot;','&quot;;[.B53];&quot;','&quot;;[.C53];&quot;','&quot;;[.D53];&quot;','&quot;;[.E53];&quot;','&quot;;[.F53];&quot;','&quot;;[.G53];&quot;','&quot;;[.H53];&quot;','&quot;;[.I53];&quot;','&quot;;[.J53];&quot;');&quot;)" office:value-type="string" office:string-value="INSERT INTO Course (Level,Semester,Credit,CourseId,Name,Description,EntryRequirements,Assessment,MainAssessment,School) VALUES ('4','1','10','COMPSCI4016','Computing Science 3Z: Programming Languages 3 ','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Java Programming 2 (or equivalent). This course is for Honours students only.','Examination 80%, assignment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16','Computing Science 3Z: Programming Languages 3 ','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Java Programming 2 (or equivalent). This course is for Honours students only.','Examination 80%, assignment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20">
            <text:p>20</text:p>
          </table:table-cell>
          <table:table-cell office:value-type="string">
            <text:p>COMPSCI4015</text:p>
          </table:table-cell>
          <table:table-cell office:value-type="string">
            <text:p>Computing Science 3X: Professional Software Development 3 </text:p>
          </table:table-cell>
          <table:table-cell office:value-type="string">
            <text:p>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text:p>
          </table:table-cell>
          <table:table-cell office:value-type="string">
            <text:p>Java Programming 2 (or equivalent), Algorithms and Data Structures 2 (or equivalent), Object Oriented Software Engineering 2 (or equivalent).</text:p>
          </table:table-cell>
          <table:table-cell office:value-type="string">
            <text:p>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ext:s/>The coursework cannot be redone because it is done as part of a group.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office:value-type="float" office:value="4">
            <text:p>4</text:p>
          </table:table-cell>
          <table:table-cell table:formula="of:=CONCATENATE(&quot;INSERT INTO &quot;;[.$A$1];&quot; (&quot;;[.$A$2];&quot;,&quot;;[.$B$2];&quot;,&quot;;[.$C$2];&quot;,&quot;;[.$D$2];&quot;,&quot;;[.$E$2];&quot;,&quot;;[.$F$2];&quot;,&quot;;[.$G$2];&quot;,&quot;;[.$H$2];&quot;,&quot;;[.$I$2];&quot;,&quot;;[.$J$2];&quot;) VALUES ('&quot;;[.A54];&quot;','&quot;;[.B54];&quot;','&quot;;[.C54];&quot;','&quot;;[.D54];&quot;','&quot;;[.E54];&quot;','&quot;;[.F54];&quot;','&quot;;[.G54];&quot;','&quot;;[.H54];&quot;','&quot;;[.I54];&quot;','&quot;;[.J54];&quot;');&quot;)" office:value-type="string" office:string-value="INSERT INTO Course (Level,Semester,Credit,CourseId,Name,Description,EntryRequirements,Assessment,MainAssessment,School) VALUES ('4','1 &amp; 2','20','COMPSCI4015','Computing Science 3X: Professional Software Development 3 ','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Java Programming 2 (or equivalent), Algorithms and Data Structures 2 (or equivalent), Object Oriented Software Engineering 2 (or equivalent).','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he coursework cannot be redone because it is done as part of a group.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 &amp; 2','20','COMPSCI4015','Computing Science 3X: Professional Software Development 3 ','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Java Programming 2 (or equivalent), Algorithms and Data Structures 2 (or equivalent), Object Oriented Software Engineering 2 (or equivalent).','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ext:s/>The coursework cannot be redone because it is done as part of a group. The nature of the coursework is such that it takes a significant number of days to produce it and this effort is infeasible for supporting the redoing of such coursework over the summer.','April/May','Computing Science');</text:p>
          </table:table-cell>
        </table:table-row>
        <table:table-row table:style-name="ro4">
          <table:table-cell office:value-type="float" office:value="5">
            <text:p>5</text:p>
          </table:table-cell>
          <table:table-cell office:value-type="string">
            <text:p>Summer</text:p>
          </table:table-cell>
          <table:table-cell office:value-type="float" office:value="60">
            <text:p>60</text:p>
          </table:table-cell>
          <table:table-cell office:value-type="string">
            <text:p>COMPSCI5016P</text:p>
          </table:table-cell>
          <table:table-cell office:value-type="string">
            <text:p>Mres Research Project </text:p>
          </table:table-cell>
          <table:table-cell office:value-type="string">
            <text:p>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text:p>
          </table:table-cell>
          <table:table-cell office:value-type="string">
            <text:p>MRes Research Project Proposal</text:p>
          </table:table-cell>
          <table:table-cell office:value-type="string">
            <text:p>The course is assessed 100% by a dissertation. This report will incorporate 3 months of continuous work so it will therefore not be possible for students to resubmit this work.</text:p>
          </table:table-cell>
          <table:table-cell office:value-type="string">
            <text:p>August</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55];&quot;','&quot;;[.B55];&quot;','&quot;;[.C55];&quot;','&quot;;[.D55];&quot;','&quot;;[.E55];&quot;','&quot;;[.F55];&quot;','&quot;;[.G55];&quot;','&quot;;[.H55];&quot;','&quot;;[.I55];&quot;','&quot;;[.J55];&quot;');&quot;)" office:value-type="string" office:string-value="INSERT INTO Course (Level,Semester,Credit,CourseId,Name,Description,EntryRequirements,Assessment,MainAssessment,School) VALUES ('5','Summer','60','COMPSCI5016P','Mres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Res Research Project Proposal','The course is assessed 100% by a dissertation. This report will incorporate 3 months of continuous work so it will therefore not be possible for students to resubmit this work.','August','Computing Science');">
            <text:p>INSERT INTO Course (Level,Semester,Credit,CourseId,Name,Description,EntryRequirements,Assessment,MainAssessment,School) VALUES ('5','Summer','60','COMPSCI5016P','Mres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Res Research Project Proposal','The course is assessed 100% by a dissertation. This report will incorporate 3 months of continuous work so it will therefore not be possible for students to resubmit this work.','August','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29</text:p>
          </table:table-cell>
          <table:table-cell office:value-type="string">
            <text:p>SOFTWARE PROJECT MANAGEMENT (M) </text:p>
          </table:table-cell>
          <table:table-cell office:value-type="string">
            <text:p>This course introduces different approaches to software project management, and a variety of tools are available to support effective management of software development projects.</text:p>
          </table:table-cell>
          <table:table-cell office:value-type="string">
            <text:p>None</text:p>
          </table:table-cell>
          <table:table-cell office:value-type="string">
            <text:p>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56];&quot;','&quot;;[.B56];&quot;','&quot;;[.C56];&quot;','&quot;;[.D56];&quot;','&quot;;[.E56];&quot;','&quot;;[.F56];&quot;','&quot;;[.G56];&quot;','&quot;;[.H56];&quot;','&quot;;[.I56];&quot;','&quot;;[.J56];&quot;');&quot;)" office:value-type="string" office:string-value="INSERT INTO Course (Level,Semester,Credit,CourseId,Name,Description,EntryRequirements,Assessment,MainAssessment,School) VALUES ('5','2','10','COMPSCI5029','SOFTWARE PROJECT MANAGEMENT (M) ','This course introduces different approaches to software project management, and a variety of tools are available to support effective management of software development projects.','None','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April/May','Computing Science');">
            <text:p>INSERT INTO Course (Level,Semester,Credit,CourseId,Name,Description,EntryRequirements,Assessment,MainAssessment,School) VALUES ('5','2','10','COMPSCI5029','SOFTWARE PROJECT MANAGEMENT (M) ','This course introduces different approaches to software project management, and a variety of tools are available to support effective management of software development projects.','None','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April/May','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20">
            <text:p>20</text:p>
          </table:table-cell>
          <table:table-cell office:value-type="string">
            <text:p>COMPSCI5026</text:p>
          </table:table-cell>
          <table:table-cell office:value-type="string">
            <text:p>Research Readings In Computing Science (M) </text:p>
          </table:table-cell>
          <table:table-cell office:value-type="string">
            <text:p>Immerse students in seminal topics in Computing Science via papers from the research literature;Reinforce critical reading and reviewing skills learned in the Research Techniques course;Enable students to develop their critical thinking and group discussion capabilities.</text:p>
          </table:table-cell>
          <table:table-cell office:value-type="string">
            <text:p>None.</text:p>
          </table:table-cell>
          <table:table-cell office:value-type="string">
            <text:p>Coursework: paper summaries: 70%.In-depth presentation: 30%. This coursework cannot be redone because it is impossible to generate an equivalent piece of coursework which replicates the original one because of the follow-up work which was done subsequent to the original submission.</text:p>
          </table:table-cell>
          <table:table-cell office:value-type="string">
            <text:p>December</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57];&quot;','&quot;;[.B57];&quot;','&quot;;[.C57];&quot;','&quot;;[.D57];&quot;','&quot;;[.E57];&quot;','&quot;;[.F57];&quot;','&quot;;[.G57];&quot;','&quot;;[.H57];&quot;','&quot;;[.I57];&quot;','&quot;;[.J57];&quot;');&quot;)" office:value-type="string" office:string-value="INSERT INTO Course (Level,Semester,Credit,CourseId,Name,Description,EntryRequirements,Assessment,MainAssessment,School) VALUES ('5','1','20','COMPSCI5026','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None.','Coursework: paper summaries: 70%.In-depth presentation: 30%. This coursework cannot be redone because it is impossible to generate an equivalent piece of coursework which replicates the original one because of the follow-up work which was done subsequent to the original submission.','December','Computing Science');">
            <text:p>INSERT INTO Course (Level,Semester,Credit,CourseId,Name,Description,EntryRequirements,Assessment,MainAssessment,School) VALUES ('5','1','20','COMPSCI5026','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None.','Coursework: paper summaries: 70%.In-depth presentation: 30%. This coursework cannot be redone because it is impossible to generate an equivalent piece of coursework which replicates the original one because of the follow-up work which was done subsequent to the original submission.','December','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25</text:p>
          </table:table-cell>
          <table:table-cell office:value-type="string">
            <text:p>Research Methods And Techniques (M) </text:p>
          </table:table-cell>
          <table:table-cell office:value-type="string">
            <text:p>This course covers the fundamental principles, of the scientific method. Students will learn the core skills of planning, designing, executing, evaluating and presenting research.</text:p>
          </table:table-cell>
          <table:table-cell office:value-type="string">
            <text:p>None.</text:p>
          </table:table-cell>
          <table:table-cell office:value-type="string">
            <text:p>Examination 60%, Coursework 4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58];&quot;','&quot;;[.B58];&quot;','&quot;;[.C58];&quot;','&quot;;[.D58];&quot;','&quot;;[.E58];&quot;','&quot;;[.F58];&quot;','&quot;;[.G58];&quot;','&quot;;[.H58];&quot;','&quot;;[.I58];&quot;','&quot;;[.J58];&quot;');&quot;)" office:value-type="string" office:string-value="INSERT INTO Course (Level,Semester,Credit,CourseId,Name,Description,EntryRequirements,Assessment,MainAssessment,School) VALUES ('5','1','10','COMPSCI5025','Research Methods And Techniques (M) ','This course covers the fundamental principles, of the scientific method. Students will learn the core skills of planning, designing, executing, evaluating and presenting research.','None.','Examination 60%, Coursework 4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1','10','COMPSCI5025','Research Methods And Techniques (M) ','This course covers the fundamental principles, of the scientific method. Students will learn the core skills of planning, designing, executing, evaluating and presenting research.','None.','Examination 60%, Coursework 40%. The coursework cannot be redone because the feedback provided to the students after the original coursework would give any students redoing the coursework an unfair advantage.','April/May','Computing Science');</text:p>
          </table:table-cell>
        </table:table-row>
        <table:table-row table:style-name="ro4">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28</text:p>
          </table:table-cell>
          <table:table-cell office:value-type="string">
            <text:p>Selected Research Readings In Computing Science (M) </text:p>
          </table:table-cell>
          <table:table-cell office:value-type="string">
            <text:p>Immerse students in seminal topics in Computing Science via papers from the research literature;Reinforce critical reading and reviewing skills learned in the Research Techniques course;Enable students to develop their critical thinking and group discussion capabilities.</text:p>
          </table:table-cell>
          <table:table-cell office:value-type="string">
            <text:p>For Combined MSci students, Combined Honours degree in Computing Science.</text:p>
          </table:table-cell>
          <table:table-cell office:value-type="string">
            <text:p>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ext:s/>The coursework cannot be redone because it is impossible to generate an equivalent piece of coursework which replicates the original one because of the follow-up work which was done subsequent to the original submission.</text:p>
          </table:table-cell>
          <table:table-cell office:value-type="string">
            <text:p>December</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59];&quot;','&quot;;[.B59];&quot;','&quot;;[.C59];&quot;','&quot;;[.D59];&quot;','&quot;;[.E59];&quot;','&quot;;[.F59];&quot;','&quot;;[.G59];&quot;','&quot;;[.H59];&quot;','&quot;;[.I59];&quot;','&quot;;[.J59];&quot;');&quot;)" office:value-type="string" office:string-value="INSERT INTO Course (Level,Semester,Credit,CourseId,Name,Description,EntryRequirements,Assessment,MainAssessment,School) VALUES ('5','1','10','COMPSCI5028','Selected 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For Combined MSci students, Combined Honours degree in Computing Science.','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he coursework cannot be redone because it is impossible to generate an equivalent piece of coursework which replicates the original one because of the follow-up work which was done subsequent to the original submission.','December','Computing Science');">
            <text:p>INSERT INTO Course (Level,Semester,Credit,CourseId,Name,Description,EntryRequirements,Assessment,MainAssessment,School) VALUES ('5','1','10','COMPSCI5028','Selected 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For Combined MSci students, Combined Honours degree in Computing Science.','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ext:s/>The coursework cannot be redone because it is impossible to generate an equivalent piece of coursework which replicates the original one because of the follow-up work which was done subsequent to the original submission.','December','Computing Science');</text:p>
          </table:table-cell>
        </table:table-row>
        <table:table-row table:style-name="ro1">
          <table:table-cell office:value-type="float" office:value="5">
            <text:p>5</text:p>
          </table:table-cell>
          <table:table-cell office:value-type="string">
            <text:p>1 &amp; 2</text:p>
          </table:table-cell>
          <table:table-cell office:value-type="float" office:value="10">
            <text:p>10</text:p>
          </table:table-cell>
          <table:table-cell office:value-type="string">
            <text:p>COMPSCI5022</text:p>
          </table:table-cell>
          <table:table-cell office:value-type="string">
            <text:p>Professional Skills And Issues (M) </text:p>
          </table:table-cell>
          <table:table-cell office:value-type="string">
            <text:p>This course introduces the legal, professional and social issues involved in the widespread development and use of computational devices, and stimulates students to develop their own, well-argued positions on many of these issues.</text:p>
          </table:table-cell>
          <table:table-cell office:value-type="string">
            <text:p>None</text:p>
          </table:table-cell>
          <table:table-cell office:value-type="string">
            <text:p>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60];&quot;','&quot;;[.B60];&quot;','&quot;;[.C60];&quot;','&quot;;[.D60];&quot;','&quot;;[.E60];&quot;','&quot;;[.F60];&quot;','&quot;;[.G60];&quot;','&quot;;[.H60];&quot;','&quot;;[.I60];&quot;','&quot;;[.J60];&quot;');&quot;)" office:value-type="string" office:string-value="INSERT INTO Course (Level,Semester,Credit,CourseId,Name,Description,EntryRequirements,Assessment,MainAssessment,School) VALUES ('5','1 &amp; 2','10','COMPSCI5022','Professional Skills And Issues (M) ','This course introduces the legal, professional and social issues involved in the widespread development and use of computational devices, and stimulates students to develop their own, well-argued positions on many of these issues.','None','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April/May','Computing Science');">
            <text:p>INSERT INTO Course (Level,Semester,Credit,CourseId,Name,Description,EntryRequirements,Assessment,MainAssessment,School) VALUES ('5','1 &amp; 2','10','COMPSCI5022','Professional Skills And Issues (M) ','This course introduces the legal, professional and social issues involved in the widespread development and use of computational devices, and stimulates students to develop their own, well-argued positions on many of these issues.','None','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April/May','Computing Science');</text:p>
          </table:table-cell>
        </table:table-row>
        <table:table-row table:style-name="ro4">
          <table:table-cell office:value-type="float" office:value="5">
            <text:p>5</text:p>
          </table:table-cell>
          <table:table-cell office:value-type="float" office:value="2">
            <text:p>2</text:p>
          </table:table-cell>
          <table:table-cell office:value-type="float" office:value="30">
            <text:p>30</text:p>
          </table:table-cell>
          <table:table-cell office:value-type="string">
            <text:p>COMPSCI5053P</text:p>
          </table:table-cell>
          <table:table-cell office:value-type="string">
            <text:p>MSci Research Project (HALF) </text:p>
          </table:table-cell>
          <table:table-cell office:value-type="string">
            <text:p>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text:p>
          </table:table-cell>
          <table:table-cell office:value-type="string">
            <text:p>MSci Research Project Proposal</text:p>
          </table:table-cell>
          <table:table-cell office:value-type="string">
            <text:p>The course is assessed 100% by a dissertation. This report will incorporate a semester''s worth of continuous work so it will therefore not be possible for students to resubmit this work.</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61];&quot;','&quot;;[.B61];&quot;','&quot;;[.C61];&quot;','&quot;;[.D61];&quot;','&quot;;[.E61];&quot;','&quot;;[.F61];&quot;','&quot;;[.G61];&quot;','&quot;;[.H61];&quot;','&quot;;[.I61];&quot;','&quot;;[.J61];&quot;');&quot;)" office:value-type="string" office:string-value="INSERT INTO Course (Level,Semester,Credit,CourseId,Name,Description,EntryRequirements,Assessment,MainAssessment,School) VALUES ('5','2','30','COMPSCI5053P','MSci Research Project (HALF)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dissertation. This report will incorporate a semester''s worth of continuous work so it will therefore not be possible for students to resubmit this work.','April/May','Computing Science');">
            <text:p>INSERT INTO Course (Level,Semester,Credit,CourseId,Name,Description,EntryRequirements,Assessment,MainAssessment,School) VALUES ('5','2','30','COMPSCI5053P','MSci Research Project (HALF)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dissertation. This report will incorporate a semester''s worth of continuous work so it will therefore not be possible for students to resubmit this work.','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9</text:p>
          </table:table-cell>
          <table:table-cell office:value-type="string">
            <text:p>Msc Development Project Proposal </text:p>
          </table:table-cell>
          <table:table-cell office:value-type="string">
            <text:p>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text:p>
          </table:table-cell>
          <table:table-cell office:value-type="string">
            <text:p>None.</text:p>
          </table:table-cell>
          <table:table-cell office:value-type="string">
            <text:p>This course is assessed 100% by a written report.</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62];&quot;','&quot;;[.B62];&quot;','&quot;;[.C62];&quot;','&quot;;[.D62];&quot;','&quot;;[.E62];&quot;','&quot;;[.F62];&quot;','&quot;;[.G62];&quot;','&quot;;[.H62];&quot;','&quot;;[.I62];&quot;','&quot;;[.J62];&quot;');&quot;)" office:value-type="string" office:string-value="INSERT INTO Course (Level,Semester,Credit,CourseId,Name,Description,EntryRequirements,Assessment,MainAssessment,School) VALUES ('5','2','10','COMPSCI5019','Msc Development Project Proposal ','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None.','This course is assessed 100% by a written report.','April/May','Computing Science');">
            <text:p>INSERT INTO Course (Level,Semester,Credit,CourseId,Name,Description,EntryRequirements,Assessment,MainAssessment,School) VALUES ('5','2','10','COMPSCI5019','Msc Development Project Proposal ','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None.','This course is assessed 100% by a written report.','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20">
            <text:p>20</text:p>
          </table:table-cell>
          <table:table-cell office:value-type="string">
            <text:p>COMPSCI5017</text:p>
          </table:table-cell>
          <table:table-cell office:value-type="string">
            <text:p>Mres Research Project Proposal </text:p>
          </table:table-cell>
          <table:table-cell office:value-type="string">
            <text:p>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text:p>
          </table:table-cell>
          <table:table-cell office:value-type="string">
            <text:p>None.</text:p>
          </table:table-cell>
          <table:table-cell office:value-type="string">
            <text:p>This course is assessed 100% by a written report.</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63];&quot;','&quot;;[.B63];&quot;','&quot;;[.C63];&quot;','&quot;;[.D63];&quot;','&quot;;[.E63];&quot;','&quot;;[.F63];&quot;','&quot;;[.G63];&quot;','&quot;;[.H63];&quot;','&quot;;[.I63];&quot;','&quot;;[.J63];&quot;');&quot;)" office:value-type="string" office:string-value="INSERT INTO Course (Level,Semester,Credit,CourseId,Name,Description,EntryRequirements,Assessment,MainAssessment,School) VALUES ('5','2','20','COMPSCI5017','Mres Research Project Proposal ','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April/May','Computing Science');">
            <text:p>INSERT INTO Course (Level,Semester,Credit,CourseId,Name,Description,EntryRequirements,Assessment,MainAssessment,School) VALUES ('5','2','20','COMPSCI5017','Mres Research Project Proposal ','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5</text:p>
          </table:table-cell>
          <table:table-cell office:value-type="string">
            <text:p>Mobile Human-Computer Interaction (M) </text:p>
          </table:table-cell>
          <table:table-cell office:value-type="string">
            <text:p>Mobile Human-Computer Interaction (M) gives students an overview of the fields of mobile HCI and ubiquitous computing, and an understanding of the practical challenges associated with embedded software development for mobile interactive systems, and associated services.</text:p>
          </table:table-cell>
          <table:table-cell office:value-type="string">
            <text:p>Interactive Systems 3 (or equivalent) - recommended, Human-Computer Interaction 4 (or equivalent) - recommended</text:p>
          </table:table-cell>
          <table:table-cell office:value-type="string">
            <text:p>Examination 80%, coursework 20%. 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64];&quot;','&quot;;[.B64];&quot;','&quot;;[.C64];&quot;','&quot;;[.D64];&quot;','&quot;;[.E64];&quot;','&quot;;[.F64];&quot;','&quot;;[.G64];&quot;','&quot;;[.H64];&quot;','&quot;;[.I64];&quot;','&quot;;[.J64];&quot;');&quot;)" office:value-type="string" office:string-value="INSERT INTO Course (Level,Semester,Credit,CourseId,Name,Description,EntryRequirements,Assessment,MainAssessment,School) VALUES ('5','2','10','COMPSCI5015','Mobile Human-Computer Interaction (M) ','Mobile Human-Computer Interaction (M) gives students an overview of the fields of mobile HCI and ubiquitous computing, and an understanding of the practical challenges associated with embedded software development for mobile interactive systems, and associated services.','Interactive Systems 3 (or equivalent) - recommended, Human-Computer Interaction 4 (or equivalent) - recommended','Examination 80%, coursework 20%.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2','10','COMPSCI5015','Mobile Human-Computer Interaction (M) ','Mobile Human-Computer Interaction (M) gives students an overview of the fields of mobile HCI and ubiquitous computing, and an understanding of the practical challenges associated with embedded software development for mobile interactive systems, and associated services.','Interactive Systems 3 (or equivalent) - recommended, Human-Computer Interaction 4 (or equivalent) - recommended','Examination 80%, coursework 20%.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4</text:p>
          </table:table-cell>
          <table:table-cell office:value-type="string">
            <text:p>Machine Learning (M) </text:p>
          </table:table-cell>
          <table:table-cell office:value-type="string">
            <text:p>A practical introduction to the foundations of machine learning.</text:p>
          </table:table-cell>
          <table:table-cell office:value-type="string">
            <text:p>Mandatory: Working knowledge of mathematics (e.g., matrices, linear spaces and basic geometry, as covered in, for example, Math1RS or Math1RT). Options: Some experience in probability and statistics would be useful but is not essential.</text:p>
          </table:table-cell>
          <table:table-cell office:value-type="string">
            <text:p>Examination 80%, coursework 2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65];&quot;','&quot;;[.B65];&quot;','&quot;;[.C65];&quot;','&quot;;[.D65];&quot;','&quot;;[.E65];&quot;','&quot;;[.F65];&quot;','&quot;;[.G65];&quot;','&quot;;[.H65];&quot;','&quot;;[.I65];&quot;','&quot;;[.J65];&quot;');&quot;)" office:value-type="string" office:string-value="INSERT INTO Course (Level,Semester,Credit,CourseId,Name,Description,EntryRequirements,Assessment,MainAssessment,School) VALUES ('5','2','10','COMPSCI5014','Machine Learning (M) ','A practical introduction to the foundations of machine learning.','Mandatory: Working knowledge of mathematics (e.g., matrices, linear spaces and basic geometry, as covered in, for example, Math1RS or Math1RT). Options: Some experience in probability and statistics would be useful but is not essential.','Examination 80%, coursework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14','Machine Learning (M) ','A practical introduction to the foundations of machine learning.','Mandatory: Working knowledge of mathematics (e.g., matrices, linear spaces and basic geometry, as covered in, for example, Math1RS or Math1RT). Options: Some experience in probability and statistics would be useful but is not essential.','Examination 80%, coursework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3</text:p>
          </table:table-cell>
          <table:table-cell office:value-type="string">
            <text:p>IT Architecture (M) </text:p>
          </table:table-cell>
          <table:table-cell office:value-type="string">
            <text:p>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text:s text:c="3"/>architectural principles.</text:p>
          </table:table-cell>
          <table:table-cell office:value-type="string">
            <text:p>Professional Software Development 3 (or equivalent).</text:p>
          </table:table-cell>
          <table:table-cell office:value-type="string">
            <text:p>Examination 60%, coursework 40%. The coursework cannot be redone because it is done as part of a group.</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66];&quot;','&quot;;[.B66];&quot;','&quot;;[.C66];&quot;','&quot;;[.D66];&quot;','&quot;;[.E66];&quot;','&quot;;[.F66];&quot;','&quot;;[.G66];&quot;','&quot;;[.H66];&quot;','&quot;;[.I66];&quot;','&quot;;[.J66];&quot;');&quot;)" office:value-type="string" office:string-value="INSERT INTO Course (Level,Semester,Credit,CourseId,Name,Description,EntryRequirements,Assessment,MainAssessment,School) VALUES ('5','2','10','COMPSCI5013','IT Architecture (M) ','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architectural principles.','Professional Software Development 3 (or equivalent).','Examination 60%, coursework 40%. The coursework cannot be redone because it is done as part of a group.','April/May','Computing Science');">
            <text:p>INSERT INTO Course (Level,Semester,Credit,CourseId,Name,Description,EntryRequirements,Assessment,MainAssessment,School) VALUES ('5','2','10','COMPSCI5013','IT Architecture (M) ','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text:s text:c="3"/>architectural principles.','Professional Software Development 3 (or equivalent).','Examination 60%, coursework 40%. The coursework cannot be redone because it is done as part of a group.','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2</text:p>
          </table:table-cell>
          <table:table-cell office:value-type="string">
            <text:p>Internet Technology (M) </text:p>
          </table:table-cell>
          <table:table-cell office:value-type="string">
            <text:p>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text:p>
          </table:table-cell>
          <table:table-cell office:value-type="string">
            <text:p>Information Systems and Databases (or equivalent), Programming (or equivalent).</text:p>
          </table:table-cell>
          <table:table-cell office:value-type="string">
            <text:p>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text:s/></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67];&quot;','&quot;;[.B67];&quot;','&quot;;[.C67];&quot;','&quot;;[.D67];&quot;','&quot;;[.E67];&quot;','&quot;;[.F67];&quot;','&quot;;[.G67];&quot;','&quot;;[.H67];&quot;','&quot;;[.I67];&quot;','&quot;;[.J67];&quot;');&quot;)" office:value-type="string" office:string-value="INSERT INTO Course (Level,Semester,Credit,CourseId,Name,Description,EntryRequirements,Assessment,MainAssessment,School) VALUES ('5','2','10','COMPSCI5012','Internet Technology (M)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Systems and Databases (or equivalent), Programming (or equivalent).','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April/May','Computing Science');">
            <text:p>INSERT INTO Course (Level,Semester,Credit,CourseId,Name,Description,EntryRequirements,Assessment,MainAssessment,School) VALUES ('5','2','10','COMPSCI5012','Internet Technology (M)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Systems and Databases (or equivalent), Programming (or equivalent).','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text:s/>','April/May','Computing Science');</text:p>
          </table:table-cell>
        </table:table-row>
        <table:table-row table:style-name="ro4">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11</text:p>
          </table:table-cell>
          <table:table-cell office:value-type="string">
            <text:p>Information Retrieval (M) </text:p>
          </table:table-cell>
          <table:table-cell office:value-type="string">
            <text:p>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text:p>
          </table:table-cell>
          <table:table-cell office:value-type="string">
            <text:p>For MSc students - Honours degree in Computing Science.For Honours students - third year Computing Science.For MSci students - fourth year Computing Science.Mandatory courses: Two from Maths 1R, 1S, 1T, 1X, 1Y (or equivalent).</text:p>
          </table:table-cell>
          <table:table-cell office:value-type="string">
            <text:p>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68];&quot;','&quot;;[.B68];&quot;','&quot;;[.C68];&quot;','&quot;;[.D68];&quot;','&quot;;[.E68];&quot;','&quot;;[.F68];&quot;','&quot;;[.G68];&quot;','&quot;;[.H68];&quot;','&quot;;[.I68];&quot;','&quot;;[.J68];&quot;');&quot;)" office:value-type="string" office:string-value="INSERT INTO Course (Level,Semester,Credit,CourseId,Name,Description,EntryRequirements,Assessment,MainAssessment,School) VALUES ('5','1','10','COMPSCI5011','Information Retrieval (M) ','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For MSc students - Honours degree in Computing Science.For Honours students - third year Computing Science.For MSci students - fourth year Computing Science.Mandatory courses: Two from Maths 1R, 1S, 1T, 1X, 1Y (or equivalent).','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April/May','Computing Science');">
            <text:p>INSERT INTO Course (Level,Semester,Credit,CourseId,Name,Description,EntryRequirements,Assessment,MainAssessment,School) VALUES ('5','1','10','COMPSCI5011','Information Retrieval (M) ','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For MSc students - Honours degree in Computing Science.For Honours students - third year Computing Science.For MSci students - fourth year Computing Science.Mandatory courses: Two from Maths 1R, 1S, 1T, 1X, 1Y (or equivalent).','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April/May','Computing Science');</text:p>
          </table:table-cell>
        </table:table-row>
        <table:table-row table:style-name="ro4">
          <table:table-cell office:value-type="float" office:value="5">
            <text:p>5</text:p>
          </table:table-cell>
          <table:table-cell office:value-type="float" office:value="2">
            <text:p>2</text:p>
          </table:table-cell>
          <table:table-cell office:value-type="float" office:value="60">
            <text:p>60</text:p>
          </table:table-cell>
          <table:table-cell office:value-type="string">
            <text:p>COMPSCI5064P</text:p>
          </table:table-cell>
          <table:table-cell office:value-type="string">
            <text:p>MSci Research Project </text:p>
          </table:table-cell>
          <table:table-cell office:value-type="string">
            <text:p>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text:p>
          </table:table-cell>
          <table:table-cell office:value-type="string">
            <text:p>MSci Research Project Proposal</text:p>
          </table:table-cell>
          <table:table-cell office:value-type="string">
            <text:p>The course is assessed 100% by a scientific report. This report will incorporate a year of continuous work so it will therefore not be possible for students to resubmit this work.</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69];&quot;','&quot;;[.B69];&quot;','&quot;;[.C69];&quot;','&quot;;[.D69];&quot;','&quot;;[.E69];&quot;','&quot;;[.F69];&quot;','&quot;;[.G69];&quot;','&quot;;[.H69];&quot;','&quot;;[.I69];&quot;','&quot;;[.J69];&quot;');&quot;)" office:value-type="string" office:string-value="INSERT INTO Course (Level,Semester,Credit,CourseId,Name,Description,EntryRequirements,Assessment,MainAssessment,School) VALUES ('5','2','60','COMPSCI5064P','MSci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scientific report. This report will incorporate a year of continuous work so it will therefore not be possible for students to resubmit this work.','April/May','Computing Science');">
            <text:p>INSERT INTO Course (Level,Semester,Credit,CourseId,Name,Description,EntryRequirements,Assessment,MainAssessment,School) VALUES ('5','2','60','COMPSCI5064P','MSci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scientific report. This report will incorporate a year of continuous work so it will therefore not be possible for students to resubmit this work.','April/May','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60</text:p>
          </table:table-cell>
          <table:table-cell office:value-type="string">
            <text:p>Human-Centred Security (M) </text:p>
          </table:table-cell>
          <table:table-cell office:value-type="string">
            <text:p>This course provides an introduction to the human side of information security.</text:p>
          </table:table-cell>
          <table:table-cell office:value-type="string">
            <text:p>None</text:p>
          </table:table-cell>
          <table:table-cell office:value-type="string">
            <text:p>Examination 50%, Assignment 50% (investigation into effects of policies &amp; weekly essays/quizzes)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70];&quot;','&quot;;[.B70];&quot;','&quot;;[.C70];&quot;','&quot;;[.D70];&quot;','&quot;;[.E70];&quot;','&quot;;[.F70];&quot;','&quot;;[.G70];&quot;','&quot;;[.H70];&quot;','&quot;;[.I70];&quot;','&quot;;[.J70];&quot;');&quot;)" office:value-type="string" office:string-value="INSERT INTO Course (Level,Semester,Credit,CourseId,Name,Description,EntryRequirements,Assessment,MainAssessment,School) VALUES ('5','1','10','COMPSCI5060','Human-Centred Security (M) ','This course provides an introduction to the human side of information security.','None','Examination 50%, Assignment 50% (investigation into effects of policies &amp; weekly essays/quizzes)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1','10','COMPSCI5060','Human-Centred Security (M) ','This course provides an introduction to the human side of information security.','None','Examination 50%, Assignment 50% (investigation into effects of policies &amp; weekly essays/quizzes)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5">
            <text:p>5</text:p>
          </table:table-cell>
          <table:table-cell office:value-type="string">
            <text:p>Summer</text:p>
          </table:table-cell>
          <table:table-cell office:value-type="float" office:value="60">
            <text:p>60</text:p>
          </table:table-cell>
          <table:table-cell office:value-type="string">
            <text:p>COMPSCI5018P</text:p>
          </table:table-cell>
          <table:table-cell office:value-type="string">
            <text:p>Msc Development Project </text:p>
          </table:table-cell>
          <table:table-cell office:value-type="string">
            <text:p>The aim of the project is to enable students to carry out a substantial, independent, individual development project at level M. It will include requirements capture, design, implementation, and evaluation of a software product, and writing a dissertation. <text:s/></text:p>
          </table:table-cell>
          <table:table-cell office:value-type="string">
            <text:p>MSc Development Project Proposal</text:p>
          </table:table-cell>
          <table:table-cell office:value-type="string">
            <text:p>This course is assessed 100% by a demonstration and dissertation. This report will incorporate 3 months of continuous work so it will therefore not be possible for students to resubmit this work.</text:p>
          </table:table-cell>
          <table:table-cell office:value-type="string">
            <text:p>August</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71];&quot;','&quot;;[.B71];&quot;','&quot;;[.C71];&quot;','&quot;;[.D71];&quot;','&quot;;[.E71];&quot;','&quot;;[.F71];&quot;','&quot;;[.G71];&quot;','&quot;;[.H71];&quot;','&quot;;[.I71];&quot;','&quot;;[.J71];&quot;');&quot;)" office:value-type="string" office:string-value="INSERT INTO Course (Level,Semester,Credit,CourseId,Name,Description,EntryRequirements,Assessment,MainAssessment,School) VALUES ('5','Summer','60','COMPSCI5018P','Msc Development Project ','The aim of the project is to enable students to carry out a substantial, independent, individual development project at level M. It will include requirements capture, design, implementation, and evaluation of a software product, and writing a dissertation.  ','MSc Development Project Proposal','This course is assessed 100% by a demonstration and dissertation. This report will incorporate 3 months of continuous work so it will therefore not be possible for students to resubmit this work.','August','Computing Science');">
            <text:p>INSERT INTO Course (Level,Semester,Credit,CourseId,Name,Description,EntryRequirements,Assessment,MainAssessment,School) VALUES ('5','Summer','60','COMPSCI5018P','Msc Development Project ','The aim of the project is to enable students to carry out a substantial, independent, individual development project at level M. It will include requirements capture, design, implementation, and evaluation of a software product, and writing a dissertation. <text:s/>','MSc Development Project Proposal','This course is assessed 100% by a demonstration and dissertation. This report will incorporate 3 months of continuous work so it will therefore not be possible for students to resubmit this work.','August','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54P</text:p>
          </table:table-cell>
          <table:table-cell office:value-type="string">
            <text:p>MSci Research Proposal (HALF) </text:p>
          </table:table-cell>
          <table:table-cell office:value-type="string">
            <text:p>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text:p>
          </table:table-cell>
          <table:table-cell office:value-type="string">
            <text:p>None.</text:p>
          </table:table-cell>
          <table:table-cell office:value-type="string">
            <text:p>This course is assessed 100% by a written report.</text:p>
          </table:table-cell>
          <table:table-cell office:value-type="string">
            <text:p>December</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72];&quot;','&quot;;[.B72];&quot;','&quot;;[.C72];&quot;','&quot;;[.D72];&quot;','&quot;;[.E72];&quot;','&quot;;[.F72];&quot;','&quot;;[.G72];&quot;','&quot;;[.H72];&quot;','&quot;;[.I72];&quot;','&quot;;[.J72];&quot;');&quot;)" office:value-type="string" office:string-value="INSERT INTO Course (Level,Semester,Credit,CourseId,Name,Description,EntryRequirements,Assessment,MainAssessment,School) VALUES ('5','1','10','COMPSCI5054P','MSci Research Proposal (HALF)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
            <text:p>INSERT INTO Course (Level,Semester,Credit,CourseId,Name,Description,EntryRequirements,Assessment,MainAssessment,School) VALUES ('5','1','10','COMPSCI5054P','MSci Research Proposal (HALF)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58</text:p>
          </table:table-cell>
          <table:table-cell office:value-type="string">
            <text:p>Requirements Engineering (M) </text:p>
          </table:table-cell>
          <table:table-cell office:value-type="string">
            <text:p>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text:p>
          </table:table-cell>
          <table:table-cell office:value-type="string">
            <text:p>Programming (or equivalent)</text:p>
          </table:table-cell>
          <table:table-cell office:value-type="string">
            <text:p>Assessment is by exam (70%), practical project work (20%) and a reflective essay (10%). The coursework cannot be redone because it is done as part of a group.</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73];&quot;','&quot;;[.B73];&quot;','&quot;;[.C73];&quot;','&quot;;[.D73];&quot;','&quot;;[.E73];&quot;','&quot;;[.F73];&quot;','&quot;;[.G73];&quot;','&quot;;[.H73];&quot;','&quot;;[.I73];&quot;','&quot;;[.J73];&quot;');&quot;)" office:value-type="string" office:string-value="INSERT INTO Course (Level,Semester,Credit,CourseId,Name,Description,EntryRequirements,Assessment,MainAssessment,School) VALUES ('5','1','10','COMPSCI5058','Requirements Engineering (M) ','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Programming (or equivalent)','Assessment is by exam (70%), practical project work (20%) and a reflective essay (10%). The coursework cannot be redone because it is done as part of a group.','April/May','Computing Science');">
            <text:p>INSERT INTO Course (Level,Semester,Credit,CourseId,Name,Description,EntryRequirements,Assessment,MainAssessment,School) VALUES ('5','1','10','COMPSCI5058','Requirements Engineering (M) ','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Programming (or equivalent)','Assessment is by exam (70%), practical project work (20%) and a reflective essay (10%). The coursework cannot be redone because it is done as part of a group.','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59</text:p>
          </table:table-cell>
          <table:table-cell office:value-type="string">
            <text:p>Software Engineering (M) </text:p>
          </table:table-cell>
          <table:table-cell office:value-type="string">
            <text:p>To introduce the basic concepts of software engineering in the small;To present methods for the design, implementation, testing and documentation of object-oriented programs;To develop program comprehension and design skills by studying and extending existing programs.</text:p>
          </table:table-cell>
          <table:table-cell office:value-type="string">
            <text:p>None.</text:p>
          </table:table-cell>
          <table:table-cell office:value-type="string">
            <text:p>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74];&quot;','&quot;;[.B74];&quot;','&quot;;[.C74];&quot;','&quot;;[.D74];&quot;','&quot;;[.E74];&quot;','&quot;;[.F74];&quot;','&quot;;[.G74];&quot;','&quot;;[.H74];&quot;','&quot;;[.I74];&quot;','&quot;;[.J74];&quot;');&quot;)" office:value-type="string" office:string-value="INSERT INTO Course (Level,Semester,Credit,CourseId,Name,Description,EntryRequirements,Assessment,MainAssessment,School) VALUES ('5','2','10','COMPSCI5059','Software Engineering (M) ','To introduce the basic concepts of software engineering in the small;To present methods for the design, implementation, testing and documentation of object-oriented programs;To develop program comprehension and design skills by studying and extending existing programs.','None.','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5','2','10','COMPSCI5059','Software Engineering (M) ','To introduce the basic concepts of software engineering in the small;To present methods for the design, implementation, testing and documentation of object-oriented programs;To develop program comprehension and design skills by studying and extending existing programs.','None.','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01</text:p>
          </table:table-cell>
          <table:table-cell office:value-type="string">
            <text:p>Advanced Operating Systems (M) </text:p>
          </table:table-cell>
          <table:table-cell office:value-type="string">
            <text:p>This course will review research literature on systems programming techniques and operating systems design, discuss the limitations of deployed systems, and show how the operating system infrastructure might evolve to address the challenges of supporting modern computing systems.</text:p>
          </table:table-cell>
          <table:table-cell office:value-type="string">
            <text:p>Computer Systems 2 (or equivalent), Operating Systems 3 (or equivalent), Advanced Programming 3 (or equivalent), Functional Programming 4 (or equivalent).</text:p>
          </table:table-cell>
          <table:table-cell office:value-type="string">
            <text:p>Examination (80%), coursework (2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75];&quot;','&quot;;[.B75];&quot;','&quot;;[.C75];&quot;','&quot;;[.D75];&quot;','&quot;;[.E75];&quot;','&quot;;[.F75];&quot;','&quot;;[.G75];&quot;','&quot;;[.H75];&quot;','&quot;;[.I75];&quot;','&quot;;[.J75];&quot;');&quot;)" office:value-type="string" office:string-value="INSERT INTO Course (Level,Semester,Credit,CourseId,Name,Description,EntryRequirements,Assessment,MainAssessment,School) VALUES ('5','2','10','COMPSCI5001','Advanced Operating Systems (M) ','This course will review research literature on systems programming techniques and operating systems design, discuss the limitations of deployed systems, and show how the operating system infrastructure might evolve to address the challenges of supporting modern computing systems.','Computer Systems 2 (or equivalent), Operating Systems 3 (or equivalent), Advanced Programming 3 (or equivalent), Functional Programming 4 (or equivalent).','Examination (80%), coursework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1','Advanced Operating Systems (M) ','This course will review research literature on systems programming techniques and operating systems design, discuss the limitations of deployed systems, and show how the operating system infrastructure might evolve to address the challenges of supporting modern computing systems.','Computer Systems 2 (or equivalent), Operating Systems 3 (or equivalent), Advanced Programming 3 (or equivalent), Functional Programming 4 (or equivalent).','Examination (80%), coursework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02</text:p>
          </table:table-cell>
          <table:table-cell office:value-type="string">
            <text:p>Advanced Programming (M) </text:p>
          </table:table-cell>
          <table:table-cell office:value-type="string">
            <text:p>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text:p>
          </table:table-cell>
          <table:table-cell office:value-type="string">
            <text:p>Programming (or equivalent)</text:p>
          </table:table-cell>
          <table:table-cell office:value-type="string">
            <text:p>Examination 70%, coursework 3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76];&quot;','&quot;;[.B76];&quot;','&quot;;[.C76];&quot;','&quot;;[.D76];&quot;','&quot;;[.E76];&quot;','&quot;;[.F76];&quot;','&quot;;[.G76];&quot;','&quot;;[.H76];&quot;','&quot;;[.I76];&quot;','&quot;;[.J76];&quot;');&quot;)" office:value-type="string" office:string-value="INSERT INTO Course (Level,Semester,Credit,CourseId,Name,Description,EntryRequirements,Assessment,MainAssessment,School) VALUES ('5','2','10','COMPSCI5002','Advanced Programming (M) ','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Programming (or equivalent)','Examination 70%, coursework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2','Advanced Programming (M) ','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Programming (or equivalent)','Examination 70%, coursework 30%. The coursework cannot be redone because the feedback provided to the students after the original coursework would give any students redoing the coursework an unfair advantage.','April/May','Computing Science');</text:p>
          </table:table-cell>
        </table:table-row>
        <table:table-row table:style-name="ro4">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03</text:p>
          </table:table-cell>
          <table:table-cell office:value-type="string">
            <text:p>Advanced Research Readings In Computing Science (M) </text:p>
          </table:table-cell>
          <table:table-cell office:value-type="string">
            <text:p>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text:p>
          </table:table-cell>
          <table:table-cell office:value-type="string">
            <text:p>For MRes/PgDip students, an Honours degree in Computing Science.For MSci students, level 4 Computing Science.</text:p>
          </table:table-cell>
          <table:table-cell office:value-type="string">
            <text:p>Examination 70% and coursework 30%. The coursework cannot be redone because the assessment is done in a group setting, and it is impossible to reproduce this context over the summer.</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77];&quot;','&quot;;[.B77];&quot;','&quot;;[.C77];&quot;','&quot;;[.D77];&quot;','&quot;;[.E77];&quot;','&quot;;[.F77];&quot;','&quot;;[.G77];&quot;','&quot;;[.H77];&quot;','&quot;;[.I77];&quot;','&quot;;[.J77];&quot;');&quot;)" office:value-type="string" office:string-value="INSERT INTO Course (Level,Semester,Credit,CourseId,Name,Description,EntryRequirements,Assessment,MainAssessment,School) VALUES ('5','2','10','COMPSCI5003','Advanced Research Readings In Computing Science (M) ','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For MRes/PgDip students, an Honours degree in Computing Science.For MSci students, level 4 Computing Science.','Examination 70% and coursework 30%. The coursework cannot be redone because the assessment is done in a group setting, and it is impossible to reproduce this context over the summer.','April/May','Computing Science');">
            <text:p>INSERT INTO Course (Level,Semester,Credit,CourseId,Name,Description,EntryRequirements,Assessment,MainAssessment,School) VALUES ('5','2','10','COMPSCI5003','Advanced Research Readings In Computing Science (M) ','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For MRes/PgDip students, an Honours degree in Computing Science.For MSci students, level 4 Computing Science.','Examination 70% and coursework 30%. The coursework cannot be redone because the assessment is done in a group setting, and it is impossible to reproduce this context over the summer.','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04</text:p>
          </table:table-cell>
          <table:table-cell office:value-type="string">
            <text:p>Algorithms And Data Structures (M) </text:p>
          </table:table-cell>
          <table:table-cell office:value-type="string">
            <text:p>To study the concept of algorithms, and how to analyse their efficiency.To study the concept of abstract data types, and the abstract data types most commonly used in software development. To study the basic data structures most commonly used to represent these abstract data types, together with algorithms operating on these data structures.</text:p>
          </table:table-cell>
          <table:table-cell office:value-type="string">
            <text:p>Programming (or equivalent).</text:p>
          </table:table-cell>
          <table:table-cell office:value-type="string">
            <text:p>Examination 70%, assignments 3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78];&quot;','&quot;;[.B78];&quot;','&quot;;[.C78];&quot;','&quot;;[.D78];&quot;','&quot;;[.E78];&quot;','&quot;;[.F78];&quot;','&quot;;[.G78];&quot;','&quot;;[.H78];&quot;','&quot;;[.I78];&quot;','&quot;;[.J78];&quot;');&quot;)" office:value-type="string" office:string-value="INSERT INTO Course (Level,Semester,Credit,CourseId,Name,Description,EntryRequirements,Assessment,MainAssessment,School) VALUES ('5','2','10','COMPSCI5004','Algorithms And Data Structures (M) ','To study the concept of algorithms, and how to analyse their efficiency.To study the concept of abstract data types, and the abstract data types most commonly used in software development. To study the basic data structures most commonly used to represent these abstract data types, together with algorithms operating on these data structures.','Programming (or equivalent).','Examination 70%, assignments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4','Algorithms And Data Structures (M) ','To study the concept of algorithms, and how to analyse their efficiency.To study the concept of abstract data types, and the abstract data types most commonly used in software development. To study the basic data structures most commonly used to represent these abstract data types, together with algorithms operating on these data structures.','Programming (or equivalent).','Examination 70%, assignments 30%. The coursework cannot be redone because the feedback provided to the students after the original coursework would give any students redoing the coursework an unfair advantage.','April/May','Computing Science');</text:p>
          </table:table-cell>
        </table:table-row>
        <table:table-row table:style-name="ro4">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06</text:p>
          </table:table-cell>
          <table:table-cell office:value-type="string">
            <text:p>Constraint Programming (M) </text:p>
          </table:table-cell>
          <table:table-cell office:value-type="string">
            <text:p>We cover Constraint Programming and its use in solving a number of combinatorial problems. We also cover the underlying technology.</text:p>
          </table:table-cell>
          <table:table-cell office:value-type="string">
            <text:p>For MSc students - Honours degree in Computing ScienceFor Honours students - 3rd year Computing ScienceFor MSci students - 4th year Computing Science</text:p>
          </table:table-cell>
          <table:table-cell office:value-type="string">
            <text:p>Examination 80% and coursework 20%.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79];&quot;','&quot;;[.B79];&quot;','&quot;;[.C79];&quot;','&quot;;[.D79];&quot;','&quot;;[.E79];&quot;','&quot;;[.F79];&quot;','&quot;;[.G79];&quot;','&quot;;[.H79];&quot;','&quot;;[.I79];&quot;','&quot;;[.J79];&quot;');&quot;)" office:value-type="string" office:string-value="INSERT INTO Course (Level,Semester,Credit,CourseId,Name,Description,EntryRequirements,Assessment,MainAssessment,School) VALUES ('5','1','10','COMPSCI5006','Constraint Programming (M) ','We cover Constraint Programming and its use in solving a number of combinatorial problems. We also cover the underlying technology.','For MSc students - Honours degree in Computing ScienceFor Honours students - 3rd year Computing ScienceFor MSci students - 4th year Computing Science','Examination 80% and coursework 20%.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1','10','COMPSCI5006','Constraint Programming (M) ','We cover Constraint Programming and its use in solving a number of combinatorial problems. We also cover the underlying technology.','For MSc students - Honours degree in Computing ScienceFor Honours students - 3rd year Computing ScienceFor MSci students - 4th year Computing Science','Examination 80% and coursework 20%.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4">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08</text:p>
          </table:table-cell>
          <table:table-cell office:value-type="string">
            <text:p>Enterprise Computing (M) </text:p>
          </table:table-cell>
          <table:table-cell office:value-type="string">
            <text:p>The use of computer technology in business.</text:p>
          </table:table-cell>
          <table:table-cell office:value-type="string">
            <text:p>For MSc students - Honours degree in Computing Science.For Honours students - third year Computing Science.For MSci students - fourth year Computing Science. A background of traditional systems development and design is essential.</text:p>
          </table:table-cell>
          <table:table-cell office:value-type="string">
            <text:p>Examination 70%, coursework 30%. The coursework cannot be redone as it is done as part of a group.</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80];&quot;','&quot;;[.B80];&quot;','&quot;;[.C80];&quot;','&quot;;[.D80];&quot;','&quot;;[.E80];&quot;','&quot;;[.F80];&quot;','&quot;;[.G80];&quot;','&quot;;[.H80];&quot;','&quot;;[.I80];&quot;','&quot;;[.J80];&quot;');&quot;)" office:value-type="string" office:string-value="INSERT INTO Course (Level,Semester,Credit,CourseId,Name,Description,EntryRequirements,Assessment,MainAssessment,School) VALUES ('5','1','10','COMPSCI5008','Enterprise Computing (M) ','The use of computer technology in business.','For MSc students - Honours degree in Computing Science.For Honours students - third year Computing Science.For MSci students - fourth year Computing Science. A background of traditional systems development and design is essential.','Examination 70%, coursework 30%. The coursework cannot be redone as it is done as part of a group.','April/May','Computing Science');">
            <text:p>INSERT INTO Course (Level,Semester,Credit,CourseId,Name,Description,EntryRequirements,Assessment,MainAssessment,School) VALUES ('5','1','10','COMPSCI5008','Enterprise Computing (M) ','The use of computer technology in business.','For MSc students - Honours degree in Computing Science.For Honours students - third year Computing Science.For MSci students - fourth year Computing Science. A background of traditional systems development and design is essential.','Examination 70%, coursework 30%. The coursework cannot be redone as it is done as part of a group.','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56</text:p>
          </table:table-cell>
          <table:table-cell office:value-type="string">
            <text:p>Component Based Software Engineering (M) </text:p>
          </table:table-cell>
          <table:table-cell office:value-type="string">
            <text:p>To present an in-depth study of the use of software components in software architecture, design, implementation and testing. To discuss the issues involved in component re-use, including selection, adaptation and integration.</text:p>
          </table:table-cell>
          <table:table-cell office:value-type="string">
            <text:p>Professional Software Development 3 (or equivalent)</text:p>
          </table:table-cell>
          <table:table-cell office:value-type="string">
            <text:p>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81];&quot;','&quot;;[.B81];&quot;','&quot;;[.C81];&quot;','&quot;;[.D81];&quot;','&quot;;[.E81];&quot;','&quot;;[.F81];&quot;','&quot;;[.G81];&quot;','&quot;;[.H81];&quot;','&quot;;[.I81];&quot;','&quot;;[.J81];&quot;');&quot;)" office:value-type="string" office:string-value="INSERT INTO Course (Level,Semester,Credit,CourseId,Name,Description,EntryRequirements,Assessment,MainAssessment,School) VALUES ('5','2','10','COMPSCI5056','Component Based Software Engineering (M) ','To present an in-depth study of the use of software components in software architecture, design, implementation and testing. To discuss the issues involved in component re-use, including selection, adaptation and integration.','Professional Software Development 3 (or equivalent)','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5','2','10','COMPSCI5056','Component Based Software Engineering (M) ','To present an in-depth study of the use of software components in software architecture, design, implementation and testing. To discuss the issues involved in component re-use, including selection, adaptation and integration.','Professional Software Development 3 (or equivalent)','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57</text:p>
          </table:table-cell>
          <table:table-cell office:value-type="string">
            <text:p>Human Computer Interaction Design and Evaluation (M) </text:p>
          </table:table-cell>
          <table:table-cell office:value-type="string">
            <text:p>The course will focus on two aspects of HCI: user centred software design, and interface evaluation methods. Both will be useful for students when they do their MSc projects.</text:p>
          </table:table-cell>
          <table:table-cell office:value-type="string">
            <text:p>None</text:p>
          </table:table-cell>
          <table:table-cell office:value-type="string">
            <text:p>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82];&quot;','&quot;;[.B82];&quot;','&quot;;[.C82];&quot;','&quot;;[.D82];&quot;','&quot;;[.E82];&quot;','&quot;;[.F82];&quot;','&quot;;[.G82];&quot;','&quot;;[.H82];&quot;','&quot;;[.I82];&quot;','&quot;;[.J82];&quot;');&quot;)" office:value-type="string" office:string-value="INSERT INTO Course (Level,Semester,Credit,CourseId,Name,Description,EntryRequirements,Assessment,MainAssessment,School) VALUES ('5','2','10','COMPSCI5057','Human Computer Interaction Design and Evaluation (M) ','The course will focus on two aspects of HCI: user centred software design, and interface evaluation methods. Both will be useful for students when they do their MSc projects.','None','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April/May','Computing Science');">
            <text:p>INSERT INTO Course (Level,Semester,Credit,CourseId,Name,Description,EntryRequirements,Assessment,MainAssessment,School) VALUES ('5','2','10','COMPSCI5057','Human Computer Interaction Design and Evaluation (M) ','The course will focus on two aspects of HCI: user centred software design, and interface evaluation methods. Both will be useful for students when they do their MSc projects.','None','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April/May','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40">
            <text:p>40</text:p>
          </table:table-cell>
          <table:table-cell office:value-type="string">
            <text:p>COMPSCI5055P</text:p>
          </table:table-cell>
          <table:table-cell office:value-type="string">
            <text:p>MRes Warm-up Project </text:p>
          </table:table-cell>
          <table:table-cell office:value-type="string">
            <text:p>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text:p>
          </table:table-cell>
          <table:table-cell office:value-type="string">
            <text:p>None</text:p>
          </table:table-cell>
          <table:table-cell office:value-type="string">
            <text:p>The course is assessed 100% by a report. This report will incorporate a semester worth of continuous supervised work so it will therefore not be possible for students to resubmit this work.</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83];&quot;','&quot;;[.B83];&quot;','&quot;;[.C83];&quot;','&quot;;[.D83];&quot;','&quot;;[.E83];&quot;','&quot;;[.F83];&quot;','&quot;;[.G83];&quot;','&quot;;[.H83];&quot;','&quot;;[.I83];&quot;','&quot;;[.J83];&quot;');&quot;)" office:value-type="string" office:string-value="INSERT INTO Course (Level,Semester,Credit,CourseId,Name,Description,EntryRequirements,Assessment,MainAssessment,School) VALUES ('5','1','40','COMPSCI5055P','MRes Warm-up Project ','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None','The course is assessed 100% by a report. This report will incorporate a semester worth of continuous supervised work so it will therefore not be possible for students to resubmit this work.','April/May','Computing Science');">
            <text:p>INSERT INTO Course (Level,Semester,Credit,CourseId,Name,Description,EntryRequirements,Assessment,MainAssessment,School) VALUES ('5','1','40','COMPSCI5055P','MRes Warm-up Project ','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None','The course is assessed 100% by a report. This report will incorporate a semester worth of continuous supervised work so it will therefore not be possible for students to resubmit this work.','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69</text:p>
          </table:table-cell>
          <table:table-cell office:value-type="string">
            <text:p>Trends in Information Security (M) </text:p>
          </table:table-cell>
          <table:table-cell office:value-type="string">
            <text:p>This course introduces a number of Information Security topics via published papers.</text:p>
          </table:table-cell>
          <table:table-cell office:value-type="string">
            <text:p>None</text:p>
          </table:table-cell>
          <table:table-cell office:value-type="string">
            <text:p>Examination 70% and coursework 30%. The coursework cannot be redone as it consists of a presentation to the class on a topic in information security.</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84];&quot;','&quot;;[.B84];&quot;','&quot;;[.C84];&quot;','&quot;;[.D84];&quot;','&quot;;[.E84];&quot;','&quot;;[.F84];&quot;','&quot;;[.G84];&quot;','&quot;;[.H84];&quot;','&quot;;[.I84];&quot;','&quot;;[.J84];&quot;');&quot;)" office:value-type="string" office:string-value="INSERT INTO Course (Level,Semester,Credit,CourseId,Name,Description,EntryRequirements,Assessment,MainAssessment,School) VALUES ('5','2','10','COMPSCI5069','Trends in Information Security (M) ','This course introduces a number of Information Security topics via published papers.','None','Examination 70% and coursework 30%. The coursework cannot be redone as it consists of a presentation to the class on a topic in information security.','April/May','Computing Science');">
            <text:p>INSERT INTO Course (Level,Semester,Credit,CourseId,Name,Description,EntryRequirements,Assessment,MainAssessment,School) VALUES ('5','2','10','COMPSCI5069','Trends in Information Security (M) ','This course introduces a number of Information Security topics via published papers.','None','Examination 70% and coursework 30%. The coursework cannot be redone as it consists of a presentation to the class on a topic in information security.','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63</text:p>
          </table:table-cell>
          <table:table-cell office:value-type="string">
            <text:p>Cyber Security M </text:p>
          </table:table-cell>
          <table:table-cell office:value-type="string">
            <text:p>This course covers the technical aspects of information security, such as algorithms and protocols. It also covers ways in which these systems can be attacked and techniques for thwarting these attacks, leading to the development of a realistic case study.</text:p>
          </table:table-cell>
          <table:table-cell office:value-type="string">
            <text:p>None</text:p>
          </table:table-cell>
          <table:table-cell office:value-type="string">
            <text:p>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85];&quot;','&quot;;[.B85];&quot;','&quot;;[.C85];&quot;','&quot;;[.D85];&quot;','&quot;;[.E85];&quot;','&quot;;[.F85];&quot;','&quot;;[.G85];&quot;','&quot;;[.H85];&quot;','&quot;;[.I85];&quot;','&quot;;[.J85];&quot;');&quot;)" office:value-type="string" office:string-value="INSERT INTO Course (Level,Semester,Credit,CourseId,Name,Description,EntryRequirements,Assessment,MainAssessment,School) VALUES ('5','2','10','COMPSCI5063','Cyber Security M ','This course covers the technical aspects of information security, such as algorithms and protocols. It also covers ways in which these systems can be attacked and techniques for thwarting these attacks, leading to the development of a realistic case study.','None','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2','10','COMPSCI5063','Cyber Security M ','This course covers the technical aspects of information security, such as algorithms and protocols. It also covers ways in which these systems can be attacked and techniques for thwarting these attacks, leading to the development of a realistic case study.','None','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68</text:p>
          </table:table-cell>
          <table:table-cell office:value-type="string">
            <text:p>Safety-Critical Systems Development (M) </text:p>
          </table:table-cell>
          <table:table-cell office:value-type="string">
            <text:p>This course encourages students to apply engineering techniques to support the development of safety-critical applications. It also encourages students to consider the particular methodological and professional issues that surround the development of safety-critical systems. <text:s/>It provides an overview of recent research into software certification, into national critical infrastructure protection and to the interactions between safety and cyber-security. </text:p>
          </table:table-cell>
          <table:table-cell office:value-type="string">
            <text:p>None</text:p>
          </table:table-cell>
          <table:table-cell office:value-type="string">
            <text:p>AssessmentExamination 80%, Practical Exercises 20%.</text:p>
          </table:table-cell>
          <table:table-cell office:value-type="string">
            <text:p>April/May</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86];&quot;','&quot;;[.B86];&quot;','&quot;;[.C86];&quot;','&quot;;[.D86];&quot;','&quot;;[.E86];&quot;','&quot;;[.F86];&quot;','&quot;;[.G86];&quot;','&quot;;[.H86];&quot;','&quot;;[.I86];&quot;','&quot;;[.J86];&quot;');&quot;)" office:value-type="string" office:string-value="INSERT INTO Course (Level,Semester,Credit,CourseId,Name,Description,EntryRequirements,Assessment,MainAssessment,School) VALUES ('5','1','10','COMPSCI5068','Safety-Critical Systems Development (M) ','This course encourages students to apply engineering techniques to support the development of safety-critical applications. It also encourages students to consider the particular methodological and professional issues that surround the development of safety-critical systems.  It provides an overview of recent research into software certification, into national critical infrastructure protection and to the interactions between safety and cyber-security. ','None','AssessmentExamination 80%, Practical Exercises 20%.','April/May','Computing Science');">
            <text:p>INSERT INTO Course (Level,Semester,Credit,CourseId,Name,Description,EntryRequirements,Assessment,MainAssessment,School) VALUES ('5','1','10','COMPSCI5068','Safety-Critical Systems Development (M) ','This course encourages students to apply engineering techniques to support the development of safety-critical applications. It also encourages students to consider the particular methodological and professional issues that surround the development of safety-critical systems. <text:s/>It provides an overview of recent research into software certification, into national critical infrastructure protection and to the interactions between safety and cyber-security. ','None','AssessmentExamination 80%, Practical Exercises 20%.','April/May','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20">
            <text:p>20</text:p>
          </table:table-cell>
          <table:table-cell office:value-type="string">
            <text:p>COMPSCI5065</text:p>
          </table:table-cell>
          <table:table-cell office:value-type="string">
            <text:p>MSci Research Proposal </text:p>
          </table:table-cell>
          <table:table-cell office:value-type="string">
            <text:p>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text:p>
          </table:table-cell>
          <table:table-cell office:value-type="string">
            <text:p>None.</text:p>
          </table:table-cell>
          <table:table-cell office:value-type="string">
            <text:p>This course is assessed 100% by a written report.</text:p>
          </table:table-cell>
          <table:table-cell office:value-type="string">
            <text:p>December</text:p>
          </table:table-cell>
          <table:table-cell office:value-type="string">
            <text:p>Computing Science</text:p>
          </table:table-cell>
          <table:table-cell office:value-type="float" office:value="5">
            <text:p>5</text:p>
          </table:table-cell>
          <table:table-cell table:formula="of:=CONCATENATE(&quot;INSERT INTO &quot;;[.$A$1];&quot; (&quot;;[.$A$2];&quot;,&quot;;[.$B$2];&quot;,&quot;;[.$C$2];&quot;,&quot;;[.$D$2];&quot;,&quot;;[.$E$2];&quot;,&quot;;[.$F$2];&quot;,&quot;;[.$G$2];&quot;,&quot;;[.$H$2];&quot;,&quot;;[.$I$2];&quot;,&quot;;[.$J$2];&quot;) VALUES ('&quot;;[.A87];&quot;','&quot;;[.B87];&quot;','&quot;;[.C87];&quot;','&quot;;[.D87];&quot;','&quot;;[.E87];&quot;','&quot;;[.F87];&quot;','&quot;;[.G87];&quot;','&quot;;[.H87];&quot;','&quot;;[.I87];&quot;','&quot;;[.J87];&quot;');&quot;)" office:value-type="string" office:string-value="INSERT INTO Course (Level,Semester,Credit,CourseId,Name,Description,EntryRequirements,Assessment,MainAssessment,School) VALUES ('5','1','20','COMPSCI5065','MSci Research Proposal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
            <text:p>INSERT INTO Course (Level,Semester,Credit,CourseId,Name,Description,EntryRequirements,Assessment,MainAssessment,School) VALUES ('5','1','20','COMPSCI5065','MSci Research Proposal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227</text:p>
          </table:table-cell>
          <table:table-cell office:value-type="string">
            <text:p>Computational Modelling of Nonlinear Problems 5 </text:p>
          </table:table-cell>
          <table:table-cell office:value-type="string">
            <text:p>This course introduces the common sources of nonlinearity in engineering mechanics and develops analysis techniques to solve nonlinear structural engineering problems.Timetable2 lectures per week.</text:p>
          </table:table-cell>
          <table:table-cell office:value-type="string">
            <text:p>Progression requirements for Year 5 or entry requirements for Structures MSc.</text:p>
          </table:table-cell>
          <table:table-cell office:value-type="string">
            <text:p>Project Work (50%), Examination (50%)</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88];&quot;','&quot;;[.B88];&quot;','&quot;;[.C88];&quot;','&quot;;[.D88];&quot;','&quot;;[.E88];&quot;','&quot;;[.F88];&quot;','&quot;;[.G88];&quot;','&quot;;[.H88];&quot;','&quot;;[.I88];&quot;','&quot;;[.J88];&quot;');&quot;)" office:value-type="string" office:string-value="INSERT INTO Course (Level,Semester,Credit,CourseId,Name,Description,EntryRequirements,Assessment,MainAssessment,School) VALUES ('5','2','10','ENG5227','Computational Modelling of Nonlinear Problems 5 ','This course introduces the common sources of nonlinearity in engineering mechanics and develops analysis techniques to solve nonlinear structural engineering problems.Timetable2 lectures per week.','Progression requirements for Year 5 or entry requirements for Structures MSc.','Project Work (50%), Examination (50%)','April/May','Engineering');">
            <text:p>INSERT INTO Course (Level,Semester,Credit,CourseId,Name,Description,EntryRequirements,Assessment,MainAssessment,School) VALUES ('5','2','10','ENG5227','Computational Modelling of Nonlinear Problems 5 ','This course introduces the common sources of nonlinearity in engineering mechanics and develops analysis techniques to solve nonlinear structural engineering problems.Timetable2 lectures per week.','Progression requirements for Year 5 or entry requirements for Structures MSc.','Project Work (50%), Examination (50%)','April/May','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20">
            <text:p>20</text:p>
          </table:table-cell>
          <table:table-cell office:value-type="string">
            <text:p>ENG4100</text:p>
          </table:table-cell>
          <table:table-cell office:value-type="string">
            <text:p>Microwaves and Optical Transmission Systems 4 </text:p>
          </table:table-cell>
          <table:table-cell office:value-type="string">
            <text:p>This course provides an introduction to electromagnetic waves and to the principal types of transmission systems in use at microwave and optical frequencies. <text:s/>Electromagnetic wave propagation is explained starting from Maxwell''s equations, the concept of vector potential is introduced and its application to the design of antennas. <text:s/>The components and architectures of optical communications systems are introduced. <text:s/>By the end of the course, you will be able to design both microwave and optical waveguides and understand how the waveguide properties determine the performance of communications systems. <text:s/>You will be able to design and analyse basic radio communication, RADAR and optical communication systems.Timetable4 lectures per week</text:p>
          </table:table-cell>
          <table:table-cell office:value-type="string">
            <text:p>None</text:p>
          </table:table-cell>
          <table:table-cell office:value-type="string">
            <text:p>90% Examination10% Coursework It is not possible to offer </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89];&quot;','&quot;;[.B89];&quot;','&quot;;[.C89];&quot;','&quot;;[.D89];&quot;','&quot;;[.E89];&quot;','&quot;;[.F89];&quot;','&quot;;[.G89];&quot;','&quot;;[.H89];&quot;','&quot;;[.I89];&quot;','&quot;;[.J89];&quot;');&quot;)" office:value-type="string" office:string-value="INSERT INTO Course (Level,Semester,Credit,CourseId,Name,Description,EntryRequirements,Assessment,MainAssessment,School) VALUES ('4','2','20','ENG4100','Microwaves and Optical Transmission Systems 4 ','This course provides an introduction to electromagnetic waves and to the principal types of transmission systems in use at microwave and optical frequencies.  Electromagnetic wave propagation is explained starting from Maxwell''s equations, the concept of vector potential is introduced and its application to the design of antennas.  The components and architectures of optical communications systems are introduced.  By the end of the course, you will be able to design both microwave and optical waveguides and understand how the waveguide properties determine the performance of communications systems.  You will be able to design and analyse basic radio communication, RADAR and optical communication systems.Timetable4 lectures per week','None','90% Examination10% Coursework It is not possible to offer ','April/May','Engineering');">
            <text:p>INSERT INTO Course (Level,Semester,Credit,CourseId,Name,Description,EntryRequirements,Assessment,MainAssessment,School) VALUES ('4','2','20','ENG4100','Microwaves and Optical Transmission Systems 4 ','This course provides an introduction to electromagnetic waves and to the principal types of transmission systems in use at microwave and optical frequencies. <text:s/>Electromagnetic wave propagation is explained starting from Maxwell''s equations, the concept of vector potential is introduced and its application to the design of antennas. <text:s/>The components and architectures of optical communications systems are introduced. <text:s/>By the end of the course, you will be able to design both microwave and optical waveguides and understand how the waveguide properties determine the performance of communications systems. <text:s/>You will be able to design and analyse basic radio communication, RADAR and optical communication systems.Timetable4 lectures per week','None','90% Examination10% Coursework It is not possible to offer ','April/May','Engineering');</text:p>
          </table:table-cell>
        </table:table-row>
        <table:table-row table:style-name="ro4">
          <table:table-cell office:value-type="float" office:value="2">
            <text:p>2</text:p>
          </table:table-cell>
          <table:table-cell table:style-name="Default" office:value-type="float" office:value="1">
            <text:p>1</text:p>
          </table:table-cell>
          <table:table-cell office:value-type="float" office:value="10">
            <text:p>10</text:p>
          </table:table-cell>
          <table:table-cell office:value-type="string">
            <text:p>ENG2011</text:p>
          </table:table-cell>
          <table:table-cell office:value-type="string">
            <text:p>Biomaterials 2 </text:p>
          </table:table-cell>
          <table:table-cell office:value-type="string">
            <text:p>The course will cover the mechanical properties of natural tissues and their replacement with metals, polymers, ceramics and composites. The response of the body to an implanted biomaterial and the response of a biomaterial to implantation will be considered.Timetable2 hours of lectures per week, plus 2 laboratories and 2 tutorials during the semester.</text:p>
          </table:table-cell>
          <table:table-cell office:value-type="string">
            <text:p>Materials M1 or Introduction to Materials M2</text:p>
          </table:table-cell>
          <table:table-cell office:value-type="string">
            <text:p>The students will perform two laboratory experiments and these will be marked out of 10. The examination (1.5 hours) will contribute 100 mark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90];&quot;','&quot;;[.B90];&quot;','&quot;;[.C90];&quot;','&quot;;[.D90];&quot;','&quot;;[.E90];&quot;','&quot;;[.F90];&quot;','&quot;;[.G90];&quot;','&quot;;[.H90];&quot;','&quot;;[.I90];&quot;','&quot;;[.J90];&quot;');&quot;)" office:value-type="string" office:string-value="INSERT INTO Course (Level,Semester,Credit,CourseId,Name,Description,EntryRequirements,Assessment,MainAssessment,School) VALUES ('2','1','10','ENG2011','Biomaterials 2 ','The course will cover the mechanical properties of natural tissues and their replacement with metals, polymers, ceramics and composites. The response of the body to an implanted biomaterial and the response of a biomaterial to implantation will be considered.Timetable2 hours of lectures per week, plus 2 laboratories and 2 tutorials during the semester.','Materials M1 or Introduction to Materials M2','The students will perform two laboratory experiments and these will be marked out of 10. The examination (1.5 hours) will contribute 100 marks.','April/May','Engineering');">
            <text:p>INSERT INTO Course (Level,Semester,Credit,CourseId,Name,Description,EntryRequirements,Assessment,MainAssessment,School) VALUES ('2','1','10','ENG2011','Biomaterials 2 ','The course will cover the mechanical properties of natural tissues and their replacement with metals, polymers, ceramics and composites. The response of the body to an implanted biomaterial and the response of a biomaterial to implantation will be considered.Timetable2 hours of lectures per week, plus 2 laboratories and 2 tutorials during the semester.','Materials M1 or Introduction to Materials M2','The students will perform two laboratory experiments and these will be marked out of 10. The examination (1.5 hours) will contribute 100 marks.','April/May','Engineering');</text:p>
          </table:table-cell>
        </table:table-row>
        <table:table-row table:style-name="ro4">
          <table:table-cell office:value-type="float" office:value="4">
            <text:p>4</text:p>
          </table:table-cell>
          <table:table-cell table:style-name="Default" office:value-type="float" office:value="2">
            <text:p>2</text:p>
          </table:table-cell>
          <table:table-cell office:value-type="float" office:value="10">
            <text:p>10</text:p>
          </table:table-cell>
          <table:table-cell office:value-type="string">
            <text:p>ENG4103</text:p>
          </table:table-cell>
          <table:table-cell office:value-type="string">
            <text:p>Planning and Estimating 4 </text:p>
          </table:table-cell>
          <table:table-cell office:value-type="string">
            <text:p>This course is consists of a construction planning project involving the use of Pertmaster, a widely-used construction planning and management software package. <text:s/>Following a two-week period of instruction in the use of Pertmaster, eight weeks are available for the completion of four items of coursework. Following completion of the coursework, each student will be required to undergo a short viva, of approximately 40 mins duration, the purpose of which is to assess his/her level of understanding of the technical aspects of the project and of construction planning in general.TimetableNot known</text:p>
          </table:table-cell>
          <table:table-cell office:value-type="string">
            <text:p>None</text:p>
          </table:table-cell>
          <table:table-cell office:value-type="string">
            <text:p>100% Project Work It is not possible to offer reassessment in group project work in this course. Students failing to complete the group project work, without good cause, will receive a Credit Refused (CR) grade and will be required to re-attend the course the following year.Power Systems 4 ENG4104Academic Session: 2013-14School: School of EngineeringCredits: 20Level: Level 4 (SCQF level 10)Typically Offered: Semester 2Available to Visiting Students: YesShort DescriptionThis is an advanced course in electrical power engineering, providing a thorough grounding of power systems modelling, analysis, control and operation. The application of power electronic technology in the control of high voltage, high power transmission systems using FACTS and HVDC technology, is emphasized throughout the courseTimetable4 hours of lectures per week.Requirements of EntryNoneAssessmentDegree ExaminationLaboratory</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91];&quot;','&quot;;[.B91];&quot;','&quot;;[.C91];&quot;','&quot;;[.D91];&quot;','&quot;;[.E91];&quot;','&quot;;[.F91];&quot;','&quot;;[.G91];&quot;','&quot;;[.H91];&quot;','&quot;;[.I91];&quot;','&quot;;[.J91];&quot;');&quot;)" office:value-type="string" office:string-value="INSERT INTO Course (Level,Semester,Credit,CourseId,Name,Description,EntryRequirements,Assessment,MainAssessment,School) VALUES ('4','2','10','ENG4103','Planning and Estimating 4 ','This course is consists of a construction planning project involving the use of Pertmaster, a widely-used construction planning and management software package.  Following a two-week period of instruction in the use of Pertmaster, eight weeks are available for the completion of four items of coursework. Following completion of the coursework, each student will be required to undergo a short viva, of approximately 40 mins duration, the purpose of which is to assess his/her level of understanding of the technical aspects of the project and of construction planning in general.TimetableNot known','None','100% Project Work It is not possible to offer reassessment in group project work in this course. Students failing to complete the group project work, without good cause, will receive a Credit Refused (CR) grade and will be required to re-attend the course the following year.Power Systems 4 ENG4104Academic Session: 2013-14School: School of EngineeringCredits: 20Level: Level 4 (SCQF level 10)Typically Offered: Semester 2Available to Visiting Students: YesShort DescriptionThis is an advanced course in electrical power engineering, providing a thorough grounding of power systems modelling, analysis, control and operation. The application of power electronic technology in the control of high voltage, high power transmission systems using FACTS and HVDC technology, is emphasized throughout the courseTimetable4 hours of lectures per week.Requirements of EntryNoneAssessmentDegree ExaminationLaboratory','December','Engineering');">
            <text:p>INSERT INTO Course (Level,Semester,Credit,CourseId,Name,Description,EntryRequirements,Assessment,MainAssessment,School) VALUES ('4','2','10','ENG4103','Planning and Estimating 4 ','This course is consists of a construction planning project involving the use of Pertmaster, a widely-used construction planning and management software package. <text:s/>Following a two-week period of instruction in the use of Pertmaster, eight weeks are available for the completion of four items of coursework. Following completion of the coursework, each student will be required to undergo a short viva, of approximately 40 mins duration, the purpose of which is to assess his/her level of understanding of the technical aspects of the project and of construction planning in general.TimetableNot known','None','100% Project Work It is not possible to offer reassessment in group project work in this course. Students failing to complete the group project work, without good cause, will receive a Credit Refused (CR) grade and will be required to re-attend the course the following year.Power Systems 4 ENG4104Academic Session: 2013-14School: School of EngineeringCredits: 20Level: Level 4 (SCQF level 10)Typically Offered: Semester 2Available to Visiting Students: YesShort DescriptionThis is an advanced course in electrical power engineering, providing a thorough grounding of power systems modelling, analysis, control and operation. The application of power electronic technology in the control of high voltage, high power transmission systems using FACTS and HVDC technology, is emphasized throughout the courseTimetable4 hours of lectures per week.Requirements of EntryNoneAssessmentDegree ExaminationLaboratory','December','Engineering');</text:p>
          </table:table-cell>
        </table:table-row>
        <table:table-row table:style-name="ro1">
          <table:table-cell office:value-type="float" office:value="2">
            <text:p>2</text:p>
          </table:table-cell>
          <table:table-cell table:style-name="Default" office:value-type="string">
            <text:p>1 &amp; 2</text:p>
          </table:table-cell>
          <table:table-cell office:value-type="float" office:value="10">
            <text:p>10</text:p>
          </table:table-cell>
          <table:table-cell office:value-type="string">
            <text:p>ENG2012</text:p>
          </table:table-cell>
          <table:table-cell office:value-type="string">
            <text:p>Biomedical Engineering Skills 2 </text:p>
          </table:table-cell>
          <table:table-cell office:value-type="string">
            <text:p>The course consists of four components: a Design &amp; Manufacturing skills component comprising manufacturing and workshop practice and Computer Aided Drawing/Design (CAD), Matlab assessment and a Biomedical Engineering Group Design Project.For the Design and Manufacturing skills component, the course syllabus contains the principal components of CAD and CAD libraries, layers, tools and presentation. Detailed Engineering Drawings for design.TimetableSeven 1hr CAD sessions and 1hr CAD assessment in computing laboratory;Ten 3hr engineering workshop sessionsTen 1hr manufacturing lectures; two 1hr lectures on group conceptual design project andSix 2hr lectures on Matlab</text:p>
          </table:table-cell>
          <table:table-cell office:value-type="string">
            <text:p>None</text:p>
          </table:table-cell>
          <table:table-cell office:value-type="string">
            <text:p>Continuously assessed in each component during session by coursework, individual reports, group reports, presentation and logbook.Conceptual design project assessment:Continuous assessment (10%), individual/logbook (30%), group report (40%), group presentation (20%)Design And Manufacture 2A ENG2015Academic Session: 2013-14School: School of EngineeringCredits: 10Level: Level 2 (SCQF level 8)Typically Offered: Semester 1Available to Visiting Students: YesShort DescriptionValue engineering; Design for casting; Design for injection moulding; Heat treatments for metals; Inspection and quality control, Costing and planning; Tolerances and fits.Timetable2 x 1 hour lectures per week2 x 3 hour Engineering Practice Laboratories per semester.5 x 3 hour CAD labs per semester, including one for assessment2 x 3 hour Workshop Practice Laboratories per semesterRequirements of EntryNone.Assessment10% Engineering Practice labs Weeks 7 &amp; 8<text:tab/>10%<text:tab/> CAD exercises<text:tab/> Week 1010%<text:tab/> Workshop Practice exercises<text:tab/> Weeks 5 &amp; 670% Exam<text:tab/> Week 13</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92];&quot;','&quot;;[.B92];&quot;','&quot;;[.C92];&quot;','&quot;;[.D92];&quot;','&quot;;[.E92];&quot;','&quot;;[.F92];&quot;','&quot;;[.G92];&quot;','&quot;;[.H92];&quot;','&quot;;[.I92];&quot;','&quot;;[.J92];&quot;');&quot;)" office:value-type="string" office:string-value="INSERT INTO Course (Level,Semester,Credit,CourseId,Name,Description,EntryRequirements,Assessment,MainAssessment,School) VALUES ('2','1 &amp; 2','10','ENG2012','Biomedical Engineering Skills 2 ','The course consists of four components: a Design &amp; Manufacturing skills component comprising manufacturing and workshop practice and Computer Aided Drawing/Design (CAD), Matlab assessment and a Biomedical Engineering Group Design Project.For the Design and Manufacturing skills component, the course syllabus contains the principal components of CAD and CAD libraries, layers, tools and presentation. Detailed Engineering Drawings for design.TimetableSeven 1hr CAD sessions and 1hr CAD assessment in computing laboratory;Ten 3hr engineering workshop sessionsTen 1hr manufacturing lectures; two 1hr lectures on group conceptual design project andSix 2hr lectures on Matlab','None','Continuously assessed in each component during session by coursework, individual reports, group reports, presentation and logbook.Conceptual design project assessment:Continuous assessment (10%), individual/logbook (30%), group report (40%), group presentation (20%)Design And Manufacture 2A ENG2015Academic Session: 2013-14School: School of EngineeringCredits: 10Level: Level 2 (SCQF level 8)Typically Offered: Semester 1Available to Visiting Students: YesShort DescriptionValue engineering; Design for casting; Design for injection moulding; Heat treatments for metals; Inspection and quality control, Costing and planning; Tolerances and fits.Timetable2 x 1 hour lectures per week2 x 3 hour Engineering Practice Laboratories per semester.5 x 3 hour CAD labs per semester, including one for assessment2 x 3 hour Workshop Practice Laboratories per semesterRequirements of EntryNone.Assessment10% Engineering Practice labs Weeks 7 &amp; 8&#9;10%&#9; CAD exercises&#9; Week 1010%&#9; Workshop Practice exercises&#9; Weeks 5 &amp; 670% Exam&#9; Week 13','December','Engineering');">
            <text:p>INSERT INTO Course (Level,Semester,Credit,CourseId,Name,Description,EntryRequirements,Assessment,MainAssessment,School) VALUES ('2','1 &amp; 2','10','ENG2012','Biomedical Engineering Skills 2 ','The course consists of four components: a Design &amp; Manufacturing skills component comprising manufacturing and workshop practice and Computer Aided Drawing/Design (CAD), Matlab assessment and a Biomedical Engineering Group Design Project.For the Design and Manufacturing skills component, the course syllabus contains the principal components of CAD and CAD libraries, layers, tools and presentation. Detailed Engineering Drawings for design.TimetableSeven 1hr CAD sessions and 1hr CAD assessment in computing laboratory;Ten 3hr engineering workshop sessionsTen 1hr manufacturing lectures; two 1hr lectures on group conceptual design project andSix 2hr lectures on Matlab','None','Continuously assessed in each component during session by coursework, individual reports, group reports, presentation and logbook.Conceptual design project assessment:Continuous assessment (10%), individual/logbook (30%), group report (40%), group presentation (20%)Design And Manufacture 2A ENG2015Academic Session: 2013-14School: School of EngineeringCredits: 10Level: Level 2 (SCQF level 8)Typically Offered: Semester 1Available to Visiting Students: YesShort DescriptionValue engineering; Design for casting; Design for injection moulding; Heat treatments for metals; Inspection and quality control, Costing and planning; Tolerances and fits.Timetable2 x 1 hour lectures per week2 x 3 hour Engineering Practice Laboratories per semester.5 x 3 hour CAD labs per semester, including one for assessment2 x 3 hour Workshop Practice Laboratories per semesterRequirements of EntryNone.Assessment10% Engineering Practice labs Weeks 7 &amp; 8<text:tab/>10%<text:tab/> CAD exercises<text:tab/> Week 1010%<text:tab/> Workshop Practice exercises<text:tab/> Weeks 5 &amp; 670% Exam<text:tab/> Week 13','December','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10">
            <text:p>10</text:p>
          </table:table-cell>
          <table:table-cell office:value-type="string">
            <text:p>ENG4102</text:p>
          </table:table-cell>
          <table:table-cell office:value-type="string">
            <text:p>Physics Of Fluids 4 </text:p>
          </table:table-cell>
          <table:table-cell office:value-type="string">
            <text:p>Development of the fundamental equations of slightly viscous fluid flow, and apply these equations to problems in laminar and turbulent flows, boundary layers in particular.Timetable2x1 hour lectures per week</text:p>
          </table:table-cell>
          <table:table-cell office:value-type="string">
            <text:p>None</text:p>
          </table:table-cell>
          <table:table-cell office:value-type="string">
            <text:p>100% Exams</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93];&quot;','&quot;;[.B93];&quot;','&quot;;[.C93];&quot;','&quot;;[.D93];&quot;','&quot;;[.E93];&quot;','&quot;;[.F93];&quot;','&quot;;[.G93];&quot;','&quot;;[.H93];&quot;','&quot;;[.I93];&quot;','&quot;;[.J93];&quot;');&quot;)" office:value-type="string" office:string-value="INSERT INTO Course (Level,Semester,Credit,CourseId,Name,Description,EntryRequirements,Assessment,MainAssessment,School) VALUES ('4','1','10','ENG4102','Physics Of Fluids 4 ','Development of the fundamental equations of slightly viscous fluid flow, and apply these equations to problems in laminar and turbulent flows, boundary layers in particular.Timetable2x1 hour lectures per week','None','100% Exams','December','Engineering');">
            <text:p>INSERT INTO Course (Level,Semester,Credit,CourseId,Name,Description,EntryRequirements,Assessment,MainAssessment,School) VALUES ('4','1','10','ENG4102','Physics Of Fluids 4 ','Development of the fundamental equations of slightly viscous fluid flow, and apply these equations to problems in laminar and turbulent flows, boundary layers in particular.Timetable2x1 hour lectures per week','None','100% Exams','December','Engineering');</text:p>
          </table:table-cell>
        </table:table-row>
        <table:table-row table:style-name="ro1">
          <table:table-cell office:value-type="float" office:value="2">
            <text:p>2</text:p>
          </table:table-cell>
          <table:table-cell table:style-name="Default" office:value-type="float" office:value="1">
            <text:p>1</text:p>
          </table:table-cell>
          <table:table-cell office:value-type="float" office:value="10">
            <text:p>10</text:p>
          </table:table-cell>
          <table:table-cell office:value-type="string">
            <text:p>ENG2005</text:p>
          </table:table-cell>
          <table:table-cell office:value-type="string">
            <text:p>Applicable Mathematics 2A </text:p>
          </table:table-cell>
          <table:table-cell office:value-type="string">
            <text:p>10 credit level 2 maths course for Civil and Mechanical engineersTimetable2 lectures per week</text:p>
          </table:table-cell>
          <table:table-cell office:value-type="string">
            <text:p>None.</text:p>
          </table:table-cell>
          <table:table-cell office:value-type="string">
            <text:p>One paper</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94];&quot;','&quot;;[.B94];&quot;','&quot;;[.C94];&quot;','&quot;;[.D94];&quot;','&quot;;[.E94];&quot;','&quot;;[.F94];&quot;','&quot;;[.G94];&quot;','&quot;;[.H94];&quot;','&quot;;[.I94];&quot;','&quot;;[.J94];&quot;');&quot;)" office:value-type="string" office:string-value="INSERT INTO Course (Level,Semester,Credit,CourseId,Name,Description,EntryRequirements,Assessment,MainAssessment,School) VALUES ('2','1','10','ENG2005','Applicable Mathematics 2A ','10 credit level 2 maths course for Civil and Mechanical engineersTimetable2 lectures per week','None.','One paper','December','Engineering');">
            <text:p>INSERT INTO Course (Level,Semester,Credit,CourseId,Name,Description,EntryRequirements,Assessment,MainAssessment,School) VALUES ('2','1','10','ENG2005','Applicable Mathematics 2A ','10 credit level 2 maths course for Civil and Mechanical engineersTimetable2 lectures per week','None.','One paper','December','Engineering');</text:p>
          </table:table-cell>
        </table:table-row>
        <table:table-row table:style-name="ro1">
          <table:table-cell office:value-type="float" office:value="2">
            <text:p>2</text:p>
          </table:table-cell>
          <table:table-cell table:style-name="Default" office:value-type="float" office:value="2">
            <text:p>2</text:p>
          </table:table-cell>
          <table:table-cell office:value-type="float" office:value="10">
            <text:p>10</text:p>
          </table:table-cell>
          <table:table-cell office:value-type="string">
            <text:p>ENG2004</text:p>
          </table:table-cell>
          <table:table-cell office:value-type="string">
            <text:p>Analogue Electronics 2 </text:p>
          </table:table-cell>
          <table:table-cell office:value-type="string">
            <text:p>Understanding, analysis and design of analogue electronic circuits and systems.TimetableWeeklyTuesday 9am - 10amFriday 9am - 10am</text:p>
          </table:table-cell>
          <table:table-cell office:value-type="string">
            <text:p>Electronic Engineering 1Y (7LRU)Engineering Mathematics EE1Y (3KBU) or Mathematics 1S, 1T or 1Y</text:p>
          </table:table-cell>
          <table:table-cell office:value-type="string">
            <text:p>Course WorkDegree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95];&quot;','&quot;;[.B95];&quot;','&quot;;[.C95];&quot;','&quot;;[.D95];&quot;','&quot;;[.E95];&quot;','&quot;;[.F95];&quot;','&quot;;[.G95];&quot;','&quot;;[.H95];&quot;','&quot;;[.I95];&quot;','&quot;;[.J95];&quot;');&quot;)" office:value-type="string" office:string-value="INSERT INTO Course (Level,Semester,Credit,CourseId,Name,Description,EntryRequirements,Assessment,MainAssessment,School) VALUES ('2','2','10','ENG2004','Analogue Electronics 2 ','Understanding, analysis and design of analogue electronic circuits and systems.TimetableWeeklyTuesday 9am - 10amFriday 9am - 10am','Electronic Engineering 1Y (7LRU)Engineering Mathematics EE1Y (3KBU) or Mathematics 1S, 1T or 1Y','Course WorkDegree Examination','April/May','Engineering');">
            <text:p>INSERT INTO Course (Level,Semester,Credit,CourseId,Name,Description,EntryRequirements,Assessment,MainAssessment,School) VALUES ('2','2','10','ENG2004','Analogue Electronics 2 ','Understanding, analysis and design of analogue electronic circuits and systems.TimetableWeeklyTuesday 9am - 10amFriday 9am - 10am','Electronic Engineering 1Y (7LRU)Engineering Mathematics EE1Y (3KBU) or Mathematics 1S, 1T or 1Y','Course WorkDegree Examination','April/May','Engineering');</text:p>
          </table:table-cell>
        </table:table-row>
        <table:table-row table:style-name="ro1">
          <table:table-cell office:value-type="float" office:value="2">
            <text:p>2</text:p>
          </table:table-cell>
          <table:table-cell table:style-name="Default" office:value-type="float" office:value="2">
            <text:p>2</text:p>
          </table:table-cell>
          <table:table-cell office:value-type="float" office:value="20">
            <text:p>20</text:p>
          </table:table-cell>
          <table:table-cell office:value-type="string">
            <text:p>ENG2007</text:p>
          </table:table-cell>
          <table:table-cell office:value-type="string">
            <text:p>Applied Mechanics 2 </text:p>
          </table:table-cell>
          <table:table-cell office:value-type="string">
            <text:p>Introduction: point mass and rigid body motion; constant and time varying forces; velocity varying forces; position varying forces; simple harmonic motion; work and energy; planar motion: vectors; planar motion: examples; polar co-ordinates; angular motion; kinematics of rigid body rotation; kinematics of rotation; aircraft dynamics; moments of inertia; rigid body motion; energy of a rigid body; angular momentum; oscillating systems of rigid bodies.Timetable4 lectures per week</text:p>
          </table:table-cell>
          <table:table-cell office:value-type="string">
            <text:p>None.</text:p>
          </table:table-cell>
          <table:table-cell office:value-type="string">
            <text:p>Degree exam - 80%Assignment - 20%</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96];&quot;','&quot;;[.B96];&quot;','&quot;;[.C96];&quot;','&quot;;[.D96];&quot;','&quot;;[.E96];&quot;','&quot;;[.F96];&quot;','&quot;;[.G96];&quot;','&quot;;[.H96];&quot;','&quot;;[.I96];&quot;','&quot;;[.J96];&quot;');&quot;)" office:value-type="string" office:string-value="INSERT INTO Course (Level,Semester,Credit,CourseId,Name,Description,EntryRequirements,Assessment,MainAssessment,School) VALUES ('2','2','20','ENG2007','Applied Mechanics 2 ','Introduction: point mass and rigid body motion; constant and time varying forces; velocity varying forces; position varying forces; simple harmonic motion; work and energy; planar motion: vectors; planar motion: examples; polar co-ordinates; angular motion; kinematics of rigid body rotation; kinematics of rotation; aircraft dynamics; moments of inertia; rigid body motion; energy of a rigid body; angular momentum; oscillating systems of rigid bodies.Timetable4 lectures per week','None.','Degree exam - 80%Assignment - 20%','April/May','Engineering');">
            <text:p>INSERT INTO Course (Level,Semester,Credit,CourseId,Name,Description,EntryRequirements,Assessment,MainAssessment,School) VALUES ('2','2','20','ENG2007','Applied Mechanics 2 ','Introduction: point mass and rigid body motion; constant and time varying forces; velocity varying forces; position varying forces; simple harmonic motion; work and energy; planar motion: vectors; planar motion: examples; polar co-ordinates; angular motion; kinematics of rigid body rotation; kinematics of rotation; aircraft dynamics; moments of inertia; rigid body motion; energy of a rigid body; angular momentum; oscillating systems of rigid bodies.Timetable4 lectures per week','None.','Degree exam - 80%Assignment - 20%','April/May','Engineering');</text:p>
          </table:table-cell>
        </table:table-row>
        <table:table-row table:style-name="ro1">
          <table:table-cell office:value-type="float" office:value="2">
            <text:p>2</text:p>
          </table:table-cell>
          <table:table-cell table:style-name="Default" office:value-type="float" office:value="2">
            <text:p>2</text:p>
          </table:table-cell>
          <table:table-cell office:value-type="float" office:value="10">
            <text:p>10</text:p>
          </table:table-cell>
          <table:table-cell office:value-type="string">
            <text:p>ENG2006</text:p>
          </table:table-cell>
          <table:table-cell office:value-type="string">
            <text:p>Applicable Mathematics 2B </text:p>
          </table:table-cell>
          <table:table-cell office:value-type="string">
            <text:p>Solving ordinary differential equations, Laplace transforms, Fourier series.Timetable2 lectures per week</text:p>
          </table:table-cell>
          <table:table-cell office:value-type="string">
            <text:p><text:s/>None.</text:p>
          </table:table-cell>
          <table:table-cell office:value-type="string">
            <text:p>One paper</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97];&quot;','&quot;;[.B97];&quot;','&quot;;[.C97];&quot;','&quot;;[.D97];&quot;','&quot;;[.E97];&quot;','&quot;;[.F97];&quot;','&quot;;[.G97];&quot;','&quot;;[.H97];&quot;','&quot;;[.I97];&quot;','&quot;;[.J97];&quot;');&quot;)" office:value-type="string" office:string-value="INSERT INTO Course (Level,Semester,Credit,CourseId,Name,Description,EntryRequirements,Assessment,MainAssessment,School) VALUES ('2','2','10','ENG2006','Applicable Mathematics 2B ','Solving ordinary differential equations, Laplace transforms, Fourier series.Timetable2 lectures per week',' None.','One paper','April/May','Engineering');">
            <text:p>INSERT INTO Course (Level,Semester,Credit,CourseId,Name,Description,EntryRequirements,Assessment,MainAssessment,School) VALUES ('2','2','10','ENG2006','Applicable Mathematics 2B ','Solving ordinary differential equations, Laplace transforms, Fourier series.Timetable2 lectures per week',' None.','One paper','April/May','Engineering');</text:p>
          </table:table-cell>
        </table:table-row>
        <table:table-row table:style-name="ro1">
          <table:table-cell office:value-type="float" office:value="2">
            <text:p>2</text:p>
          </table:table-cell>
          <table:table-cell table:style-name="Default" office:value-type="string">
            <text:p>1 &amp; 2</text:p>
          </table:table-cell>
          <table:table-cell office:value-type="float" office:value="20">
            <text:p>20</text:p>
          </table:table-cell>
          <table:table-cell office:value-type="string">
            <text:p>ENG2008</text:p>
          </table:table-cell>
          <table:table-cell office:value-type="string">
            <text:p>Architecture C2 </text:p>
          </table:table-cell>
          <table:table-cell office:value-type="string">
            <text:p>The course consolidates the design skills from Architecture C1, leading to the investigation of a simple building. Students also prepare individual investigations of a given significant engineer, their ideas, theories, influences, and, most importantly, practice and built work; on which to base a presentation to the year group.TimetableOne afternoon per week throughout semesters 1 and 2</text:p>
          </table:table-cell>
          <table:table-cell office:value-type="string">
            <text:p>Architecture C1</text:p>
          </table:table-cell>
          <table:table-cell office:value-type="string">
            <text:p>Audio And Visual Perception 2 ENG2009Academic Session: 2013-14School: School of EngineeringCredits: 10Level: Level 2 (SCQF level 8)Typically Offered: Semester 2Available to Visiting Students: YesShort DescriptionThis course provides background knowledge on how humans see and hear so that students understand the properties of human sensory processing and its consequences for the production of audiovisual content and the design of audio and video equipment.TimetableWeeklyMonday 9am - 10amWednesday 9am - 10amRequirements of EntryNone.AssessmentDegree ExaminationLaboratory</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98];&quot;','&quot;;[.B98];&quot;','&quot;;[.C98];&quot;','&quot;;[.D98];&quot;','&quot;;[.E98];&quot;','&quot;;[.F98];&quot;','&quot;;[.G98];&quot;','&quot;;[.H98];&quot;','&quot;;[.I98];&quot;','&quot;;[.J98];&quot;');&quot;)" office:value-type="string" office:string-value="INSERT INTO Course (Level,Semester,Credit,CourseId,Name,Description,EntryRequirements,Assessment,MainAssessment,School) VALUES ('2','1 &amp; 2','20','ENG2008','Architecture C2 ','The course consolidates the design skills from Architecture C1, leading to the investigation of a simple building. Students also prepare individual investigations of a given significant engineer, their ideas, theories, influences, and, most importantly, practice and built work; on which to base a presentation to the year group.TimetableOne afternoon per week throughout semesters 1 and 2','Architecture C1','Audio And Visual Perception 2 ENG2009Academic Session: 2013-14School: School of EngineeringCredits: 10Level: Level 2 (SCQF level 8)Typically Offered: Semester 2Available to Visiting Students: YesShort DescriptionThis course provides background knowledge on how humans see and hear so that students understand the properties of human sensory processing and its consequences for the production of audiovisual content and the design of audio and video equipment.TimetableWeeklyMonday 9am - 10amWednesday 9am - 10amRequirements of EntryNone.AssessmentDegree ExaminationLaboratory','April/May','Engineering');">
            <text:p>INSERT INTO Course (Level,Semester,Credit,CourseId,Name,Description,EntryRequirements,Assessment,MainAssessment,School) VALUES ('2','1 &amp; 2','20','ENG2008','Architecture C2 ','The course consolidates the design skills from Architecture C1, leading to the investigation of a simple building. Students also prepare individual investigations of a given significant engineer, their ideas, theories, influences, and, most importantly, practice and built work; on which to base a presentation to the year group.TimetableOne afternoon per week throughout semesters 1 and 2','Architecture C1','Audio And Visual Perception 2 ENG2009Academic Session: 2013-14School: School of EngineeringCredits: 10Level: Level 2 (SCQF level 8)Typically Offered: Semester 2Available to Visiting Students: YesShort DescriptionThis course provides background knowledge on how humans see and hear so that students understand the properties of human sensory processing and its consequences for the production of audiovisual content and the design of audio and video equipment.TimetableWeeklyMonday 9am - 10amWednesday 9am - 10amRequirements of EntryNone.AssessmentDegree ExaminationLaboratory','April/May','Engineering');</text:p>
          </table:table-cell>
        </table:table-row>
        <table:table-row table:style-name="ro4">
          <table:table-cell office:value-type="float" office:value="4">
            <text:p>4</text:p>
          </table:table-cell>
          <table:table-cell table:style-name="Default" office:value-type="string">
            <text:p>1 &amp; 2</text:p>
          </table:table-cell>
          <table:table-cell office:value-type="float" office:value="40">
            <text:p>40</text:p>
          </table:table-cell>
          <table:table-cell office:value-type="string">
            <text:p>ENG4066P</text:p>
          </table:table-cell>
          <table:table-cell office:value-type="string">
            <text:p>Final Year Project ESE4 </text:p>
          </table:table-cell>
          <table:table-cell office:value-type="string">
            <text:p>Individual project for students on the Electronics and Software Engineering degree on a topic selected from a list or alternatively a project proposed by the student, subject to suitability and availability of resources. A demonstration of any practical work is given, a report is written on the project and an oral presentation is delivered.TimetableWeekly</text:p>
          </table:table-cell>
          <table:table-cell office:value-type="string">
            <text:p>None.</text:p>
          </table:table-cell>
          <table:table-cell office:value-type="string">
            <text:p>Components of assessmentFor a project with a member of Computing Science as first supervisor, the Computing Science assessment projects will be followed. %TypeDetails15Project ReportClarity on important points, adequate citations.15Quality of ProductReliability, robustness, user interface, completeness.35Design and ImplementationStructure, style, verification.15DocumentationCompleteness and coherence.10OtherFlair, self-motivation, thoroughness.10Writing/presentation skills For a project with a member of the Electronics and Electrical Engineering as first supervisor, the assessment procedure as described in Individual Project EE4 will be followed.Flight Dynamics 4 ENG4067Academic Session: 2013-14School: School of EngineeringCredits: 10Level: Level 4 (SCQF level 10)Typically Offered: Semester 1Available to Visiting Students: NoShort DescriptionThis course will impart an in-depth knowledge of aspects of flight dynamics.TimetabletbdRequirements of EntryNoneAssessment100% by 2-hour ExamFlight Dynamics 4S SIT4014Academic Session: 2013-14School: School of EngineeringCredits: 10Level: Level 4 (SCQF level 10)Typically Offered: Semester 1Available to Visiting Students: NoShort DescriptionThis course will impart an in-depth knowledge of aspects of flight dynamics.TimetableTwo lectures per weekRequirements of EntryNoneAssessmentExamination 100%Flight Mechanics 3 ENG3060Academic Session: 2013-14School: School of EngineeringCredits: 10Level: Level 4 (SCQF level 10)Typically Offered: Semester 2Available to Visiting Students: YesShort DescriptionThis course will equip the student with a robust theoretical basis for development of elementary concepts in aircraft performance, stability and control.Timetabletwo lectures per week for 20 lecturesRequirements of EntryNoneAssessmentThe assessment is 100% by exam. The exam is at the end of the teaching session and is 2 hours in duration. The student will answer three questions from a choice of four. There will be an exam at the resit die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99];&quot;','&quot;;[.B99];&quot;','&quot;;[.C99];&quot;','&quot;;[.D99];&quot;','&quot;;[.E99];&quot;','&quot;;[.F99];&quot;','&quot;;[.G99];&quot;','&quot;;[.H99];&quot;','&quot;;[.I99];&quot;','&quot;;[.J99];&quot;');&quot;)" office:value-type="string" office:string-value="INSERT INTO Course (Level,Semester,Credit,CourseId,Name,Description,EntryRequirements,Assessment,MainAssessment,School) VALUES ('4','1 &amp; 2','40','ENG4066P','Final Year Project ESE4 ','Individual project for students on the Electronics and Software Engineering degree on a topic selected from a list or alternatively a project proposed by the student, subject to suitability and availability of resources. A demonstration of any practical work is given, a report is written on the project and an oral presentation is delivered.TimetableWeekly','None.','Components of assessmentFor a project with a member of Computing Science as first supervisor, the Computing Science assessment projects will be followed. %TypeDetails15Project ReportClarity on important points, adequate citations.15Quality of ProductReliability, robustness, user interface, completeness.35Design and ImplementationStructure, style, verification.15DocumentationCompleteness and coherence.10OtherFlair, self-motivation, thoroughness.10Writing/presentation skills For a project with a member of the Electronics and Electrical Engineering as first supervisor, the assessment procedure as described in Individual Project EE4 will be followed.Flight Dynamics 4 ENG4067Academic Session: 2013-14School: School of EngineeringCredits: 10Level: Level 4 (SCQF level 10)Typically Offered: Semester 1Available to Visiting Students: NoShort DescriptionThis course will impart an in-depth knowledge of aspects of flight dynamics.TimetabletbdRequirements of EntryNoneAssessment100% by 2-hour ExamFlight Dynamics 4S SIT4014Academic Session: 2013-14School: School of EngineeringCredits: 10Level: Level 4 (SCQF level 10)Typically Offered: Semester 1Available to Visiting Students: NoShort DescriptionThis course will impart an in-depth knowledge of aspects of flight dynamics.TimetableTwo lectures per weekRequirements of EntryNoneAssessmentExamination 100%Flight Mechanics 3 ENG3060Academic Session: 2013-14School: School of EngineeringCredits: 10Level: Level 4 (SCQF level 10)Typically Offered: Semester 2Available to Visiting Students: YesShort DescriptionThis course will equip the student with a robust theoretical basis for development of elementary concepts in aircraft performance, stability and control.Timetabletwo lectures per week for 20 lecturesRequirements of EntryNoneAssessmentThe assessment is 100% by exam. The exam is at the end of the teaching session and is 2 hours in duration. The student will answer three questions from a choice of four. There will be an exam at the resit diet.','April/May','Engineering');">
            <text:p>INSERT INTO Course (Level,Semester,Credit,CourseId,Name,Description,EntryRequirements,Assessment,MainAssessment,School) VALUES ('4','1 &amp; 2','40','ENG4066P','Final Year Project ESE4 ','Individual project for students on the Electronics and Software Engineering degree on a topic selected from a list or alternatively a project proposed by the student, subject to suitability and availability of resources. A demonstration of any practical work is given, a report is written on the project and an oral presentation is delivered.TimetableWeekly','None.','Components of assessmentFor a project with a member of Computing Science as first supervisor, the Computing Science assessment projects will be followed. %TypeDetails15Project ReportClarity on important points, adequate citations.15Quality of ProductReliability, robustness, user interface, completeness.35Design and ImplementationStructure, style, verification.15DocumentationCompleteness and coherence.10OtherFlair, self-motivation, thoroughness.10Writing/presentation skills For a project with a member of the Electronics and Electrical Engineering as first supervisor, the assessment procedure as described in Individual Project EE4 will be followed.Flight Dynamics 4 ENG4067Academic Session: 2013-14School: School of EngineeringCredits: 10Level: Level 4 (SCQF level 10)Typically Offered: Semester 1Available to Visiting Students: NoShort DescriptionThis course will impart an in-depth knowledge of aspects of flight dynamics.TimetabletbdRequirements of EntryNoneAssessment100% by 2-hour ExamFlight Dynamics 4S SIT4014Academic Session: 2013-14School: School of EngineeringCredits: 10Level: Level 4 (SCQF level 10)Typically Offered: Semester 1Available to Visiting Students: NoShort DescriptionThis course will impart an in-depth knowledge of aspects of flight dynamics.TimetableTwo lectures per weekRequirements of EntryNoneAssessmentExamination 100%Flight Mechanics 3 ENG3060Academic Session: 2013-14School: School of EngineeringCredits: 10Level: Level 4 (SCQF level 10)Typically Offered: Semester 2Available to Visiting Students: YesShort DescriptionThis course will equip the student with a robust theoretical basis for development of elementary concepts in aircraft performance, stability and control.Timetabletwo lectures per week for 20 lecturesRequirements of EntryNoneAssessmentThe assessment is 100% by exam. The exam is at the end of the teaching session and is 2 hours in duration. The student will answer three questions from a choice of four. There will be an exam at the resit diet.','April/May','Engineering');</text:p>
          </table:table-cell>
        </table:table-row>
        <table:table-row table:style-name="ro1">
          <table:table-cell office:value-type="float" office:value="2">
            <text:p>2</text:p>
          </table:table-cell>
          <table:table-cell table:style-name="Default" office:value-type="float" office:value="1">
            <text:p>1</text:p>
          </table:table-cell>
          <table:table-cell office:value-type="float" office:value="10">
            <text:p>10</text:p>
          </table:table-cell>
          <table:table-cell office:value-type="string">
            <text:p>ENG2024</text:p>
          </table:table-cell>
          <table:table-cell office:value-type="string">
            <text:p>Electrical Power Engineering 2 </text:p>
          </table:table-cell>
          <table:table-cell office:value-type="string">
            <text:p>This is an entry-level course in electrical power engineering. It covers basic concepts of DC and AC electric circuits and magnetic circuits, concepts that are then applied in the study of power transformers and electric motors and their applicationsTimetableWeeklyMonday 9am -10amWednesday 9am - 10am</text:p>
          </table:table-cell>
          <table:table-cell office:value-type="string">
            <text:p>None.</text:p>
          </table:table-cell>
          <table:table-cell office:value-type="string">
            <text:p>LaboratoryDegree Examination</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00];&quot;','&quot;;[.B100];&quot;','&quot;;[.C100];&quot;','&quot;;[.D100];&quot;','&quot;;[.E100];&quot;','&quot;;[.F100];&quot;','&quot;;[.G100];&quot;','&quot;;[.H100];&quot;','&quot;;[.I100];&quot;','&quot;;[.J100];&quot;');&quot;)" office:value-type="string" office:string-value="INSERT INTO Course (Level,Semester,Credit,CourseId,Name,Description,EntryRequirements,Assessment,MainAssessment,School) VALUES ('2','1','10','ENG2024','Electrical Power Engineering 2 ','This is an entry-level course in electrical power engineering. It covers basic concepts of DC and AC electric circuits and magnetic circuits, concepts that are then applied in the study of power transformers and electric motors and their applicationsTimetableWeeklyMonday 9am -10amWednesday 9am - 10am','None.','LaboratoryDegree Examination','December','Engineering');">
            <text:p>INSERT INTO Course (Level,Semester,Credit,CourseId,Name,Description,EntryRequirements,Assessment,MainAssessment,School) VALUES ('2','1','10','ENG2024','Electrical Power Engineering 2 ','This is an entry-level course in electrical power engineering. It covers basic concepts of DC and AC electric circuits and magnetic circuits, concepts that are then applied in the study of power transformers and electric motors and their applicationsTimetableWeeklyMonday 9am -10amWednesday 9am - 10am','None.','LaboratoryDegree Examination','December','Engineering');</text:p>
          </table:table-cell>
        </table:table-row>
        <table:table-row table:style-name="ro1">
          <table:table-cell office:value-type="float" office:value="2">
            <text:p>2</text:p>
          </table:table-cell>
          <table:table-cell table:style-name="Default" office:value-type="string">
            <text:p>1 &amp; 2</text:p>
          </table:table-cell>
          <table:table-cell office:value-type="float" office:value="10">
            <text:p>10</text:p>
          </table:table-cell>
          <table:table-cell office:value-type="string">
            <text:p>ENG2025</text:p>
          </table:table-cell>
          <table:table-cell office:value-type="string">
            <text:p>Electronic Design Project 2 </text:p>
          </table:table-cell>
          <table:table-cell office:value-type="string">
            <text:p>This is a practical course that addresses many of the issues, such as power supplies and the design of printed circuit boards, that you will need to confront when you design a real piece of electronic equipment. It leads to a project that integrates the material taught in first-year and most second-year courses on electronics.TimetableWeeklyTuesday 10am -11amLaboratories follow an irregular timetable concentrated at the beginning of each semester and before the Easter vacation.</text:p>
          </table:table-cell>
          <table:table-cell office:value-type="string">
            <text:p>Electronic Engineering 1Y (7LRU)Engineering Mathematics EE1Y (3KBU) or Mathematics 1S, 1T or 1Y</text:p>
          </table:table-cell>
          <table:table-cell office:value-type="string">
            <text:p>50% Class tests (two)10% Laboratory on PCB design (practical work)40% Project (practical work, team reports and individual laboratory record book)Electronic Design Project and Skills UESTC2002Academic Session: 2013-14School: School of EngineeringCredits: 10Level: Level 2 (SCQF level 8)Typically Offered: Runs Throughout Semesters 1 and 2Available to Visiting Students: NoShort DescriptionThis is a practical course that addresses many of the issues, such as power supplies and the design of printed circuit boards, that you will need to confront when you design a real piece of electronic equipment. It leads to a project that integrates the material taught in first-year and most second-year courses on electronics.TimetableThis course will be timetabled in blocks, typically one week in four with tutorials and on-line support available between each block;Requirements of EntryNoneAssessment50% Class tests (two)10% Laboratory on PCB design (practical work)40% Project (practical work, team reports and individual laboratory record book)Electronic Devices 2 ENG2026Academic Session: 2013-14School: School of EngineeringCredits: 10Level: Level 2 (SCQF level 8)Typically Offered: Semester 1Available to Visiting Students: YesShort DescriptionThe course is intended to provide an understanding of how electronic and optoelectronic semiconductor devices work, by explaining how fundamental physical laws govern device operation. It includes the application of solid state physics to predict the operation of common semiconductor devices.TimetableWeeklyWednesday 11am - 12pmFriday 11am - 12pmRequirements of EntryNone.AssessmentLaboratory WorkDegree Examination</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01];&quot;','&quot;;[.B101];&quot;','&quot;;[.C101];&quot;','&quot;;[.D101];&quot;','&quot;;[.E101];&quot;','&quot;;[.F101];&quot;','&quot;;[.G101];&quot;','&quot;;[.H101];&quot;','&quot;;[.I101];&quot;','&quot;;[.J101];&quot;');&quot;)" office:value-type="string" office:string-value="INSERT INTO Course (Level,Semester,Credit,CourseId,Name,Description,EntryRequirements,Assessment,MainAssessment,School) VALUES ('2','1 &amp; 2','10','ENG2025','Electronic Design Project 2 ','This is a practical course that addresses many of the issues, such as power supplies and the design of printed circuit boards, that you will need to confront when you design a real piece of electronic equipment. It leads to a project that integrates the material taught in first-year and most second-year courses on electronics.TimetableWeeklyTuesday 10am -11amLaboratories follow an irregular timetable concentrated at the beginning of each semester and before the Easter vacation.','Electronic Engineering 1Y (7LRU)Engineering Mathematics EE1Y (3KBU) or Mathematics 1S, 1T or 1Y','50% Class tests (two)10% Laboratory on PCB design (practical work)40% Project (practical work, team reports and individual laboratory record book)Electronic Design Project and Skills UESTC2002Academic Session: 2013-14School: School of EngineeringCredits: 10Level: Level 2 (SCQF level 8)Typically Offered: Runs Throughout Semesters 1 and 2Available to Visiting Students: NoShort DescriptionThis is a practical course that addresses many of the issues, such as power supplies and the design of printed circuit boards, that you will need to confront when you design a real piece of electronic equipment. It leads to a project that integrates the material taught in first-year and most second-year courses on electronics.TimetableThis course will be timetabled in blocks, typically one week in four with tutorials and on-line support available between each block;Requirements of EntryNoneAssessment50% Class tests (two)10% Laboratory on PCB design (practical work)40% Project (practical work, team reports and individual laboratory record book)Electronic Devices 2 ENG2026Academic Session: 2013-14School: School of EngineeringCredits: 10Level: Level 2 (SCQF level 8)Typically Offered: Semester 1Available to Visiting Students: YesShort DescriptionThe course is intended to provide an understanding of how electronic and optoelectronic semiconductor devices work, by explaining how fundamental physical laws govern device operation. It includes the application of solid state physics to predict the operation of common semiconductor devices.TimetableWeeklyWednesday 11am - 12pmFriday 11am - 12pmRequirements of EntryNone.AssessmentLaboratory WorkDegree Examination','December','Engineering');">
            <text:p>INSERT INTO Course (Level,Semester,Credit,CourseId,Name,Description,EntryRequirements,Assessment,MainAssessment,School) VALUES ('2','1 &amp; 2','10','ENG2025','Electronic Design Project 2 ','This is a practical course that addresses many of the issues, such as power supplies and the design of printed circuit boards, that you will need to confront when you design a real piece of electronic equipment. It leads to a project that integrates the material taught in first-year and most second-year courses on electronics.TimetableWeeklyTuesday 10am -11amLaboratories follow an irregular timetable concentrated at the beginning of each semester and before the Easter vacation.','Electronic Engineering 1Y (7LRU)Engineering Mathematics EE1Y (3KBU) or Mathematics 1S, 1T or 1Y','50% Class tests (two)10% Laboratory on PCB design (practical work)40% Project (practical work, team reports and individual laboratory record book)Electronic Design Project and Skills UESTC2002Academic Session: 2013-14School: School of EngineeringCredits: 10Level: Level 2 (SCQF level 8)Typically Offered: Runs Throughout Semesters 1 and 2Available to Visiting Students: NoShort DescriptionThis is a practical course that addresses many of the issues, such as power supplies and the design of printed circuit boards, that you will need to confront when you design a real piece of electronic equipment. It leads to a project that integrates the material taught in first-year and most second-year courses on electronics.TimetableThis course will be timetabled in blocks, typically one week in four with tutorials and on-line support available between each block;Requirements of EntryNoneAssessment50% Class tests (two)10% Laboratory on PCB design (practical work)40% Project (practical work, team reports and individual laboratory record book)Electronic Devices 2 ENG2026Academic Session: 2013-14School: School of EngineeringCredits: 10Level: Level 2 (SCQF level 8)Typically Offered: Semester 1Available to Visiting Students: YesShort DescriptionThe course is intended to provide an understanding of how electronic and optoelectronic semiconductor devices work, by explaining how fundamental physical laws govern device operation. It includes the application of solid state physics to predict the operation of common semiconductor devices.TimetableWeeklyWednesday 11am - 12pmFriday 11am - 12pmRequirements of EntryNone.AssessmentLaboratory WorkDegree Examination','December','Engineering');</text:p>
          </table:table-cell>
        </table:table-row>
        <table:table-row table:style-name="ro1">
          <table:table-cell office:value-type="float" office:value="2">
            <text:p>2</text:p>
          </table:table-cell>
          <table:table-cell table:style-name="Default" office:value-type="float" office:value="1">
            <text:p>1</text:p>
          </table:table-cell>
          <table:table-cell office:value-type="float" office:value="10">
            <text:p>10</text:p>
          </table:table-cell>
          <table:table-cell office:value-type="string">
            <text:p>ENG2023</text:p>
          </table:table-cell>
          <table:table-cell office:value-type="string">
            <text:p>Electrical Circuits 2 </text:p>
          </table:table-cell>
          <table:table-cell office:value-type="string">
            <text:p>This course provides the skills and understanding required to analyse the behaviour of electrical circuits containing inductance, capacitance and resistance when ac and transient dc signals are applied to them. It develops insight into the relationship between the ac and transient solution and the impedance representation of an electrical circuit.TimetableWeeklyTuesday 9am - 10amFriday 9am - 10amThree afternoons laboratories</text:p>
          </table:table-cell>
          <table:table-cell office:value-type="string">
            <text:p>Electronic Engineering 1Y (7LRU)Engineering Mathematics EE1Y (3KBU) or Mathematics 1S, 1T or 1Y</text:p>
          </table:table-cell>
          <table:table-cell office:value-type="string">
            <text:p>Laboratories assessed through record bookDegree Examination</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02];&quot;','&quot;;[.B102];&quot;','&quot;;[.C102];&quot;','&quot;;[.D102];&quot;','&quot;;[.E102];&quot;','&quot;;[.F102];&quot;','&quot;;[.G102];&quot;','&quot;;[.H102];&quot;','&quot;;[.I102];&quot;','&quot;;[.J102];&quot;');&quot;)" office:value-type="string" office:string-value="INSERT INTO Course (Level,Semester,Credit,CourseId,Name,Description,EntryRequirements,Assessment,MainAssessment,School) VALUES ('2','1','10','ENG2023','Electrical Circuits 2 ','This course provides the skills and understanding required to analyse the behaviour of electrical circuits containing inductance, capacitance and resistance when ac and transient dc signals are applied to them. It develops insight into the relationship between the ac and transient solution and the impedance representation of an electrical circuit.TimetableWeeklyTuesday 9am - 10amFriday 9am - 10amThree afternoons laboratories','Electronic Engineering 1Y (7LRU)Engineering Mathematics EE1Y (3KBU) or Mathematics 1S, 1T or 1Y','Laboratories assessed through record bookDegree Examination','December','Engineering');">
            <text:p>INSERT INTO Course (Level,Semester,Credit,CourseId,Name,Description,EntryRequirements,Assessment,MainAssessment,School) VALUES ('2','1','10','ENG2023','Electrical Circuits 2 ','This course provides the skills and understanding required to analyse the behaviour of electrical circuits containing inductance, capacitance and resistance when ac and transient dc signals are applied to them. It develops insight into the relationship between the ac and transient solution and the impedance representation of an electrical circuit.TimetableWeeklyTuesday 9am - 10amFriday 9am - 10amThree afternoons laboratories','Electronic Engineering 1Y (7LRU)Engineering Mathematics EE1Y (3KBU) or Mathematics 1S, 1T or 1Y','Laboratories assessed through record bookDegree Examination','December','Engineering');</text:p>
          </table:table-cell>
        </table:table-row>
        <table:table-row table:style-name="ro1">
          <table:table-cell office:value-type="float" office:value="2">
            <text:p>2</text:p>
          </table:table-cell>
          <table:table-cell table:style-name="Default" office:value-type="float" office:value="2">
            <text:p>2</text:p>
          </table:table-cell>
          <table:table-cell office:value-type="float" office:value="10">
            <text:p>10</text:p>
          </table:table-cell>
          <table:table-cell office:value-type="string">
            <text:p>ENG2016</text:p>
          </table:table-cell>
          <table:table-cell office:value-type="string">
            <text:p>Design And Manufacture 2B </text:p>
          </table:table-cell>
          <table:table-cell office:value-type="string">
            <text:p>To further develop the students'' knowledge base and skills with respect to the methods and tools used to support the engineering design process.Timetable1 x 1 hour lectures per week12 x 3 Studio sessions per semester</text:p>
          </table:table-cell>
          <table:table-cell office:value-type="string">
            <text:p>None.</text:p>
          </table:table-cell>
          <table:table-cell office:value-type="string">
            <text:p>10%<text:tab/> 2 WP labs Weeks 4&amp;520% Presentation and progress<text:tab/> Week 25<text:tab/>80%<text:tab/> Final project report<text:tab/> Week 26</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03];&quot;','&quot;;[.B103];&quot;','&quot;;[.C103];&quot;','&quot;;[.D103];&quot;','&quot;;[.E103];&quot;','&quot;;[.F103];&quot;','&quot;;[.G103];&quot;','&quot;;[.H103];&quot;','&quot;;[.I103];&quot;','&quot;;[.J103];&quot;');&quot;)" office:value-type="string" office:string-value="INSERT INTO Course (Level,Semester,Credit,CourseId,Name,Description,EntryRequirements,Assessment,MainAssessment,School) VALUES ('2','2','10','ENG2016','Design And Manufacture 2B ','To further develop the students'' knowledge base and skills with respect to the methods and tools used to support the engineering design process.Timetable1 x 1 hour lectures per week12 x 3 Studio sessions per semester','None.','10%&#9; 2 WP labs Weeks 4&amp;520% Presentation and progress&#9; Week 25&#9;80%&#9; Final project report&#9; Week 26','April/May','Engineering');">
            <text:p>INSERT INTO Course (Level,Semester,Credit,CourseId,Name,Description,EntryRequirements,Assessment,MainAssessment,School) VALUES ('2','2','10','ENG2016','Design And Manufacture 2B ','To further develop the students'' knowledge base and skills with respect to the methods and tools used to support the engineering design process.Timetable1 x 1 hour lectures per week12 x 3 Studio sessions per semester','None.','10%<text:tab/> 2 WP labs Weeks 4&amp;520% Presentation and progress<text:tab/> Week 25<text:tab/>80%<text:tab/> Final project report<text:tab/> Week 26','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221</text:p>
          </table:table-cell>
          <table:table-cell office:value-type="string">
            <text:p>Advanced Control Systems Engineering M5 </text:p>
          </table:table-cell>
          <table:table-cell office:value-type="string">
            <text:p>Example of Feedback Control - Case Study on Upright Standing:, Definition of modelling and control problemsExperimental methods and design approaches , Analysis and Design Methods for Linear Systems:Frequency response and loop shaping , Stability and performance robustnessLimitations of performanceTimetable2 lectures per week</text:p>
          </table:table-cell>
          <table:table-cell office:value-type="string">
            <text:p>Control M4</text:p>
          </table:table-cell>
          <table:table-cell office:value-type="string">
            <text:p>100% degree examination - 1.5 hour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04];&quot;','&quot;;[.B104];&quot;','&quot;;[.C104];&quot;','&quot;;[.D104];&quot;','&quot;;[.E104];&quot;','&quot;;[.F104];&quot;','&quot;;[.G104];&quot;','&quot;;[.H104];&quot;','&quot;;[.I104];&quot;','&quot;;[.J104];&quot;');&quot;)" office:value-type="string" office:string-value="INSERT INTO Course (Level,Semester,Credit,CourseId,Name,Description,EntryRequirements,Assessment,MainAssessment,School) VALUES ('5','2','10','ENG5221','Advanced Control Systems Engineering M5 ','Example of Feedback Control - Case Study on Upright Standing:, Definition of modelling and control problemsExperimental methods and design approaches , Analysis and Design Methods for Linear Systems:Frequency response and loop shaping , Stability and performance robustnessLimitations of performanceTimetable2 lectures per week','Control M4','100% degree examination - 1.5 hours','April/May','Engineering');">
            <text:p>INSERT INTO Course (Level,Semester,Credit,CourseId,Name,Description,EntryRequirements,Assessment,MainAssessment,School) VALUES ('5','2','10','ENG5221','Advanced Control Systems Engineering M5 ','Example of Feedback Control - Case Study on Upright Standing:, Definition of modelling and control problemsExperimental methods and design approaches , Analysis and Design Methods for Linear Systems:Frequency response and loop shaping , Stability and performance robustnessLimitations of performanceTimetable2 lectures per week','Control M4','100% degree examination - 1.5 hours','April/May','Engineering');</text:p>
          </table:table-cell>
        </table:table-row>
        <table:table-row table:style-name="ro4">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222</text:p>
          </table:table-cell>
          <table:table-cell office:value-type="string">
            <text:p>Laser Design And Applications M5 </text:p>
          </table:table-cell>
          <table:table-cell office:value-type="string">
            <text:p>Laser pumping, pulse power, RF, resonator theory, examples of laser design, laser applications.Timetable2 lectures per week</text:p>
          </table:table-cell>
          <table:table-cell office:value-type="string">
            <text:p>Lasers and Electro-optic Systems M4 (0DCX).</text:p>
          </table:table-cell>
          <table:table-cell office:value-type="string">
            <text:p>80% degree exxamination - 3 questions from 4 in 2 hours 20% written report (May) - an extended technical essay on a laser application or the design of an optical or laser system.</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05];&quot;','&quot;;[.B105];&quot;','&quot;;[.C105];&quot;','&quot;;[.D105];&quot;','&quot;;[.E105];&quot;','&quot;;[.F105];&quot;','&quot;;[.G105];&quot;','&quot;;[.H105];&quot;','&quot;;[.I105];&quot;','&quot;;[.J105];&quot;');&quot;)" office:value-type="string" office:string-value="INSERT INTO Course (Level,Semester,Credit,CourseId,Name,Description,EntryRequirements,Assessment,MainAssessment,School) VALUES ('5','2','10','ENG5222','Laser Design And Applications M5 ','Laser pumping, pulse power, RF, resonator theory, examples of laser design, laser applications.Timetable2 lectures per week','Lasers and Electro-optic Systems M4 (0DCX).','80% degree exxamination - 3 questions from 4 in 2 hours 20% written report (May) - an extended technical essay on a laser application or the design of an optical or laser system.','April/May','Engineering');">
            <text:p>INSERT INTO Course (Level,Semester,Credit,CourseId,Name,Description,EntryRequirements,Assessment,MainAssessment,School) VALUES ('5','2','10','ENG5222','Laser Design And Applications M5 ','Laser pumping, pulse power, RF, resonator theory, examples of laser design, laser applications.Timetable2 lectures per week','Lasers and Electro-optic Systems M4 (0DCX).','80% degree exxamination - 3 questions from 4 in 2 hours 20% written report (May) - an extended technical essay on a laser application or the design of an optical or laser system.','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220</text:p>
          </table:table-cell>
          <table:table-cell office:value-type="string">
            <text:p>Real Time Embedded Programming </text:p>
          </table:table-cell>
          <table:table-cell office:value-type="string">
            <text:p>To develop in students an understanding of the theory and practice of real-time embedded systems firmware and application programming, and to introduce students to the techniques and standards of software design, implementation and development for such systems.TimetableWeekly, 4 hour teaching and lab sessions.</text:p>
          </table:table-cell>
          <table:table-cell office:value-type="string">
            <text:p>None</text:p>
          </table:table-cell>
          <table:table-cell office:value-type="string">
            <text:p>Degree ExaminationCourseworkLaboratory and Project Report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06];&quot;','&quot;;[.B106];&quot;','&quot;;[.C106];&quot;','&quot;;[.D106];&quot;','&quot;;[.E106];&quot;','&quot;;[.F106];&quot;','&quot;;[.G106];&quot;','&quot;;[.H106];&quot;','&quot;;[.I106];&quot;','&quot;;[.J106];&quot;');&quot;)" office:value-type="string" office:string-value="INSERT INTO Course (Level,Semester,Credit,CourseId,Name,Description,EntryRequirements,Assessment,MainAssessment,School) VALUES ('5','2','20','ENG5220','Real Time Embedded Programming ','To develop in students an understanding of the theory and practice of real-time embedded systems firmware and application programming, and to introduce students to the techniques and standards of software design, implementation and development for such systems.TimetableWeekly, 4 hour teaching and lab sessions.','None','Degree ExaminationCourseworkLaboratory and Project Reports','April/May','Engineering');">
            <text:p>INSERT INTO Course (Level,Semester,Credit,CourseId,Name,Description,EntryRequirements,Assessment,MainAssessment,School) VALUES ('5','2','20','ENG5220','Real Time Embedded Programming ','To develop in students an understanding of the theory and practice of real-time embedded systems firmware and application programming, and to introduce students to the techniques and standards of software design, implementation and development for such systems.TimetableWeekly, 4 hour teaching and lab sessions.','None','Degree ExaminationCourseworkLaboratory and Project Reports','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225</text:p>
          </table:table-cell>
          <table:table-cell office:value-type="string">
            <text:p>Structural Dynamics And Earthquake Engineering C5 </text:p>
          </table:table-cell>
          <table:table-cell office:value-type="string">
            <text:p>This course forms part of the MSc in Structural Engineering. Lectures and computing laboratory classes take place every Tuesday afternoon in weeks 1-11. Exam is in period immediately before the Christmas vacationTimetableTo follow</text:p>
          </table:table-cell>
          <table:table-cell office:value-type="string">
            <text:p>Progression requirements for Year 5 or entry requirements for Structures MSc.</text:p>
          </table:table-cell>
          <table:table-cell office:value-type="string">
            <text:p>Project Work: 50%. Examination: 5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07];&quot;','&quot;;[.B107];&quot;','&quot;;[.C107];&quot;','&quot;;[.D107];&quot;','&quot;;[.E107];&quot;','&quot;;[.F107];&quot;','&quot;;[.G107];&quot;','&quot;;[.H107];&quot;','&quot;;[.I107];&quot;','&quot;;[.J107];&quot;');&quot;)" office:value-type="string" office:string-value="INSERT INTO Course (Level,Semester,Credit,CourseId,Name,Description,EntryRequirements,Assessment,MainAssessment,School) VALUES ('5','1','10','ENG5225','Structural Dynamics And Earthquake Engineering C5 ','This course forms part of the MSc in Structural Engineering. Lectures and computing laboratory classes take place every Tuesday afternoon in weeks 1-11. Exam is in period immediately before the Christmas vacationTimetableTo follow','Progression requirements for Year 5 or entry requirements for Structures MSc.','Project Work: 50%. Examination: 50%.','December','Engineering');">
            <text:p>INSERT INTO Course (Level,Semester,Credit,CourseId,Name,Description,EntryRequirements,Assessment,MainAssessment,School) VALUES ('5','1','10','ENG5225','Structural Dynamics And Earthquake Engineering C5 ','This course forms part of the MSc in Structural Engineering. Lectures and computing laboratory classes take place every Tuesday afternoon in weeks 1-11. Exam is in period immediately before the Christmas vacationTimetableTo follow','Progression requirements for Year 5 or entry requirements for Structures MSc.','Project Work: 50%. Examination: 50%.','December','Engineering');</text:p>
          </table:table-cell>
        </table:table-row>
        <table:table-row table:style-name="ro1">
          <table:table-cell office:value-type="float" office:value="4">
            <text:p>4</text:p>
          </table:table-cell>
          <table:table-cell table:style-name="Default" office:value-type="string">
            <text:p>1 &amp; 2</text:p>
          </table:table-cell>
          <table:table-cell office:value-type="float" office:value="30">
            <text:p>30</text:p>
          </table:table-cell>
          <table:table-cell office:value-type="string">
            <text:p>ENG4111P</text:p>
          </table:table-cell>
          <table:table-cell office:value-type="string">
            <text:p>Project MA4 </text:p>
          </table:table-cell>
          <table:table-cell table:number-columns-repeated="2" office:value-type="string">
            <text:p>null</text:p>
          </table:table-cell>
          <table:table-cell office:value-type="string">
            <text:p>80%: Project Report: Including an aspect of continual assessment10%: Presentation: 20 minute talk/questions10%: Display Board</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08];&quot;','&quot;;[.B108];&quot;','&quot;;[.C108];&quot;','&quot;;[.D108];&quot;','&quot;;[.E108];&quot;','&quot;;[.F108];&quot;','&quot;;[.G108];&quot;','&quot;;[.H108];&quot;','&quot;;[.I108];&quot;','&quot;;[.J108];&quot;');&quot;)" office:value-type="string" office:string-value="INSERT INTO Course (Level,Semester,Credit,CourseId,Name,Description,EntryRequirements,Assessment,MainAssessment,School) VALUES ('4','1 &amp; 2','30','ENG4111P','Project MA4 ','null','null','80%: Project Report: Including an aspect of continual assessment10%: Presentation: 20 minute talk/questions10%: Display Board','April/May','Engineering');">
            <text:p>INSERT INTO Course (Level,Semester,Credit,CourseId,Name,Description,EntryRequirements,Assessment,MainAssessment,School) VALUES ('4','1 &amp; 2','30','ENG4111P','Project MA4 ','null','null','80%: Project Report: Including an aspect of continual assessment10%: Presentation: 20 minute talk/questions10%: Display Board','April/May','Engineering');</text:p>
          </table:table-cell>
        </table:table-row>
        <table:table-row table:style-name="ro4">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223</text:p>
          </table:table-cell>
          <table:table-cell office:value-type="string">
            <text:p>Mechanics of Solids and Structures M5 </text:p>
          </table:table-cell>
          <table:table-cell office:value-type="string">
            <text:p>In this final course in Continuum Solid Mechanics we consider large deformation elasticity and plasticity and their analysis by non-linear FEA. We conclude with a look forward to new developments in continuum mechanics, redefining contravariant vectors as tangent vectors in a curvilinear metric space and covariant vectors as 1-forms in the dual space.Timetable3 lectures per week (one of which is allocated for laboratory work), embedded tutorials</text:p>
          </table:table-cell>
          <table:table-cell office:value-type="string">
            <text:p>None</text:p>
          </table:table-cell>
          <table:table-cell office:value-type="string">
            <text:p>50% by 1.5 hour examination, answering 2 questions from 3. <text:s/>The course lecture notes and any other material written or reproduced by students may be taken into the exam. Textbooks are forbidden.50% by two practical assignments, each 25%, reports to be submitted by dates TBC.</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09];&quot;','&quot;;[.B109];&quot;','&quot;;[.C109];&quot;','&quot;;[.D109];&quot;','&quot;;[.E109];&quot;','&quot;;[.F109];&quot;','&quot;;[.G109];&quot;','&quot;;[.H109];&quot;','&quot;;[.I109];&quot;','&quot;;[.J109];&quot;');&quot;)" office:value-type="string" office:string-value="INSERT INTO Course (Level,Semester,Credit,CourseId,Name,Description,EntryRequirements,Assessment,MainAssessment,School) VALUES ('5','2','10','ENG5223','Mechanics of Solids and Structures M5 ','In this final course in Continuum Solid Mechanics we consider large deformation elasticity and plasticity and their analysis by non-linear FEA. We conclude with a look forward to new developments in continuum mechanics, redefining contravariant vectors as tangent vectors in a curvilinear metric space and covariant vectors as 1-forms in the dual space.Timetable3 lectures per week (one of which is allocated for laboratory work), embedded tutorials','None','50% by 1.5 hour examination, answering 2 questions from 3.  The course lecture notes and any other material written or reproduced by students may be taken into the exam. Textbooks are forbidden.50% by two practical assignments, each 25%, reports to be submitted by dates TBC.','April/May','Engineering');">
            <text:p>INSERT INTO Course (Level,Semester,Credit,CourseId,Name,Description,EntryRequirements,Assessment,MainAssessment,School) VALUES ('5','2','10','ENG5223','Mechanics of Solids and Structures M5 ','In this final course in Continuum Solid Mechanics we consider large deformation elasticity and plasticity and their analysis by non-linear FEA. We conclude with a look forward to new developments in continuum mechanics, redefining contravariant vectors as tangent vectors in a curvilinear metric space and covariant vectors as 1-forms in the dual space.Timetable3 lectures per week (one of which is allocated for laboratory work), embedded tutorials','None','50% by 1.5 hour examination, answering 2 questions from 3. <text:s/>The course lecture notes and any other material written or reproduced by students may be taken into the exam. Textbooks are forbidden.50% by two practical assignments, each 25%, reports to be submitted by dates TBC.','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224</text:p>
          </table:table-cell>
          <table:table-cell office:value-type="string">
            <text:p>Structural Concrete C5 </text:p>
          </table:table-cell>
          <table:table-cell office:value-type="string">
            <text:p>This course introduces students to design methods for concrete structures, for which no Code of Practice exists. <text:s/>It is also designed to give students a basic understanding of the nonlinear finite element method of concrete structures and how this method can be used in the design process.Timetable1 session per week</text:p>
          </table:table-cell>
          <table:table-cell office:value-type="string">
            <text:p>None</text:p>
          </table:table-cell>
          <table:table-cell office:value-type="string">
            <text:p>Examination (50%), Project Work (50%)</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10];&quot;','&quot;;[.B110];&quot;','&quot;;[.C110];&quot;','&quot;;[.D110];&quot;','&quot;;[.E110];&quot;','&quot;;[.F110];&quot;','&quot;;[.G110];&quot;','&quot;;[.H110];&quot;','&quot;;[.I110];&quot;','&quot;;[.J110];&quot;');&quot;)" office:value-type="string" office:string-value="INSERT INTO Course (Level,Semester,Credit,CourseId,Name,Description,EntryRequirements,Assessment,MainAssessment,School) VALUES ('5','2','10','ENG5224','Structural Concrete C5 ','This course introduces students to design methods for concrete structures, for which no Code of Practice exists.  It is also designed to give students a basic understanding of the nonlinear finite element method of concrete structures and how this method can be used in the design process.Timetable1 session per week','None','Examination (50%), Project Work (50%)','April/May','Engineering');">
            <text:p>INSERT INTO Course (Level,Semester,Credit,CourseId,Name,Description,EntryRequirements,Assessment,MainAssessment,School) VALUES ('5','2','10','ENG5224','Structural Concrete C5 ','This course introduces students to design methods for concrete structures, for which no Code of Practice exists. <text:s/>It is also designed to give students a basic understanding of the nonlinear finite element method of concrete structures and how this method can be used in the design process.Timetable1 session per week','None','Examination (50%), Project Work (50%)','April/May','Engineering');</text:p>
          </table:table-cell>
        </table:table-row>
        <table:table-row table:style-name="ro1">
          <table:table-cell office:value-type="float" office:value="2">
            <text:p>2</text:p>
          </table:table-cell>
          <table:table-cell table:style-name="Default" office:value-type="float" office:value="2">
            <text:p>2</text:p>
          </table:table-cell>
          <table:table-cell office:value-type="float" office:value="10">
            <text:p>10</text:p>
          </table:table-cell>
          <table:table-cell office:value-type="string">
            <text:p>ENG2035</text:p>
          </table:table-cell>
          <table:table-cell office:value-type="string">
            <text:p>Highway Engineering 2 </text:p>
          </table:table-cell>
          <table:table-cell office:value-type="string">
            <text:p>This course is an introduction to Highway Engineering, including aspects of planning, geometric design, materials and pavement design. <text:s text:c="2"/>It is presented in Semester 2, two lectures per week. There is a degree exam in May, which counts for 70% of the assessment, and there is a 30% coursework element. <text:s/>A resit exam is available in August.TimetableSemester 2 - 2 lectures per week</text:p>
          </table:table-cell>
          <table:table-cell office:value-type="string">
            <text:p><text:s/>None.</text:p>
          </table:table-cell>
          <table:table-cell office:value-type="string">
            <text:p>Exam and coursework</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11];&quot;','&quot;;[.B111];&quot;','&quot;;[.C111];&quot;','&quot;;[.D111];&quot;','&quot;;[.E111];&quot;','&quot;;[.F111];&quot;','&quot;;[.G111];&quot;','&quot;;[.H111];&quot;','&quot;;[.I111];&quot;','&quot;;[.J111];&quot;');&quot;)" office:value-type="string" office:string-value="INSERT INTO Course (Level,Semester,Credit,CourseId,Name,Description,EntryRequirements,Assessment,MainAssessment,School) VALUES ('2','2','10','ENG2035','Highway Engineering 2 ','This course is an introduction to Highway Engineering, including aspects of planning, geometric design, materials and pavement design.   It is presented in Semester 2, two lectures per week. There is a degree exam in May, which counts for 70% of the assessment, and there is a 30% coursework element.  A resit exam is available in August.TimetableSemester 2 - 2 lectures per week',' None.','Exam and coursework','April/May','Engineering');">
            <text:p>INSERT INTO Course (Level,Semester,Credit,CourseId,Name,Description,EntryRequirements,Assessment,MainAssessment,School) VALUES ('2','2','10','ENG2035','Highway Engineering 2 ','This course is an introduction to Highway Engineering, including aspects of planning, geometric design, materials and pavement design. <text:s text:c="2"/>It is presented in Semester 2, two lectures per week. There is a degree exam in May, which counts for 70% of the assessment, and there is a 30% coursework element. <text:s/>A resit exam is available in August.TimetableSemester 2 - 2 lectures per week',' None.','Exam and coursework','April/May','Engineering');</text:p>
          </table:table-cell>
        </table:table-row>
        <table:table-row table:style-name="ro4">
          <table:table-cell office:value-type="float" office:value="2">
            <text:p>2</text:p>
          </table:table-cell>
          <table:table-cell table:style-name="Default" office:value-type="float" office:value="2">
            <text:p>2</text:p>
          </table:table-cell>
          <table:table-cell office:value-type="float" office:value="10">
            <text:p>10</text:p>
          </table:table-cell>
          <table:table-cell office:value-type="string">
            <text:p>ENG2031</text:p>
          </table:table-cell>
          <table:table-cell office:value-type="string">
            <text:p>Engineering Electromagnetics 2 </text:p>
          </table:table-cell>
          <table:table-cell office:value-type="string">
            <text:p>To introduce the principles of electromagnetic theory, and to apply these principles to engineering processes and devices.TimetableWeekly</text:p>
          </table:table-cell>
          <table:table-cell office:value-type="string">
            <text:p>Engineering Mathematics EE1X (7LXU) and EE1Y (7LYU)</text:p>
          </table:table-cell>
          <table:table-cell office:value-type="string">
            <text:p>Degree ExamLaboratoryTutorial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12];&quot;','&quot;;[.B112];&quot;','&quot;;[.C112];&quot;','&quot;;[.D112];&quot;','&quot;;[.E112];&quot;','&quot;;[.F112];&quot;','&quot;;[.G112];&quot;','&quot;;[.H112];&quot;','&quot;;[.I112];&quot;','&quot;;[.J112];&quot;');&quot;)" office:value-type="string" office:string-value="INSERT INTO Course (Level,Semester,Credit,CourseId,Name,Description,EntryRequirements,Assessment,MainAssessment,School) VALUES ('2','2','10','ENG2031','Engineering Electromagnetics 2 ','To introduce the principles of electromagnetic theory, and to apply these principles to engineering processes and devices.TimetableWeekly','Engineering Mathematics EE1X (7LXU) and EE1Y (7LYU)','Degree ExamLaboratoryTutorials','April/May','Engineering');">
            <text:p>INSERT INTO Course (Level,Semester,Credit,CourseId,Name,Description,EntryRequirements,Assessment,MainAssessment,School) VALUES ('2','2','10','ENG2031','Engineering Electromagnetics 2 ','To introduce the principles of electromagnetic theory, and to apply these principles to engineering processes and devices.TimetableWeekly','Engineering Mathematics EE1X (7LXU) and EE1Y (7LYU)','Degree ExamLaboratoryTutorials','April/May','Engineering');</text:p>
          </table:table-cell>
        </table:table-row>
        <table:table-row table:style-name="ro4">
          <table:table-cell office:value-type="float" office:value="4">
            <text:p>4</text:p>
          </table:table-cell>
          <table:table-cell table:style-name="Default" office:value-type="string">
            <text:p>1 &amp; 2</text:p>
          </table:table-cell>
          <table:table-cell office:value-type="float" office:value="40">
            <text:p>40</text:p>
          </table:table-cell>
          <table:table-cell office:value-type="string">
            <text:p>ENG4078P</text:p>
          </table:table-cell>
          <table:table-cell office:value-type="string">
            <text:p>Individual Project EE4 </text:p>
          </table:table-cell>
          <table:table-cell office:value-type="string">
            <text:p>Individual project on a topic selected from a list or alternatively a project proposed by the student, subject to suitability and availability of resources. A demonstration of any practical work is given, a report is written on the project and an oral presentation is delivered.TimetableWeekly</text:p>
          </table:table-cell>
          <table:table-cell office:value-type="string">
            <text:p>None</text:p>
          </table:table-cell>
          <table:table-cell office:value-type="string">
            <text:p>%TypeDetails30Project workAssessment of project work, including planning and outcomes (moderated at oral examination).50Written ReportWritten report, to include coverage of project work, technical specification document and interim report (moderated at oral examination).10Demonstration to 2nd supervisor; project record (day) bookDemonstration to 2nd supervisor; evidence of systematic recording, collation and analysis of results on a daily basis - logbook.10PresentationAssessment of presentation at Oral examination.Note: The individual oral examination at which the project presentation takes place will be held in the latter half of the second semester. It involves both 1st and 2nd supervisors, and a project moderator. The purpose of the moderated oral examination is to ensure a fair overall assessment given the wide range of project themes.Industrial Aerodynamics 4 ENG4079Academic Session: 2013-14School: School of EngineeringCredits: 10Level: Level 4 (SCQF level 10)Typically Offered: Semester 2Available to Visiting Students: YesCourse AimsThe teaching staff will endeavour to:Increase student''s awareness of wider applications of an aerospace education.Provide an introduction to atmospheric wind, and associated measurement techniques.Facilitate an understanding of the main flow features which provide static and dynamic wind loads on buildiings and structures.Raise awareness of the many applications of air moving equipment in the power and ventilation industries, with particular emphasis on axial fans.Introduce the basic aerodynamic features of passenger cars and trucks.TimetableThe course is taught in Semester 2. 20 fifty minute lectures, blackboard, OHP.</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13];&quot;','&quot;;[.B113];&quot;','&quot;;[.C113];&quot;','&quot;;[.D113];&quot;','&quot;;[.E113];&quot;','&quot;;[.F113];&quot;','&quot;;[.G113];&quot;','&quot;;[.H113];&quot;','&quot;;[.I113];&quot;','&quot;;[.J113];&quot;');&quot;)" office:value-type="string" office:string-value="INSERT INTO Course (Level,Semester,Credit,CourseId,Name,Description,EntryRequirements,Assessment,MainAssessment,School) VALUES ('4','1 &amp; 2','40','ENG4078P','Individual Project EE4 ','Individual project on a topic selected from a list or alternatively a project proposed by the student, subject to suitability and availability of resources. A demonstration of any practical work is given, a report is written on the project and an oral presentation is delivered.TimetableWeekly','None','%TypeDetails30Project workAssessment of project work, including planning and outcomes (moderated at oral examination).50Written ReportWritten report, to include coverage of project work, technical specification document and interim report (moderated at oral examination).10Demonstration to 2nd supervisor; project record (day) bookDemonstration to 2nd supervisor; evidence of systematic recording, collation and analysis of results on a daily basis - logbook.10PresentationAssessment of presentation at Oral examination.Note: The individual oral examination at which the project presentation takes place will be held in the latter half of the second semester. It involves both 1st and 2nd supervisors, and a project moderator. The purpose of the moderated oral examination is to ensure a fair overall assessment given the wide range of project themes.Industrial Aerodynamics 4 ENG4079Academic Session: 2013-14School: School of EngineeringCredits: 10Level: Level 4 (SCQF level 10)Typically Offered: Semester 2Available to Visiting Students: YesCourse AimsThe teaching staff will endeavour to:Increase student''s awareness of wider applications of an aerospace education.Provide an introduction to atmospheric wind, and associated measurement techniques.Facilitate an understanding of the main flow features which provide static and dynamic wind loads on buildiings and structures.Raise awareness of the many applications of air moving equipment in the power and ventilation industries, with particular emphasis on axial fans.Introduce the basic aerodynamic features of passenger cars and trucks.TimetableThe course is taught in Semester 2. 20 fifty minute lectures, blackboard, OHP.','April/May','Engineering');">
            <text:p>INSERT INTO Course (Level,Semester,Credit,CourseId,Name,Description,EntryRequirements,Assessment,MainAssessment,School) VALUES ('4','1 &amp; 2','40','ENG4078P','Individual Project EE4 ','Individual project on a topic selected from a list or alternatively a project proposed by the student, subject to suitability and availability of resources. A demonstration of any practical work is given, a report is written on the project and an oral presentation is delivered.TimetableWeekly','None','%TypeDetails30Project workAssessment of project work, including planning and outcomes (moderated at oral examination).50Written ReportWritten report, to include coverage of project work, technical specification document and interim report (moderated at oral examination).10Demonstration to 2nd supervisor; project record (day) bookDemonstration to 2nd supervisor; evidence of systematic recording, collation and analysis of results on a daily basis - logbook.10PresentationAssessment of presentation at Oral examination.Note: The individual oral examination at which the project presentation takes place will be held in the latter half of the second semester. It involves both 1st and 2nd supervisors, and a project moderator. The purpose of the moderated oral examination is to ensure a fair overall assessment given the wide range of project themes.Industrial Aerodynamics 4 ENG4079Academic Session: 2013-14School: School of EngineeringCredits: 10Level: Level 4 (SCQF level 10)Typically Offered: Semester 2Available to Visiting Students: YesCourse AimsThe teaching staff will endeavour to:Increase student''s awareness of wider applications of an aerospace education.Provide an introduction to atmospheric wind, and associated measurement techniques.Facilitate an understanding of the main flow features which provide static and dynamic wind loads on buildiings and structures.Raise awareness of the many applications of air moving equipment in the power and ventilation industries, with particular emphasis on axial fans.Introduce the basic aerodynamic features of passenger cars and trucks.TimetableThe course is taught in Semester 2. 20 fifty minute lectures, blackboard, OHP.','April/May','Engineering');</text:p>
          </table:table-cell>
        </table:table-row>
        <table:table-row table:style-name="ro4">
          <table:table-cell office:value-type="float" office:value="2">
            <text:p>2</text:p>
          </table:table-cell>
          <table:table-cell table:style-name="Default" office:value-type="float" office:value="2">
            <text:p>2</text:p>
          </table:table-cell>
          <table:table-cell office:value-type="float" office:value="10">
            <text:p>10</text:p>
          </table:table-cell>
          <table:table-cell office:value-type="string">
            <text:p>ENG2029</text:p>
          </table:table-cell>
          <table:table-cell office:value-type="string">
            <text:p>Embedded Processors 2 </text:p>
          </table:table-cell>
          <table:table-cell office:value-type="string">
            <text:p>This course provides an introduction into the functioning and programming of embedded microcontrollers and their peripherals.TimetableWeeklyMonday 10 am - 11amFriday 10am - 11am</text:p>
          </table:table-cell>
          <table:table-cell office:value-type="string">
            <text:p>Electronic Engineering 1Y (7LRU)Engineering Mathematics EE1Y (3KBU) or Mathematics 1S, 1T or 1Y</text:p>
          </table:table-cell>
          <table:table-cell office:value-type="string">
            <text:p>DegreeLaboratoryCourse Work</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14];&quot;','&quot;;[.B114];&quot;','&quot;;[.C114];&quot;','&quot;;[.D114];&quot;','&quot;;[.E114];&quot;','&quot;;[.F114];&quot;','&quot;;[.G114];&quot;','&quot;;[.H114];&quot;','&quot;;[.I114];&quot;','&quot;;[.J114];&quot;');&quot;)" office:value-type="string" office:string-value="INSERT INTO Course (Level,Semester,Credit,CourseId,Name,Description,EntryRequirements,Assessment,MainAssessment,School) VALUES ('2','2','10','ENG2029','Embedded Processors 2 ','This course provides an introduction into the functioning and programming of embedded microcontrollers and their peripherals.TimetableWeeklyMonday 10 am - 11amFriday 10am - 11am','Electronic Engineering 1Y (7LRU)Engineering Mathematics EE1Y (3KBU) or Mathematics 1S, 1T or 1Y','DegreeLaboratoryCourse Work','April/May','Engineering');">
            <text:p>INSERT INTO Course (Level,Semester,Credit,CourseId,Name,Description,EntryRequirements,Assessment,MainAssessment,School) VALUES ('2','2','10','ENG2029','Embedded Processors 2 ','This course provides an introduction into the functioning and programming of embedded microcontrollers and their peripherals.TimetableWeeklyMonday 10 am - 11amFriday 10am - 11am','Electronic Engineering 1Y (7LRU)Engineering Mathematics EE1Y (3KBU) or Mathematics 1S, 1T or 1Y','DegreeLaboratoryCourse Work','April/May','Engineering');</text:p>
          </table:table-cell>
        </table:table-row>
        <table:table-row table:style-name="ro4">
          <table:table-cell office:value-type="float" office:value="5">
            <text:p>5</text:p>
          </table:table-cell>
          <table:table-cell table:style-name="Default" office:value-type="float" office:value="1">
            <text:p>1</text:p>
          </table:table-cell>
          <table:table-cell office:value-type="float" office:value="60">
            <text:p>60</text:p>
          </table:table-cell>
          <table:table-cell office:value-type="string">
            <text:p>ENG5262P</text:p>
          </table:table-cell>
          <table:table-cell office:value-type="string">
            <text:p>Aerospace Project 5 </text:p>
          </table:table-cell>
          <table:table-cell office:value-type="string">
            <text:p>This is an extended, individual project that allows you to demonstrate your abilities as a future engineer, basd on the knowledge, skills and understanding that you have developd during the preceding four years of your MEng programme. It may be carried out in industry, an overseas university or in Glasgow University or a combination of these.TimetableFull time project</text:p>
          </table:table-cell>
          <table:table-cell office:value-type="string">
            <text:p>None</text:p>
          </table:table-cell>
          <table:table-cell office:value-type="string">
            <text:p>Technical performance on project, 25%Written project report, 60%Oral presentation, 15%Aerospace Systems Team Design Project M ENG5012Academic Session: 2013-14School: School of EngineeringCredits: 20Level: Level 5 (SCQF level 11)Typically Offered: Runs Throughout Semesters 1 and 2Available to Visiting Students: YesShort DescriptionThe Aerospace Systems Team Design Project introduces you to the practical issues involved in a team design project and allows you to implement your knowledge in a practical team environment.TimetableWeekly meetings with supervisor. Weekly meetings as a team without supervisor.Requirements of EntrynoneAssessmentSubmission of coursework and projectworkAircraft Flight Dynamics ENG5013Academic Session: 2013-14School: School of EngineeringCredits: 10Level: Level 5 (SCQF level 11)Typically Offered: Semester 1Available to Visiting Students: YesCourse Aims?<text:tab/> impart an in-depth knowledge of aspects of flight dynamics,?<text:tab/> enable students to analyse the dynamic characteristics of aircraft,TimetableTBD</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15];&quot;','&quot;;[.B115];&quot;','&quot;;[.C115];&quot;','&quot;;[.D115];&quot;','&quot;;[.E115];&quot;','&quot;;[.F115];&quot;','&quot;;[.G115];&quot;','&quot;;[.H115];&quot;','&quot;;[.I115];&quot;','&quot;;[.J115];&quot;');&quot;)" office:value-type="string" office:string-value="INSERT INTO Course (Level,Semester,Credit,CourseId,Name,Description,EntryRequirements,Assessment,MainAssessment,School) VALUES ('5','1','60','ENG5262P','Aerospace Project 5 ','This is an extended, individual project that allows you to demonstrate your abilities as a future engineer, basd on the knowledge, skills and understanding that you have developd during the preceding four years of your MEng programme. It may be carried out in industry, an overseas university or in Glasgow University or a combination of these.TimetableFull time project','None','Technical performance on project, 25%Written project report, 60%Oral presentation, 15%Aerospace Systems Team Design Project M ENG5012Academic Session: 2013-14School: School of EngineeringCredits: 20Level: Level 5 (SCQF level 11)Typically Offered: Runs Throughout Semesters 1 and 2Available to Visiting Students: YesShort DescriptionThe Aerospace Systems Team Design Project introduces you to the practical issues involved in a team design project and allows you to implement your knowledge in a practical team environment.TimetableWeekly meetings with supervisor. Weekly meetings as a team without supervisor.Requirements of EntrynoneAssessmentSubmission of coursework and projectworkAircraft Flight Dynamics ENG5013Academic Session: 2013-14School: School of EngineeringCredits: 10Level: Level 5 (SCQF level 11)Typically Offered: Semester 1Available to Visiting Students: YesCourse Aims?&#9; impart an in-depth knowledge of aspects of flight dynamics,?&#9; enable students to analyse the dynamic characteristics of aircraft,TimetableTBD','December','Engineering');">
            <text:p>INSERT INTO Course (Level,Semester,Credit,CourseId,Name,Description,EntryRequirements,Assessment,MainAssessment,School) VALUES ('5','1','60','ENG5262P','Aerospace Project 5 ','This is an extended, individual project that allows you to demonstrate your abilities as a future engineer, basd on the knowledge, skills and understanding that you have developd during the preceding four years of your MEng programme. It may be carried out in industry, an overseas university or in Glasgow University or a combination of these.TimetableFull time project','None','Technical performance on project, 25%Written project report, 60%Oral presentation, 15%Aerospace Systems Team Design Project M ENG5012Academic Session: 2013-14School: School of EngineeringCredits: 20Level: Level 5 (SCQF level 11)Typically Offered: Runs Throughout Semesters 1 and 2Available to Visiting Students: YesShort DescriptionThe Aerospace Systems Team Design Project introduces you to the practical issues involved in a team design project and allows you to implement your knowledge in a practical team environment.TimetableWeekly meetings with supervisor. Weekly meetings as a team without supervisor.Requirements of EntrynoneAssessmentSubmission of coursework and projectworkAircraft Flight Dynamics ENG5013Academic Session: 2013-14School: School of EngineeringCredits: 10Level: Level 5 (SCQF level 11)Typically Offered: Semester 1Available to Visiting Students: YesCourse Aims?<text:tab/> impart an in-depth knowledge of aspects of flight dynamics,?<text:tab/> enable students to analyse the dynamic characteristics of aircraft,TimetableTBD','December','Engineering');</text:p>
          </table:table-cell>
        </table:table-row>
        <table:table-row table:style-name="ro4">
          <table:table-cell office:value-type="float" office:value="2">
            <text:p>2</text:p>
          </table:table-cell>
          <table:table-cell table:style-name="Default" office:value-type="float" office:value="1">
            <text:p>1</text:p>
          </table:table-cell>
          <table:table-cell office:value-type="float" office:value="10">
            <text:p>10</text:p>
          </table:table-cell>
          <table:table-cell office:value-type="string">
            <text:p>ENG2047</text:p>
          </table:table-cell>
          <table:table-cell office:value-type="string">
            <text:p>Soil Mechanics 2 </text:p>
          </table:table-cell>
          <table:table-cell office:value-type="string">
            <text:p>Two lectures per week. Five afternoon sessions (soil description and classification laboratory, compaction laboratory (2 sessions),seepage exercise and settlement exercise). 4 tutorial classes and 1 revision classTimetableTwo lectures per week during weeks 1 to 12.</text:p>
          </table:table-cell>
          <table:table-cell office:value-type="string">
            <text:p>None.</text:p>
          </table:table-cell>
          <table:table-cell office:value-type="string">
            <text:p>Class examination in weeks 5 and 10 or other forms of assessment (eg coursework exercises) counting 30%, degree examination in week 13 counting 70%. There will be no exemption from the degree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16];&quot;','&quot;;[.B116];&quot;','&quot;;[.C116];&quot;','&quot;;[.D116];&quot;','&quot;;[.E116];&quot;','&quot;;[.F116];&quot;','&quot;;[.G116];&quot;','&quot;;[.H116];&quot;','&quot;;[.I116];&quot;','&quot;;[.J116];&quot;');&quot;)" office:value-type="string" office:string-value="INSERT INTO Course (Level,Semester,Credit,CourseId,Name,Description,EntryRequirements,Assessment,MainAssessment,School) VALUES ('2','1','10','ENG2047','Soil Mechanics 2 ','Two lectures per week. Five afternoon sessions (soil description and classification laboratory, compaction laboratory (2 sessions),seepage exercise and settlement exercise). 4 tutorial classes and 1 revision classTimetableTwo lectures per week during weeks 1 to 12.','None.','Class examination in weeks 5 and 10 or other forms of assessment (eg coursework exercises) counting 30%, degree examination in week 13 counting 70%. There will be no exemption from the degree examination.','April/May','Engineering');">
            <text:p>INSERT INTO Course (Level,Semester,Credit,CourseId,Name,Description,EntryRequirements,Assessment,MainAssessment,School) VALUES ('2','1','10','ENG2047','Soil Mechanics 2 ','Two lectures per week. Five afternoon sessions (soil description and classification laboratory, compaction laboratory (2 sessions),seepage exercise and settlement exercise). 4 tutorial classes and 1 revision classTimetableTwo lectures per week during weeks 1 to 12.','None.','Class examination in weeks 5 and 10 or other forms of assessment (eg coursework exercises) counting 30%, degree examination in week 13 counting 70%. There will be no exemption from the degree examination.','April/May','Engineering');</text:p>
          </table:table-cell>
        </table:table-row>
        <table:table-row table:style-name="ro1">
          <table:table-cell office:value-type="float" office:value="2">
            <text:p>2</text:p>
          </table:table-cell>
          <table:table-cell table:style-name="Default" office:value-type="float" office:value="2">
            <text:p>2</text:p>
          </table:table-cell>
          <table:table-cell office:value-type="float" office:value="10">
            <text:p>10</text:p>
          </table:table-cell>
          <table:table-cell office:value-type="string">
            <text:p>ENG2045</text:p>
          </table:table-cell>
          <table:table-cell office:value-type="string">
            <text:p>Power Electronics 2 </text:p>
          </table:table-cell>
          <table:table-cell office:value-type="string">
            <text:p>To understand the function, design, and characteristics of electrical and electronic components and sub-systems within the wider context of mechanical and aerospace products and systems.TimetableWeeklyMonday 9am - 10amWednesday 9am - 10am</text:p>
          </table:table-cell>
          <table:table-cell office:value-type="string">
            <text:p>Basic Engineering M1 (3MPU)or Physics E1A (3WDU)</text:p>
          </table:table-cell>
          <table:table-cell office:value-type="string">
            <text:p>LaboratoryDegree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17];&quot;','&quot;;[.B117];&quot;','&quot;;[.C117];&quot;','&quot;;[.D117];&quot;','&quot;;[.E117];&quot;','&quot;;[.F117];&quot;','&quot;;[.G117];&quot;','&quot;;[.H117];&quot;','&quot;;[.I117];&quot;','&quot;;[.J117];&quot;');&quot;)" office:value-type="string" office:string-value="INSERT INTO Course (Level,Semester,Credit,CourseId,Name,Description,EntryRequirements,Assessment,MainAssessment,School) VALUES ('2','2','10','ENG2045','Power Electronics 2 ','To understand the function, design, and characteristics of electrical and electronic components and sub-systems within the wider context of mechanical and aerospace products and systems.TimetableWeeklyMonday 9am - 10amWednesday 9am - 10am','Basic Engineering M1 (3MPU)or Physics E1A (3WDU)','LaboratoryDegree Examination','April/May','Engineering');">
            <text:p>INSERT INTO Course (Level,Semester,Credit,CourseId,Name,Description,EntryRequirements,Assessment,MainAssessment,School) VALUES ('2','2','10','ENG2045','Power Electronics 2 ','To understand the function, design, and characteristics of electrical and electronic components and sub-systems within the wider context of mechanical and aerospace products and systems.TimetableWeeklyMonday 9am - 10amWednesday 9am - 10am','Basic Engineering M1 (3MPU)or Physics E1A (3WDU)','LaboratoryDegree Examination','April/May','Engineering');</text:p>
          </table:table-cell>
        </table:table-row>
        <table:table-row table:style-name="ro1">
          <table:table-cell office:value-type="float" office:value="2">
            <text:p>2</text:p>
          </table:table-cell>
          <table:table-cell table:style-name="Default" office:value-type="float" office:value="2">
            <text:p>2</text:p>
          </table:table-cell>
          <table:table-cell office:value-type="float" office:value="10">
            <text:p>10</text:p>
          </table:table-cell>
          <table:table-cell office:value-type="string">
            <text:p>ENG2042</text:p>
          </table:table-cell>
          <table:table-cell office:value-type="string">
            <text:p>Mathematics AE2X </text:p>
          </table:table-cell>
          <table:table-cell office:value-type="string">
            <text:p>This course covers techniques for evaluating line integrals in space, and the use of Green''s theorem. An introduction to vector calculus and vector fields is presented.Timetable2 lecture hours per week5 hours tutorials</text:p>
          </table:table-cell>
          <table:table-cell office:value-type="string">
            <text:p>none</text:p>
          </table:table-cell>
          <table:table-cell office:value-type="string">
            <text:p>90 minute exam, no choice of question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18];&quot;','&quot;;[.B118];&quot;','&quot;;[.C118];&quot;','&quot;;[.D118];&quot;','&quot;;[.E118];&quot;','&quot;;[.F118];&quot;','&quot;;[.G118];&quot;','&quot;;[.H118];&quot;','&quot;;[.I118];&quot;','&quot;;[.J118];&quot;');&quot;)" office:value-type="string" office:string-value="INSERT INTO Course (Level,Semester,Credit,CourseId,Name,Description,EntryRequirements,Assessment,MainAssessment,School) VALUES ('2','2','10','ENG2042','Mathematics AE2X ','This course covers techniques for evaluating line integrals in space, and the use of Green''s theorem. An introduction to vector calculus and vector fields is presented.Timetable2 lecture hours per week5 hours tutorials','none','90 minute exam, no choice of questions','April/May','Engineering');">
            <text:p>INSERT INTO Course (Level,Semester,Credit,CourseId,Name,Description,EntryRequirements,Assessment,MainAssessment,School) VALUES ('2','2','10','ENG2042','Mathematics AE2X ','This course covers techniques for evaluating line integrals in space, and the use of Green''s theorem. An introduction to vector calculus and vector fields is presented.Timetable2 lecture hours per week5 hours tutorials','none','90 minute exam, no choice of questions','April/May','Engineering');</text:p>
          </table:table-cell>
        </table:table-row>
        <table:table-row table:style-name="ro4">
          <table:table-cell office:value-type="float" office:value="2">
            <text:p>2</text:p>
          </table:table-cell>
          <table:table-cell table:style-name="Default" office:value-type="float" office:value="2">
            <text:p>2</text:p>
          </table:table-cell>
          <table:table-cell office:value-type="float" office:value="10">
            <text:p>10</text:p>
          </table:table-cell>
          <table:table-cell office:value-type="string">
            <text:p>ENG2043</text:p>
          </table:table-cell>
          <table:table-cell office:value-type="string">
            <text:p>Mathematics AE2Y </text:p>
          </table:table-cell>
          <table:table-cell office:value-type="string">
            <text:p>This course provides the analysis of functions of a complex variable, and the solution of complex equations.It also provides an introduction to complex differentiation, the Cauchy-Reimann equations and holomorphic functions.Timetable2 lecture hours per week5 hours tutorials</text:p>
          </table:table-cell>
          <table:table-cell office:value-type="string">
            <text:p>none</text:p>
          </table:table-cell>
          <table:table-cell office:value-type="string">
            <text:p>90 minute exam, no choice of question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19];&quot;','&quot;;[.B119];&quot;','&quot;;[.C119];&quot;','&quot;;[.D119];&quot;','&quot;;[.E119];&quot;','&quot;;[.F119];&quot;','&quot;;[.G119];&quot;','&quot;;[.H119];&quot;','&quot;;[.I119];&quot;','&quot;;[.J119];&quot;');&quot;)" office:value-type="string" office:string-value="INSERT INTO Course (Level,Semester,Credit,CourseId,Name,Description,EntryRequirements,Assessment,MainAssessment,School) VALUES ('2','2','10','ENG2043','Mathematics AE2Y ','This course provides the analysis of functions of a complex variable, and the solution of complex equations.It also provides an introduction to complex differentiation, the Cauchy-Reimann equations and holomorphic functions.Timetable2 lecture hours per week5 hours tutorials','none','90 minute exam, no choice of questions','April/May','Engineering');">
            <text:p>INSERT INTO Course (Level,Semester,Credit,CourseId,Name,Description,EntryRequirements,Assessment,MainAssessment,School) VALUES ('2','2','10','ENG2043','Mathematics AE2Y ','This course provides the analysis of functions of a complex variable, and the solution of complex equations.It also provides an introduction to complex differentiation, the Cauchy-Reimann equations and holomorphic functions.Timetable2 lecture hours per week5 hours tutorials','none','90 minute exam, no choice of questions','April/May','Engineering');</text:p>
          </table:table-cell>
        </table:table-row>
        <table:table-row table:style-name="ro1">
          <table:table-cell office:value-type="float" office:value="2">
            <text:p>2</text:p>
          </table:table-cell>
          <table:table-cell table:style-name="Default" office:value-type="float" office:value="1">
            <text:p>1</text:p>
          </table:table-cell>
          <table:table-cell office:value-type="float" office:value="10">
            <text:p>10</text:p>
          </table:table-cell>
          <table:table-cell office:value-type="string">
            <text:p>ENG2040</text:p>
          </table:table-cell>
          <table:table-cell office:value-type="string">
            <text:p>Mathematics AE2V </text:p>
          </table:table-cell>
          <table:table-cell office:value-type="string">
            <text:p>This course deals with solving ODEs. Techniques for performing double and triple integration are introduced.Timetable2 lecture hours per week5 hours tutorials</text:p>
          </table:table-cell>
          <table:table-cell office:value-type="string">
            <text:p>None</text:p>
          </table:table-cell>
          <table:table-cell office:value-type="string">
            <text:p>90 minute exam, no choice of questions</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20];&quot;','&quot;;[.B120];&quot;','&quot;;[.C120];&quot;','&quot;;[.D120];&quot;','&quot;;[.E120];&quot;','&quot;;[.F120];&quot;','&quot;;[.G120];&quot;','&quot;;[.H120];&quot;','&quot;;[.I120];&quot;','&quot;;[.J120];&quot;');&quot;)" office:value-type="string" office:string-value="INSERT INTO Course (Level,Semester,Credit,CourseId,Name,Description,EntryRequirements,Assessment,MainAssessment,School) VALUES ('2','1','10','ENG2040','Mathematics AE2V ','This course deals with solving ODEs. Techniques for performing double and triple integration are introduced.Timetable2 lecture hours per week5 hours tutorials','None','90 minute exam, no choice of questions','December','Engineering');">
            <text:p>INSERT INTO Course (Level,Semester,Credit,CourseId,Name,Description,EntryRequirements,Assessment,MainAssessment,School) VALUES ('2','1','10','ENG2040','Mathematics AE2V ','This course deals with solving ODEs. Techniques for performing double and triple integration are introduced.Timetable2 lecture hours per week5 hours tutorials','None','90 minute exam, no choice of questions','December','Engineering');</text:p>
          </table:table-cell>
        </table:table-row>
        <table:table-row table:style-name="ro1">
          <table:table-cell office:value-type="float" office:value="2">
            <text:p>2</text:p>
          </table:table-cell>
          <table:table-cell table:style-name="Default" office:value-type="float" office:value="1">
            <text:p>1</text:p>
          </table:table-cell>
          <table:table-cell office:value-type="float" office:value="10">
            <text:p>10</text:p>
          </table:table-cell>
          <table:table-cell office:value-type="string">
            <text:p>ENG2041</text:p>
          </table:table-cell>
          <table:table-cell office:value-type="string">
            <text:p>Mathematics AE2W </text:p>
          </table:table-cell>
          <table:table-cell office:value-type="string">
            <text:p>This course provides an introduction to the representation of functions using Fourier series, with particular application to periodic functions. Laplace transform and inverse transform in particular as a means of solving initial value problems are also introduced.Timetable2 lecture hours per week 5 hours tutorials</text:p>
          </table:table-cell>
          <table:table-cell office:value-type="string">
            <text:p>none</text:p>
          </table:table-cell>
          <table:table-cell office:value-type="string">
            <text:p>90 minute exam, no choice of questions</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21];&quot;','&quot;;[.B121];&quot;','&quot;;[.C121];&quot;','&quot;;[.D121];&quot;','&quot;;[.E121];&quot;','&quot;;[.F121];&quot;','&quot;;[.G121];&quot;','&quot;;[.H121];&quot;','&quot;;[.I121];&quot;','&quot;;[.J121];&quot;');&quot;)" office:value-type="string" office:string-value="INSERT INTO Course (Level,Semester,Credit,CourseId,Name,Description,EntryRequirements,Assessment,MainAssessment,School) VALUES ('2','1','10','ENG2041','Mathematics AE2W ','This course provides an introduction to the representation of functions using Fourier series, with particular application to periodic functions. Laplace transform and inverse transform in particular as a means of solving initial value problems are also introduced.Timetable2 lecture hours per week 5 hours tutorials','none','90 minute exam, no choice of questions','December','Engineering');">
            <text:p>INSERT INTO Course (Level,Semester,Credit,CourseId,Name,Description,EntryRequirements,Assessment,MainAssessment,School) VALUES ('2','1','10','ENG2041','Mathematics AE2W ','This course provides an introduction to the representation of functions using Fourier series, with particular application to periodic functions. Laplace transform and inverse transform in particular as a means of solving initial value problems are also introduced.Timetable2 lecture hours per week 5 hours tutorials','none','90 minute exam, no choice of questions','December','Engineering');</text:p>
          </table:table-cell>
        </table:table-row>
        <table:table-row table:style-name="ro1">
          <table:table-cell office:value-type="float" office:value="2">
            <text:p>2</text:p>
          </table:table-cell>
          <table:table-cell table:style-name="Default" office:value-type="float" office:value="1">
            <text:p>1</text:p>
          </table:table-cell>
          <table:table-cell office:value-type="float" office:value="10">
            <text:p>10</text:p>
          </table:table-cell>
          <table:table-cell office:value-type="string">
            <text:p>ENG2039</text:p>
          </table:table-cell>
          <table:table-cell office:value-type="string">
            <text:p>Materials M2 </text:p>
          </table:table-cell>
          <table:table-cell office:value-type="string">
            <text:p>This course aims to provide the student with a fundamental appreciation of the relationship between structure and properties of engineering materials.Timetable2 x 1 hour lectures per week2 x 3 hour laboratories</text:p>
          </table:table-cell>
          <table:table-cell office:value-type="string">
            <text:p>None.</text:p>
          </table:table-cell>
          <table:table-cell office:value-type="string">
            <text:p>100% degree examination.</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22];&quot;','&quot;;[.B122];&quot;','&quot;;[.C122];&quot;','&quot;;[.D122];&quot;','&quot;;[.E122];&quot;','&quot;;[.F122];&quot;','&quot;;[.G122];&quot;','&quot;;[.H122];&quot;','&quot;;[.I122];&quot;','&quot;;[.J122];&quot;');&quot;)" office:value-type="string" office:string-value="INSERT INTO Course (Level,Semester,Credit,CourseId,Name,Description,EntryRequirements,Assessment,MainAssessment,School) VALUES ('2','1','10','ENG2039','Materials M2 ','This course aims to provide the student with a fundamental appreciation of the relationship between structure and properties of engineering materials.Timetable2 x 1 hour lectures per week2 x 3 hour laboratories','None.','100% degree examination.','December','Engineering');">
            <text:p>INSERT INTO Course (Level,Semester,Credit,CourseId,Name,Description,EntryRequirements,Assessment,MainAssessment,School) VALUES ('2','1','10','ENG2039','Materials M2 ','This course aims to provide the student with a fundamental appreciation of the relationship between structure and properties of engineering materials.Timetable2 x 1 hour lectures per week2 x 3 hour laboratories','None.','100% degree examination.','December','Engineering');</text:p>
          </table:table-cell>
        </table:table-row>
        <table:table-row table:style-name="ro1">
          <table:table-cell office:value-type="float" office:value="2">
            <text:p>2</text:p>
          </table:table-cell>
          <table:table-cell table:style-name="Default" office:value-type="float" office:value="1">
            <text:p>1</text:p>
          </table:table-cell>
          <table:table-cell office:value-type="float" office:value="10">
            <text:p>10</text:p>
          </table:table-cell>
          <table:table-cell office:value-type="string">
            <text:p>ENG2038</text:p>
          </table:table-cell>
          <table:table-cell office:value-type="string">
            <text:p>Introduction To Engineering Materials 2 </text:p>
          </table:table-cell>
          <table:table-cell office:value-type="string">
            <text:p>Mechanical properties and structure of engineering materials.Timetable2 x 1 hour lectures per week2 x 3 hour laboratories</text:p>
          </table:table-cell>
          <table:table-cell office:value-type="string">
            <text:p>None.</text:p>
          </table:table-cell>
          <table:table-cell office:value-type="string">
            <text:p>100%: Degree Examination: December (Resit: August): 1 hour 30 minutes - 3 questions from 4</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23];&quot;','&quot;;[.B123];&quot;','&quot;;[.C123];&quot;','&quot;;[.D123];&quot;','&quot;;[.E123];&quot;','&quot;;[.F123];&quot;','&quot;;[.G123];&quot;','&quot;;[.H123];&quot;','&quot;;[.I123];&quot;','&quot;;[.J123];&quot;');&quot;)" office:value-type="string" office:string-value="INSERT INTO Course (Level,Semester,Credit,CourseId,Name,Description,EntryRequirements,Assessment,MainAssessment,School) VALUES ('2','1','10','ENG2038','Introduction To Engineering Materials 2 ','Mechanical properties and structure of engineering materials.Timetable2 x 1 hour lectures per week2 x 3 hour laboratories','None.','100%: Degree Examination: December (Resit: August): 1 hour 30 minutes - 3 questions from 4','December','Engineering');">
            <text:p>INSERT INTO Course (Level,Semester,Credit,CourseId,Name,Description,EntryRequirements,Assessment,MainAssessment,School) VALUES ('2','1','10','ENG2038','Introduction To Engineering Materials 2 ','Mechanical properties and structure of engineering materials.Timetable2 x 1 hour lectures per week2 x 3 hour laboratories','None.','100%: Degree Examination: December (Resit: August): 1 hour 30 minutes - 3 questions from 4','December','Engineering');</text:p>
          </table:table-cell>
        </table:table-row>
        <table:table-row table:style-name="ro1">
          <table:table-cell office:value-type="float" office:value="2">
            <text:p>2</text:p>
          </table:table-cell>
          <table:table-cell table:style-name="Default" office:value-type="float" office:value="1">
            <text:p>1</text:p>
          </table:table-cell>
          <table:table-cell office:value-type="float" office:value="10">
            <text:p>10</text:p>
          </table:table-cell>
          <table:table-cell office:value-type="string">
            <text:p>ENG2037</text:p>
          </table:table-cell>
          <table:table-cell office:value-type="string">
            <text:p>Introduction To Aerodynamics 2 </text:p>
          </table:table-cell>
          <table:table-cell office:value-type="string">
            <text:p>A ten credit course for second year students to continue to foster their interest in aerospace engineering and provide a basic understanding in some aspects of aerodynamics and aircraft design for future years of the course.TimetableThursday, 10.00 am-11.00am. Weeks 1-25. Lectures or tutorials. No laboratories.</text:p>
          </table:table-cell>
          <table:table-cell office:value-type="string">
            <text:p>None.</text:p>
          </table:table-cell>
          <table:table-cell office:value-type="string">
            <text:p>One paper (10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24];&quot;','&quot;;[.B124];&quot;','&quot;;[.C124];&quot;','&quot;;[.D124];&quot;','&quot;;[.E124];&quot;','&quot;;[.F124];&quot;','&quot;;[.G124];&quot;','&quot;;[.H124];&quot;','&quot;;[.I124];&quot;','&quot;;[.J124];&quot;');&quot;)" office:value-type="string" office:string-value="INSERT INTO Course (Level,Semester,Credit,CourseId,Name,Description,EntryRequirements,Assessment,MainAssessment,School) VALUES ('2','1','10','ENG2037','Introduction To Aerodynamics 2 ','A ten credit course for second year students to continue to foster their interest in aerospace engineering and provide a basic understanding in some aspects of aerodynamics and aircraft design for future years of the course.TimetableThursday, 10.00 am-11.00am. Weeks 1-25. Lectures or tutorials. No laboratories.','None.','One paper (100%)','December','Engineering');">
            <text:p>INSERT INTO Course (Level,Semester,Credit,CourseId,Name,Description,EntryRequirements,Assessment,MainAssessment,School) VALUES ('2','1','10','ENG2037','Introduction To Aerodynamics 2 ','A ten credit course for second year students to continue to foster their interest in aerospace engineering and provide a basic understanding in some aspects of aerodynamics and aircraft design for future years of the course.TimetableThursday, 10.00 am-11.00am. Weeks 1-25. Lectures or tutorials. No laboratories.','None.','One paper (100%)','December','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10">
            <text:p>10</text:p>
          </table:table-cell>
          <table:table-cell office:value-type="string">
            <text:p>ENG4098</text:p>
          </table:table-cell>
          <table:table-cell office:value-type="string">
            <text:p>Microelectronics In Consumer Products P4 </text:p>
          </table:table-cell>
          <table:table-cell table:number-columns-repeated="3" office:value-type="string">
            <text:p>null</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25];&quot;','&quot;;[.B125];&quot;','&quot;;[.C125];&quot;','&quot;;[.D125];&quot;','&quot;;[.E125];&quot;','&quot;;[.F125];&quot;','&quot;;[.G125];&quot;','&quot;;[.H125];&quot;','&quot;;[.I125];&quot;','&quot;;[.J125];&quot;');&quot;)" office:value-type="string" office:string-value="INSERT INTO Course (Level,Semester,Credit,CourseId,Name,Description,EntryRequirements,Assessment,MainAssessment,School) VALUES ('4','1','10','ENG4098','Microelectronics In Consumer Products P4 ','null','null','null','December','Engineering');">
            <text:p>INSERT INTO Course (Level,Semester,Credit,CourseId,Name,Description,EntryRequirements,Assessment,MainAssessment,School) VALUES ('4','1','10','ENG4098','Microelectronics In Consumer Products P4 ','null','null','null','December','Engineering');</text:p>
          </table:table-cell>
        </table:table-row>
        <table:table-row table:style-name="ro4">
          <table:table-cell office:value-type="float" office:value="4">
            <text:p>4</text:p>
          </table:table-cell>
          <table:table-cell table:style-name="Default" office:value-type="float" office:value="2">
            <text:p>2</text:p>
          </table:table-cell>
          <table:table-cell office:value-type="float" office:value="20">
            <text:p>20</text:p>
          </table:table-cell>
          <table:table-cell office:value-type="string">
            <text:p>ENG4099</text:p>
          </table:table-cell>
          <table:table-cell office:value-type="string">
            <text:p>Microwave Elect &amp; Optoelect Devices 4 </text:p>
          </table:table-cell>
          <table:table-cell office:value-type="string">
            <text:p>To develop an understanding of the design and operation of advanced high-frequency electronic and optoelectronic devices including high electron mobility transistors (HEMTs), heterojunction bipolar transistors (HBTs), semiconductor lasers, LEDs, photodetectors and photovoltaic solar cells.TimetableWeeklyMonday 2pm - 4pmTuesday 2pm - 4pm</text:p>
          </table:table-cell>
          <table:table-cell office:value-type="string">
            <text:p>None </text:p>
          </table:table-cell>
          <table:table-cell office:value-type="string">
            <text:p>Degree ExaminationLaboratory</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26];&quot;','&quot;;[.B126];&quot;','&quot;;[.C126];&quot;','&quot;;[.D126];&quot;','&quot;;[.E126];&quot;','&quot;;[.F126];&quot;','&quot;;[.G126];&quot;','&quot;;[.H126];&quot;','&quot;;[.I126];&quot;','&quot;;[.J126];&quot;');&quot;)" office:value-type="string" office:string-value="INSERT INTO Course (Level,Semester,Credit,CourseId,Name,Description,EntryRequirements,Assessment,MainAssessment,School) VALUES ('4','2','20','ENG4099','Microwave Elect &amp; Optoelect Devices 4 ','To develop an understanding of the design and operation of advanced high-frequency electronic and optoelectronic devices including high electron mobility transistors (HEMTs), heterojunction bipolar transistors (HBTs), semiconductor lasers, LEDs, photodetectors and photovoltaic solar cells.TimetableWeeklyMonday 2pm - 4pmTuesday 2pm - 4pm','None ','Degree ExaminationLaboratory','April/May','Engineering');">
            <text:p>INSERT INTO Course (Level,Semester,Credit,CourseId,Name,Description,EntryRequirements,Assessment,MainAssessment,School) VALUES ('4','2','20','ENG4099','Microwave Elect &amp; Optoelect Devices 4 ','To develop an understanding of the design and operation of advanced high-frequency electronic and optoelectronic devices including high electron mobility transistors (HEMTs), heterojunction bipolar transistors (HBTs), semiconductor lasers, LEDs, photodetectors and photovoltaic solar cells.TimetableWeeklyMonday 2pm - 4pmTuesday 2pm - 4pm','None ','Degree ExaminationLaboratory','April/May','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20">
            <text:p>20</text:p>
          </table:table-cell>
          <table:table-cell office:value-type="string">
            <text:p>ENG4094</text:p>
          </table:table-cell>
          <table:table-cell office:value-type="string">
            <text:p>Mechanics of Solids and Structures M4 </text:p>
          </table:table-cell>
          <table:table-cell office:value-type="string">
            <text:p>Following on from Mechanics of Materials and Structures 3, we extend the finite element method to the analysis of continua in &gt;1-space. <text:s/>This requires a deeper understanding of tensor algebra. <text:s/>Using all of the previously developed mathematics, the governing differential equations are integrated numerically to give the stiffness matrices for plane stress and plane strain elements.Timetable4 lectures per week (one of which is usually used as a lab session)</text:p>
          </table:table-cell>
          <table:table-cell office:value-type="string">
            <text:p>none</text:p>
          </table:table-cell>
          <table:table-cell office:value-type="string">
            <text:p>60% by 1.5 hour degree exam in December, answering 3 questions from 4. The course lecture notes and any other material written or reproduced by students may be taken into the exam. Textbooks are forbidden.40% by two practical assignments, each 20%, reports to be submitted by a date TBC.</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27];&quot;','&quot;;[.B127];&quot;','&quot;;[.C127];&quot;','&quot;;[.D127];&quot;','&quot;;[.E127];&quot;','&quot;;[.F127];&quot;','&quot;;[.G127];&quot;','&quot;;[.H127];&quot;','&quot;;[.I127];&quot;','&quot;;[.J127];&quot;');&quot;)" office:value-type="string" office:string-value="INSERT INTO Course (Level,Semester,Credit,CourseId,Name,Description,EntryRequirements,Assessment,MainAssessment,School) VALUES ('4','1','20','ENG4094','Mechanics of Solids and Structures M4 ','Following on from Mechanics of Materials and Structures 3, we extend the finite element method to the analysis of continua in &gt;1-space.  This requires a deeper understanding of tensor algebra.  Using all of the previously developed mathematics, the governing differential equations are integrated numerically to give the stiffness matrices for plane stress and plane strain elements.Timetable4 lectures per week (one of which is usually used as a lab session)','none','60% by 1.5 hour degree exam in December, answering 3 questions from 4. The course lecture notes and any other material written or reproduced by students may be taken into the exam. Textbooks are forbidden.40% by two practical assignments, each 20%, reports to be submitted by a date TBC.','December','Engineering');">
            <text:p>INSERT INTO Course (Level,Semester,Credit,CourseId,Name,Description,EntryRequirements,Assessment,MainAssessment,School) VALUES ('4','1','20','ENG4094','Mechanics of Solids and Structures M4 ','Following on from Mechanics of Materials and Structures 3, we extend the finite element method to the analysis of continua in &gt;1-space. <text:s/>This requires a deeper understanding of tensor algebra. <text:s/>Using all of the previously developed mathematics, the governing differential equations are integrated numerically to give the stiffness matrices for plane stress and plane strain elements.Timetable4 lectures per week (one of which is usually used as a lab session)','none','60% by 1.5 hour degree exam in December, answering 3 questions from 4. The course lecture notes and any other material written or reproduced by students may be taken into the exam. Textbooks are forbidden.40% by two practical assignments, each 20%, reports to be submitted by a date TBC.','December','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10">
            <text:p>10</text:p>
          </table:table-cell>
          <table:table-cell office:value-type="string">
            <text:p>ENG4096</text:p>
          </table:table-cell>
          <table:table-cell office:value-type="string">
            <text:p>Medical Imaging And Therapy 4 </text:p>
          </table:table-cell>
          <table:table-cell office:value-type="string">
            <text:p>The course will describe applications of nuclear medicine and medical imaging techniques (including radiotherapy, radionuclides, ultrasound, magnetic resonance imaging, and X-rays) in therapy and diagnostics. The importance of radiation protection and dosimetry will be discussed in the context of the biological effects of ionising and non-ionising radiation.Timetable2 hours of lectures per week</text:p>
          </table:table-cell>
          <table:table-cell office:value-type="string">
            <text:p>None</text:p>
          </table:table-cell>
          <table:table-cell office:value-type="string">
            <text:p>Examination 2 hour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28];&quot;','&quot;;[.B128];&quot;','&quot;;[.C128];&quot;','&quot;;[.D128];&quot;','&quot;;[.E128];&quot;','&quot;;[.F128];&quot;','&quot;;[.G128];&quot;','&quot;;[.H128];&quot;','&quot;;[.I128];&quot;','&quot;;[.J128];&quot;');&quot;)" office:value-type="string" office:string-value="INSERT INTO Course (Level,Semester,Credit,CourseId,Name,Description,EntryRequirements,Assessment,MainAssessment,School) VALUES ('4','2','10','ENG4096','Medical Imaging And Therapy 4 ','The course will describe applications of nuclear medicine and medical imaging techniques (including radiotherapy, radionuclides, ultrasound, magnetic resonance imaging, and X-rays) in therapy and diagnostics. The importance of radiation protection and dosimetry will be discussed in the context of the biological effects of ionising and non-ionising radiation.Timetable2 hours of lectures per week','None','Examination 2 hours','April/May','Engineering');">
            <text:p>INSERT INTO Course (Level,Semester,Credit,CourseId,Name,Description,EntryRequirements,Assessment,MainAssessment,School) VALUES ('4','2','10','ENG4096','Medical Imaging And Therapy 4 ','The course will describe applications of nuclear medicine and medical imaging techniques (including radiotherapy, radionuclides, ultrasound, magnetic resonance imaging, and X-rays) in therapy and diagnostics. The importance of radiation protection and dosimetry will be discussed in the context of the biological effects of ionising and non-ionising radiation.Timetable2 hours of lectures per week','None','Examination 2 hours','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4092</text:p>
          </table:table-cell>
          <table:table-cell office:value-type="string">
            <text:p>Materials Engineering M5 </text:p>
          </table:table-cell>
          <table:table-cell office:value-type="string">
            <text:p>Aqueous corrosion resistance, aqueous erosion-corrosion resistance, wear resistanceTimetable2 lectures per week</text:p>
          </table:table-cell>
          <table:table-cell office:value-type="string">
            <text:p>Materials M4</text:p>
          </table:table-cell>
          <table:table-cell office:value-type="string">
            <text:p>50% Degree examination - 2 hours; 50% Projec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29];&quot;','&quot;;[.B129];&quot;','&quot;;[.C129];&quot;','&quot;;[.D129];&quot;','&quot;;[.E129];&quot;','&quot;;[.F129];&quot;','&quot;;[.G129];&quot;','&quot;;[.H129];&quot;','&quot;;[.I129];&quot;','&quot;;[.J129];&quot;');&quot;)" office:value-type="string" office:string-value="INSERT INTO Course (Level,Semester,Credit,CourseId,Name,Description,EntryRequirements,Assessment,MainAssessment,School) VALUES ('5','2','10','ENG4092','Materials Engineering M5 ','Aqueous corrosion resistance, aqueous erosion-corrosion resistance, wear resistanceTimetable2 lectures per week','Materials M4','50% Degree examination - 2 hours; 50% Project','April/May','Engineering');">
            <text:p>INSERT INTO Course (Level,Semester,Credit,CourseId,Name,Description,EntryRequirements,Assessment,MainAssessment,School) VALUES ('5','2','10','ENG4092','Materials Engineering M5 ','Aqueous corrosion resistance, aqueous erosion-corrosion resistance, wear resistanceTimetable2 lectures per week','Materials M4','50% Degree examination - 2 hours; 50% Project','April/May','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20">
            <text:p>20</text:p>
          </table:table-cell>
          <table:table-cell office:value-type="string">
            <text:p>ENG4091</text:p>
          </table:table-cell>
          <table:table-cell office:value-type="string">
            <text:p>Materials Engineering M4 </text:p>
          </table:table-cell>
          <table:table-cell office:value-type="string">
            <text:p>null</text:p>
          </table:table-cell>
          <table:table-cell office:value-type="string">
            <text:p>Materials and Manufacture M3 (9FEW) and Mechanics of Materials and Structures (9FFW).</text:p>
          </table:table-cell>
          <table:table-cell office:value-type="string">
            <text:p>70% Degree examination - 2 hour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30];&quot;','&quot;;[.B130];&quot;','&quot;;[.C130];&quot;','&quot;;[.D130];&quot;','&quot;;[.E130];&quot;','&quot;;[.F130];&quot;','&quot;;[.G130];&quot;','&quot;;[.H130];&quot;','&quot;;[.I130];&quot;','&quot;;[.J130];&quot;');&quot;)" office:value-type="string" office:string-value="INSERT INTO Course (Level,Semester,Credit,CourseId,Name,Description,EntryRequirements,Assessment,MainAssessment,School) VALUES ('4','2','20','ENG4091','Materials Engineering M4 ','null','Materials and Manufacture M3 (9FEW) and Mechanics of Materials and Structures (9FFW).','70% Degree examination - 2 hours','April/May','Engineering');">
            <text:p>INSERT INTO Course (Level,Semester,Credit,CourseId,Name,Description,EntryRequirements,Assessment,MainAssessment,School) VALUES ('4','2','20','ENG4091','Materials Engineering M4 ','null','Materials and Manufacture M3 (9FEW) and Mechanics of Materials and Structures (9FFW).','70% Degree examination - 2 hours','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275</text:p>
          </table:table-cell>
          <table:table-cell office:value-type="string">
            <text:p>Reclamation of Contaminated Land 5 </text:p>
          </table:table-cell>
          <table:table-cell office:value-type="string">
            <text:p>Sustainable land management requires development on land previously used for industrial purposes, and therefore an understanding of the various aspects of the reclamation of contaminated land is critical to Civil Engineers. This course introduces UK policies on contaminated land reclamation, the scientific and technological principles of site investigation and assessment for contaminated land and the various remediation technologies, with emphasis on new sustainable approaches.TimetableTwo lectures per week</text:p>
          </table:table-cell>
          <table:table-cell office:value-type="string">
            <text:p>None</text:p>
          </table:table-cell>
          <table:table-cell office:value-type="string">
            <text:p>Examination 70%Coursework 3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31];&quot;','&quot;;[.B131];&quot;','&quot;;[.C131];&quot;','&quot;;[.D131];&quot;','&quot;;[.E131];&quot;','&quot;;[.F131];&quot;','&quot;;[.G131];&quot;','&quot;;[.H131];&quot;','&quot;;[.I131];&quot;','&quot;;[.J131];&quot;');&quot;)" office:value-type="string" office:string-value="INSERT INTO Course (Level,Semester,Credit,CourseId,Name,Description,EntryRequirements,Assessment,MainAssessment,School) VALUES ('5','1','10','ENG5275','Reclamation of Contaminated Land 5 ','Sustainable land management requires development on land previously used for industrial purposes, and therefore an understanding of the various aspects of the reclamation of contaminated land is critical to Civil Engineers. This course introduces UK policies on contaminated land reclamation, the scientific and technological principles of site investigation and assessment for contaminated land and the various remediation technologies, with emphasis on new sustainable approaches.TimetableTwo lectures per week','None','Examination 70%Coursework 30%','December','Engineering');">
            <text:p>INSERT INTO Course (Level,Semester,Credit,CourseId,Name,Description,EntryRequirements,Assessment,MainAssessment,School) VALUES ('5','1','10','ENG5275','Reclamation of Contaminated Land 5 ','Sustainable land management requires development on land previously used for industrial purposes, and therefore an understanding of the various aspects of the reclamation of contaminated land is critical to Civil Engineers. This course introduces UK policies on contaminated land reclamation, the scientific and technological principles of site investigation and assessment for contaminated land and the various remediation technologies, with emphasis on new sustainable approaches.TimetableTwo lectures per week','None','Examination 70%Coursework 30%','December','Engineering');</text:p>
          </table:table-cell>
        </table:table-row>
        <table:table-row table:style-name="ro4">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274</text:p>
          </table:table-cell>
          <table:table-cell office:value-type="string">
            <text:p>Advanced Structural Analysis and Dynamics 5 </text:p>
          </table:table-cell>
          <table:table-cell office:value-type="string">
            <text:p>This course comprises lectures on structural dynamics, and on two- and three-dimensional structural systems, including arches, plates and (shallow) shells. <text:s/>Important issues such as boundary conditions will be discussed, but also the differences between various plate/shell theories, such as Kirchhoff-Love vs Mindlin theories. Aspects of finite element formulation will also be covered.TimetableTwo lectures per week</text:p>
          </table:table-cell>
          <table:table-cell office:value-type="string">
            <text:p>None</text:p>
          </table:table-cell>
          <table:table-cell office:value-type="string">
            <text:p>70% Examination30% Coursework It is not possible to offer </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32];&quot;','&quot;;[.B132];&quot;','&quot;;[.C132];&quot;','&quot;;[.D132];&quot;','&quot;;[.E132];&quot;','&quot;;[.F132];&quot;','&quot;;[.G132];&quot;','&quot;;[.H132];&quot;','&quot;;[.I132];&quot;','&quot;;[.J132];&quot;');&quot;)" office:value-type="string" office:string-value="INSERT INTO Course (Level,Semester,Credit,CourseId,Name,Description,EntryRequirements,Assessment,MainAssessment,School) VALUES ('5','2','10','ENG5274','Advanced Structural Analysis and Dynamics 5 ','This course comprises lectures on structural dynamics, and on two- and three-dimensional structural systems, including arches, plates and (shallow) shells.  Important issues such as boundary conditions will be discussed, but also the differences between various plate/shell theories, such as Kirchhoff-Love vs Mindlin theories. Aspects of finite element formulation will also be covered.TimetableTwo lectures per week','None','70% Examination30% Coursework It is not possible to offer ','April/May','Engineering');">
            <text:p>INSERT INTO Course (Level,Semester,Credit,CourseId,Name,Description,EntryRequirements,Assessment,MainAssessment,School) VALUES ('5','2','10','ENG5274','Advanced Structural Analysis and Dynamics 5 ','This course comprises lectures on structural dynamics, and on two- and three-dimensional structural systems, including arches, plates and (shallow) shells. <text:s/>Important issues such as boundary conditions will be discussed, but also the differences between various plate/shell theories, such as Kirchhoff-Love vs Mindlin theories. Aspects of finite element formulation will also be covered.TimetableTwo lectures per week','None','70% Examination30% Coursework It is not possible to offer ','April/May','Engineering');</text:p>
          </table:table-cell>
        </table:table-row>
        <table:table-row table:style-name="ro4">
          <table:table-cell office:value-type="float" office:value="5">
            <text:p>5</text:p>
          </table:table-cell>
          <table:table-cell table:style-name="Default" office:value-type="string">
            <text:p>1 &amp; 2</text:p>
          </table:table-cell>
          <table:table-cell office:value-type="float" office:value="30">
            <text:p>30</text:p>
          </table:table-cell>
          <table:table-cell office:value-type="string">
            <text:p>ENG5277</text:p>
          </table:table-cell>
          <table:table-cell office:value-type="string">
            <text:p>Architecture C5 </text:p>
          </table:table-cell>
          <table:table-cell office:value-type="string">
            <text:p>For the architecture studio component of the MEng, students are required to develop a self-motivated programme for a structurally intensive project by selecting a building type, a site, and an architectural-engineering issue or theme, or an alternative strategy might be to explore a generic architectural-engineering theme without a specific site.TimetableOne morning per week throughout semesters 1 and 2</text:p>
          </table:table-cell>
          <table:table-cell office:value-type="string">
            <text:p>Architecture C4</text:p>
          </table:table-cell>
          <table:table-cell office:value-type="string">
            <text:p>Autonomous Vehicle Guidance Systems ENG5017Academic Session: 2013-14School: School of EngineeringCredits: 10Level: Level 5 (SCQF level 11)Typically Offered: Semester 2Available to Visiting Students: YesShort DescriptionThis module aims to introduce the concepts behind autonomous vehicle guidance and coordination and enable students to design and implement guidance strategies for vehicles incorporating planning, optimising and reacting elements.TimetableTeaching Sessions: 1 hour, twice per weekLabortories: 3 hours eachRequirements of EntrynoneAssessmentExamination 75 % and 25% coursework.</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33];&quot;','&quot;;[.B133];&quot;','&quot;;[.C133];&quot;','&quot;;[.D133];&quot;','&quot;;[.E133];&quot;','&quot;;[.F133];&quot;','&quot;;[.G133];&quot;','&quot;;[.H133];&quot;','&quot;;[.I133];&quot;','&quot;;[.J133];&quot;');&quot;)" office:value-type="string" office:string-value="INSERT INTO Course (Level,Semester,Credit,CourseId,Name,Description,EntryRequirements,Assessment,MainAssessment,School) VALUES ('5','1 &amp; 2','30','ENG5277','Architecture C5 ','For the architecture studio component of the MEng, students are required to develop a self-motivated programme for a structurally intensive project by selecting a building type, a site, and an architectural-engineering issue or theme, or an alternative strategy might be to explore a generic architectural-engineering theme without a specific site.TimetableOne morning per week throughout semesters 1 and 2','Architecture C4','Autonomous Vehicle Guidance Systems ENG5017Academic Session: 2013-14School: School of EngineeringCredits: 10Level: Level 5 (SCQF level 11)Typically Offered: Semester 2Available to Visiting Students: YesShort DescriptionThis module aims to introduce the concepts behind autonomous vehicle guidance and coordination and enable students to design and implement guidance strategies for vehicles incorporating planning, optimising and reacting elements.TimetableTeaching Sessions: 1 hour, twice per weekLabortories: 3 hours eachRequirements of EntrynoneAssessmentExamination 75 % and 25% coursework.','April/May','Engineering');">
            <text:p>INSERT INTO Course (Level,Semester,Credit,CourseId,Name,Description,EntryRequirements,Assessment,MainAssessment,School) VALUES ('5','1 &amp; 2','30','ENG5277','Architecture C5 ','For the architecture studio component of the MEng, students are required to develop a self-motivated programme for a structurally intensive project by selecting a building type, a site, and an architectural-engineering issue or theme, or an alternative strategy might be to explore a generic architectural-engineering theme without a specific site.TimetableOne morning per week throughout semesters 1 and 2','Architecture C4','Autonomous Vehicle Guidance Systems ENG5017Academic Session: 2013-14School: School of EngineeringCredits: 10Level: Level 5 (SCQF level 11)Typically Offered: Semester 2Available to Visiting Students: YesShort DescriptionThis module aims to introduce the concepts behind autonomous vehicle guidance and coordination and enable students to design and implement guidance strategies for vehicles incorporating planning, optimising and reacting elements.TimetableTeaching Sessions: 1 hour, twice per weekLabortories: 3 hours eachRequirements of EntrynoneAssessmentExamination 75 % and 25% coursework.','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20">
            <text:p>20</text:p>
          </table:table-cell>
          <table:table-cell office:value-type="string">
            <text:p>ENG5276</text:p>
          </table:table-cell>
          <table:table-cell office:value-type="string">
            <text:p>Advanced Manufacture 5 </text:p>
          </table:table-cell>
          <table:table-cell office:value-type="string">
            <text:p>This course introduces students to a selected sub-set of advanced manufacturing methods. <text:s/>It includes: micro and nano-manufacturing, pultrusion, composites and layered manufacture.Timetable3 lectures per week</text:p>
          </table:table-cell>
          <table:table-cell office:value-type="string">
            <text:p>None</text:p>
          </table:table-cell>
          <table:table-cell office:value-type="string">
            <text:p>80% Examination20% Coursework It is not possible to offer </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34];&quot;','&quot;;[.B134];&quot;','&quot;;[.C134];&quot;','&quot;;[.D134];&quot;','&quot;;[.E134];&quot;','&quot;;[.F134];&quot;','&quot;;[.G134];&quot;','&quot;;[.H134];&quot;','&quot;;[.I134];&quot;','&quot;;[.J134];&quot;');&quot;)" office:value-type="string" office:string-value="INSERT INTO Course (Level,Semester,Credit,CourseId,Name,Description,EntryRequirements,Assessment,MainAssessment,School) VALUES ('5','1','20','ENG5276','Advanced Manufacture 5 ','This course introduces students to a selected sub-set of advanced manufacturing methods.  It includes: micro and nano-manufacturing, pultrusion, composites and layered manufacture.Timetable3 lectures per week','None','80% Examination20% Coursework It is not possible to offer ','December','Engineering');">
            <text:p>INSERT INTO Course (Level,Semester,Credit,CourseId,Name,Description,EntryRequirements,Assessment,MainAssessment,School) VALUES ('5','1','20','ENG5276','Advanced Manufacture 5 ','This course introduces students to a selected sub-set of advanced manufacturing methods. <text:s/>It includes: micro and nano-manufacturing, pultrusion, composites and layered manufacture.Timetable3 lectures per week','None','80% Examination20% Coursework It is not possible to offer ','December','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279</text:p>
          </table:table-cell>
          <table:table-cell office:value-type="string">
            <text:p>Energy from Waste M </text:p>
          </table:table-cell>
          <table:table-cell office:value-type="string">
            <text:p>This course is designed to give students an appreciation of the waste produced by society at large, the legislation governing its disposal and the methods by which useful energy may be produced from such waste in a way that is considered environmentally acceptable.TimetableLectures 2 hours per week</text:p>
          </table:table-cell>
          <table:table-cell office:value-type="string">
            <text:p>None</text:p>
          </table:table-cell>
          <table:table-cell office:value-type="string">
            <text:p>100%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35];&quot;','&quot;;[.B135];&quot;','&quot;;[.C135];&quot;','&quot;;[.D135];&quot;','&quot;;[.E135];&quot;','&quot;;[.F135];&quot;','&quot;;[.G135];&quot;','&quot;;[.H135];&quot;','&quot;;[.I135];&quot;','&quot;;[.J135];&quot;');&quot;)" office:value-type="string" office:string-value="INSERT INTO Course (Level,Semester,Credit,CourseId,Name,Description,EntryRequirements,Assessment,MainAssessment,School) VALUES ('5','2','10','ENG5279','Energy from Waste M ','This course is designed to give students an appreciation of the waste produced by society at large, the legislation governing its disposal and the methods by which useful energy may be produced from such waste in a way that is considered environmentally acceptable.TimetableLectures 2 hours per week','None','100% Examination','April/May','Engineering');">
            <text:p>INSERT INTO Course (Level,Semester,Credit,CourseId,Name,Description,EntryRequirements,Assessment,MainAssessment,School) VALUES ('5','2','10','ENG5279','Energy from Waste M ','This course is designed to give students an appreciation of the waste produced by society at large, the legislation governing its disposal and the methods by which useful energy may be produced from such waste in a way that is considered environmentally acceptable.TimetableLectures 2 hours per week','None','100% Examination','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278</text:p>
          </table:table-cell>
          <table:table-cell office:value-type="string">
            <text:p>Advanced Aerodynamics 5 </text:p>
          </table:table-cell>
          <table:table-cell office:value-type="string">
            <text:p>This course introduces a range of advanced topics in modern aerodynamics including unsteady flows, aerofoils at high angles of attack, and shock fronts.Timetable2 lectures per week</text:p>
          </table:table-cell>
          <table:table-cell office:value-type="string">
            <text:p>None</text:p>
          </table:table-cell>
          <table:table-cell office:value-type="string">
            <text:p>90% Examination10% Repor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36];&quot;','&quot;;[.B136];&quot;','&quot;;[.C136];&quot;','&quot;;[.D136];&quot;','&quot;;[.E136];&quot;','&quot;;[.F136];&quot;','&quot;;[.G136];&quot;','&quot;;[.H136];&quot;','&quot;;[.I136];&quot;','&quot;;[.J136];&quot;');&quot;)" office:value-type="string" office:string-value="INSERT INTO Course (Level,Semester,Credit,CourseId,Name,Description,EntryRequirements,Assessment,MainAssessment,School) VALUES ('5','2','10','ENG5278','Advanced Aerodynamics 5 ','This course introduces a range of advanced topics in modern aerodynamics including unsteady flows, aerofoils at high angles of attack, and shock fronts.Timetable2 lectures per week','None','90% Examination10% Report','April/May','Engineering');">
            <text:p>INSERT INTO Course (Level,Semester,Credit,CourseId,Name,Description,EntryRequirements,Assessment,MainAssessment,School) VALUES ('5','2','10','ENG5278','Advanced Aerodynamics 5 ','This course introduces a range of advanced topics in modern aerodynamics including unsteady flows, aerofoils at high angles of attack, and shock fronts.Timetable2 lectures per week','None','90% Examination10% Report','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265</text:p>
          </table:table-cell>
          <table:table-cell office:value-type="string">
            <text:p>Rotorcraft Aeromechanics 5 </text:p>
          </table:table-cell>
          <table:table-cell office:value-type="string">
            <text:p>This course introduces the history of rotorcraft and describes the design features of contemporary helicopters. It goes on to develop a robust theoretical basis for the elementary rotorcraft design functions.TimetableTwo lectures per week</text:p>
          </table:table-cell>
          <table:table-cell office:value-type="string">
            <text:p>None</text:p>
          </table:table-cell>
          <table:table-cell office:value-type="string">
            <text:p>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37];&quot;','&quot;;[.B137];&quot;','&quot;;[.C137];&quot;','&quot;;[.D137];&quot;','&quot;;[.E137];&quot;','&quot;;[.F137];&quot;','&quot;;[.G137];&quot;','&quot;;[.H137];&quot;','&quot;;[.I137];&quot;','&quot;;[.J137];&quot;');&quot;)" office:value-type="string" office:string-value="INSERT INTO Course (Level,Semester,Credit,CourseId,Name,Description,EntryRequirements,Assessment,MainAssessment,School) VALUES ('5','2','10','ENG5265','Rotorcraft Aeromechanics 5 ','This course introduces the history of rotorcraft and describes the design features of contemporary helicopters. It goes on to develop a robust theoretical basis for the elementary rotorcraft design functions.TimetableTwo lectures per week','None','Examination','April/May','Engineering');">
            <text:p>INSERT INTO Course (Level,Semester,Credit,CourseId,Name,Description,EntryRequirements,Assessment,MainAssessment,School) VALUES ('5','2','10','ENG5265','Rotorcraft Aeromechanics 5 ','This course introduces the history of rotorcraft and describes the design features of contemporary helicopters. It goes on to develop a robust theoretical basis for the elementary rotorcraft design functions.TimetableTwo lectures per week','None','Examination','April/May','Engineering');</text:p>
          </table:table-cell>
        </table:table-row>
        <table:table-row table:style-name="ro1">
          <table:table-cell office:value-type="float" office:value="5">
            <text:p>5</text:p>
          </table:table-cell>
          <table:table-cell table:style-name="Default" office:value-type="string">
            <text:p>1 &amp; 2</text:p>
          </table:table-cell>
          <table:table-cell office:value-type="float" office:value="20">
            <text:p>20</text:p>
          </table:table-cell>
          <table:table-cell office:value-type="string">
            <text:p>ENG5264</text:p>
          </table:table-cell>
          <table:table-cell office:value-type="string">
            <text:p>Aerospace Design Project M </text:p>
          </table:table-cell>
          <table:table-cell office:value-type="string">
            <text:p>This project is based on the conceptual design of an aircraft. <text:s/>As well as the technical aspects, the course develops transferable skills in project planning and execution.Timetable1 hour a week lecture3 hours a week labs</text:p>
          </table:table-cell>
          <table:table-cell office:value-type="string">
            <text:p>None</text:p>
          </table:table-cell>
          <table:table-cell office:value-type="string">
            <text:p>Coursework: preliminary reports on projectProject work: final report and present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38];&quot;','&quot;;[.B138];&quot;','&quot;;[.C138];&quot;','&quot;;[.D138];&quot;','&quot;;[.E138];&quot;','&quot;;[.F138];&quot;','&quot;;[.G138];&quot;','&quot;;[.H138];&quot;','&quot;;[.I138];&quot;','&quot;;[.J138];&quot;');&quot;)" office:value-type="string" office:string-value="INSERT INTO Course (Level,Semester,Credit,CourseId,Name,Description,EntryRequirements,Assessment,MainAssessment,School) VALUES ('5','1 &amp; 2','20','ENG5264','Aerospace Design Project M ','This project is based on the conceptual design of an aircraft.  As well as the technical aspects, the course develops transferable skills in project planning and execution.Timetable1 hour a week lecture3 hours a week labs','None','Coursework: preliminary reports on projectProject work: final report and presentation','April/May','Engineering');">
            <text:p>INSERT INTO Course (Level,Semester,Credit,CourseId,Name,Description,EntryRequirements,Assessment,MainAssessment,School) VALUES ('5','1 &amp; 2','20','ENG5264','Aerospace Design Project M ','This project is based on the conceptual design of an aircraft. <text:s/>As well as the technical aspects, the course develops transferable skills in project planning and execution.Timetable1 hour a week lecture3 hours a week labs','None','Coursework: preliminary reports on projectProject work: final report and presentation','April/May','Engineering');</text:p>
          </table:table-cell>
        </table:table-row>
        <table:table-row table:style-name="ro4">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263</text:p>
          </table:table-cell>
          <table:table-cell office:value-type="string">
            <text:p>Aircraft Structures and Loads 5 </text:p>
          </table:table-cell>
          <table:table-cell office:value-type="string">
            <text:p>This course brings together all aspects of structural analysis, aeroelastic theory, aerodynamics and flight mechanics in a single course that will involve detailed theoretical, analytical and numerical analysis of major structural components and behaviour of flexible aircraft. Students will develop and use finite element methods for structural design and stress analysis, and write solution methods for predicting flutter and other aeroelastic phenomena to assess flight envelopes of aircraft.TimetableTen lectures early in the semester</text:p>
          </table:table-cell>
          <table:table-cell office:value-type="string">
            <text:p>None</text:p>
          </table:table-cell>
          <table:table-cell office:value-type="string">
            <text:p>Students submit two reports, one for the detailed structural analysis (50%) and one for the aeroelastic analysis (50%).Analogue Cmos Circuit Design ENG5016Academic Session: 2013-14School: School of EngineeringCredits: 20Level: Level 5 (SCQF level 11)Typically Offered: Semester 2Available to Visiting Students: YesShort DescriptionThis course provides students with the ability to analyse, design, simulate and layout CMOS analogue circuits.TimetableWeeklyWednesday 10am - 2pmRequirements of EntrynoneAssessmentDegree ExaminationContinuous Assessmen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39];&quot;','&quot;;[.B139];&quot;','&quot;;[.C139];&quot;','&quot;;[.D139];&quot;','&quot;;[.E139];&quot;','&quot;;[.F139];&quot;','&quot;;[.G139];&quot;','&quot;;[.H139];&quot;','&quot;;[.I139];&quot;','&quot;;[.J139];&quot;');&quot;)" office:value-type="string" office:string-value="INSERT INTO Course (Level,Semester,Credit,CourseId,Name,Description,EntryRequirements,Assessment,MainAssessment,School) VALUES ('5','2','20','ENG5263','Aircraft Structures and Loads 5 ','This course brings together all aspects of structural analysis, aeroelastic theory, aerodynamics and flight mechanics in a single course that will involve detailed theoretical, analytical and numerical analysis of major structural components and behaviour of flexible aircraft. Students will develop and use finite element methods for structural design and stress analysis, and write solution methods for predicting flutter and other aeroelastic phenomena to assess flight envelopes of aircraft.TimetableTen lectures early in the semester','None','Students submit two reports, one for the detailed structural analysis (50%) and one for the aeroelastic analysis (50%).Analogue Cmos Circuit Design ENG5016Academic Session: 2013-14School: School of EngineeringCredits: 20Level: Level 5 (SCQF level 11)Typically Offered: Semester 2Available to Visiting Students: YesShort DescriptionThis course provides students with the ability to analyse, design, simulate and layout CMOS analogue circuits.TimetableWeeklyWednesday 10am - 2pmRequirements of EntrynoneAssessmentDegree ExaminationContinuous Assessment','April/May','Engineering');">
            <text:p>INSERT INTO Course (Level,Semester,Credit,CourseId,Name,Description,EntryRequirements,Assessment,MainAssessment,School) VALUES ('5','2','20','ENG5263','Aircraft Structures and Loads 5 ','This course brings together all aspects of structural analysis, aeroelastic theory, aerodynamics and flight mechanics in a single course that will involve detailed theoretical, analytical and numerical analysis of major structural components and behaviour of flexible aircraft. Students will develop and use finite element methods for structural design and stress analysis, and write solution methods for predicting flutter and other aeroelastic phenomena to assess flight envelopes of aircraft.TimetableTen lectures early in the semester','None','Students submit two reports, one for the detailed structural analysis (50%) and one for the aeroelastic analysis (50%).Analogue Cmos Circuit Design ENG5016Academic Session: 2013-14School: School of EngineeringCredits: 20Level: Level 5 (SCQF level 11)Typically Offered: Semester 2Available to Visiting Students: YesShort DescriptionThis course provides students with the ability to analyse, design, simulate and layout CMOS analogue circuits.TimetableWeeklyWednesday 10am - 2pmRequirements of EntrynoneAssessmentDegree ExaminationContinuous Assessment','April/May','Engineering');</text:p>
          </table:table-cell>
        </table:table-row>
        <table:table-row table:style-name="ro4">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261</text:p>
          </table:table-cell>
          <table:table-cell office:value-type="string">
            <text:p>Microwave, Electronic &amp; Optoelectronic Devices M </text:p>
          </table:table-cell>
          <table:table-cell office:value-type="string">
            <text:p>To develop a broad understanding of the design and operation of advanced high-frequency electronic and optoelectronic devices including high electron mobility transistors (HEMTs), heterojunction bipolar transistors (HBTs), semiconductor lasers, LEDs, photodetectors and photovoltaic solar cells.TimetableTwo 2 hour lecture/tutorial session per week</text:p>
          </table:table-cell>
          <table:table-cell office:value-type="string">
            <text:p>None</text:p>
          </table:table-cell>
          <table:table-cell office:value-type="string">
            <text:p>Degree Examination, Laboratory Reports, and Oral Examination on laboratory and modelling exercises It is not practicable to offer </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40];&quot;','&quot;;[.B140];&quot;','&quot;;[.C140];&quot;','&quot;;[.D140];&quot;','&quot;;[.E140];&quot;','&quot;;[.F140];&quot;','&quot;;[.G140];&quot;','&quot;;[.H140];&quot;','&quot;;[.I140];&quot;','&quot;;[.J140];&quot;');&quot;)" office:value-type="string" office:string-value="INSERT INTO Course (Level,Semester,Credit,CourseId,Name,Description,EntryRequirements,Assessment,MainAssessment,School) VALUES ('5','2','20','ENG5261','Microwave, Electronic &amp; Optoelectronic Devices M ','To develop a broad understanding of the design and operation of advanced high-frequency electronic and optoelectronic devices including high electron mobility transistors (HEMTs), heterojunction bipolar transistors (HBTs), semiconductor lasers, LEDs, photodetectors and photovoltaic solar cells.TimetableTwo 2 hour lecture/tutorial session per week','None','Degree Examination, Laboratory Reports, and Oral Examination on laboratory and modelling exercises It is not practicable to offer ','April/May','Engineering');">
            <text:p>INSERT INTO Course (Level,Semester,Credit,CourseId,Name,Description,EntryRequirements,Assessment,MainAssessment,School) VALUES ('5','2','20','ENG5261','Microwave, Electronic &amp; Optoelectronic Devices M ','To develop a broad understanding of the design and operation of advanced high-frequency electronic and optoelectronic devices including high electron mobility transistors (HEMTs), heterojunction bipolar transistors (HBTs), semiconductor lasers, LEDs, photodetectors and photovoltaic solar cells.TimetableTwo 2 hour lecture/tutorial session per week','None','Degree Examination, Laboratory Reports, and Oral Examination on laboratory and modelling exercises It is not practicable to offer ','April/May','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10">
            <text:p>10</text:p>
          </table:table-cell>
          <table:table-cell office:value-type="string">
            <text:p>ENG4070</text:p>
          </table:table-cell>
          <table:table-cell office:value-type="string">
            <text:p>Geotechnical Engineering 4 </text:p>
          </table:table-cell>
          <table:table-cell office:value-type="string">
            <text:p>The course consists of three distinct topics, which are essential to the application of soil mechanics principles in geotechnical engineering practice, namely: Ground Improvement, Deep Foundations and Site Investigation.Timetable2 lectures per week, 1 tutorial per week</text:p>
          </table:table-cell>
          <table:table-cell office:value-type="string">
            <text:p>None</text:p>
          </table:table-cell>
          <table:table-cell office:value-type="string">
            <text:p>Examination (70%), Coursework (3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41];&quot;','&quot;;[.B141];&quot;','&quot;;[.C141];&quot;','&quot;;[.D141];&quot;','&quot;;[.E141];&quot;','&quot;;[.F141];&quot;','&quot;;[.G141];&quot;','&quot;;[.H141];&quot;','&quot;;[.I141];&quot;','&quot;;[.J141];&quot;');&quot;)" office:value-type="string" office:string-value="INSERT INTO Course (Level,Semester,Credit,CourseId,Name,Description,EntryRequirements,Assessment,MainAssessment,School) VALUES ('4','1','10','ENG4070','Geotechnical Engineering 4 ','The course consists of three distinct topics, which are essential to the application of soil mechanics principles in geotechnical engineering practice, namely: Ground Improvement, Deep Foundations and Site Investigation.Timetable2 lectures per week, 1 tutorial per week','None','Examination (70%), Coursework (30%)','December','Engineering');">
            <text:p>INSERT INTO Course (Level,Semester,Credit,CourseId,Name,Description,EntryRequirements,Assessment,MainAssessment,School) VALUES ('4','1','10','ENG4070','Geotechnical Engineering 4 ','The course consists of three distinct topics, which are essential to the application of soil mechanics principles in geotechnical engineering practice, namely: Ground Improvement, Deep Foundations and Site Investigation.Timetable2 lectures per week, 1 tutorial per week','None','Examination (70%), Coursework (30%)','December','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10">
            <text:p>10</text:p>
          </table:table-cell>
          <table:table-cell office:value-type="string">
            <text:p>ENG4072</text:p>
          </table:table-cell>
          <table:table-cell office:value-type="string">
            <text:p>Ground Engineering 4 </text:p>
          </table:table-cell>
          <table:table-cell office:value-type="string">
            <text:p>Two lectures per week covering Principles and Applications of Hydro-geology and Principles of Unsaturated Soil Mechanics.TimetableTwo lectures per week</text:p>
          </table:table-cell>
          <table:table-cell office:value-type="string">
            <text:p>None</text:p>
          </table:table-cell>
          <table:table-cell office:value-type="string">
            <text:p>Based on exam performance.</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42];&quot;','&quot;;[.B142];&quot;','&quot;;[.C142];&quot;','&quot;;[.D142];&quot;','&quot;;[.E142];&quot;','&quot;;[.F142];&quot;','&quot;;[.G142];&quot;','&quot;;[.H142];&quot;','&quot;;[.I142];&quot;','&quot;;[.J142];&quot;');&quot;)" office:value-type="string" office:string-value="INSERT INTO Course (Level,Semester,Credit,CourseId,Name,Description,EntryRequirements,Assessment,MainAssessment,School) VALUES ('4','2','10','ENG4072','Ground Engineering 4 ','Two lectures per week covering Principles and Applications of Hydro-geology and Principles of Unsaturated Soil Mechanics.TimetableTwo lectures per week','None','Based on exam performance.','April/May','Engineering');">
            <text:p>INSERT INTO Course (Level,Semester,Credit,CourseId,Name,Description,EntryRequirements,Assessment,MainAssessment,School) VALUES ('4','2','10','ENG4072','Ground Engineering 4 ','Two lectures per week covering Principles and Applications of Hydro-geology and Principles of Unsaturated Soil Mechanics.TimetableTwo lectures per week','None','Based on exam performance.','April/May','Engineering');</text:p>
          </table:table-cell>
        </table:table-row>
        <table:table-row table:style-name="ro4">
          <table:table-cell office:value-type="float" office:value="4">
            <text:p>4</text:p>
          </table:table-cell>
          <table:table-cell table:style-name="Default" office:value-type="float" office:value="2">
            <text:p>2</text:p>
          </table:table-cell>
          <table:table-cell office:value-type="float" office:value="10">
            <text:p>10</text:p>
          </table:table-cell>
          <table:table-cell office:value-type="string">
            <text:p>ENG4074</text:p>
          </table:table-cell>
          <table:table-cell office:value-type="string">
            <text:p>High Speed Aerodynamics 4 </text:p>
          </table:table-cell>
          <table:table-cell office:value-type="string">
            <text:p>This course will provide an understanding of how compressibility affects the global and local nature of the flow and its effects on the aerodynamic forces generated on wings and bodies in subsonic, transonic and supersonic flows.Timetabletbd</text:p>
          </table:table-cell>
          <table:table-cell office:value-type="string">
            <text:p>none</text:p>
          </table:table-cell>
          <table:table-cell office:value-type="string">
            <text:p>Final Examinations are held at the end of the second semester. There is no resit for this examination. The paper will be a 2-hour paper. The exam format will be announced during the course.</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43];&quot;','&quot;;[.B143];&quot;','&quot;;[.C143];&quot;','&quot;;[.D143];&quot;','&quot;;[.E143];&quot;','&quot;;[.F143];&quot;','&quot;;[.G143];&quot;','&quot;;[.H143];&quot;','&quot;;[.I143];&quot;','&quot;;[.J143];&quot;');&quot;)" office:value-type="string" office:string-value="INSERT INTO Course (Level,Semester,Credit,CourseId,Name,Description,EntryRequirements,Assessment,MainAssessment,School) VALUES ('4','2','10','ENG4074','High Speed Aerodynamics 4 ','This course will provide an understanding of how compressibility affects the global and local nature of the flow and its effects on the aerodynamic forces generated on wings and bodies in subsonic, transonic and supersonic flows.Timetabletbd','none','Final Examinations are held at the end of the second semester. There is no resit for this examination. The paper will be a 2-hour paper. The exam format will be announced during the course.','April/May','Engineering');">
            <text:p>INSERT INTO Course (Level,Semester,Credit,CourseId,Name,Description,EntryRequirements,Assessment,MainAssessment,School) VALUES ('4','2','10','ENG4074','High Speed Aerodynamics 4 ','This course will provide an understanding of how compressibility affects the global and local nature of the flow and its effects on the aerodynamic forces generated on wings and bodies in subsonic, transonic and supersonic flows.Timetabletbd','none','Final Examinations are held at the end of the second semester. There is no resit for this examination. The paper will be a 2-hour paper. The exam format will be announced during the course.','April/May','Engineering');</text:p>
          </table:table-cell>
        </table:table-row>
        <table:table-row table:style-name="ro1">
          <table:table-cell office:value-type="float" office:value="5">
            <text:p>5</text:p>
          </table:table-cell>
          <table:table-cell table:style-name="Default" office:value-type="string">
            <text:p>1 &amp; 2</text:p>
          </table:table-cell>
          <table:table-cell office:value-type="float" office:value="60">
            <text:p>60</text:p>
          </table:table-cell>
          <table:table-cell office:value-type="string">
            <text:p>ENG5041P</text:p>
          </table:table-cell>
          <table:table-cell office:value-type="string">
            <text:p>Industrial Project EE5 </text:p>
          </table:table-cell>
          <table:table-cell office:value-type="string">
            <text:p>null</text:p>
          </table:table-cell>
          <table:table-cell office:value-type="string">
            <text:p>None.</text:p>
          </table:table-cell>
          <table:table-cell office:value-type="string">
            <text:p>Written ReportOral ExaminationIndustrial Project M5 ENG5271PAcademic Session: 2013-14School: School of EngineeringCredits: 60Level: Level 5 (SCQF level 11)Typically Offered: Semester 1Available to Visiting Students: NoShort DescriptionThe project is intended to develop the students ability to understand a field of the investigation, to select and justify the methodology adopted, to work in an industrial context, to represent their results or findings accurately, and to understand the significance of the results or findings to industry. The project will normally involve a placement in industry.TimetableNone, all personal study.Requirements of EntryNoneAssessment80% student project report; 10% presentation; 10% display board.</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44];&quot;','&quot;;[.B144];&quot;','&quot;;[.C144];&quot;','&quot;;[.D144];&quot;','&quot;;[.E144];&quot;','&quot;;[.F144];&quot;','&quot;;[.G144];&quot;','&quot;;[.H144];&quot;','&quot;;[.I144];&quot;','&quot;;[.J144];&quot;');&quot;)" office:value-type="string" office:string-value="INSERT INTO Course (Level,Semester,Credit,CourseId,Name,Description,EntryRequirements,Assessment,MainAssessment,School) VALUES ('5','1 &amp; 2','60','ENG5041P','Industrial Project EE5 ','null','None.','Written ReportOral ExaminationIndustrial Project M5 ENG5271PAcademic Session: 2013-14School: School of EngineeringCredits: 60Level: Level 5 (SCQF level 11)Typically Offered: Semester 1Available to Visiting Students: NoShort DescriptionThe project is intended to develop the students ability to understand a field of the investigation, to select and justify the methodology adopted, to work in an industrial context, to represent their results or findings accurately, and to understand the significance of the results or findings to industry. The project will normally involve a placement in industry.TimetableNone, all personal study.Requirements of EntryNoneAssessment80% student project report; 10% presentation; 10% display board.','December','Engineering');">
            <text:p>INSERT INTO Course (Level,Semester,Credit,CourseId,Name,Description,EntryRequirements,Assessment,MainAssessment,School) VALUES ('5','1 &amp; 2','60','ENG5041P','Industrial Project EE5 ','null','None.','Written ReportOral ExaminationIndustrial Project M5 ENG5271PAcademic Session: 2013-14School: School of EngineeringCredits: 60Level: Level 5 (SCQF level 11)Typically Offered: Semester 1Available to Visiting Students: NoShort DescriptionThe project is intended to develop the students ability to understand a field of the investigation, to select and justify the methodology adopted, to work in an industrial context, to represent their results or findings accurately, and to understand the significance of the results or findings to industry. The project will normally involve a placement in industry.TimetableNone, all personal study.Requirements of EntryNoneAssessment80% student project report; 10% presentation; 10% display board.','December','Engineering');</text:p>
          </table:table-cell>
        </table:table-row>
        <table:table-row table:style-name="ro4">
          <table:table-cell office:value-type="float" office:value="3">
            <text:p>3</text:p>
          </table:table-cell>
          <table:table-cell table:style-name="Default" office:value-type="string">
            <text:p>1 &amp; 2</text:p>
          </table:table-cell>
          <table:table-cell office:value-type="float" office:value="20">
            <text:p>20</text:p>
          </table:table-cell>
          <table:table-cell office:value-type="string">
            <text:p>ENG3001</text:p>
          </table:table-cell>
          <table:table-cell office:value-type="string">
            <text:p>Aerodynamics and Fluid Mechanics 3 </text:p>
          </table:table-cell>
          <table:table-cell office:value-type="string">
            <text:p>This course promotes the understanding of incompressible fluid mechanics and will also provide an understanding of the aerodynamic forces generated on wings and bodies in incompressible flow and the ability to predict them.Timetabletbd</text:p>
          </table:table-cell>
          <table:table-cell office:value-type="string">
            <text:p>None</text:p>
          </table:table-cell>
          <table:table-cell office:value-type="string">
            <text:p>examination<text:tab/>95%two laboratories and a mini-project<text:tab/>5%</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45];&quot;','&quot;;[.B145];&quot;','&quot;;[.C145];&quot;','&quot;;[.D145];&quot;','&quot;;[.E145];&quot;','&quot;;[.F145];&quot;','&quot;;[.G145];&quot;','&quot;;[.H145];&quot;','&quot;;[.I145];&quot;','&quot;;[.J145];&quot;');&quot;)" office:value-type="string" office:string-value="INSERT INTO Course (Level,Semester,Credit,CourseId,Name,Description,EntryRequirements,Assessment,MainAssessment,School) VALUES ('3','1 &amp; 2','20','ENG3001','Aerodynamics and Fluid Mechanics 3 ','This course promotes the understanding of incompressible fluid mechanics and will also provide an understanding of the aerodynamic forces generated on wings and bodies in incompressible flow and the ability to predict them.Timetabletbd','None','examination&#9;95%two laboratories and a mini-project&#9;5%','April/May','Engineering');">
            <text:p>INSERT INTO Course (Level,Semester,Credit,CourseId,Name,Description,EntryRequirements,Assessment,MainAssessment,School) VALUES ('3','1 &amp; 2','20','ENG3001','Aerodynamics and Fluid Mechanics 3 ','This course promotes the understanding of incompressible fluid mechanics and will also provide an understanding of the aerodynamic forces generated on wings and bodies in incompressible flow and the ability to predict them.Timetabletbd','None','examination<text:tab/>95%two laboratories and a mini-project<text:tab/>5%','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250</text:p>
          </table:table-cell>
          <table:table-cell office:value-type="string">
            <text:p>Energy Conversion Systems M </text:p>
          </table:table-cell>
          <table:table-cell office:value-type="string">
            <text:p>This course provides a broad conceptual and analytical understanding of the engineering aspects of energy generation, storage and conversion with an emphasis on sustainable energy use and renewable energy production.Timetable20 hours lectures and tutorials</text:p>
          </table:table-cell>
          <table:table-cell office:value-type="string">
            <text:p>None</text:p>
          </table:table-cell>
          <table:table-cell office:value-type="string">
            <text:p>Unseen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46];&quot;','&quot;;[.B146];&quot;','&quot;;[.C146];&quot;','&quot;;[.D146];&quot;','&quot;;[.E146];&quot;','&quot;;[.F146];&quot;','&quot;;[.G146];&quot;','&quot;;[.H146];&quot;','&quot;;[.I146];&quot;','&quot;;[.J146];&quot;');&quot;)" office:value-type="string" office:string-value="INSERT INTO Course (Level,Semester,Credit,CourseId,Name,Description,EntryRequirements,Assessment,MainAssessment,School) VALUES ('5','2','10','ENG5250','Energy Conversion Systems M ','This course provides a broad conceptual and analytical understanding of the engineering aspects of energy generation, storage and conversion with an emphasis on sustainable energy use and renewable energy production.Timetable20 hours lectures and tutorials','None','Unseen examination','April/May','Engineering');">
            <text:p>INSERT INTO Course (Level,Semester,Credit,CourseId,Name,Description,EntryRequirements,Assessment,MainAssessment,School) VALUES ('5','2','10','ENG5250','Energy Conversion Systems M ','This course provides a broad conceptual and analytical understanding of the engineering aspects of energy generation, storage and conversion with an emphasis on sustainable energy use and renewable energy production.Timetable20 hours lectures and tutorials','None','Unseen examination','April/May','Engineering');</text:p>
          </table:table-cell>
        </table:table-row>
        <table:table-row table:style-name="ro1">
          <table:table-cell office:value-type="float" office:value="2">
            <text:p>2</text:p>
          </table:table-cell>
          <table:table-cell table:style-name="Default" office:value-type="string">
            <text:p>1 &amp; 2</text:p>
          </table:table-cell>
          <table:table-cell office:value-type="float" office:value="10">
            <text:p>10</text:p>
          </table:table-cell>
          <table:table-cell office:value-type="string">
            <text:p>ENG2002</text:p>
          </table:table-cell>
          <table:table-cell office:value-type="string">
            <text:p>Aerospace Design Skills And Project 2 </text:p>
          </table:table-cell>
          <table:table-cell office:value-type="string">
            <text:p>The course consists of two main components: a Design &amp; Manufacturing skills component comprising manufacturing and workshop practice and Computer Aided Drawing/Design (CAD) using AutoCad; and an Aerospace Group Design Project.TimetableThis course is taught throughout the academic year. Seven 1 hour CAD sessions and 1 hour CAD assessment in computing laboratory; ten 3 hour engineering workshop sessions and ten 1 hour manufacturing lectures on blackboard/whiteboard; two 1 hour lectures on blackboard/whiteboard and OHP on group design project.</text:p>
          </table:table-cell>
          <table:table-cell office:value-type="string">
            <text:p>None.</text:p>
          </table:table-cell>
          <table:table-cell office:value-type="string">
            <text:p>Continuously assessed in each component during session by coursework, individual reports, group reports, presentation and logbook.</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47];&quot;','&quot;;[.B147];&quot;','&quot;;[.C147];&quot;','&quot;;[.D147];&quot;','&quot;;[.E147];&quot;','&quot;;[.F147];&quot;','&quot;;[.G147];&quot;','&quot;;[.H147];&quot;','&quot;;[.I147];&quot;','&quot;;[.J147];&quot;');&quot;)" office:value-type="string" office:string-value="INSERT INTO Course (Level,Semester,Credit,CourseId,Name,Description,EntryRequirements,Assessment,MainAssessment,School) VALUES ('2','1 &amp; 2','10','ENG2002','Aerospace Design Skills And Project 2 ','The course consists of two main components: a Design &amp; Manufacturing skills component comprising manufacturing and workshop practice and Computer Aided Drawing/Design (CAD) using AutoCad; and an Aerospace Group Design Project.TimetableThis course is taught throughout the academic year. Seven 1 hour CAD sessions and 1 hour CAD assessment in computing laboratory; ten 3 hour engineering workshop sessions and ten 1 hour manufacturing lectures on blackboard/whiteboard; two 1 hour lectures on blackboard/whiteboard and OHP on group design project.','None.','Continuously assessed in each component during session by coursework, individual reports, group reports, presentation and logbook.','April/May','Engineering');">
            <text:p>INSERT INTO Course (Level,Semester,Credit,CourseId,Name,Description,EntryRequirements,Assessment,MainAssessment,School) VALUES ('2','1 &amp; 2','10','ENG2002','Aerospace Design Skills And Project 2 ','The course consists of two main components: a Design &amp; Manufacturing skills component comprising manufacturing and workshop practice and Computer Aided Drawing/Design (CAD) using AutoCad; and an Aerospace Group Design Project.TimetableThis course is taught throughout the academic year. Seven 1 hour CAD sessions and 1 hour CAD assessment in computing laboratory; ten 3 hour engineering workshop sessions and ten 1 hour manufacturing lectures on blackboard/whiteboard; two 1 hour lectures on blackboard/whiteboard and OHP on group design project.','None.','Continuously assessed in each component during session by coursework, individual reports, group reports, presentation and logbook.','April/May','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20">
            <text:p>20</text:p>
          </table:table-cell>
          <table:table-cell office:value-type="string">
            <text:p>ENG4088</text:p>
          </table:table-cell>
          <table:table-cell office:value-type="string">
            <text:p>Lasers and Electro-Optic Systems M4 </text:p>
          </table:table-cell>
          <table:table-cell office:value-type="string">
            <text:p>Laser Fundamentals and Laser Applications course.Timetable4 lectures per week</text:p>
          </table:table-cell>
          <table:table-cell office:value-type="string">
            <text:p>None.</text:p>
          </table:table-cell>
          <table:table-cell office:value-type="string">
            <text:p>75% Degree examination - 2 hours; 25% Written report</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48];&quot;','&quot;;[.B148];&quot;','&quot;;[.C148];&quot;','&quot;;[.D148];&quot;','&quot;;[.E148];&quot;','&quot;;[.F148];&quot;','&quot;;[.G148];&quot;','&quot;;[.H148];&quot;','&quot;;[.I148];&quot;','&quot;;[.J148];&quot;');&quot;)" office:value-type="string" office:string-value="INSERT INTO Course (Level,Semester,Credit,CourseId,Name,Description,EntryRequirements,Assessment,MainAssessment,School) VALUES ('4','1','20','ENG4088','Lasers and Electro-Optic Systems M4 ','Laser Fundamentals and Laser Applications course.Timetable4 lectures per week','None.','75% Degree examination - 2 hours; 25% Written report','December','Engineering');">
            <text:p>INSERT INTO Course (Level,Semester,Credit,CourseId,Name,Description,EntryRequirements,Assessment,MainAssessment,School) VALUES ('4','1','20','ENG4088','Lasers and Electro-Optic Systems M4 ','Laser Fundamentals and Laser Applications course.Timetable4 lectures per week','None.','75% Degree examination - 2 hours; 25% Written report','December','Engineering');</text:p>
          </table:table-cell>
        </table:table-row>
        <table:table-row table:style-name="ro1">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05</text:p>
          </table:table-cell>
          <table:table-cell office:value-type="string">
            <text:p>Aerospace Team Design Project 3 </text:p>
          </table:table-cell>
          <table:table-cell office:value-type="string">
            <text:p>To give the students experience of the design process, team work and enable them to understand the design architecture trade-offs for a flight control system for a tethered helicopter.TimetableNone</text:p>
          </table:table-cell>
          <table:table-cell office:value-type="string">
            <text:p>None</text:p>
          </table:table-cell>
          <table:table-cell office:value-type="string">
            <text:p>60% group final report (to be submitted at final presentation)10% group final presentation30% technical performance of team, weighted by contribution of each student based on individual time sheets agreed at regular meetingsAerospace Team Design Project 3G SIT3015Academic Session: 2013-14School: School of EngineeringCredits: 10Level: Level 3 (SCQF level 9)Typically Offered: SummerAvailable to Visiting Students: NoShort DescriptionTo give the students experience of the design process, team work and enable them to understand the design architecture trade-offs for a flight control system for a tethered helicopter.TimetableNoneRequirements of EntryNoneAssessment60% group final report (to be submitted at final presentation)10% group final presentation30% technical performance of team, weighted by contribution of each student based on individual time sheets agreed at regular meetingsAircraft Design 3 ENG3006Academic Session: 2013-14School: School of EngineeringCredits: 10Level: Level 3 (SCQF level 9)Typically Offered: Semester 2Available to Visiting Students: YesShort DescriptionStudents work in groups on a conceptual design project to develop a technical specification for a new aircraft. They are given broad design requirements and must first define the needs and any operational constraints that apply to the design. Alternative concepts should be devised with the aim of seeking an innovative solution. TimetableNoneRequirements of EntryNoneAssessment35% group contribution to final report (to be submitted at final presentation)25% individual contribution to final report (to be submitted at final presentation)10% group interim presentation (including response to question)20% group final presentation (including response to question)10% individual record book (to be submitted at final presentation)Aircraft Design 3G SIT3016Academic Session: 2013-14School: School of EngineeringCredits: 10Level: Level 3 (SCQF level 9)Typically Offered: SummerAvailable to Visiting Students: NoShort DescriptionStudents work in groups on a conceptual design project to develop a technical specification for a new aircraft. They are given broad design requirements and must first define the needs and any operational constraints that apply to the design. Alternative concepts should be devised with the aim of seeking an innovative solution. The project is complemented by experiments using a wind tunnel.TimetableNoneRequirements of EntryNoneAssessment35% group contribution to final report (to be submitted at final presentation)25% individual contribution to final report (to be submitted at final presentation)20% group final presentation (including response to question)10% individual record book (to be submitted at final presentation)10% aerofoil project (group report, response to questions and performance of aerofoil in testing)Aircraft Performance 3S SIT3026Academic Session: 2013-14School: School of EngineeringCredits: 10Level: Level 3 (SCQF level 9)Typically Offered: Semester 1Available to Visiting Students: NoShort DescriptionThis course will equip the student with a robust theoretical basis for development of elementary concepts in aircraft performance.TimetableTwo lectures per weekRequirements of EntryNoneAssessmentExamination (10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49];&quot;','&quot;;[.B149];&quot;','&quot;;[.C149];&quot;','&quot;;[.D149];&quot;','&quot;;[.E149];&quot;','&quot;;[.F149];&quot;','&quot;;[.G149];&quot;','&quot;;[.H149];&quot;','&quot;;[.I149];&quot;','&quot;;[.J149];&quot;');&quot;)" office:value-type="string" office:string-value="INSERT INTO Course (Level,Semester,Credit,CourseId,Name,Description,EntryRequirements,Assessment,MainAssessment,School) VALUES ('3','2','10','ENG3005','Aerospace Team Design Project 3 ','To give the students experience of the design process, team work and enable them to understand the design architecture trade-offs for a flight control system for a tethered helicopter.TimetableNone','None','60% group final report (to be submitted at final presentation)10% group final presentation30% technical performance of team, weighted by contribution of each student based on individual time sheets agreed at regular meetingsAerospace Team Design Project 3G SIT3015Academic Session: 2013-14School: School of EngineeringCredits: 10Level: Level 3 (SCQF level 9)Typically Offered: SummerAvailable to Visiting Students: NoShort DescriptionTo give the students experience of the design process, team work and enable them to understand the design architecture trade-offs for a flight control system for a tethered helicopter.TimetableNoneRequirements of EntryNoneAssessment60% group final report (to be submitted at final presentation)10% group final presentation30% technical performance of team, weighted by contribution of each student based on individual time sheets agreed at regular meetingsAircraft Design 3 ENG3006Academic Session: 2013-14School: School of EngineeringCredits: 10Level: Level 3 (SCQF level 9)Typically Offered: Semester 2Available to Visiting Students: YesShort DescriptionStudents work in groups on a conceptual design project to develop a technical specification for a new aircraft. They are given broad design requirements and must first define the needs and any operational constraints that apply to the design. Alternative concepts should be devised with the aim of seeking an innovative solution. TimetableNoneRequirements of EntryNoneAssessment35% group contribution to final report (to be submitted at final presentation)25% individual contribution to final report (to be submitted at final presentation)10% group interim presentation (including response to question)20% group final presentation (including response to question)10% individual record book (to be submitted at final presentation)Aircraft Design 3G SIT3016Academic Session: 2013-14School: School of EngineeringCredits: 10Level: Level 3 (SCQF level 9)Typically Offered: SummerAvailable to Visiting Students: NoShort DescriptionStudents work in groups on a conceptual design project to develop a technical specification for a new aircraft. They are given broad design requirements and must first define the needs and any operational constraints that apply to the design. Alternative concepts should be devised with the aim of seeking an innovative solution. The project is complemented by experiments using a wind tunnel.TimetableNoneRequirements of EntryNoneAssessment35% group contribution to final report (to be submitted at final presentation)25% individual contribution to final report (to be submitted at final presentation)20% group final presentation (including response to question)10% individual record book (to be submitted at final presentation)10% aerofoil project (group report, response to questions and performance of aerofoil in testing)Aircraft Performance 3S SIT3026Academic Session: 2013-14School: School of EngineeringCredits: 10Level: Level 3 (SCQF level 9)Typically Offered: Semester 1Available to Visiting Students: NoShort DescriptionThis course will equip the student with a robust theoretical basis for development of elementary concepts in aircraft performance.TimetableTwo lectures per weekRequirements of EntryNoneAssessmentExamination (100%)','December','Engineering');">
            <text:p>INSERT INTO Course (Level,Semester,Credit,CourseId,Name,Description,EntryRequirements,Assessment,MainAssessment,School) VALUES ('3','2','10','ENG3005','Aerospace Team Design Project 3 ','To give the students experience of the design process, team work and enable them to understand the design architecture trade-offs for a flight control system for a tethered helicopter.TimetableNone','None','60% group final report (to be submitted at final presentation)10% group final presentation30% technical performance of team, weighted by contribution of each student based on individual time sheets agreed at regular meetingsAerospace Team Design Project 3G SIT3015Academic Session: 2013-14School: School of EngineeringCredits: 10Level: Level 3 (SCQF level 9)Typically Offered: SummerAvailable to Visiting Students: NoShort DescriptionTo give the students experience of the design process, team work and enable them to understand the design architecture trade-offs for a flight control system for a tethered helicopter.TimetableNoneRequirements of EntryNoneAssessment60% group final report (to be submitted at final presentation)10% group final presentation30% technical performance of team, weighted by contribution of each student based on individual time sheets agreed at regular meetingsAircraft Design 3 ENG3006Academic Session: 2013-14School: School of EngineeringCredits: 10Level: Level 3 (SCQF level 9)Typically Offered: Semester 2Available to Visiting Students: YesShort DescriptionStudents work in groups on a conceptual design project to develop a technical specification for a new aircraft. They are given broad design requirements and must first define the needs and any operational constraints that apply to the design. Alternative concepts should be devised with the aim of seeking an innovative solution. TimetableNoneRequirements of EntryNoneAssessment35% group contribution to final report (to be submitted at final presentation)25% individual contribution to final report (to be submitted at final presentation)10% group interim presentation (including response to question)20% group final presentation (including response to question)10% individual record book (to be submitted at final presentation)Aircraft Design 3G SIT3016Academic Session: 2013-14School: School of EngineeringCredits: 10Level: Level 3 (SCQF level 9)Typically Offered: SummerAvailable to Visiting Students: NoShort DescriptionStudents work in groups on a conceptual design project to develop a technical specification for a new aircraft. They are given broad design requirements and must first define the needs and any operational constraints that apply to the design. Alternative concepts should be devised with the aim of seeking an innovative solution. The project is complemented by experiments using a wind tunnel.TimetableNoneRequirements of EntryNoneAssessment35% group contribution to final report (to be submitted at final presentation)25% individual contribution to final report (to be submitted at final presentation)20% group final presentation (including response to question)10% individual record book (to be submitted at final presentation)10% aerofoil project (group report, response to questions and performance of aerofoil in testing)Aircraft Performance 3S SIT3026Academic Session: 2013-14School: School of EngineeringCredits: 10Level: Level 3 (SCQF level 9)Typically Offered: Semester 1Available to Visiting Students: NoShort DescriptionThis course will equip the student with a robust theoretical basis for development of elementary concepts in aircraft performance.TimetableTwo lectures per weekRequirements of EntryNoneAssessmentExamination (100%)','December','Engineering');</text:p>
          </table:table-cell>
        </table:table-row>
        <table:table-row table:style-name="ro1">
          <table:table-cell office:value-type="float" office:value="3">
            <text:p>3</text:p>
          </table:table-cell>
          <table:table-cell table:style-name="Default" office:value-type="string">
            <text:p>1 &amp; 2</text:p>
          </table:table-cell>
          <table:table-cell office:value-type="float" office:value="30">
            <text:p>30</text:p>
          </table:table-cell>
          <table:table-cell office:value-type="string">
            <text:p>ENG3007</text:p>
          </table:table-cell>
          <table:table-cell office:value-type="string">
            <text:p>Architecture C3 </text:p>
          </table:table-cell>
          <table:table-cell office:value-type="string">
            <text:p>This course begins with the researching, analysing, and presenting of precedent architectural examples of houses, relating to the main studio programme of a House Design. <text:s/>The House Design programme requires the examination and investigation of the influence of context in making proposals reflecting an architectural and structural ambition.TimetableOne afternoon per week throughout semesters 1 and 2</text:p>
          </table:table-cell>
          <table:table-cell office:value-type="string">
            <text:p>Architecture C2</text:p>
          </table:table-cell>
          <table:table-cell office:value-type="string">
            <text:p>Audio &amp; Video Processing 3 ENG3008Academic Session: 2013-14School: School of EngineeringCredits: 10Level: Level 3 (SCQF level 9)Typically Offered: Semester 2Available to Visiting Students: YesShort DescriptionMany modern electronics systems need to store and process audio and visual (picture and movie) data. This course introduces key methodologies for the storage, processing and coding of such data.TimetableWeeklyTuesday 12pm - 1pmThursday 12pm - 1pmRequirements of EntryNoneAssessmentDegree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50];&quot;','&quot;;[.B150];&quot;','&quot;;[.C150];&quot;','&quot;;[.D150];&quot;','&quot;;[.E150];&quot;','&quot;;[.F150];&quot;','&quot;;[.G150];&quot;','&quot;;[.H150];&quot;','&quot;;[.I150];&quot;','&quot;;[.J150];&quot;');&quot;)" office:value-type="string" office:string-value="INSERT INTO Course (Level,Semester,Credit,CourseId,Name,Description,EntryRequirements,Assessment,MainAssessment,School) VALUES ('3','1 &amp; 2','30','ENG3007','Architecture C3 ','This course begins with the researching, analysing, and presenting of precedent architectural examples of houses, relating to the main studio programme of a House Design.  The House Design programme requires the examination and investigation of the influence of context in making proposals reflecting an architectural and structural ambition.TimetableOne afternoon per week throughout semesters 1 and 2','Architecture C2','Audio &amp; Video Processing 3 ENG3008Academic Session: 2013-14School: School of EngineeringCredits: 10Level: Level 3 (SCQF level 9)Typically Offered: Semester 2Available to Visiting Students: YesShort DescriptionMany modern electronics systems need to store and process audio and visual (picture and movie) data. This course introduces key methodologies for the storage, processing and coding of such data.TimetableWeeklyTuesday 12pm - 1pmThursday 12pm - 1pmRequirements of EntryNoneAssessmentDegree Examination','April/May','Engineering');">
            <text:p>INSERT INTO Course (Level,Semester,Credit,CourseId,Name,Description,EntryRequirements,Assessment,MainAssessment,School) VALUES ('3','1 &amp; 2','30','ENG3007','Architecture C3 ','This course begins with the researching, analysing, and presenting of precedent architectural examples of houses, relating to the main studio programme of a House Design. <text:s/>The House Design programme requires the examination and investigation of the influence of context in making proposals reflecting an architectural and structural ambition.TimetableOne afternoon per week throughout semesters 1 and 2','Architecture C2','Audio &amp; Video Processing 3 ENG3008Academic Session: 2013-14School: School of EngineeringCredits: 10Level: Level 3 (SCQF level 9)Typically Offered: Semester 2Available to Visiting Students: YesShort DescriptionMany modern electronics systems need to store and process audio and visual (picture and movie) data. This course introduces key methodologies for the storage, processing and coding of such data.TimetableWeeklyTuesday 12pm - 1pmThursday 12pm - 1pmRequirements of EntryNoneAssessmentDegree Examination','April/May','Engineering');</text:p>
          </table:table-cell>
        </table:table-row>
        <table:table-row table:style-name="ro1">
          <table:table-cell office:value-type="float" office:value="3">
            <text:p>3</text:p>
          </table:table-cell>
          <table:table-cell table:style-name="Default" office:value-type="string">
            <text:p>1 &amp; 2</text:p>
          </table:table-cell>
          <table:table-cell office:value-type="float" office:value="10">
            <text:p>10</text:p>
          </table:table-cell>
          <table:table-cell office:value-type="string">
            <text:p>ENG3009</text:p>
          </table:table-cell>
          <table:table-cell office:value-type="string">
            <text:p>Audio &amp; Video Team Project </text:p>
          </table:table-cell>
          <table:table-cell office:value-type="string">
            <text:p>In this project students produce a documentary in the first semester and a fictional film in the second semester. It is supervised by both professionals from the media industry and academics.TimetableNone.</text:p>
          </table:table-cell>
          <table:table-cell office:value-type="string">
            <text:p>None.</text:p>
          </table:table-cell>
          <table:table-cell office:value-type="string">
            <text:p>The assessment is based on written reports and the quality of the final films evaluated by both the academics and the professionals from the media industry.</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51];&quot;','&quot;;[.B151];&quot;','&quot;;[.C151];&quot;','&quot;;[.D151];&quot;','&quot;;[.E151];&quot;','&quot;;[.F151];&quot;','&quot;;[.G151];&quot;','&quot;;[.H151];&quot;','&quot;;[.I151];&quot;','&quot;;[.J151];&quot;');&quot;)" office:value-type="string" office:string-value="INSERT INTO Course (Level,Semester,Credit,CourseId,Name,Description,EntryRequirements,Assessment,MainAssessment,School) VALUES ('3','1 &amp; 2','10','ENG3009','Audio &amp; Video Team Project ','In this project students produce a documentary in the first semester and a fictional film in the second semester. It is supervised by both professionals from the media industry and academics.TimetableNone.','None.','The assessment is based on written reports and the quality of the final films evaluated by both the academics and the professionals from the media industry.','April/May','Engineering');">
            <text:p>INSERT INTO Course (Level,Semester,Credit,CourseId,Name,Description,EntryRequirements,Assessment,MainAssessment,School) VALUES ('3','1 &amp; 2','10','ENG3009','Audio &amp; Video Team Project ','In this project students produce a documentary in the first semester and a fictional film in the second semester. It is supervised by both professionals from the media industry and academics.TimetableNone.','None.','The assessment is based on written reports and the quality of the final films evaluated by both the academics and the professionals from the media industry.','April/May','Engineering');</text:p>
          </table:table-cell>
        </table:table-row>
        <table:table-row table:style-name="ro1">
          <table:table-cell office:value-type="float" office:value="4">
            <text:p>4</text:p>
          </table:table-cell>
          <table:table-cell table:style-name="Default" office:value-type="string">
            <text:p>1 &amp; 2</text:p>
          </table:table-cell>
          <table:table-cell office:value-type="float" office:value="20">
            <text:p>20</text:p>
          </table:table-cell>
          <table:table-cell office:value-type="string">
            <text:p>ENG4085</text:p>
          </table:table-cell>
          <table:table-cell office:value-type="string">
            <text:p>Integrated System Design Project 4 </text:p>
          </table:table-cell>
          <table:table-cell office:value-type="string">
            <text:p>Students will work in a team drawn from across the Faculty on a project which involves aspects of all the major disciplines of engineering, combined with broader considerations of project management, environmental issues, accountancy and quality managementTimetableRegular formal meetings of 30min, roughly fortnightly, for the team with a mentor and normally one of the project directors. Some of these will be replaced by lectures in the first semester. A concept presentation to the project directors and a final presentation to the project directors.</text:p>
          </table:table-cell>
          <table:table-cell office:value-type="string">
            <text:p>None</text:p>
          </table:table-cell>
          <table:table-cell office:value-type="string">
            <text:p>The outcome of the project will be assessed principally through the team''s final report and final presentation, with smaller contributions from interim reports and presentations. Each student''s individual record book will also be assessed. A small element of the marks will be assessed by peer review of the contribution to the team.</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52];&quot;','&quot;;[.B152];&quot;','&quot;;[.C152];&quot;','&quot;;[.D152];&quot;','&quot;;[.E152];&quot;','&quot;;[.F152];&quot;','&quot;;[.G152];&quot;','&quot;;[.H152];&quot;','&quot;;[.I152];&quot;','&quot;;[.J152];&quot;');&quot;)" office:value-type="string" office:string-value="INSERT INTO Course (Level,Semester,Credit,CourseId,Name,Description,EntryRequirements,Assessment,MainAssessment,School) VALUES ('4','1 &amp; 2','20','ENG4085','Integrated System Design Project 4 ','Students will work in a team drawn from across the Faculty on a project which involves aspects of all the major disciplines of engineering, combined with broader considerations of project management, environmental issues, accountancy and quality managementTimetableRegular formal meetings of 30min, roughly fortnightly, for the team with a mentor and normally one of the project directors. Some of these will be replaced by lectures in the first semester. A concept presentation to the project directors and a final presentation to the project directors.','None','The outcome of the project will be assessed principally through the team''s final report and final presentation, with smaller contributions from interim reports and presentations. Each student''s individual record book will also be assessed. A small element of the marks will be assessed by peer review of the contribution to the team.','April/May','Engineering');">
            <text:p>INSERT INTO Course (Level,Semester,Credit,CourseId,Name,Description,EntryRequirements,Assessment,MainAssessment,School) VALUES ('4','1 &amp; 2','20','ENG4085','Integrated System Design Project 4 ','Students will work in a team drawn from across the Faculty on a project which involves aspects of all the major disciplines of engineering, combined with broader considerations of project management, environmental issues, accountancy and quality managementTimetableRegular formal meetings of 30min, roughly fortnightly, for the team with a mentor and normally one of the project directors. Some of these will be replaced by lectures in the first semester. A concept presentation to the project directors and a final presentation to the project directors.','None','The outcome of the project will be assessed principally through the team''s final report and final presentation, with smaller contributions from interim reports and presentations. Each student''s individual record book will also be assessed. A small element of the marks will be assessed by peer review of the contribution to the team.','April/May','Engineering');</text:p>
          </table:table-cell>
        </table:table-row>
        <table:table-row table:style-name="ro1">
          <table:table-cell office:value-type="float" office:value="5">
            <text:p>5</text:p>
          </table:table-cell>
          <table:table-cell table:style-name="Default" office:value-type="string">
            <text:p>1 &amp; 2</text:p>
          </table:table-cell>
          <table:table-cell office:value-type="float" office:value="60">
            <text:p>60</text:p>
          </table:table-cell>
          <table:table-cell office:value-type="string">
            <text:p>ENG5060P</text:p>
          </table:table-cell>
          <table:table-cell office:value-type="string">
            <text:p>MSc Project </text:p>
          </table:table-cell>
          <table:table-cell office:value-type="string">
            <text:p>Students carry out an independent piece of work on a selected topic.TimetableTBC</text:p>
          </table:table-cell>
          <table:table-cell office:value-type="string">
            <text:p>None.</text:p>
          </table:table-cell>
          <table:table-cell office:value-type="string">
            <text:p>TBC</text:p>
          </table:table-cell>
          <table:table-cell office:value-type="string">
            <text:p>August</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53];&quot;','&quot;;[.B153];&quot;','&quot;;[.C153];&quot;','&quot;;[.D153];&quot;','&quot;;[.E153];&quot;','&quot;;[.F153];&quot;','&quot;;[.G153];&quot;','&quot;;[.H153];&quot;','&quot;;[.I153];&quot;','&quot;;[.J153];&quot;');&quot;)" office:value-type="string" office:string-value="INSERT INTO Course (Level,Semester,Credit,CourseId,Name,Description,EntryRequirements,Assessment,MainAssessment,School) VALUES ('5','1 &amp; 2','60','ENG5060P','MSc Project ','Students carry out an independent piece of work on a selected topic.TimetableTBC','None.','TBC','August','Engineering');">
            <text:p>INSERT INTO Course (Level,Semester,Credit,CourseId,Name,Description,EntryRequirements,Assessment,MainAssessment,School) VALUES ('5','1 &amp; 2','60','ENG5060P','MSc Project ','Students carry out an independent piece of work on a selected topic.TimetableTBC','None.','TBC','August','Engineering');</text:p>
          </table:table-cell>
        </table:table-row>
        <table:table-row table:style-name="ro4">
          <table:table-cell office:value-type="float" office:value="5">
            <text:p>5</text:p>
          </table:table-cell>
          <table:table-cell table:style-name="Default" office:value-type="string">
            <text:p>Summer</text:p>
          </table:table-cell>
          <table:table-cell office:value-type="float" office:value="60">
            <text:p>60</text:p>
          </table:table-cell>
          <table:table-cell office:value-type="string">
            <text:p>ENG5040P</text:p>
          </table:table-cell>
          <table:table-cell office:value-type="string">
            <text:p>Individual Project </text:p>
          </table:table-cell>
          <table:table-cell office:value-type="string">
            <text:p>null</text:p>
          </table:table-cell>
          <table:table-cell office:value-type="string">
            <text:p>Admission to Final Year of Study.</text:p>
          </table:table-cell>
          <table:table-cell office:value-type="string">
            <text:p>Final presentation (20%) and a report (80%)Individual Project In Nanoscience And Nanotechnology ENG5141PAcademic Session: 2013-14School: School of EngineeringCredits: 40Level: Level 5 (SCQF level 11)Typically Offered: Semester 2Available to Visiting Students: NoShort DescriptionThis course will give the students experience at working on an interdisciplinary project in the field of nanoscience and nanotechnology.TimetableNoneRequirements of EntryNoneAssessment30% Project work50% Written report10% Demonstration10% Oral Exam</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54];&quot;','&quot;;[.B154];&quot;','&quot;;[.C154];&quot;','&quot;;[.D154];&quot;','&quot;;[.E154];&quot;','&quot;;[.F154];&quot;','&quot;;[.G154];&quot;','&quot;;[.H154];&quot;','&quot;;[.I154];&quot;','&quot;;[.J154];&quot;');&quot;)" office:value-type="string" office:string-value="INSERT INTO Course (Level,Semester,Credit,CourseId,Name,Description,EntryRequirements,Assessment,MainAssessment,School) VALUES ('5','Summer','60','ENG5040P','Individual Project ','null','Admission to Final Year of Study.','Final presentation (20%) and a report (80%)Individual Project In Nanoscience And Nanotechnology ENG5141PAcademic Session: 2013-14School: School of EngineeringCredits: 40Level: Level 5 (SCQF level 11)Typically Offered: Semester 2Available to Visiting Students: NoShort DescriptionThis course will give the students experience at working on an interdisciplinary project in the field of nanoscience and nanotechnology.TimetableNoneRequirements of EntryNoneAssessment30% Project work50% Written report10% Demonstration10% Oral Exam','April/May','Engineering');">
            <text:p>INSERT INTO Course (Level,Semester,Credit,CourseId,Name,Description,EntryRequirements,Assessment,MainAssessment,School) VALUES ('5','Summer','60','ENG5040P','Individual Project ','null','Admission to Final Year of Study.','Final presentation (20%) and a report (80%)Individual Project In Nanoscience And Nanotechnology ENG5141PAcademic Session: 2013-14School: School of EngineeringCredits: 40Level: Level 5 (SCQF level 11)Typically Offered: Semester 2Available to Visiting Students: NoShort DescriptionThis course will give the students experience at working on an interdisciplinary project in the field of nanoscience and nanotechnology.TimetableNoneRequirements of EntryNoneAssessment30% Project work50% Written report10% Demonstration10% Oral Exam','April/May','Engineering');</text:p>
          </table:table-cell>
        </table:table-row>
        <table:table-row table:style-name="ro4">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11</text:p>
          </table:table-cell>
          <table:table-cell office:value-type="string">
            <text:p>Biological Fluid Mechanics 3 </text:p>
          </table:table-cell>
          <table:table-cell office:value-type="string">
            <text:p>This course in Biological Fluid Mechanics is the study of fluid flow in major human organ systems, and fluid flow within and over some selected medical devices and implants. This study involves, as an example, an introduction to engineering models for Newtonian and non-Newtonian fluids, creeping flow, laminar and turbulent flow, flow through flexible tissue, pressures and flow in the circulatory and pulmonary systems, lubrication between joints, microfluidics.TimetableTwo lectures per week, 2 tutorials and 2 MATLAB laboratory sessions</text:p>
          </table:table-cell>
          <table:table-cell office:value-type="string">
            <text:p>Fluid Dynamics M1F, Applicable Mathematics 2A &amp;B</text:p>
          </table:table-cell>
          <table:table-cell office:value-type="string">
            <text:p>The students will perform two MATLAB computing exercises contributing 10% each to the final mark. The final exam will contribute 80% to the final mark.</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55];&quot;','&quot;;[.B155];&quot;','&quot;;[.C155];&quot;','&quot;;[.D155];&quot;','&quot;;[.E155];&quot;','&quot;;[.F155];&quot;','&quot;;[.G155];&quot;','&quot;;[.H155];&quot;','&quot;;[.I155];&quot;','&quot;;[.J155];&quot;');&quot;)" office:value-type="string" office:string-value="INSERT INTO Course (Level,Semester,Credit,CourseId,Name,Description,EntryRequirements,Assessment,MainAssessment,School) VALUES ('3','2','10','ENG3011','Biological Fluid Mechanics 3 ','This course in Biological Fluid Mechanics is the study of fluid flow in major human organ systems, and fluid flow within and over some selected medical devices and implants. This study involves, as an example, an introduction to engineering models for Newtonian and non-Newtonian fluids, creeping flow, laminar and turbulent flow, flow through flexible tissue, pressures and flow in the circulatory and pulmonary systems, lubrication between joints, microfluidics.TimetableTwo lectures per week, 2 tutorials and 2 MATLAB laboratory sessions','Fluid Dynamics M1F, Applicable Mathematics 2A &amp;B','The students will perform two MATLAB computing exercises contributing 10% each to the final mark. The final exam will contribute 80% to the final mark.','April/May','Engineering');">
            <text:p>INSERT INTO Course (Level,Semester,Credit,CourseId,Name,Description,EntryRequirements,Assessment,MainAssessment,School) VALUES ('3','2','10','ENG3011','Biological Fluid Mechanics 3 ','This course in Biological Fluid Mechanics is the study of fluid flow in major human organ systems, and fluid flow within and over some selected medical devices and implants. This study involves, as an example, an introduction to engineering models for Newtonian and non-Newtonian fluids, creeping flow, laminar and turbulent flow, flow through flexible tissue, pressures and flow in the circulatory and pulmonary systems, lubrication between joints, microfluidics.TimetableTwo lectures per week, 2 tutorials and 2 MATLAB laboratory sessions','Fluid Dynamics M1F, Applicable Mathematics 2A &amp;B','The students will perform two MATLAB computing exercises contributing 10% each to the final mark. The final exam will contribute 80% to the final mark.','April/May','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13</text:p>
          </table:table-cell>
          <table:table-cell office:value-type="string">
            <text:p>Civil Engineering Administration 3 </text:p>
          </table:table-cell>
          <table:table-cell office:value-type="string">
            <text:p>To develop a basic understanding of the modus operandi of the Construction Industry.TimetableTwo lectures per week during weeks 1 to 12.</text:p>
          </table:table-cell>
          <table:table-cell office:value-type="string">
            <text:p>None</text:p>
          </table:table-cell>
          <table:table-cell office:value-type="string">
            <text:p>Tutorial exercises submitted and corrected counting 30%, degree examination in week 13 counting 70%. There will be no exemption from the degree examination.</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56];&quot;','&quot;;[.B156];&quot;','&quot;;[.C156];&quot;','&quot;;[.D156];&quot;','&quot;;[.E156];&quot;','&quot;;[.F156];&quot;','&quot;;[.G156];&quot;','&quot;;[.H156];&quot;','&quot;;[.I156];&quot;','&quot;;[.J156];&quot;');&quot;)" office:value-type="string" office:string-value="INSERT INTO Course (Level,Semester,Credit,CourseId,Name,Description,EntryRequirements,Assessment,MainAssessment,School) VALUES ('3','1','10','ENG3013','Civil Engineering Administration 3 ','To develop a basic understanding of the modus operandi of the Construction Industry.TimetableTwo lectures per week during weeks 1 to 12.','None','Tutorial exercises submitted and corrected counting 30%, degree examination in week 13 counting 70%. There will be no exemption from the degree examination.','December','Engineering');">
            <text:p>INSERT INTO Course (Level,Semester,Credit,CourseId,Name,Description,EntryRequirements,Assessment,MainAssessment,School) VALUES ('3','1','10','ENG3013','Civil Engineering Administration 3 ','To develop a basic understanding of the modus operandi of the Construction Industry.TimetableTwo lectures per week during weeks 1 to 12.','None','Tutorial exercises submitted and corrected counting 30%, degree examination in week 13 counting 70%. There will be no exemption from the degree examination.','December','Engineering');</text:p>
          </table:table-cell>
        </table:table-row>
        <table:table-row table:style-name="ro1">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15</text:p>
          </table:table-cell>
          <table:table-cell office:value-type="string">
            <text:p>Control EE3 </text:p>
          </table:table-cell>
          <table:table-cell office:value-type="string">
            <text:p>This course introduces students to the problems of automatic control with practical illustrations drawn from various areas of electrical, mechanical and process engineering.TimetableWeeklyWednesday 11am - 12pmFriday 11am - 12pm</text:p>
          </table:table-cell>
          <table:table-cell office:value-type="string">
            <text:p>None</text:p>
          </table:table-cell>
          <table:table-cell office:value-type="string">
            <text:p>Degree ExaminationLaboratory</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57];&quot;','&quot;;[.B157];&quot;','&quot;;[.C157];&quot;','&quot;;[.D157];&quot;','&quot;;[.E157];&quot;','&quot;;[.F157];&quot;','&quot;;[.G157];&quot;','&quot;;[.H157];&quot;','&quot;;[.I157];&quot;','&quot;;[.J157];&quot;');&quot;)" office:value-type="string" office:string-value="INSERT INTO Course (Level,Semester,Credit,CourseId,Name,Description,EntryRequirements,Assessment,MainAssessment,School) VALUES ('3','2','10','ENG3015','Control EE3 ','This course introduces students to the problems of automatic control with practical illustrations drawn from various areas of electrical, mechanical and process engineering.TimetableWeeklyWednesday 11am - 12pmFriday 11am - 12pm','None','Degree ExaminationLaboratory','April/May','Engineering');">
            <text:p>INSERT INTO Course (Level,Semester,Credit,CourseId,Name,Description,EntryRequirements,Assessment,MainAssessment,School) VALUES ('3','2','10','ENG3015','Control EE3 ','This course introduces students to the problems of automatic control with practical illustrations drawn from various areas of electrical, mechanical and process engineering.TimetableWeeklyWednesday 11am - 12pmFriday 11am - 12pm','None','Degree ExaminationLaboratory','April/May','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14</text:p>
          </table:table-cell>
          <table:table-cell office:value-type="string">
            <text:p>Communication Systems 3 </text:p>
          </table:table-cell>
          <table:table-cell office:value-type="string">
            <text:p>In this course, the student will gain an overview of analogue and basic digital communication system modulation, generation and detection techniques. In addition, the student will be introduced to the basic principles of spectral analysis and shown how this relates to a communication system.TimetableWeeklyTuesday 12pm - 1pmThursday 12pm - 1pm</text:p>
          </table:table-cell>
          <table:table-cell office:value-type="string">
            <text:p>None</text:p>
          </table:table-cell>
          <table:table-cell office:value-type="string">
            <text:p>Degree ExaminationLaboratory</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58];&quot;','&quot;;[.B158];&quot;','&quot;;[.C158];&quot;','&quot;;[.D158];&quot;','&quot;;[.E158];&quot;','&quot;;[.F158];&quot;','&quot;;[.G158];&quot;','&quot;;[.H158];&quot;','&quot;;[.I158];&quot;','&quot;;[.J158];&quot;');&quot;)" office:value-type="string" office:string-value="INSERT INTO Course (Level,Semester,Credit,CourseId,Name,Description,EntryRequirements,Assessment,MainAssessment,School) VALUES ('3','1','10','ENG3014','Communication Systems 3 ','In this course, the student will gain an overview of analogue and basic digital communication system modulation, generation and detection techniques. In addition, the student will be introduced to the basic principles of spectral analysis and shown how this relates to a communication system.TimetableWeeklyTuesday 12pm - 1pmThursday 12pm - 1pm','None','Degree ExaminationLaboratory','December','Engineering');">
            <text:p>INSERT INTO Course (Level,Semester,Credit,CourseId,Name,Description,EntryRequirements,Assessment,MainAssessment,School) VALUES ('3','1','10','ENG3014','Communication Systems 3 ','In this course, the student will gain an overview of analogue and basic digital communication system modulation, generation and detection techniques. In addition, the student will be introduced to the basic principles of spectral analysis and shown how this relates to a communication system.TimetableWeeklyTuesday 12pm - 1pmThursday 12pm - 1pm','None','Degree ExaminationLaboratory','December','Engineering');</text:p>
          </table:table-cell>
        </table:table-row>
        <table:table-row table:style-name="ro4">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144</text:p>
          </table:table-cell>
          <table:table-cell office:value-type="string">
            <text:p>Introduction To Research In Nanoscience And Nanotechnology </text:p>
          </table:table-cell>
          <table:table-cell office:value-type="string">
            <text:p>This course will introduce the students to the interdisciplinary aspect of modern nanoscience. The course is based on presentations from a group of researchers who will present current and thematic research exemplars in the area of nanoscience.TimetableWeekly</text:p>
          </table:table-cell>
          <table:table-cell office:value-type="string">
            <text:p>None</text:p>
          </table:table-cell>
          <table:table-cell office:value-type="string">
            <text:p>50% Assignments50% Written exam</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59];&quot;','&quot;;[.B159];&quot;','&quot;;[.C159];&quot;','&quot;;[.D159];&quot;','&quot;;[.E159];&quot;','&quot;;[.F159];&quot;','&quot;;[.G159];&quot;','&quot;;[.H159];&quot;','&quot;;[.I159];&quot;','&quot;;[.J159];&quot;');&quot;)" office:value-type="string" office:string-value="INSERT INTO Course (Level,Semester,Credit,CourseId,Name,Description,EntryRequirements,Assessment,MainAssessment,School) VALUES ('5','2','20','ENG5144','Introduction To Research In Nanoscience And Nanotechnology ','This course will introduce the students to the interdisciplinary aspect of modern nanoscience. The course is based on presentations from a group of researchers who will present current and thematic research exemplars in the area of nanoscience.TimetableWeekly','None','50% Assignments50% Written exam','April/May','Engineering');">
            <text:p>INSERT INTO Course (Level,Semester,Credit,CourseId,Name,Description,EntryRequirements,Assessment,MainAssessment,School) VALUES ('5','2','20','ENG5144','Introduction To Research In Nanoscience And Nanotechnology ','This course will introduce the students to the interdisciplinary aspect of modern nanoscience. The course is based on presentations from a group of researchers who will present current and thematic research exemplars in the area of nanoscience.TimetableWeekly','None','50% Assignments50% Written exam','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043</text:p>
          </table:table-cell>
          <table:table-cell office:value-type="string">
            <text:p>Integrated Engineering Design </text:p>
          </table:table-cell>
          <table:table-cell office:value-type="string">
            <text:p>Techniques and strategies of reverse engineering (3D scanning, CAD, rapid prototyping, CAM) will be used to progress the design ideas and where possible result in a manufactured component or sub-assembly.TimetableTwo hours per week</text:p>
          </table:table-cell>
          <table:table-cell office:value-type="string">
            <text:p>None.</text:p>
          </table:table-cell>
          <table:table-cell office:value-type="string">
            <text:p>Continuous assessmen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60];&quot;','&quot;;[.B160];&quot;','&quot;;[.C160];&quot;','&quot;;[.D160];&quot;','&quot;;[.E160];&quot;','&quot;;[.F160];&quot;','&quot;;[.G160];&quot;','&quot;;[.H160];&quot;','&quot;;[.I160];&quot;','&quot;;[.J160];&quot;');&quot;)" office:value-type="string" office:string-value="INSERT INTO Course (Level,Semester,Credit,CourseId,Name,Description,EntryRequirements,Assessment,MainAssessment,School) VALUES ('5','2','20','ENG5043','Integrated Engineering Design ','Techniques and strategies of reverse engineering (3D scanning, CAD, rapid prototyping, CAM) will be used to progress the design ideas and where possible result in a manufactured component or sub-assembly.TimetableTwo hours per week','None.','Continuous assessment.','April/May','Engineering');">
            <text:p>INSERT INTO Course (Level,Semester,Credit,CourseId,Name,Description,EntryRequirements,Assessment,MainAssessment,School) VALUES ('5','2','20','ENG5043','Integrated Engineering Design ','Techniques and strategies of reverse engineering (3D scanning, CAD, rapid prototyping, CAM) will be used to progress the design ideas and where possible result in a manufactured component or sub-assembly.TimetableTwo hours per week','None.','Continuous assessment.','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044</text:p>
          </table:table-cell>
          <table:table-cell office:value-type="string">
            <text:p>Integrated System Design Project M </text:p>
          </table:table-cell>
          <table:table-cell office:value-type="string">
            <text:p>Students will work in a team drawn from across the Faculty on a project which involves aspects of all the major disciplines of engineering, combined with broader considerations of project management, environmental issues, accountancy and quality managementTimetableWeekly meetings of 1 hour with the project manager, two interim presentations to the project directors and a final presentation to the project directors.</text:p>
          </table:table-cell>
          <table:table-cell office:value-type="string">
            <text:p>None</text:p>
          </table:table-cell>
          <table:table-cell office:value-type="string">
            <text:p>The outcome of the project will be assessed principally through the team''s final report and final presentation, with smaller contributions from interim reports and presentations. Each student''s individual record book will also be assessed. A small element of the marks will be assessed by peer review of the contribution to the team.</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61];&quot;','&quot;;[.B161];&quot;','&quot;;[.C161];&quot;','&quot;;[.D161];&quot;','&quot;;[.E161];&quot;','&quot;;[.F161];&quot;','&quot;;[.G161];&quot;','&quot;;[.H161];&quot;','&quot;;[.I161];&quot;','&quot;;[.J161];&quot;');&quot;)" office:value-type="string" office:string-value="INSERT INTO Course (Level,Semester,Credit,CourseId,Name,Description,EntryRequirements,Assessment,MainAssessment,School) VALUES ('5','2','20','ENG5044','Integrated System Design Project M ','Students will work in a team drawn from across the Faculty on a project which involves aspects of all the major disciplines of engineering, combined with broader considerations of project management, environmental issues, accountancy and quality managementTimetableWeekly meetings of 1 hour with the project manager, two interim presentations to the project directors and a final presentation to the project directors.','None','The outcome of the project will be assessed principally through the team''s final report and final presentation, with smaller contributions from interim reports and presentations. Each student''s individual record book will also be assessed. A small element of the marks will be assessed by peer review of the contribution to the team.','April/May','Engineering');">
            <text:p>INSERT INTO Course (Level,Semester,Credit,CourseId,Name,Description,EntryRequirements,Assessment,MainAssessment,School) VALUES ('5','2','20','ENG5044','Integrated System Design Project M ','Students will work in a team drawn from across the Faculty on a project which involves aspects of all the major disciplines of engineering, combined with broader considerations of project management, environmental issues, accountancy and quality managementTimetableWeekly meetings of 1 hour with the project manager, two interim presentations to the project directors and a final presentation to the project directors.','None','The outcome of the project will be assessed principally through the team''s final report and final presentation, with smaller contributions from interim reports and presentations. Each student''s individual record book will also be assessed. A small element of the marks will be assessed by peer review of the contribution to the team.','April/May','Engineering');</text:p>
          </table:table-cell>
        </table:table-row>
        <table:table-row table:style-name="ro4">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021</text:p>
          </table:table-cell>
          <table:table-cell office:value-type="string">
            <text:p>Computer Communications II (LANs) </text:p>
          </table:table-cell>
          <table:table-cell office:value-type="string">
            <text:p>This course aims to provide a grounding in the fundamentals of short distance computer communications. Topics covered include inter-chip protocols such as I2C and SPI, local area networking systems such as Ethernet, Token Ring and Fiber Distributed Data Interface. The Universal Serial Bus is also treated in some detail as are elements of C programming for embedded communication system design.TimetableWeeklyTuesdays 9am -1pm</text:p>
          </table:table-cell>
          <table:table-cell office:value-type="string">
            <text:p>Fundamentals of electrical engineering or computer science as taught in undergraduate courses.</text:p>
          </table:table-cell>
          <table:table-cell office:value-type="string">
            <text:p>Degree ExaminationContinuous Assessmen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62];&quot;','&quot;;[.B162];&quot;','&quot;;[.C162];&quot;','&quot;;[.D162];&quot;','&quot;;[.E162];&quot;','&quot;;[.F162];&quot;','&quot;;[.G162];&quot;','&quot;;[.H162];&quot;','&quot;;[.I162];&quot;','&quot;;[.J162];&quot;');&quot;)" office:value-type="string" office:string-value="INSERT INTO Course (Level,Semester,Credit,CourseId,Name,Description,EntryRequirements,Assessment,MainAssessment,School) VALUES ('5','2','20','ENG5021','Computer Communications II (LANs) ','This course aims to provide a grounding in the fundamentals of short distance computer communications. Topics covered include inter-chip protocols such as I2C and SPI, local area networking systems such as Ethernet, Token Ring and Fiber Distributed Data Interface. The Universal Serial Bus is also treated in some detail as are elements of C programming for embedded communication system design.TimetableWeeklyTuesdays 9am -1pm','Fundamentals of electrical engineering or computer science as taught in undergraduate courses.','Degree ExaminationContinuous Assessment','April/May','Engineering');">
            <text:p>INSERT INTO Course (Level,Semester,Credit,CourseId,Name,Description,EntryRequirements,Assessment,MainAssessment,School) VALUES ('5','2','20','ENG5021','Computer Communications II (LANs) ','This course aims to provide a grounding in the fundamentals of short distance computer communications. Topics covered include inter-chip protocols such as I2C and SPI, local area networking systems such as Ethernet, Token Ring and Fiber Distributed Data Interface. The Universal Serial Bus is also treated in some detail as are elements of C programming for embedded communication system design.TimetableWeeklyTuesdays 9am -1pm','Fundamentals of electrical engineering or computer science as taught in undergraduate courses.','Degree ExaminationContinuous Assessment','April/May','Engineering');</text:p>
          </table:table-cell>
        </table:table-row>
        <table:table-row table:style-name="ro4">
          <table:table-cell office:value-type="float" office:value="5">
            <text:p>5</text:p>
          </table:table-cell>
          <table:table-cell table:style-name="Default" office:value-type="float" office:value="1">
            <text:p>1</text:p>
          </table:table-cell>
          <table:table-cell office:value-type="float" office:value="20">
            <text:p>20</text:p>
          </table:table-cell>
          <table:table-cell office:value-type="string">
            <text:p>ENG5045</text:p>
          </table:table-cell>
          <table:table-cell office:value-type="string">
            <text:p>Intelligent Systems And Control MSc </text:p>
          </table:table-cell>
          <table:table-cell office:value-type="string">
            <text:p>An intelligent system utilises computational intelligence to analyse interconnections between causes, drivers and effects of the system so as to model and design, as well as control, their dynamic interactions in a holistic manner. Topics in the intelligent systems part of this course comprise machine learning and optimisation, artificial neural networks, fuzzy systems and control, genetic algorithms, and computer-automated design (CAutoD). The classical and modern control part includes in-depth anal-ysis and design of proportional, integral and derivative (PID) control systems, linear and nonlinear systems and control in the state space.TimetableWeeklyTuesday 2pm - 6pm</text:p>
          </table:table-cell>
          <table:table-cell office:value-type="string">
            <text:p>None.</text:p>
          </table:table-cell>
          <table:table-cell office:value-type="string">
            <text:p>Degree ExaminationCoursework comprises two mini-project assignments</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63];&quot;','&quot;;[.B163];&quot;','&quot;;[.C163];&quot;','&quot;;[.D163];&quot;','&quot;;[.E163];&quot;','&quot;;[.F163];&quot;','&quot;;[.G163];&quot;','&quot;;[.H163];&quot;','&quot;;[.I163];&quot;','&quot;;[.J163];&quot;');&quot;)" office:value-type="string" office:string-value="INSERT INTO Course (Level,Semester,Credit,CourseId,Name,Description,EntryRequirements,Assessment,MainAssessment,School) VALUES ('5','1','20','ENG5045','Intelligent Systems And Control MSc ','An intelligent system utilises computational intelligence to analyse interconnections between causes, drivers and effects of the system so as to model and design, as well as control, their dynamic interactions in a holistic manner. Topics in the intelligent systems part of this course comprise machine learning and optimisation, artificial neural networks, fuzzy systems and control, genetic algorithms, and computer-automated design (CAutoD). The classical and modern control part includes in-depth anal-ysis and design of proportional, integral and derivative (PID) control systems, linear and nonlinear systems and control in the state space.TimetableWeeklyTuesday 2pm - 6pm','None.','Degree ExaminationCoursework comprises two mini-project assignments','December','Engineering');">
            <text:p>INSERT INTO Course (Level,Semester,Credit,CourseId,Name,Description,EntryRequirements,Assessment,MainAssessment,School) VALUES ('5','1','20','ENG5045','Intelligent Systems And Control MSc ','An intelligent system utilises computational intelligence to analyse interconnections between causes, drivers and effects of the system so as to model and design, as well as control, their dynamic interactions in a holistic manner. Topics in the intelligent systems part of this course comprise machine learning and optimisation, artificial neural networks, fuzzy systems and control, genetic algorithms, and computer-automated design (CAutoD). The classical and modern control part includes in-depth anal-ysis and design of proportional, integral and derivative (PID) control systems, linear and nonlinear systems and control in the state space.TimetableWeeklyTuesday 2pm - 6pm','None.','Degree ExaminationCoursework comprises two mini-project assignments','December','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20">
            <text:p>20</text:p>
          </table:table-cell>
          <table:table-cell office:value-type="string">
            <text:p>ENG5022</text:p>
          </table:table-cell>
          <table:table-cell office:value-type="string">
            <text:p>Control M </text:p>
          </table:table-cell>
          <table:table-cell office:value-type="string">
            <text:p>This course provides a theoretical background to classical control and shows how it is applied to real systems. Topics include frequency-domain and time-domain methods, multi-variable and state-space techniques, analogue control hardware, digital signal processing, and the use of digital embedded systems for control. A laboratory and an assignment give the opportunity to apply the methods practically.Timetable4 lectures per week1 3-hour laboratory</text:p>
          </table:table-cell>
          <table:table-cell office:value-type="string">
            <text:p>NoneAerospace Control I (ENG5008)</text:p>
          </table:table-cell>
          <table:table-cell office:value-type="string">
            <text:p>Examination: 2 hours, Section A 40%, all questions compulsory; Section B 30%, choose 1 question from 2; Section C 30%, choose 1 question from 2Coursework: laboratory reportProject work: report on controller design</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64];&quot;','&quot;;[.B164];&quot;','&quot;;[.C164];&quot;','&quot;;[.D164];&quot;','&quot;;[.E164];&quot;','&quot;;[.F164];&quot;','&quot;;[.G164];&quot;','&quot;;[.H164];&quot;','&quot;;[.I164];&quot;','&quot;;[.J164];&quot;');&quot;)" office:value-type="string" office:string-value="INSERT INTO Course (Level,Semester,Credit,CourseId,Name,Description,EntryRequirements,Assessment,MainAssessment,School) VALUES ('5','1','20','ENG5022','Control M ','This course provides a theoretical background to classical control and shows how it is applied to real systems. Topics include frequency-domain and time-domain methods, multi-variable and state-space techniques, analogue control hardware, digital signal processing, and the use of digital embedded systems for control. A laboratory and an assignment give the opportunity to apply the methods practically.Timetable4 lectures per week1 3-hour laboratory','NoneAerospace Control I (ENG5008)','Examination: 2 hours, Section A 40%, all questions compulsory; Section B 30%, choose 1 question from 2; Section C 30%, choose 1 question from 2Coursework: laboratory reportProject work: report on controller design','December','Engineering');">
            <text:p>INSERT INTO Course (Level,Semester,Credit,CourseId,Name,Description,EntryRequirements,Assessment,MainAssessment,School) VALUES ('5','1','20','ENG5022','Control M ','This course provides a theoretical background to classical control and shows how it is applied to real systems. Topics include frequency-domain and time-domain methods, multi-variable and state-space techniques, analogue control hardware, digital signal processing, and the use of digital embedded systems for control. A laboratory and an assignment give the opportunity to apply the methods practically.Timetable4 lectures per week1 3-hour laboratory','NoneAerospace Control I (ENG5008)','Examination: 2 hours, Section A 40%, all questions compulsory; Section B 30%, choose 1 question from 2; Section C 30%, choose 1 question from 2Coursework: laboratory reportProject work: report on controller design','December','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046</text:p>
          </table:table-cell>
          <table:table-cell office:value-type="string">
            <text:p>Introduction to Aeroelasticity </text:p>
          </table:table-cell>
          <table:table-cell office:value-type="string">
            <text:p>This course will foster the students interest in aeroelasticity and introduce them to aeroelastic concepts such as the flexible aircraft and structural dynamic/aerodynamic interaction and stability.TimetableTBD</text:p>
          </table:table-cell>
          <table:table-cell office:value-type="string">
            <text:p>None.</text:p>
          </table:table-cell>
          <table:table-cell office:value-type="string">
            <text:p>100% degree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65];&quot;','&quot;;[.B165];&quot;','&quot;;[.C165];&quot;','&quot;;[.D165];&quot;','&quot;;[.E165];&quot;','&quot;;[.F165];&quot;','&quot;;[.G165];&quot;','&quot;;[.H165];&quot;','&quot;;[.I165];&quot;','&quot;;[.J165];&quot;');&quot;)" office:value-type="string" office:string-value="INSERT INTO Course (Level,Semester,Credit,CourseId,Name,Description,EntryRequirements,Assessment,MainAssessment,School) VALUES ('5','2','10','ENG5046','Introduction to Aeroelasticity ','This course will foster the students interest in aeroelasticity and introduce them to aeroelastic concepts such as the flexible aircraft and structural dynamic/aerodynamic interaction and stability.TimetableTBD','None.','100% degree examination.','April/May','Engineering');">
            <text:p>INSERT INTO Course (Level,Semester,Credit,CourseId,Name,Description,EntryRequirements,Assessment,MainAssessment,School) VALUES ('5','2','10','ENG5046','Introduction to Aeroelasticity ','This course will foster the students interest in aeroelasticity and introduce them to aeroelastic concepts such as the flexible aircraft and structural dynamic/aerodynamic interaction and stability.TimetableTBD','None.','100% degree examination.','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047</text:p>
          </table:table-cell>
          <table:table-cell office:value-type="string">
            <text:p>Introduction to Computational Fluid Dynamics </text:p>
          </table:table-cell>
          <table:table-cell office:value-type="string">
            <text:p>This course introduces the various aspects of a computational fluid dynamics (CFD) simulation with emphasis on both its foundational and a working knowledge of CFD.TimetableTBD</text:p>
          </table:table-cell>
          <table:table-cell office:value-type="string">
            <text:p>None</text:p>
          </table:table-cell>
          <table:table-cell office:value-type="string">
            <text:p>Examination, no choice of questions (70%) project (3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66];&quot;','&quot;;[.B166];&quot;','&quot;;[.C166];&quot;','&quot;;[.D166];&quot;','&quot;;[.E166];&quot;','&quot;;[.F166];&quot;','&quot;;[.G166];&quot;','&quot;;[.H166];&quot;','&quot;;[.I166];&quot;','&quot;;[.J166];&quot;');&quot;)" office:value-type="string" office:string-value="INSERT INTO Course (Level,Semester,Credit,CourseId,Name,Description,EntryRequirements,Assessment,MainAssessment,School) VALUES ('5','1','10','ENG5047','Introduction to Computational Fluid Dynamics ','This course introduces the various aspects of a computational fluid dynamics (CFD) simulation with emphasis on both its foundational and a working knowledge of CFD.TimetableTBD','None','Examination, no choice of questions (70%) project (30','December','Engineering');">
            <text:p>INSERT INTO Course (Level,Semester,Credit,CourseId,Name,Description,EntryRequirements,Assessment,MainAssessment,School) VALUES ('5','1','10','ENG5047','Introduction to Computational Fluid Dynamics ','This course introduces the various aspects of a computational fluid dynamics (CFD) simulation with emphasis on both its foundational and a working knowledge of CFD.TimetableTBD','None','Examination, no choice of questions (70%) project (30','December','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048</text:p>
          </table:table-cell>
          <table:table-cell office:value-type="string">
            <text:p>Introduction To Wind Engineering </text:p>
          </table:table-cell>
          <table:table-cell table:number-columns-repeated="3" office:value-type="string">
            <text:p>null</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67];&quot;','&quot;;[.B167];&quot;','&quot;;[.C167];&quot;','&quot;;[.D167];&quot;','&quot;;[.E167];&quot;','&quot;;[.F167];&quot;','&quot;;[.G167];&quot;','&quot;;[.H167];&quot;','&quot;;[.I167];&quot;','&quot;;[.J167];&quot;');&quot;)" office:value-type="string" office:string-value="INSERT INTO Course (Level,Semester,Credit,CourseId,Name,Description,EntryRequirements,Assessment,MainAssessment,School) VALUES ('5','2','10','ENG5048','Introduction To Wind Engineering ','null','null','null','April/May','Engineering');">
            <text:p>INSERT INTO Course (Level,Semester,Credit,CourseId,Name,Description,EntryRequirements,Assessment,MainAssessment,School) VALUES ('5','2','10','ENG5048','Introduction To Wind Engineering ','null','null','null','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025</text:p>
          </table:table-cell>
          <table:table-cell office:value-type="string">
            <text:p>Desalination Technology M5 </text:p>
          </table:table-cell>
          <table:table-cell table:number-columns-repeated="3" office:value-type="string">
            <text:p>null</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68];&quot;','&quot;;[.B168];&quot;','&quot;;[.C168];&quot;','&quot;;[.D168];&quot;','&quot;;[.E168];&quot;','&quot;;[.F168];&quot;','&quot;;[.G168];&quot;','&quot;;[.H168];&quot;','&quot;;[.I168];&quot;','&quot;;[.J168];&quot;');&quot;)" office:value-type="string" office:string-value="INSERT INTO Course (Level,Semester,Credit,CourseId,Name,Description,EntryRequirements,Assessment,MainAssessment,School) VALUES ('5','2','20','ENG5025','Desalination Technology M5 ','null','null','null','April/May','Engineering');">
            <text:p>INSERT INTO Course (Level,Semester,Credit,CourseId,Name,Description,EntryRequirements,Assessment,MainAssessment,School) VALUES ('5','2','20','ENG5025','Desalination Technology M5 ','null','null','null','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20">
            <text:p>20</text:p>
          </table:table-cell>
          <table:table-cell office:value-type="string">
            <text:p>ENG5049</text:p>
          </table:table-cell>
          <table:table-cell office:value-type="string">
            <text:p>Lasers </text:p>
          </table:table-cell>
          <table:table-cell table:number-columns-repeated="2" office:value-type="string">
            <text:p>null</text:p>
          </table:table-cell>
          <table:table-cell office:value-type="string">
            <text:p>80% Degree examination - 2 hours; 20% Written report</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69];&quot;','&quot;;[.B169];&quot;','&quot;;[.C169];&quot;','&quot;;[.D169];&quot;','&quot;;[.E169];&quot;','&quot;;[.F169];&quot;','&quot;;[.G169];&quot;','&quot;;[.H169];&quot;','&quot;;[.I169];&quot;','&quot;;[.J169];&quot;');&quot;)" office:value-type="string" office:string-value="INSERT INTO Course (Level,Semester,Credit,CourseId,Name,Description,EntryRequirements,Assessment,MainAssessment,School) VALUES ('5','1','20','ENG5049','Lasers ','null','null','80% Degree examination - 2 hours; 20% Written report','December','Engineering');">
            <text:p>INSERT INTO Course (Level,Semester,Credit,CourseId,Name,Description,EntryRequirements,Assessment,MainAssessment,School) VALUES ('5','1','20','ENG5049','Lasers ','null','null','80% Degree examination - 2 hours; 20% Written report','December','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026</text:p>
          </table:table-cell>
          <table:table-cell office:value-type="string">
            <text:p>Design Special Topic 5 </text:p>
          </table:table-cell>
          <table:table-cell office:value-type="string">
            <text:p>null</text:p>
          </table:table-cell>
          <table:table-cell office:value-type="string">
            <text:p>None.</text:p>
          </table:table-cell>
          <table:table-cell office:value-type="string">
            <text:p>There is no assessment for this Module. 20 Credits are awarded for completion of the Module.Digital Signal Processing ENG5027Academic Session: 2013-14School: School of EngineeringCredits: 20Level: Level 5 (SCQF level 11)Typically Offered: Semester 1Available to Visiting Students: YesShort DescriptionTo introduce the basic concepts and techniques of digital signal processing (DSP) and to demonstrate some interesting and useful practical applications of DSP. To provide practical experience in using MATLAB/OCTAVE in analysis and design of DSP systems and algorithms.TimetableWeeklyThursday 2pm-6pmRequirements of EntryNone.AssessmentDegree ExaminationPractical Assignment</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70];&quot;','&quot;;[.B170];&quot;','&quot;;[.C170];&quot;','&quot;;[.D170];&quot;','&quot;;[.E170];&quot;','&quot;;[.F170];&quot;','&quot;;[.G170];&quot;','&quot;;[.H170];&quot;','&quot;;[.I170];&quot;','&quot;;[.J170];&quot;');&quot;)" office:value-type="string" office:string-value="INSERT INTO Course (Level,Semester,Credit,CourseId,Name,Description,EntryRequirements,Assessment,MainAssessment,School) VALUES ('5','2','20','ENG5026','Design Special Topic 5 ','null','None.','There is no assessment for this Module. 20 Credits are awarded for completion of the Module.Digital Signal Processing ENG5027Academic Session: 2013-14School: School of EngineeringCredits: 20Level: Level 5 (SCQF level 11)Typically Offered: Semester 1Available to Visiting Students: YesShort DescriptionTo introduce the basic concepts and techniques of digital signal processing (DSP) and to demonstrate some interesting and useful practical applications of DSP. To provide practical experience in using MATLAB/OCTAVE in analysis and design of DSP systems and algorithms.TimetableWeeklyThursday 2pm-6pmRequirements of EntryNone.AssessmentDegree ExaminationPractical Assignment','December','Engineering');">
            <text:p>INSERT INTO Course (Level,Semester,Credit,CourseId,Name,Description,EntryRequirements,Assessment,MainAssessment,School) VALUES ('5','2','20','ENG5026','Design Special Topic 5 ','null','None.','There is no assessment for this Module. 20 Credits are awarded for completion of the Module.Digital Signal Processing ENG5027Academic Session: 2013-14School: School of EngineeringCredits: 20Level: Level 5 (SCQF level 11)Typically Offered: Semester 1Available to Visiting Students: YesShort DescriptionTo introduce the basic concepts and techniques of digital signal processing (DSP) and to demonstrate some interesting and useful practical applications of DSP. To provide practical experience in using MATLAB/OCTAVE in analysis and design of DSP systems and algorithms.TimetableWeeklyThursday 2pm-6pmRequirements of EntryNone.AssessmentDegree ExaminationPractical Assignment','December','Engineering');</text:p>
          </table:table-cell>
        </table:table-row>
        <table:table-row table:style-name="ro4">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23</text:p>
          </table:table-cell>
          <table:table-cell office:value-type="string">
            <text:p>Electromagnetic Compatiblity 3 </text:p>
          </table:table-cell>
          <table:table-cell office:value-type="string">
            <text:p>The course introduces students the origins of unwanted electromagnetic emissions in terms of the electric and magnetic fields causing them. It provides students with the ability to analyse the propagation of electromagnetic waves in various media.TimetableWeeklyMonday 9am - 10amTuesday 9am - 10am</text:p>
          </table:table-cell>
          <table:table-cell office:value-type="string">
            <text:p>None</text:p>
          </table:table-cell>
          <table:table-cell office:value-type="string">
            <text:p>Degree ExaminationMarked tutorials and practical work</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71];&quot;','&quot;;[.B171];&quot;','&quot;;[.C171];&quot;','&quot;;[.D171];&quot;','&quot;;[.E171];&quot;','&quot;;[.F171];&quot;','&quot;;[.G171];&quot;','&quot;;[.H171];&quot;','&quot;;[.I171];&quot;','&quot;;[.J171];&quot;');&quot;)" office:value-type="string" office:string-value="INSERT INTO Course (Level,Semester,Credit,CourseId,Name,Description,EntryRequirements,Assessment,MainAssessment,School) VALUES ('3','2','10','ENG3023','Electromagnetic Compatiblity 3 ','The course introduces students the origins of unwanted electromagnetic emissions in terms of the electric and magnetic fields causing them. It provides students with the ability to analyse the propagation of electromagnetic waves in various media.TimetableWeeklyMonday 9am - 10amTuesday 9am - 10am','None','Degree ExaminationMarked tutorials and practical work','April/May','Engineering');">
            <text:p>INSERT INTO Course (Level,Semester,Credit,CourseId,Name,Description,EntryRequirements,Assessment,MainAssessment,School) VALUES ('3','2','10','ENG3023','Electromagnetic Compatiblity 3 ','The course introduces students the origins of unwanted electromagnetic emissions in terms of the electric and magnetic fields causing them. It provides students with the ability to analyse the propagation of electromagnetic waves in various media.TimetableWeeklyMonday 9am - 10amTuesday 9am - 10am','None','Degree ExaminationMarked tutorials and practical work','April/May','Engineering');</text:p>
          </table:table-cell>
        </table:table-row>
        <table:table-row table:style-name="ro1">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24</text:p>
          </table:table-cell>
          <table:table-cell office:value-type="string">
            <text:p>Electronic Circuit Design 3 </text:p>
          </table:table-cell>
          <table:table-cell office:value-type="string">
            <text:p>A course to introduce the principles of circuit design using discrete MOS transistors.TimetableWeeklyTuesday 11am - 12pmThursday 11am - 12pm</text:p>
          </table:table-cell>
          <table:table-cell office:value-type="string">
            <text:p>None</text:p>
          </table:table-cell>
          <table:table-cell office:value-type="string">
            <text:p>Degree ExaminationLaboratory</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72];&quot;','&quot;;[.B172];&quot;','&quot;;[.C172];&quot;','&quot;;[.D172];&quot;','&quot;;[.E172];&quot;','&quot;;[.F172];&quot;','&quot;;[.G172];&quot;','&quot;;[.H172];&quot;','&quot;;[.I172];&quot;','&quot;;[.J172];&quot;');&quot;)" office:value-type="string" office:string-value="INSERT INTO Course (Level,Semester,Credit,CourseId,Name,Description,EntryRequirements,Assessment,MainAssessment,School) VALUES ('3','2','10','ENG3024','Electronic Circuit Design 3 ','A course to introduce the principles of circuit design using discrete MOS transistors.TimetableWeeklyTuesday 11am - 12pmThursday 11am - 12pm','None','Degree ExaminationLaboratory','April/May','Engineering');">
            <text:p>INSERT INTO Course (Level,Semester,Credit,CourseId,Name,Description,EntryRequirements,Assessment,MainAssessment,School) VALUES ('3','2','10','ENG3024','Electronic Circuit Design 3 ','A course to introduce the principles of circuit design using discrete MOS transistors.TimetableWeeklyTuesday 11am - 12pmThursday 11am - 12pm','None','Degree ExaminationLaboratory','April/May','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25</text:p>
          </table:table-cell>
          <table:table-cell office:value-type="string">
            <text:p>Electronic Devices 3 </text:p>
          </table:table-cell>
          <table:table-cell office:value-type="string">
            <text:p>The conduction and valence bands in semiconductors and the equations governing flow of charges in various semiconductors. The formation of p-n junctions and the operation of transistors, their current voltage characteristics and their equivalent circuit models.TimetableWeeklyTuesday 10am - 11amThursday 9am - 10am</text:p>
          </table:table-cell>
          <table:table-cell office:value-type="string">
            <text:p>None</text:p>
          </table:table-cell>
          <table:table-cell office:value-type="string">
            <text:p>Degree ExaminationLaboratory</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73];&quot;','&quot;;[.B173];&quot;','&quot;;[.C173];&quot;','&quot;;[.D173];&quot;','&quot;;[.E173];&quot;','&quot;;[.F173];&quot;','&quot;;[.G173];&quot;','&quot;;[.H173];&quot;','&quot;;[.I173];&quot;','&quot;;[.J173];&quot;');&quot;)" office:value-type="string" office:string-value="INSERT INTO Course (Level,Semester,Credit,CourseId,Name,Description,EntryRequirements,Assessment,MainAssessment,School) VALUES ('3','1','10','ENG3025','Electronic Devices 3 ','The conduction and valence bands in semiconductors and the equations governing flow of charges in various semiconductors. The formation of p-n junctions and the operation of transistors, their current voltage characteristics and their equivalent circuit models.TimetableWeeklyTuesday 10am - 11amThursday 9am - 10am','None','Degree ExaminationLaboratory','December','Engineering');">
            <text:p>INSERT INTO Course (Level,Semester,Credit,CourseId,Name,Description,EntryRequirements,Assessment,MainAssessment,School) VALUES ('3','1','10','ENG3025','Electronic Devices 3 ','The conduction and valence bands in semiconductors and the equations governing flow of charges in various semiconductors. The formation of p-n junctions and the operation of transistors, their current voltage characteristics and their equivalent circuit models.TimetableWeeklyTuesday 10am - 11amThursday 9am - 10am','None','Degree ExaminationLaboratory','December','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26</text:p>
          </table:table-cell>
          <table:table-cell office:value-type="string">
            <text:p>Electronic System Design 3 </text:p>
          </table:table-cell>
          <table:table-cell office:value-type="string">
            <text:p>This course presents an introduction to specification driven design of analogue systems. Topics covered are low frequency precision design, design of ground and differential signals and low noise design.TimetableWeeklyMonday 12pm - 1pmFriday 12pm - 1pm</text:p>
          </table:table-cell>
          <table:table-cell office:value-type="string">
            <text:p>None</text:p>
          </table:table-cell>
          <table:table-cell office:value-type="string">
            <text:p>Degree ExaminationAssignments</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74];&quot;','&quot;;[.B174];&quot;','&quot;;[.C174];&quot;','&quot;;[.D174];&quot;','&quot;;[.E174];&quot;','&quot;;[.F174];&quot;','&quot;;[.G174];&quot;','&quot;;[.H174];&quot;','&quot;;[.I174];&quot;','&quot;;[.J174];&quot;');&quot;)" office:value-type="string" office:string-value="INSERT INTO Course (Level,Semester,Credit,CourseId,Name,Description,EntryRequirements,Assessment,MainAssessment,School) VALUES ('3','1','10','ENG3026','Electronic System Design 3 ','This course presents an introduction to specification driven design of analogue systems. Topics covered are low frequency precision design, design of ground and differential signals and low noise design.TimetableWeeklyMonday 12pm - 1pmFriday 12pm - 1pm','None','Degree ExaminationAssignments','December','Engineering');">
            <text:p>INSERT INTO Course (Level,Semester,Credit,CourseId,Name,Description,EntryRequirements,Assessment,MainAssessment,School) VALUES ('3','1','10','ENG3026','Electronic System Design 3 ','This course presents an introduction to specification driven design of analogue systems. Topics covered are low frequency precision design, design of ground and differential signals and low noise design.TimetableWeeklyMonday 12pm - 1pmFriday 12pm - 1pm','None','Degree ExaminationAssignments','December','Engineering');</text:p>
          </table:table-cell>
        </table:table-row>
        <table:table-row table:style-name="ro1">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20</text:p>
          </table:table-cell>
          <table:table-cell office:value-type="string">
            <text:p>Digital Circuit Design 3 </text:p>
          </table:table-cell>
          <table:table-cell office:value-type="string">
            <text:p>Students who have already been introduced to the basics of digital electronics and Hardware Description Languages will develop, in Digital Circuit Design 3, the skills necessary to design complex digital systems which are made up from a mix of subsystems including: state machines, counters, multi-function registers, memory and data processing units.TimetableWeeklyMonday 12pm - 1pmFriday 12pm 1pm</text:p>
          </table:table-cell>
          <table:table-cell office:value-type="string">
            <text:p>None</text:p>
          </table:table-cell>
          <table:table-cell office:value-type="string">
            <text:p>Degree ExaminationAssignment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75];&quot;','&quot;;[.B175];&quot;','&quot;;[.C175];&quot;','&quot;;[.D175];&quot;','&quot;;[.E175];&quot;','&quot;;[.F175];&quot;','&quot;;[.G175];&quot;','&quot;;[.H175];&quot;','&quot;;[.I175];&quot;','&quot;;[.J175];&quot;');&quot;)" office:value-type="string" office:string-value="INSERT INTO Course (Level,Semester,Credit,CourseId,Name,Description,EntryRequirements,Assessment,MainAssessment,School) VALUES ('3','2','10','ENG3020','Digital Circuit Design 3 ','Students who have already been introduced to the basics of digital electronics and Hardware Description Languages will develop, in Digital Circuit Design 3, the skills necessary to design complex digital systems which are made up from a mix of subsystems including: state machines, counters, multi-function registers, memory and data processing units.TimetableWeeklyMonday 12pm - 1pmFriday 12pm 1pm','None','Degree ExaminationAssignments','April/May','Engineering');">
            <text:p>INSERT INTO Course (Level,Semester,Credit,CourseId,Name,Description,EntryRequirements,Assessment,MainAssessment,School) VALUES ('3','2','10','ENG3020','Digital Circuit Design 3 ','Students who have already been introduced to the basics of digital electronics and Hardware Description Languages will develop, in Digital Circuit Design 3, the skills necessary to design complex digital systems which are made up from a mix of subsystems including: state machines, counters, multi-function registers, memory and data processing units.TimetableWeeklyMonday 12pm - 1pmFriday 12pm 1pm','None','Degree ExaminationAssignments','April/May','Engineering');</text:p>
          </table:table-cell>
        </table:table-row>
        <table:table-row table:style-name="ro1">
          <table:table-cell office:value-type="float" office:value="1">
            <text:p>1</text:p>
          </table:table-cell>
          <table:table-cell table:style-name="Default" office:value-type="float" office:value="2">
            <text:p>2</text:p>
          </table:table-cell>
          <table:table-cell office:value-type="float" office:value="10">
            <text:p>10</text:p>
          </table:table-cell>
          <table:table-cell office:value-type="string">
            <text:p>ENG1015</text:p>
          </table:table-cell>
          <table:table-cell office:value-type="string">
            <text:p>Design and Manufacture 1 </text:p>
          </table:table-cell>
          <table:table-cell office:value-type="string">
            <text:p>This course introduces students to typical parts and components found in mechanical engineering systems, such as bearing, shaft, valve, gears, pumps. <text:s/>The course also includes an introduction to applications and working environments, principal materials, forming and joining processes, including fasteners, and manufacturing system.Timetable1 lecture per week</text:p>
          </table:table-cell>
          <table:table-cell office:value-type="string">
            <text:p>None</text:p>
          </table:table-cell>
          <table:table-cell office:value-type="string">
            <text:p>90% Examination10% Coursework: 2 Engineering Practice exercise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76];&quot;','&quot;;[.B176];&quot;','&quot;;[.C176];&quot;','&quot;;[.D176];&quot;','&quot;;[.E176];&quot;','&quot;;[.F176];&quot;','&quot;;[.G176];&quot;','&quot;;[.H176];&quot;','&quot;;[.I176];&quot;','&quot;;[.J176];&quot;');&quot;)" office:value-type="string" office:string-value="INSERT INTO Course (Level,Semester,Credit,CourseId,Name,Description,EntryRequirements,Assessment,MainAssessment,School) VALUES ('1','2','10','ENG1015','Design and Manufacture 1 ','This course introduces students to typical parts and components found in mechanical engineering systems, such as bearing, shaft, valve, gears, pumps.  The course also includes an introduction to applications and working environments, principal materials, forming and joining processes, including fasteners, and manufacturing system.Timetable1 lecture per week','None','90% Examination10% Coursework: 2 Engineering Practice exercises','April/May','Engineering');">
            <text:p>INSERT INTO Course (Level,Semester,Credit,CourseId,Name,Description,EntryRequirements,Assessment,MainAssessment,School) VALUES ('1','2','10','ENG1015','Design and Manufacture 1 ','This course introduces students to typical parts and components found in mechanical engineering systems, such as bearing, shaft, valve, gears, pumps. <text:s/>The course also includes an introduction to applications and working environments, principal materials, forming and joining processes, including fasteners, and manufacturing system.Timetable1 lecture per week','None','90% Examination10% Coursework: 2 Engineering Practice exercises','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20">
            <text:p>20</text:p>
          </table:table-cell>
          <table:table-cell office:value-type="string">
            <text:p>ENG5020</text:p>
          </table:table-cell>
          <table:table-cell office:value-type="string">
            <text:p>Computer Communications 1 (WANs) </text:p>
          </table:table-cell>
          <table:table-cell office:value-type="string">
            <text:p>To introduce the student to the fundamental principles and protocols of wide area communication systems and in particular of the Internet.TimetableTuesday 9am - 1pm</text:p>
          </table:table-cell>
          <table:table-cell office:value-type="string">
            <text:p>None.</text:p>
          </table:table-cell>
          <table:table-cell office:value-type="string">
            <text:p>Degree ExaminationMini ProjectContinuous Assessment</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77];&quot;','&quot;;[.B177];&quot;','&quot;;[.C177];&quot;','&quot;;[.D177];&quot;','&quot;;[.E177];&quot;','&quot;;[.F177];&quot;','&quot;;[.G177];&quot;','&quot;;[.H177];&quot;','&quot;;[.I177];&quot;','&quot;;[.J177];&quot;');&quot;)" office:value-type="string" office:string-value="INSERT INTO Course (Level,Semester,Credit,CourseId,Name,Description,EntryRequirements,Assessment,MainAssessment,School) VALUES ('5','1','20','ENG5020','Computer Communications 1 (WANs) ','To introduce the student to the fundamental principles and protocols of wide area communication systems and in particular of the Internet.TimetableTuesday 9am - 1pm','None.','Degree ExaminationMini ProjectContinuous Assessment','December','Engineering');">
            <text:p>INSERT INTO Course (Level,Semester,Credit,CourseId,Name,Description,EntryRequirements,Assessment,MainAssessment,School) VALUES ('5','1','20','ENG5020','Computer Communications 1 (WANs) ','To introduce the student to the fundamental principles and protocols of wide area communication systems and in particular of the Internet.TimetableTuesday 9am - 1pm','None.','Degree ExaminationMini ProjectContinuous Assessment','December','Engineering');</text:p>
          </table:table-cell>
        </table:table-row>
        <table:table-row table:style-name="ro1">
          <table:table-cell office:value-type="float" office:value="3">
            <text:p>3</text:p>
          </table:table-cell>
          <table:table-cell table:style-name="Default" office:value-type="string">
            <text:p>1 &amp; 2</text:p>
          </table:table-cell>
          <table:table-cell office:value-type="float" office:value="20">
            <text:p>20</text:p>
          </table:table-cell>
          <table:table-cell office:value-type="string">
            <text:p>ENG3021</text:p>
          </table:table-cell>
          <table:table-cell office:value-type="string">
            <text:p>Dynamics And Control 3 </text:p>
          </table:table-cell>
          <table:table-cell office:value-type="string">
            <text:p>null</text:p>
          </table:table-cell>
          <table:table-cell office:value-type="string">
            <text:p>Applied Mechanics II</text:p>
          </table:table-cell>
          <table:table-cell office:value-type="string">
            <text:p>Final examination only; 100%</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78];&quot;','&quot;;[.B178];&quot;','&quot;;[.C178];&quot;','&quot;;[.D178];&quot;','&quot;;[.E178];&quot;','&quot;;[.F178];&quot;','&quot;;[.G178];&quot;','&quot;;[.H178];&quot;','&quot;;[.I178];&quot;','&quot;;[.J178];&quot;');&quot;)" office:value-type="string" office:string-value="INSERT INTO Course (Level,Semester,Credit,CourseId,Name,Description,EntryRequirements,Assessment,MainAssessment,School) VALUES ('3','1 &amp; 2','20','ENG3021','Dynamics And Control 3 ','null','Applied Mechanics II','Final examination only; 100%','April/May','Engineering');">
            <text:p>INSERT INTO Course (Level,Semester,Credit,CourseId,Name,Description,EntryRequirements,Assessment,MainAssessment,School) VALUES ('3','1 &amp; 2','20','ENG3021','Dynamics And Control 3 ','null','Applied Mechanics II','Final examination only; 100%','April/May','Engineering');</text:p>
          </table:table-cell>
        </table:table-row>
        <table:table-row table:style-name="ro4">
          <table:table-cell office:value-type="float" office:value="1">
            <text:p>1</text:p>
          </table:table-cell>
          <table:table-cell table:style-name="Default" office:value-type="float" office:value="2">
            <text:p>2</text:p>
          </table:table-cell>
          <table:table-cell office:value-type="float" office:value="10">
            <text:p>10</text:p>
          </table:table-cell>
          <table:table-cell office:value-type="string">
            <text:p>ENG1016</text:p>
          </table:table-cell>
          <table:table-cell office:value-type="string">
            <text:p>Mechanical Design 1 </text:p>
          </table:table-cell>
          <table:table-cell office:value-type="string">
            <text:p>This course provides an introduction to Mechanical Design and develops skills and knowledge of computer aided design (CAD) and manufacture. Via an individual mini-project, involving the design of a mechanism, students are able to acquire an understanding of the link between design, tolerances and manufacturing process capability. This understanding forms a foundation for future study of the design of machine elements, complex mechanical systems and products, and the acquisition of more advanced CAD skills.Timetable1 lecture per week</text:p>
          </table:table-cell>
          <table:table-cell office:value-type="string">
            <text:p>None</text:p>
          </table:table-cell>
          <table:table-cell office:value-type="string">
            <text:p>100% project workMicroelectronic Systems UESTC1008Academic Session: 2013-14School: School of EngineeringCredits: 10Level: Level 1 (SCQF level 7)Typically Offered: Semester 2Available to Visiting Students: NoShort DescriptionThis course introduces the basic concepts of digital microelectronic systems to level 1 students. <text:s/>Both theoretical and practical aspects of the design of digital systems are covered. <text:s/>These aspects are illustrated firstly through the analysis and design of foundational synchronous and asynchronous digital circuits constructed from flip-flops, and then by investigating the role of a modern microcontroller in an electronic system.TimetableThis course will be timetabled in blocks, typically one week in four with tutorials and on-line support available between each block.Requirements of EntryNoneAssessment70% Examination15% Laboratories15% Class Tes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79];&quot;','&quot;;[.B179];&quot;','&quot;;[.C179];&quot;','&quot;;[.D179];&quot;','&quot;;[.E179];&quot;','&quot;;[.F179];&quot;','&quot;;[.G179];&quot;','&quot;;[.H179];&quot;','&quot;;[.I179];&quot;','&quot;;[.J179];&quot;');&quot;)" office:value-type="string" office:string-value="INSERT INTO Course (Level,Semester,Credit,CourseId,Name,Description,EntryRequirements,Assessment,MainAssessment,School) VALUES ('1','2','10','ENG1016','Mechanical Design 1 ','This course provides an introduction to Mechanical Design and develops skills and knowledge of computer aided design (CAD) and manufacture. Via an individual mini-project, involving the design of a mechanism, students are able to acquire an understanding of the link between design, tolerances and manufacturing process capability. This understanding forms a foundation for future study of the design of machine elements, complex mechanical systems and products, and the acquisition of more advanced CAD skills.Timetable1 lecture per week','None','100% project workMicroelectronic Systems UESTC1008Academic Session: 2013-14School: School of EngineeringCredits: 10Level: Level 1 (SCQF level 7)Typically Offered: Semester 2Available to Visiting Students: NoShort DescriptionThis course introduces the basic concepts of digital microelectronic systems to level 1 students.  Both theoretical and practical aspects of the design of digital systems are covered.  These aspects are illustrated firstly through the analysis and design of foundational synchronous and asynchronous digital circuits constructed from flip-flops, and then by investigating the role of a modern microcontroller in an electronic system.TimetableThis course will be timetabled in blocks, typically one week in four with tutorials and on-line support available between each block.Requirements of EntryNoneAssessment70% Examination15% Laboratories15% Class Test','April/May','Engineering');">
            <text:p>INSERT INTO Course (Level,Semester,Credit,CourseId,Name,Description,EntryRequirements,Assessment,MainAssessment,School) VALUES ('1','2','10','ENG1016','Mechanical Design 1 ','This course provides an introduction to Mechanical Design and develops skills and knowledge of computer aided design (CAD) and manufacture. Via an individual mini-project, involving the design of a mechanism, students are able to acquire an understanding of the link between design, tolerances and manufacturing process capability. This understanding forms a foundation for future study of the design of machine elements, complex mechanical systems and products, and the acquisition of more advanced CAD skills.Timetable1 lecture per week','None','100% project workMicroelectronic Systems UESTC1008Academic Session: 2013-14School: School of EngineeringCredits: 10Level: Level 1 (SCQF level 7)Typically Offered: Semester 2Available to Visiting Students: NoShort DescriptionThis course introduces the basic concepts of digital microelectronic systems to level 1 students. <text:s/>Both theoretical and practical aspects of the design of digital systems are covered. <text:s/>These aspects are illustrated firstly through the analysis and design of foundational synchronous and asynchronous digital circuits constructed from flip-flops, and then by investigating the role of a modern microcontroller in an electronic system.TimetableThis course will be timetabled in blocks, typically one week in four with tutorials and on-line support available between each block.Requirements of EntryNoneAssessment70% Examination15% Laboratories15% Class Test','April/May','Engineering');</text:p>
          </table:table-cell>
        </table:table-row>
        <table:table-row table:style-name="ro1">
          <table:table-cell office:value-type="float" office:value="3">
            <text:p>3</text:p>
          </table:table-cell>
          <table:table-cell table:style-name="Default" office:value-type="float" office:value="2">
            <text:p>2</text:p>
          </table:table-cell>
          <table:table-cell office:value-type="float" office:value="20">
            <text:p>20</text:p>
          </table:table-cell>
          <table:table-cell office:value-type="string">
            <text:p>ENG3022</text:p>
          </table:table-cell>
          <table:table-cell office:value-type="string">
            <text:p>Dynamics and Control M3 </text:p>
          </table:table-cell>
          <table:table-cell office:value-type="string">
            <text:p>This course provides a continuation in the analysis of dynamic systems and an introduction to control systems with an emphasis on analysis.Timetable4 lecture per week</text:p>
          </table:table-cell>
          <table:table-cell office:value-type="string">
            <text:p>None</text:p>
          </table:table-cell>
          <table:table-cell office:value-type="string">
            <text:p>Degree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80];&quot;','&quot;;[.B180];&quot;','&quot;;[.C180];&quot;','&quot;;[.D180];&quot;','&quot;;[.E180];&quot;','&quot;;[.F180];&quot;','&quot;;[.G180];&quot;','&quot;;[.H180];&quot;','&quot;;[.I180];&quot;','&quot;;[.J180];&quot;');&quot;)" office:value-type="string" office:string-value="INSERT INTO Course (Level,Semester,Credit,CourseId,Name,Description,EntryRequirements,Assessment,MainAssessment,School) VALUES ('3','2','20','ENG3022','Dynamics and Control M3 ','This course provides a continuation in the analysis of dynamic systems and an introduction to control systems with an emphasis on analysis.Timetable4 lecture per week','None','Degree examination','April/May','Engineering');">
            <text:p>INSERT INTO Course (Level,Semester,Credit,CourseId,Name,Description,EntryRequirements,Assessment,MainAssessment,School) VALUES ('3','2','20','ENG3022','Dynamics and Control M3 ','This course provides a continuation in the analysis of dynamic systems and an introduction to control systems with an emphasis on analysis.Timetable4 lecture per week','None','Degree examination','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20">
            <text:p>20</text:p>
          </table:table-cell>
          <table:table-cell office:value-type="string">
            <text:p>ENG5042</text:p>
          </table:table-cell>
          <table:table-cell office:value-type="string">
            <text:p>Innovative Engineering Design </text:p>
          </table:table-cell>
          <table:table-cell office:value-type="string">
            <text:p>Integrate creative and engineering design methods, knowledge and skill, including CAD, within an open-ended individual design project.TimetableTwo hours per week</text:p>
          </table:table-cell>
          <table:table-cell office:value-type="string">
            <text:p>None.</text:p>
          </table:table-cell>
          <table:table-cell office:value-type="string">
            <text:p>Continuous assessment.</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81];&quot;','&quot;;[.B181];&quot;','&quot;;[.C181];&quot;','&quot;;[.D181];&quot;','&quot;;[.E181];&quot;','&quot;;[.F181];&quot;','&quot;;[.G181];&quot;','&quot;;[.H181];&quot;','&quot;;[.I181];&quot;','&quot;;[.J181];&quot;');&quot;)" office:value-type="string" office:string-value="INSERT INTO Course (Level,Semester,Credit,CourseId,Name,Description,EntryRequirements,Assessment,MainAssessment,School) VALUES ('5','1','20','ENG5042','Innovative Engineering Design ','Integrate creative and engineering design methods, knowledge and skill, including CAD, within an open-ended individual design project.TimetableTwo hours per week','None.','Continuous assessment.','December','Engineering');">
            <text:p>INSERT INTO Course (Level,Semester,Credit,CourseId,Name,Description,EntryRequirements,Assessment,MainAssessment,School) VALUES ('5','1','20','ENG5042','Innovative Engineering Design ','Integrate creative and engineering design methods, knowledge and skill, including CAD, within an open-ended individual design project.TimetableTwo hours per week','None.','Continuous assessment.','December','Engineering');</text:p>
          </table:table-cell>
        </table:table-row>
        <table:table-row table:style-name="ro4">
          <table:table-cell office:value-type="float" office:value="1">
            <text:p>1</text:p>
          </table:table-cell>
          <table:table-cell table:style-name="Default" office:value-type="float" office:value="2">
            <text:p>2</text:p>
          </table:table-cell>
          <table:table-cell office:value-type="float" office:value="20">
            <text:p>20</text:p>
          </table:table-cell>
          <table:table-cell office:value-type="string">
            <text:p>ENG1022</text:p>
          </table:table-cell>
          <table:table-cell office:value-type="string">
            <text:p>Electronic Engineering 1Y </text:p>
          </table:table-cell>
          <table:table-cell office:value-type="string">
            <text:p>The foundations of analogue electronics studied in Electronic Engineering 1X are applied to practical circuits such as RC filters and amplifiers, based both on integrated operational amplifiers and transistors. It also introduces the basic concepts of synchronous and asynchronous digital electronics, illustrated with systems based on flip-flops and a small, modern microcontroller.TimetableWeeklyMonday 10am - 11amTuesday 10am - 11amWednesday 10am - 11amFriday 10am - 11amLaboratory 1400-1700 on one of Tuesday, Wednesday or Thursday</text:p>
          </table:table-cell>
          <table:table-cell office:value-type="string">
            <text:p>None.</text:p>
          </table:table-cell>
          <table:table-cell office:value-type="string">
            <text:p>15% Class Test15% Laboratories70% Final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82];&quot;','&quot;;[.B182];&quot;','&quot;;[.C182];&quot;','&quot;;[.D182];&quot;','&quot;;[.E182];&quot;','&quot;;[.F182];&quot;','&quot;;[.G182];&quot;','&quot;;[.H182];&quot;','&quot;;[.I182];&quot;','&quot;;[.J182];&quot;');&quot;)" office:value-type="string" office:string-value="INSERT INTO Course (Level,Semester,Credit,CourseId,Name,Description,EntryRequirements,Assessment,MainAssessment,School) VALUES ('1','2','20','ENG1022','Electronic Engineering 1Y ','The foundations of analogue electronics studied in Electronic Engineering 1X are applied to practical circuits such as RC filters and amplifiers, based both on integrated operational amplifiers and transistors. It also introduces the basic concepts of synchronous and asynchronous digital electronics, illustrated with systems based on flip-flops and a small, modern microcontroller.TimetableWeeklyMonday 10am - 11amTuesday 10am - 11amWednesday 10am - 11amFriday 10am - 11amLaboratory 1400-1700 on one of Tuesday, Wednesday or Thursday','None.','15% Class Test15% Laboratories70% Final examination','April/May','Engineering');">
            <text:p>INSERT INTO Course (Level,Semester,Credit,CourseId,Name,Description,EntryRequirements,Assessment,MainAssessment,School) VALUES ('1','2','20','ENG1022','Electronic Engineering 1Y ','The foundations of analogue electronics studied in Electronic Engineering 1X are applied to practical circuits such as RC filters and amplifiers, based both on integrated operational amplifiers and transistors. It also introduces the basic concepts of synchronous and asynchronous digital electronics, illustrated with systems based on flip-flops and a small, modern microcontroller.TimetableWeeklyMonday 10am - 11amTuesday 10am - 11amWednesday 10am - 11amFriday 10am - 11amLaboratory 1400-1700 on one of Tuesday, Wednesday or Thursday','None.','15% Class Test15% Laboratories70% Final examination','April/May','Engineering');</text:p>
          </table:table-cell>
        </table:table-row>
        <table:table-row table:style-name="ro4">
          <table:table-cell office:value-type="float" office:value="1">
            <text:p>1</text:p>
          </table:table-cell>
          <table:table-cell table:style-name="Default" office:value-type="float" office:value="1">
            <text:p>1</text:p>
          </table:table-cell>
          <table:table-cell office:value-type="float" office:value="20">
            <text:p>20</text:p>
          </table:table-cell>
          <table:table-cell office:value-type="string">
            <text:p>ENG1021</text:p>
          </table:table-cell>
          <table:table-cell office:value-type="string">
            <text:p>Electronic Engineering 1X </text:p>
          </table:table-cell>
          <table:table-cell office:value-type="string">
            <text:p>The methods which allow us to calculate the behaviour of analogue electrical circuits, are studied - Ohm''s Law and Kirchhoff''s Laws; voltage and current generators both ideal and practical; Thﾮvenin and Norton Theorems; superposition; nodal analysis, AC circuit analysis using complex numbers. In the digital part of the course the material includes basic logic functions, Boolean algebra, Karnaugh maps, simplification of expressions, and the characteristics of different flip-flops.TimetableWeeklyMonday 10am - 11amTuesday 10am - 11amWednesday 10am - 11amFriday 10am - 11am</text:p>
          </table:table-cell>
          <table:table-cell office:value-type="string">
            <text:p>None.</text:p>
          </table:table-cell>
          <table:table-cell office:value-type="string">
            <text:p>ExaminationClass Tests &amp; Laboratories</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83];&quot;','&quot;;[.B183];&quot;','&quot;;[.C183];&quot;','&quot;;[.D183];&quot;','&quot;;[.E183];&quot;','&quot;;[.F183];&quot;','&quot;;[.G183];&quot;','&quot;;[.H183];&quot;','&quot;;[.I183];&quot;','&quot;;[.J183];&quot;');&quot;)" office:value-type="string" office:string-value="INSERT INTO Course (Level,Semester,Credit,CourseId,Name,Description,EntryRequirements,Assessment,MainAssessment,School) VALUES ('1','1','20','ENG1021','Electronic Engineering 1X ','The methods which allow us to calculate the behaviour of analogue electrical circuits, are studied - Ohm''s Law and Kirchhoff''s Laws; voltage and current generators both ideal and practical; Thﾮvenin and Norton Theorems; superposition; nodal analysis, AC circuit analysis using complex numbers. In the digital part of the course the material includes basic logic functions, Boolean algebra, Karnaugh maps, simplification of expressions, and the characteristics of different flip-flops.TimetableWeeklyMonday 10am - 11amTuesday 10am - 11amWednesday 10am - 11amFriday 10am - 11am','None.','ExaminationClass Tests &amp; Laboratories','December','Engineering');">
            <text:p>INSERT INTO Course (Level,Semester,Credit,CourseId,Name,Description,EntryRequirements,Assessment,MainAssessment,School) VALUES ('1','1','20','ENG1021','Electronic Engineering 1X ','The methods which allow us to calculate the behaviour of analogue electrical circuits, are studied - Ohm''s Law and Kirchhoff''s Laws; voltage and current generators both ideal and practical; Thﾮvenin and Norton Theorems; superposition; nodal analysis, AC circuit analysis using complex numbers. In the digital part of the course the material includes basic logic functions, Boolean algebra, Karnaugh maps, simplification of expressions, and the characteristics of different flip-flops.TimetableWeeklyMonday 10am - 11amTuesday 10am - 11amWednesday 10am - 11amFriday 10am - 11am','None.','ExaminationClass Tests &amp; Laboratories','December','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10">
            <text:p>10</text:p>
          </table:table-cell>
          <table:table-cell office:value-type="string">
            <text:p>ENG4049</text:p>
          </table:table-cell>
          <table:table-cell office:value-type="string">
            <text:p>Design Projects 4A </text:p>
          </table:table-cell>
          <table:table-cell office:value-type="string">
            <text:p>This project covers the conceptual and detailed structural design of a small-scale hydro-electric power station.TimetableOne full day per week for 6 weeks</text:p>
          </table:table-cell>
          <table:table-cell office:value-type="string">
            <text:p>None</text:p>
          </table:table-cell>
          <table:table-cell office:value-type="string">
            <text:p>Project Work (100%)Design Projects 4B ENG4050Academic Session: 2013-14School: School of EngineeringCredits: 20Level: Level 4 (SCQF level 10)Typically Offered: Runs Throughout Semesters 1 and 2Available to Visiting Students: YesShort DescriptionThis course involves a feasibility study and optimisation exercise for a Severn Tidal Barrage. <text:s/>It is performed in small groups. <text:s/>Each group must consider: alternative barrage alignments; alternative modes of operation of the barrage; barrage components (turbines, generators, sluices, caissons, embankments, ship locks, fish passes); optimisation of turbine characteristics; calculation of energy outputs; costing; optimisation of barrage location, turbine numbers and sluice numbers; economic appraisal; other positive and negative impacts (carbon savings/consumption, water quality, sediment movements, changes to ecosystems, fish populations, bird populations, flooding, shipping, leisure and amenity activities, employment).Timetable1 afternoon per week throughout Semester 1 and the first six weeks of Semester 2.Requirements of EntryNoneAssessmentProject Work (100%)Digital Communication UESTC4004Academic Session: 2013-14School: School of EngineeringCredits: 20Level: Level 4 (SCQF level 10)Typically Offered: Semester 1Available to Visiting Students: NoShort DescriptionAn introduction explains how signals in communication systems are detected, the sources of noise and error rates. This is followed by examining the fundamental limits on information transmission and consideration of the codes for error detecting and correcting.TimetableThis course will be timetabled in blocks, typically one week in four with tutorials and on-line support available between each block.Requirements of EntryNoneAssessmentExamination 95%Assignment 5%</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84];&quot;','&quot;;[.B184];&quot;','&quot;;[.C184];&quot;','&quot;;[.D184];&quot;','&quot;;[.E184];&quot;','&quot;;[.F184];&quot;','&quot;;[.G184];&quot;','&quot;;[.H184];&quot;','&quot;;[.I184];&quot;','&quot;;[.J184];&quot;');&quot;)" office:value-type="string" office:string-value="INSERT INTO Course (Level,Semester,Credit,CourseId,Name,Description,EntryRequirements,Assessment,MainAssessment,School) VALUES ('4','1','10','ENG4049','Design Projects 4A ','This project covers the conceptual and detailed structural design of a small-scale hydro-electric power station.TimetableOne full day per week for 6 weeks','None','Project Work (100%)Design Projects 4B ENG4050Academic Session: 2013-14School: School of EngineeringCredits: 20Level: Level 4 (SCQF level 10)Typically Offered: Runs Throughout Semesters 1 and 2Available to Visiting Students: YesShort DescriptionThis course involves a feasibility study and optimisation exercise for a Severn Tidal Barrage.  It is performed in small groups.  Each group must consider: alternative barrage alignments; alternative modes of operation of the barrage; barrage components (turbines, generators, sluices, caissons, embankments, ship locks, fish passes); optimisation of turbine characteristics; calculation of energy outputs; costing; optimisation of barrage location, turbine numbers and sluice numbers; economic appraisal; other positive and negative impacts (carbon savings/consumption, water quality, sediment movements, changes to ecosystems, fish populations, bird populations, flooding, shipping, leisure and amenity activities, employment).Timetable1 afternoon per week throughout Semester 1 and the first six weeks of Semester 2.Requirements of EntryNoneAssessmentProject Work (100%)Digital Communication UESTC4004Academic Session: 2013-14School: School of EngineeringCredits: 20Level: Level 4 (SCQF level 10)Typically Offered: Semester 1Available to Visiting Students: NoShort DescriptionAn introduction explains how signals in communication systems are detected, the sources of noise and error rates. This is followed by examining the fundamental limits on information transmission and consideration of the codes for error detecting and correcting.TimetableThis course will be timetabled in blocks, typically one week in four with tutorials and on-line support available between each block.Requirements of EntryNoneAssessmentExamination 95%Assignment 5%','April/May','Engineering');">
            <text:p>INSERT INTO Course (Level,Semester,Credit,CourseId,Name,Description,EntryRequirements,Assessment,MainAssessment,School) VALUES ('4','1','10','ENG4049','Design Projects 4A ','This project covers the conceptual and detailed structural design of a small-scale hydro-electric power station.TimetableOne full day per week for 6 weeks','None','Project Work (100%)Design Projects 4B ENG4050Academic Session: 2013-14School: School of EngineeringCredits: 20Level: Level 4 (SCQF level 10)Typically Offered: Runs Throughout Semesters 1 and 2Available to Visiting Students: YesShort DescriptionThis course involves a feasibility study and optimisation exercise for a Severn Tidal Barrage. <text:s/>It is performed in small groups. <text:s/>Each group must consider: alternative barrage alignments; alternative modes of operation of the barrage; barrage components (turbines, generators, sluices, caissons, embankments, ship locks, fish passes); optimisation of turbine characteristics; calculation of energy outputs; costing; optimisation of barrage location, turbine numbers and sluice numbers; economic appraisal; other positive and negative impacts (carbon savings/consumption, water quality, sediment movements, changes to ecosystems, fish populations, bird populations, flooding, shipping, leisure and amenity activities, employment).Timetable1 afternoon per week throughout Semester 1 and the first six weeks of Semester 2.Requirements of EntryNoneAssessmentProject Work (100%)Digital Communication UESTC4004Academic Session: 2013-14School: School of EngineeringCredits: 20Level: Level 4 (SCQF level 10)Typically Offered: Semester 1Available to Visiting Students: NoShort DescriptionAn introduction explains how signals in communication systems are detected, the sources of noise and error rates. This is followed by examining the fundamental limits on information transmission and consideration of the codes for error detecting and correcting.TimetableThis course will be timetabled in blocks, typically one week in four with tutorials and on-line support available between each block.Requirements of EntryNoneAssessmentExamination 95%Assignment 5%','April/May','Engineering');</text:p>
          </table:table-cell>
        </table:table-row>
        <table:table-row table:style-name="ro1">
          <table:table-cell office:value-type="float" office:value="3">
            <text:p>3</text:p>
          </table:table-cell>
          <table:table-cell table:style-name="Default" office:value-type="string">
            <text:p>1 &amp; 2</text:p>
          </table:table-cell>
          <table:table-cell office:value-type="float" office:value="20">
            <text:p>20</text:p>
          </table:table-cell>
          <table:table-cell office:value-type="string">
            <text:p>ENG3017</text:p>
          </table:table-cell>
          <table:table-cell office:value-type="string">
            <text:p>Design And Manufacture 3 </text:p>
          </table:table-cell>
          <table:table-cell office:value-type="string">
            <text:p>To provide grounding in state of the art methods supporting innovative engineering design.TimetableTwo hours per week</text:p>
          </table:table-cell>
          <table:table-cell office:value-type="string">
            <text:p>None.</text:p>
          </table:table-cell>
          <table:table-cell office:value-type="string">
            <text:p>100% project repor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85];&quot;','&quot;;[.B185];&quot;','&quot;;[.C185];&quot;','&quot;;[.D185];&quot;','&quot;;[.E185];&quot;','&quot;;[.F185];&quot;','&quot;;[.G185];&quot;','&quot;;[.H185];&quot;','&quot;;[.I185];&quot;','&quot;;[.J185];&quot;');&quot;)" office:value-type="string" office:string-value="INSERT INTO Course (Level,Semester,Credit,CourseId,Name,Description,EntryRequirements,Assessment,MainAssessment,School) VALUES ('3','1 &amp; 2','20','ENG3017','Design And Manufacture 3 ','To provide grounding in state of the art methods supporting innovative engineering design.TimetableTwo hours per week','None.','100% project report.','April/May','Engineering');">
            <text:p>INSERT INTO Course (Level,Semester,Credit,CourseId,Name,Description,EntryRequirements,Assessment,MainAssessment,School) VALUES ('3','1 &amp; 2','20','ENG3017','Design And Manufacture 3 ','To provide grounding in state of the art methods supporting innovative engineering design.TimetableTwo hours per week','None.','100% project report.','April/May','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10">
            <text:p>10</text:p>
          </table:table-cell>
          <table:table-cell office:value-type="string">
            <text:p>ENG4181</text:p>
          </table:table-cell>
          <table:table-cell office:value-type="string">
            <text:p>Cellular Biophysics 4 </text:p>
          </table:table-cell>
          <table:table-cell office:value-type="string">
            <text:p>This course provides later year undergraduate and MSc engineering students with the basic knowledge required for biomedical engineering. <text:s/>The course is broadly divided into two halves. <text:s/>In the first, the students gain an understanding of the structure and function of cells and tissues and the generation of electrical signals in cells. <text:s/>In the second part of the course, the students are introduced to the basic concepts of biomedical engineering including fluid mechanics, imaging modalities and sensors.Timetable2 lectures per week</text:p>
          </table:table-cell>
          <table:table-cell office:value-type="string">
            <text:p>None</text:p>
          </table:table-cell>
          <table:table-cell office:value-type="string">
            <text:p>70% Examination20% Project work10% Coursework It is not possible to offer </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86];&quot;','&quot;;[.B186];&quot;','&quot;;[.C186];&quot;','&quot;;[.D186];&quot;','&quot;;[.E186];&quot;','&quot;;[.F186];&quot;','&quot;;[.G186];&quot;','&quot;;[.H186];&quot;','&quot;;[.I186];&quot;','&quot;;[.J186];&quot;');&quot;)" office:value-type="string" office:string-value="INSERT INTO Course (Level,Semester,Credit,CourseId,Name,Description,EntryRequirements,Assessment,MainAssessment,School) VALUES ('4','1','10','ENG4181','Cellular Biophysics 4 ','This course provides later year undergraduate and MSc engineering students with the basic knowledge required for biomedical engineering.  The course is broadly divided into two halves.  In the first, the students gain an understanding of the structure and function of cells and tissues and the generation of electrical signals in cells.  In the second part of the course, the students are introduced to the basic concepts of biomedical engineering including fluid mechanics, imaging modalities and sensors.Timetable2 lectures per week','None','70% Examination20% Project work10% Coursework It is not possible to offer ','December','Engineering');">
            <text:p>INSERT INTO Course (Level,Semester,Credit,CourseId,Name,Description,EntryRequirements,Assessment,MainAssessment,School) VALUES ('4','1','10','ENG4181','Cellular Biophysics 4 ','This course provides later year undergraduate and MSc engineering students with the basic knowledge required for biomedical engineering. <text:s/>The course is broadly divided into two halves. <text:s/>In the first, the students gain an understanding of the structure and function of cells and tissues and the generation of electrical signals in cells. <text:s/>In the second part of the course, the students are introduced to the basic concepts of biomedical engineering including fluid mechanics, imaging modalities and sensors.Timetable2 lectures per week','None','70% Examination20% Project work10% Coursework It is not possible to offer ','December','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20">
            <text:p>20</text:p>
          </table:table-cell>
          <table:table-cell office:value-type="string">
            <text:p>ENG4042</text:p>
          </table:table-cell>
          <table:table-cell office:value-type="string">
            <text:p>Control 4 </text:p>
          </table:table-cell>
          <table:table-cell office:value-type="string">
            <text:p>This course provides a theoretical background to classical control and shows how it is applied to real systems. Topics include frequency-domain and time-domain methods, multi-variable and state-space techniques, analogue control hardware, digital signal processing, and the use of digital embedded systems for control.Timetable4 lectures per week</text:p>
          </table:table-cell>
          <table:table-cell office:value-type="string">
            <text:p>NoneAerospace Control I (ENG5008)</text:p>
          </table:table-cell>
          <table:table-cell office:value-type="string">
            <text:p>2 hour examination, Section A 40%, all questions compulsory; Section B 30%, choose 1 question from 2; Section C 30%, choose 1 question from 2</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87];&quot;','&quot;;[.B187];&quot;','&quot;;[.C187];&quot;','&quot;;[.D187];&quot;','&quot;;[.E187];&quot;','&quot;;[.F187];&quot;','&quot;;[.G187];&quot;','&quot;;[.H187];&quot;','&quot;;[.I187];&quot;','&quot;;[.J187];&quot;');&quot;)" office:value-type="string" office:string-value="INSERT INTO Course (Level,Semester,Credit,CourseId,Name,Description,EntryRequirements,Assessment,MainAssessment,School) VALUES ('4','1','20','ENG4042','Control 4 ','This course provides a theoretical background to classical control and shows how it is applied to real systems. Topics include frequency-domain and time-domain methods, multi-variable and state-space techniques, analogue control hardware, digital signal processing, and the use of digital embedded systems for control.Timetable4 lectures per week','NoneAerospace Control I (ENG5008)','2 hour examination, Section A 40%, all questions compulsory; Section B 30%, choose 1 question from 2; Section C 30%, choose 1 question from 2','December','Engineering');">
            <text:p>INSERT INTO Course (Level,Semester,Credit,CourseId,Name,Description,EntryRequirements,Assessment,MainAssessment,School) VALUES ('4','1','20','ENG4042','Control 4 ','This course provides a theoretical background to classical control and shows how it is applied to real systems. Topics include frequency-domain and time-domain methods, multi-variable and state-space techniques, analogue control hardware, digital signal processing, and the use of digital embedded systems for control.Timetable4 lectures per week','NoneAerospace Control I (ENG5008)','2 hour examination, Section A 40%, all questions compulsory; Section B 30%, choose 1 question from 2; Section C 30%, choose 1 question from 2','December','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16</text:p>
          </table:table-cell>
          <table:table-cell office:value-type="string">
            <text:p>Data Acquisition For Music Processing 3 </text:p>
          </table:table-cell>
          <table:table-cell office:value-type="string">
            <text:p>This course presents techniques from engineering and computing science which are applicable in analysing musical data (sound, structure and performance) with examples from a selection of appropriate musical works presented in different formats. A comparison of how musical information is acquired from different sources - scores, performances, recordings and music-theoretical texts - will be made.TimetableTo be confirmed.</text:p>
          </table:table-cell>
          <table:table-cell office:value-type="string">
            <text:p>None.</text:p>
          </table:table-cell>
          <table:table-cell office:value-type="string">
            <text:p>Laboratory, Tutorial Questions, Written and Oral Examination</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88];&quot;','&quot;;[.B188];&quot;','&quot;;[.C188];&quot;','&quot;;[.D188];&quot;','&quot;;[.E188];&quot;','&quot;;[.F188];&quot;','&quot;;[.G188];&quot;','&quot;;[.H188];&quot;','&quot;;[.I188];&quot;','&quot;;[.J188];&quot;');&quot;)" office:value-type="string" office:string-value="INSERT INTO Course (Level,Semester,Credit,CourseId,Name,Description,EntryRequirements,Assessment,MainAssessment,School) VALUES ('3','1','10','ENG3016','Data Acquisition For Music Processing 3 ','This course presents techniques from engineering and computing science which are applicable in analysing musical data (sound, structure and performance) with examples from a selection of appropriate musical works presented in different formats. A comparison of how musical information is acquired from different sources - scores, performances, recordings and music-theoretical texts - will be made.TimetableTo be confirmed.','None.','Laboratory, Tutorial Questions, Written and Oral Examination','December','Engineering');">
            <text:p>INSERT INTO Course (Level,Semester,Credit,CourseId,Name,Description,EntryRequirements,Assessment,MainAssessment,School) VALUES ('3','1','10','ENG3016','Data Acquisition For Music Processing 3 ','This course presents techniques from engineering and computing science which are applicable in analysing musical data (sound, structure and performance) with examples from a selection of appropriate musical works presented in different formats. A comparison of how musical information is acquired from different sources - scores, performances, recordings and music-theoretical texts - will be made.TimetableTo be confirmed.','None.','Laboratory, Tutorial Questions, Written and Oral Examination','December','Engineering');</text:p>
          </table:table-cell>
        </table:table-row>
        <table:table-row table:style-name="ro4">
          <table:table-cell office:value-type="float" office:value="5">
            <text:p>5</text:p>
          </table:table-cell>
          <table:table-cell table:style-name="Default" office:value-type="float" office:value="1">
            <text:p>1</text:p>
          </table:table-cell>
          <table:table-cell office:value-type="float" office:value="20">
            <text:p>20</text:p>
          </table:table-cell>
          <table:table-cell office:value-type="string">
            <text:p>ENG4044</text:p>
          </table:table-cell>
          <table:table-cell office:value-type="string">
            <text:p>CS1 - Level Catchment </text:p>
          </table:table-cell>
          <table:table-cell office:value-type="string">
            <text:p>The idea of the project is to develop a number of renewable energy sources in EthiopiaEthiopia and MalawiMalawi, Africa, including conventional hydro, run-of-river hydro, and pumped storage.The focus of the project will be initially in the feasibility of hydro with combined irrigation and later move to the sustainability of the chosen schemes.Timetableto follow</text:p>
          </table:table-cell>
          <table:table-cell office:value-type="string">
            <text:p>Progression requirements for Year 5 or entry requirements for MSc.</text:p>
          </table:table-cell>
          <table:table-cell office:value-type="string">
            <text:p>Based on final report and interim assessmentsCS3 - Dornie Bridge ENG4045Academic Session: 2013-14School: School of EngineeringCredits: 20Level: Level 5 (SCQF level 11)Typically Offered: Semester 2Available to Visiting Students: NoShort DescriptionThe course is a construction planning and estimating project based upon the Dornie BridgeDornieBridge, a 10-span road bridge constructed in the early 1990''s across the head of Loch Long in the NW Highlands.Student enrolled on the course will be subdivided into groups of 3 or 4, with individual responsibilities for the various tasks involved being decided by the group.Initial documentation (Drawings, Bills of Quantities and Specifications) will be provided. It is the responsibility of students to obtain any other information which they consider necessary to complete the exercise.Following submission of the reports at the end of the course (see under Coursework), each group will be required to undergo a viva with the course supervisor and an independent assessor.TimetableFull time (i.e., 9-5, Monday to Friday) for weeks 15-22Requirements of EntryProgression requirements for Year 5.AssessmentFinal report, weekly meetings and viva.Case Study - Stadium 5 ENG5273Academic Session: 2013-14School: School of EngineeringCredits: 20Level: Level 5 (SCQF level 11)Typically Offered: Semester 1Available to Visiting Students: NoShort DescriptionThis course is a structural engineering group-based project that brings together most aspects of undergraduate structural engineering to the design of a multi-purpose stadium, including conceptual design, detailed design, analysis, safety, functionality and sustainability. Three main components of the stadium (and their interactions) are considered: grandstand, moveable roof and moveable pitch.TimetableFor 8 weeks in Semester 1, this is the major focus of study. Formal contact with staff takes place for 1 hour, twice a week.Requirements of EntryNoneAssessmentProject Work (100%)Case Study 4 - Carsington Dam ENG4046Academic Session: 2013-14School: School of EngineeringCredits: 10Level: Level 5 (SCQF level 11)Typically Offered: Semester 2Available to Visiting Students: YesShort DescriptionStudents are provided with sufficient information to enable them to begin working on the case study, but they are expected to undertake background reading and further study as appropriate. The work will take place over three weeks, working full-time on the study.Students are encouraged to discuss the case study amongst themselves and with the lecturer-in-chargeTimetableCase study lasts for three weeks. No formal lectures. Three tutorial sessions.Requirements of EntryNoneAssessmentBased on final reportComposite Airframe Structures ENG5019Academic Session: 2013-14School: School of EngineeringCredits: 10Level: Level 5 (SCQF level 11)Typically Offered: Semester 2Available to Visiting Students: YesShort DescriptionThis course considers structural analysis with complicated loads, composite materials and treats buckling in aircraft structures.TimetableTBDRequirements of EntryNoneAssessmentExaminati</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89];&quot;','&quot;;[.B189];&quot;','&quot;;[.C189];&quot;','&quot;;[.D189];&quot;','&quot;;[.E189];&quot;','&quot;;[.F189];&quot;','&quot;;[.G189];&quot;','&quot;;[.H189];&quot;','&quot;;[.I189];&quot;','&quot;;[.J189];&quot;');&quot;)" office:value-type="string" office:string-value="INSERT INTO Course (Level,Semester,Credit,CourseId,Name,Description,EntryRequirements,Assessment,MainAssessment,School) VALUES ('5','1','20','ENG4044','CS1 - Level Catchment ','The idea of the project is to develop a number of renewable energy sources in EthiopiaEthiopia and MalawiMalawi, Africa, including conventional hydro, run-of-river hydro, and pumped storage.The focus of the project will be initially in the feasibility of hydro with combined irrigation and later move to the sustainability of the chosen schemes.Timetableto follow','Progression requirements for Year 5 or entry requirements for MSc.','Based on final report and interim assessmentsCS3 - Dornie Bridge ENG4045Academic Session: 2013-14School: School of EngineeringCredits: 20Level: Level 5 (SCQF level 11)Typically Offered: Semester 2Available to Visiting Students: NoShort DescriptionThe course is a construction planning and estimating project based upon the Dornie BridgeDornieBridge, a 10-span road bridge constructed in the early 1990''s across the head of Loch Long in the NW Highlands.Student enrolled on the course will be subdivided into groups of 3 or 4, with individual responsibilities for the various tasks involved being decided by the group.Initial documentation (Drawings, Bills of Quantities and Specifications) will be provided. It is the responsibility of students to obtain any other information which they consider necessary to complete the exercise.Following submission of the reports at the end of the course (see under Coursework), each group will be required to undergo a viva with the course supervisor and an independent assessor.TimetableFull time (i.e., 9-5, Monday to Friday) for weeks 15-22Requirements of EntryProgression requirements for Year 5.AssessmentFinal report, weekly meetings and viva.Case Study - Stadium 5 ENG5273Academic Session: 2013-14School: School of EngineeringCredits: 20Level: Level 5 (SCQF level 11)Typically Offered: Semester 1Available to Visiting Students: NoShort DescriptionThis course is a structural engineering group-based project that brings together most aspects of undergraduate structural engineering to the design of a multi-purpose stadium, including conceptual design, detailed design, analysis, safety, functionality and sustainability. Three main components of the stadium (and their interactions) are considered: grandstand, moveable roof and moveable pitch.TimetableFor 8 weeks in Semester 1, this is the major focus of study. Formal contact with staff takes place for 1 hour, twice a week.Requirements of EntryNoneAssessmentProject Work (100%)Case Study 4 - Carsington Dam ENG4046Academic Session: 2013-14School: School of EngineeringCredits: 10Level: Level 5 (SCQF level 11)Typically Offered: Semester 2Available to Visiting Students: YesShort DescriptionStudents are provided with sufficient information to enable them to begin working on the case study, but they are expected to undertake background reading and further study as appropriate. The work will take place over three weeks, working full-time on the study.Students are encouraged to discuss the case study amongst themselves and with the lecturer-in-chargeTimetableCase study lasts for three weeks. No formal lectures. Three tutorial sessions.Requirements of EntryNoneAssessmentBased on final reportComposite Airframe Structures ENG5019Academic Session: 2013-14School: School of EngineeringCredits: 10Level: Level 5 (SCQF level 11)Typically Offered: Semester 2Available to Visiting Students: YesShort DescriptionThis course considers structural analysis with complicated loads, composite materials and treats buckling in aircraft structures.TimetableTBDRequirements of EntryNoneAssessmentExaminati','April/May','Engineering');">
            <text:p>INSERT INTO Course (Level,Semester,Credit,CourseId,Name,Description,EntryRequirements,Assessment,MainAssessment,School) VALUES ('5','1','20','ENG4044','CS1 - Level Catchment ','The idea of the project is to develop a number of renewable energy sources in EthiopiaEthiopia and MalawiMalawi, Africa, including conventional hydro, run-of-river hydro, and pumped storage.The focus of the project will be initially in the feasibility of hydro with combined irrigation and later move to the sustainability of the chosen schemes.Timetableto follow','Progression requirements for Year 5 or entry requirements for MSc.','Based on final report and interim assessmentsCS3 - Dornie Bridge ENG4045Academic Session: 2013-14School: School of EngineeringCredits: 20Level: Level 5 (SCQF level 11)Typically Offered: Semester 2Available to Visiting Students: NoShort DescriptionThe course is a construction planning and estimating project based upon the Dornie BridgeDornieBridge, a 10-span road bridge constructed in the early 1990''s across the head of Loch Long in the NW Highlands.Student enrolled on the course will be subdivided into groups of 3 or 4, with individual responsibilities for the various tasks involved being decided by the group.Initial documentation (Drawings, Bills of Quantities and Specifications) will be provided. It is the responsibility of students to obtain any other information which they consider necessary to complete the exercise.Following submission of the reports at the end of the course (see under Coursework), each group will be required to undergo a viva with the course supervisor and an independent assessor.TimetableFull time (i.e., 9-5, Monday to Friday) for weeks 15-22Requirements of EntryProgression requirements for Year 5.AssessmentFinal report, weekly meetings and viva.Case Study - Stadium 5 ENG5273Academic Session: 2013-14School: School of EngineeringCredits: 20Level: Level 5 (SCQF level 11)Typically Offered: Semester 1Available to Visiting Students: NoShort DescriptionThis course is a structural engineering group-based project that brings together most aspects of undergraduate structural engineering to the design of a multi-purpose stadium, including conceptual design, detailed design, analysis, safety, functionality and sustainability. Three main components of the stadium (and their interactions) are considered: grandstand, moveable roof and moveable pitch.TimetableFor 8 weeks in Semester 1, this is the major focus of study. Formal contact with staff takes place for 1 hour, twice a week.Requirements of EntryNoneAssessmentProject Work (100%)Case Study 4 - Carsington Dam ENG4046Academic Session: 2013-14School: School of EngineeringCredits: 10Level: Level 5 (SCQF level 11)Typically Offered: Semester 2Available to Visiting Students: YesShort DescriptionStudents are provided with sufficient information to enable them to begin working on the case study, but they are expected to undertake background reading and further study as appropriate. The work will take place over three weeks, working full-time on the study.Students are encouraged to discuss the case study amongst themselves and with the lecturer-in-chargeTimetableCase study lasts for three weeks. No formal lectures. Three tutorial sessions.Requirements of EntryNoneAssessmentBased on final reportComposite Airframe Structures ENG5019Academic Session: 2013-14School: School of EngineeringCredits: 10Level: Level 5 (SCQF level 11)Typically Offered: Semester 2Available to Visiting Students: YesShort DescriptionThis course considers structural analysis with complicated loads, composite materials and treats buckling in aircraft structures.TimetableTBDRequirements of EntryNoneAssessmentExaminati','April/May','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20">
            <text:p>20</text:p>
          </table:table-cell>
          <table:table-cell office:value-type="string">
            <text:p>ENG4040</text:p>
          </table:table-cell>
          <table:table-cell office:value-type="string">
            <text:p>Computer Arch &amp; Communications 4 </text:p>
          </table:table-cell>
          <table:table-cell office:value-type="string">
            <text:p>This course traces how microprocessors and memory systems have evolved to achieve enhanced performance and describes the range of methods for communicating between computers, over short medium and long distance links.TimetableWeeklyMonday 12pm - 1pmTuesday 9am - 10amWednesday 11am - 12pmThursday 11am - 12pm</text:p>
          </table:table-cell>
          <table:table-cell office:value-type="string">
            <text:p>None</text:p>
          </table:table-cell>
          <table:table-cell office:value-type="string">
            <text:p>Examination only.</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90];&quot;','&quot;;[.B190];&quot;','&quot;;[.C190];&quot;','&quot;;[.D190];&quot;','&quot;;[.E190];&quot;','&quot;;[.F190];&quot;','&quot;;[.G190];&quot;','&quot;;[.H190];&quot;','&quot;;[.I190];&quot;','&quot;;[.J190];&quot;');&quot;)" office:value-type="string" office:string-value="INSERT INTO Course (Level,Semester,Credit,CourseId,Name,Description,EntryRequirements,Assessment,MainAssessment,School) VALUES ('4','2','20','ENG4040','Computer Arch &amp; Communications 4 ','This course traces how microprocessors and memory systems have evolved to achieve enhanced performance and describes the range of methods for communicating between computers, over short medium and long distance links.TimetableWeeklyMonday 12pm - 1pmTuesday 9am - 10amWednesday 11am - 12pmThursday 11am - 12pm','None','Examination only.','April/May','Engineering');">
            <text:p>INSERT INTO Course (Level,Semester,Credit,CourseId,Name,Description,EntryRequirements,Assessment,MainAssessment,School) VALUES ('4','2','20','ENG4040','Computer Arch &amp; Communications 4 ','This course traces how microprocessors and memory systems have evolved to achieve enhanced performance and describes the range of methods for communicating between computers, over short medium and long distance links.TimetableWeeklyMonday 12pm - 1pmTuesday 9am - 10amWednesday 11am - 12pmThursday 11am - 12pm','None','Examination only.','April/May','Engineering');</text:p>
          </table:table-cell>
        </table:table-row>
        <table:table-row table:style-name="ro4">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056</text:p>
          </table:table-cell>
          <table:table-cell office:value-type="string">
            <text:p>Microwave And Mm Wave Circuit Design </text:p>
          </table:table-cell>
          <table:table-cell office:value-type="string">
            <text:p>This course provides students with fundamental knowledge of microwave and millimeterwave component and circuit design. This will enable them to be involved in integrating such components into subsystems such as TX/TR in modern communications and imaging systems taking into considerations techniques required and technology involved.TimetableWeeklyFriday 9am - 1pm</text:p>
          </table:table-cell>
          <table:table-cell office:value-type="string">
            <text:p>None.</text:p>
          </table:table-cell>
          <table:table-cell office:value-type="string">
            <text:p>Degree ExaminationContinuous Assessmen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91];&quot;','&quot;;[.B191];&quot;','&quot;;[.C191];&quot;','&quot;;[.D191];&quot;','&quot;;[.E191];&quot;','&quot;;[.F191];&quot;','&quot;;[.G191];&quot;','&quot;;[.H191];&quot;','&quot;;[.I191];&quot;','&quot;;[.J191];&quot;');&quot;)" office:value-type="string" office:string-value="INSERT INTO Course (Level,Semester,Credit,CourseId,Name,Description,EntryRequirements,Assessment,MainAssessment,School) VALUES ('5','2','20','ENG5056','Microwave And Mm Wave Circuit Design ','This course provides students with fundamental knowledge of microwave and millimeterwave component and circuit design. This will enable them to be involved in integrating such components into subsystems such as TX/TR in modern communications and imaging systems taking into considerations techniques required and technology involved.TimetableWeeklyFriday 9am - 1pm','None.','Degree ExaminationContinuous Assessment','April/May','Engineering');">
            <text:p>INSERT INTO Course (Level,Semester,Credit,CourseId,Name,Description,EntryRequirements,Assessment,MainAssessment,School) VALUES ('5','2','20','ENG5056','Microwave And Mm Wave Circuit Design ','This course provides students with fundamental knowledge of microwave and millimeterwave component and circuit design. This will enable them to be involved in integrating such components into subsystems such as TX/TR in modern communications and imaging systems taking into considerations techniques required and technology involved.TimetableWeeklyFriday 9am - 1pm','None.','Degree ExaminationContinuous Assessment','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033</text:p>
          </table:table-cell>
          <table:table-cell office:value-type="string">
            <text:p>Genre And Context </text:p>
          </table:table-cell>
          <table:table-cell office:value-type="string">
            <text:p>An introduction to the way in which music is composed performed, analysed and understood. The study will be based on a selection of repertoire presented in textural (musical score) and audio formats.TimetableTBC</text:p>
          </table:table-cell>
          <table:table-cell office:value-type="string">
            <text:p>None</text:p>
          </table:table-cell>
          <table:table-cell office:value-type="string">
            <text:p>Self study consists of structured listening of the repertoire presented in the lectures/seminars. Assignments shall require the student to present their findings formally in the form of written essays and audio extracts, and students will be expected to draw upon repertoire of their own finding as well as that presented in lectures and seminars. Students will be required to submit two critical essays for marking by the course tutor during the period of study.</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92];&quot;','&quot;;[.B192];&quot;','&quot;;[.C192];&quot;','&quot;;[.D192];&quot;','&quot;;[.E192];&quot;','&quot;;[.F192];&quot;','&quot;;[.G192];&quot;','&quot;;[.H192];&quot;','&quot;;[.I192];&quot;','&quot;;[.J192];&quot;');&quot;)" office:value-type="string" office:string-value="INSERT INTO Course (Level,Semester,Credit,CourseId,Name,Description,EntryRequirements,Assessment,MainAssessment,School) VALUES ('5','2','20','ENG5033','Genre And Context ','An introduction to the way in which music is composed performed, analysed and understood. The study will be based on a selection of repertoire presented in textural (musical score) and audio formats.TimetableTBC','None','Self study consists of structured listening of the repertoire presented in the lectures/seminars. Assignments shall require the student to present their findings formally in the form of written essays and audio extracts, and students will be expected to draw upon repertoire of their own finding as well as that presented in lectures and seminars. Students will be required to submit two critical essays for marking by the course tutor during the period of study.','April/May','Engineering');">
            <text:p>INSERT INTO Course (Level,Semester,Credit,CourseId,Name,Description,EntryRequirements,Assessment,MainAssessment,School) VALUES ('5','2','20','ENG5033','Genre And Context ','An introduction to the way in which music is composed performed, analysed and understood. The study will be based on a selection of repertoire presented in textural (musical score) and audio formats.TimetableTBC','None','Self study consists of structured listening of the repertoire presented in the lectures/seminars. Assignments shall require the student to present their findings formally in the form of written essays and audio extracts, and students will be expected to draw upon repertoire of their own finding as well as that presented in lectures and seminars. Students will be required to submit two critical essays for marking by the course tutor during the period of study.','April/May','Engineering');</text:p>
          </table:table-cell>
        </table:table-row>
        <table:table-row table:style-name="ro4">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054</text:p>
          </table:table-cell>
          <table:table-cell office:value-type="string">
            <text:p>Methods For Turbomachinery Design </text:p>
          </table:table-cell>
          <table:table-cell table:number-columns-repeated="3" office:value-type="string">
            <text:p>null</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93];&quot;','&quot;;[.B193];&quot;','&quot;;[.C193];&quot;','&quot;;[.D193];&quot;','&quot;;[.E193];&quot;','&quot;;[.F193];&quot;','&quot;;[.G193];&quot;','&quot;;[.H193];&quot;','&quot;;[.I193];&quot;','&quot;;[.J193];&quot;');&quot;)" office:value-type="string" office:string-value="INSERT INTO Course (Level,Semester,Credit,CourseId,Name,Description,EntryRequirements,Assessment,MainAssessment,School) VALUES ('5','2','10','ENG5054','Methods For Turbomachinery Design ','null','null','null','April/May','Engineering');">
            <text:p>INSERT INTO Course (Level,Semester,Credit,CourseId,Name,Description,EntryRequirements,Assessment,MainAssessment,School) VALUES ('5','2','10','ENG5054','Methods For Turbomachinery Design ','null','null','null','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055</text:p>
          </table:table-cell>
          <table:table-cell office:value-type="string">
            <text:p>Micro &amp; Nano Technology </text:p>
          </table:table-cell>
          <table:table-cell office:value-type="string">
            <text:p>This course examines the impact of fabrication processes on the characteristics of diodes and MOS capacitors. Topics include silicon oxidation; chemical mechanical polishing, silicon epitaxy and metallisation; diffusion and ion implantation; large scale production techniques; measurement of device parameters; mask design; dry etching; simulation of integrated processes; use of design of experimental methodology..TimetableWeeklyThursday 9am - 1pm</text:p>
          </table:table-cell>
          <table:table-cell office:value-type="string">
            <text:p>None.</text:p>
          </table:table-cell>
          <table:table-cell office:value-type="string">
            <text:p>Degree ExaminationAssignment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94];&quot;','&quot;;[.B194];&quot;','&quot;;[.C194];&quot;','&quot;;[.D194];&quot;','&quot;;[.E194];&quot;','&quot;;[.F194];&quot;','&quot;;[.G194];&quot;','&quot;;[.H194];&quot;','&quot;;[.I194];&quot;','&quot;;[.J194];&quot;');&quot;)" office:value-type="string" office:string-value="INSERT INTO Course (Level,Semester,Credit,CourseId,Name,Description,EntryRequirements,Assessment,MainAssessment,School) VALUES ('5','2','20','ENG5055','Micro &amp; Nano Technology ','This course examines the impact of fabrication processes on the characteristics of diodes and MOS capacitors. Topics include silicon oxidation; chemical mechanical polishing, silicon epitaxy and metallisation; diffusion and ion implantation; large scale production techniques; measurement of device parameters; mask design; dry etching; simulation of integrated processes; use of design of experimental methodology..TimetableWeeklyThursday 9am - 1pm','None.','Degree ExaminationAssignments','April/May','Engineering');">
            <text:p>INSERT INTO Course (Level,Semester,Credit,CourseId,Name,Description,EntryRequirements,Assessment,MainAssessment,School) VALUES ('5','2','20','ENG5055','Micro &amp; Nano Technology ','This course examines the impact of fabrication processes on the characteristics of diodes and MOS capacitors. Topics include silicon oxidation; chemical mechanical polishing, silicon epitaxy and metallisation; diffusion and ion implantation; large scale production techniques; measurement of device parameters; mask design; dry etching; simulation of integrated processes; use of design of experimental methodology..TimetableWeeklyThursday 9am - 1pm','None.','Degree ExaminationAssignments','April/May','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36</text:p>
          </table:table-cell>
          <table:table-cell office:value-type="string">
            <text:p>Mathematical Modelling And Simulation M3 </text:p>
          </table:table-cell>
          <table:table-cell office:value-type="string">
            <text:p>null</text:p>
          </table:table-cell>
          <table:table-cell office:value-type="string">
            <text:p>Applicable Mathematics 2A (9EUV) and Applicable Mathematics 2B (9EVV).</text:p>
          </table:table-cell>
          <table:table-cell office:value-type="string">
            <text:p>null</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95];&quot;','&quot;;[.B195];&quot;','&quot;;[.C195];&quot;','&quot;;[.D195];&quot;','&quot;;[.E195];&quot;','&quot;;[.F195];&quot;','&quot;;[.G195];&quot;','&quot;;[.H195];&quot;','&quot;;[.I195];&quot;','&quot;;[.J195];&quot;');&quot;)" office:value-type="string" office:string-value="INSERT INTO Course (Level,Semester,Credit,CourseId,Name,Description,EntryRequirements,Assessment,MainAssessment,School) VALUES ('3','1','10','ENG3036','Mathematical Modelling And Simulation M3 ','null','Applicable Mathematics 2A (9EUV) and Applicable Mathematics 2B (9EVV).','null','December','Engineering');">
            <text:p>INSERT INTO Course (Level,Semester,Credit,CourseId,Name,Description,EntryRequirements,Assessment,MainAssessment,School) VALUES ('3','1','10','ENG3036','Mathematical Modelling And Simulation M3 ','null','Applicable Mathematics 2A (9EUV) and Applicable Mathematics 2B (9EVV).','null','December','Engineering');</text:p>
          </table:table-cell>
        </table:table-row>
        <table:table-row table:style-name="ro4">
          <table:table-cell office:value-type="float" office:value="3">
            <text:p>3</text:p>
          </table:table-cell>
          <table:table-cell table:style-name="Default" office:value-type="float" office:value="1">
            <text:p>1</text:p>
          </table:table-cell>
          <table:table-cell office:value-type="float" office:value="20">
            <text:p>20</text:p>
          </table:table-cell>
          <table:table-cell office:value-type="string">
            <text:p>ENG3037</text:p>
          </table:table-cell>
          <table:table-cell office:value-type="string">
            <text:p>Mechanics of Materials and Structures M3 </text:p>
          </table:table-cell>
          <table:table-cell office:value-type="string">
            <text:p>Following on from Applied Mechanics 2, we extend the range of problems we can solve by FEA to include skeletal structures. This requires knowledge of scalars, vectors and tensors, including vector calculus. <text:s/>The idea of contravariant and covariant components is introduced. <text:s/>An introduction to the calculus of variations allows integration of the governing differential equation using the principle of virtual workTimetable40 lectures plus tutorials, 2 practical assignments</text:p>
          </table:table-cell>
          <table:table-cell office:value-type="string">
            <text:p>None</text:p>
          </table:table-cell>
          <table:table-cell office:value-type="string">
            <text:p>60% by 1.5 hour degree examination answering 3 questions from 4. Students are allowed to use an A4 size datasheet of their own devising. 40% by 2 practical assignments, each 20%, reports to be submitted by dates TBC.</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96];&quot;','&quot;;[.B196];&quot;','&quot;;[.C196];&quot;','&quot;;[.D196];&quot;','&quot;;[.E196];&quot;','&quot;;[.F196];&quot;','&quot;;[.G196];&quot;','&quot;;[.H196];&quot;','&quot;;[.I196];&quot;','&quot;;[.J196];&quot;');&quot;)" office:value-type="string" office:string-value="INSERT INTO Course (Level,Semester,Credit,CourseId,Name,Description,EntryRequirements,Assessment,MainAssessment,School) VALUES ('3','1','20','ENG3037','Mechanics of Materials and Structures M3 ','Following on from Applied Mechanics 2, we extend the range of problems we can solve by FEA to include skeletal structures. This requires knowledge of scalars, vectors and tensors, including vector calculus.  The idea of contravariant and covariant components is introduced.  An introduction to the calculus of variations allows integration of the governing differential equation using the principle of virtual workTimetable40 lectures plus tutorials, 2 practical assignments','None','60% by 1.5 hour degree examination answering 3 questions from 4. Students are allowed to use an A4 size datasheet of their own devising. 40% by 2 practical assignments, each 20%, reports to be submitted by dates TBC.','December','Engineering');">
            <text:p>INSERT INTO Course (Level,Semester,Credit,CourseId,Name,Description,EntryRequirements,Assessment,MainAssessment,School) VALUES ('3','1','20','ENG3037','Mechanics of Materials and Structures M3 ','Following on from Applied Mechanics 2, we extend the range of problems we can solve by FEA to include skeletal structures. This requires knowledge of scalars, vectors and tensors, including vector calculus. <text:s/>The idea of contravariant and covariant components is introduced. <text:s/>An introduction to the calculus of variations allows integration of the governing differential equation using the principle of virtual workTimetable40 lectures plus tutorials, 2 practical assignments','None','60% by 1.5 hour degree examination answering 3 questions from 4. Students are allowed to use an A4 size datasheet of their own devising. 40% by 2 practical assignments, each 20%, reports to be submitted by dates TBC.','December','Engineering');</text:p>
          </table:table-cell>
        </table:table-row>
        <table:table-row table:style-name="ro1">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34</text:p>
          </table:table-cell>
          <table:table-cell office:value-type="string">
            <text:p>Instrumentation and Data Systems 3 </text:p>
          </table:table-cell>
          <table:table-cell office:value-type="string">
            <text:p>This course provides an introduction to instrumentation and data systems for engineers covering error analysis, signal acquisition and processing.Timetable2 lectures per week</text:p>
          </table:table-cell>
          <table:table-cell office:value-type="string">
            <text:p>None None</text:p>
          </table:table-cell>
          <table:table-cell office:value-type="string">
            <text:p>85% Examination15% Coursework It is not possible to offer </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97];&quot;','&quot;;[.B197];&quot;','&quot;;[.C197];&quot;','&quot;;[.D197];&quot;','&quot;;[.E197];&quot;','&quot;;[.F197];&quot;','&quot;;[.G197];&quot;','&quot;;[.H197];&quot;','&quot;;[.I197];&quot;','&quot;;[.J197];&quot;');&quot;)" office:value-type="string" office:string-value="INSERT INTO Course (Level,Semester,Credit,CourseId,Name,Description,EntryRequirements,Assessment,MainAssessment,School) VALUES ('3','2','10','ENG3034','Instrumentation and Data Systems 3 ','This course provides an introduction to instrumentation and data systems for engineers covering error analysis, signal acquisition and processing.Timetable2 lectures per week','None None','85% Examination15% Coursework It is not possible to offer ','April/May','Engineering');">
            <text:p>INSERT INTO Course (Level,Semester,Credit,CourseId,Name,Description,EntryRequirements,Assessment,MainAssessment,School) VALUES ('3','2','10','ENG3034','Instrumentation and Data Systems 3 ','This course provides an introduction to instrumentation and data systems for engineers covering error analysis, signal acquisition and processing.Timetable2 lectures per week','None None','85% Examination15% Coursework It is not possible to offer ','April/May','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35</text:p>
          </table:table-cell>
          <table:table-cell office:value-type="string">
            <text:p>Materials And Manufacturing M3 </text:p>
          </table:table-cell>
          <table:table-cell office:value-type="string">
            <text:p>The course will introduce materials properties and their selection in mechanical design, joining processes including welding and adhesive bonding, and forming processes for metallic and polymeric materials.Timetable2 lectures per week</text:p>
          </table:table-cell>
          <table:table-cell office:value-type="string">
            <text:p>None</text:p>
          </table:table-cell>
          <table:table-cell office:value-type="string">
            <text:p>100% degree examination: 1.5 hours, 3 questions.</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98];&quot;','&quot;;[.B198];&quot;','&quot;;[.C198];&quot;','&quot;;[.D198];&quot;','&quot;;[.E198];&quot;','&quot;;[.F198];&quot;','&quot;;[.G198];&quot;','&quot;;[.H198];&quot;','&quot;;[.I198];&quot;','&quot;;[.J198];&quot;');&quot;)" office:value-type="string" office:string-value="INSERT INTO Course (Level,Semester,Credit,CourseId,Name,Description,EntryRequirements,Assessment,MainAssessment,School) VALUES ('3','1','10','ENG3035','Materials And Manufacturing M3 ','The course will introduce materials properties and their selection in mechanical design, joining processes including welding and adhesive bonding, and forming processes for metallic and polymeric materials.Timetable2 lectures per week','None','100% degree examination: 1.5 hours, 3 questions.','December','Engineering');">
            <text:p>INSERT INTO Course (Level,Semester,Credit,CourseId,Name,Description,EntryRequirements,Assessment,MainAssessment,School) VALUES ('3','1','10','ENG3035','Materials And Manufacturing M3 ','The course will introduce materials properties and their selection in mechanical design, joining processes including welding and adhesive bonding, and forming processes for metallic and polymeric materials.Timetable2 lectures per week','None','100% degree examination: 1.5 hours, 3 questions.','December','Engineering');</text:p>
          </table:table-cell>
        </table:table-row>
        <table:table-row table:style-name="ro1">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32</text:p>
          </table:table-cell>
          <table:table-cell office:value-type="string">
            <text:p>Heat Transfer M3 </text:p>
          </table:table-cell>
          <table:table-cell office:value-type="string">
            <text:p>This course is designed to give the student a basic understanding of the various mechanisms of heat transfer. The course will also provide the student with an understanding of heat exchangers and how such items of equipment are designed.Timetable2 lectures per week</text:p>
          </table:table-cell>
          <table:table-cell office:value-type="string">
            <text:p>None</text:p>
          </table:table-cell>
          <table:table-cell office:value-type="string">
            <text:p>100% degree examination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199];&quot;','&quot;;[.B199];&quot;','&quot;;[.C199];&quot;','&quot;;[.D199];&quot;','&quot;;[.E199];&quot;','&quot;;[.F199];&quot;','&quot;;[.G199];&quot;','&quot;;[.H199];&quot;','&quot;;[.I199];&quot;','&quot;;[.J199];&quot;');&quot;)" office:value-type="string" office:string-value="INSERT INTO Course (Level,Semester,Credit,CourseId,Name,Description,EntryRequirements,Assessment,MainAssessment,School) VALUES ('3','2','10','ENG3032','Heat Transfer M3 ','This course is designed to give the student a basic understanding of the various mechanisms of heat transfer. The course will also provide the student with an understanding of heat exchangers and how such items of equipment are designed.Timetable2 lectures per week','None','100% degree examinations','April/May','Engineering');">
            <text:p>INSERT INTO Course (Level,Semester,Credit,CourseId,Name,Description,EntryRequirements,Assessment,MainAssessment,School) VALUES ('3','2','10','ENG3032','Heat Transfer M3 ','This course is designed to give the student a basic understanding of the various mechanisms of heat transfer. The course will also provide the student with an understanding of heat exchangers and how such items of equipment are designed.Timetable2 lectures per week','None','100% degree examinations','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052</text:p>
          </table:table-cell>
          <table:table-cell office:value-type="string">
            <text:p>Materials Engineering </text:p>
          </table:table-cell>
          <table:table-cell table:number-columns-repeated="2" office:value-type="string">
            <text:p>null</text:p>
          </table:table-cell>
          <table:table-cell office:value-type="string">
            <text:p>100% Degree examination - 3 hours, 4 questions from 7 (2 sections, at least one from each)</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00];&quot;','&quot;;[.B200];&quot;','&quot;;[.C200];&quot;','&quot;;[.D200];&quot;','&quot;;[.E200];&quot;','&quot;;[.F200];&quot;','&quot;;[.G200];&quot;','&quot;;[.H200];&quot;','&quot;;[.I200];&quot;','&quot;;[.J200];&quot;');&quot;)" office:value-type="string" office:string-value="INSERT INTO Course (Level,Semester,Credit,CourseId,Name,Description,EntryRequirements,Assessment,MainAssessment,School) VALUES ('5','2','20','ENG5052','Materials Engineering ','null','null','100% Degree examination - 3 hours, 4 questions from 7 (2 sections, at least one from each)','April/May','Engineering');">
            <text:p>INSERT INTO Course (Level,Semester,Credit,CourseId,Name,Description,EntryRequirements,Assessment,MainAssessment,School) VALUES ('5','2','20','ENG5052','Materials Engineering ','null','null','100% Degree examination - 3 hours, 4 questions from 7 (2 sections, at least one from each)','April/May','Engineering');</text:p>
          </table:table-cell>
        </table:table-row>
        <table:table-row table:style-name="ro1">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33</text:p>
          </table:table-cell>
          <table:table-cell office:value-type="string">
            <text:p>Hydraulics and Hydrology 3 </text:p>
          </table:table-cell>
          <table:table-cell office:value-type="string">
            <text:p>Engineering hydraulics and hydrology principles are applied to predict river flows, flooding and the movement of sediments in river systems. <text:s/>Techniques for designing simple hydraulic structures are introduced.Timetable2 lectures per week</text:p>
          </table:table-cell>
          <table:table-cell office:value-type="string">
            <text:p>None</text:p>
          </table:table-cell>
          <table:table-cell office:value-type="string">
            <text:p>70% Examination30% Coursework based on projec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01];&quot;','&quot;;[.B201];&quot;','&quot;;[.C201];&quot;','&quot;;[.D201];&quot;','&quot;;[.E201];&quot;','&quot;;[.F201];&quot;','&quot;;[.G201];&quot;','&quot;;[.H201];&quot;','&quot;;[.I201];&quot;','&quot;;[.J201];&quot;');&quot;)" office:value-type="string" office:string-value="INSERT INTO Course (Level,Semester,Credit,CourseId,Name,Description,EntryRequirements,Assessment,MainAssessment,School) VALUES ('3','2','10','ENG3033','Hydraulics and Hydrology 3 ','Engineering hydraulics and hydrology principles are applied to predict river flows, flooding and the movement of sediments in river systems.  Techniques for designing simple hydraulic structures are introduced.Timetable2 lectures per week','None','70% Examination30% Coursework based on project','April/May','Engineering');">
            <text:p>INSERT INTO Course (Level,Semester,Credit,CourseId,Name,Description,EntryRequirements,Assessment,MainAssessment,School) VALUES ('3','2','10','ENG3033','Hydraulics and Hydrology 3 ','Engineering hydraulics and hydrology principles are applied to predict river flows, flooding and the movement of sediments in river systems. <text:s/>Techniques for designing simple hydraulic structures are introduced.Timetable2 lectures per week','None','70% Examination30% Coursework based on project','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20">
            <text:p>20</text:p>
          </table:table-cell>
          <table:table-cell office:value-type="string">
            <text:p>ENG5053</text:p>
          </table:table-cell>
          <table:table-cell office:value-type="string">
            <text:p>Mechanics Of Solids And Structures </text:p>
          </table:table-cell>
          <table:table-cell table:number-columns-repeated="2" office:value-type="string">
            <text:p>null</text:p>
          </table:table-cell>
          <table:table-cell office:value-type="string">
            <text:p>60% Degree examination - 1.5 hours, 2 questions from 3</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02];&quot;','&quot;;[.B202];&quot;','&quot;;[.C202];&quot;','&quot;;[.D202];&quot;','&quot;;[.E202];&quot;','&quot;;[.F202];&quot;','&quot;;[.G202];&quot;','&quot;;[.H202];&quot;','&quot;;[.I202];&quot;','&quot;;[.J202];&quot;');&quot;)" office:value-type="string" office:string-value="INSERT INTO Course (Level,Semester,Credit,CourseId,Name,Description,EntryRequirements,Assessment,MainAssessment,School) VALUES ('5','1','20','ENG5053','Mechanics Of Solids And Structures ','null','null','60% Degree examination - 1.5 hours, 2 questions from 3','December','Engineering');">
            <text:p>INSERT INTO Course (Level,Semester,Credit,CourseId,Name,Description,EntryRequirements,Assessment,MainAssessment,School) VALUES ('5','1','20','ENG5053','Mechanics Of Solids And Structures ','null','null','60% Degree examination - 1.5 hours, 2 questions from 3','December','Engineering');</text:p>
          </table:table-cell>
        </table:table-row>
        <table:table-row table:style-name="ro1">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30</text:p>
          </table:table-cell>
          <table:table-cell office:value-type="string">
            <text:p>Fluid Mechanics M3 </text:p>
          </table:table-cell>
          <table:table-cell office:value-type="string">
            <text:p>null</text:p>
          </table:table-cell>
          <table:table-cell office:value-type="string">
            <text:p>Thermodynamics and Fluid Mechanics 1 (9FDU) or Fluid Mechanics M1F (9DPU).</text:p>
          </table:table-cell>
          <table:table-cell office:value-type="string">
            <text:p>100% degree examination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03];&quot;','&quot;;[.B203];&quot;','&quot;;[.C203];&quot;','&quot;;[.D203];&quot;','&quot;;[.E203];&quot;','&quot;;[.F203];&quot;','&quot;;[.G203];&quot;','&quot;;[.H203];&quot;','&quot;;[.I203];&quot;','&quot;;[.J203];&quot;');&quot;)" office:value-type="string" office:string-value="INSERT INTO Course (Level,Semester,Credit,CourseId,Name,Description,EntryRequirements,Assessment,MainAssessment,School) VALUES ('3','2','10','ENG3030','Fluid Mechanics M3 ','null','Thermodynamics and Fluid Mechanics 1 (9FDU) or Fluid Mechanics M1F (9DPU).','100% degree examinations','April/May','Engineering');">
            <text:p>INSERT INTO Course (Level,Semester,Credit,CourseId,Name,Description,EntryRequirements,Assessment,MainAssessment,School) VALUES ('3','2','10','ENG3030','Fluid Mechanics M3 ','null','Thermodynamics and Fluid Mechanics 1 (9FDU) or Fluid Mechanics M1F (9DPU).','100% degree examinations','April/May','Engineering');</text:p>
          </table:table-cell>
        </table:table-row>
        <table:table-row table:style-name="ro1">
          <table:table-cell office:value-type="float" office:value="1">
            <text:p>1</text:p>
          </table:table-cell>
          <table:table-cell table:style-name="Default" office:value-type="string">
            <text:p>1 &amp; 2</text:p>
          </table:table-cell>
          <table:table-cell office:value-type="float" office:value="10">
            <text:p>10</text:p>
          </table:table-cell>
          <table:table-cell office:value-type="string">
            <text:p>ENG1026</text:p>
          </table:table-cell>
          <table:table-cell office:value-type="string">
            <text:p>Engineering Skills 1 </text:p>
          </table:table-cell>
          <table:table-cell office:value-type="string">
            <text:p>This course provides a foundation for engineering and communication skills across engineering. It starts with interrelated sections on communication, workshop practice and introduction to CAD, underpinned by laboratories. This leads into a design, build and test project, which is specific to the student''s particular programme within engineering.Timetable1 lecture per week</text:p>
          </table:table-cell>
          <table:table-cell office:value-type="string">
            <text:p>None</text:p>
          </table:table-cell>
          <table:table-cell office:value-type="string">
            <text:p>60% Project work - Design, build and test project including design report, related CAD input, presentation/communication and peer assessment (60%)20% Coursework - Workshop Skills including related CAD exercise20% Coursework - Communication assignment, report, presentation, poster and peer review (20%)Environmental Engineering 1 ENG1027Academic Session: 2013-14School: School of EngineeringCredits: 10Level: Level 1 (SCQF level 7)Typically Offered: Semester 2Available to Visiting Students: YesShort DescriptionThis course provides an introduction to sustainability, environmental engineering and impact assessment. It considers how we move towards more sustainable development, particularly in terms of two at risk resources: energy and water, and considers how we assess the impact of civil engineering developments on the environment.Timetable2 lectures per weekRequirements of EntryNoneAssessment50% Examination50% Coursework - case study reports and a more significant projec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04];&quot;','&quot;;[.B204];&quot;','&quot;;[.C204];&quot;','&quot;;[.D204];&quot;','&quot;;[.E204];&quot;','&quot;;[.F204];&quot;','&quot;;[.G204];&quot;','&quot;;[.H204];&quot;','&quot;;[.I204];&quot;','&quot;;[.J204];&quot;');&quot;)" office:value-type="string" office:string-value="INSERT INTO Course (Level,Semester,Credit,CourseId,Name,Description,EntryRequirements,Assessment,MainAssessment,School) VALUES ('1','1 &amp; 2','10','ENG1026','Engineering Skills 1 ','This course provides a foundation for engineering and communication skills across engineering. It starts with interrelated sections on communication, workshop practice and introduction to CAD, underpinned by laboratories. This leads into a design, build and test project, which is specific to the student''s particular programme within engineering.Timetable1 lecture per week','None','60% Project work - Design, build and test project including design report, related CAD input, presentation/communication and peer assessment (60%)20% Coursework - Workshop Skills including related CAD exercise20% Coursework - Communication assignment, report, presentation, poster and peer review (20%)Environmental Engineering 1 ENG1027Academic Session: 2013-14School: School of EngineeringCredits: 10Level: Level 1 (SCQF level 7)Typically Offered: Semester 2Available to Visiting Students: YesShort DescriptionThis course provides an introduction to sustainability, environmental engineering and impact assessment. It considers how we move towards more sustainable development, particularly in terms of two at risk resources: energy and water, and considers how we assess the impact of civil engineering developments on the environment.Timetable2 lectures per weekRequirements of EntryNoneAssessment50% Examination50% Coursework - case study reports and a more significant project','April/May','Engineering');">
            <text:p>INSERT INTO Course (Level,Semester,Credit,CourseId,Name,Description,EntryRequirements,Assessment,MainAssessment,School) VALUES ('1','1 &amp; 2','10','ENG1026','Engineering Skills 1 ','This course provides a foundation for engineering and communication skills across engineering. It starts with interrelated sections on communication, workshop practice and introduction to CAD, underpinned by laboratories. This leads into a design, build and test project, which is specific to the student''s particular programme within engineering.Timetable1 lecture per week','None','60% Project work - Design, build and test project including design report, related CAD input, presentation/communication and peer assessment (60%)20% Coursework - Workshop Skills including related CAD exercise20% Coursework - Communication assignment, report, presentation, poster and peer review (20%)Environmental Engineering 1 ENG1027Academic Session: 2013-14School: School of EngineeringCredits: 10Level: Level 1 (SCQF level 7)Typically Offered: Semester 2Available to Visiting Students: YesShort DescriptionThis course provides an introduction to sustainability, environmental engineering and impact assessment. It considers how we move towards more sustainable development, particularly in terms of two at risk resources: energy and water, and considers how we assess the impact of civil engineering developments on the environment.Timetable2 lectures per weekRequirements of EntryNoneAssessment50% Examination50% Coursework - case study reports and a more significant project','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031</text:p>
          </table:table-cell>
          <table:table-cell office:value-type="string">
            <text:p>Fault Detection, Isolation And Reconfiguration </text:p>
          </table:table-cell>
          <table:table-cell table:number-columns-repeated="3" office:value-type="string">
            <text:p>null</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05];&quot;','&quot;;[.B205];&quot;','&quot;;[.C205];&quot;','&quot;;[.D205];&quot;','&quot;;[.E205];&quot;','&quot;;[.F205];&quot;','&quot;;[.G205];&quot;','&quot;;[.H205];&quot;','&quot;;[.I205];&quot;','&quot;;[.J205];&quot;');&quot;)" office:value-type="string" office:string-value="INSERT INTO Course (Level,Semester,Credit,CourseId,Name,Description,EntryRequirements,Assessment,MainAssessment,School) VALUES ('5','2','10','ENG5031','Fault Detection, Isolation And Reconfiguration ','null','null','null','April/May','Engineering');">
            <text:p>INSERT INTO Course (Level,Semester,Credit,CourseId,Name,Description,EntryRequirements,Assessment,MainAssessment,School) VALUES ('5','2','10','ENG5031','Fault Detection, Isolation And Reconfiguration ','null','null','null','April/May','Engineering');</text:p>
          </table:table-cell>
        </table:table-row>
        <table:table-row table:style-name="ro1">
          <table:table-cell office:value-type="float" office:value="1">
            <text:p>1</text:p>
          </table:table-cell>
          <table:table-cell table:style-name="Default" office:value-type="float" office:value="1">
            <text:p>1</text:p>
          </table:table-cell>
          <table:table-cell office:value-type="float" office:value="10">
            <text:p>10</text:p>
          </table:table-cell>
          <table:table-cell office:value-type="string">
            <text:p>ENG1033</text:p>
          </table:table-cell>
          <table:table-cell office:value-type="string">
            <text:p>Materials 1 </text:p>
          </table:table-cell>
          <table:table-cell office:value-type="string">
            <text:p>This course introduces students to engineering materials from their crystallographic structure through to their materials properties. The major classes of materials and the factors controlling their mechanical properties are introduced, allowing consideration of the choice of materials for different applications.Timetable2 lectures per week</text:p>
          </table:table-cell>
          <table:table-cell office:value-type="string">
            <text:p>None</text:p>
          </table:table-cell>
          <table:table-cell office:value-type="string">
            <text:p>90% Examination10% Coursework - Laboratory report written in groups</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06];&quot;','&quot;;[.B206];&quot;','&quot;;[.C206];&quot;','&quot;;[.D206];&quot;','&quot;;[.E206];&quot;','&quot;;[.F206];&quot;','&quot;;[.G206];&quot;','&quot;;[.H206];&quot;','&quot;;[.I206];&quot;','&quot;;[.J206];&quot;');&quot;)" office:value-type="string" office:string-value="INSERT INTO Course (Level,Semester,Credit,CourseId,Name,Description,EntryRequirements,Assessment,MainAssessment,School) VALUES ('1','1','10','ENG1033','Materials 1 ','This course introduces students to engineering materials from their crystallographic structure through to their materials properties. The major classes of materials and the factors controlling their mechanical properties are introduced, allowing consideration of the choice of materials for different applications.Timetable2 lectures per week','None','90% Examination10% Coursework - Laboratory report written in groups','December','Engineering');">
            <text:p>INSERT INTO Course (Level,Semester,Credit,CourseId,Name,Description,EntryRequirements,Assessment,MainAssessment,School) VALUES ('1','1','10','ENG1033','Materials 1 ','This course introduces students to engineering materials from their crystallographic structure through to their materials properties. The major classes of materials and the factors controlling their mechanical properties are introduced, allowing consideration of the choice of materials for different applications.Timetable2 lectures per week','None','90% Examination10% Coursework - Laboratory report written in groups','December','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20">
            <text:p>20</text:p>
          </table:table-cell>
          <table:table-cell office:value-type="string">
            <text:p>ENG4035</text:p>
          </table:table-cell>
          <table:table-cell office:value-type="string">
            <text:p>Bioelectronics 4 </text:p>
          </table:table-cell>
          <table:table-cell office:value-type="string">
            <text:p>Basic introduction to cell biology followed by how cell behaviour can be described in terms of electrical circuits and how electrical signals can be detected in biological systems. The techniques for adapting microelectronic fabrication methods to bioelectronic systems and the types of sensors which can be constructed.TimetableWeeklyMonday 10am - 11amTuesday 11am - 12pmThursday 12pm - 1pmFriday 12pm - 1pm</text:p>
          </table:table-cell>
          <table:table-cell office:value-type="string">
            <text:p>None.</text:p>
          </table:table-cell>
          <table:table-cell office:value-type="string">
            <text:p>Degree ExaminationLaboratory</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07];&quot;','&quot;;[.B207];&quot;','&quot;;[.C207];&quot;','&quot;;[.D207];&quot;','&quot;;[.E207];&quot;','&quot;;[.F207];&quot;','&quot;;[.G207];&quot;','&quot;;[.H207];&quot;','&quot;;[.I207];&quot;','&quot;;[.J207];&quot;');&quot;)" office:value-type="string" office:string-value="INSERT INTO Course (Level,Semester,Credit,CourseId,Name,Description,EntryRequirements,Assessment,MainAssessment,School) VALUES ('4','2','20','ENG4035','Bioelectronics 4 ','Basic introduction to cell biology followed by how cell behaviour can be described in terms of electrical circuits and how electrical signals can be detected in biological systems. The techniques for adapting microelectronic fabrication methods to bioelectronic systems and the types of sensors which can be constructed.TimetableWeeklyMonday 10am - 11amTuesday 11am - 12pmThursday 12pm - 1pmFriday 12pm - 1pm','None.','Degree ExaminationLaboratory','April/May','Engineering');">
            <text:p>INSERT INTO Course (Level,Semester,Credit,CourseId,Name,Description,EntryRequirements,Assessment,MainAssessment,School) VALUES ('4','2','20','ENG4035','Bioelectronics 4 ','Basic introduction to cell biology followed by how cell behaviour can be described in terms of electrical circuits and how electrical signals can be detected in biological systems. The techniques for adapting microelectronic fabrication methods to bioelectronic systems and the types of sensors which can be constructed.TimetableWeeklyMonday 10am - 11amTuesday 11am - 12pmThursday 12pm - 1pmFriday 12pm - 1pm','None.','Degree ExaminationLaboratory','April/May','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10">
            <text:p>10</text:p>
          </table:table-cell>
          <table:table-cell office:value-type="string">
            <text:p>ENG4036</text:p>
          </table:table-cell>
          <table:table-cell office:value-type="string">
            <text:p>Biosensors And Diagnostics 4 </text:p>
          </table:table-cell>
          <table:table-cell office:value-type="string">
            <text:p>The aim of the course is to give participants the confidence and skills to obtain a detailed understanding of advanced in vivo and in vitro diagnostic sensor technologies associated with optical and electrical biological sensors, including DNA and protein chips.TimetableTwo hours of lectures per week including industrial speakers, plus one laboratory.</text:p>
          </table:table-cell>
          <table:table-cell office:value-type="string">
            <text:p>None.</text:p>
          </table:table-cell>
          <table:table-cell office:value-type="string">
            <text:p>Examination 70%, Laboratory 10% on the production of biosensors. Essay based upon industrial talks (SCL) 20%.</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08];&quot;','&quot;;[.B208];&quot;','&quot;;[.C208];&quot;','&quot;;[.D208];&quot;','&quot;;[.E208];&quot;','&quot;;[.F208];&quot;','&quot;;[.G208];&quot;','&quot;;[.H208];&quot;','&quot;;[.I208];&quot;','&quot;;[.J208];&quot;');&quot;)" office:value-type="string" office:string-value="INSERT INTO Course (Level,Semester,Credit,CourseId,Name,Description,EntryRequirements,Assessment,MainAssessment,School) VALUES ('4','2','10','ENG4036','Biosensors And Diagnostics 4 ','The aim of the course is to give participants the confidence and skills to obtain a detailed understanding of advanced in vivo and in vitro diagnostic sensor technologies associated with optical and electrical biological sensors, including DNA and protein chips.TimetableTwo hours of lectures per week including industrial speakers, plus one laboratory.','None.','Examination 70%, Laboratory 10% on the production of biosensors. Essay based upon industrial talks (SCL) 20%.','April/May','Engineering');">
            <text:p>INSERT INTO Course (Level,Semester,Credit,CourseId,Name,Description,EntryRequirements,Assessment,MainAssessment,School) VALUES ('4','2','10','ENG4036','Biosensors And Diagnostics 4 ','The aim of the course is to give participants the confidence and skills to obtain a detailed understanding of advanced in vivo and in vitro diagnostic sensor technologies associated with optical and electrical biological sensors, including DNA and protein chips.TimetableTwo hours of lectures per week including industrial speakers, plus one laboratory.','None.','Examination 70%, Laboratory 10% on the production of biosensors. Essay based upon industrial talks (SCL) 20%.','April/May','Engineering');</text:p>
          </table:table-cell>
        </table:table-row>
        <table:table-row table:style-name="ro4">
          <table:table-cell office:value-type="float" office:value="1">
            <text:p>1</text:p>
          </table:table-cell>
          <table:table-cell table:style-name="Default" office:value-type="float" office:value="1">
            <text:p>1</text:p>
          </table:table-cell>
          <table:table-cell office:value-type="float" office:value="10">
            <text:p>10</text:p>
          </table:table-cell>
          <table:table-cell office:value-type="string">
            <text:p>ENG1031</text:p>
          </table:table-cell>
          <table:table-cell office:value-type="string">
            <text:p>Introduction To Biomedical Engineering 1 </text:p>
          </table:table-cell>
          <table:table-cell office:value-type="string">
            <text:p>The aim of the course is to provide students with an introduction to the basic concepts of biomedical engineering. The course will be broadly divided into two halves. In the first, the students will gain an understanding of the structure and function of cells and tissues and the generation of electrical signals in cells. In the second part of the course, the students will be introduced to the basic concepts of biomedical engineering including fluid mechanics, imaging modalities, sensors and biocompatibility.Timetable2 x 1 Hour Lectures per week</text:p>
          </table:table-cell>
          <table:table-cell office:value-type="string">
            <text:p>None</text:p>
          </table:table-cell>
          <table:table-cell office:value-type="string">
            <text:p>Examination 70%Laboratory 10% on biocompatibility.Group presentations on imaging, sensing, biofluids or biocompatbility (SCL) 2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09];&quot;','&quot;;[.B209];&quot;','&quot;;[.C209];&quot;','&quot;;[.D209];&quot;','&quot;;[.E209];&quot;','&quot;;[.F209];&quot;','&quot;;[.G209];&quot;','&quot;;[.H209];&quot;','&quot;;[.I209];&quot;','&quot;;[.J209];&quot;');&quot;)" office:value-type="string" office:string-value="INSERT INTO Course (Level,Semester,Credit,CourseId,Name,Description,EntryRequirements,Assessment,MainAssessment,School) VALUES ('1','1','10','ENG1031','Introduction To Biomedical Engineering 1 ','The aim of the course is to provide students with an introduction to the basic concepts of biomedical engineering. The course will be broadly divided into two halves. In the first, the students will gain an understanding of the structure and function of cells and tissues and the generation of electrical signals in cells. In the second part of the course, the students will be introduced to the basic concepts of biomedical engineering including fluid mechanics, imaging modalities, sensors and biocompatibility.Timetable2 x 1 Hour Lectures per week','None','Examination 70%Laboratory 10% on biocompatibility.Group presentations on imaging, sensing, biofluids or biocompatbility (SCL) 20%.','December','Engineering');">
            <text:p>INSERT INTO Course (Level,Semester,Credit,CourseId,Name,Description,EntryRequirements,Assessment,MainAssessment,School) VALUES ('1','1','10','ENG1031','Introduction To Biomedical Engineering 1 ','The aim of the course is to provide students with an introduction to the basic concepts of biomedical engineering. The course will be broadly divided into two halves. In the first, the students will gain an understanding of the structure and function of cells and tissues and the generation of electrical signals in cells. In the second part of the course, the students will be introduced to the basic concepts of biomedical engineering including fluid mechanics, imaging modalities, sensors and biocompatibility.Timetable2 x 1 Hour Lectures per week','None','Examination 70%Laboratory 10% on biocompatibility.Group presentations on imaging, sensing, biofluids or biocompatbility (SCL) 20%.','December','Engineering');</text:p>
          </table:table-cell>
        </table:table-row>
        <table:table-row table:style-name="ro1">
          <table:table-cell office:value-type="float" office:value="4">
            <text:p>4</text:p>
          </table:table-cell>
          <table:table-cell table:style-name="Default" office:value-type="string">
            <text:p>1 &amp; 2</text:p>
          </table:table-cell>
          <table:table-cell office:value-type="float" office:value="20">
            <text:p>20</text:p>
          </table:table-cell>
          <table:table-cell office:value-type="string">
            <text:p>ENG4172</text:p>
          </table:table-cell>
          <table:table-cell office:value-type="string">
            <text:p>Team Project EE4 </text:p>
          </table:table-cell>
          <table:table-cell office:value-type="string">
            <text:p>Teams of 4-6 students will design, plan, construct and test an item or system which will be mainly electronic in its key technical aspects and challenging in its scope. The design will be of such a complexity that only as a team can the technical challenges be managed. Teams must integrate aspects of engineering that have previously been taught in a wide range of courses.TimetableWeekly meetings with course co-ordinator to: introduce the projects and on their novel engineering aspects; regularly interact with the project teams; have the teams carry out interim (formative) and final (formative &amp; summative) presentations of their work; give feedback on interim and final presentations.Monday 4pm - 5pmFriday 4pm - 5pm</text:p>
          </table:table-cell>
          <table:table-cell office:value-type="string">
            <text:p>None</text:p>
          </table:table-cell>
          <table:table-cell office:value-type="string">
            <text:p>%Transportation Systems Engineering 4 ENG4183Academic Session: 2013-14School: School of EngineeringCredits: 10Level: Level 4 (SCQF level 10)Typically Offered: Semester 2Available to Visiting Students: YesShort DescriptionThis course will introduce students to the fundamentals of transportation engineering, teaching basic concepts and elementary design methods. <text:s/>The course is broadly structured in three parts, each corresponding to a different aspect of the field: (a) Planning (working on a large geographic scale to develop general policies, such as where roadways need to be constructed); (b) Operation of transportation facilities (working at the scale of individual roadways or corridors to quantify how easily people can travel); and (c) Design (addressing the specifics of how to implement a plan which is effective operationally, for example designing a traffic signal that avoids excessive delay).Timetable2 lectures per week.Requirements of EntryNoneAssessment70% Examination30% Report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10];&quot;','&quot;;[.B210];&quot;','&quot;;[.C210];&quot;','&quot;;[.D210];&quot;','&quot;;[.E210];&quot;','&quot;;[.F210];&quot;','&quot;;[.G210];&quot;','&quot;;[.H210];&quot;','&quot;;[.I210];&quot;','&quot;;[.J210];&quot;');&quot;)" office:value-type="string" office:string-value="INSERT INTO Course (Level,Semester,Credit,CourseId,Name,Description,EntryRequirements,Assessment,MainAssessment,School) VALUES ('4','1 &amp; 2','20','ENG4172','Team Project EE4 ','Teams of 4-6 students will design, plan, construct and test an item or system which will be mainly electronic in its key technical aspects and challenging in its scope. The design will be of such a complexity that only as a team can the technical challenges be managed. Teams must integrate aspects of engineering that have previously been taught in a wide range of courses.TimetableWeekly meetings with course co-ordinator to: introduce the projects and on their novel engineering aspects; regularly interact with the project teams; have the teams carry out interim (formative) and final (formative &amp; summative) presentations of their work; give feedback on interim and final presentations.Monday 4pm - 5pmFriday 4pm - 5pm','None','%Transportation Systems Engineering 4 ENG4183Academic Session: 2013-14School: School of EngineeringCredits: 10Level: Level 4 (SCQF level 10)Typically Offered: Semester 2Available to Visiting Students: YesShort DescriptionThis course will introduce students to the fundamentals of transportation engineering, teaching basic concepts and elementary design methods.  The course is broadly structured in three parts, each corresponding to a different aspect of the field: (a) Planning (working on a large geographic scale to develop general policies, such as where roadways need to be constructed); (b) Operation of transportation facilities (working at the scale of individual roadways or corridors to quantify how easily people can travel); and (c) Design (addressing the specifics of how to implement a plan which is effective operationally, for example designing a traffic signal that avoids excessive delay).Timetable2 lectures per week.Requirements of EntryNoneAssessment70% Examination30% Reports','April/May','Engineering');">
            <text:p>INSERT INTO Course (Level,Semester,Credit,CourseId,Name,Description,EntryRequirements,Assessment,MainAssessment,School) VALUES ('4','1 &amp; 2','20','ENG4172','Team Project EE4 ','Teams of 4-6 students will design, plan, construct and test an item or system which will be mainly electronic in its key technical aspects and challenging in its scope. The design will be of such a complexity that only as a team can the technical challenges be managed. Teams must integrate aspects of engineering that have previously been taught in a wide range of courses.TimetableWeekly meetings with course co-ordinator to: introduce the projects and on their novel engineering aspects; regularly interact with the project teams; have the teams carry out interim (formative) and final (formative &amp; summative) presentations of their work; give feedback on interim and final presentations.Monday 4pm - 5pmFriday 4pm - 5pm','None','%Transportation Systems Engineering 4 ENG4183Academic Session: 2013-14School: School of EngineeringCredits: 10Level: Level 4 (SCQF level 10)Typically Offered: Semester 2Available to Visiting Students: YesShort DescriptionThis course will introduce students to the fundamentals of transportation engineering, teaching basic concepts and elementary design methods. <text:s/>The course is broadly structured in three parts, each corresponding to a different aspect of the field: (a) Planning (working on a large geographic scale to develop general policies, such as where roadways need to be constructed); (b) Operation of transportation facilities (working at the scale of individual roadways or corridors to quantify how easily people can travel); and (c) Design (addressing the specifics of how to implement a plan which is effective operationally, for example designing a traffic signal that avoids excessive delay).Timetable2 lectures per week.Requirements of EntryNoneAssessment70% Examination30% Reports','April/May','Engineering');</text:p>
          </table:table-cell>
        </table:table-row>
        <table:table-row table:style-name="ro4">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29</text:p>
          </table:table-cell>
          <table:table-cell office:value-type="string">
            <text:p>Engineering Mathematics EE3 </text:p>
          </table:table-cell>
          <table:table-cell office:value-type="string">
            <text:p>How probabilities arise in describing engineering systems, independent and non-independent events, Bayes Theorem and Bernouilli trials. Probability distributions, probability density functions, standard distributions - normal, exponential, uniform, binomial and Poisson, and correlations.TimetableWeeklyTuesday 11am -12pmThursday 11am - 12pm</text:p>
          </table:table-cell>
          <table:table-cell office:value-type="string">
            <text:p>None</text:p>
          </table:table-cell>
          <table:table-cell office:value-type="string">
            <text:p>Degree ExaminationContinuous Assessment</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11];&quot;','&quot;;[.B211];&quot;','&quot;;[.C211];&quot;','&quot;;[.D211];&quot;','&quot;;[.E211];&quot;','&quot;;[.F211];&quot;','&quot;;[.G211];&quot;','&quot;;[.H211];&quot;','&quot;;[.I211];&quot;','&quot;;[.J211];&quot;');&quot;)" office:value-type="string" office:string-value="INSERT INTO Course (Level,Semester,Credit,CourseId,Name,Description,EntryRequirements,Assessment,MainAssessment,School) VALUES ('3','1','10','ENG3029','Engineering Mathematics EE3 ','How probabilities arise in describing engineering systems, independent and non-independent events, Bayes Theorem and Bernouilli trials. Probability distributions, probability density functions, standard distributions - normal, exponential, uniform, binomial and Poisson, and correlations.TimetableWeeklyTuesday 11am -12pmThursday 11am - 12pm','None','Degree ExaminationContinuous Assessment','December','Engineering');">
            <text:p>INSERT INTO Course (Level,Semester,Credit,CourseId,Name,Description,EntryRequirements,Assessment,MainAssessment,School) VALUES ('3','1','10','ENG3029','Engineering Mathematics EE3 ','How probabilities arise in describing engineering systems, independent and non-independent events, Bayes Theorem and Bernouilli trials. Probability distributions, probability density functions, standard distributions - normal, exponential, uniform, binomial and Poisson, and correlations.TimetableWeeklyTuesday 11am -12pmThursday 11am - 12pm','None','Degree ExaminationContinuous Assessment','December','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10">
            <text:p>10</text:p>
          </table:table-cell>
          <table:table-cell office:value-type="string">
            <text:p>ENG4173</text:p>
          </table:table-cell>
          <table:table-cell office:value-type="string">
            <text:p>Renewable Energy 4 </text:p>
          </table:table-cell>
          <table:table-cell office:value-type="string">
            <text:p>This course will address issues surrounding the renewable (non-carbon) energy field, with an introduction to existing electrical energy demand and provision in the UK, primarily in Scotland, involving various energy technologies, resources and devices introduced to meet Scotland''s potential energy gap and mix for future demand and supplies.Timetable2 lectures per week - single two hour slot</text:p>
          </table:table-cell>
          <table:table-cell office:value-type="string">
            <text:p>None</text:p>
          </table:table-cell>
          <table:table-cell office:value-type="string">
            <text:p>Coursework (50%), Examination (5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12];&quot;','&quot;;[.B212];&quot;','&quot;;[.C212];&quot;','&quot;;[.D212];&quot;','&quot;;[.E212];&quot;','&quot;;[.F212];&quot;','&quot;;[.G212];&quot;','&quot;;[.H212];&quot;','&quot;;[.I212];&quot;','&quot;;[.J212];&quot;');&quot;)" office:value-type="string" office:string-value="INSERT INTO Course (Level,Semester,Credit,CourseId,Name,Description,EntryRequirements,Assessment,MainAssessment,School) VALUES ('4','1','10','ENG4173','Renewable Energy 4 ','This course will address issues surrounding the renewable (non-carbon) energy field, with an introduction to existing electrical energy demand and provision in the UK, primarily in Scotland, involving various energy technologies, resources and devices introduced to meet Scotland''s potential energy gap and mix for future demand and supplies.Timetable2 lectures per week - single two hour slot','None','Coursework (50%), Examination (50%)','December','Engineering');">
            <text:p>INSERT INTO Course (Level,Semester,Credit,CourseId,Name,Description,EntryRequirements,Assessment,MainAssessment,School) VALUES ('4','1','10','ENG4173','Renewable Energy 4 ','This course will address issues surrounding the renewable (non-carbon) energy field, with an introduction to existing electrical energy demand and provision in the UK, primarily in Scotland, involving various energy technologies, resources and devices introduced to meet Scotland''s potential energy gap and mix for future demand and supplies.Timetable2 lectures per week - single two hour slot','None','Coursework (50%), Examination (50%)','December','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28</text:p>
          </table:table-cell>
          <table:table-cell office:value-type="string">
            <text:p>Engineering Design M3 </text:p>
          </table:table-cell>
          <table:table-cell office:value-type="string">
            <text:p>Develops student understanding of Availability, Reliability, and Maintainability thereby enhancing the students'' ability to evaluate design proposals from a number of related viewpoints.Timetable2 lectures per week</text:p>
          </table:table-cell>
          <table:table-cell office:value-type="string">
            <text:p>None.</text:p>
          </table:table-cell>
          <table:table-cell office:value-type="string">
            <text:p>80% degree examination, 20% coursework</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13];&quot;','&quot;;[.B213];&quot;','&quot;;[.C213];&quot;','&quot;;[.D213];&quot;','&quot;;[.E213];&quot;','&quot;;[.F213];&quot;','&quot;;[.G213];&quot;','&quot;;[.H213];&quot;','&quot;;[.I213];&quot;','&quot;;[.J213];&quot;');&quot;)" office:value-type="string" office:string-value="INSERT INTO Course (Level,Semester,Credit,CourseId,Name,Description,EntryRequirements,Assessment,MainAssessment,School) VALUES ('3','1','10','ENG3028','Engineering Design M3 ','Develops student understanding of Availability, Reliability, and Maintainability thereby enhancing the students'' ability to evaluate design proposals from a number of related viewpoints.Timetable2 lectures per week','None.','80% degree examination, 20% coursework','December','Engineering');">
            <text:p>INSERT INTO Course (Level,Semester,Credit,CourseId,Name,Description,EntryRequirements,Assessment,MainAssessment,School) VALUES ('3','1','10','ENG3028','Engineering Design M3 ','Develops student understanding of Availability, Reliability, and Maintainability thereby enhancing the students'' ability to evaluate design proposals from a number of related viewpoints.Timetable2 lectures per week','None.','80% degree examination, 20% coursework','December','Engineering');</text:p>
          </table:table-cell>
        </table:table-row>
        <table:table-row table:style-name="ro1">
          <table:table-cell office:value-type="float" office:value="3">
            <text:p>3</text:p>
          </table:table-cell>
          <table:table-cell table:style-name="Default" office:value-type="string">
            <text:p>Full Year</text:p>
          </table:table-cell>
          <table:table-cell office:value-type="float" office:value="10">
            <text:p>10</text:p>
          </table:table-cell>
          <table:table-cell office:value-type="string">
            <text:p>ENG3027</text:p>
          </table:table-cell>
          <table:table-cell office:value-type="string">
            <text:p>Engineering Career Skills 3 </text:p>
          </table:table-cell>
          <table:table-cell office:value-type="string">
            <text:p>An introduction to communication skills, particularly critical analysis of existing documents to extract key facts and arguments. The writing of well-structured reports to convey information clearly and concisely.TimetableWeeklyWednesday 12pm - 1pm</text:p>
          </table:table-cell>
          <table:table-cell office:value-type="string">
            <text:p>None.</text:p>
          </table:table-cell>
          <table:table-cell office:value-type="string">
            <text:p>AssignmentEngineering Design 3N SIT3006Academic Session: 2013-14School: School of EngineeringCredits: 10Level: Level 3 (SCQF level 9)Typically Offered: Semester 1Available to Visiting Students: NoShort DescriptionDevelops student understanding of Availability, Reliability, and Maintainability thereby enhancing the students'' ability to evaluate design proposals from a number of related viewpoints.Timetable2 lectures per weekRequirements of EntryNoneAssessmentExamination (80%) Coursework (2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14];&quot;','&quot;;[.B214];&quot;','&quot;;[.C214];&quot;','&quot;;[.D214];&quot;','&quot;;[.E214];&quot;','&quot;;[.F214];&quot;','&quot;;[.G214];&quot;','&quot;;[.H214];&quot;','&quot;;[.I214];&quot;','&quot;;[.J214];&quot;');&quot;)" office:value-type="string" office:string-value="INSERT INTO Course (Level,Semester,Credit,CourseId,Name,Description,EntryRequirements,Assessment,MainAssessment,School) VALUES ('3','Full Year','10','ENG3027','Engineering Career Skills 3 ','An introduction to communication skills, particularly critical analysis of existing documents to extract key facts and arguments. The writing of well-structured reports to convey information clearly and concisely.TimetableWeeklyWednesday 12pm - 1pm','None.','AssignmentEngineering Design 3N SIT3006Academic Session: 2013-14School: School of EngineeringCredits: 10Level: Level 3 (SCQF level 9)Typically Offered: Semester 1Available to Visiting Students: NoShort DescriptionDevelops student understanding of Availability, Reliability, and Maintainability thereby enhancing the students'' ability to evaluate design proposals from a number of related viewpoints.Timetable2 lectures per weekRequirements of EntryNoneAssessmentExamination (80%) Coursework (20%)','December','Engineering');">
            <text:p>INSERT INTO Course (Level,Semester,Credit,CourseId,Name,Description,EntryRequirements,Assessment,MainAssessment,School) VALUES ('3','Full Year','10','ENG3027','Engineering Career Skills 3 ','An introduction to communication skills, particularly critical analysis of existing documents to extract key facts and arguments. The writing of well-structured reports to convey information clearly and concisely.TimetableWeeklyWednesday 12pm - 1pm','None.','AssignmentEngineering Design 3N SIT3006Academic Session: 2013-14School: School of EngineeringCredits: 10Level: Level 3 (SCQF level 9)Typically Offered: Semester 1Available to Visiting Students: NoShort DescriptionDevelops student understanding of Availability, Reliability, and Maintainability thereby enhancing the students'' ability to evaluate design proposals from a number of related viewpoints.Timetable2 lectures per weekRequirements of EntryNoneAssessmentExamination (80%) Coursework (20%)','December','Engineering');</text:p>
          </table:table-cell>
        </table:table-row>
        <table:table-row table:style-name="ro1">
          <table:table-cell office:value-type="float" office:value="4">
            <text:p>4</text:p>
          </table:table-cell>
          <table:table-cell table:style-name="Default" office:value-type="string">
            <text:p>1 &amp; 2</text:p>
          </table:table-cell>
          <table:table-cell office:value-type="float" office:value="20">
            <text:p>20</text:p>
          </table:table-cell>
          <table:table-cell office:value-type="string">
            <text:p>ENG4032</text:p>
          </table:table-cell>
          <table:table-cell office:value-type="string">
            <text:p>Avionic Systems 4 </text:p>
          </table:table-cell>
          <table:table-cell office:value-type="string">
            <text:p>This course introduces the avionics systems to be found on modern aircraft, including inertial and satellite-based navigation systems, radar, and electro-optic sensing and tracking.TimetableTwo lectures per week</text:p>
          </table:table-cell>
          <table:table-cell office:value-type="string">
            <text:p>NoneENG5072 Radar and Electro-optic Systems</text:p>
          </table:table-cell>
          <table:table-cell office:value-type="string">
            <text:p>100%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15];&quot;','&quot;;[.B215];&quot;','&quot;;[.C215];&quot;','&quot;;[.D215];&quot;','&quot;;[.E215];&quot;','&quot;;[.F215];&quot;','&quot;;[.G215];&quot;','&quot;;[.H215];&quot;','&quot;;[.I215];&quot;','&quot;;[.J215];&quot;');&quot;)" office:value-type="string" office:string-value="INSERT INTO Course (Level,Semester,Credit,CourseId,Name,Description,EntryRequirements,Assessment,MainAssessment,School) VALUES ('4','1 &amp; 2','20','ENG4032','Avionic Systems 4 ','This course introduces the avionics systems to be found on modern aircraft, including inertial and satellite-based navigation systems, radar, and electro-optic sensing and tracking.TimetableTwo lectures per week','NoneENG5072 Radar and Electro-optic Systems','100% Examination','April/May','Engineering');">
            <text:p>INSERT INTO Course (Level,Semester,Credit,CourseId,Name,Description,EntryRequirements,Assessment,MainAssessment,School) VALUES ('4','1 &amp; 2','20','ENG4032','Avionic Systems 4 ','This course introduces the avionics systems to be found on modern aircraft, including inertial and satellite-based navigation systems, radar, and electro-optic sensing and tracking.TimetableTwo lectures per week','NoneENG5072 Radar and Electro-optic Systems','100% Examination','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20">
            <text:p>20</text:p>
          </table:table-cell>
          <table:table-cell office:value-type="string">
            <text:p>ENG5029</text:p>
          </table:table-cell>
          <table:table-cell office:value-type="string">
            <text:p>Electrical Energy Systems </text:p>
          </table:table-cell>
          <table:table-cell office:value-type="string">
            <text:p>This course offers a broad coverage of the integration of renewable sources of electrical energy into the electrical power grid. All key technical issues associated with the random operation of most of these sources and their impact on the power grid are studies from the vantage of power systems design, planning, operation and controlTimetableTBC</text:p>
          </table:table-cell>
          <table:table-cell office:value-type="string">
            <text:p>None.</text:p>
          </table:table-cell>
          <table:table-cell office:value-type="string">
            <text:p>Degree ExaminationContinuous Assessment</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16];&quot;','&quot;;[.B216];&quot;','&quot;;[.C216];&quot;','&quot;;[.D216];&quot;','&quot;;[.E216];&quot;','&quot;;[.F216];&quot;','&quot;;[.G216];&quot;','&quot;;[.H216];&quot;','&quot;;[.I216];&quot;','&quot;;[.J216];&quot;');&quot;)" office:value-type="string" office:string-value="INSERT INTO Course (Level,Semester,Credit,CourseId,Name,Description,EntryRequirements,Assessment,MainAssessment,School) VALUES ('5','1','20','ENG5029','Electrical Energy Systems ','This course offers a broad coverage of the integration of renewable sources of electrical energy into the electrical power grid. All key technical issues associated with the random operation of most of these sources and their impact on the power grid are studies from the vantage of power systems design, planning, operation and controlTimetableTBC','None.','Degree ExaminationContinuous Assessment','December','Engineering');">
            <text:p>INSERT INTO Course (Level,Semester,Credit,CourseId,Name,Description,EntryRequirements,Assessment,MainAssessment,School) VALUES ('5','1','20','ENG5029','Electrical Energy Systems ','This course offers a broad coverage of the integration of renewable sources of electrical energy into the electrical power grid. All key technical issues associated with the random operation of most of these sources and their impact on the power grid are studies from the vantage of power systems design, planning, operation and controlTimetableTBC','None.','Degree ExaminationContinuous Assessment','December','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10">
            <text:p>10</text:p>
          </table:table-cell>
          <table:table-cell office:value-type="string">
            <text:p>ENG4175</text:p>
          </table:table-cell>
          <table:table-cell office:value-type="string">
            <text:p>Autonomous Vehicle Guidance Systems 4 </text:p>
          </table:table-cell>
          <table:table-cell office:value-type="string">
            <text:p>This course introduces the concepts behind autonomous vehicle guidance and coordination and enables students to design and implement guidance strategies for vehicles incorporating planning, optimising and reacting elements.TimetableTwo lectures per week</text:p>
          </table:table-cell>
          <table:table-cell office:value-type="string">
            <text:p>NoneAutonomous Vehicle Guidance Systems 4S</text:p>
          </table:table-cell>
          <table:table-cell office:value-type="string">
            <text:p>Laboratory report, 15%Examination, 2 hours, no choice of questions, 85%</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17];&quot;','&quot;;[.B217];&quot;','&quot;;[.C217];&quot;','&quot;;[.D217];&quot;','&quot;;[.E217];&quot;','&quot;;[.F217];&quot;','&quot;;[.G217];&quot;','&quot;;[.H217];&quot;','&quot;;[.I217];&quot;','&quot;;[.J217];&quot;');&quot;)" office:value-type="string" office:string-value="INSERT INTO Course (Level,Semester,Credit,CourseId,Name,Description,EntryRequirements,Assessment,MainAssessment,School) VALUES ('4','2','10','ENG4175','Autonomous Vehicle Guidance Systems 4 ','This course introduces the concepts behind autonomous vehicle guidance and coordination and enables students to design and implement guidance strategies for vehicles incorporating planning, optimising and reacting elements.TimetableTwo lectures per week','NoneAutonomous Vehicle Guidance Systems 4S','Laboratory report, 15%Examination, 2 hours, no choice of questions, 85%','April/May','Engineering');">
            <text:p>INSERT INTO Course (Level,Semester,Credit,CourseId,Name,Description,EntryRequirements,Assessment,MainAssessment,School) VALUES ('4','2','10','ENG4175','Autonomous Vehicle Guidance Systems 4 ','This course introduces the concepts behind autonomous vehicle guidance and coordination and enables students to design and implement guidance strategies for vehicles incorporating planning, optimising and reacting elements.TimetableTwo lectures per week','NoneAutonomous Vehicle Guidance Systems 4S','Laboratory report, 15%Examination, 2 hours, no choice of questions, 85%','April/May','Engineering');</text:p>
          </table:table-cell>
        </table:table-row>
        <table:table-row table:style-name="ro1">
          <table:table-cell office:value-type="float" office:value="4">
            <text:p>4</text:p>
          </table:table-cell>
          <table:table-cell table:style-name="Default" office:value-type="string">
            <text:p>1 &amp; 2</text:p>
          </table:table-cell>
          <table:table-cell office:value-type="float" office:value="30">
            <text:p>30</text:p>
          </table:table-cell>
          <table:table-cell office:value-type="string">
            <text:p>ENG4109P</text:p>
          </table:table-cell>
          <table:table-cell office:value-type="string">
            <text:p>Project IV (Aero) </text:p>
          </table:table-cell>
          <table:table-cell office:value-type="string">
            <text:p>null</text:p>
          </table:table-cell>
          <table:table-cell office:value-type="string">
            <text:p>Admission to Final Year of Study.</text:p>
          </table:table-cell>
          <table:table-cell office:value-type="string">
            <text:p>Continuous assessment and initial presentation (40%), final presentation (20%) and a report (40%)Project M4 ENG4110PAcademic Session: 2013-14School: School of EngineeringCredits: 30Level: Level 4 (SCQF level 10)Typically Offered: Runs Throughout Semesters 1 and 2Available to Visiting Students: NoShort DescriptionThe project is designed to develop the students ability to understand the field of the investigation, to select and justify the methodology adopted, to apply the methodology, to represent their results or findings accurately, and to understand the significance of the results or findings.TimetableStart week 1, end week 22.Requirements of EntryNone.Assessment80% Project report and continuous assessment, 10% presentation and 10% display board.</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18];&quot;','&quot;;[.B218];&quot;','&quot;;[.C218];&quot;','&quot;;[.D218];&quot;','&quot;;[.E218];&quot;','&quot;;[.F218];&quot;','&quot;;[.G218];&quot;','&quot;;[.H218];&quot;','&quot;;[.I218];&quot;','&quot;;[.J218];&quot;');&quot;)" office:value-type="string" office:string-value="INSERT INTO Course (Level,Semester,Credit,CourseId,Name,Description,EntryRequirements,Assessment,MainAssessment,School) VALUES ('4','1 &amp; 2','30','ENG4109P','Project IV (Aero) ','null','Admission to Final Year of Study.','Continuous assessment and initial presentation (40%), final presentation (20%) and a report (40%)Project M4 ENG4110PAcademic Session: 2013-14School: School of EngineeringCredits: 30Level: Level 4 (SCQF level 10)Typically Offered: Runs Throughout Semesters 1 and 2Available to Visiting Students: NoShort DescriptionThe project is designed to develop the students ability to understand the field of the investigation, to select and justify the methodology adopted, to apply the methodology, to represent their results or findings accurately, and to understand the significance of the results or findings.TimetableStart week 1, end week 22.Requirements of EntryNone.Assessment80% Project report and continuous assessment, 10% presentation and 10% display board.','April/May','Engineering');">
            <text:p>INSERT INTO Course (Level,Semester,Credit,CourseId,Name,Description,EntryRequirements,Assessment,MainAssessment,School) VALUES ('4','1 &amp; 2','30','ENG4109P','Project IV (Aero) ','null','Admission to Final Year of Study.','Continuous assessment and initial presentation (40%), final presentation (20%) and a report (40%)Project M4 ENG4110PAcademic Session: 2013-14School: School of EngineeringCredits: 30Level: Level 4 (SCQF level 10)Typically Offered: Runs Throughout Semesters 1 and 2Available to Visiting Students: NoShort DescriptionThe project is designed to develop the students ability to understand the field of the investigation, to select and justify the methodology adopted, to apply the methodology, to represent their results or findings accurately, and to understand the significance of the results or findings.TimetableStart week 1, end week 22.Requirements of EntryNone.Assessment80% Project report and continuous assessment, 10% presentation and 10% display board.','April/May','Engineering');</text:p>
          </table:table-cell>
        </table:table-row>
        <table:table-row table:style-name="ro4">
          <table:table-cell office:value-type="float" office:value="4">
            <text:p>4</text:p>
          </table:table-cell>
          <table:table-cell table:style-name="Default" office:value-type="float" office:value="2">
            <text:p>2</text:p>
          </table:table-cell>
          <table:table-cell office:value-type="float" office:value="10">
            <text:p>10</text:p>
          </table:table-cell>
          <table:table-cell office:value-type="string">
            <text:p>ENG4178</text:p>
          </table:table-cell>
          <table:table-cell office:value-type="string">
            <text:p>Biomechanics 4 </text:p>
          </table:table-cell>
          <table:table-cell office:value-type="string">
            <text:p>This course will provide students with the knowledge and skills to undertake biomechanical analysis from the cellular to the whole body level. <text:s/>The students will be able to analyse the biomechanics of hard and soft tissue and the forces generated both within natural tissues and on artificial replacement components.TimetableTwo lectures per week</text:p>
          </table:table-cell>
          <table:table-cell office:value-type="string">
            <text:p>None</text:p>
          </table:table-cell>
          <table:table-cell office:value-type="string">
            <text:p>Examination 80%Coursework 20%</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19];&quot;','&quot;;[.B219];&quot;','&quot;;[.C219];&quot;','&quot;;[.D219];&quot;','&quot;;[.E219];&quot;','&quot;;[.F219];&quot;','&quot;;[.G219];&quot;','&quot;;[.H219];&quot;','&quot;;[.I219];&quot;','&quot;;[.J219];&quot;');&quot;)" office:value-type="string" office:string-value="INSERT INTO Course (Level,Semester,Credit,CourseId,Name,Description,EntryRequirements,Assessment,MainAssessment,School) VALUES ('4','2','10','ENG4178','Biomechanics 4 ','This course will provide students with the knowledge and skills to undertake biomechanical analysis from the cellular to the whole body level.  The students will be able to analyse the biomechanics of hard and soft tissue and the forces generated both within natural tissues and on artificial replacement components.TimetableTwo lectures per week','None','Examination 80%Coursework 20%','April/May','Engineering');">
            <text:p>INSERT INTO Course (Level,Semester,Credit,CourseId,Name,Description,EntryRequirements,Assessment,MainAssessment,School) VALUES ('4','2','10','ENG4178','Biomechanics 4 ','This course will provide students with the knowledge and skills to undertake biomechanical analysis from the cellular to the whole body level. <text:s/>The students will be able to analyse the biomechanics of hard and soft tissue and the forces generated both within natural tissues and on artificial replacement components.TimetableTwo lectures per week','None','Examination 80%Coursework 20%','April/May','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20">
            <text:p>20</text:p>
          </table:table-cell>
          <table:table-cell office:value-type="string">
            <text:p>ENG4179</text:p>
          </table:table-cell>
          <table:table-cell office:value-type="string">
            <text:p>Advanced Thermal Engineering 4 </text:p>
          </table:table-cell>
          <table:table-cell office:value-type="string">
            <text:p>This course is designed to give the students advanced knowledge and understanding of various mechanisms of thermo-fluids, heat transfer and combustion. It provides the students with an ability to analyse various practical thermal-engineering systems through examples and tutorial exercises.TimetableTwo lectures per week</text:p>
          </table:table-cell>
          <table:table-cell office:value-type="string">
            <text:p>None</text:p>
          </table:table-cell>
          <table:table-cell office:value-type="string">
            <text:p>Examination 90%Coursework 1</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20];&quot;','&quot;;[.B220];&quot;','&quot;;[.C220];&quot;','&quot;;[.D220];&quot;','&quot;;[.E220];&quot;','&quot;;[.F220];&quot;','&quot;;[.G220];&quot;','&quot;;[.H220];&quot;','&quot;;[.I220];&quot;','&quot;;[.J220];&quot;');&quot;)" office:value-type="string" office:string-value="INSERT INTO Course (Level,Semester,Credit,CourseId,Name,Description,EntryRequirements,Assessment,MainAssessment,School) VALUES ('4','1','20','ENG4179','Advanced Thermal Engineering 4 ','This course is designed to give the students advanced knowledge and understanding of various mechanisms of thermo-fluids, heat transfer and combustion. It provides the students with an ability to analyse various practical thermal-engineering systems through examples and tutorial exercises.TimetableTwo lectures per week','None','Examination 90%Coursework 1','December','Engineering');">
            <text:p>INSERT INTO Course (Level,Semester,Credit,CourseId,Name,Description,EntryRequirements,Assessment,MainAssessment,School) VALUES ('4','1','20','ENG4179','Advanced Thermal Engineering 4 ','This course is designed to give the students advanced knowledge and understanding of various mechanisms of thermo-fluids, heat transfer and combustion. It provides the students with an ability to analyse various practical thermal-engineering systems through examples and tutorial exercises.TimetableTwo lectures per week','None','Examination 90%Coursework 1','December','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20">
            <text:p>20</text:p>
          </table:table-cell>
          <table:table-cell office:value-type="string">
            <text:p>ENG5004</text:p>
          </table:table-cell>
          <table:table-cell office:value-type="string">
            <text:p>Advanced Control Systems Engineering 5 </text:p>
          </table:table-cell>
          <table:table-cell office:value-type="string">
            <text:p>null</text:p>
          </table:table-cell>
          <table:table-cell office:value-type="string">
            <text:p>Control EE4 or M4</text:p>
          </table:table-cell>
          <table:table-cell office:value-type="string">
            <text:p>Degree ExaminationAssignment</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21];&quot;','&quot;;[.B221];&quot;','&quot;;[.C221];&quot;','&quot;;[.D221];&quot;','&quot;;[.E221];&quot;','&quot;;[.F221];&quot;','&quot;;[.G221];&quot;','&quot;;[.H221];&quot;','&quot;;[.I221];&quot;','&quot;;[.J221];&quot;');&quot;)" office:value-type="string" office:string-value="INSERT INTO Course (Level,Semester,Credit,CourseId,Name,Description,EntryRequirements,Assessment,MainAssessment,School) VALUES ('5','1','20','ENG5004','Advanced Control Systems Engineering 5 ','null','Control EE4 or M4','Degree ExaminationAssignment','December','Engineering');">
            <text:p>INSERT INTO Course (Level,Semester,Credit,CourseId,Name,Description,EntryRequirements,Assessment,MainAssessment,School) VALUES ('5','1','20','ENG5004','Advanced Control Systems Engineering 5 ','null','Control EE4 or M4','Degree ExaminationAssignment','December','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20">
            <text:p>20</text:p>
          </table:table-cell>
          <table:table-cell office:value-type="string">
            <text:p>ENG5066</text:p>
          </table:table-cell>
          <table:table-cell office:value-type="string">
            <text:p>Optical Communications </text:p>
          </table:table-cell>
          <table:table-cell office:value-type="string">
            <text:p>This course provides an introduction to optical data transmission. It covers the materials used in optoelectronics, the operation of LEDs and lasers, optical fibres, optical detectors and concepts for modern optical fibre communication systems.TimetableWeekly 4 hour lectures</text:p>
          </table:table-cell>
          <table:table-cell office:value-type="string">
            <text:p>None.</text:p>
          </table:table-cell>
          <table:table-cell office:value-type="string">
            <text:p>Degree ExaminationContinuous Assessmen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22];&quot;','&quot;;[.B222];&quot;','&quot;;[.C222];&quot;','&quot;;[.D222];&quot;','&quot;;[.E222];&quot;','&quot;;[.F222];&quot;','&quot;;[.G222];&quot;','&quot;;[.H222];&quot;','&quot;;[.I222];&quot;','&quot;;[.J222];&quot;');&quot;)" office:value-type="string" office:string-value="INSERT INTO Course (Level,Semester,Credit,CourseId,Name,Description,EntryRequirements,Assessment,MainAssessment,School) VALUES ('5','1','20','ENG5066','Optical Communications ','This course provides an introduction to optical data transmission. It covers the materials used in optoelectronics, the operation of LEDs and lasers, optical fibres, optical detectors and concepts for modern optical fibre communication systems.TimetableWeekly 4 hour lectures','None.','Degree ExaminationContinuous Assessment','April/May','Engineering');">
            <text:p>INSERT INTO Course (Level,Semester,Credit,CourseId,Name,Description,EntryRequirements,Assessment,MainAssessment,School) VALUES ('5','1','20','ENG5066','Optical Communications ','This course provides an introduction to optical data transmission. It covers the materials used in optoelectronics, the operation of LEDs and lasers, optical fibres, optical detectors and concepts for modern optical fibre communication systems.TimetableWeekly 4 hour lectures','None.','Degree ExaminationContinuous Assessment','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067</text:p>
          </table:table-cell>
          <table:table-cell office:value-type="string">
            <text:p>Orchestration, Transcription And Empirical Performance Study </text:p>
          </table:table-cell>
          <table:table-cell office:value-type="string">
            <text:p>A course that teaches the techniques of orchestration and transcription through arrangement of musical pieces in a variety of musical stylesTimetableTBC</text:p>
          </table:table-cell>
          <table:table-cell office:value-type="string">
            <text:p>None</text:p>
          </table:table-cell>
          <table:table-cell office:value-type="string">
            <text:p>Students will be required to demonstrate competence in orchestration and transcription by submitting a short extract of each from a given text. An essay will be submitted which describes an experimental technique for deriving important performance data from an instrument of the student''s choice, and discusses the uses to which such empirical measurement of performance gestures may be put in the context of a given orchestral piece.</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23];&quot;','&quot;;[.B223];&quot;','&quot;;[.C223];&quot;','&quot;;[.D223];&quot;','&quot;;[.E223];&quot;','&quot;;[.F223];&quot;','&quot;;[.G223];&quot;','&quot;;[.H223];&quot;','&quot;;[.I223];&quot;','&quot;;[.J223];&quot;');&quot;)" office:value-type="string" office:string-value="INSERT INTO Course (Level,Semester,Credit,CourseId,Name,Description,EntryRequirements,Assessment,MainAssessment,School) VALUES ('5','2','20','ENG5067','Orchestration, Transcription And Empirical Performance Study ','A course that teaches the techniques of orchestration and transcription through arrangement of musical pieces in a variety of musical stylesTimetableTBC','None','Students will be required to demonstrate competence in orchestration and transcription by submitting a short extract of each from a given text. An essay will be submitted which describes an experimental technique for deriving important performance data from an instrument of the student''s choice, and discusses the uses to which such empirical measurement of performance gestures may be put in the context of a given orchestral piece.','April/May','Engineering');">
            <text:p>INSERT INTO Course (Level,Semester,Credit,CourseId,Name,Description,EntryRequirements,Assessment,MainAssessment,School) VALUES ('5','2','20','ENG5067','Orchestration, Transcription And Empirical Performance Study ','A course that teaches the techniques of orchestration and transcription through arrangement of musical pieces in a variety of musical stylesTimetableTBC','None','Students will be required to demonstrate competence in orchestration and transcription by submitting a short extract of each from a given text. An essay will be submitted which describes an experimental technique for deriving important performance data from an instrument of the student''s choice, and discusses the uses to which such empirical measurement of performance gestures may be put in the context of a given orchestral piece.','April/May','Engineering');</text:p>
          </table:table-cell>
        </table:table-row>
        <table:table-row table:style-name="ro1">
          <table:table-cell office:value-type="float" office:value="3">
            <text:p>3</text:p>
          </table:table-cell>
          <table:table-cell table:style-name="Default" office:value-type="string">
            <text:p>1 &amp; 2</text:p>
          </table:table-cell>
          <table:table-cell office:value-type="float" office:value="10">
            <text:p>10</text:p>
          </table:table-cell>
          <table:table-cell office:value-type="string">
            <text:p>ENG3040</text:p>
          </table:table-cell>
          <table:table-cell office:value-type="string">
            <text:p>Planning &amp; Estimating 3 </text:p>
          </table:table-cell>
          <table:table-cell office:value-type="string">
            <text:p>Two lectures per week in Semester 2 on the principal techniques used in the construction industry for planning and estimating.TimetableTwo lectures a week in Semester 2.</text:p>
          </table:table-cell>
          <table:table-cell office:value-type="string">
            <text:p>None</text:p>
          </table:table-cell>
          <table:table-cell office:value-type="string">
            <text:p>exam and coursework</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24];&quot;','&quot;;[.B224];&quot;','&quot;;[.C224];&quot;','&quot;;[.D224];&quot;','&quot;;[.E224];&quot;','&quot;;[.F224];&quot;','&quot;;[.G224];&quot;','&quot;;[.H224];&quot;','&quot;;[.I224];&quot;','&quot;;[.J224];&quot;');&quot;)" office:value-type="string" office:string-value="INSERT INTO Course (Level,Semester,Credit,CourseId,Name,Description,EntryRequirements,Assessment,MainAssessment,School) VALUES ('3','1 &amp; 2','10','ENG3040','Planning &amp; Estimating 3 ','Two lectures per week in Semester 2 on the principal techniques used in the construction industry for planning and estimating.TimetableTwo lectures a week in Semester 2.','None','exam and coursework','April/May','Engineering');">
            <text:p>INSERT INTO Course (Level,Semester,Credit,CourseId,Name,Description,EntryRequirements,Assessment,MainAssessment,School) VALUES ('3','1 &amp; 2','10','ENG3040','Planning &amp; Estimating 3 ','Two lectures per week in Semester 2 on the principal techniques used in the construction industry for planning and estimating.TimetableTwo lectures a week in Semester 2.','None','exam and coursework','April/May','Engineering');</text:p>
          </table:table-cell>
        </table:table-row>
        <table:table-row table:style-name="ro4">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061</text:p>
          </table:table-cell>
          <table:table-cell office:value-type="string">
            <text:p>Musical Data Acquisition And Representation </text:p>
          </table:table-cell>
          <table:table-cell office:value-type="string">
            <text:p>This course presents computing and signal processing techniques applied to the solution of analysis ofmusical performance and data retrieval.TimetableTBC</text:p>
          </table:table-cell>
          <table:table-cell office:value-type="string">
            <text:p>None</text:p>
          </table:table-cell>
          <table:table-cell office:value-type="string">
            <text:p>Coursework, project work and examination.Candidates will be required to demonstrate musicanalytical skills to produce a computer-based mark-upof some musical material in both written and audio form, which will be individual to each student. This will be formally assessed and also used as a basis for the laboratory component of the module (see below). A computer laboratory wherein students will enter a score excerpt in XML according to the structural mark-up they have derived from their music analysis. They will then be required to make database queries on this mark-up relevant to problems likely to be encountered in computer analysi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25];&quot;','&quot;;[.B225];&quot;','&quot;;[.C225];&quot;','&quot;;[.D225];&quot;','&quot;;[.E225];&quot;','&quot;;[.F225];&quot;','&quot;;[.G225];&quot;','&quot;;[.H225];&quot;','&quot;;[.I225];&quot;','&quot;;[.J225];&quot;');&quot;)" office:value-type="string" office:string-value="INSERT INTO Course (Level,Semester,Credit,CourseId,Name,Description,EntryRequirements,Assessment,MainAssessment,School) VALUES ('5','2','20','ENG5061','Musical Data Acquisition And Representation ','This course presents computing and signal processing techniques applied to the solution of analysis ofmusical performance and data retrieval.TimetableTBC','None','Coursework, project work and examination.Candidates will be required to demonstrate musicanalytical skills to produce a computer-based mark-upof some musical material in both written and audio form, which will be individual to each student. This will be formally assessed and also used as a basis for the laboratory component of the module (see below). A computer laboratory wherein students will enter a score excerpt in XML according to the structural mark-up they have derived from their music analysis. They will then be required to make database queries on this mark-up relevant to problems likely to be encountered in computer analysis.','April/May','Engineering');">
            <text:p>INSERT INTO Course (Level,Semester,Credit,CourseId,Name,Description,EntryRequirements,Assessment,MainAssessment,School) VALUES ('5','2','20','ENG5061','Musical Data Acquisition And Representation ','This course presents computing and signal processing techniques applied to the solution of analysis ofmusical performance and data retrieval.TimetableTBC','None','Coursework, project work and examination.Candidates will be required to demonstrate musicanalytical skills to produce a computer-based mark-upof some musical material in both written and audio form, which will be individual to each student. This will be formally assessed and also used as a basis for the laboratory component of the module (see below). A computer laboratory wherein students will enter a score excerpt in XML according to the structural mark-up they have derived from their music analysis. They will then be required to make database queries on this mark-up relevant to problems likely to be encountered in computer analysis.','April/May','Engineering');</text:p>
          </table:table-cell>
        </table:table-row>
        <table:table-row table:style-name="ro1">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41</text:p>
          </table:table-cell>
          <table:table-cell office:value-type="string">
            <text:p>Power Engineering 3 </text:p>
          </table:table-cell>
          <table:table-cell office:value-type="string">
            <text:p>Power Engineering 3 is an introduction to modern electrical power systems, investigating electrical power generation, transmission and loading. The course covers the basic theory of 3 phase transmission, transformers, induction machines and synchronous generators.TimetableTuesday 10 - 11Thursday 9 - 10</text:p>
          </table:table-cell>
          <table:table-cell office:value-type="string">
            <text:p>None</text:p>
          </table:table-cell>
          <table:table-cell office:value-type="string">
            <text:p>Degree ExaminationLaboratory</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26];&quot;','&quot;;[.B226];&quot;','&quot;;[.C226];&quot;','&quot;;[.D226];&quot;','&quot;;[.E226];&quot;','&quot;;[.F226];&quot;','&quot;;[.G226];&quot;','&quot;;[.H226];&quot;','&quot;;[.I226];&quot;','&quot;;[.J226];&quot;');&quot;)" office:value-type="string" office:string-value="INSERT INTO Course (Level,Semester,Credit,CourseId,Name,Description,EntryRequirements,Assessment,MainAssessment,School) VALUES ('3','2','10','ENG3041','Power Engineering 3 ','Power Engineering 3 is an introduction to modern electrical power systems, investigating electrical power generation, transmission and loading. The course covers the basic theory of 3 phase transmission, transformers, induction machines and synchronous generators.TimetableTuesday 10 - 11Thursday 9 - 10','None','Degree ExaminationLaboratory','April/May','Engineering');">
            <text:p>INSERT INTO Course (Level,Semester,Credit,CourseId,Name,Description,EntryRequirements,Assessment,MainAssessment,School) VALUES ('3','2','10','ENG3041','Power Engineering 3 ','Power Engineering 3 is an introduction to modern electrical power systems, investigating electrical power generation, transmission and loading. The course covers the basic theory of 3 phase transmission, transformers, induction machines and synchronous generators.TimetableTuesday 10 - 11Thursday 9 - 10','None','Degree ExaminationLaboratory','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062</text:p>
          </table:table-cell>
          <table:table-cell office:value-type="string">
            <text:p>Navigation Systems </text:p>
          </table:table-cell>
          <table:table-cell table:number-columns-repeated="3" office:value-type="string">
            <text:p>null</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27];&quot;','&quot;;[.B227];&quot;','&quot;;[.C227];&quot;','&quot;;[.D227];&quot;','&quot;;[.E227];&quot;','&quot;;[.F227];&quot;','&quot;;[.G227];&quot;','&quot;;[.H227];&quot;','&quot;;[.I227];&quot;','&quot;;[.J227];&quot;');&quot;)" office:value-type="string" office:string-value="INSERT INTO Course (Level,Semester,Credit,CourseId,Name,Description,EntryRequirements,Assessment,MainAssessment,School) VALUES ('5','1','10','ENG5062','Navigation Systems ','null','null','null','April/May','Engineering');">
            <text:p>INSERT INTO Course (Level,Semester,Credit,CourseId,Name,Description,EntryRequirements,Assessment,MainAssessment,School) VALUES ('5','1','10','ENG5062','Navigation Systems ','null','null','null','April/May','Engineering');</text:p>
          </table:table-cell>
        </table:table-row>
        <table:table-row table:style-name="ro4">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42</text:p>
          </table:table-cell>
          <table:table-cell office:value-type="string">
            <text:p>Propulsion &amp; Turbomachinery 3 </text:p>
          </table:table-cell>
          <table:table-cell office:value-type="string">
            <text:p>This course consists of five basic elements which are basic propulsion considerations, turbomachinery, gas dynamics, propeller based propulsion and environmental considerations.Timetabletbd</text:p>
          </table:table-cell>
          <table:table-cell office:value-type="string">
            <text:p>none</text:p>
          </table:table-cell>
          <table:table-cell office:value-type="string">
            <text:p>Final exam 70%. Lab report 10% Hand-in tutorial assignment (gas turbine theory) 2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28];&quot;','&quot;;[.B228];&quot;','&quot;;[.C228];&quot;','&quot;;[.D228];&quot;','&quot;;[.E228];&quot;','&quot;;[.F228];&quot;','&quot;;[.G228];&quot;','&quot;;[.H228];&quot;','&quot;;[.I228];&quot;','&quot;;[.J228];&quot;');&quot;)" office:value-type="string" office:string-value="INSERT INTO Course (Level,Semester,Credit,CourseId,Name,Description,EntryRequirements,Assessment,MainAssessment,School) VALUES ('3','1','10','ENG3042','Propulsion &amp; Turbomachinery 3 ','This course consists of five basic elements which are basic propulsion considerations, turbomachinery, gas dynamics, propeller based propulsion and environmental considerations.Timetabletbd','none','Final exam 70%. Lab report 10% Hand-in tutorial assignment (gas turbine theory) 20%','December','Engineering');">
            <text:p>INSERT INTO Course (Level,Semester,Credit,CourseId,Name,Description,EntryRequirements,Assessment,MainAssessment,School) VALUES ('3','1','10','ENG3042','Propulsion &amp; Turbomachinery 3 ','This course consists of five basic elements which are basic propulsion considerations, turbomachinery, gas dynamics, propeller based propulsion and environmental considerations.Timetabletbd','none','Final exam 70%. Lab report 10% Hand-in tutorial assignment (gas turbine theory) 20%','December','Engineering');</text:p>
          </table:table-cell>
        </table:table-row>
        <table:table-row table:style-name="ro4">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063</text:p>
          </table:table-cell>
          <table:table-cell office:value-type="string">
            <text:p>Ntroduction To Rotorcraft Aeromechanics </text:p>
          </table:table-cell>
          <table:table-cell table:number-columns-repeated="3" office:value-type="string">
            <text:p>null</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29];&quot;','&quot;;[.B229];&quot;','&quot;;[.C229];&quot;','&quot;;[.D229];&quot;','&quot;;[.E229];&quot;','&quot;;[.F229];&quot;','&quot;;[.G229];&quot;','&quot;;[.H229];&quot;','&quot;;[.I229];&quot;','&quot;;[.J229];&quot;');&quot;)" office:value-type="string" office:string-value="INSERT INTO Course (Level,Semester,Credit,CourseId,Name,Description,EntryRequirements,Assessment,MainAssessment,School) VALUES ('5','1','10','ENG5063','Ntroduction To Rotorcraft Aeromechanics ','null','null','null','December','Engineering');">
            <text:p>INSERT INTO Course (Level,Semester,Credit,CourseId,Name,Description,EntryRequirements,Assessment,MainAssessment,School) VALUES ('5','1','10','ENG5063','Ntroduction To Rotorcraft Aeromechanics ','null','null','null','December','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43</text:p>
          </table:table-cell>
          <table:table-cell office:value-type="string">
            <text:p>Real Time Computer Systems 3 </text:p>
          </table:table-cell>
          <table:table-cell office:value-type="string">
            <text:p>In this course we study the hardware and software of computers systems which receive inputs from the physical world outside the computer and which must respond within the deadlines imposed by the time constants of the external hardware. The problems of multitasking which arise when such systems have to respond to several simultaneous external events, are also introduced.TimetableWeeklyMonday 9 - 10 a.m.Tuesday 9 - 10 a.m.</text:p>
          </table:table-cell>
          <table:table-cell office:value-type="string">
            <text:p>None</text:p>
          </table:table-cell>
          <table:table-cell office:value-type="string">
            <text:p>ExaminationLaboratory</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30];&quot;','&quot;;[.B230];&quot;','&quot;;[.C230];&quot;','&quot;;[.D230];&quot;','&quot;;[.E230];&quot;','&quot;;[.F230];&quot;','&quot;;[.G230];&quot;','&quot;;[.H230];&quot;','&quot;;[.I230];&quot;','&quot;;[.J230];&quot;');&quot;)" office:value-type="string" office:string-value="INSERT INTO Course (Level,Semester,Credit,CourseId,Name,Description,EntryRequirements,Assessment,MainAssessment,School) VALUES ('3','1','10','ENG3043','Real Time Computer Systems 3 ','In this course we study the hardware and software of computers systems which receive inputs from the physical world outside the computer and which must respond within the deadlines imposed by the time constants of the external hardware. The problems of multitasking which arise when such systems have to respond to several simultaneous external events, are also introduced.TimetableWeeklyMonday 9 - 10 a.m.Tuesday 9 - 10 a.m.','None','ExaminationLaboratory','December','Engineering');">
            <text:p>INSERT INTO Course (Level,Semester,Credit,CourseId,Name,Description,EntryRequirements,Assessment,MainAssessment,School) VALUES ('3','1','10','ENG3043','Real Time Computer Systems 3 ','In this course we study the hardware and software of computers systems which receive inputs from the physical world outside the computer and which must respond within the deadlines imposed by the time constants of the external hardware. The problems of multitasking which arise when such systems have to respond to several simultaneous external events, are also introduced.TimetableWeeklyMonday 9 - 10 a.m.Tuesday 9 - 10 a.m.','None','ExaminationLaboratory','December','Engineering');</text:p>
          </table:table-cell>
        </table:table-row>
        <table:table-row table:style-name="ro4">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45</text:p>
          </table:table-cell>
          <table:table-cell office:value-type="string">
            <text:p>Signal Processing of Biosignatures 3 </text:p>
          </table:table-cell>
          <table:table-cell office:value-type="string">
            <text:p>The course will provide an overview of the origin and recording techniques of the most commonly used biological signals such as electroencephalography (EEG), electromyography (EMG) and electrocardiography (ECG). <text:s/>The participants will learn and implement various signal processing techniques to assess healthy and pathological biological signals.Timetable2 x 1 Hour Lectures per week</text:p>
          </table:table-cell>
          <table:table-cell office:value-type="string">
            <text:p>None</text:p>
          </table:table-cell>
          <table:table-cell office:value-type="string">
            <text:p>Examination (60%) project work (40%)</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31];&quot;','&quot;;[.B231];&quot;','&quot;;[.C231];&quot;','&quot;;[.D231];&quot;','&quot;;[.E231];&quot;','&quot;;[.F231];&quot;','&quot;;[.G231];&quot;','&quot;;[.H231];&quot;','&quot;;[.I231];&quot;','&quot;;[.J231];&quot;');&quot;)" office:value-type="string" office:string-value="INSERT INTO Course (Level,Semester,Credit,CourseId,Name,Description,EntryRequirements,Assessment,MainAssessment,School) VALUES ('3','1','10','ENG3045','Signal Processing of Biosignatures 3 ','The course will provide an overview of the origin and recording techniques of the most commonly used biological signals such as electroencephalography (EEG), electromyography (EMG) and electrocardiography (ECG).  The participants will learn and implement various signal processing techniques to assess healthy and pathological biological signals.Timetable2 x 1 Hour Lectures per week','None','Examination (60%) project work (40%)','April/May','Engineering');">
            <text:p>INSERT INTO Course (Level,Semester,Credit,CourseId,Name,Description,EntryRequirements,Assessment,MainAssessment,School) VALUES ('3','1','10','ENG3045','Signal Processing of Biosignatures 3 ','The course will provide an overview of the origin and recording techniques of the most commonly used biological signals such as electroencephalography (EEG), electromyography (EMG) and electrocardiography (ECG). <text:s/>The participants will learn and implement various signal processing techniques to assess healthy and pathological biological signals.Timetable2 x 1 Hour Lectures per week','None','Examination (60%) project work (40%)','April/May','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5">
            <text:p>15</text:p>
          </table:table-cell>
          <table:table-cell office:value-type="string">
            <text:p>ENG3046</text:p>
          </table:table-cell>
          <table:table-cell office:value-type="string">
            <text:p>Structural Design 3 </text:p>
          </table:table-cell>
          <table:table-cell office:value-type="string">
            <text:p>Intermediate-level structural design course in reinforced concrete and steelTimetable2 lectures and 2 tutorials per week</text:p>
          </table:table-cell>
          <table:table-cell office:value-type="string">
            <text:p>Progression from 2nd year of programme or direct entry to 3rd year.</text:p>
          </table:table-cell>
          <table:table-cell office:value-type="string">
            <text:p>100% Degree Exam</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32];&quot;','&quot;;[.B232];&quot;','&quot;;[.C232];&quot;','&quot;;[.D232];&quot;','&quot;;[.E232];&quot;','&quot;;[.F232];&quot;','&quot;;[.G232];&quot;','&quot;;[.H232];&quot;','&quot;;[.I232];&quot;','&quot;;[.J232];&quot;');&quot;)" office:value-type="string" office:string-value="INSERT INTO Course (Level,Semester,Credit,CourseId,Name,Description,EntryRequirements,Assessment,MainAssessment,School) VALUES ('3','1','15','ENG3046','Structural Design 3 ','Intermediate-level structural design course in reinforced concrete and steelTimetable2 lectures and 2 tutorials per week','Progression from 2nd year of programme or direct entry to 3rd year.','100% Degree Exam','December','Engineering');">
            <text:p>INSERT INTO Course (Level,Semester,Credit,CourseId,Name,Description,EntryRequirements,Assessment,MainAssessment,School) VALUES ('3','1','15','ENG3046','Structural Design 3 ','Intermediate-level structural design course in reinforced concrete and steelTimetable2 lectures and 2 tutorials per week','Progression from 2nd year of programme or direct entry to 3rd year.','100% Degree Exam','December','Engineering');</text:p>
          </table:table-cell>
        </table:table-row>
        <table:table-row table:style-name="ro1">
          <table:table-cell office:value-type="float" office:value="3">
            <text:p>3</text:p>
          </table:table-cell>
          <table:table-cell table:style-name="Default" office:value-type="string">
            <text:p>1 &amp; 2</text:p>
          </table:table-cell>
          <table:table-cell office:value-type="float" office:value="15">
            <text:p>15</text:p>
          </table:table-cell>
          <table:table-cell office:value-type="string">
            <text:p>ENG3047</text:p>
          </table:table-cell>
          <table:table-cell office:value-type="string">
            <text:p>Structural Mechanics 3 </text:p>
          </table:table-cell>
          <table:table-cell office:value-type="string">
            <text:p>This course is taught in Semester 1 and 2 and develops the topics delivered in Structural Mechanics 2.TimetableOne lecture per week for Semester 1 and Semester 2</text:p>
          </table:table-cell>
          <table:table-cell office:value-type="string">
            <text:p>None</text:p>
          </table:table-cell>
          <table:table-cell office:value-type="string">
            <text:p>Exam and coursework.</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33];&quot;','&quot;;[.B233];&quot;','&quot;;[.C233];&quot;','&quot;;[.D233];&quot;','&quot;;[.E233];&quot;','&quot;;[.F233];&quot;','&quot;;[.G233];&quot;','&quot;;[.H233];&quot;','&quot;;[.I233];&quot;','&quot;;[.J233];&quot;');&quot;)" office:value-type="string" office:string-value="INSERT INTO Course (Level,Semester,Credit,CourseId,Name,Description,EntryRequirements,Assessment,MainAssessment,School) VALUES ('3','1 &amp; 2','15','ENG3047','Structural Mechanics 3 ','This course is taught in Semester 1 and 2 and develops the topics delivered in Structural Mechanics 2.TimetableOne lecture per week for Semester 1 and Semester 2','None','Exam and coursework.','April/May','Engineering');">
            <text:p>INSERT INTO Course (Level,Semester,Credit,CourseId,Name,Description,EntryRequirements,Assessment,MainAssessment,School) VALUES ('3','1 &amp; 2','15','ENG3047','Structural Mechanics 3 ','This course is taught in Semester 1 and 2 and develops the topics delivered in Structural Mechanics 2.TimetableOne lecture per week for Semester 1 and Semester 2','None','Exam and coursework.','April/May','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39</text:p>
          </table:table-cell>
          <table:table-cell office:value-type="string">
            <text:p>Numerical Methods in Aerospace Engineering 3 </text:p>
          </table:table-cell>
          <table:table-cell office:value-type="string">
            <text:p>This course provides an understanding of how continuous-time systems can be simulated by numerical solution of mathematical models. <text:s/>It introduces commonly used simulation tools and numerical methods.Timetable2 lectures per week</text:p>
          </table:table-cell>
          <table:table-cell office:value-type="string">
            <text:p>None</text:p>
          </table:table-cell>
          <table:table-cell office:value-type="string">
            <text:p>75% Examination25% Project work It is not possible to offer </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34];&quot;','&quot;;[.B234];&quot;','&quot;;[.C234];&quot;','&quot;;[.D234];&quot;','&quot;;[.E234];&quot;','&quot;;[.F234];&quot;','&quot;;[.G234];&quot;','&quot;;[.H234];&quot;','&quot;;[.I234];&quot;','&quot;;[.J234];&quot;');&quot;)" office:value-type="string" office:string-value="INSERT INTO Course (Level,Semester,Credit,CourseId,Name,Description,EntryRequirements,Assessment,MainAssessment,School) VALUES ('3','1','10','ENG3039','Numerical Methods in Aerospace Engineering 3 ','This course provides an understanding of how continuous-time systems can be simulated by numerical solution of mathematical models.  It introduces commonly used simulation tools and numerical methods.Timetable2 lectures per week','None','75% Examination25% Project work It is not possible to offer ','December','Engineering');">
            <text:p>INSERT INTO Course (Level,Semester,Credit,CourseId,Name,Description,EntryRequirements,Assessment,MainAssessment,School) VALUES ('3','1','10','ENG3039','Numerical Methods in Aerospace Engineering 3 ','This course provides an understanding of how continuous-time systems can be simulated by numerical solution of mathematical models. <text:s/>It introduces commonly used simulation tools and numerical methods.Timetable2 lectures per week','None','75% Examination25% Project work It is not possible to offer ','December','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38</text:p>
          </table:table-cell>
          <table:table-cell office:value-type="string">
            <text:p>Microscopy And Optics 3 </text:p>
          </table:table-cell>
          <table:table-cell office:value-type="string">
            <text:p>The course will give students a fundamental understanding of a variety of microscopic and spectroscopic methodologies used to study biological systems. After completing the course students will understand the principles of operation for these methods and be able to identify the most suitable for studying a given sample. This understanding will be achieved through a combination of lectures and practical laboratory sessions.TimetableThe course will consist of 20 lectures and 3 laboratory sessions</text:p>
          </table:table-cell>
          <table:table-cell office:value-type="string">
            <text:p>None</text:p>
          </table:table-cell>
          <table:table-cell office:value-type="string">
            <text:p>90% marks for the exam and 10% marks for the lab report.</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35];&quot;','&quot;;[.B235];&quot;','&quot;;[.C235];&quot;','&quot;;[.D235];&quot;','&quot;;[.E235];&quot;','&quot;;[.F235];&quot;','&quot;;[.G235];&quot;','&quot;;[.H235];&quot;','&quot;;[.I235];&quot;','&quot;;[.J235];&quot;');&quot;)" office:value-type="string" office:string-value="INSERT INTO Course (Level,Semester,Credit,CourseId,Name,Description,EntryRequirements,Assessment,MainAssessment,School) VALUES ('3','1','10','ENG3038','Microscopy And Optics 3 ','The course will give students a fundamental understanding of a variety of microscopic and spectroscopic methodologies used to study biological systems. After completing the course students will understand the principles of operation for these methods and be able to identify the most suitable for studying a given sample. This understanding will be achieved through a combination of lectures and practical laboratory sessions.TimetableThe course will consist of 20 lectures and 3 laboratory sessions','None','90% marks for the exam and 10% marks for the lab report.','December','Engineering');">
            <text:p>INSERT INTO Course (Level,Semester,Credit,CourseId,Name,Description,EntryRequirements,Assessment,MainAssessment,School) VALUES ('3','1','10','ENG3038','Microscopy And Optics 3 ','The course will give students a fundamental understanding of a variety of microscopic and spectroscopic methodologies used to study biological systems. After completing the course students will understand the principles of operation for these methods and be able to identify the most suitable for studying a given sample. This understanding will be achieved through a combination of lectures and practical laboratory sessions.TimetableThe course will consist of 20 lectures and 3 laboratory sessions','None','90% marks for the exam and 10% marks for the lab report.','December','Engineering');</text:p>
          </table:table-cell>
        </table:table-row>
        <table:table-row table:style-name="ro1">
          <table:table-cell office:value-type="float" office:value="1">
            <text:p>1</text:p>
          </table:table-cell>
          <table:table-cell table:style-name="Default" office:value-type="float" office:value="1">
            <text:p>1</text:p>
          </table:table-cell>
          <table:table-cell office:value-type="float" office:value="10">
            <text:p>10</text:p>
          </table:table-cell>
          <table:table-cell office:value-type="string">
            <text:p>ENG1002</text:p>
          </table:table-cell>
          <table:table-cell office:value-type="string">
            <text:p>Aerospace Engineering 1 </text:p>
          </table:table-cell>
          <table:table-cell office:value-type="string">
            <text:p>This course will endeavour to stimulate an enthusiasm for Aeronautical Engineering by introducing such as the history of flight, aerodynamics, aircraft propulsion and satellite applications.TimetableWednesday and Thursday, 10.00 am-11.00 am. Weeks 1-13, Lectures or Tutorials. No Laboratories.</text:p>
          </table:table-cell>
          <table:table-cell office:value-type="string">
            <text:p>None</text:p>
          </table:table-cell>
          <table:table-cell office:value-type="string">
            <text:p>Final examination only; 10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36];&quot;','&quot;;[.B236];&quot;','&quot;;[.C236];&quot;','&quot;;[.D236];&quot;','&quot;;[.E236];&quot;','&quot;;[.F236];&quot;','&quot;;[.G236];&quot;','&quot;;[.H236];&quot;','&quot;;[.I236];&quot;','&quot;;[.J236];&quot;');&quot;)" office:value-type="string" office:string-value="INSERT INTO Course (Level,Semester,Credit,CourseId,Name,Description,EntryRequirements,Assessment,MainAssessment,School) VALUES ('1','1','10','ENG1002','Aerospace Engineering 1 ','This course will endeavour to stimulate an enthusiasm for Aeronautical Engineering by introducing such as the history of flight, aerodynamics, aircraft propulsion and satellite applications.TimetableWednesday and Thursday, 10.00 am-11.00 am. Weeks 1-13, Lectures or Tutorials. No Laboratories.','None','Final examination only; 100%','December','Engineering');">
            <text:p>INSERT INTO Course (Level,Semester,Credit,CourseId,Name,Description,EntryRequirements,Assessment,MainAssessment,School) VALUES ('1','1','10','ENG1002','Aerospace Engineering 1 ','This course will endeavour to stimulate an enthusiasm for Aeronautical Engineering by introducing such as the history of flight, aerodynamics, aircraft propulsion and satellite applications.TimetableWednesday and Thursday, 10.00 am-11.00 am. Weeks 1-13, Lectures or Tutorials. No Laboratories.','None','Final examination only; 100%','December','Engineering');</text:p>
          </table:table-cell>
        </table:table-row>
        <table:table-row table:style-name="ro1">
          <table:table-cell office:value-type="float" office:value="5">
            <text:p>5</text:p>
          </table:table-cell>
          <table:table-cell table:style-name="Default" office:value-type="string">
            <text:p>1 &amp; 2</text:p>
          </table:table-cell>
          <table:table-cell office:value-type="float" office:value="60">
            <text:p>60</text:p>
          </table:table-cell>
          <table:table-cell office:value-type="string">
            <text:p>ENG4108P</text:p>
          </table:table-cell>
          <table:table-cell office:value-type="string">
            <text:p>Project D5 </text:p>
          </table:table-cell>
          <table:table-cell office:value-type="string">
            <text:p>null</text:p>
          </table:table-cell>
          <table:table-cell office:value-type="string">
            <text:p>Project D4M</text:p>
          </table:table-cell>
          <table:table-cell office:value-type="string">
            <text:p>Continuous assessment 100%</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37];&quot;','&quot;;[.B237];&quot;','&quot;;[.C237];&quot;','&quot;;[.D237];&quot;','&quot;;[.E237];&quot;','&quot;;[.F237];&quot;','&quot;;[.G237];&quot;','&quot;;[.H237];&quot;','&quot;;[.I237];&quot;','&quot;;[.J237];&quot;');&quot;)" office:value-type="string" office:string-value="INSERT INTO Course (Level,Semester,Credit,CourseId,Name,Description,EntryRequirements,Assessment,MainAssessment,School) VALUES ('5','1 &amp; 2','60','ENG4108P','Project D5 ','null','Project D4M','Continuous assessment 100%','April/May','Engineering');">
            <text:p>INSERT INTO Course (Level,Semester,Credit,CourseId,Name,Description,EntryRequirements,Assessment,MainAssessment,School) VALUES ('5','1 &amp; 2','60','ENG4108P','Project D5 ','null','Project D4M','Continuous assessment 100%','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014</text:p>
          </table:table-cell>
          <table:table-cell office:value-type="string">
            <text:p>Aircraft Handling Qualities and Control 5 </text:p>
          </table:table-cell>
          <table:table-cell office:value-type="string">
            <text:p>This course analyses the dynamic characteristics of aircraft equipped with simple control systems, leading to an awareness of modern aircraft control systems and their effect on the performance of aircraft. The theory is illustrated with a practical flight test sortie.TimetableTeaching Sessions: 1 hour, twice per weekLaboratory Session: 3 hours eachFlight testing sortie</text:p>
          </table:table-cell>
          <table:table-cell office:value-type="string">
            <text:p>None</text:p>
          </table:table-cell>
          <table:table-cell office:value-type="string">
            <text:p>100% degree examinationIt is not practicable to offer </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38];&quot;','&quot;;[.B238];&quot;','&quot;;[.C238];&quot;','&quot;;[.D238];&quot;','&quot;;[.E238];&quot;','&quot;;[.F238];&quot;','&quot;;[.G238];&quot;','&quot;;[.H238];&quot;','&quot;;[.I238];&quot;','&quot;;[.J238];&quot;');&quot;)" office:value-type="string" office:string-value="INSERT INTO Course (Level,Semester,Credit,CourseId,Name,Description,EntryRequirements,Assessment,MainAssessment,School) VALUES ('5','1','10','ENG5014','Aircraft Handling Qualities and Control 5 ','This course analyses the dynamic characteristics of aircraft equipped with simple control systems, leading to an awareness of modern aircraft control systems and their effect on the performance of aircraft. The theory is illustrated with a practical flight test sortie.TimetableTeaching Sessions: 1 hour, twice per weekLaboratory Session: 3 hours eachFlight testing sortie','None','100% degree examinationIt is not practicable to offer ','April/May','Engineering');">
            <text:p>INSERT INTO Course (Level,Semester,Credit,CourseId,Name,Description,EntryRequirements,Assessment,MainAssessment,School) VALUES ('5','1','10','ENG5014','Aircraft Handling Qualities and Control 5 ','This course analyses the dynamic characteristics of aircraft equipped with simple control systems, leading to an awareness of modern aircraft control systems and their effect on the performance of aircraft. The theory is illustrated with a practical flight test sortie.TimetableTeaching Sessions: 1 hour, twice per weekLaboratory Session: 3 hours eachFlight testing sortie','None','100% degree examinationIt is not practicable to offer ','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078</text:p>
          </table:table-cell>
          <table:table-cell office:value-type="string">
            <text:p>Space Flight Dynamics 5 </text:p>
          </table:table-cell>
          <table:table-cell table:number-columns-repeated="3" office:value-type="string">
            <text:p>null</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39];&quot;','&quot;;[.B239];&quot;','&quot;;[.C239];&quot;','&quot;;[.D239];&quot;','&quot;;[.E239];&quot;','&quot;;[.F239];&quot;','&quot;;[.G239];&quot;','&quot;;[.H239];&quot;','&quot;;[.I239];&quot;','&quot;;[.J239];&quot;');&quot;)" office:value-type="string" office:string-value="INSERT INTO Course (Level,Semester,Credit,CourseId,Name,Description,EntryRequirements,Assessment,MainAssessment,School) VALUES ('5','1','10','ENG5078','Space Flight Dynamics 5 ','null','null','null','December','Engineering');">
            <text:p>INSERT INTO Course (Level,Semester,Credit,CourseId,Name,Description,EntryRequirements,Assessment,MainAssessment,School) VALUES ('5','1','10','ENG5078','Space Flight Dynamics 5 ','null','null','null','December','Engineering');</text:p>
          </table:table-cell>
        </table:table-row>
        <table:table-row table:style-name="ro4">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174</text:p>
          </table:table-cell>
          <table:table-cell office:value-type="string">
            <text:p>Nanofabrication </text:p>
          </table:table-cell>
          <table:table-cell office:value-type="string">
            <text:p>This course will introduce students to the principles and practice of nanofabrication. It covers lithography, pattern transfer, inspection and electrical testing; the students complete a short fabrication project during the course.TimetableA four hour block comprising lecture and laboratory session once per week.</text:p>
          </table:table-cell>
          <table:table-cell office:value-type="string">
            <text:p>None</text:p>
          </table:table-cell>
          <table:table-cell office:value-type="string">
            <text:p>50% coursework - Laboratory record keeping, which needs to be up to date.50% project work - a final report describing their fabrication project and the results obtained.</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40];&quot;','&quot;;[.B240];&quot;','&quot;;[.C240];&quot;','&quot;;[.D240];&quot;','&quot;;[.E240];&quot;','&quot;;[.F240];&quot;','&quot;;[.G240];&quot;','&quot;;[.H240];&quot;','&quot;;[.I240];&quot;','&quot;;[.J240];&quot;');&quot;)" office:value-type="string" office:string-value="INSERT INTO Course (Level,Semester,Credit,CourseId,Name,Description,EntryRequirements,Assessment,MainAssessment,School) VALUES ('5','1','10','ENG5174','Nanofabrication ','This course will introduce students to the principles and practice of nanofabrication. It covers lithography, pattern transfer, inspection and electrical testing; the students complete a short fabrication project during the course.TimetableA four hour block comprising lecture and laboratory session once per week.','None','50% coursework - Laboratory record keeping, which needs to be up to date.50% project work - a final report describing their fabrication project and the results obtained.','December','Engineering');">
            <text:p>INSERT INTO Course (Level,Semester,Credit,CourseId,Name,Description,EntryRequirements,Assessment,MainAssessment,School) VALUES ('5','1','10','ENG5174','Nanofabrication ','This course will introduce students to the principles and practice of nanofabrication. It covers lithography, pattern transfer, inspection and electrical testing; the students complete a short fabrication project during the course.TimetableA four hour block comprising lecture and laboratory session once per week.','None','50% coursework - Laboratory record keeping, which needs to be up to date.50% project work - a final report describing their fabrication project and the results obtained.','December','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5">
            <text:p>15</text:p>
          </table:table-cell>
          <table:table-cell office:value-type="string">
            <text:p>ENG5254P</text:p>
          </table:table-cell>
          <table:table-cell office:value-type="string">
            <text:p>Core Research Skills for Postgraduates </text:p>
          </table:table-cell>
          <table:table-cell office:value-type="string">
            <text:p>This course introduces students taking taught postgraduate programmes at the Glasgow School of Art to a range of core research skills, from formulating research questions to methods of utilizing visual and written sources.TimetableApproximately 2 hours per week, or equivalent, contact time.</text:p>
          </table:table-cell>
          <table:table-cell office:value-type="string">
            <text:p>None.</text:p>
          </table:table-cell>
          <table:table-cell office:value-type="string">
            <text:p>Attendance at lectures, seminars and group discussions will be mandatory. In addition to this, students will be required to submit an assignment that presents an analysis of an artwork, practitioner or debate they consider is at the cutting edge of their field of enquiry. This submission may take one of two forms:Either a 2500 word written essay (this should include examples of visual work, where appropriate, and a bibliography);Or an annotated portfolio of research sources, including a 500 word contextualizing statement.Desalination Technology ENG5123Academic Session: 2013-14School: School of EngineeringCredits: 20Level: Level 5 (SCQF level 11)Typically Offered: Semester 2Available to Visiting Students: YesCourse AimsTo introduce the student to desalination technology, study thermal and membrane methods of desalination, and look at operational aspects of desalination plantsTo introduce the student to desalination technology, study thermal and membrane methods of desalination, and look at operational aspects of desalination plantsTimetableTo be decidedTo be decided</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41];&quot;','&quot;;[.B241];&quot;','&quot;;[.C241];&quot;','&quot;;[.D241];&quot;','&quot;;[.E241];&quot;','&quot;;[.F241];&quot;','&quot;;[.G241];&quot;','&quot;;[.H241];&quot;','&quot;;[.I241];&quot;','&quot;;[.J241];&quot;');&quot;)" office:value-type="string" office:string-value="INSERT INTO Course (Level,Semester,Credit,CourseId,Name,Description,EntryRequirements,Assessment,MainAssessment,School) VALUES ('5','1','15','ENG5254P','Core Research Skills for Postgraduates ','This course introduces students taking taught postgraduate programmes at the Glasgow School of Art to a range of core research skills, from formulating research questions to methods of utilizing visual and written sources.TimetableApproximately 2 hours per week, or equivalent, contact time.','None.','Attendance at lectures, seminars and group discussions will be mandatory. In addition to this, students will be required to submit an assignment that presents an analysis of an artwork, practitioner or debate they consider is at the cutting edge of their field of enquiry. This submission may take one of two forms:Either a 2500 word written essay (this should include examples of visual work, where appropriate, and a bibliography);Or an annotated portfolio of research sources, including a 500 word contextualizing statement.Desalination Technology ENG5123Academic Session: 2013-14School: School of EngineeringCredits: 20Level: Level 5 (SCQF level 11)Typically Offered: Semester 2Available to Visiting Students: YesCourse AimsTo introduce the student to desalination technology, study thermal and membrane methods of desalination, and look at operational aspects of desalination plantsTo introduce the student to desalination technology, study thermal and membrane methods of desalination, and look at operational aspects of desalination plantsTimetableTo be decidedTo be decided','April/May','Engineering');">
            <text:p>INSERT INTO Course (Level,Semester,Credit,CourseId,Name,Description,EntryRequirements,Assessment,MainAssessment,School) VALUES ('5','1','15','ENG5254P','Core Research Skills for Postgraduates ','This course introduces students taking taught postgraduate programmes at the Glasgow School of Art to a range of core research skills, from formulating research questions to methods of utilizing visual and written sources.TimetableApproximately 2 hours per week, or equivalent, contact time.','None.','Attendance at lectures, seminars and group discussions will be mandatory. In addition to this, students will be required to submit an assignment that presents an analysis of an artwork, practitioner or debate they consider is at the cutting edge of their field of enquiry. This submission may take one of two forms:Either a 2500 word written essay (this should include examples of visual work, where appropriate, and a bibliography);Or an annotated portfolio of research sources, including a 500 word contextualizing statement.Desalination Technology ENG5123Academic Session: 2013-14School: School of EngineeringCredits: 20Level: Level 5 (SCQF level 11)Typically Offered: Semester 2Available to Visiting Students: YesCourse AimsTo introduce the student to desalination technology, study thermal and membrane methods of desalination, and look at operational aspects of desalination plantsTo introduce the student to desalination technology, study thermal and membrane methods of desalination, and look at operational aspects of desalination plantsTimetableTo be decidedTo be decided','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076</text:p>
          </table:table-cell>
          <table:table-cell office:value-type="string">
            <text:p>Simulation Of Aerospace Systems </text:p>
          </table:table-cell>
          <table:table-cell table:number-columns-repeated="3" office:value-type="string">
            <text:p>null</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42];&quot;','&quot;;[.B242];&quot;','&quot;;[.C242];&quot;','&quot;;[.D242];&quot;','&quot;;[.E242];&quot;','&quot;;[.F242];&quot;','&quot;;[.G242];&quot;','&quot;;[.H242];&quot;','&quot;;[.I242];&quot;','&quot;;[.J242];&quot;');&quot;)" office:value-type="string" office:string-value="INSERT INTO Course (Level,Semester,Credit,CourseId,Name,Description,EntryRequirements,Assessment,MainAssessment,School) VALUES ('5','1','10','ENG5076','Simulation Of Aerospace Systems ','null','null','null','December','Engineering');">
            <text:p>INSERT INTO Course (Level,Semester,Credit,CourseId,Name,Description,EntryRequirements,Assessment,MainAssessment,School) VALUES ('5','1','10','ENG5076','Simulation Of Aerospace Systems ','null','null','null','December','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074</text:p>
          </table:table-cell>
          <table:table-cell office:value-type="string">
            <text:p>Research Techniques </text:p>
          </table:table-cell>
          <table:table-cell table:number-columns-repeated="3" office:value-type="string">
            <text:p>null</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43];&quot;','&quot;;[.B243];&quot;','&quot;;[.C243];&quot;','&quot;;[.D243];&quot;','&quot;;[.E243];&quot;','&quot;;[.F243];&quot;','&quot;;[.G243];&quot;','&quot;;[.H243];&quot;','&quot;;[.I243];&quot;','&quot;;[.J243];&quot;');&quot;)" office:value-type="string" office:string-value="INSERT INTO Course (Level,Semester,Credit,CourseId,Name,Description,EntryRequirements,Assessment,MainAssessment,School) VALUES ('5','2','10','ENG5074','Research Techniques ','null','null','null','April/May','Engineering');">
            <text:p>INSERT INTO Course (Level,Semester,Credit,CourseId,Name,Description,EntryRequirements,Assessment,MainAssessment,School) VALUES ('5','2','10','ENG5074','Research Techniques ','null','null','null','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072</text:p>
          </table:table-cell>
          <table:table-cell office:value-type="string">
            <text:p>Radar And Electro-Optic Systems </text:p>
          </table:table-cell>
          <table:table-cell table:number-columns-repeated="3" office:value-type="string">
            <text:p>null</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44];&quot;','&quot;;[.B244];&quot;','&quot;;[.C244];&quot;','&quot;;[.D244];&quot;','&quot;;[.E244];&quot;','&quot;;[.F244];&quot;','&quot;;[.G244];&quot;','&quot;;[.H244];&quot;','&quot;;[.I244];&quot;','&quot;;[.J244];&quot;');&quot;)" office:value-type="string" office:string-value="INSERT INTO Course (Level,Semester,Credit,CourseId,Name,Description,EntryRequirements,Assessment,MainAssessment,School) VALUES ('5','2','10','ENG5072','Radar And Electro-Optic Systems ','null','null','null','April/May','Engineering');">
            <text:p>INSERT INTO Course (Level,Semester,Credit,CourseId,Name,Description,EntryRequirements,Assessment,MainAssessment,School) VALUES ('5','2','10','ENG5072','Radar And Electro-Optic Systems ','null','null','null','April/May','Engineering');</text:p>
          </table:table-cell>
        </table:table-row>
        <table:table-row table:style-name="ro1">
          <table:table-cell office:value-type="float" office:value="1">
            <text:p>1</text:p>
          </table:table-cell>
          <table:table-cell table:style-name="Default" office:value-type="float" office:value="1">
            <text:p>1</text:p>
          </table:table-cell>
          <table:table-cell office:value-type="float" office:value="10">
            <text:p>10</text:p>
          </table:table-cell>
          <table:table-cell office:value-type="string">
            <text:p>ENG1003</text:p>
          </table:table-cell>
          <table:table-cell office:value-type="string">
            <text:p>Analogue Electronics 1 </text:p>
          </table:table-cell>
          <table:table-cell office:value-type="string">
            <text:p>This course introduces the basic concepts of electronic and electrical circuit analysis to level 1 students. By the end of the course students are able to analyse complex networks of resistors, inductors and capacitors subject to both direct (non-time-varying) and alternating voltages and currents. This material is fundamental to any future investigations of electronic or electrical systems.Timetable2 lectures per week</text:p>
          </table:table-cell>
          <table:table-cell office:value-type="string">
            <text:p>None</text:p>
          </table:table-cell>
          <table:table-cell office:value-type="string">
            <text:p>80% Examination10% Laboratory Report10% Assessed Tutorials</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45];&quot;','&quot;;[.B245];&quot;','&quot;;[.C245];&quot;','&quot;;[.D245];&quot;','&quot;;[.E245];&quot;','&quot;;[.F245];&quot;','&quot;;[.G245];&quot;','&quot;;[.H245];&quot;','&quot;;[.I245];&quot;','&quot;;[.J245];&quot;');&quot;)" office:value-type="string" office:string-value="INSERT INTO Course (Level,Semester,Credit,CourseId,Name,Description,EntryRequirements,Assessment,MainAssessment,School) VALUES ('1','1','10','ENG1003','Analogue Electronics 1 ','This course introduces the basic concepts of electronic and electrical circuit analysis to level 1 students. By the end of the course students are able to analyse complex networks of resistors, inductors and capacitors subject to both direct (non-time-varying) and alternating voltages and currents. This material is fundamental to any future investigations of electronic or electrical systems.Timetable2 lectures per week','None','80% Examination10% Laboratory Report10% Assessed Tutorials','December','Engineering');">
            <text:p>INSERT INTO Course (Level,Semester,Credit,CourseId,Name,Description,EntryRequirements,Assessment,MainAssessment,School) VALUES ('1','1','10','ENG1003','Analogue Electronics 1 ','This course introduces the basic concepts of electronic and electrical circuit analysis to level 1 students. By the end of the course students are able to analyse complex networks of resistors, inductors and capacitors subject to both direct (non-time-varying) and alternating voltages and currents. This material is fundamental to any future investigations of electronic or electrical systems.Timetable2 lectures per week','None','80% Examination10% Laboratory Report10% Assessed Tutorials','December','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073</text:p>
          </table:table-cell>
          <table:table-cell office:value-type="string">
            <text:p>Real Time Control Hardware Implementation </text:p>
          </table:table-cell>
          <table:table-cell table:number-columns-repeated="3" office:value-type="string">
            <text:p>null</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46];&quot;','&quot;;[.B246];&quot;','&quot;;[.C246];&quot;','&quot;;[.D246];&quot;','&quot;;[.E246];&quot;','&quot;;[.F246];&quot;','&quot;;[.G246];&quot;','&quot;;[.H246];&quot;','&quot;;[.I246];&quot;','&quot;;[.J246];&quot;');&quot;)" office:value-type="string" office:string-value="INSERT INTO Course (Level,Semester,Credit,CourseId,Name,Description,EntryRequirements,Assessment,MainAssessment,School) VALUES ('5','2','10','ENG5073','Real Time Control Hardware Implementation ','null','null','null','April/May','Engineering');">
            <text:p>INSERT INTO Course (Level,Semester,Credit,CourseId,Name,Description,EntryRequirements,Assessment,MainAssessment,School) VALUES ('5','2','10','ENG5073','Real Time Control Hardware Implementation ','null','null','null','April/May','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53</text:p>
          </table:table-cell>
          <table:table-cell office:value-type="string">
            <text:p>Thermodynamics Of Engines M3 </text:p>
          </table:table-cell>
          <table:table-cell office:value-type="string">
            <text:p>null</text:p>
          </table:table-cell>
          <table:table-cell office:value-type="string">
            <text:p>Thermodynamics M2 or Elements of Thermodynamics for Aircraft Propulsion 2</text:p>
          </table:table-cell>
          <table:table-cell office:value-type="string">
            <text:p>100% degree examinations</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47];&quot;','&quot;;[.B247];&quot;','&quot;;[.C247];&quot;','&quot;;[.D247];&quot;','&quot;;[.E247];&quot;','&quot;;[.F247];&quot;','&quot;;[.G247];&quot;','&quot;;[.H247];&quot;','&quot;;[.I247];&quot;','&quot;;[.J247];&quot;');&quot;)" office:value-type="string" office:string-value="INSERT INTO Course (Level,Semester,Credit,CourseId,Name,Description,EntryRequirements,Assessment,MainAssessment,School) VALUES ('3','1','10','ENG3053','Thermodynamics Of Engines M3 ','null','Thermodynamics M2 or Elements of Thermodynamics for Aircraft Propulsion 2','100% degree examinations','December','Engineering');">
            <text:p>INSERT INTO Course (Level,Semester,Credit,CourseId,Name,Description,EntryRequirements,Assessment,MainAssessment,School) VALUES ('3','1','10','ENG3053','Thermodynamics Of Engines M3 ','null','Thermodynamics M2 or Elements of Thermodynamics for Aircraft Propulsion 2','100% degree examinations','December','Engineering');</text:p>
          </table:table-cell>
        </table:table-row>
        <table:table-row table:style-name="ro1">
          <table:table-cell office:value-type="float" office:value="1">
            <text:p>1</text:p>
          </table:table-cell>
          <table:table-cell table:style-name="Default" office:value-type="string">
            <text:p>1 &amp; 2</text:p>
          </table:table-cell>
          <table:table-cell office:value-type="float" office:value="20">
            <text:p>20</text:p>
          </table:table-cell>
          <table:table-cell office:value-type="string">
            <text:p>ENG1008</text:p>
          </table:table-cell>
          <table:table-cell office:value-type="string">
            <text:p>Architecture C1 </text:p>
          </table:table-cell>
          <table:table-cell office:value-type="string">
            <text:p>This course provides a foundation, introducing students to the process of architectural design, the skills of drawing, both freehand and orthographic projection, and simple model making, required to carry out and present a design project, the language used to describe the design project, the design process and sensitivity to the quality of a drawing and the quality of an observation.TimetableOne afternoon per week throughout semesters 1 and 2</text:p>
          </table:table-cell>
          <table:table-cell office:value-type="string">
            <text:p>None</text:p>
          </table:table-cell>
          <table:table-cell office:value-type="string">
            <text:p>Calculus I UESTC1002Academic Session: 2013-14School: School of EngineeringCredits: 24Level: Level 1 (SCQF level 7)Typically Offered: Semester 1Available to Visiting Students: NoShort DescriptionThis course introduces the basic theory of functions of a single variable. Topics include function, limit and continuity; differential calculus of one variable functions; integral calculus of one variable functions and differential equations with constant coefficients.TimetableCourse will be delivered continuously in the traditional manner at UESTCRequirements of EntryNoneAssessmentExaminations 80 % - 20% closed-book mid-term exam, 60% closed-book final exam.Coursework 20% - homework and unit tests.</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48];&quot;','&quot;;[.B248];&quot;','&quot;;[.C248];&quot;','&quot;;[.D248];&quot;','&quot;;[.E248];&quot;','&quot;;[.F248];&quot;','&quot;;[.G248];&quot;','&quot;;[.H248];&quot;','&quot;;[.I248];&quot;','&quot;;[.J248];&quot;');&quot;)" office:value-type="string" office:string-value="INSERT INTO Course (Level,Semester,Credit,CourseId,Name,Description,EntryRequirements,Assessment,MainAssessment,School) VALUES ('1','1 &amp; 2','20','ENG1008','Architecture C1 ','This course provides a foundation, introducing students to the process of architectural design, the skills of drawing, both freehand and orthographic projection, and simple model making, required to carry out and present a design project, the language used to describe the design project, the design process and sensitivity to the quality of a drawing and the quality of an observation.TimetableOne afternoon per week throughout semesters 1 and 2','None','Calculus I UESTC1002Academic Session: 2013-14School: School of EngineeringCredits: 24Level: Level 1 (SCQF level 7)Typically Offered: Semester 1Available to Visiting Students: NoShort DescriptionThis course introduces the basic theory of functions of a single variable. Topics include function, limit and continuity; differential calculus of one variable functions; integral calculus of one variable functions and differential equations with constant coefficients.TimetableCourse will be delivered continuously in the traditional manner at UESTCRequirements of EntryNoneAssessmentExaminations 80 % - 20% closed-book mid-term exam, 60% closed-book final exam.Coursework 20% - homework and unit tests.','December','Engineering');">
            <text:p>INSERT INTO Course (Level,Semester,Credit,CourseId,Name,Description,EntryRequirements,Assessment,MainAssessment,School) VALUES ('1','1 &amp; 2','20','ENG1008','Architecture C1 ','This course provides a foundation, introducing students to the process of architectural design, the skills of drawing, both freehand and orthographic projection, and simple model making, required to carry out and present a design project, the language used to describe the design project, the design process and sensitivity to the quality of a drawing and the quality of an observation.TimetableOne afternoon per week throughout semesters 1 and 2','None','Calculus I UESTC1002Academic Session: 2013-14School: School of EngineeringCredits: 24Level: Level 1 (SCQF level 7)Typically Offered: Semester 1Available to Visiting Students: NoShort DescriptionThis course introduces the basic theory of functions of a single variable. Topics include function, limit and continuity; differential calculus of one variable functions; integral calculus of one variable functions and differential equations with constant coefficients.TimetableCourse will be delivered continuously in the traditional manner at UESTCRequirements of EntryNoneAssessmentExaminations 80 % - 20% closed-book mid-term exam, 60% closed-book final exam.Coursework 20% - homework and unit tests.','December','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20">
            <text:p>20</text:p>
          </table:table-cell>
          <table:table-cell office:value-type="string">
            <text:p>ENG4053</text:p>
          </table:table-cell>
          <table:table-cell office:value-type="string">
            <text:p>Digital Signal Processing 4 </text:p>
          </table:table-cell>
          <table:table-cell office:value-type="string">
            <text:p>To introduce the basic concepts and techniques of digital signal processing (DSP) and to demonstrate some interesting and useful practical applications of DSP. To provide practical experience in using MATLAB/OCTAVE in analysis and design of DSP systems and algorithms.TimetableWeeklyThursday 2pm - 6pm</text:p>
          </table:table-cell>
          <table:table-cell office:value-type="string">
            <text:p>None.</text:p>
          </table:table-cell>
          <table:table-cell office:value-type="string">
            <text:p>Degree ExaminationAssignments</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49];&quot;','&quot;;[.B249];&quot;','&quot;;[.C249];&quot;','&quot;;[.D249];&quot;','&quot;;[.E249];&quot;','&quot;;[.F249];&quot;','&quot;;[.G249];&quot;','&quot;;[.H249];&quot;','&quot;;[.I249];&quot;','&quot;;[.J249];&quot;');&quot;)" office:value-type="string" office:string-value="INSERT INTO Course (Level,Semester,Credit,CourseId,Name,Description,EntryRequirements,Assessment,MainAssessment,School) VALUES ('4','1','20','ENG4053','Digital Signal Processing 4 ','To introduce the basic concepts and techniques of digital signal processing (DSP) and to demonstrate some interesting and useful practical applications of DSP. To provide practical experience in using MATLAB/OCTAVE in analysis and design of DSP systems and algorithms.TimetableWeeklyThursday 2pm - 6pm','None.','Degree ExaminationAssignments','December','Engineering');">
            <text:p>INSERT INTO Course (Level,Semester,Credit,CourseId,Name,Description,EntryRequirements,Assessment,MainAssessment,School) VALUES ('4','1','20','ENG4053','Digital Signal Processing 4 ','To introduce the basic concepts and techniques of digital signal processing (DSP) and to demonstrate some interesting and useful practical applications of DSP. To provide practical experience in using MATLAB/OCTAVE in analysis and design of DSP systems and algorithms.TimetableWeeklyThursday 2pm - 6pm','None.','Degree ExaminationAssignments','December','Engineering');</text:p>
          </table:table-cell>
        </table:table-row>
        <table:table-row table:style-name="ro1">
          <table:table-cell office:value-type="float" office:value="3">
            <text:p>3</text:p>
          </table:table-cell>
          <table:table-cell table:style-name="Default" office:value-type="string">
            <text:p>1 &amp; 2</text:p>
          </table:table-cell>
          <table:table-cell office:value-type="float" office:value="10">
            <text:p>10</text:p>
          </table:table-cell>
          <table:table-cell office:value-type="string">
            <text:p>ENG3049</text:p>
          </table:table-cell>
          <table:table-cell office:value-type="string">
            <text:p>Team Design Project EE3 </text:p>
          </table:table-cell>
          <table:table-cell office:value-type="string">
            <text:p>In the Third Year Team Design Project the entire year is divided into teams which compete to design and construct circuits which enable team vehicles to perform assigned tasks on time and within budget. The project which is highly competeative changes every year and has industrial sponsorship.TimetableWeeklyWednesday 12pm - 1pm</text:p>
          </table:table-cell>
          <table:table-cell office:value-type="string">
            <text:p>Electronics 2 (5WJV)</text:p>
          </table:table-cell>
          <table:table-cell office:value-type="string">
            <text:p>Project work with staged milestones.Team Design Project and Skills UESTC3010Academic Session: 2013-14School: School of EngineeringCredits: 20Level: Level 3 (SCQF level 9)Typically Offered: Runs Throughout Semesters 1 and 2Available to Visiting Students: NoShort DescriptionStudents divide into teams of 4-6 members to design and construct electronic and electrical systems (typically autonomous vehicles) which perform assigned tasks on time and within budget. Students make oral and written presentations of their work, and learn to critically analyse reports from other engineers to extract key facts and arguments.TimetableThis is a team project that will run continuously throughout the year with on-line support available and local GTAs to mentor the groups.Requirements of EntryNoneAssessment20% Examination (Reading two substantial scientific articles and providing an abstract for one and conclusion for the other).30% Coursework: 15% individual research, analysis and report writing exercises, 15% team research, analysis and report writing exercises50% Project work: 25% interim and final product evaluation, 25% team and individual project reports and oral presentation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50];&quot;','&quot;;[.B250];&quot;','&quot;;[.C250];&quot;','&quot;;[.D250];&quot;','&quot;;[.E250];&quot;','&quot;;[.F250];&quot;','&quot;;[.G250];&quot;','&quot;;[.H250];&quot;','&quot;;[.I250];&quot;','&quot;;[.J250];&quot;');&quot;)" office:value-type="string" office:string-value="INSERT INTO Course (Level,Semester,Credit,CourseId,Name,Description,EntryRequirements,Assessment,MainAssessment,School) VALUES ('3','1 &amp; 2','10','ENG3049','Team Design Project EE3 ','In the Third Year Team Design Project the entire year is divided into teams which compete to design and construct circuits which enable team vehicles to perform assigned tasks on time and within budget. The project which is highly competeative changes every year and has industrial sponsorship.TimetableWeeklyWednesday 12pm - 1pm','Electronics 2 (5WJV)','Project work with staged milestones.Team Design Project and Skills UESTC3010Academic Session: 2013-14School: School of EngineeringCredits: 20Level: Level 3 (SCQF level 9)Typically Offered: Runs Throughout Semesters 1 and 2Available to Visiting Students: NoShort DescriptionStudents divide into teams of 4-6 members to design and construct electronic and electrical systems (typically autonomous vehicles) which perform assigned tasks on time and within budget. Students make oral and written presentations of their work, and learn to critically analyse reports from other engineers to extract key facts and arguments.TimetableThis is a team project that will run continuously throughout the year with on-line support available and local GTAs to mentor the groups.Requirements of EntryNoneAssessment20% Examination (Reading two substantial scientific articles and providing an abstract for one and conclusion for the other).30% Coursework: 15% individual research, analysis and report writing exercises, 15% team research, analysis and report writing exercises50% Project work: 25% interim and final product evaluation, 25% team and individual project reports and oral presentations.','April/May','Engineering');">
            <text:p>INSERT INTO Course (Level,Semester,Credit,CourseId,Name,Description,EntryRequirements,Assessment,MainAssessment,School) VALUES ('3','1 &amp; 2','10','ENG3049','Team Design Project EE3 ','In the Third Year Team Design Project the entire year is divided into teams which compete to design and construct circuits which enable team vehicles to perform assigned tasks on time and within budget. The project which is highly competeative changes every year and has industrial sponsorship.TimetableWeeklyWednesday 12pm - 1pm','Electronics 2 (5WJV)','Project work with staged milestones.Team Design Project and Skills UESTC3010Academic Session: 2013-14School: School of EngineeringCredits: 20Level: Level 3 (SCQF level 9)Typically Offered: Runs Throughout Semesters 1 and 2Available to Visiting Students: NoShort DescriptionStudents divide into teams of 4-6 members to design and construct electronic and electrical systems (typically autonomous vehicles) which perform assigned tasks on time and within budget. Students make oral and written presentations of their work, and learn to critically analyse reports from other engineers to extract key facts and arguments.TimetableThis is a team project that will run continuously throughout the year with on-line support available and local GTAs to mentor the groups.Requirements of EntryNoneAssessment20% Examination (Reading two substantial scientific articles and providing an abstract for one and conclusion for the other).30% Coursework: 15% individual research, analysis and report writing exercises, 15% team research, analysis and report writing exercises50% Project work: 25% interim and final product evaluation, 25% team and individual project reports and oral presentations.','April/May','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20">
            <text:p>20</text:p>
          </table:table-cell>
          <table:table-cell office:value-type="string">
            <text:p>ENG4059</text:p>
          </table:table-cell>
          <table:table-cell office:value-type="string">
            <text:p>Electronic System Design 4 </text:p>
          </table:table-cell>
          <table:table-cell office:value-type="string">
            <text:p>null</text:p>
          </table:table-cell>
          <table:table-cell office:value-type="string">
            <text:p>None.</text:p>
          </table:table-cell>
          <table:table-cell office:value-type="string">
            <text:p>Degree ExaminationAssignments</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51];&quot;','&quot;;[.B251];&quot;','&quot;;[.C251];&quot;','&quot;;[.D251];&quot;','&quot;;[.E251];&quot;','&quot;;[.F251];&quot;','&quot;;[.G251];&quot;','&quot;;[.H251];&quot;','&quot;;[.I251];&quot;','&quot;;[.J251];&quot;');&quot;)" office:value-type="string" office:string-value="INSERT INTO Course (Level,Semester,Credit,CourseId,Name,Description,EntryRequirements,Assessment,MainAssessment,School) VALUES ('4','1','20','ENG4059','Electronic System Design 4 ','null','None.','Degree ExaminationAssignments','December','Engineering');">
            <text:p>INSERT INTO Course (Level,Semester,Credit,CourseId,Name,Description,EntryRequirements,Assessment,MainAssessment,School) VALUES ('4','1','20','ENG4059','Electronic System Design 4 ','null','None.','Degree ExaminationAssignments','December','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008</text:p>
          </table:table-cell>
          <table:table-cell office:value-type="string">
            <text:p>Aerospace Control I </text:p>
          </table:table-cell>
          <table:table-cell office:value-type="string">
            <text:p>This course provides a theoretical background to classical control. Topics include frequency-domain and time-domain methods, multi-variable and state-space techniques. A laboratory gives the opportunity to apply the methods practically.Timetable2 lectures per week1 3-hour laboratory</text:p>
          </table:table-cell>
          <table:table-cell office:value-type="string">
            <text:p>NoneControl M (ENG5022)</text:p>
          </table:table-cell>
          <table:table-cell office:value-type="string">
            <text:p>Examination: 2 hours, Section A 40%, all questions compulsory; Section B 60%, choose 1 question from 2Coursework: laboratory report</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52];&quot;','&quot;;[.B252];&quot;','&quot;;[.C252];&quot;','&quot;;[.D252];&quot;','&quot;;[.E252];&quot;','&quot;;[.F252];&quot;','&quot;;[.G252];&quot;','&quot;;[.H252];&quot;','&quot;;[.I252];&quot;','&quot;;[.J252];&quot;');&quot;)" office:value-type="string" office:string-value="INSERT INTO Course (Level,Semester,Credit,CourseId,Name,Description,EntryRequirements,Assessment,MainAssessment,School) VALUES ('5','1','10','ENG5008','Aerospace Control I ','This course provides a theoretical background to classical control. Topics include frequency-domain and time-domain methods, multi-variable and state-space techniques. A laboratory gives the opportunity to apply the methods practically.Timetable2 lectures per week1 3-hour laboratory','NoneControl M (ENG5022)','Examination: 2 hours, Section A 40%, all questions compulsory; Section B 60%, choose 1 question from 2Coursework: laboratory report','December','Engineering');">
            <text:p>INSERT INTO Course (Level,Semester,Credit,CourseId,Name,Description,EntryRequirements,Assessment,MainAssessment,School) VALUES ('5','1','10','ENG5008','Aerospace Control I ','This course provides a theoretical background to classical control. Topics include frequency-domain and time-domain methods, multi-variable and state-space techniques. A laboratory gives the opportunity to apply the methods practically.Timetable2 lectures per week1 3-hour laboratory','NoneControl M (ENG5022)','Examination: 2 hours, Section A 40%, all questions compulsory; Section B 60%, choose 1 question from 2Coursework: laboratory report','December','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007</text:p>
          </table:table-cell>
          <table:table-cell office:value-type="string">
            <text:p>Advanced Techniques For Fluid Dynamics 5 </text:p>
          </table:table-cell>
          <table:table-cell office:value-type="string">
            <text:p>Modern techniques for fluid dynamics are incredibly well-advanced, and require great skill, patience, and high levels of mathematical ability for their correct application. This course brings together the two areas of experimental fluid mechanics and computational fluid dynamics to provide a broad knowledge and experience of the skill set required for the modern day fluid dynamicist.TimetableTwo lectures per week. One 2 hour lab session per fortnight.</text:p>
          </table:table-cell>
          <table:table-cell office:value-type="string">
            <text:p>None</text:p>
          </table:table-cell>
          <table:table-cell office:value-type="string">
            <text:p>Course work in the form of reports will be submitted for each of the two major course components. There is also a short interview (oral exam) regarding the mid-semester report.Dynamics M5 ENG4054Academic Session: 2013-14School: School of EngineeringCredits: 10Level: Level 5 (BDS, BVMS, MBChB)Typically Offered: Semester 2Available to Visiting Students: YesShort DescriptionThis is an introduction to the theories of acoustics necessary for the analysis of industrial and domestic noise problems will provide sufficient acoustical and wave theory to design ultrasonic tooling for manufacturing.Timetable2 lectures per weekRequirements of EntrynoneAssessment100% degree examination - 90 minutes</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53];&quot;','&quot;;[.B253];&quot;','&quot;;[.C253];&quot;','&quot;;[.D253];&quot;','&quot;;[.E253];&quot;','&quot;;[.F253];&quot;','&quot;;[.G253];&quot;','&quot;;[.H253];&quot;','&quot;;[.I253];&quot;','&quot;;[.J253];&quot;');&quot;)" office:value-type="string" office:string-value="INSERT INTO Course (Level,Semester,Credit,CourseId,Name,Description,EntryRequirements,Assessment,MainAssessment,School) VALUES ('5','1','10','ENG5007','Advanced Techniques For Fluid Dynamics 5 ','Modern techniques for fluid dynamics are incredibly well-advanced, and require great skill, patience, and high levels of mathematical ability for their correct application. This course brings together the two areas of experimental fluid mechanics and computational fluid dynamics to provide a broad knowledge and experience of the skill set required for the modern day fluid dynamicist.TimetableTwo lectures per week. One 2 hour lab session per fortnight.','None','Course work in the form of reports will be submitted for each of the two major course components. There is also a short interview (oral exam) regarding the mid-semester report.Dynamics M5 ENG4054Academic Session: 2013-14School: School of EngineeringCredits: 10Level: Level 5 (BDS, BVMS, MBChB)Typically Offered: Semester 2Available to Visiting Students: YesShort DescriptionThis is an introduction to the theories of acoustics necessary for the analysis of industrial and domestic noise problems will provide sufficient acoustical and wave theory to design ultrasonic tooling for manufacturing.Timetable2 lectures per weekRequirements of EntrynoneAssessment100% degree examination - 90 minutes','April/May','Engineering');">
            <text:p>INSERT INTO Course (Level,Semester,Credit,CourseId,Name,Description,EntryRequirements,Assessment,MainAssessment,School) VALUES ('5','1','10','ENG5007','Advanced Techniques For Fluid Dynamics 5 ','Modern techniques for fluid dynamics are incredibly well-advanced, and require great skill, patience, and high levels of mathematical ability for their correct application. This course brings together the two areas of experimental fluid mechanics and computational fluid dynamics to provide a broad knowledge and experience of the skill set required for the modern day fluid dynamicist.TimetableTwo lectures per week. One 2 hour lab session per fortnight.','None','Course work in the form of reports will be submitted for each of the two major course components. There is also a short interview (oral exam) regarding the mid-semester report.Dynamics M5 ENG4054Academic Session: 2013-14School: School of EngineeringCredits: 10Level: Level 5 (BDS, BVMS, MBChB)Typically Offered: Semester 2Available to Visiting Students: YesShort DescriptionThis is an introduction to the theories of acoustics necessary for the analysis of industrial and domestic noise problems will provide sufficient acoustical and wave theory to design ultrasonic tooling for manufacturing.Timetable2 lectures per weekRequirements of EntrynoneAssessment100% degree examination - 90 minutes','April/May','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20">
            <text:p>20</text:p>
          </table:table-cell>
          <table:table-cell office:value-type="string">
            <text:p>ENG4052</text:p>
          </table:table-cell>
          <table:table-cell office:value-type="string">
            <text:p>Digital Communication 4 </text:p>
          </table:table-cell>
          <table:table-cell office:value-type="string">
            <text:p>An introduction is given to explain how signals in digital communication systems are detected, the sources of signal noise and resultant communication system error rates. <text:s/>Students examine the fundamental limits on information transmission, consider codes for error detection and correction, and develop an ability to analyse practical digital communications systems.Timetable4 lectures per week</text:p>
          </table:table-cell>
          <table:table-cell office:value-type="string">
            <text:p>None</text:p>
          </table:table-cell>
          <table:table-cell office:value-type="string">
            <text:p>70% Examination30% Assignment</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54];&quot;','&quot;;[.B254];&quot;','&quot;;[.C254];&quot;','&quot;;[.D254];&quot;','&quot;;[.E254];&quot;','&quot;;[.F254];&quot;','&quot;;[.G254];&quot;','&quot;;[.H254];&quot;','&quot;;[.I254];&quot;','&quot;;[.J254];&quot;');&quot;)" office:value-type="string" office:string-value="INSERT INTO Course (Level,Semester,Credit,CourseId,Name,Description,EntryRequirements,Assessment,MainAssessment,School) VALUES ('4','2','20','ENG4052','Digital Communication 4 ','An introduction is given to explain how signals in digital communication systems are detected, the sources of signal noise and resultant communication system error rates.  Students examine the fundamental limits on information transmission, consider codes for error detection and correction, and develop an ability to analyse practical digital communications systems.Timetable4 lectures per week','None','70% Examination30% Assignment','December','Engineering');">
            <text:p>INSERT INTO Course (Level,Semester,Credit,CourseId,Name,Description,EntryRequirements,Assessment,MainAssessment,School) VALUES ('4','2','20','ENG4052','Digital Communication 4 ','An introduction is given to explain how signals in digital communication systems are detected, the sources of signal noise and resultant communication system error rates. <text:s/>Students examine the fundamental limits on information transmission, consider codes for error detection and correction, and develop an ability to analyse practical digital communications systems.Timetable4 lectures per week','None','70% Examination30% Assignment','December','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10">
            <text:p>10</text:p>
          </table:table-cell>
          <table:table-cell office:value-type="string">
            <text:p>ENG4152</text:p>
          </table:table-cell>
          <table:table-cell office:value-type="string">
            <text:p>Environmental Biotechnology 4 </text:p>
          </table:table-cell>
          <table:table-cell office:value-type="string">
            <text:p>The aim of this course is to introduce students to the application of biological processes in wastewater and drinking water treatment.TimetableTwo, lectures per week</text:p>
          </table:table-cell>
          <table:table-cell office:value-type="string">
            <text:p>None</text:p>
          </table:table-cell>
          <table:table-cell office:value-type="string">
            <text:p>Students will be given five short coursework exercises during the course of the semester which will account for 10% of the grade (2% for each exercise).Mid-way through the semester, students will be organized into groups of 3-4 and assigned a single project per group. <text:s/>Project work will consist of the design and manipulation of a wastewater treatment plant through the use a commercially available software package (BioWin). <text:s/>The students will be required to submit design calculations and data on the process performance subject to changes in wastewater quantity and composition. <text:s/>This will constitute 20% of the grade (5% for proposed design report, and 15% for final design report and presentation).The remainder of the marks (70%) will be available for the written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55];&quot;','&quot;;[.B255];&quot;','&quot;;[.C255];&quot;','&quot;;[.D255];&quot;','&quot;;[.E255];&quot;','&quot;;[.F255];&quot;','&quot;;[.G255];&quot;','&quot;;[.H255];&quot;','&quot;;[.I255];&quot;','&quot;;[.J255];&quot;');&quot;)" office:value-type="string" office:string-value="INSERT INTO Course (Level,Semester,Credit,CourseId,Name,Description,EntryRequirements,Assessment,MainAssessment,School) VALUES ('4','1','10','ENG4152','Environmental Biotechnology 4 ','The aim of this course is to introduce students to the application of biological processes in wastewater and drinking water treatment.TimetableTwo, lectures per week','None','Students will be given five short coursework exercises during the course of the semester which will account for 10% of the grade (2% for each exercise).Mid-way through the semester, students will be organized into groups of 3-4 and assigned a single project per group.  Project work will consist of the design and manipulation of a wastewater treatment plant through the use a commercially available software package (BioWin).  The students will be required to submit design calculations and data on the process performance subject to changes in wastewater quantity and composition.  This will constitute 20% of the grade (5% for proposed design report, and 15% for final design report and presentation).The remainder of the marks (70%) will be available for the written examination','April/May','Engineering');">
            <text:p>INSERT INTO Course (Level,Semester,Credit,CourseId,Name,Description,EntryRequirements,Assessment,MainAssessment,School) VALUES ('4','1','10','ENG4152','Environmental Biotechnology 4 ','The aim of this course is to introduce students to the application of biological processes in wastewater and drinking water treatment.TimetableTwo, lectures per week','None','Students will be given five short coursework exercises during the course of the semester which will account for 10% of the grade (2% for each exercise).Mid-way through the semester, students will be organized into groups of 3-4 and assigned a single project per group. <text:s/>Project work will consist of the design and manipulation of a wastewater treatment plant through the use a commercially available software package (BioWin). <text:s/>The students will be required to submit design calculations and data on the process performance subject to changes in wastewater quantity and composition. <text:s/>This will constitute 20% of the grade (5% for proposed design report, and 15% for final design report and presentation).The remainder of the marks (70%) will be available for the written examination','April/May','Engineering');</text:p>
          </table:table-cell>
        </table:table-row>
        <table:table-row table:style-name="ro1">
          <table:table-cell office:value-type="float" office:value="4">
            <text:p>4</text:p>
          </table:table-cell>
          <table:table-cell table:style-name="Default" office:value-type="string">
            <text:p>1 &amp; 2</text:p>
          </table:table-cell>
          <table:table-cell office:value-type="float" office:value="10">
            <text:p>10</text:p>
          </table:table-cell>
          <table:table-cell office:value-type="string">
            <text:p>ENG4153</text:p>
          </table:table-cell>
          <table:table-cell office:value-type="string">
            <text:p>Mechatronic Team Project 4 </text:p>
          </table:table-cell>
          <table:table-cell office:value-type="string">
            <text:p>This project requires teams of about 4-6 students to design, plan, construct and test a mechatronic system. The design is of such a complexity that only as a team can the technical challenges be managed. Teams must integrate aspects of engineering that have previously been taught in a wide range of courses.TimetableWeekly meetings with supervisor; occasional lectures to introduce the project and on novel aspects of engineering required; interim and final presentations to supervisors.</text:p>
          </table:table-cell>
          <table:table-cell office:value-type="string">
            <text:p>None</text:p>
          </table:table-cell>
          <table:table-cell office:value-type="string">
            <text:p>%<text:tab/>Type<text:tab/>Details10<text:tab/>Interim assessment<text:tab/>Progress of the team during the first half of the project25<text:tab/>Team report<text:tab/>Joint report, with notes from individuals on their subsystems10<text:tab/>Team presentation<text:tab/>Including demonstration of final product25<text:tab/>Performance of product<text:tab/>Judged against the specification10<text:tab/>Innovative features<text:tab/>Features which add to the project10<text:tab/>Individual log book<text:tab/>Technical record of individual contribution10<text:tab/>Individual report<text:tab/>Personal contribution made to team with reflective commentsThe final mark may be adjusted in accordance with a student''s individual contribu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56];&quot;','&quot;;[.B256];&quot;','&quot;;[.C256];&quot;','&quot;;[.D256];&quot;','&quot;;[.E256];&quot;','&quot;;[.F256];&quot;','&quot;;[.G256];&quot;','&quot;;[.H256];&quot;','&quot;;[.I256];&quot;','&quot;;[.J256];&quot;');&quot;)" office:value-type="string" office:string-value="INSERT INTO Course (Level,Semester,Credit,CourseId,Name,Description,EntryRequirements,Assessment,MainAssessment,School) VALUES ('4','1 &amp; 2','10','ENG4153','Mechatronic Team Project 4 ','This project requires teams of about 4-6 students to design, plan, construct and test a mechatronic system. The design is of such a complexity that only as a team can the technical challenges be managed. Teams must integrate aspects of engineering that have previously been taught in a wide range of courses.TimetableWeekly meetings with supervisor; occasional lectures to introduce the project and on novel aspects of engineering required; interim and final presentations to supervisors.','None','%&#9;Type&#9;Details10&#9;Interim assessment&#9;Progress of the team during the first half of the project25&#9;Team report&#9;Joint report, with notes from individuals on their subsystems10&#9;Team presentation&#9;Including demonstration of final product25&#9;Performance of product&#9;Judged against the specification10&#9;Innovative features&#9;Features which add to the project10&#9;Individual log book&#9;Technical record of individual contribution10&#9;Individual report&#9;Personal contribution made to team with reflective commentsThe final mark may be adjusted in accordance with a student''s individual contribution.','April/May','Engineering');">
            <text:p>INSERT INTO Course (Level,Semester,Credit,CourseId,Name,Description,EntryRequirements,Assessment,MainAssessment,School) VALUES ('4','1 &amp; 2','10','ENG4153','Mechatronic Team Project 4 ','This project requires teams of about 4-6 students to design, plan, construct and test a mechatronic system. The design is of such a complexity that only as a team can the technical challenges be managed. Teams must integrate aspects of engineering that have previously been taught in a wide range of courses.TimetableWeekly meetings with supervisor; occasional lectures to introduce the project and on novel aspects of engineering required; interim and final presentations to supervisors.','None','%<text:tab/>Type<text:tab/>Details10<text:tab/>Interim assessment<text:tab/>Progress of the team during the first half of the project25<text:tab/>Team report<text:tab/>Joint report, with notes from individuals on their subsystems10<text:tab/>Team presentation<text:tab/>Including demonstration of final product25<text:tab/>Performance of product<text:tab/>Judged against the specification10<text:tab/>Innovative features<text:tab/>Features which add to the project10<text:tab/>Individual log book<text:tab/>Technical record of individual contribution10<text:tab/>Individual report<text:tab/>Personal contribution made to team with reflective commentsThe final mark may be adjusted in accordance with a student''s individual contribution.','April/May','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10">
            <text:p>10</text:p>
          </table:table-cell>
          <table:table-cell office:value-type="string">
            <text:p>ENG5009</text:p>
          </table:table-cell>
          <table:table-cell office:value-type="string">
            <text:p>Aerospace Control II </text:p>
          </table:table-cell>
          <table:table-cell office:value-type="string">
            <text:p>This module aims to introduce Robust, Optimal and Variable Structure control methodologies. As a student on this course, you will design and analyse controllers for Aerospace Systems applications and explore advanced approaches to system stability and robustness analysis in the frequency and time domains.TimetableTeaching Session: 1 hour twice per weekLaboratory Sessions: 3 hours each</text:p>
          </table:table-cell>
          <table:table-cell office:value-type="string">
            <text:p>none</text:p>
          </table:table-cell>
          <table:table-cell office:value-type="string">
            <text:p>Examination and coursework 75% 25%</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57];&quot;','&quot;;[.B257];&quot;','&quot;;[.C257];&quot;','&quot;;[.D257];&quot;','&quot;;[.E257];&quot;','&quot;;[.F257];&quot;','&quot;;[.G257];&quot;','&quot;;[.H257];&quot;','&quot;;[.I257];&quot;','&quot;;[.J257];&quot;');&quot;)" office:value-type="string" office:string-value="INSERT INTO Course (Level,Semester,Credit,CourseId,Name,Description,EntryRequirements,Assessment,MainAssessment,School) VALUES ('5','2','10','ENG5009','Aerospace Control II ','This module aims to introduce Robust, Optimal and Variable Structure control methodologies. As a student on this course, you will design and analyse controllers for Aerospace Systems applications and explore advanced approaches to system stability and robustness analysis in the frequency and time domains.TimetableTeaching Session: 1 hour twice per weekLaboratory Sessions: 3 hours each','none','Examination and coursework 75% 25%','April/May','Engineering');">
            <text:p>INSERT INTO Course (Level,Semester,Credit,CourseId,Name,Description,EntryRequirements,Assessment,MainAssessment,School) VALUES ('5','2','10','ENG5009','Aerospace Control II ','This module aims to introduce Robust, Optimal and Variable Structure control methodologies. As a student on this course, you will design and analyse controllers for Aerospace Systems applications and explore advanced approaches to system stability and robustness analysis in the frequency and time domains.TimetableTeaching Session: 1 hour twice per weekLaboratory Sessions: 3 hours each','none','Examination and coursework 75% 25%','April/May','Engineering');</text:p>
          </table:table-cell>
        </table:table-row>
        <table:table-row table:style-name="ro1">
          <table:table-cell office:value-type="float" office:value="4">
            <text:p>4</text:p>
          </table:table-cell>
          <table:table-cell table:style-name="Default" office:value-type="string">
            <text:p>1 &amp; 2</text:p>
          </table:table-cell>
          <table:table-cell office:value-type="float" office:value="60">
            <text:p>60</text:p>
          </table:table-cell>
          <table:table-cell office:value-type="string">
            <text:p>ENG4116P</text:p>
          </table:table-cell>
          <table:table-cell office:value-type="string">
            <text:p>Research Project M5 </text:p>
          </table:table-cell>
          <table:table-cell office:value-type="string">
            <text:p>Students should discuss project opportunities with staff in their areas of interest and agree a project definition. This must be notified to the final year project course co-ordinator. The project must involve a substantial engineering investigation.TimetableStart week 1, end week 30.</text:p>
          </table:table-cell>
          <table:table-cell office:value-type="string">
            <text:p>None.</text:p>
          </table:table-cell>
          <table:table-cell office:value-type="string">
            <text:p>80% Project report and continuous assessment, 10% student presentation and 10% display board.</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58];&quot;','&quot;;[.B258];&quot;','&quot;;[.C258];&quot;','&quot;;[.D258];&quot;','&quot;;[.E258];&quot;','&quot;;[.F258];&quot;','&quot;;[.G258];&quot;','&quot;;[.H258];&quot;','&quot;;[.I258];&quot;','&quot;;[.J258];&quot;');&quot;)" office:value-type="string" office:string-value="INSERT INTO Course (Level,Semester,Credit,CourseId,Name,Description,EntryRequirements,Assessment,MainAssessment,School) VALUES ('4','1 &amp; 2','60','ENG4116P','Research Project M5 ','Students should discuss project opportunities with staff in their areas of interest and agree a project definition. This must be notified to the final year project course co-ordinator. The project must involve a substantial engineering investigation.TimetableStart week 1, end week 30.','None.','80% Project report and continuous assessment, 10% student presentation and 10% display board.','April/May','Engineering');">
            <text:p>INSERT INTO Course (Level,Semester,Credit,CourseId,Name,Description,EntryRequirements,Assessment,MainAssessment,School) VALUES ('4','1 &amp; 2','60','ENG4116P','Research Project M5 ','Students should discuss project opportunities with staff in their areas of interest and agree a project definition. This must be notified to the final year project course co-ordinator. The project must involve a substantial engineering investigation.TimetableStart week 1, end week 30.','None.','80% Project report and continuous assessment, 10% student presentation and 10% display board.','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082</text:p>
          </table:table-cell>
          <table:table-cell office:value-type="string">
            <text:p>Spaceflight Dynamics 1 </text:p>
          </table:table-cell>
          <table:table-cell table:number-columns-repeated="2" office:value-type="string">
            <text:p>null</text:p>
          </table:table-cell>
          <table:table-cell office:value-type="string">
            <text:p>Final examination only; 10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59];&quot;','&quot;;[.B259];&quot;','&quot;;[.C259];&quot;','&quot;;[.D259];&quot;','&quot;;[.E259];&quot;','&quot;;[.F259];&quot;','&quot;;[.G259];&quot;','&quot;;[.H259];&quot;','&quot;;[.I259];&quot;','&quot;;[.J259];&quot;');&quot;)" office:value-type="string" office:string-value="INSERT INTO Course (Level,Semester,Credit,CourseId,Name,Description,EntryRequirements,Assessment,MainAssessment,School) VALUES ('5','1','10','ENG5082','Spaceflight Dynamics 1 ','null','null','Final examination only; 100%','December','Engineering');">
            <text:p>INSERT INTO Course (Level,Semester,Credit,CourseId,Name,Description,EntryRequirements,Assessment,MainAssessment,School) VALUES ('5','1','10','ENG5082','Spaceflight Dynamics 1 ','null','null','Final examination only; 100%','December','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081</text:p>
          </table:table-cell>
          <table:table-cell office:value-type="string">
            <text:p>Spacecraft Systems 2 </text:p>
          </table:table-cell>
          <table:table-cell table:number-columns-repeated="3" office:value-type="string">
            <text:p>null</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60];&quot;','&quot;;[.B260];&quot;','&quot;;[.C260];&quot;','&quot;;[.D260];&quot;','&quot;;[.E260];&quot;','&quot;;[.F260];&quot;','&quot;;[.G260];&quot;','&quot;;[.H260];&quot;','&quot;;[.I260];&quot;','&quot;;[.J260];&quot;');&quot;)" office:value-type="string" office:string-value="INSERT INTO Course (Level,Semester,Credit,CourseId,Name,Description,EntryRequirements,Assessment,MainAssessment,School) VALUES ('5','1','10','ENG5081','Spacecraft Systems 2 ','null','null','null','April/May','Engineering');">
            <text:p>INSERT INTO Course (Level,Semester,Credit,CourseId,Name,Description,EntryRequirements,Assessment,MainAssessment,School) VALUES ('5','1','10','ENG5081','Spacecraft Systems 2 ','null','null','null','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083</text:p>
          </table:table-cell>
          <table:table-cell office:value-type="string">
            <text:p>Spaceflight Dynamics 2 </text:p>
          </table:table-cell>
          <table:table-cell table:number-columns-repeated="3" office:value-type="string">
            <text:p>null</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61];&quot;','&quot;;[.B261];&quot;','&quot;;[.C261];&quot;','&quot;;[.D261];&quot;','&quot;;[.E261];&quot;','&quot;;[.F261];&quot;','&quot;;[.G261];&quot;','&quot;;[.H261];&quot;','&quot;;[.I261];&quot;','&quot;;[.J261];&quot;');&quot;)" office:value-type="string" office:string-value="INSERT INTO Course (Level,Semester,Credit,CourseId,Name,Description,EntryRequirements,Assessment,MainAssessment,School) VALUES ('5','1','10','ENG5083','Spaceflight Dynamics 2 ','null','null','null','December','Engineering');">
            <text:p>INSERT INTO Course (Level,Semester,Credit,CourseId,Name,Description,EntryRequirements,Assessment,MainAssessment,School) VALUES ('5','1','10','ENG5083','Spaceflight Dynamics 2 ','null','null','null','December','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20">
            <text:p>20</text:p>
          </table:table-cell>
          <table:table-cell office:value-type="string">
            <text:p>ENG4138</text:p>
          </table:table-cell>
          <table:table-cell office:value-type="string">
            <text:p>Vlsi Design 4 </text:p>
          </table:table-cell>
          <table:table-cell office:value-type="string">
            <text:p>The course provides an introduction to both digital and analogue VLSI design, from the physical level through to systems level.TimetableWeeklyTuesday 1pm - 3pmFriday 1pm - 3pm</text:p>
          </table:table-cell>
          <table:table-cell office:value-type="string">
            <text:p>None</text:p>
          </table:table-cell>
          <table:table-cell office:value-type="string">
            <text:p>Degree ExaminationLaboratory</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62];&quot;','&quot;;[.B262];&quot;','&quot;;[.C262];&quot;','&quot;;[.D262];&quot;','&quot;;[.E262];&quot;','&quot;;[.F262];&quot;','&quot;;[.G262];&quot;','&quot;;[.H262];&quot;','&quot;;[.I262];&quot;','&quot;;[.J262];&quot;');&quot;)" office:value-type="string" office:string-value="INSERT INTO Course (Level,Semester,Credit,CourseId,Name,Description,EntryRequirements,Assessment,MainAssessment,School) VALUES ('4','1','20','ENG4138','Vlsi Design 4 ','The course provides an introduction to both digital and analogue VLSI design, from the physical level through to systems level.TimetableWeeklyTuesday 1pm - 3pmFriday 1pm - 3pm','None','Degree ExaminationLaboratory','December','Engineering');">
            <text:p>INSERT INTO Course (Level,Semester,Credit,CourseId,Name,Description,EntryRequirements,Assessment,MainAssessment,School) VALUES ('4','1','20','ENG4138','Vlsi Design 4 ','The course provides an introduction to both digital and analogue VLSI design, from the physical level through to systems level.TimetableWeeklyTuesday 1pm - 3pmFriday 1pm - 3pm','None','Degree ExaminationLaboratory','December','Engineering');</text:p>
          </table:table-cell>
        </table:table-row>
        <table:table-row table:style-name="ro4">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087</text:p>
          </table:table-cell>
          <table:table-cell office:value-type="string">
            <text:p>Structural Engineering Preliminary Research Project M </text:p>
          </table:table-cell>
          <table:table-cell office:value-type="string">
            <text:p>Structural Engineering Preliminary Research Project is a 20 credit course running in Semester 2. Each student is required to produce an 8000 word report on an individual research topic related to Structural Engineering. Supervision and guidance will be provided by an academic member of staff, but the exercise will be based largely on independent work by each student.For those students continuing on the MSc course, this project will act as an initial literature review and information gathering exercise for their dissertation. For those students finishing with a Diploma, this project will provide them with an insight into structural engineering research.Students may suggest a topic to research but an academic member of staff must agree to supervise it.TimetableNone</text:p>
          </table:table-cell>
          <table:table-cell office:value-type="string">
            <text:p>None</text:p>
          </table:table-cell>
          <table:table-cell office:value-type="string">
            <text:p>Based on report submitted.Structural Engineering Review Project M ENG5088Academic Session: 2013-14School: School of EngineeringCredits: 20Level: Level 5 (SCQF level 11)Typically Offered: Semester 1Available to Visiting Students: NoShort DescriptionStructural Engineering Review Project is a 20 credit course running in Semester 1. Each student is required to produce an 8000 word report on an individual topic related to Structural Engineering. Supervision and guidance will be provided by an academic member of staff, but the exercise will be based largely on independent work by each student.TimetableNoneRequirements of EntryNoneAssessmentProject Work (100%)Team Research Project in Nanoscience and Nanotechnology ENG5202Academic Session: 2013-14School: School of EngineeringCredits: 60Level: Level 5 (SCQF level 11)Typically Offered: SummerAvailable to Visiting Students: NoShort DescriptionThis course will give students experience of working on an interdisciplinary team research project, similar to that found in industry. Teams will consist of 2-3 students working under the guidance of 2 or more supervisors.TimetableNoneRequirements of EntryNoneAssessmentThe work will be assessed by supervisor meetings and inspection of the student''s lab book in order to evaluate the quality of the practical work. Results of the work will be assessed in the form of a written report and oral presentation and examination.</text:p>
          </table:table-cell>
          <table:table-cell office:value-type="string">
            <text:p>August</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63];&quot;','&quot;;[.B263];&quot;','&quot;;[.C263];&quot;','&quot;;[.D263];&quot;','&quot;;[.E263];&quot;','&quot;;[.F263];&quot;','&quot;;[.G263];&quot;','&quot;;[.H263];&quot;','&quot;;[.I263];&quot;','&quot;;[.J263];&quot;');&quot;)" office:value-type="string" office:string-value="INSERT INTO Course (Level,Semester,Credit,CourseId,Name,Description,EntryRequirements,Assessment,MainAssessment,School) VALUES ('5','2','20','ENG5087','Structural Engineering Preliminary Research Project M ','Structural Engineering Preliminary Research Project is a 20 credit course running in Semester 2. Each student is required to produce an 8000 word report on an individual research topic related to Structural Engineering. Supervision and guidance will be provided by an academic member of staff, but the exercise will be based largely on independent work by each student.For those students continuing on the MSc course, this project will act as an initial literature review and information gathering exercise for their dissertation. For those students finishing with a Diploma, this project will provide them with an insight into structural engineering research.Students may suggest a topic to research but an academic member of staff must agree to supervise it.TimetableNone','None','Based on report submitted.Structural Engineering Review Project M ENG5088Academic Session: 2013-14School: School of EngineeringCredits: 20Level: Level 5 (SCQF level 11)Typically Offered: Semester 1Available to Visiting Students: NoShort DescriptionStructural Engineering Review Project is a 20 credit course running in Semester 1. Each student is required to produce an 8000 word report on an individual topic related to Structural Engineering. Supervision and guidance will be provided by an academic member of staff, but the exercise will be based largely on independent work by each student.TimetableNoneRequirements of EntryNoneAssessmentProject Work (100%)Team Research Project in Nanoscience and Nanotechnology ENG5202Academic Session: 2013-14School: School of EngineeringCredits: 60Level: Level 5 (SCQF level 11)Typically Offered: SummerAvailable to Visiting Students: NoShort DescriptionThis course will give students experience of working on an interdisciplinary team research project, similar to that found in industry. Teams will consist of 2-3 students working under the guidance of 2 or more supervisors.TimetableNoneRequirements of EntryNoneAssessmentThe work will be assessed by supervisor meetings and inspection of the student''s lab book in order to evaluate the quality of the practical work. Results of the work will be assessed in the form of a written report and oral presentation and examination.','August','Engineering');">
            <text:p>INSERT INTO Course (Level,Semester,Credit,CourseId,Name,Description,EntryRequirements,Assessment,MainAssessment,School) VALUES ('5','2','20','ENG5087','Structural Engineering Preliminary Research Project M ','Structural Engineering Preliminary Research Project is a 20 credit course running in Semester 2. Each student is required to produce an 8000 word report on an individual research topic related to Structural Engineering. Supervision and guidance will be provided by an academic member of staff, but the exercise will be based largely on independent work by each student.For those students continuing on the MSc course, this project will act as an initial literature review and information gathering exercise for their dissertation. For those students finishing with a Diploma, this project will provide them with an insight into structural engineering research.Students may suggest a topic to research but an academic member of staff must agree to supervise it.TimetableNone','None','Based on report submitted.Structural Engineering Review Project M ENG5088Academic Session: 2013-14School: School of EngineeringCredits: 20Level: Level 5 (SCQF level 11)Typically Offered: Semester 1Available to Visiting Students: NoShort DescriptionStructural Engineering Review Project is a 20 credit course running in Semester 1. Each student is required to produce an 8000 word report on an individual topic related to Structural Engineering. Supervision and guidance will be provided by an academic member of staff, but the exercise will be based largely on independent work by each student.TimetableNoneRequirements of EntryNoneAssessmentProject Work (100%)Team Research Project in Nanoscience and Nanotechnology ENG5202Academic Session: 2013-14School: School of EngineeringCredits: 60Level: Level 5 (SCQF level 11)Typically Offered: SummerAvailable to Visiting Students: NoShort DescriptionThis course will give students experience of working on an interdisciplinary team research project, similar to that found in industry. Teams will consist of 2-3 students working under the guidance of 2 or more supervisors.TimetableNoneRequirements of EntryNoneAssessmentThe work will be assessed by supervisor meetings and inspection of the student''s lab book in order to evaluate the quality of the practical work. Results of the work will be assessed in the form of a written report and oral presentation and examination.','August','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10">
            <text:p>10</text:p>
          </table:table-cell>
          <table:table-cell office:value-type="string">
            <text:p>ENG4139</text:p>
          </table:table-cell>
          <table:table-cell office:value-type="string">
            <text:p>Water Engineering 4 </text:p>
          </table:table-cell>
          <table:table-cell office:value-type="string">
            <text:p>This course gives students an overview of physical and chemical treatment systems for water and wastewater.Timetable2 lectures per week</text:p>
          </table:table-cell>
          <table:table-cell office:value-type="string">
            <text:p>None</text:p>
          </table:table-cell>
          <table:table-cell office:value-type="string">
            <text:p>80% Examination20% Coursework It is not possible to offer </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64];&quot;','&quot;;[.B264];&quot;','&quot;;[.C264];&quot;','&quot;;[.D264];&quot;','&quot;;[.E264];&quot;','&quot;;[.F264];&quot;','&quot;;[.G264];&quot;','&quot;;[.H264];&quot;','&quot;;[.I264];&quot;','&quot;;[.J264];&quot;');&quot;)" office:value-type="string" office:string-value="INSERT INTO Course (Level,Semester,Credit,CourseId,Name,Description,EntryRequirements,Assessment,MainAssessment,School) VALUES ('4','1','10','ENG4139','Water Engineering 4 ','This course gives students an overview of physical and chemical treatment systems for water and wastewater.Timetable2 lectures per week','None','80% Examination20% Coursework It is not possible to offer ','December','Engineering');">
            <text:p>INSERT INTO Course (Level,Semester,Credit,CourseId,Name,Description,EntryRequirements,Assessment,MainAssessment,School) VALUES ('4','1','10','ENG4139','Water Engineering 4 ','This course gives students an overview of physical and chemical treatment systems for water and wastewater.Timetable2 lectures per week','None','80% Examination20% Coursework It is not possible to offer ','December','Engineering');</text:p>
          </table:table-cell>
        </table:table-row>
        <table:table-row table:style-name="ro1">
          <table:table-cell office:value-type="float" office:value="2">
            <text:p>2</text:p>
          </table:table-cell>
          <table:table-cell table:style-name="Default" office:value-type="float" office:value="1">
            <text:p>1</text:p>
          </table:table-cell>
          <table:table-cell office:value-type="float" office:value="20">
            <text:p>20</text:p>
          </table:table-cell>
          <table:table-cell office:value-type="string">
            <text:p>ENG2048</text:p>
          </table:table-cell>
          <table:table-cell office:value-type="string">
            <text:p>Structural Design 2 </text:p>
          </table:table-cell>
          <table:table-cell office:value-type="string">
            <text:p>Entry-level structural design course in the main construction materials of concrete, steel, timber and masonry.Timetable2 lectures and 2 tutorials per week; single small group afternoon lab sessions to be arranged to suit individual timetable for 4 weeks during Semester 1.</text:p>
          </table:table-cell>
          <table:table-cell office:value-type="string">
            <text:p><text:s/>Progression from 1st year of programme or direct entry to 2nd year.</text:p>
          </table:table-cell>
          <table:table-cell office:value-type="string">
            <text:p>100% degree examination.</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65];&quot;','&quot;;[.B265];&quot;','&quot;;[.C265];&quot;','&quot;;[.D265];&quot;','&quot;;[.E265];&quot;','&quot;;[.F265];&quot;','&quot;;[.G265];&quot;','&quot;;[.H265];&quot;','&quot;;[.I265];&quot;','&quot;;[.J265];&quot;');&quot;)" office:value-type="string" office:string-value="INSERT INTO Course (Level,Semester,Credit,CourseId,Name,Description,EntryRequirements,Assessment,MainAssessment,School) VALUES ('2','1','20','ENG2048','Structural Design 2 ','Entry-level structural design course in the main construction materials of concrete, steel, timber and masonry.Timetable2 lectures and 2 tutorials per week; single small group afternoon lab sessions to be arranged to suit individual timetable for 4 weeks during Semester 1.',' Progression from 1st year of programme or direct entry to 2nd year.','100% degree examination.','December','Engineering');">
            <text:p>INSERT INTO Course (Level,Semester,Credit,CourseId,Name,Description,EntryRequirements,Assessment,MainAssessment,School) VALUES ('2','1','20','ENG2048','Structural Design 2 ','Entry-level structural design course in the main construction materials of concrete, steel, timber and masonry.Timetable2 lectures and 2 tutorials per week; single small group afternoon lab sessions to be arranged to suit individual timetable for 4 weeks during Semester 1.',' Progression from 1st year of programme or direct entry to 2nd year.','100% degree examination.','December','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10">
            <text:p>10</text:p>
          </table:table-cell>
          <table:table-cell office:value-type="string">
            <text:p>ENG3062</text:p>
          </table:table-cell>
          <table:table-cell office:value-type="string">
            <text:p>Aircraft Structural Analysis And Design 3 </text:p>
          </table:table-cell>
          <table:table-cell office:value-type="string">
            <text:p>null</text:p>
          </table:table-cell>
          <table:table-cell office:value-type="string">
            <text:p>Applied Mechanics 2 is pre-requisite for aero students</text:p>
          </table:table-cell>
          <table:table-cell office:value-type="string">
            <text:p>null</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66];&quot;','&quot;;[.B266];&quot;','&quot;;[.C266];&quot;','&quot;;[.D266];&quot;','&quot;;[.E266];&quot;','&quot;;[.F266];&quot;','&quot;;[.G266];&quot;','&quot;;[.H266];&quot;','&quot;;[.I266];&quot;','&quot;;[.J266];&quot;');&quot;)" office:value-type="string" office:string-value="INSERT INTO Course (Level,Semester,Credit,CourseId,Name,Description,EntryRequirements,Assessment,MainAssessment,School) VALUES ('4','2','10','ENG3062','Aircraft Structural Analysis And Design 3 ','null','Applied Mechanics 2 is pre-requisite for aero students','null','April/May','Engineering');">
            <text:p>INSERT INTO Course (Level,Semester,Credit,CourseId,Name,Description,EntryRequirements,Assessment,MainAssessment,School) VALUES ('4','2','10','ENG3062','Aircraft Structural Analysis And Design 3 ','null','Applied Mechanics 2 is pre-requisite for aero students','null','April/May','Engineering');</text:p>
          </table:table-cell>
        </table:table-row>
        <table:table-row table:style-name="ro1">
          <table:table-cell office:value-type="float" office:value="2">
            <text:p>2</text:p>
          </table:table-cell>
          <table:table-cell table:style-name="Default" office:value-type="string">
            <text:p>1 &amp; 2</text:p>
          </table:table-cell>
          <table:table-cell office:value-type="float" office:value="20">
            <text:p>20</text:p>
          </table:table-cell>
          <table:table-cell office:value-type="string">
            <text:p>ENG2049</text:p>
          </table:table-cell>
          <table:table-cell office:value-type="string">
            <text:p>Structural Mechanics 2 </text:p>
          </table:table-cell>
          <table:table-cell office:value-type="string">
            <text:p>Application of the principles of engineering mechanics to evaluate the behaviour of beams, columns and simple framed structures under load, and identify how loads are resisted and transferred through a structure to its support system. Calculation of properties of cross-sections, elastic and plastic bending stresses in beams, plastic moments, beam shear stresses, deflections of beams and simple frames, column buckling loads using elastic stability concepts, and bending moments in beams and simple frames using the moment distribution method.TimetableTo be decided.</text:p>
          </table:table-cell>
          <table:table-cell office:value-type="string">
            <text:p><text:s/>None.</text:p>
          </table:table-cell>
          <table:table-cell office:value-type="string">
            <text:p>Tutorials and project work counting 20% and degree examination counting 80% of assessment. There will be no exemptions from this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67];&quot;','&quot;;[.B267];&quot;','&quot;;[.C267];&quot;','&quot;;[.D267];&quot;','&quot;;[.E267];&quot;','&quot;;[.F267];&quot;','&quot;;[.G267];&quot;','&quot;;[.H267];&quot;','&quot;;[.I267];&quot;','&quot;;[.J267];&quot;');&quot;)" office:value-type="string" office:string-value="INSERT INTO Course (Level,Semester,Credit,CourseId,Name,Description,EntryRequirements,Assessment,MainAssessment,School) VALUES ('2','1 &amp; 2','20','ENG2049','Structural Mechanics 2 ','Application of the principles of engineering mechanics to evaluate the behaviour of beams, columns and simple framed structures under load, and identify how loads are resisted and transferred through a structure to its support system. Calculation of properties of cross-sections, elastic and plastic bending stresses in beams, plastic moments, beam shear stresses, deflections of beams and simple frames, column buckling loads using elastic stability concepts, and bending moments in beams and simple frames using the moment distribution method.TimetableTo be decided.',' None.','Tutorials and project work counting 20% and degree examination counting 80% of assessment. There will be no exemptions from this examination.','April/May','Engineering');">
            <text:p>INSERT INTO Course (Level,Semester,Credit,CourseId,Name,Description,EntryRequirements,Assessment,MainAssessment,School) VALUES ('2','1 &amp; 2','20','ENG2049','Structural Mechanics 2 ','Application of the principles of engineering mechanics to evaluate the behaviour of beams, columns and simple framed structures under load, and identify how loads are resisted and transferred through a structure to its support system. Calculation of properties of cross-sections, elastic and plastic bending stresses in beams, plastic moments, beam shear stresses, deflections of beams and simple frames, column buckling loads using elastic stability concepts, and bending moments in beams and simple frames using the moment distribution method.TimetableTo be decided.',' None.','Tutorials and project work counting 20% and degree examination counting 80% of assessment. There will be no exemptions from this examination.','April/May','Engineering');</text:p>
          </table:table-cell>
        </table:table-row>
        <table:table-row table:style-name="ro1">
          <table:table-cell office:value-type="float" office:value="2">
            <text:p>2</text:p>
          </table:table-cell>
          <table:table-cell table:style-name="Default" office:value-type="float" office:value="2">
            <text:p>2</text:p>
          </table:table-cell>
          <table:table-cell office:value-type="float" office:value="10">
            <text:p>10</text:p>
          </table:table-cell>
          <table:table-cell office:value-type="string">
            <text:p>ENG2054</text:p>
          </table:table-cell>
          <table:table-cell office:value-type="string">
            <text:p>Water Engineering 2 </text:p>
          </table:table-cell>
          <table:table-cell office:value-type="string">
            <text:p>This course introduces the fundamentals of flow in open channels and in pipe networks. Flow equations are derived from the conservation of momentum and useful engineering approximations are described. Various classes of open channel flow are demonstrated in one laboratory practical and the use of computer software in design of water engineering solutions is explored in an extended piece of coursework.Timetable2 lectures per week</text:p>
          </table:table-cell>
          <table:table-cell office:value-type="string">
            <text:p>None</text:p>
          </table:table-cell>
          <table:table-cell office:value-type="string">
            <text:p>70% Examination30% Coursework based on projec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68];&quot;','&quot;;[.B268];&quot;','&quot;;[.C268];&quot;','&quot;;[.D268];&quot;','&quot;;[.E268];&quot;','&quot;;[.F268];&quot;','&quot;;[.G268];&quot;','&quot;;[.H268];&quot;','&quot;;[.I268];&quot;','&quot;;[.J268];&quot;');&quot;)" office:value-type="string" office:string-value="INSERT INTO Course (Level,Semester,Credit,CourseId,Name,Description,EntryRequirements,Assessment,MainAssessment,School) VALUES ('2','2','10','ENG2054','Water Engineering 2 ','This course introduces the fundamentals of flow in open channels and in pipe networks. Flow equations are derived from the conservation of momentum and useful engineering approximations are described. Various classes of open channel flow are demonstrated in one laboratory practical and the use of computer software in design of water engineering solutions is explored in an extended piece of coursework.Timetable2 lectures per week','None','70% Examination30% Coursework based on project','April/May','Engineering');">
            <text:p>INSERT INTO Course (Level,Semester,Credit,CourseId,Name,Description,EntryRequirements,Assessment,MainAssessment,School) VALUES ('2','2','10','ENG2054','Water Engineering 2 ','This course introduces the fundamentals of flow in open channels and in pipe networks. Flow equations are derived from the conservation of momentum and useful engineering approximations are described. Various classes of open channel flow are demonstrated in one laboratory practical and the use of computer software in design of water engineering solutions is explored in an extended piece of coursework.Timetable2 lectures per week','None','70% Examination30% Coursework based on project','April/May','Engineering');</text:p>
          </table:table-cell>
        </table:table-row>
        <table:table-row table:style-name="ro1">
          <table:table-cell office:value-type="float" office:value="1">
            <text:p>1</text:p>
          </table:table-cell>
          <table:table-cell table:style-name="Default" office:value-type="float" office:value="1">
            <text:p>1</text:p>
          </table:table-cell>
          <table:table-cell office:value-type="float" office:value="10">
            <text:p>10</text:p>
          </table:table-cell>
          <table:table-cell office:value-type="string">
            <text:p>ENG1065</text:p>
          </table:table-cell>
          <table:table-cell office:value-type="string">
            <text:p>Statics 1 </text:p>
          </table:table-cell>
          <table:table-cell office:value-type="string">
            <text:p>This course is an introduction to engineering statics and will provide students with the ability to tackle real engineering solid mechanics problems by constructing and solving mathematical models based on the principle of equilibrium. <text:s/>Students will be introduced to concepts such as forces, moments of forces, resultants and friction and these will be applied to simple solid mechanics problems, such as cable-pulley systems, trusses and beams.Timetable2 lectures per week</text:p>
          </table:table-cell>
          <table:table-cell office:value-type="string">
            <text:p>None</text:p>
          </table:table-cell>
          <table:table-cell office:value-type="string">
            <text:p>100% Examination</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69];&quot;','&quot;;[.B269];&quot;','&quot;;[.C269];&quot;','&quot;;[.D269];&quot;','&quot;;[.E269];&quot;','&quot;;[.F269];&quot;','&quot;;[.G269];&quot;','&quot;;[.H269];&quot;','&quot;;[.I269];&quot;','&quot;;[.J269];&quot;');&quot;)" office:value-type="string" office:string-value="INSERT INTO Course (Level,Semester,Credit,CourseId,Name,Description,EntryRequirements,Assessment,MainAssessment,School) VALUES ('1','1','10','ENG1065','Statics 1 ','This course is an introduction to engineering statics and will provide students with the ability to tackle real engineering solid mechanics problems by constructing and solving mathematical models based on the principle of equilibrium.  Students will be introduced to concepts such as forces, moments of forces, resultants and friction and these will be applied to simple solid mechanics problems, such as cable-pulley systems, trusses and beams.Timetable2 lectures per week','None','100% Examination','December','Engineering');">
            <text:p>INSERT INTO Course (Level,Semester,Credit,CourseId,Name,Description,EntryRequirements,Assessment,MainAssessment,School) VALUES ('1','1','10','ENG1065','Statics 1 ','This course is an introduction to engineering statics and will provide students with the ability to tackle real engineering solid mechanics problems by constructing and solving mathematical models based on the principle of equilibrium. <text:s/>Students will be introduced to concepts such as forces, moments of forces, resultants and friction and these will be applied to simple solid mechanics problems, such as cable-pulley systems, trusses and beams.Timetable2 lectures per week','None','100% Examination','December','Engineering');</text:p>
          </table:table-cell>
        </table:table-row>
        <table:table-row table:style-name="ro1">
          <table:table-cell office:value-type="float" office:value="1">
            <text:p>1</text:p>
          </table:table-cell>
          <table:table-cell table:style-name="Default" office:value-type="float" office:value="2">
            <text:p>2</text:p>
          </table:table-cell>
          <table:table-cell office:value-type="float" office:value="10">
            <text:p>10</text:p>
          </table:table-cell>
          <table:table-cell office:value-type="string">
            <text:p>ENG1066</text:p>
          </table:table-cell>
          <table:table-cell office:value-type="string">
            <text:p>Thermodynamics 1 </text:p>
          </table:table-cell>
          <table:table-cell office:value-type="string">
            <text:p>This course is an introduction to thermodynamics for engineering students. It concentrates upon basic principles, so that students can apply their understanding to a wide range of thermodynamics problems relevant to modern engineering. To demonstrate the principles lecturers on the course will provide examples of relevance to aerospace, biomedical, civil, electrical and mechanical engineers.Timetable2 lectures per week</text:p>
          </table:table-cell>
          <table:table-cell office:value-type="string">
            <text:p>None</text:p>
          </table:table-cell>
          <table:table-cell office:value-type="string">
            <text:p>100%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70];&quot;','&quot;;[.B270];&quot;','&quot;;[.C270];&quot;','&quot;;[.D270];&quot;','&quot;;[.E270];&quot;','&quot;;[.F270];&quot;','&quot;;[.G270];&quot;','&quot;;[.H270];&quot;','&quot;;[.I270];&quot;','&quot;;[.J270];&quot;');&quot;)" office:value-type="string" office:string-value="INSERT INTO Course (Level,Semester,Credit,CourseId,Name,Description,EntryRequirements,Assessment,MainAssessment,School) VALUES ('1','2','10','ENG1066','Thermodynamics 1 ','This course is an introduction to thermodynamics for engineering students. It concentrates upon basic principles, so that students can apply their understanding to a wide range of thermodynamics problems relevant to modern engineering. To demonstrate the principles lecturers on the course will provide examples of relevance to aerospace, biomedical, civil, electrical and mechanical engineers.Timetable2 lectures per week','None','100% Examination','April/May','Engineering');">
            <text:p>INSERT INTO Course (Level,Semester,Credit,CourseId,Name,Description,EntryRequirements,Assessment,MainAssessment,School) VALUES ('1','2','10','ENG1066','Thermodynamics 1 ','This course is an introduction to thermodynamics for engineering students. It concentrates upon basic principles, so that students can apply their understanding to a wide range of thermodynamics problems relevant to modern engineering. To demonstrate the principles lecturers on the course will provide examples of relevance to aerospace, biomedical, civil, electrical and mechanical engineers.Timetable2 lectures per week','None','100% Examination','April/May','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10">
            <text:p>10</text:p>
          </table:table-cell>
          <table:table-cell office:value-type="string">
            <text:p>ENG4004</text:p>
          </table:table-cell>
          <table:table-cell office:value-type="string">
            <text:p>Advanced Materials Technology P4 </text:p>
          </table:table-cell>
          <table:table-cell office:value-type="string">
            <text:p>Developments in metals and polymers; Design and manufacturing of polymeric composites; Stress analysis of composites; Advances in adhesive bonding and surface engineering; Sandwich constructions; Ceramics- properties, processes and reliability.Timetable2 lectures per week</text:p>
          </table:table-cell>
          <table:table-cell office:value-type="string">
            <text:p>None</text:p>
          </table:table-cell>
          <table:table-cell office:value-type="string">
            <text:p>Degree examination 100%</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71];&quot;','&quot;;[.B271];&quot;','&quot;;[.C271];&quot;','&quot;;[.D271];&quot;','&quot;;[.E271];&quot;','&quot;;[.F271];&quot;','&quot;;[.G271];&quot;','&quot;;[.H271];&quot;','&quot;;[.I271];&quot;','&quot;;[.J271];&quot;');&quot;)" office:value-type="string" office:string-value="INSERT INTO Course (Level,Semester,Credit,CourseId,Name,Description,EntryRequirements,Assessment,MainAssessment,School) VALUES ('4','2','10','ENG4004','Advanced Materials Technology P4 ','Developments in metals and polymers; Design and manufacturing of polymeric composites; Stress analysis of composites; Advances in adhesive bonding and surface engineering; Sandwich constructions; Ceramics- properties, processes and reliability.Timetable2 lectures per week','None','Degree examination 100%','April/May','Engineering');">
            <text:p>INSERT INTO Course (Level,Semester,Credit,CourseId,Name,Description,EntryRequirements,Assessment,MainAssessment,School) VALUES ('4','2','10','ENG4004','Advanced Materials Technology P4 ','Developments in metals and polymers; Design and manufacturing of polymeric composites; Stress analysis of composites; Advances in adhesive bonding and surface engineering; Sandwich constructions; Ceramics- properties, processes and reliability.Timetable2 lectures per week','None','Degree examination 100%','April/May','Engineering');</text:p>
          </table:table-cell>
        </table:table-row>
        <table:table-row table:style-name="ro1">
          <table:table-cell office:value-type="float" office:value="1">
            <text:p>1</text:p>
          </table:table-cell>
          <table:table-cell table:style-name="Default" office:value-type="string">
            <text:p>1 &amp; 2</text:p>
          </table:table-cell>
          <table:table-cell office:value-type="float" office:value="10">
            <text:p>10</text:p>
          </table:table-cell>
          <table:table-cell office:value-type="string">
            <text:p>ENG1061</text:p>
          </table:table-cell>
          <table:table-cell office:value-type="string">
            <text:p>Civil Engineering 1 </text:p>
          </table:table-cell>
          <table:table-cell office:value-type="string">
            <text:p>This course gives an introduction to the behaviour of construction materials which are particularly important to civil engineers: concrete, steel and timber. It includes a Learning from Disasters exercise, which is done on a group basis, an introduction to the use of Building Information Modelling (BIM) in the construction industry, laboratories, site visits and guest lectures.Timetable1 lecture per week</text:p>
          </table:table-cell>
          <table:table-cell office:value-type="string">
            <text:p>None</text:p>
          </table:table-cell>
          <table:table-cell office:value-type="string">
            <text:p>40% Examination40% Coursework - report on the concrete laboratory (10%) and the BIM exercise (30%)20% Project work - report and presentation on Learning from Disasters There will be no opportunity of </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72];&quot;','&quot;;[.B272];&quot;','&quot;;[.C272];&quot;','&quot;;[.D272];&quot;','&quot;;[.E272];&quot;','&quot;;[.F272];&quot;','&quot;;[.G272];&quot;','&quot;;[.H272];&quot;','&quot;;[.I272];&quot;','&quot;;[.J272];&quot;');&quot;)" office:value-type="string" office:string-value="INSERT INTO Course (Level,Semester,Credit,CourseId,Name,Description,EntryRequirements,Assessment,MainAssessment,School) VALUES ('1','1 &amp; 2','10','ENG1061','Civil Engineering 1 ','This course gives an introduction to the behaviour of construction materials which are particularly important to civil engineers: concrete, steel and timber. It includes a Learning from Disasters exercise, which is done on a group basis, an introduction to the use of Building Information Modelling (BIM) in the construction industry, laboratories, site visits and guest lectures.Timetable1 lecture per week','None','40% Examination40% Coursework - report on the concrete laboratory (10%) and the BIM exercise (30%)20% Project work - report and presentation on Learning from Disasters There will be no opportunity of ','December','Engineering');">
            <text:p>INSERT INTO Course (Level,Semester,Credit,CourseId,Name,Description,EntryRequirements,Assessment,MainAssessment,School) VALUES ('1','1 &amp; 2','10','ENG1061','Civil Engineering 1 ','This course gives an introduction to the behaviour of construction materials which are particularly important to civil engineers: concrete, steel and timber. It includes a Learning from Disasters exercise, which is done on a group basis, an introduction to the use of Building Information Modelling (BIM) in the construction industry, laboratories, site visits and guest lectures.Timetable1 lecture per week','None','40% Examination40% Coursework - report on the concrete laboratory (10%) and the BIM exercise (30%)20% Project work - report and presentation on Learning from Disasters There will be no opportunity of ','December','Engineering');</text:p>
          </table:table-cell>
        </table:table-row>
        <table:table-row table:style-name="ro1">
          <table:table-cell office:value-type="float" office:value="2">
            <text:p>2</text:p>
          </table:table-cell>
          <table:table-cell table:style-name="Default" office:value-type="string">
            <text:p>1 &amp; 2</text:p>
          </table:table-cell>
          <table:table-cell office:value-type="float" office:value="10">
            <text:p>10</text:p>
          </table:table-cell>
          <table:table-cell office:value-type="string">
            <text:p>ENG2050</text:p>
          </table:table-cell>
          <table:table-cell office:value-type="string">
            <text:p>Surveying C2 </text:p>
          </table:table-cell>
          <table:table-cell office:value-type="string">
            <text:p>2 lectures per week; 6 instrument exercises; 1 tutorial; Non-residential field course of 1 week''s duration.Timetable2 lectures per week in Semester 1</text:p>
          </table:table-cell>
          <table:table-cell office:value-type="string">
            <text:p>None</text:p>
          </table:table-cell>
          <table:table-cell office:value-type="string">
            <text:p>based on tutorial work and practical fieldwork.Thermodynamics M2 ENG2053Academic Session: 2013-14School: School of EngineeringCredits: 10Level: Level 2 (SCQF level 8)Typically Offered: Semester 1Available to Visiting Students: YesShort DescriptionBasic principles of thermodynamics via the First and Second Laws of Thermodynamics.Timetable2 x 1 hour lectures per week2 x 3 hour Thermodynamics laboratoryRequirements of EntryThermodynamics and Fluid Mechanics 1 (LAEU).AssessmentOne 90 minute examination. <text:s text:c="2"/>Answer four questions from six.</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73];&quot;','&quot;;[.B273];&quot;','&quot;;[.C273];&quot;','&quot;;[.D273];&quot;','&quot;;[.E273];&quot;','&quot;;[.F273];&quot;','&quot;;[.G273];&quot;','&quot;;[.H273];&quot;','&quot;;[.I273];&quot;','&quot;;[.J273];&quot;');&quot;)" office:value-type="string" office:string-value="INSERT INTO Course (Level,Semester,Credit,CourseId,Name,Description,EntryRequirements,Assessment,MainAssessment,School) VALUES ('2','1 &amp; 2','10','ENG2050','Surveying C2 ','2 lectures per week; 6 instrument exercises; 1 tutorial; Non-residential field course of 1 week''s duration.Timetable2 lectures per week in Semester 1','None','based on tutorial work and practical fieldwork.Thermodynamics M2 ENG2053Academic Session: 2013-14School: School of EngineeringCredits: 10Level: Level 2 (SCQF level 8)Typically Offered: Semester 1Available to Visiting Students: YesShort DescriptionBasic principles of thermodynamics via the First and Second Laws of Thermodynamics.Timetable2 x 1 hour lectures per week2 x 3 hour Thermodynamics laboratoryRequirements of EntryThermodynamics and Fluid Mechanics 1 (LAEU).AssessmentOne 90 minute examination.   Answer four questions from six.','December','Engineering');">
            <text:p>INSERT INTO Course (Level,Semester,Credit,CourseId,Name,Description,EntryRequirements,Assessment,MainAssessment,School) VALUES ('2','1 &amp; 2','10','ENG2050','Surveying C2 ','2 lectures per week; 6 instrument exercises; 1 tutorial; Non-residential field course of 1 week''s duration.Timetable2 lectures per week in Semester 1','None','based on tutorial work and practical fieldwork.Thermodynamics M2 ENG2053Academic Session: 2013-14School: School of EngineeringCredits: 10Level: Level 2 (SCQF level 8)Typically Offered: Semester 1Available to Visiting Students: YesShort DescriptionBasic principles of thermodynamics via the First and Second Laws of Thermodynamics.Timetable2 x 1 hour lectures per week2 x 3 hour Thermodynamics laboratoryRequirements of EntryThermodynamics and Fluid Mechanics 1 (LAEU).AssessmentOne 90 minute examination. <text:s text:c="2"/>Answer four questions from six.','December','Engineering');</text:p>
          </table:table-cell>
        </table:table-row>
        <table:table-row table:style-name="ro1">
          <table:table-cell office:value-type="float" office:value="1">
            <text:p>1</text:p>
          </table:table-cell>
          <table:table-cell table:style-name="Default" office:value-type="float" office:value="2">
            <text:p>2</text:p>
          </table:table-cell>
          <table:table-cell office:value-type="float" office:value="10">
            <text:p>10</text:p>
          </table:table-cell>
          <table:table-cell office:value-type="string">
            <text:p>ENG1062</text:p>
          </table:table-cell>
          <table:table-cell office:value-type="string">
            <text:p>Dynamics 1 </text:p>
          </table:table-cell>
          <table:table-cell office:value-type="string">
            <text:p>This course will provide an elementary introduction to the principles and practices associated with the modelling and analysis of time-varying systems in engineering. It introduces the concepts of mass, inertia springs and dampers and studies the effect of forces on such systems.Timetable2 lectures per week</text:p>
          </table:table-cell>
          <table:table-cell office:value-type="string">
            <text:p>None</text:p>
          </table:table-cell>
          <table:table-cell office:value-type="string">
            <text:p>100% Examina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74];&quot;','&quot;;[.B274];&quot;','&quot;;[.C274];&quot;','&quot;;[.D274];&quot;','&quot;;[.E274];&quot;','&quot;;[.F274];&quot;','&quot;;[.G274];&quot;','&quot;;[.H274];&quot;','&quot;;[.I274];&quot;','&quot;;[.J274];&quot;');&quot;)" office:value-type="string" office:string-value="INSERT INTO Course (Level,Semester,Credit,CourseId,Name,Description,EntryRequirements,Assessment,MainAssessment,School) VALUES ('1','2','10','ENG1062','Dynamics 1 ','This course will provide an elementary introduction to the principles and practices associated with the modelling and analysis of time-varying systems in engineering. It introduces the concepts of mass, inertia springs and dampers and studies the effect of forces on such systems.Timetable2 lectures per week','None','100% Examination','April/May','Engineering');">
            <text:p>INSERT INTO Course (Level,Semester,Credit,CourseId,Name,Description,EntryRequirements,Assessment,MainAssessment,School) VALUES ('1','2','10','ENG1062','Dynamics 1 ','This course will provide an elementary introduction to the principles and practices associated with the modelling and analysis of time-varying systems in engineering. It introduces the concepts of mass, inertia springs and dampers and studies the effect of forces on such systems.Timetable2 lectures per week','None','100% Examination','April/May','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20">
            <text:p>20</text:p>
          </table:table-cell>
          <table:table-cell office:value-type="string">
            <text:p>ENG4001</text:p>
          </table:table-cell>
          <table:table-cell office:value-type="string">
            <text:p>Acoustics and Audio Technology 4 </text:p>
          </table:table-cell>
          <table:table-cell office:value-type="string">
            <text:p>This course introduces the operation and design of loudspeakers, the nature of acoustics in various environments such as musical instruments and the influence of room surroundings.Timetable4 lectures per week</text:p>
          </table:table-cell>
          <table:table-cell office:value-type="string">
            <text:p>None</text:p>
          </table:table-cell>
          <table:table-cell office:value-type="string">
            <text:p>90% Examination10% Project Work It is not possible to offer </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75];&quot;','&quot;;[.B275];&quot;','&quot;;[.C275];&quot;','&quot;;[.D275];&quot;','&quot;;[.E275];&quot;','&quot;;[.F275];&quot;','&quot;;[.G275];&quot;','&quot;;[.H275];&quot;','&quot;;[.I275];&quot;','&quot;;[.J275];&quot;');&quot;)" office:value-type="string" office:string-value="INSERT INTO Course (Level,Semester,Credit,CourseId,Name,Description,EntryRequirements,Assessment,MainAssessment,School) VALUES ('4','2','20','ENG4001','Acoustics and Audio Technology 4 ','This course introduces the operation and design of loudspeakers, the nature of acoustics in various environments such as musical instruments and the influence of room surroundings.Timetable4 lectures per week','None','90% Examination10% Project Work It is not possible to offer ','April/May','Engineering');">
            <text:p>INSERT INTO Course (Level,Semester,Credit,CourseId,Name,Description,EntryRequirements,Assessment,MainAssessment,School) VALUES ('4','2','20','ENG4001','Acoustics and Audio Technology 4 ','This course introduces the operation and design of loudspeakers, the nature of acoustics in various environments such as musical instruments and the influence of room surroundings.Timetable4 lectures per week','None','90% Examination10% Project Work It is not possible to offer ','April/May','Engineering');</text:p>
          </table:table-cell>
        </table:table-row>
        <table:table-row table:style-name="ro1">
          <table:table-cell office:value-type="float" office:value="1">
            <text:p>1</text:p>
          </table:table-cell>
          <table:table-cell table:style-name="Default" office:value-type="string">
            <text:p>1 &amp; 2</text:p>
          </table:table-cell>
          <table:table-cell office:value-type="float" office:value="40">
            <text:p>40</text:p>
          </table:table-cell>
          <table:table-cell office:value-type="string">
            <text:p>ENG1063</text:p>
          </table:table-cell>
          <table:table-cell office:value-type="string">
            <text:p>Engineering Mathematics 1 </text:p>
          </table:table-cell>
          <table:table-cell office:value-type="string">
            <text:p>This course provides the fundamental mathematics needed throughout all engineering disciplines. <text:s/>Topics covered include: numbers, algebra and geometry; functions; complex numbers; vector algebra; matrix algebra; sequences, series and limits; differential calculus and applications; integral calculus and applications; data handling and probability theory.Timetable4 lectures per week</text:p>
          </table:table-cell>
          <table:table-cell office:value-type="string">
            <text:p>None</text:p>
          </table:table-cell>
          <table:table-cell office:value-type="string">
            <text:p>50% Examination50% Coursework - 6 end-of-block class tests of 45 minute duration each</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76];&quot;','&quot;;[.B276];&quot;','&quot;;[.C276];&quot;','&quot;;[.D276];&quot;','&quot;;[.E276];&quot;','&quot;;[.F276];&quot;','&quot;;[.G276];&quot;','&quot;;[.H276];&quot;','&quot;;[.I276];&quot;','&quot;;[.J276];&quot;');&quot;)" office:value-type="string" office:string-value="INSERT INTO Course (Level,Semester,Credit,CourseId,Name,Description,EntryRequirements,Assessment,MainAssessment,School) VALUES ('1','1 &amp; 2','40','ENG1063','Engineering Mathematics 1 ','This course provides the fundamental mathematics needed throughout all engineering disciplines.  Topics covered include: numbers, algebra and geometry; functions; complex numbers; vector algebra; matrix algebra; sequences, series and limits; differential calculus and applications; integral calculus and applications; data handling and probability theory.Timetable4 lectures per week','None','50% Examination50% Coursework - 6 end-of-block class tests of 45 minute duration each','April/May','Engineering');">
            <text:p>INSERT INTO Course (Level,Semester,Credit,CourseId,Name,Description,EntryRequirements,Assessment,MainAssessment,School) VALUES ('1','1 &amp; 2','40','ENG1063','Engineering Mathematics 1 ','This course provides the fundamental mathematics needed throughout all engineering disciplines. <text:s/>Topics covered include: numbers, algebra and geometry; functions; complex numbers; vector algebra; matrix algebra; sequences, series and limits; differential calculus and applications; integral calculus and applications; data handling and probability theory.Timetable4 lectures per week','None','50% Examination50% Coursework - 6 end-of-block class tests of 45 minute duration each','April/May','Engineering');</text:p>
          </table:table-cell>
        </table:table-row>
        <table:table-row table:style-name="ro4">
          <table:table-cell office:value-type="float" office:value="1">
            <text:p>1</text:p>
          </table:table-cell>
          <table:table-cell table:style-name="Default" office:value-type="float" office:value="2">
            <text:p>2</text:p>
          </table:table-cell>
          <table:table-cell office:value-type="float" office:value="10">
            <text:p>10</text:p>
          </table:table-cell>
          <table:table-cell office:value-type="string">
            <text:p>ENG1064</text:p>
          </table:table-cell>
          <table:table-cell office:value-type="string">
            <text:p>Microelectronic Systems 1 </text:p>
          </table:table-cell>
          <table:table-cell office:value-type="string">
            <text:p>This course introduces the basic concepts of digital microelectronic systems to level 1 students. <text:s/>Both theoretical and practical aspects of the design of digital systems are covered. <text:s/>These aspects are illustrated firstly through the analysis and design of foundational synchronous and asynchronous digital circuits constructed from flip-flops, and then by investigating the role of a modern microcontroller in an electronic system.Timetable2 lectures per week</text:p>
          </table:table-cell>
          <table:table-cell office:value-type="string">
            <text:p>None</text:p>
          </table:table-cell>
          <table:table-cell office:value-type="string">
            <text:p>70% Examination15% Laboratories15% Class Test It is not possible to offer </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77];&quot;','&quot;;[.B277];&quot;','&quot;;[.C277];&quot;','&quot;;[.D277];&quot;','&quot;;[.E277];&quot;','&quot;;[.F277];&quot;','&quot;;[.G277];&quot;','&quot;;[.H277];&quot;','&quot;;[.I277];&quot;','&quot;;[.J277];&quot;');&quot;)" office:value-type="string" office:string-value="INSERT INTO Course (Level,Semester,Credit,CourseId,Name,Description,EntryRequirements,Assessment,MainAssessment,School) VALUES ('1','2','10','ENG1064','Microelectronic Systems 1 ','This course introduces the basic concepts of digital microelectronic systems to level 1 students.  Both theoretical and practical aspects of the design of digital systems are covered.  These aspects are illustrated firstly through the analysis and design of foundational synchronous and asynchronous digital circuits constructed from flip-flops, and then by investigating the role of a modern microcontroller in an electronic system.Timetable2 lectures per week','None','70% Examination15% Laboratories15% Class Test It is not possible to offer ','April/May','Engineering');">
            <text:p>INSERT INTO Course (Level,Semester,Credit,CourseId,Name,Description,EntryRequirements,Assessment,MainAssessment,School) VALUES ('1','2','10','ENG1064','Microelectronic Systems 1 ','This course introduces the basic concepts of digital microelectronic systems to level 1 students. <text:s/>Both theoretical and practical aspects of the design of digital systems are covered. <text:s/>These aspects are illustrated firstly through the analysis and design of foundational synchronous and asynchronous digital circuits constructed from flip-flops, and then by investigating the role of a modern microcontroller in an electronic system.Timetable2 lectures per week','None','70% Examination15% Laboratories15% Class Test It is not possible to offer ','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20">
            <text:p>20</text:p>
          </table:table-cell>
          <table:table-cell office:value-type="string">
            <text:p>ENG5092</text:p>
          </table:table-cell>
          <table:table-cell office:value-type="string">
            <text:p>Vlsi/Cad </text:p>
          </table:table-cell>
          <table:table-cell office:value-type="string">
            <text:p>The first part of this course gives broad coverage of the design of very large scale integrated circuits, from fabrication to floorplanning. The second introduces you to the SystemC language, an emerging industry standard for tackling the system level simulation of large, complex chip designs.TimetableWeeklyMonday 2pm - 6pm</text:p>
          </table:table-cell>
          <table:table-cell office:value-type="string">
            <text:p>None, C++ experience desirable</text:p>
          </table:table-cell>
          <table:table-cell office:value-type="string">
            <text:p>Degree ExaminationContinuous Assessment</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78];&quot;','&quot;;[.B278];&quot;','&quot;;[.C278];&quot;','&quot;;[.D278];&quot;','&quot;;[.E278];&quot;','&quot;;[.F278];&quot;','&quot;;[.G278];&quot;','&quot;;[.H278];&quot;','&quot;;[.I278];&quot;','&quot;;[.J278];&quot;');&quot;)" office:value-type="string" office:string-value="INSERT INTO Course (Level,Semester,Credit,CourseId,Name,Description,EntryRequirements,Assessment,MainAssessment,School) VALUES ('5','1','20','ENG5092','Vlsi/Cad ','The first part of this course gives broad coverage of the design of very large scale integrated circuits, from fabrication to floorplanning. The second introduces you to the SystemC language, an emerging industry standard for tackling the system level simulation of large, complex chip designs.TimetableWeeklyMonday 2pm - 6pm','None, C++ experience desirable','Degree ExaminationContinuous Assessment','December','Engineering');">
            <text:p>INSERT INTO Course (Level,Semester,Credit,CourseId,Name,Description,EntryRequirements,Assessment,MainAssessment,School) VALUES ('5','1','20','ENG5092','Vlsi/Cad ','The first part of this course gives broad coverage of the design of very large scale integrated circuits, from fabrication to floorplanning. The second introduces you to the SystemC language, an emerging industry standard for tackling the system level simulation of large, complex chip designs.TimetableWeeklyMonday 2pm - 6pm','None, C++ experience desirable','Degree ExaminationContinuous Assessment','December','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10">
            <text:p>10</text:p>
          </table:table-cell>
          <table:table-cell office:value-type="string">
            <text:p>ENG5091</text:p>
          </table:table-cell>
          <table:table-cell office:value-type="string">
            <text:p>Viscous Shear Flows </text:p>
          </table:table-cell>
          <table:table-cell table:number-columns-repeated="3" office:value-type="string">
            <text:p>null</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79];&quot;','&quot;;[.B279];&quot;','&quot;;[.C279];&quot;','&quot;;[.D279];&quot;','&quot;;[.E279];&quot;','&quot;;[.F279];&quot;','&quot;;[.G279];&quot;','&quot;;[.H279];&quot;','&quot;;[.I279];&quot;','&quot;;[.J279];&quot;');&quot;)" office:value-type="string" office:string-value="INSERT INTO Course (Level,Semester,Credit,CourseId,Name,Description,EntryRequirements,Assessment,MainAssessment,School) VALUES ('5','1','10','ENG5091','Viscous Shear Flows ','null','null','null','December','Engineering');">
            <text:p>INSERT INTO Course (Level,Semester,Credit,CourseId,Name,Description,EntryRequirements,Assessment,MainAssessment,School) VALUES ('5','1','10','ENG5091','Viscous Shear Flows ','null','null','null','December','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5090</text:p>
          </table:table-cell>
          <table:table-cell office:value-type="string">
            <text:p>Vibration </text:p>
          </table:table-cell>
          <table:table-cell table:number-columns-repeated="2" office:value-type="string">
            <text:p>null</text:p>
          </table:table-cell>
          <table:table-cell office:value-type="string">
            <text:p>80% Degree examination - 3 hours, 4 questions from 6; 20% Written repor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80];&quot;','&quot;;[.B280];&quot;','&quot;;[.C280];&quot;','&quot;;[.D280];&quot;','&quot;;[.E280];&quot;','&quot;;[.F280];&quot;','&quot;;[.G280];&quot;','&quot;;[.H280];&quot;','&quot;;[.I280];&quot;','&quot;;[.J280];&quot;');&quot;)" office:value-type="string" office:string-value="INSERT INTO Course (Level,Semester,Credit,CourseId,Name,Description,EntryRequirements,Assessment,MainAssessment,School) VALUES ('5','2','20','ENG5090','Vibration ','null','null','80% Degree examination - 3 hours, 4 questions from 6; 20% Written report','April/May','Engineering');">
            <text:p>INSERT INTO Course (Level,Semester,Credit,CourseId,Name,Description,EntryRequirements,Assessment,MainAssessment,School) VALUES ('5','2','20','ENG5090','Vibration ','null','null','80% Degree examination - 3 hours, 4 questions from 6; 20% Written report','April/May','Engineering');</text:p>
          </table:table-cell>
        </table:table-row>
        <table:table-row table:style-name="ro1">
          <table:table-cell office:value-type="float" office:value="5">
            <text:p>5</text:p>
          </table:table-cell>
          <table:table-cell table:style-name="Default" office:value-type="float" office:value="1">
            <text:p>1</text:p>
          </table:table-cell>
          <table:table-cell office:value-type="float" office:value="20">
            <text:p>20</text:p>
          </table:table-cell>
          <table:table-cell office:value-type="string">
            <text:p>ENG5096</text:p>
          </table:table-cell>
          <table:table-cell office:value-type="string">
            <text:p>Advanced Manufacture </text:p>
          </table:table-cell>
          <table:table-cell office:value-type="string">
            <text:p>This course introduces students to a selected sub-set of advanced manufacturing methods. It includes: micro and nano-manufacturing, pultrusion, composites and layered manufacture.TimetableThree one-hour lectures and one tutorial per week for ten weeks.</text:p>
          </table:table-cell>
          <table:table-cell office:value-type="string">
            <text:p>None</text:p>
          </table:table-cell>
          <table:table-cell office:value-type="string">
            <text:p>ExaminationCoursework Assignment Essay</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81];&quot;','&quot;;[.B281];&quot;','&quot;;[.C281];&quot;','&quot;;[.D281];&quot;','&quot;;[.E281];&quot;','&quot;;[.F281];&quot;','&quot;;[.G281];&quot;','&quot;;[.H281];&quot;','&quot;;[.I281];&quot;','&quot;;[.J281];&quot;');&quot;)" office:value-type="string" office:string-value="INSERT INTO Course (Level,Semester,Credit,CourseId,Name,Description,EntryRequirements,Assessment,MainAssessment,School) VALUES ('5','1','20','ENG5096','Advanced Manufacture ','This course introduces students to a selected sub-set of advanced manufacturing methods. It includes: micro and nano-manufacturing, pultrusion, composites and layered manufacture.TimetableThree one-hour lectures and one tutorial per week for ten weeks.','None','ExaminationCoursework Assignment Essay','December','Engineering');">
            <text:p>INSERT INTO Course (Level,Semester,Credit,CourseId,Name,Description,EntryRequirements,Assessment,MainAssessment,School) VALUES ('5','1','20','ENG5096','Advanced Manufacture ','This course introduces students to a selected sub-set of advanced manufacturing methods. It includes: micro and nano-manufacturing, pultrusion, composites and layered manufacture.TimetableThree one-hour lectures and one tutorial per week for ten weeks.','None','ExaminationCoursework Assignment Essay','December','Engineering');</text:p>
          </table:table-cell>
        </table:table-row>
        <table:table-row table:style-name="ro1">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75</text:p>
          </table:table-cell>
          <table:table-cell office:value-type="string">
            <text:p>Design Projects 3A </text:p>
          </table:table-cell>
          <table:table-cell office:value-type="string">
            <text:p>This course consists of the multi-disciplinary Interact design project, running over weeks 15-20 on various afternoons. The project is carried out in groups, with students from other HE institutions, and includes engineers, quantity surveyors and architects.TimetableAfternoon sessions for 6 weeks of Semester 2</text:p>
          </table:table-cell>
          <table:table-cell office:value-type="string">
            <text:p>Progression requirements for Year 3 or Direct Entry qualifications.</text:p>
          </table:table-cell>
          <table:table-cell office:value-type="string">
            <text:p>100% project submissionThis course is continuously assessed and reassessment is therefore not possible.Design Projects 3B ENG3076Academic Session: 2013-14School: School of EngineeringCredits: 10Level: Level 3 (SCQF level 9)Typically Offered: Runs Throughout Semesters 1 and 2Available to Visiting Students: YesShort DescriptionThis course consists of 2 separate projects:a water based project running over weeks 5-9 on 5 afternoons (15 contact hours + 35 self-study)a geotechnical design project running over weeks 15-19 on 5 afternoons (15 contact hours + 35 self-study)TimetableAfternoons in weeks 5-11 and 15-19Requirements of EntryProgression requirements for Year 3 or Direct Entry qualifications.AssessmentBased on design report and oral/poster presentation(s).Design and Manufacture 3A ENG3070Academic Session: 2013-14School: School of EngineeringCredits: 10Level: Level 3 (SCQF level 9)Typically Offered: Semester 2Available to Visiting Students: NoShort DescriptionThe project based course introduces the student to a range of modern methods and techniques supporting industrial product design activity. 3D solid modelling CAD skills are developed throughout the project activity.Timetable2 hours per weekRequirements of EntryNoneAssessmentA project report is required to be submitted which is then graded.</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82];&quot;','&quot;;[.B282];&quot;','&quot;;[.C282];&quot;','&quot;;[.D282];&quot;','&quot;;[.E282];&quot;','&quot;;[.F282];&quot;','&quot;;[.G282];&quot;','&quot;;[.H282];&quot;','&quot;;[.I282];&quot;','&quot;;[.J282];&quot;');&quot;)" office:value-type="string" office:string-value="INSERT INTO Course (Level,Semester,Credit,CourseId,Name,Description,EntryRequirements,Assessment,MainAssessment,School) VALUES ('3','2','10','ENG3075','Design Projects 3A ','This course consists of the multi-disciplinary Interact design project, running over weeks 15-20 on various afternoons. The project is carried out in groups, with students from other HE institutions, and includes engineers, quantity surveyors and architects.TimetableAfternoon sessions for 6 weeks of Semester 2','Progression requirements for Year 3 or Direct Entry qualifications.','100% project submissionThis course is continuously assessed and reassessment is therefore not possible.Design Projects 3B ENG3076Academic Session: 2013-14School: School of EngineeringCredits: 10Level: Level 3 (SCQF level 9)Typically Offered: Runs Throughout Semesters 1 and 2Available to Visiting Students: YesShort DescriptionThis course consists of 2 separate projects:a water based project running over weeks 5-9 on 5 afternoons (15 contact hours + 35 self-study)a geotechnical design project running over weeks 15-19 on 5 afternoons (15 contact hours + 35 self-study)TimetableAfternoons in weeks 5-11 and 15-19Requirements of EntryProgression requirements for Year 3 or Direct Entry qualifications.AssessmentBased on design report and oral/poster presentation(s).Design and Manufacture 3A ENG3070Academic Session: 2013-14School: School of EngineeringCredits: 10Level: Level 3 (SCQF level 9)Typically Offered: Semester 2Available to Visiting Students: NoShort DescriptionThe project based course introduces the student to a range of modern methods and techniques supporting industrial product design activity. 3D solid modelling CAD skills are developed throughout the project activity.Timetable2 hours per weekRequirements of EntryNoneAssessmentA project report is required to be submitted which is then graded.','April/May','Engineering');">
            <text:p>INSERT INTO Course (Level,Semester,Credit,CourseId,Name,Description,EntryRequirements,Assessment,MainAssessment,School) VALUES ('3','2','10','ENG3075','Design Projects 3A ','This course consists of the multi-disciplinary Interact design project, running over weeks 15-20 on various afternoons. The project is carried out in groups, with students from other HE institutions, and includes engineers, quantity surveyors and architects.TimetableAfternoon sessions for 6 weeks of Semester 2','Progression requirements for Year 3 or Direct Entry qualifications.','100% project submissionThis course is continuously assessed and reassessment is therefore not possible.Design Projects 3B ENG3076Academic Session: 2013-14School: School of EngineeringCredits: 10Level: Level 3 (SCQF level 9)Typically Offered: Runs Throughout Semesters 1 and 2Available to Visiting Students: YesShort DescriptionThis course consists of 2 separate projects:a water based project running over weeks 5-9 on 5 afternoons (15 contact hours + 35 self-study)a geotechnical design project running over weeks 15-19 on 5 afternoons (15 contact hours + 35 self-study)TimetableAfternoons in weeks 5-11 and 15-19Requirements of EntryProgression requirements for Year 3 or Direct Entry qualifications.AssessmentBased on design report and oral/poster presentation(s).Design and Manufacture 3A ENG3070Academic Session: 2013-14School: School of EngineeringCredits: 10Level: Level 3 (SCQF level 9)Typically Offered: Semester 2Available to Visiting Students: NoShort DescriptionThe project based course introduces the student to a range of modern methods and techniques supporting industrial product design activity. 3D solid modelling CAD skills are developed throughout the project activity.Timetable2 hours per weekRequirements of EntryNoneAssessmentA project report is required to be submitted which is then graded.','April/May','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74</text:p>
          </table:table-cell>
          <table:table-cell office:value-type="string">
            <text:p>Soil Mechanics 3 </text:p>
          </table:table-cell>
          <table:table-cell office:value-type="string">
            <text:p>Two lectures per week in Semester 1, the course develops the material presented in Soil Mechanics 2, including basic stress-strain relationships in soils, settlement calculations for common foundation loadings and the shear strength of soils.TimetableTwo lectures per week in Semester 1.</text:p>
          </table:table-cell>
          <table:table-cell office:value-type="string">
            <text:p>Progression requirements for Year 3 or Direct Entry qualifications</text:p>
          </table:table-cell>
          <table:table-cell office:value-type="string">
            <text:p>Coursework exercises and degree exam.</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83];&quot;','&quot;;[.B283];&quot;','&quot;;[.C283];&quot;','&quot;;[.D283];&quot;','&quot;;[.E283];&quot;','&quot;;[.F283];&quot;','&quot;;[.G283];&quot;','&quot;;[.H283];&quot;','&quot;;[.I283];&quot;','&quot;;[.J283];&quot;');&quot;)" office:value-type="string" office:string-value="INSERT INTO Course (Level,Semester,Credit,CourseId,Name,Description,EntryRequirements,Assessment,MainAssessment,School) VALUES ('3','1','10','ENG3074','Soil Mechanics 3 ','Two lectures per week in Semester 1, the course develops the material presented in Soil Mechanics 2, including basic stress-strain relationships in soils, settlement calculations for common foundation loadings and the shear strength of soils.TimetableTwo lectures per week in Semester 1.','Progression requirements for Year 3 or Direct Entry qualifications','Coursework exercises and degree exam.','December','Engineering');">
            <text:p>INSERT INTO Course (Level,Semester,Credit,CourseId,Name,Description,EntryRequirements,Assessment,MainAssessment,School) VALUES ('3','1','10','ENG3074','Soil Mechanics 3 ','Two lectures per week in Semester 1, the course develops the material presented in Soil Mechanics 2, including basic stress-strain relationships in soils, settlement calculations for common foundation loadings and the shear strength of soils.TimetableTwo lectures per week in Semester 1.','Progression requirements for Year 3 or Direct Entry qualifications','Coursework exercises and degree exam.','December','Engineering');</text:p>
          </table:table-cell>
        </table:table-row>
        <table:table-row table:style-name="ro1">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73</text:p>
          </table:table-cell>
          <table:table-cell office:value-type="string">
            <text:p>Geotechnical Engineering 3 </text:p>
          </table:table-cell>
          <table:table-cell office:value-type="string">
            <text:p>Two lectures per week for Semester 2. The course deals with earth pressures, retaining walls, bearing capacity and slope stability, based on Eurocode methodology.TimetableTwo lecture per week during semester 2.</text:p>
          </table:table-cell>
          <table:table-cell office:value-type="string">
            <text:p>Progression requirements for Year 3 or Direct Entry qualifications.</text:p>
          </table:table-cell>
          <table:table-cell office:value-type="string">
            <text:p>Coursework and degree exam.</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84];&quot;','&quot;;[.B284];&quot;','&quot;;[.C284];&quot;','&quot;;[.D284];&quot;','&quot;;[.E284];&quot;','&quot;;[.F284];&quot;','&quot;;[.G284];&quot;','&quot;;[.H284];&quot;','&quot;;[.I284];&quot;','&quot;;[.J284];&quot;');&quot;)" office:value-type="string" office:string-value="INSERT INTO Course (Level,Semester,Credit,CourseId,Name,Description,EntryRequirements,Assessment,MainAssessment,School) VALUES ('3','2','10','ENG3073','Geotechnical Engineering 3 ','Two lectures per week for Semester 2. The course deals with earth pressures, retaining walls, bearing capacity and slope stability, based on Eurocode methodology.TimetableTwo lecture per week during semester 2.','Progression requirements for Year 3 or Direct Entry qualifications.','Coursework and degree exam.','April/May','Engineering');">
            <text:p>INSERT INTO Course (Level,Semester,Credit,CourseId,Name,Description,EntryRequirements,Assessment,MainAssessment,School) VALUES ('3','2','10','ENG3073','Geotechnical Engineering 3 ','Two lectures per week for Semester 2. The course deals with earth pressures, retaining walls, bearing capacity and slope stability, based on Eurocode methodology.TimetableTwo lecture per week during semester 2.','Progression requirements for Year 3 or Direct Entry qualifications.','Coursework and degree exam.','April/May','Engineering');</text:p>
          </table:table-cell>
        </table:table-row>
        <table:table-row table:style-name="ro1">
          <table:table-cell office:value-type="float" office:value="3">
            <text:p>3</text:p>
          </table:table-cell>
          <table:table-cell table:style-name="Default" office:value-type="float" office:value="2">
            <text:p>2</text:p>
          </table:table-cell>
          <table:table-cell office:value-type="float" office:value="10">
            <text:p>10</text:p>
          </table:table-cell>
          <table:table-cell office:value-type="string">
            <text:p>ENG3072</text:p>
          </table:table-cell>
          <table:table-cell office:value-type="string">
            <text:p>Design and Manufacture 3B </text:p>
          </table:table-cell>
          <table:table-cell office:value-type="string">
            <text:p>The project based course introduces the student to a range of modern methods and techniques supporting industrial product design activity. 3D solid modelling CAD skills are developed throughout the project activity.TimetableIntensive course taken during a 4-week visit to Glasgow University from Singapore.</text:p>
          </table:table-cell>
          <table:table-cell office:value-type="string">
            <text:p>None</text:p>
          </table:table-cell>
          <table:table-cell office:value-type="string">
            <text:p>A project report is required to be submitted which is then graded.</text:p>
          </table:table-cell>
          <table:table-cell office:value-type="string">
            <text:p>August</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85];&quot;','&quot;;[.B285];&quot;','&quot;;[.C285];&quot;','&quot;;[.D285];&quot;','&quot;;[.E285];&quot;','&quot;;[.F285];&quot;','&quot;;[.G285];&quot;','&quot;;[.H285];&quot;','&quot;;[.I285];&quot;','&quot;;[.J285];&quot;');&quot;)" office:value-type="string" office:string-value="INSERT INTO Course (Level,Semester,Credit,CourseId,Name,Description,EntryRequirements,Assessment,MainAssessment,School) VALUES ('3','2','10','ENG3072','Design and Manufacture 3B ','The project based course introduces the student to a range of modern methods and techniques supporting industrial product design activity. 3D solid modelling CAD skills are developed throughout the project activity.TimetableIntensive course taken during a 4-week visit to Glasgow University from Singapore.','None','A project report is required to be submitted which is then graded.','August','Engineering');">
            <text:p>INSERT INTO Course (Level,Semester,Credit,CourseId,Name,Description,EntryRequirements,Assessment,MainAssessment,School) VALUES ('3','2','10','ENG3072','Design and Manufacture 3B ','The project based course introduces the student to a range of modern methods and techniques supporting industrial product design activity. 3D solid modelling CAD skills are developed throughout the project activity.TimetableIntensive course taken during a 4-week visit to Glasgow University from Singapore.','None','A project report is required to be submitted which is then graded.','August','Engineering');</text:p>
          </table:table-cell>
        </table:table-row>
        <table:table-row table:style-name="ro1">
          <table:table-cell office:value-type="float" office:value="3">
            <text:p>3</text:p>
          </table:table-cell>
          <table:table-cell table:style-name="Default" office:value-type="string">
            <text:p>1 &amp; 2</text:p>
          </table:table-cell>
          <table:table-cell office:value-type="float" office:value="10">
            <text:p>10</text:p>
          </table:table-cell>
          <table:table-cell office:value-type="string">
            <text:p>ENG3071</text:p>
          </table:table-cell>
          <table:table-cell office:value-type="string">
            <text:p>Mechatronic Team Project 3 </text:p>
          </table:table-cell>
          <table:table-cell office:value-type="string">
            <text:p>Students are divided into teams of about 4-6 that design and construct a mechatronic system to perform assigned tasks, on time and within budget. Typically the system is based on a wheeled robot chassis. The project, which is highly competeative, changes every year and generally has industrial sponsorship.TimetableVariable</text:p>
          </table:table-cell>
          <table:table-cell office:value-type="string">
            <text:p>None</text:p>
          </table:table-cell>
          <table:table-cell office:value-type="string">
            <text:p>%<text:tab/>Type<text:tab/>Details20<text:tab/>Interim assessment<text:tab/>Progress of the team during the first half of the project20<text:tab/>Team report<text:tab/>Joint report, with notes from individuals on their subsystems10<text:tab/>Team presentation<text:tab/>Including demonstration of final product20<text:tab/>Performance of product<text:tab/>Judged against the specification10<text:tab/>Innovative features<text:tab/>Features which add to the project10<text:tab/>Individual log book<text:tab/>Technical record of individual contribution10<text:tab/>Individual report<text:tab/>Personal contribution made to team with reflective commentsThe final mark may be adjusted in accordance with a student''s individual contribution.</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86];&quot;','&quot;;[.B286];&quot;','&quot;;[.C286];&quot;','&quot;;[.D286];&quot;','&quot;;[.E286];&quot;','&quot;;[.F286];&quot;','&quot;;[.G286];&quot;','&quot;;[.H286];&quot;','&quot;;[.I286];&quot;','&quot;;[.J286];&quot;');&quot;)" office:value-type="string" office:string-value="INSERT INTO Course (Level,Semester,Credit,CourseId,Name,Description,EntryRequirements,Assessment,MainAssessment,School) VALUES ('3','1 &amp; 2','10','ENG3071','Mechatronic Team Project 3 ','Students are divided into teams of about 4-6 that design and construct a mechatronic system to perform assigned tasks, on time and within budget. Typically the system is based on a wheeled robot chassis. The project, which is highly competeative, changes every year and generally has industrial sponsorship.TimetableVariable','None','%&#9;Type&#9;Details20&#9;Interim assessment&#9;Progress of the team during the first half of the project20&#9;Team report&#9;Joint report, with notes from individuals on their subsystems10&#9;Team presentation&#9;Including demonstration of final product20&#9;Performance of product&#9;Judged against the specification10&#9;Innovative features&#9;Features which add to the project10&#9;Individual log book&#9;Technical record of individual contribution10&#9;Individual report&#9;Personal contribution made to team with reflective commentsThe final mark may be adjusted in accordance with a student''s individual contribution.','April/May','Engineering');">
            <text:p>INSERT INTO Course (Level,Semester,Credit,CourseId,Name,Description,EntryRequirements,Assessment,MainAssessment,School) VALUES ('3','1 &amp; 2','10','ENG3071','Mechatronic Team Project 3 ','Students are divided into teams of about 4-6 that design and construct a mechatronic system to perform assigned tasks, on time and within budget. Typically the system is based on a wheeled robot chassis. The project, which is highly competeative, changes every year and generally has industrial sponsorship.TimetableVariable','None','%<text:tab/>Type<text:tab/>Details20<text:tab/>Interim assessment<text:tab/>Progress of the team during the first half of the project20<text:tab/>Team report<text:tab/>Joint report, with notes from individuals on their subsystems10<text:tab/>Team presentation<text:tab/>Including demonstration of final product20<text:tab/>Performance of product<text:tab/>Judged against the specification10<text:tab/>Innovative features<text:tab/>Features which add to the project10<text:tab/>Individual log book<text:tab/>Technical record of individual contribution10<text:tab/>Individual report<text:tab/>Personal contribution made to team with reflective commentsThe final mark may be adjusted in accordance with a student''s individual contribution.','April/May','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20">
            <text:p>20</text:p>
          </table:table-cell>
          <table:table-cell office:value-type="string">
            <text:p>ENG4137</text:p>
          </table:table-cell>
          <table:table-cell office:value-type="string">
            <text:p>Vibration M4 </text:p>
          </table:table-cell>
          <table:table-cell office:value-type="string">
            <text:p>Multi-degree-of-freedom Lumped Parameter Systems: Matrix representation, forced vibration using normal mode analysis, principal coordinates, coordinate transformations, orthogonality, dealing with damping, Lagrangian dynamics. Continuous Systems: Longitudinal and torsional vibration of rods, lateral vibration of beams.Timetable4 lectures per week</text:p>
          </table:table-cell>
          <table:table-cell office:value-type="string">
            <text:p>None</text:p>
          </table:table-cell>
          <table:table-cell office:value-type="string">
            <text:p>80% Degree examination - 2 hours; 20% Written repor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87];&quot;','&quot;;[.B287];&quot;','&quot;;[.C287];&quot;','&quot;;[.D287];&quot;','&quot;;[.E287];&quot;','&quot;;[.F287];&quot;','&quot;;[.G287];&quot;','&quot;;[.H287];&quot;','&quot;;[.I287];&quot;','&quot;;[.J287];&quot;');&quot;)" office:value-type="string" office:string-value="INSERT INTO Course (Level,Semester,Credit,CourseId,Name,Description,EntryRequirements,Assessment,MainAssessment,School) VALUES ('4','2','20','ENG4137','Vibration M4 ','Multi-degree-of-freedom Lumped Parameter Systems: Matrix representation, forced vibration using normal mode analysis, principal coordinates, coordinate transformations, orthogonality, dealing with damping, Lagrangian dynamics. Continuous Systems: Longitudinal and torsional vibration of rods, lateral vibration of beams.Timetable4 lectures per week','None','80% Degree examination - 2 hours; 20% Written report','April/May','Engineering');">
            <text:p>INSERT INTO Course (Level,Semester,Credit,CourseId,Name,Description,EntryRequirements,Assessment,MainAssessment,School) VALUES ('4','2','20','ENG4137','Vibration M4 ','Multi-degree-of-freedom Lumped Parameter Systems: Matrix representation, forced vibration using normal mode analysis, principal coordinates, coordinate transformations, orthogonality, dealing with damping, Lagrangian dynamics. Continuous Systems: Longitudinal and torsional vibration of rods, lateral vibration of beams.Timetable4 lectures per week','None','80% Degree examination - 2 hours; 20% Written report','April/May','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10">
            <text:p>10</text:p>
          </table:table-cell>
          <table:table-cell office:value-type="string">
            <text:p>ENG4135</text:p>
          </table:table-cell>
          <table:table-cell office:value-type="string">
            <text:p>Turbomachinery 4 </text:p>
          </table:table-cell>
          <table:table-cell table:number-columns-repeated="3" office:value-type="string">
            <text:p>null</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88];&quot;','&quot;;[.B288];&quot;','&quot;;[.C288];&quot;','&quot;;[.D288];&quot;','&quot;;[.E288];&quot;','&quot;;[.F288];&quot;','&quot;;[.G288];&quot;','&quot;;[.H288];&quot;','&quot;;[.I288];&quot;','&quot;;[.J288];&quot;');&quot;)" office:value-type="string" office:string-value="INSERT INTO Course (Level,Semester,Credit,CourseId,Name,Description,EntryRequirements,Assessment,MainAssessment,School) VALUES ('4','2','10','ENG4135','Turbomachinery 4 ','null','null','null','April/May','Engineering');">
            <text:p>INSERT INTO Course (Level,Semester,Credit,CourseId,Name,Description,EntryRequirements,Assessment,MainAssessment,School) VALUES ('4','2','10','ENG4135','Turbomachinery 4 ','null','null','null','April/May','Engineering');</text:p>
          </table:table-cell>
        </table:table-row>
        <table:table-row table:style-name="ro1">
          <table:table-cell office:value-type="float" office:value="5">
            <text:p>5</text:p>
          </table:table-cell>
          <table:table-cell table:style-name="Default" office:value-type="string">
            <text:p>Summer</text:p>
          </table:table-cell>
          <table:table-cell office:value-type="float" office:value="60">
            <text:p>60</text:p>
          </table:table-cell>
          <table:table-cell office:value-type="string">
            <text:p>ENG5059P</text:p>
          </table:table-cell>
          <table:table-cell office:value-type="string">
            <text:p>MSc Project </text:p>
          </table:table-cell>
          <table:table-cell table:number-columns-repeated="2" office:value-type="string">
            <text:p>null</text:p>
          </table:table-cell>
          <table:table-cell office:value-type="string">
            <text:p>Project consists of:80% Written Report10% Oral Presentation10% Poster</text:p>
          </table:table-cell>
          <table:table-cell office:value-type="string">
            <text:p>August</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89];&quot;','&quot;;[.B289];&quot;','&quot;;[.C289];&quot;','&quot;;[.D289];&quot;','&quot;;[.E289];&quot;','&quot;;[.F289];&quot;','&quot;;[.G289];&quot;','&quot;;[.H289];&quot;','&quot;;[.I289];&quot;','&quot;;[.J289];&quot;');&quot;)" office:value-type="string" office:string-value="INSERT INTO Course (Level,Semester,Credit,CourseId,Name,Description,EntryRequirements,Assessment,MainAssessment,School) VALUES ('5','Summer','60','ENG5059P','MSc Project ','null','null','Project consists of:80% Written Report10% Oral Presentation10% Poster','August','Engineering');">
            <text:p>INSERT INTO Course (Level,Semester,Credit,CourseId,Name,Description,EntryRequirements,Assessment,MainAssessment,School) VALUES ('5','Summer','60','ENG5059P','MSc Project ','null','null','Project consists of:80% Written Report10% Oral Presentation10% Poster','August','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80</text:p>
          </table:table-cell>
          <table:table-cell office:value-type="string">
            <text:p>Environmental Process Engineering 3 </text:p>
          </table:table-cell>
          <table:table-cell office:value-type="string">
            <text:p>This course gives students an overview of physical and chemical treatment systems for water and wastewater.Timetable2 lectures per week</text:p>
          </table:table-cell>
          <table:table-cell office:value-type="string">
            <text:p>None</text:p>
          </table:table-cell>
          <table:table-cell office:value-type="string">
            <text:p>90% Examination10% Coursework</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90];&quot;','&quot;;[.B290];&quot;','&quot;;[.C290];&quot;','&quot;;[.D290];&quot;','&quot;;[.E290];&quot;','&quot;;[.F290];&quot;','&quot;;[.G290];&quot;','&quot;;[.H290];&quot;','&quot;;[.I290];&quot;','&quot;;[.J290];&quot;');&quot;)" office:value-type="string" office:string-value="INSERT INTO Course (Level,Semester,Credit,CourseId,Name,Description,EntryRequirements,Assessment,MainAssessment,School) VALUES ('3','1','10','ENG3080','Environmental Process Engineering 3 ','This course gives students an overview of physical and chemical treatment systems for water and wastewater.Timetable2 lectures per week','None','90% Examination10% Coursework','December','Engineering');">
            <text:p>INSERT INTO Course (Level,Semester,Credit,CourseId,Name,Description,EntryRequirements,Assessment,MainAssessment,School) VALUES ('3','1','10','ENG3080','Environmental Process Engineering 3 ','This course gives students an overview of physical and chemical treatment systems for water and wastewater.Timetable2 lectures per week','None','90% Examination10% Coursework','December','Engineering');</text:p>
          </table:table-cell>
        </table:table-row>
        <table:table-row table:style-name="ro1">
          <table:table-cell office:value-type="float" office:value="3">
            <text:p>3</text:p>
          </table:table-cell>
          <table:table-cell table:style-name="Default" office:value-type="float" office:value="1">
            <text:p>1</text:p>
          </table:table-cell>
          <table:table-cell office:value-type="float" office:value="10">
            <text:p>10</text:p>
          </table:table-cell>
          <table:table-cell office:value-type="string">
            <text:p>ENG3081</text:p>
          </table:table-cell>
          <table:table-cell office:value-type="string">
            <text:p>Aircraft Structures and Materials 3 </text:p>
          </table:table-cell>
          <table:table-cell office:value-type="string">
            <text:p>This course provides an introduction to aircraft structures and the materials used to construct them. In particular the following topic are covered:� <text:s/>hand methods of analysis for bending moments and deflections in inextensible continuous plane-frame structures;� <text:s/>calculation of geometric properties in complex section members;� <text:s/>assessment of bending and torsional stresses in complex sections;� <text:s/>concepts of shear flow and shear centre;� <text:s/>load distributions within single and multi-cell boxes;� <text:s/>elastic and plastic material behaviour;� <text:s/>fatigue and fracture problems in structural materials.Timetable2 lectures per week</text:p>
          </table:table-cell>
          <table:table-cell office:value-type="string">
            <text:p>None</text:p>
          </table:table-cell>
          <table:table-cell office:value-type="string">
            <text:p>100% Examination It is not possible to offer </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91];&quot;','&quot;;[.B291];&quot;','&quot;;[.C291];&quot;','&quot;;[.D291];&quot;','&quot;;[.E291];&quot;','&quot;;[.F291];&quot;','&quot;;[.G291];&quot;','&quot;;[.H291];&quot;','&quot;;[.I291];&quot;','&quot;;[.J291];&quot;');&quot;)" office:value-type="string" office:string-value="INSERT INTO Course (Level,Semester,Credit,CourseId,Name,Description,EntryRequirements,Assessment,MainAssessment,School) VALUES ('3','1','10','ENG3081','Aircraft Structures and Materials 3 ','This course provides an introduction to aircraft structures and the materials used to construct them. In particular the following topic are covered:�  hand methods of analysis for bending moments and deflections in inextensible continuous plane-frame structures;�  calculation of geometric properties in complex section members;�  assessment of bending and torsional stresses in complex sections;�  concepts of shear flow and shear centre;�  load distributions within single and multi-cell boxes;�  elastic and plastic material behaviour;�  fatigue and fracture problems in structural materials.Timetable2 lectures per week','None','100% Examination It is not possible to offer ','December','Engineering');">
            <text:p>INSERT INTO Course (Level,Semester,Credit,CourseId,Name,Description,EntryRequirements,Assessment,MainAssessment,School) VALUES ('3','1','10','ENG3081','Aircraft Structures and Materials 3 ','This course provides an introduction to aircraft structures and the materials used to construct them. In particular the following topic are covered:� <text:s/>hand methods of analysis for bending moments and deflections in inextensible continuous plane-frame structures;� <text:s/>calculation of geometric properties in complex section members;� <text:s/>assessment of bending and torsional stresses in complex sections;� <text:s/>concepts of shear flow and shear centre;� <text:s/>load distributions within single and multi-cell boxes;� <text:s/>elastic and plastic material behaviour;� <text:s/>fatigue and fracture problems in structural materials.Timetable2 lectures per week','None','100% Examination It is not possible to offer ','December','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20">
            <text:p>20</text:p>
          </table:table-cell>
          <table:table-cell office:value-type="string">
            <text:p>ENG4118</text:p>
          </table:table-cell>
          <table:table-cell office:value-type="string">
            <text:p>Robotics 4 </text:p>
          </table:table-cell>
          <table:table-cell office:value-type="string">
            <text:p>null</text:p>
          </table:table-cell>
          <table:table-cell office:value-type="string">
            <text:p>Satisfactory performance in: Control 3A (3KWW), Simulation of Engineering Systems 3 (4DKW)</text:p>
          </table:table-cell>
          <table:table-cell office:value-type="string">
            <text:p>25% Laboratory and project work - 2 laboratory exercises and a case study assignment. 75% Degree examination - 3 hours, choice of 5 questions from 8.</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92];&quot;','&quot;;[.B292];&quot;','&quot;;[.C292];&quot;','&quot;;[.D292];&quot;','&quot;;[.E292];&quot;','&quot;;[.F292];&quot;','&quot;;[.G292];&quot;','&quot;;[.H292];&quot;','&quot;;[.I292];&quot;','&quot;;[.J292];&quot;');&quot;)" office:value-type="string" office:string-value="INSERT INTO Course (Level,Semester,Credit,CourseId,Name,Description,EntryRequirements,Assessment,MainAssessment,School) VALUES ('4','2','20','ENG4118','Robotics 4 ','null','Satisfactory performance in: Control 3A (3KWW), Simulation of Engineering Systems 3 (4DKW)','25% Laboratory and project work - 2 laboratory exercises and a case study assignment. 75% Degree examination - 3 hours, choice of 5 questions from 8.','April/May','Engineering');">
            <text:p>INSERT INTO Course (Level,Semester,Credit,CourseId,Name,Description,EntryRequirements,Assessment,MainAssessment,School) VALUES ('4','2','20','ENG4118','Robotics 4 ','null','Satisfactory performance in: Control 3A (3KWW), Simulation of Engineering Systems 3 (4DKW)','25% Laboratory and project work - 2 laboratory exercises and a case study assignment. 75% Degree examination - 3 hours, choice of 5 questions from 8.','April/May','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10">
            <text:p>10</text:p>
          </table:table-cell>
          <table:table-cell office:value-type="string">
            <text:p>ENG4124</text:p>
          </table:table-cell>
          <table:table-cell office:value-type="string">
            <text:p>Structural Design 4 </text:p>
          </table:table-cell>
          <table:table-cell office:value-type="string">
            <text:p>This course is the advanced-level structural design course covering pre-stressed concrete, rigid-steel frames and composite steel and concrete construction. The course will provide students with advanced knowledge and skills to allow them to design complex elements and connections within building structures.Timetable1 lecture and 1 half-class tutorial per week</text:p>
          </table:table-cell>
          <table:table-cell office:value-type="string">
            <text:p>None</text:p>
          </table:table-cell>
          <table:table-cell office:value-type="string">
            <text:p>Examination(10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93];&quot;','&quot;;[.B293];&quot;','&quot;;[.C293];&quot;','&quot;;[.D293];&quot;','&quot;;[.E293];&quot;','&quot;;[.F293];&quot;','&quot;;[.G293];&quot;','&quot;;[.H293];&quot;','&quot;;[.I293];&quot;','&quot;;[.J293];&quot;');&quot;)" office:value-type="string" office:string-value="INSERT INTO Course (Level,Semester,Credit,CourseId,Name,Description,EntryRequirements,Assessment,MainAssessment,School) VALUES ('4','1','10','ENG4124','Structural Design 4 ','This course is the advanced-level structural design course covering pre-stressed concrete, rigid-steel frames and composite steel and concrete construction. The course will provide students with advanced knowledge and skills to allow them to design complex elements and connections within building structures.Timetable1 lecture and 1 half-class tutorial per week','None','Examination(100%)','December','Engineering');">
            <text:p>INSERT INTO Course (Level,Semester,Credit,CourseId,Name,Description,EntryRequirements,Assessment,MainAssessment,School) VALUES ('4','1','10','ENG4124','Structural Design 4 ','This course is the advanced-level structural design course covering pre-stressed concrete, rigid-steel frames and composite steel and concrete construction. The course will provide students with advanced knowledge and skills to allow them to design complex elements and connections within building structures.Timetable1 lecture and 1 half-class tutorial per week','None','Examination(100%)','December','Engineering');</text:p>
          </table:table-cell>
        </table:table-row>
        <table:table-row table:style-name="ro1">
          <table:table-cell office:value-type="float" office:value="5">
            <text:p>5</text:p>
          </table:table-cell>
          <table:table-cell table:style-name="Default" office:value-type="string">
            <text:p>1 &amp; 2</text:p>
          </table:table-cell>
          <table:table-cell office:value-type="float" office:value="60">
            <text:p>60</text:p>
          </table:table-cell>
          <table:table-cell office:value-type="string">
            <text:p>ENG4084P</text:p>
          </table:table-cell>
          <table:table-cell office:value-type="string">
            <text:p>Industrial Project MA5 </text:p>
          </table:table-cell>
          <table:table-cell office:value-type="string">
            <text:p>The project is intended to develop the students ability to understand a field of the investigation, to select and justify the methodology adopted, to work in an industrial context, to represent their results or findings accurately, and to understand the significance of the results or findings to industry. The project will normally involve a placement in industry.</text:p>
          </table:table-cell>
          <table:table-cell office:value-type="string">
            <text:p>None</text:p>
          </table:table-cell>
          <table:table-cell office:value-type="string">
            <text:p>Continuous assessment: 80% project report, 10% student presentation, 10% display board.</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94];&quot;','&quot;;[.B294];&quot;','&quot;;[.C294];&quot;','&quot;;[.D294];&quot;','&quot;;[.E294];&quot;','&quot;;[.F294];&quot;','&quot;;[.G294];&quot;','&quot;;[.H294];&quot;','&quot;;[.I294];&quot;','&quot;;[.J294];&quot;');&quot;)" office:value-type="string" office:string-value="INSERT INTO Course (Level,Semester,Credit,CourseId,Name,Description,EntryRequirements,Assessment,MainAssessment,School) VALUES ('5','1 &amp; 2','60','ENG4084P','Industrial Project MA5 ','The project is intended to develop the students ability to understand a field of the investigation, to select and justify the methodology adopted, to work in an industrial context, to represent their results or findings accurately, and to understand the significance of the results or findings to industry. The project will normally involve a placement in industry.','None','Continuous assessment: 80% project report, 10% student presentation, 10% display board.','April/May','Engineering');">
            <text:p>INSERT INTO Course (Level,Semester,Credit,CourseId,Name,Description,EntryRequirements,Assessment,MainAssessment,School) VALUES ('5','1 &amp; 2','60','ENG4084P','Industrial Project MA5 ','The project is intended to develop the students ability to understand a field of the investigation, to select and justify the methodology adopted, to work in an industrial context, to represent their results or findings accurately, and to understand the significance of the results or findings to industry. The project will normally involve a placement in industry.','None','Continuous assessment: 80% project report, 10% student presentation, 10% display board.','April/May','Engineering');</text:p>
          </table:table-cell>
        </table:table-row>
        <table:table-row table:style-name="ro1">
          <table:table-cell office:value-type="float" office:value="2">
            <text:p>2</text:p>
          </table:table-cell>
          <table:table-cell table:style-name="Default" office:value-type="float" office:value="1">
            <text:p>1</text:p>
          </table:table-cell>
          <table:table-cell office:value-type="float" office:value="10">
            <text:p>10</text:p>
          </table:table-cell>
          <table:table-cell office:value-type="string">
            <text:p>ENG2078</text:p>
          </table:table-cell>
          <table:table-cell office:value-type="string">
            <text:p>Environmental Processes 2 </text:p>
          </table:table-cell>
          <table:table-cell office:value-type="string">
            <text:p>A basic knowledge of some aspects of chemistry and biology is critical for Civil and Environmental Engineers if they are to understand the degradation of materials, pollution, waste treatment and renewable energy. <text:s/>This course aims to arm students with this knowledge so that they can progress to innovative environmental engineering design in later years of the degree. <text:s/>In addition, to deal with the inherent uncertainty in environmental systems, basics statistics and environmental modelling techniques are introduced.Timetable2 lectures per week</text:p>
          </table:table-cell>
          <table:table-cell office:value-type="string">
            <text:p>None</text:p>
          </table:table-cell>
          <table:table-cell office:value-type="string">
            <text:p>90% Examination10% Coursework</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95];&quot;','&quot;;[.B295];&quot;','&quot;;[.C295];&quot;','&quot;;[.D295];&quot;','&quot;;[.E295];&quot;','&quot;;[.F295];&quot;','&quot;;[.G295];&quot;','&quot;;[.H295];&quot;','&quot;;[.I295];&quot;','&quot;;[.J295];&quot;');&quot;)" office:value-type="string" office:string-value="INSERT INTO Course (Level,Semester,Credit,CourseId,Name,Description,EntryRequirements,Assessment,MainAssessment,School) VALUES ('2','1','10','ENG2078','Environmental Processes 2 ','A basic knowledge of some aspects of chemistry and biology is critical for Civil and Environmental Engineers if they are to understand the degradation of materials, pollution, waste treatment and renewable energy.  This course aims to arm students with this knowledge so that they can progress to innovative environmental engineering design in later years of the degree.  In addition, to deal with the inherent uncertainty in environmental systems, basics statistics and environmental modelling techniques are introduced.Timetable2 lectures per week','None','90% Examination10% Coursework','December','Engineering');">
            <text:p>INSERT INTO Course (Level,Semester,Credit,CourseId,Name,Description,EntryRequirements,Assessment,MainAssessment,School) VALUES ('2','1','10','ENG2078','Environmental Processes 2 ','A basic knowledge of some aspects of chemistry and biology is critical for Civil and Environmental Engineers if they are to understand the degradation of materials, pollution, waste treatment and renewable energy. <text:s/>This course aims to arm students with this knowledge so that they can progress to innovative environmental engineering design in later years of the degree. <text:s/>In addition, to deal with the inherent uncertainty in environmental systems, basics statistics and environmental modelling techniques are introduced.Timetable2 lectures per week','None','90% Examination10% Coursework','December','Engineering');</text:p>
          </table:table-cell>
        </table:table-row>
        <table:table-row table:style-name="ro1">
          <table:table-cell office:value-type="float" office:value="2">
            <text:p>2</text:p>
          </table:table-cell>
          <table:table-cell table:style-name="Default" office:value-type="float" office:value="1">
            <text:p>1</text:p>
          </table:table-cell>
          <table:table-cell office:value-type="float" office:value="10">
            <text:p>10</text:p>
          </table:table-cell>
          <table:table-cell office:value-type="string">
            <text:p>ENG2077</text:p>
          </table:table-cell>
          <table:table-cell office:value-type="string">
            <text:p>Engineering Computing and Skills M2 </text:p>
          </table:table-cell>
          <table:table-cell office:value-type="string">
            <text:p>This course consists of an introduction to computer programming and problem solving within an engineering context using Matlab together with practical mechanical and electronic skills.Timetable1 lecture per week for 10 weeks5 x 3 hour laboratories Eng Applications labs, Engine &amp; Electronics, 2 x 2</text:p>
          </table:table-cell>
          <table:table-cell office:value-type="string">
            <text:p>None.</text:p>
          </table:table-cell>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96];&quot;','&quot;;[.B296];&quot;','&quot;;[.C296];&quot;','&quot;;[.D296];&quot;','&quot;;[.E296];&quot;','&quot;;[.F296];&quot;','&quot;;[.G296];&quot;','&quot;;[.H296];&quot;','&quot;;[.I296];&quot;','&quot;;[.J296];&quot;');&quot;)" office:value-type="string" office:string-value="INSERT INTO Course (Level,Semester,Credit,CourseId,Name,Description,EntryRequirements,Assessment,MainAssessment,School) VALUES ('2','1','10','ENG2077','Engineering Computing and Skills M2 ','This course consists of an introduction to computer programming and problem solving within an engineering context using Matlab together with practical mechanical and electronic skills.Timetable1 lecture per week for 10 weeks5 x 3 hour laboratories Eng Applications labs, Engine &amp; Electronics, 2 x 2','None.','','December','Engineering');">
            <text:p>INSERT INTO Course (Level,Semester,Credit,CourseId,Name,Description,EntryRequirements,Assessment,MainAssessment,School) VALUES ('2','1','10','ENG2077','Engineering Computing and Skills M2 ','This course consists of an introduction to computer programming and problem solving within an engineering context using Matlab together with practical mechanical and electronic skills.Timetable1 lecture per week for 10 weeks5 x 3 hour laboratories Eng Applications labs, Engine &amp; Electronics, 2 x 2','None.','','December','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10">
            <text:p>10</text:p>
          </table:table-cell>
          <table:table-cell office:value-type="string">
            <text:p>ENG4122</text:p>
          </table:table-cell>
          <table:table-cell office:value-type="string">
            <text:p>Structural Analysis 4 </text:p>
          </table:table-cell>
          <table:table-cell office:value-type="string">
            <text:p>This course covers both the theory and application for two areas of structural engineering: free and forced vibrations of simple framed structures, and stability and buckling of beams and framed structures. <text:s/>Theory lectures are supported by tutorials and course work.Timetable2 lectures per week</text:p>
          </table:table-cell>
          <table:table-cell office:value-type="string">
            <text:p>None</text:p>
          </table:table-cell>
          <table:table-cell office:value-type="string">
            <text:p>Examination (80%), Coursework (20%)</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97];&quot;','&quot;;[.B297];&quot;','&quot;;[.C297];&quot;','&quot;;[.D297];&quot;','&quot;;[.E297];&quot;','&quot;;[.F297];&quot;','&quot;;[.G297];&quot;','&quot;;[.H297];&quot;','&quot;;[.I297];&quot;','&quot;;[.J297];&quot;');&quot;)" office:value-type="string" office:string-value="INSERT INTO Course (Level,Semester,Credit,CourseId,Name,Description,EntryRequirements,Assessment,MainAssessment,School) VALUES ('4','2','10','ENG4122','Structural Analysis 4 ','This course covers both the theory and application for two areas of structural engineering: free and forced vibrations of simple framed structures, and stability and buckling of beams and framed structures.  Theory lectures are supported by tutorials and course work.Timetable2 lectures per week','None','Examination (80%), Coursework (20%)','April/May','Engineering');">
            <text:p>INSERT INTO Course (Level,Semester,Credit,CourseId,Name,Description,EntryRequirements,Assessment,MainAssessment,School) VALUES ('4','2','10','ENG4122','Structural Analysis 4 ','This course covers both the theory and application for two areas of structural engineering: free and forced vibrations of simple framed structures, and stability and buckling of beams and framed structures. <text:s/>Theory lectures are supported by tutorials and course work.Timetable2 lectures per week','None','Examination (80%), Coursework (20%)','April/May','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10">
            <text:p>10</text:p>
          </table:table-cell>
          <table:table-cell office:value-type="string">
            <text:p>ENG4121</text:p>
          </table:table-cell>
          <table:table-cell office:value-type="string">
            <text:p>Space Flight Dynamics 4 </text:p>
          </table:table-cell>
          <table:table-cell office:value-type="string">
            <text:p>This is an introduction to the methods of space flight dynamics, demonstrate how these methods are applied to real space systems and demonstrate the use of space flight dynamics in space systems engineering.Timetable2 lectures per week</text:p>
          </table:table-cell>
          <table:table-cell office:value-type="string">
            <text:p>None</text:p>
          </table:table-cell>
          <table:table-cell office:value-type="string">
            <text:p>100% Examination</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98];&quot;','&quot;;[.B298];&quot;','&quot;;[.C298];&quot;','&quot;;[.D298];&quot;','&quot;;[.E298];&quot;','&quot;;[.F298];&quot;','&quot;;[.G298];&quot;','&quot;;[.H298];&quot;','&quot;;[.I298];&quot;','&quot;;[.J298];&quot;');&quot;)" office:value-type="string" office:string-value="INSERT INTO Course (Level,Semester,Credit,CourseId,Name,Description,EntryRequirements,Assessment,MainAssessment,School) VALUES ('4','1','10','ENG4121','Space Flight Dynamics 4 ','This is an introduction to the methods of space flight dynamics, demonstrate how these methods are applied to real space systems and demonstrate the use of space flight dynamics in space systems engineering.Timetable2 lectures per week','None','100% Examination','December','Engineering');">
            <text:p>INSERT INTO Course (Level,Semester,Credit,CourseId,Name,Description,EntryRequirements,Assessment,MainAssessment,School) VALUES ('4','1','10','ENG4121','Space Flight Dynamics 4 ','This is an introduction to the methods of space flight dynamics, demonstrate how these methods are applied to real space systems and demonstrate the use of space flight dynamics in space systems engineering.Timetable2 lectures per week','None','100% Examination','December','Engineering');</text:p>
          </table:table-cell>
        </table:table-row>
        <table:table-row table:style-name="ro4">
          <table:table-cell office:value-type="float" office:value="2">
            <text:p>2</text:p>
          </table:table-cell>
          <table:table-cell table:style-name="Default" office:value-type="float" office:value="2">
            <text:p>2</text:p>
          </table:table-cell>
          <table:table-cell office:value-type="float" office:value="10">
            <text:p>10</text:p>
          </table:table-cell>
          <table:table-cell office:value-type="string">
            <text:p>ENG2071</text:p>
          </table:table-cell>
          <table:table-cell office:value-type="string">
            <text:p>Design Projects 2A </text:p>
          </table:table-cell>
          <table:table-cell office:value-type="string">
            <text:p>This course is an intensive structures-based design project running in weeks 12-14, essentially on a full-time basis. It aims to simulate a real-life design office environment.TimetableEffectively full time for 3 weeks in Semester 2</text:p>
          </table:table-cell>
          <table:table-cell office:value-type="string">
            <text:p>Progression from first year of BEng/MEng or entry requirements for Accelerated MEng in Civil Engineering</text:p>
          </table:table-cell>
          <table:table-cell office:value-type="string">
            <text:p>100% project submissionsThis course is continuously assessed and reassessment is therefore not possible.Digital Electronics 2 ENG2020Academic Session: 2013-14School: School of EngineeringCredits: 10Level: Level 2 (SCQF level 8)Typically Offered: Semester 1Available to Visiting Students: YesShort DescriptionDesign of digital circuitry, using MSI functions, logical gates and modules designed using VHDL. Introducing VHDL for design, simulation and testing of logical circuitry and programming CPLDs and FPGAs.TimetableWeeklyMonday 9am - 10amWednesday 9am - 10amRequirements of EntryElectronic Engineering 1Y (7LRU)Engineering Mathematics EE1Y (3KBU) or Mathematics 1S, 1T or 1Y.AssessmentExaminationLaboratory work</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299];&quot;','&quot;;[.B299];&quot;','&quot;;[.C299];&quot;','&quot;;[.D299];&quot;','&quot;;[.E299];&quot;','&quot;;[.F299];&quot;','&quot;;[.G299];&quot;','&quot;;[.H299];&quot;','&quot;;[.I299];&quot;','&quot;;[.J299];&quot;');&quot;)" office:value-type="string" office:string-value="INSERT INTO Course (Level,Semester,Credit,CourseId,Name,Description,EntryRequirements,Assessment,MainAssessment,School) VALUES ('2','2','10','ENG2071','Design Projects 2A ','This course is an intensive structures-based design project running in weeks 12-14, essentially on a full-time basis. It aims to simulate a real-life design office environment.TimetableEffectively full time for 3 weeks in Semester 2','Progression from first year of BEng/MEng or entry requirements for Accelerated MEng in Civil Engineering','100% project submissionsThis course is continuously assessed and reassessment is therefore not possible.Digital Electronics 2 ENG2020Academic Session: 2013-14School: School of EngineeringCredits: 10Level: Level 2 (SCQF level 8)Typically Offered: Semester 1Available to Visiting Students: YesShort DescriptionDesign of digital circuitry, using MSI functions, logical gates and modules designed using VHDL. Introducing VHDL for design, simulation and testing of logical circuitry and programming CPLDs and FPGAs.TimetableWeeklyMonday 9am - 10amWednesday 9am - 10amRequirements of EntryElectronic Engineering 1Y (7LRU)Engineering Mathematics EE1Y (3KBU) or Mathematics 1S, 1T or 1Y.AssessmentExaminationLaboratory work','December','Engineering');">
            <text:p>INSERT INTO Course (Level,Semester,Credit,CourseId,Name,Description,EntryRequirements,Assessment,MainAssessment,School) VALUES ('2','2','10','ENG2071','Design Projects 2A ','This course is an intensive structures-based design project running in weeks 12-14, essentially on a full-time basis. It aims to simulate a real-life design office environment.TimetableEffectively full time for 3 weeks in Semester 2','Progression from first year of BEng/MEng or entry requirements for Accelerated MEng in Civil Engineering','100% project submissionsThis course is continuously assessed and reassessment is therefore not possible.Digital Electronics 2 ENG2020Academic Session: 2013-14School: School of EngineeringCredits: 10Level: Level 2 (SCQF level 8)Typically Offered: Semester 1Available to Visiting Students: YesShort DescriptionDesign of digital circuitry, using MSI functions, logical gates and modules designed using VHDL. Introducing VHDL for design, simulation and testing of logical circuitry and programming CPLDs and FPGAs.TimetableWeeklyMonday 9am - 10amWednesday 9am - 10amRequirements of EntryElectronic Engineering 1Y (7LRU)Engineering Mathematics EE1Y (3KBU) or Mathematics 1S, 1T or 1Y.AssessmentExaminationLaboratory work','December','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10">
            <text:p>10</text:p>
          </table:table-cell>
          <table:table-cell office:value-type="string">
            <text:p>ENG4020</text:p>
          </table:table-cell>
          <table:table-cell office:value-type="string">
            <text:p>Aircraft Structures and Materials 4 </text:p>
          </table:table-cell>
          <table:table-cell office:value-type="string">
            <text:p>This course extends the analytical methods of structural analysis taught in earlier years to numerical, finite-element analysis with applications to the structure of aircraft.Timetable2 lectures per week.</text:p>
          </table:table-cell>
          <table:table-cell office:value-type="string">
            <text:p>None</text:p>
          </table:table-cell>
          <table:table-cell office:value-type="string">
            <text:p>80% Examination20% Coursework It is not possible to offer </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300];&quot;','&quot;;[.B300];&quot;','&quot;;[.C300];&quot;','&quot;;[.D300];&quot;','&quot;;[.E300];&quot;','&quot;;[.F300];&quot;','&quot;;[.G300];&quot;','&quot;;[.H300];&quot;','&quot;;[.I300];&quot;','&quot;;[.J300];&quot;');&quot;)" office:value-type="string" office:string-value="INSERT INTO Course (Level,Semester,Credit,CourseId,Name,Description,EntryRequirements,Assessment,MainAssessment,School) VALUES ('4','1','10','ENG4020','Aircraft Structures and Materials 4 ','This course extends the analytical methods of structural analysis taught in earlier years to numerical, finite-element analysis with applications to the structure of aircraft.Timetable2 lectures per week.','None','80% Examination20% Coursework It is not possible to offer ','December','Engineering');">
            <text:p>INSERT INTO Course (Level,Semester,Credit,CourseId,Name,Description,EntryRequirements,Assessment,MainAssessment,School) VALUES ('4','1','10','ENG4020','Aircraft Structures and Materials 4 ','This course extends the analytical methods of structural analysis taught in earlier years to numerical, finite-element analysis with applications to the structure of aircraft.Timetable2 lectures per week.','None','80% Examination20% Coursework It is not possible to offer ','December','Engineering');</text:p>
          </table:table-cell>
        </table:table-row>
        <table:table-row table:style-name="ro4">
          <table:table-cell office:value-type="float" office:value="4">
            <text:p>4</text:p>
          </table:table-cell>
          <table:table-cell table:style-name="Default" office:value-type="string">
            <text:p>1 &amp; 2</text:p>
          </table:table-cell>
          <table:table-cell office:value-type="float" office:value="10">
            <text:p>10</text:p>
          </table:table-cell>
          <table:table-cell office:value-type="string">
            <text:p>ENG4023</text:p>
          </table:table-cell>
          <table:table-cell office:value-type="string">
            <text:p>Aircraft Vibration &amp; Aeroelasticity 4 </text:p>
          </table:table-cell>
          <table:table-cell office:value-type="string">
            <text:p>This course will foster the students interest in aeroelasticity and introduce them to aeroelastic concepts such as the flexible aircraft and structural dynamic/aerodynamic interaction and stability.Timetabletbd</text:p>
          </table:table-cell>
          <table:table-cell office:value-type="string">
            <text:p>None</text:p>
          </table:table-cell>
          <table:table-cell office:value-type="string">
            <text:p>2 hour examination: 100%</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301];&quot;','&quot;;[.B301];&quot;','&quot;;[.C301];&quot;','&quot;;[.D301];&quot;','&quot;;[.E301];&quot;','&quot;;[.F301];&quot;','&quot;;[.G301];&quot;','&quot;;[.H301];&quot;','&quot;;[.I301];&quot;','&quot;;[.J301];&quot;');&quot;)" office:value-type="string" office:string-value="INSERT INTO Course (Level,Semester,Credit,CourseId,Name,Description,EntryRequirements,Assessment,MainAssessment,School) VALUES ('4','1 &amp; 2','10','ENG4023','Aircraft Vibration &amp; Aeroelasticity 4 ','This course will foster the students interest in aeroelasticity and introduce them to aeroelastic concepts such as the flexible aircraft and structural dynamic/aerodynamic interaction and stability.Timetabletbd','None','2 hour examination: 100%','April/May','Engineering');">
            <text:p>INSERT INTO Course (Level,Semester,Credit,CourseId,Name,Description,EntryRequirements,Assessment,MainAssessment,School) VALUES ('4','1 &amp; 2','10','ENG4023','Aircraft Vibration &amp; Aeroelasticity 4 ','This course will foster the students interest in aeroelasticity and introduce them to aeroelastic concepts such as the flexible aircraft and structural dynamic/aerodynamic interaction and stability.Timetabletbd','None','2 hour examination: 100%','April/May','Engineering');</text:p>
          </table:table-cell>
        </table:table-row>
        <table:table-row table:style-name="ro1">
          <table:table-cell office:value-type="float" office:value="4">
            <text:p>4</text:p>
          </table:table-cell>
          <table:table-cell table:style-name="Default" office:value-type="float" office:value="1">
            <text:p>1</text:p>
          </table:table-cell>
          <table:table-cell office:value-type="float" office:value="10">
            <text:p>10</text:p>
          </table:table-cell>
          <table:table-cell office:value-type="string">
            <text:p>ENG4025</text:p>
          </table:table-cell>
          <table:table-cell office:value-type="string">
            <text:p>Applied Engineering Mechanics 4 </text:p>
          </table:table-cell>
          <table:table-cell office:value-type="string">
            <text:p>This course is an introduction to Finite Element Analysis. <text:s/>It develops and applies the Finite Element Method for planar and 3D linear elastic problems and steady-state heat conduction problems.Timetable2 lectures per week</text:p>
          </table:table-cell>
          <table:table-cell office:value-type="string">
            <text:p>None</text:p>
          </table:table-cell>
          <table:table-cell office:value-type="string">
            <text:p>Examination (70%), Project Work (30%)</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302];&quot;','&quot;;[.B302];&quot;','&quot;;[.C302];&quot;','&quot;;[.D302];&quot;','&quot;;[.E302];&quot;','&quot;;[.F302];&quot;','&quot;;[.G302];&quot;','&quot;;[.H302];&quot;','&quot;;[.I302];&quot;','&quot;;[.J302];&quot;');&quot;)" office:value-type="string" office:string-value="INSERT INTO Course (Level,Semester,Credit,CourseId,Name,Description,EntryRequirements,Assessment,MainAssessment,School) VALUES ('4','1','10','ENG4025','Applied Engineering Mechanics 4 ','This course is an introduction to Finite Element Analysis.  It develops and applies the Finite Element Method for planar and 3D linear elastic problems and steady-state heat conduction problems.Timetable2 lectures per week','None','Examination (70%), Project Work (30%)','December','Engineering');">
            <text:p>INSERT INTO Course (Level,Semester,Credit,CourseId,Name,Description,EntryRequirements,Assessment,MainAssessment,School) VALUES ('4','1','10','ENG4025','Applied Engineering Mechanics 4 ','This course is an introduction to Finite Element Analysis. <text:s/>It develops and applies the Finite Element Method for planar and 3D linear elastic problems and steady-state heat conduction problems.Timetable2 lectures per week','None','Examination (70%), Project Work (30%)','December','Engineering');</text:p>
          </table:table-cell>
        </table:table-row>
        <table:table-row table:style-name="ro1">
          <table:table-cell office:value-type="float" office:value="5">
            <text:p>5</text:p>
          </table:table-cell>
          <table:table-cell table:style-name="Default" office:value-type="float" office:value="2">
            <text:p>2</text:p>
          </table:table-cell>
          <table:table-cell office:value-type="float" office:value="20">
            <text:p>20</text:p>
          </table:table-cell>
          <table:table-cell office:value-type="string">
            <text:p>ENG4024</text:p>
          </table:table-cell>
          <table:table-cell office:value-type="string">
            <text:p>Applied Design Systems P5 </text:p>
          </table:table-cell>
          <table:table-cell office:value-type="string">
            <text:p>This course will allow you to acquire a vision of the business of designing as it is practised within an extended enterprise which evolves products.Timetable2 lectures per week, 2 tutorials and seminars per week</text:p>
          </table:table-cell>
          <table:table-cell office:value-type="string">
            <text:p>none</text:p>
          </table:table-cell>
          <table:table-cell office:value-type="string">
            <text:p>60% Degree examination - 1.5 hours20% Group research project report20% group design and manufacture project report</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303];&quot;','&quot;;[.B303];&quot;','&quot;;[.C303];&quot;','&quot;;[.D303];&quot;','&quot;;[.E303];&quot;','&quot;;[.F303];&quot;','&quot;;[.G303];&quot;','&quot;;[.H303];&quot;','&quot;;[.I303];&quot;','&quot;;[.J303];&quot;');&quot;)" office:value-type="string" office:string-value="INSERT INTO Course (Level,Semester,Credit,CourseId,Name,Description,EntryRequirements,Assessment,MainAssessment,School) VALUES ('5','2','20','ENG4024','Applied Design Systems P5 ','This course will allow you to acquire a vision of the business of designing as it is practised within an extended enterprise which evolves products.Timetable2 lectures per week, 2 tutorials and seminars per week','none','60% Degree examination - 1.5 hours20% Group research project report20% group design and manufacture project report','April/May','Engineering');">
            <text:p>INSERT INTO Course (Level,Semester,Credit,CourseId,Name,Description,EntryRequirements,Assessment,MainAssessment,School) VALUES ('5','2','20','ENG4024','Applied Design Systems P5 ','This course will allow you to acquire a vision of the business of designing as it is practised within an extended enterprise which evolves products.Timetable2 lectures per week, 2 tutorials and seminars per week','none','60% Degree examination - 1.5 hours20% Group research project report20% group design and manufacture project report','April/May','Engineering');</text:p>
          </table:table-cell>
        </table:table-row>
        <table:table-row table:style-name="ro4">
          <table:table-cell office:value-type="float" office:value="4">
            <text:p>4</text:p>
          </table:table-cell>
          <table:table-cell table:style-name="Default" office:value-type="string">
            <text:p>1 &amp; 2</text:p>
          </table:table-cell>
          <table:table-cell office:value-type="float" office:value="30">
            <text:p>30</text:p>
          </table:table-cell>
          <table:table-cell office:value-type="string">
            <text:p>ENG4026</text:p>
          </table:table-cell>
          <table:table-cell office:value-type="string">
            <text:p>Architecture C4 </text:p>
          </table:table-cell>
          <table:table-cell office:value-type="string">
            <text:p>The course entails the investigation of the architectural enclosure and structural expression within architectural form, without restriction on materials, through a studio programme, requiring the articulation of the public and private realms. <text:s/>Students are encouraged to engage with more sophisticated architectural drawings and representation techniques.TimetableOne afternoon per week throughout semesters 1 and 2</text:p>
          </table:table-cell>
          <table:table-cell office:value-type="string">
            <text:p>Architecture C3</text:p>
          </table:table-cell>
          <table:table-cell office:value-type="string">
            <text:p>Audio Programming ENG4028Academic Session: 2013-14School: School of EngineeringCredits: 20Level: Level 4 (SCQF level 10)Typically Offered: Runs Throughout Semesters 1 and 2Available to Visiting Students: YesShort DescriptionAn intensely practical course which requires candidates to implement software solutions to typical audio problems from first principals in an object-oriented way. Oscillators, filters and frequency-domain methods are studied. These components will be familiar to those having studied Sonic Arts on the EE+Music course, but the technologies are ubiquitous and relevant across wide fields of audio, video and electronic engineering.TimetableWeeklyTuesday 2pm - 3pmThursday 3pm - 5pmRequirements of EntryNone.AssessmentSeveral viva voce or short on-line examinationsFinal report on the more complex topic (linear predication or phase vocoding)</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304];&quot;','&quot;;[.B304];&quot;','&quot;;[.C304];&quot;','&quot;;[.D304];&quot;','&quot;;[.E304];&quot;','&quot;;[.F304];&quot;','&quot;;[.G304];&quot;','&quot;;[.H304];&quot;','&quot;;[.I304];&quot;','&quot;;[.J304];&quot;');&quot;)" office:value-type="string" office:string-value="INSERT INTO Course (Level,Semester,Credit,CourseId,Name,Description,EntryRequirements,Assessment,MainAssessment,School) VALUES ('4','1 &amp; 2','30','ENG4026','Architecture C4 ','The course entails the investigation of the architectural enclosure and structural expression within architectural form, without restriction on materials, through a studio programme, requiring the articulation of the public and private realms.  Students are encouraged to engage with more sophisticated architectural drawings and representation techniques.TimetableOne afternoon per week throughout semesters 1 and 2','Architecture C3','Audio Programming ENG4028Academic Session: 2013-14School: School of EngineeringCredits: 20Level: Level 4 (SCQF level 10)Typically Offered: Runs Throughout Semesters 1 and 2Available to Visiting Students: YesShort DescriptionAn intensely practical course which requires candidates to implement software solutions to typical audio problems from first principals in an object-oriented way. Oscillators, filters and frequency-domain methods are studied. These components will be familiar to those having studied Sonic Arts on the EE+Music course, but the technologies are ubiquitous and relevant across wide fields of audio, video and electronic engineering.TimetableWeeklyTuesday 2pm - 3pmThursday 3pm - 5pmRequirements of EntryNone.AssessmentSeveral viva voce or short on-line examinationsFinal report on the more complex topic (linear predication or phase vocoding)','April/May','Engineering');">
            <text:p>INSERT INTO Course (Level,Semester,Credit,CourseId,Name,Description,EntryRequirements,Assessment,MainAssessment,School) VALUES ('4','1 &amp; 2','30','ENG4026','Architecture C4 ','The course entails the investigation of the architectural enclosure and structural expression within architectural form, without restriction on materials, through a studio programme, requiring the articulation of the public and private realms. <text:s/>Students are encouraged to engage with more sophisticated architectural drawings and representation techniques.TimetableOne afternoon per week throughout semesters 1 and 2','Architecture C3','Audio Programming ENG4028Academic Session: 2013-14School: School of EngineeringCredits: 20Level: Level 4 (SCQF level 10)Typically Offered: Runs Throughout Semesters 1 and 2Available to Visiting Students: YesShort DescriptionAn intensely practical course which requires candidates to implement software solutions to typical audio problems from first principals in an object-oriented way. Oscillators, filters and frequency-domain methods are studied. These components will be familiar to those having studied Sonic Arts on the EE+Music course, but the technologies are ubiquitous and relevant across wide fields of audio, video and electronic engineering.TimetableWeeklyTuesday 2pm - 3pmThursday 3pm - 5pmRequirements of EntryNone.AssessmentSeveral viva voce or short on-line examinationsFinal report on the more complex topic (linear predication or phase vocoding)','April/May','Engineering');</text:p>
          </table:table-cell>
        </table:table-row>
        <table:table-row table:style-name="ro4">
          <table:table-cell office:value-type="float" office:value="4">
            <text:p>4</text:p>
          </table:table-cell>
          <table:table-cell table:style-name="Default" office:value-type="string">
            <text:p>1 &amp; 2</text:p>
          </table:table-cell>
          <table:table-cell office:value-type="float" office:value="20">
            <text:p>20</text:p>
          </table:table-cell>
          <table:table-cell office:value-type="string">
            <text:p>ENG4107</text:p>
          </table:table-cell>
          <table:table-cell office:value-type="string">
            <text:p>Project D4M </text:p>
          </table:table-cell>
          <table:table-cell office:value-type="string">
            <text:p>This course is an individual design based projects for students of MEng in Mechanical Design Engineering to prepare them for their major individual project in year 5.TimetableNone</text:p>
          </table:table-cell>
          <table:table-cell office:value-type="string">
            <text:p>None</text:p>
          </table:table-cell>
          <table:table-cell office:value-type="string">
            <text:p>Project Work (100%)</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305];&quot;','&quot;;[.B305];&quot;','&quot;;[.C305];&quot;','&quot;;[.D305];&quot;','&quot;;[.E305];&quot;','&quot;;[.F305];&quot;','&quot;;[.G305];&quot;','&quot;;[.H305];&quot;','&quot;;[.I305];&quot;','&quot;;[.J305];&quot;');&quot;)" office:value-type="string" office:string-value="INSERT INTO Course (Level,Semester,Credit,CourseId,Name,Description,EntryRequirements,Assessment,MainAssessment,School) VALUES ('4','1 &amp; 2','20','ENG4107','Project D4M ','This course is an individual design based projects for students of MEng in Mechanical Design Engineering to prepare them for their major individual project in year 5.TimetableNone','None','Project Work (100%)','April/May','Engineering');">
            <text:p>INSERT INTO Course (Level,Semester,Credit,CourseId,Name,Description,EntryRequirements,Assessment,MainAssessment,School) VALUES ('4','1 &amp; 2','20','ENG4107','Project D4M ','This course is an individual design based projects for students of MEng in Mechanical Design Engineering to prepare them for their major individual project in year 5.TimetableNone','None','Project Work (100%)','April/May','Engineering');</text:p>
          </table:table-cell>
        </table:table-row>
        <table:table-row table:style-name="ro1">
          <table:table-cell office:value-type="float" office:value="4">
            <text:p>4</text:p>
          </table:table-cell>
          <table:table-cell table:style-name="Default" office:value-type="float" office:value="2">
            <text:p>2</text:p>
          </table:table-cell>
          <table:table-cell office:value-type="float" office:value="10">
            <text:p>10</text:p>
          </table:table-cell>
          <table:table-cell office:value-type="string">
            <text:p>ENG4113</text:p>
          </table:table-cell>
          <table:table-cell office:value-type="string">
            <text:p>Rehabilitation Engineering 4 </text:p>
          </table:table-cell>
          <table:table-cell office:value-type="string">
            <text:p>This course develops student knowledge of the application of science and technology to ameliorate the handicap of individuals with sensory and motor disabilities with the aims of improving their functionality and quality of life.Timetable2 lectures weekly</text:p>
          </table:table-cell>
          <table:table-cell office:value-type="string">
            <text:p>Biomedical Engineering 3</text:p>
          </table:table-cell>
          <table:table-cell office:value-type="string">
            <text:p>Exam (75%) Report on Project (25%)</text:p>
          </table:table-cell>
          <table:table-cell office:value-type="string">
            <text:p>April/May</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306];&quot;','&quot;;[.B306];&quot;','&quot;;[.C306];&quot;','&quot;;[.D306];&quot;','&quot;;[.E306];&quot;','&quot;;[.F306];&quot;','&quot;;[.G306];&quot;','&quot;;[.H306];&quot;','&quot;;[.I306];&quot;','&quot;;[.J306];&quot;');&quot;)" office:value-type="string" office:string-value="INSERT INTO Course (Level,Semester,Credit,CourseId,Name,Description,EntryRequirements,Assessment,MainAssessment,School) VALUES ('4','2','10','ENG4113','Rehabilitation Engineering 4 ','This course develops student knowledge of the application of science and technology to ameliorate the handicap of individuals with sensory and motor disabilities with the aims of improving their functionality and quality of life.Timetable2 lectures weekly','Biomedical Engineering 3','Exam (75%) Report on Project (25%)','April/May','Engineering');">
            <text:p>INSERT INTO Course (Level,Semester,Credit,CourseId,Name,Description,EntryRequirements,Assessment,MainAssessment,School) VALUES ('4','2','10','ENG4113','Rehabilitation Engineering 4 ','This course develops student knowledge of the application of science and technology to ameliorate the handicap of individuals with sensory and motor disabilities with the aims of improving their functionality and quality of life.Timetable2 lectures weekly','Biomedical Engineering 3','Exam (75%) Report on Project (25%)','April/May','Engineering');</text:p>
          </table:table-cell>
        </table:table-row>
        <table:table-row table:style-name="ro4">
          <table:table-cell office:value-type="float" office:value="4">
            <text:p>4</text:p>
          </table:table-cell>
          <table:table-cell table:style-name="Default" office:value-type="string">
            <text:p>1 &amp; 2</text:p>
          </table:table-cell>
          <table:table-cell office:value-type="float" office:value="20">
            <text:p>20</text:p>
          </table:table-cell>
          <table:table-cell office:value-type="string">
            <text:p>ENG4013</text:p>
          </table:table-cell>
          <table:table-cell office:value-type="string">
            <text:p>Aerospace Design Project 4 </text:p>
          </table:table-cell>
          <table:table-cell office:value-type="string">
            <text:p>This project is based on the conceptual design of an aircraft to meet a general specification. <text:s/>As well as the technical aspects, the course develops transferable skills in project planning and execution.TimetableNone</text:p>
          </table:table-cell>
          <table:table-cell office:value-type="string">
            <text:p>NoneENG4014 Aerospace Design Project 4MSIT4010 Aerospace Design Project 4SSIT4019 Aerospace Systems Design Project 4S</text:p>
          </table:table-cell>
          <table:table-cell office:value-type="string">
            <text:p>35% group contribution to final report (to be submitted at final presentation)25% individual contribution to final report (to be submitted at final presentation)20% group final presentation (including response to questions)10% group interim report10% individual record book (to be submitted at final presentation)Aerospace Design Project 4M ENG4014Academic Session: 2013-14School: School of EngineeringCredits: 20Level: Level 4 (SCQF level 10)Typically Offered: Runs Throughout Semesters 1 and 2Available to Visiting Students: YesShort DescriptionThis project is based on the conceptual design of an aircraft to meet a general specification and to explore the adaptation of an existing aircraft to new functions. As well as the technical aspects, the course develops transferable skills in project planning and execution.TimetableNoneRequirements of EntryNoneENG4013 Aerospace Design Project 4SIT4010 Aerospace Design Project 4SSIT4019 Aerospace Systems Design Project 4SAssessment35% group contribution to final report (to be submitted at final presentation)25% individual contribution to final report (to be submitted at final presentation)20% group final presentation (including response to questions)10% group interim report10% individual record book (to be submitted at final presentation)Aerospace Design Project 4S SIT4010Academic Session: 2013-14School: School of EngineeringCredits: 20Level: Level 4 (SCQF level 10)Typically Offered: Runs Throughout Semesters 1 and 2Available to Visiting Students: NoShort DescriptionThis project is based on the conceptual design of an aircraft to meet a general specification. As well as the technical aspects, the course develops transferable skills in project planning and execution.TimetableNoneRequirements of EntryNoneENG4013 Aerospace Design Project 4ENG4014 Aerospace Design Project 4MSIT4019 Aerospace Systems Design Project 4SAssessment35% group contribution to final report (to be submitted at final presentation)25% individual contribution to final report (to be submitted at final presentation)20% group final presentation (including response to questions)10% group interim report10% individual record book (to be submitted at final presentation)Aerospace Systems Design Project 4 ENG4012Academic Session: 2013-14School: School of EngineeringCredits: 20Level: Level 4 (SCQF level 10)Typically Offered: Semester 2Available to Visiting Students: NoShort DescriptionThis project introduces a formal approach to systems engineering and provides the opportunity to apply this to the design and implementation of an aerospace system. It gives teams of students the opportunity to develop a flight control system, bringing together topics taught in lecture courses on aerospace systems and instilling a capability to solve problems over the wide range of activities that go to make up a total design.TimetableNoneRequirements of EntryNoneENG4014 Aerospace Design Project 4MSIT4010 Aerospace Design Project 4SSIT4019 Aerospace Systems Design Project 4SAssessment60% group final report (to be submitted at flight test event)15% group flight test performance25% technical performance of team, weighted by contribution of each student based on SOFT reports from regular meetingsAerospace Systems Design Project 4S SIT4019Academic Session: 2013-14School: School of EngineeringCredits: 20Level: Level 4 (SCQF level 10)Typically Offered: Runs Throughout Semesters 1 and 2Available to Visiting Students: NoShort DescriptionThis project introduces a formal approach to systems engineering and provides the opportunity to apply this to the design and implementation of an aerospace system. <text:s/>It gives teams of students the opportunity to develop a flight control system, bringing together topics taught in lecture courses on aerospace systems and instilling a capability to solve problems over the wide range of activities that go to make up a total design.TimetableNoneRequirements of EntryNoneENG4013 Aerospace Design Project 4ENG4014 Aerospace Design Project 4MSIT4010 Aerospace Design Project 4SAssessment60% group final report (to be submitted at flight test event)15% group flight test performance25% technical performance of team, weighted by contribution of each student based on SOFT reports from regular meetingsAircraft Performance 3 ENG3059Academic Session: 2013-14School: School of EngineeringCredits: 10Level: Level 4 (SCQF level 10)Typically Offered: Semester 1Available to Visiting Students: YesShort DescriptionThis course will equip the student with a robust theoretical basis for development of elementary concepts in aircraft performance.Timetabletwo lectures per week for 20 lecturesRequirements of EntryNoneAssessmentThe assessment is by exam The exam is at the end of the teaching session and is 2 hours in duration. The student will answer three questions. There will be an exam at the resit diet.</text:p>
          </table:table-cell>
          <table:table-cell office:value-type="string">
            <text:p>December</text:p>
          </table:table-cell>
          <table:table-cell office:value-type="string">
            <text:p>Engineering</text:p>
          </table:table-cell>
          <table:table-cell/>
          <table:table-cell table:formula="of:=CONCATENATE(&quot;INSERT INTO &quot;;[.$A$1];&quot; (&quot;;[.$A$2];&quot;,&quot;;[.$B$2];&quot;,&quot;;[.$C$2];&quot;,&quot;;[.$D$2];&quot;,&quot;;[.$E$2];&quot;,&quot;;[.$F$2];&quot;,&quot;;[.$G$2];&quot;,&quot;;[.$H$2];&quot;,&quot;;[.$I$2];&quot;,&quot;;[.$J$2];&quot;) VALUES ('&quot;;[.A307];&quot;','&quot;;[.B307];&quot;','&quot;;[.C307];&quot;','&quot;;[.D307];&quot;','&quot;;[.E307];&quot;','&quot;;[.F307];&quot;','&quot;;[.G307];&quot;','&quot;;[.H307];&quot;','&quot;;[.I307];&quot;','&quot;;[.J307];&quot;');&quot;)" office:value-type="string" office:string-value="INSERT INTO Course (Level,Semester,Credit,CourseId,Name,Description,EntryRequirements,Assessment,MainAssessment,School) VALUES ('4','1 &amp; 2','20','ENG4013','Aerospace Design Project 4 ','This project is based on the conceptual design of an aircraft to meet a general specification.  As well as the technical aspects, the course develops transferable skills in project planning and execution.TimetableNone','NoneENG4014 Aerospace Design Project 4MSIT4010 Aerospace Design Project 4SSIT4019 Aerospace Systems Design Project 4S','35% group contribution to final report (to be submitted at final presentation)25% individual contribution to final report (to be submitted at final presentation)20% group final presentation (including response to questions)10% group interim report10% individual record book (to be submitted at final presentation)Aerospace Design Project 4M ENG4014Academic Session: 2013-14School: School of EngineeringCredits: 20Level: Level 4 (SCQF level 10)Typically Offered: Runs Throughout Semesters 1 and 2Available to Visiting Students: YesShort DescriptionThis project is based on the conceptual design of an aircraft to meet a general specification and to explore the adaptation of an existing aircraft to new functions. As well as the technical aspects, the course develops transferable skills in project planning and execution.TimetableNoneRequirements of EntryNoneENG4013 Aerospace Design Project 4SIT4010 Aerospace Design Project 4SSIT4019 Aerospace Systems Design Project 4SAssessment35% group contribution to final report (to be submitted at final presentation)25% individual contribution to final report (to be submitted at final presentation)20% group final presentation (including response to questions)10% group interim report10% individual record book (to be submitted at final presentation)Aerospace Design Project 4S SIT4010Academic Session: 2013-14School: School of EngineeringCredits: 20Level: Level 4 (SCQF level 10)Typically Offered: Runs Throughout Semesters 1 and 2Available to Visiting Students: NoShort DescriptionThis project is based on the conceptual design of an aircraft to meet a general specification. As well as the technical aspects, the course develops transferable skills in project planning and execution.TimetableNoneRequirements of EntryNoneENG4013 Aerospace Design Project 4ENG4014 Aerospace Design Project 4MSIT4019 Aerospace Systems Design Project 4SAssessment35% group contribution to final report (to be submitted at final presentation)25% individual contribution to final report (to be submitted at final presentation)20% group final presentation (including response to questions)10% group interim report10% individual record book (to be submitted at final presentation)Aerospace Systems Design Project 4 ENG4012Academic Session: 2013-14School: School of EngineeringCredits: 20Level: Level 4 (SCQF level 10)Typically Offered: Semester 2Available to Visiting Students: NoShort DescriptionThis project introduces a formal approach to systems engineering and provides the opportunity to apply this to the design and implementation of an aerospace system. It gives teams of students the opportunity to develop a flight control system, bringing together topics taught in lecture courses on aerospace systems and instilling a capability to solve problems over the wide range of activities that go to make up a total design.TimetableNoneRequirements of EntryNoneENG4014 Aerospace Design Project 4MSIT4010 Aerospace Design Project 4SSIT4019 Aerospace Systems Design Project 4SAssessment60% group final report (to be submitted at flight test event)15% group flight test performance25% technical performance of team, weighted by contribution of each student based on SOFT reports from regular meetingsAerospace Systems Design Project 4S SIT4019Academic Session: 2013-14School: School of EngineeringCredits: 20Level: Level 4 (SCQF level 10)Typically Offered: Runs Throughout Semesters 1 and 2Available to Visiting Students: NoShort DescriptionThis project introduces a formal approach to systems engineering and provides the opportunity to apply this to the design and implementation of an aerospace system.  It gives teams of students the opportunity to develop a flight control system, bringing together topics taught in lecture courses on aerospace systems and instilling a capability to solve problems over the wide range of activities that go to make up a total design.TimetableNoneRequirements of EntryNoneENG4013 Aerospace Design Project 4ENG4014 Aerospace Design Project 4MSIT4010 Aerospace Design Project 4SAssessment60% group final report (to be submitted at flight test event)15% group flight test performance25% technical performance of team, weighted by contribution of each student based on SOFT reports from regular meetingsAircraft Performance 3 ENG3059Academic Session: 2013-14School: School of EngineeringCredits: 10Level: Level 4 (SCQF level 10)Typically Offered: Semester 1Available to Visiting Students: YesShort DescriptionThis course will equip the student with a robust theoretical basis for development of elementary concepts in aircraft performance.Timetabletwo lectures per week for 20 lecturesRequirements of EntryNoneAssessmentThe assessment is by exam The exam is at the end of the teaching session and is 2 hours in duration. The student will answer three questions. There will be an exam at the resit diet.','December','Engineering');">
            <text:p>INSERT INTO Course (Level,Semester,Credit,CourseId,Name,Description,EntryRequirements,Assessment,MainAssessment,School) VALUES ('4','1 &amp; 2','20','ENG4013','Aerospace Design Project 4 ','This project is based on the conceptual design of an aircraft to meet a general specification. <text:s/>As well as the technical aspects, the course develops transferable skills in project planning and execution.TimetableNone','NoneENG4014 Aerospace Design Project 4MSIT4010 Aerospace Design Project 4SSIT4019 Aerospace Systems Design Project 4S','35% group contribution to final report (to be submitted at final presentation)25% individual contribution to final report (to be submitted at final presentation)20% group final presentation (including response to questions)10% group interim report10% individual record book (to be submitted at final presentation)Aerospace Design Project 4M ENG4014Academic Session: 2013-14School: School of EngineeringCredits: 20Level: Level 4 (SCQF level 10)Typically Offered: Runs Throughout Semesters 1 and 2Available to Visiting Students: YesShort DescriptionThis project is based on the conceptual design of an aircraft to meet a general specification and to explore the adaptation of an existing aircraft to new functions. As well as the technical aspects, the course develops transferable skills in project planning and execution.TimetableNoneRequirements of EntryNoneENG4013 Aerospace Design Project 4SIT4010 Aerospace Design Project 4SSIT4019 Aerospace Systems Design Project 4SAssessment35% group contribution to final report (to be submitted at final presentation)25% individual contribution to final report (to be submitted at final presentation)20% group final presentation (including response to questions)10% group interim report10% individual record book (to be submitted at final presentation)Aerospace Design Project 4S SIT4010Academic Session: 2013-14School: School of EngineeringCredits: 20Level: Level 4 (SCQF level 10)Typically Offered: Runs Throughout Semesters 1 and 2Available to Visiting Students: NoShort DescriptionThis project is based on the conceptual design of an aircraft to meet a general specification. As well as the technical aspects, the course develops transferable skills in project planning and execution.TimetableNoneRequirements of EntryNoneENG4013 Aerospace Design Project 4ENG4014 Aerospace Design Project 4MSIT4019 Aerospace Systems Design Project 4SAssessment35% group contribution to final report (to be submitted at final presentation)25% individual contribution to final report (to be submitted at final presentation)20% group final presentation (including response to questions)10% group interim report10% individual record book (to be submitted at final presentation)Aerospace Systems Design Project 4 ENG4012Academic Session: 2013-14School: School of EngineeringCredits: 20Level: Level 4 (SCQF level 10)Typically Offered: Semester 2Available to Visiting Students: NoShort DescriptionThis project introduces a formal approach to systems engineering and provides the opportunity to apply this to the design and implementation of an aerospace system. It gives teams of students the opportunity to develop a flight control system, bringing together topics taught in lecture courses on aerospace systems and instilling a capability to solve problems over the wide range of activities that go to make up a total design.TimetableNoneRequirements of EntryNoneENG4014 Aerospace Design Project 4MSIT4010 Aerospace Design Project 4SSIT4019 Aerospace Systems Design Project 4SAssessment60% group final report (to be submitted at flight test event)15% group flight test performance25% technical performance of team, weighted by contribution of each student based on SOFT reports from regular meetingsAerospace Systems Design Project 4S SIT4019Academic Session: 2013-14School: School of EngineeringCredits: 20Level: Level 4 (SCQF level 10)Typically Offered: Runs Throughout Semesters 1 and 2Available to Visiting Students: NoShort DescriptionThis project introduces a formal approach to systems engineering and provides the opportunity to apply this to the design and implementation of an aerospace system. <text:s/>It gives teams of students the opportunity to develop a flight control system, bringing together topics taught in lecture courses on aerospace systems and instilling a capability to solve problems over the wide range of activities that go to make up a total design.TimetableNoneRequirements of EntryNoneENG4013 Aerospace Design Project 4ENG4014 Aerospace Design Project 4MSIT4010 Aerospace Design Project 4SAssessment60% group final report (to be submitted at flight test event)15% group flight test performance25% technical performance of team, weighted by contribution of each student based on SOFT reports from regular meetingsAircraft Performance 3 ENG3059Academic Session: 2013-14School: School of EngineeringCredits: 10Level: Level 4 (SCQF level 10)Typically Offered: Semester 1Available to Visiting Students: YesShort DescriptionThis course will equip the student with a robust theoretical basis for development of elementary concepts in aircraft performance.Timetabletwo lectures per week for 20 lecturesRequirements of EntryNoneAssessmentThe assessment is by exam The exam is at the end of the teaching session and is 2 hours in duration. The student will answer three questions. There will be an exam at the resit diet.','December','Engineering');</text:p>
          </table:table-cell>
        </table:table-row>
        <table:table-row table:style-name="ro4" table:number-rows-repeated="1048268">
          <table:table-cell table:number-columns-repeated="12"/>
        </table:table-row>
        <table:table-row table:style-name="ro4">
          <table:table-cell table:number-columns-repeated="12"/>
        </table:table-row>
      </table:table>
      <table:table table:name="CourseListHasCourse" table:style-name="ta1" table:print="false">
        <table:table-column table:style-name="co7" table:default-cell-style-name="Default"/>
        <table:table-column table:style-name="co8" table:default-cell-style-name="Default"/>
        <table:table-column table:style-name="co9" table:default-cell-style-name="Default"/>
        <table:table-column table:style-name="co1" table:number-columns-repeated="3" table:default-cell-style-name="Default"/>
        <table:table-row table:style-name="ro1">
          <table:table-cell office:value-type="string">
            <text:p>CourseListHasCourse</text:p>
          </table:table-cell>
          <table:table-cell table:number-columns-repeated="5"/>
        </table:table-row>
        <table:table-row table:style-name="ro1">
          <table:table-cell office:value-type="string">
            <text:p>CourseListHasCourseId</text:p>
          </table:table-cell>
          <table:table-cell office:value-type="string">
            <text:p>Degree</text:p>
          </table:table-cell>
          <table:table-cell office:value-type="string">
            <text:p>CourseId</text:p>
          </table:table-cell>
          <table:table-cell table:number-columns-repeated="3"/>
        </table:table-row>
        <table:table-row table:style-name="ro1">
          <table:table-cell office:value-type="float" office:value="1">
            <text:p>1</text:p>
          </table:table-cell>
          <table:table-cell office:value-type="string">
            <text:p>English Literature</text:p>
          </table:table-cell>
          <table:table-cell office:value-type="string">
            <text:p>ENGLANG3012</text:p>
          </table:table-cell>
          <table:table-cell table:number-columns-repeated="2"/>
          <table:table-cell table:formula="of:=CONCATENATE(&quot;INSERT INTO &quot;;[.$A$1];&quot; (&quot;;[.$A$2];&quot;,&quot;;[.$B$2];&quot;,&quot;;[.$C$2];&quot;) VALUES ('&quot;;[.A3];&quot;','&quot;;[.B3];&quot;','&quot;;[.C3];&quot;');&quot;)" office:value-type="string" office:string-value="INSERT INTO CourseListHasCourse (CourseListHasCourseId,Degree,CourseId) VALUES ('1','English Literature','ENGLANG3012');">
            <text:p>INSERT INTO CourseListHasCourse (CourseListHasCourseId,Degree,CourseId) VALUES ('1','English Literature','ENGLANG3012');</text:p>
          </table:table-cell>
        </table:table-row>
        <table:table-row table:style-name="ro1">
          <table:table-cell office:value-type="float" office:value="2">
            <text:p>2</text:p>
          </table:table-cell>
          <table:table-cell office:value-type="string">
            <text:p>Computer Science</text:p>
          </table:table-cell>
          <table:table-cell office:value-type="string">
            <text:p>Compsci2438</text:p>
          </table:table-cell>
          <table:table-cell table:number-columns-repeated="2"/>
          <table:table-cell table:formula="of:=CONCATENATE(&quot;INSERT INTO &quot;;[.$A$1];&quot; (&quot;;[.$A$2];&quot;,&quot;;[.$B$2];&quot;,&quot;;[.$C$2];&quot;) VALUES ('&quot;;[.A4];&quot;','&quot;;[.B4];&quot;','&quot;;[.C4];&quot;');&quot;)" office:value-type="string" office:string-value="INSERT INTO CourseListHasCourse (CourseListHasCourseId,Degree,CourseId) VALUES ('2','Computer Science','Compsci2438');">
            <text:p>INSERT INTO CourseListHasCourse (CourseListHasCourseId,Degree,CourseId) VALUES ('2','Computer Science','Compsci2438');</text:p>
          </table:table-cell>
        </table:table-row>
        <table:table-row table:style-name="ro1">
          <table:table-cell office:value-type="float" office:value="3">
            <text:p>3</text:p>
          </table:table-cell>
          <table:table-cell office:value-type="string">
            <text:p>Mechanical Engineering</text:p>
          </table:table-cell>
          <table:table-cell office:value-type="string">
            <text:p>ENG4425</text:p>
          </table:table-cell>
          <table:table-cell table:number-columns-repeated="2"/>
          <table:table-cell table:formula="of:=CONCATENATE(&quot;INSERT INTO &quot;;[.$A$1];&quot; (&quot;;[.$A$2];&quot;,&quot;;[.$B$2];&quot;,&quot;;[.$C$2];&quot;) VALUES ('&quot;;[.A5];&quot;','&quot;;[.B5];&quot;','&quot;;[.C5];&quot;');&quot;)" office:value-type="string" office:string-value="INSERT INTO CourseListHasCourse (CourseListHasCourseId,Degree,CourseId) VALUES ('3','Mechanical Engineering','ENG4425');">
            <text:p>INSERT INTO CourseListHasCourse (CourseListHasCourseId,Degree,CourseId) VALUES ('3','Mechanical Engineering','ENG4425');</text:p>
          </table:table-cell>
        </table:table-row>
        <table:table-row table:style-name="ro1">
          <table:table-cell office:value-type="float" office:value="4">
            <text:p>4</text:p>
          </table:table-cell>
          <table:table-cell office:value-type="string">
            <text:p>Electronic and Software Engineering</text:p>
          </table:table-cell>
          <table:table-cell office:value-type="string">
            <text:p>Compsci2436</text:p>
          </table:table-cell>
          <table:table-cell table:number-columns-repeated="2"/>
          <table:table-cell table:formula="of:=CONCATENATE(&quot;INSERT INTO &quot;;[.$A$1];&quot; (&quot;;[.$A$2];&quot;,&quot;;[.$B$2];&quot;,&quot;;[.$C$2];&quot;) VALUES ('&quot;;[.A6];&quot;','&quot;;[.B6];&quot;','&quot;;[.C6];&quot;');&quot;)" office:value-type="string" office:string-value="INSERT INTO CourseListHasCourse (CourseListHasCourseId,Degree,CourseId) VALUES ('4','Electronic and Software Engineering','Compsci2436');">
            <text:p>INSERT INTO CourseListHasCourse (CourseListHasCourseId,Degree,CourseId) VALUES ('4','Electronic and Software Engineering','Compsci2436');</text:p>
          </table:table-cell>
        </table:table-row>
        <table:table-row table:style-name="ro1">
          <table:table-cell office:value-type="float" office:value="5">
            <text:p>5</text:p>
          </table:table-cell>
          <table:table-cell office:value-type="string">
            <text:p>Music</text:p>
          </table:table-cell>
          <table:table-cell office:value-type="string">
            <text:p>MUSIC1323</text:p>
          </table:table-cell>
          <table:table-cell table:number-columns-repeated="2"/>
          <table:table-cell table:formula="of:=CONCATENATE(&quot;INSERT INTO &quot;;[.$A$1];&quot; (&quot;;[.$A$2];&quot;,&quot;;[.$B$2];&quot;,&quot;;[.$C$2];&quot;) VALUES ('&quot;;[.A7];&quot;','&quot;;[.B7];&quot;','&quot;;[.C7];&quot;');&quot;)" office:value-type="string" office:string-value="INSERT INTO CourseListHasCourse (CourseListHasCourseId,Degree,CourseId) VALUES ('5','Music','MUSIC1323');">
            <text:p>INSERT INTO CourseListHasCourse (CourseListHasCourseId,Degree,CourseId) VALUES ('5','Music','MUSIC1323');</text:p>
          </table:table-cell>
        </table:table-row>
        <table:table-row table:style-name="ro1">
          <table:table-cell office:value-type="float" office:value="6">
            <text:p>6</text:p>
          </table:table-cell>
          <table:table-cell office:value-type="string">
            <text:p>English Literature</text:p>
          </table:table-cell>
          <table:table-cell office:value-type="string">
            <text:p>ENGLANG3014</text:p>
          </table:table-cell>
          <table:table-cell table:number-columns-repeated="2"/>
          <table:table-cell table:formula="of:=CONCATENATE(&quot;INSERT INTO &quot;;[.$A$1];&quot; (&quot;;[.$A$2];&quot;,&quot;;[.$B$2];&quot;,&quot;;[.$C$2];&quot;) VALUES ('&quot;;[.A8];&quot;','&quot;;[.B8];&quot;','&quot;;[.C8];&quot;');&quot;)" office:value-type="string" office:string-value="INSERT INTO CourseListHasCourse (CourseListHasCourseId,Degree,CourseId) VALUES ('6','English Literature','ENGLANG3014');">
            <text:p>INSERT INTO CourseListHasCourse (CourseListHasCourseId,Degree,CourseId) VALUES ('6','English Literature','ENGLANG3014');</text:p>
          </table:table-cell>
        </table:table-row>
        <table:table-row table:style-name="ro1">
          <table:table-cell office:value-type="float" office:value="7">
            <text:p>7</text:p>
          </table:table-cell>
          <table:table-cell office:value-type="string">
            <text:p>Computer Science</text:p>
          </table:table-cell>
          <table:table-cell office:value-type="string">
            <text:p>Compsci2438</text:p>
          </table:table-cell>
          <table:table-cell table:number-columns-repeated="2"/>
          <table:table-cell table:formula="of:=CONCATENATE(&quot;INSERT INTO &quot;;[.$A$1];&quot; (&quot;;[.$A$2];&quot;,&quot;;[.$B$2];&quot;,&quot;;[.$C$2];&quot;) VALUES ('&quot;;[.A9];&quot;','&quot;;[.B9];&quot;','&quot;;[.C9];&quot;');&quot;)" office:value-type="string" office:string-value="INSERT INTO CourseListHasCourse (CourseListHasCourseId,Degree,CourseId) VALUES ('7','Computer Science','Compsci2438');">
            <text:p>INSERT INTO CourseListHasCourse (CourseListHasCourseId,Degree,CourseId) VALUES ('7','Computer Science','Compsci2438');</text:p>
          </table:table-cell>
        </table:table-row>
        <table:table-row table:style-name="ro1">
          <table:table-cell office:value-type="float" office:value="8">
            <text:p>8</text:p>
          </table:table-cell>
          <table:table-cell office:value-type="string">
            <text:p>Mechanical Engineering</text:p>
          </table:table-cell>
          <table:table-cell office:value-type="string">
            <text:p>ENG4427</text:p>
          </table:table-cell>
          <table:table-cell table:number-columns-repeated="2"/>
          <table:table-cell table:formula="of:=CONCATENATE(&quot;INSERT INTO &quot;;[.$A$1];&quot; (&quot;;[.$A$2];&quot;,&quot;;[.$B$2];&quot;,&quot;;[.$C$2];&quot;) VALUES ('&quot;;[.A10];&quot;','&quot;;[.B10];&quot;','&quot;;[.C10];&quot;');&quot;)" office:value-type="string" office:string-value="INSERT INTO CourseListHasCourse (CourseListHasCourseId,Degree,CourseId) VALUES ('8','Mechanical Engineering','ENG4427');">
            <text:p>INSERT INTO CourseListHasCourse (CourseListHasCourseId,Degree,CourseId) VALUES ('8','Mechanical Engineering','ENG4427');</text:p>
          </table:table-cell>
        </table:table-row>
        <table:table-row table:style-name="ro1">
          <table:table-cell office:value-type="float" office:value="9">
            <text:p>9</text:p>
          </table:table-cell>
          <table:table-cell office:value-type="string">
            <text:p>Electronic and Software Engineering</text:p>
          </table:table-cell>
          <table:table-cell office:value-type="string">
            <text:p>Compsci2438</text:p>
          </table:table-cell>
          <table:table-cell table:number-columns-repeated="2"/>
          <table:table-cell table:formula="of:=CONCATENATE(&quot;INSERT INTO &quot;;[.$A$1];&quot; (&quot;;[.$A$2];&quot;,&quot;;[.$B$2];&quot;,&quot;;[.$C$2];&quot;) VALUES ('&quot;;[.A11];&quot;','&quot;;[.B11];&quot;','&quot;;[.C11];&quot;');&quot;)" office:value-type="string" office:string-value="INSERT INTO CourseListHasCourse (CourseListHasCourseId,Degree,CourseId) VALUES ('9','Electronic and Software Engineering','Compsci2438');">
            <text:p>INSERT INTO CourseListHasCourse (CourseListHasCourseId,Degree,CourseId) VALUES ('9','Electronic and Software Engineering','Compsci2438');</text:p>
          </table:table-cell>
        </table:table-row>
        <table:table-row table:style-name="ro1">
          <table:table-cell office:value-type="float" office:value="10">
            <text:p>10</text:p>
          </table:table-cell>
          <table:table-cell office:value-type="string">
            <text:p>Music</text:p>
          </table:table-cell>
          <table:table-cell office:value-type="string">
            <text:p>MUSIC1325</text:p>
          </table:table-cell>
          <table:table-cell table:number-columns-repeated="2"/>
          <table:table-cell table:formula="of:=CONCATENATE(&quot;INSERT INTO &quot;;[.$A$1];&quot; (&quot;;[.$A$2];&quot;,&quot;;[.$B$2];&quot;,&quot;;[.$C$2];&quot;) VALUES ('&quot;;[.A12];&quot;','&quot;;[.B12];&quot;','&quot;;[.C12];&quot;');&quot;)" office:value-type="string" office:string-value="INSERT INTO CourseListHasCourse (CourseListHasCourseId,Degree,CourseId) VALUES ('10','Music','MUSIC1325');">
            <text:p>INSERT INTO CourseListHasCourse (CourseListHasCourseId,Degree,CourseId) VALUES ('10','Music','MUSIC1325');</text:p>
          </table:table-cell>
        </table:table-row>
      </table:table>
      <table:table table:name="Degree" table:style-name="ta1" table:print="false">
        <table:table-column table:style-name="co8" table:default-cell-style-name="Default"/>
        <table:table-column table:style-name="co25" table:default-cell-style-name="Default"/>
        <table:table-column table:style-name="co39" table:default-cell-style-name="Default"/>
        <table:table-column table:style-name="co1" table:number-columns-repeated="3" table:default-cell-style-name="Default"/>
        <table:table-row table:style-name="ro1">
          <table:table-cell office:value-type="string">
            <text:p>Degree</text:p>
          </table:table-cell>
          <table:table-cell table:number-columns-repeated="5"/>
        </table:table-row>
        <table:table-row table:style-name="ro1">
          <table:table-cell office:value-type="string">
            <text:p>Name</text:p>
          </table:table-cell>
          <table:table-cell office:value-type="string">
            <text:p>School</text:p>
          </table:table-cell>
          <table:table-cell office:value-type="string">
            <text:p>Years</text:p>
          </table:table-cell>
          <table:table-cell office:value-type="string">
            <text:p>DegreeType</text:p>
          </table:table-cell>
          <table:table-cell table:number-columns-repeated="2"/>
        </table:table-row>
        <table:table-row table:style-name="ro1">
          <table:table-cell office:value-type="string">
            <text:p>English Literature</text:p>
          </table:table-cell>
          <table:table-cell office:value-type="string">
            <text:p>Critical Studies</text:p>
          </table:table-cell>
          <table:table-cell office:value-type="float" office:value="4">
            <text:p>4</text:p>
          </table:table-cell>
          <table:table-cell office:value-type="string">
            <text:p>BA</text:p>
          </table:table-cell>
          <table:table-cell/>
          <table:table-cell table:formula="of:=CONCATENATE(&quot;INSERT INTO &quot;;[.$A$1];&quot; (&quot;;[.$A$2];&quot;,&quot;;[.$B$2];&quot;,&quot;;[.$C$2];&quot;,&quot;;[.$D$2];&quot;) values ('&quot;;[.A3];&quot;','&quot;;[.B3];&quot;','&quot;;[.C3];&quot;','&quot;;[.D3];&quot;');&quot;)" office:value-type="string" office:string-value="INSERT INTO Degree (Name,School,Years,DegreeType) values ('English Literature','Critical Studies','4','BA');">
            <text:p>INSERT INTO Degree (Name,School,Years,DegreeType) values ('English Literature','Critical Studies','4','BA');</text:p>
          </table:table-cell>
        </table:table-row>
        <table:table-row table:style-name="ro1">
          <table:table-cell table:number-columns-repeated="2" office:value-type="string">
            <text:p>Computing Science</text:p>
          </table:table-cell>
          <table:table-cell office:value-type="float" office:value="4">
            <text:p>4</text:p>
          </table:table-cell>
          <table:table-cell table:formula="of:=&quot;BEng&quot;" office:value-type="string" office:string-value="BEng">
            <text:p>BEng</text:p>
          </table:table-cell>
          <table:table-cell/>
          <table:table-cell table:formula="of:=CONCATENATE(&quot;INSERT INTO &quot;;[.$A$1];&quot; (&quot;;[.$A$2];&quot;,&quot;;[.$B$2];&quot;,&quot;;[.$C$2];&quot;,&quot;;[.$D$2];&quot;) values ('&quot;;[.A4];&quot;','&quot;;[.B4];&quot;','&quot;;[.C4];&quot;','&quot;;[.D4];&quot;');&quot;)" office:value-type="string" office:string-value="INSERT INTO Degree (Name,School,Years,DegreeType) values ('Computing Science','Computing Science','4','BEng');">
            <text:p>INSERT INTO Degree (Name,School,Years,DegreeType) values ('Computing Science','Computing Science','4','BEng');</text:p>
          </table:table-cell>
        </table:table-row>
        <table:table-row table:style-name="ro1">
          <table:table-cell office:value-type="string">
            <text:p>Mechanical Engineering</text:p>
          </table:table-cell>
          <table:table-cell office:value-type="string">
            <text:p>Engineering</text:p>
          </table:table-cell>
          <table:table-cell office:value-type="float" office:value="4">
            <text:p>4</text:p>
          </table:table-cell>
          <table:table-cell table:formula="of:=&quot;BSci&quot;" office:value-type="string" office:string-value="BSci">
            <text:p>BSci</text:p>
          </table:table-cell>
          <table:table-cell/>
          <table:table-cell table:formula="of:=CONCATENATE(&quot;INSERT INTO &quot;;[.$A$1];&quot; (&quot;;[.$A$2];&quot;,&quot;;[.$B$2];&quot;,&quot;;[.$C$2];&quot;,&quot;;[.$D$2];&quot;) values ('&quot;;[.A5];&quot;','&quot;;[.B5];&quot;','&quot;;[.C5];&quot;','&quot;;[.D5];&quot;');&quot;)" office:value-type="string" office:string-value="INSERT INTO Degree (Name,School,Years,DegreeType) values ('Mechanical Engineering','Engineering','4','BSci');">
            <text:p>INSERT INTO Degree (Name,School,Years,DegreeType) values ('Mechanical Engineering','Engineering','4','BSci');</text:p>
          </table:table-cell>
        </table:table-row>
        <table:table-row table:style-name="ro1">
          <table:table-cell office:value-type="string">
            <text:p>Electronic and Software Engineering</text:p>
          </table:table-cell>
          <table:table-cell office:value-type="string">
            <text:p>Engineering</text:p>
          </table:table-cell>
          <table:table-cell office:value-type="float" office:value="4">
            <text:p>4</text:p>
          </table:table-cell>
          <table:table-cell table:formula="of:=&quot;BEng&quot;" office:value-type="string" office:string-value="BEng">
            <text:p>BEng</text:p>
          </table:table-cell>
          <table:table-cell/>
          <table:table-cell table:formula="of:=CONCATENATE(&quot;INSERT INTO &quot;;[.$A$1];&quot; (&quot;;[.$A$2];&quot;,&quot;;[.$B$2];&quot;,&quot;;[.$C$2];&quot;,&quot;;[.$D$2];&quot;) values ('&quot;;[.A6];&quot;','&quot;;[.B6];&quot;','&quot;;[.C6];&quot;','&quot;;[.D6];&quot;');&quot;)" office:value-type="string" office:string-value="INSERT INTO Degree (Name,School,Years,DegreeType) values ('Electronic and Software Engineering','Engineering','4','BEng');">
            <text:p>INSERT INTO Degree (Name,School,Years,DegreeType) values ('Electronic and Software Engineering','Engineering','4','BEng');</text:p>
          </table:table-cell>
        </table:table-row>
        <table:table-row table:style-name="ro1">
          <table:table-cell office:value-type="string">
            <text:p>Music</text:p>
          </table:table-cell>
          <table:table-cell office:value-type="string">
            <text:p>Culture and Creative Arts</text:p>
          </table:table-cell>
          <table:table-cell office:value-type="float" office:value="4">
            <text:p>4</text:p>
          </table:table-cell>
          <table:table-cell office:value-type="string">
            <text:p>BA</text:p>
          </table:table-cell>
          <table:table-cell/>
          <table:table-cell table:formula="of:=CONCATENATE(&quot;INSERT INTO &quot;;[.$A$1];&quot; (&quot;;[.$A$2];&quot;,&quot;;[.$B$2];&quot;,&quot;;[.$C$2];&quot;,&quot;;[.$D$2];&quot;) values ('&quot;;[.A7];&quot;','&quot;;[.B7];&quot;','&quot;;[.C7];&quot;','&quot;;[.D7];&quot;');&quot;)" office:value-type="string" office:string-value="INSERT INTO Degree (Name,School,Years,DegreeType) values ('Music','Culture and Creative Arts','4','BA');">
            <text:p>INSERT INTO Degree (Name,School,Years,DegreeType) values ('Music','Culture and Creative Arts','4','BA');</text:p>
          </table:table-cell>
        </table:table-row>
        <table:table-row table:style-name="ro1">
          <table:table-cell office:value-type="string">
            <text:p>Software Engineering</text:p>
          </table:table-cell>
          <table:table-cell office:value-type="string">
            <text:p>Computing Science</text:p>
          </table:table-cell>
          <table:table-cell office:value-type="float" office:value="5">
            <text:p>5</text:p>
          </table:table-cell>
          <table:table-cell table:formula="of:=&quot;MSci&quot;" office:value-type="string" office:string-value="MSci">
            <text:p>MSci</text:p>
          </table:table-cell>
          <table:table-cell/>
          <table:table-cell table:formula="of:=CONCATENATE(&quot;INSERT INTO &quot;;[.$A$1];&quot; (&quot;;[.$A$2];&quot;,&quot;;[.$B$2];&quot;,&quot;;[.$C$2];&quot;,&quot;;[.$D$2];&quot;) values ('&quot;;[.A8];&quot;','&quot;;[.B8];&quot;','&quot;;[.C8];&quot;','&quot;;[.D8];&quot;');&quot;)" office:value-type="string" office:string-value="INSERT INTO Degree (Name,School,Years,DegreeType) values ('Software Engineering','Computing Science','5','MSci');">
            <text:p>INSERT INTO Degree (Name,School,Years,DegreeType) values ('Software Engineering','Computing Science','5','MSci');</text:p>
          </table:table-cell>
        </table:table-row>
      </table:table>
      <table:table table:name="DeptHead" table:style-name="ta1" table:print="false">
        <table:table-column table:style-name="co1" table:number-columns-repeated="2" table:default-cell-style-name="Default"/>
        <table:table-column table:style-name="co12" table:default-cell-style-name="Default"/>
        <table:table-column table:style-name="co2" table:default-cell-style-name="Default"/>
        <table:table-row table:style-name="ro1">
          <table:table-cell office:value-type="string">
            <text:p>DeptHead</text:p>
          </table:table-cell>
          <table:table-cell/>
          <table:table-cell table:number-columns-repeated="2"/>
        </table:table-row>
        <table:table-row table:style-name="ro1">
          <table:table-cell office:value-type="string">
            <text:p>StaffId</text:p>
          </table:table-cell>
          <table:table-cell office:value-type="string">
            <text:p>Year</text:p>
          </table:table-cell>
          <table:table-cell table:number-columns-repeated="2"/>
        </table:table-row>
        <table:table-row table:style-name="ro1">
          <table:table-cell office:value-type="float" office:value="3435232">
            <text:p>3435232</text:p>
          </table:table-cell>
          <table:table-cell office:value-type="float" office:value="1">
            <text:p>1</text:p>
          </table:table-cell>
          <table:table-cell/>
          <table:table-cell table:formula="of:=CONCATENATE(&quot;INSERT INTO &quot;;[.$A$1];&quot; (&quot;;[.$A$2];&quot;,&quot;;[.$B$2];&quot;) VALUES ('&quot;;[.A3];&quot;','&quot;;[.B3];&quot;');&quot;)" office:value-type="string" office:string-value="INSERT INTO DeptHead (StaffId,Year) VALUES ('3435232','1');">
            <text:p>INSERT INTO DeptHead (StaffId,Year) VALUES ('3435232','1');</text:p>
          </table:table-cell>
        </table:table-row>
        <table:table-row table:style-name="ro1">
          <table:table-cell office:value-type="float" office:value="4533531">
            <text:p>4533531</text:p>
          </table:table-cell>
          <table:table-cell office:value-type="float" office:value="2">
            <text:p>2</text:p>
          </table:table-cell>
          <table:table-cell/>
          <table:table-cell table:formula="of:=CONCATENATE(&quot;INSERT INTO &quot;;[.$A$1];&quot; (&quot;;[.$A$2];&quot;,&quot;;[.$B$2];&quot;) VALUES ('&quot;;[.A4];&quot;','&quot;;[.B4];&quot;');&quot;)" office:value-type="string" office:string-value="INSERT INTO DeptHead (StaffId,Year) VALUES ('4533531','2');">
            <text:p>INSERT INTO DeptHead (StaffId,Year) VALUES ('4533531','2');</text:p>
          </table:table-cell>
        </table:table-row>
        <table:table-row table:style-name="ro1">
          <table:table-cell office:value-type="float" office:value="5345331">
            <text:p>5345331</text:p>
          </table:table-cell>
          <table:table-cell office:value-type="float" office:value="3">
            <text:p>3</text:p>
          </table:table-cell>
          <table:table-cell/>
          <table:table-cell table:formula="of:=CONCATENATE(&quot;INSERT INTO &quot;;[.$A$1];&quot; (&quot;;[.$A$2];&quot;,&quot;;[.$B$2];&quot;) VALUES ('&quot;;[.A5];&quot;','&quot;;[.B5];&quot;');&quot;)" office:value-type="string" office:string-value="INSERT INTO DeptHead (StaffId,Year) VALUES ('5345331','3');">
            <text:p>INSERT INTO DeptHead (StaffId,Year) VALUES ('5345331','3');</text:p>
          </table:table-cell>
        </table:table-row>
        <table:table-row table:style-name="ro1">
          <table:table-cell office:value-type="float" office:value="9023403">
            <text:p>9023403</text:p>
          </table:table-cell>
          <table:table-cell office:value-type="float" office:value="4">
            <text:p>4</text:p>
          </table:table-cell>
          <table:table-cell/>
          <table:table-cell table:formula="of:=CONCATENATE(&quot;INSERT INTO &quot;;[.$A$1];&quot; (&quot;;[.$A$2];&quot;,&quot;;[.$B$2];&quot;) VALUES ('&quot;;[.A6];&quot;','&quot;;[.B6];&quot;');&quot;)" office:value-type="string" office:string-value="INSERT INTO DeptHead (StaffId,Year) VALUES ('9023403','4');">
            <text:p>INSERT INTO DeptHead (StaffId,Year) VALUES ('9023403','4');</text:p>
          </table:table-cell>
        </table:table-row>
      </table:table>
      <table:table table:name="School" table:style-name="ta1" table:print="false">
        <table:table-column table:style-name="co12" table:default-cell-style-name="Default"/>
        <table:table-column table:style-name="co2" table:default-cell-style-name="Default"/>
        <table:table-column table:style-name="co1" table:number-columns-repeated="2" table:default-cell-style-name="Default"/>
        <table:table-row table:style-name="ro1">
          <table:table-cell office:value-type="string">
            <text:p>School</text:p>
          </table:table-cell>
          <table:table-cell table:number-columns-repeated="3"/>
        </table:table-row>
        <table:table-row table:style-name="ro1">
          <table:table-cell office:value-type="string">
            <text:p>Name</text:p>
          </table:table-cell>
          <table:table-cell office:value-type="string">
            <text:p>College</text:p>
          </table:table-cell>
          <table:table-cell table:number-columns-repeated="2"/>
        </table:table-row>
        <table:table-row table:style-name="ro1">
          <table:table-cell office:value-type="string">
            <text:p>Engineering</text:p>
          </table:table-cell>
          <table:table-cell office:value-type="string">
            <text:p>Science and Engineering</text:p>
          </table:table-cell>
          <table:table-cell/>
          <table:table-cell table:formula="of:=CONCATENATE(&quot;INSERT INTO &quot;;[.$A$1];&quot; (&quot;;[.$A$2];&quot;,&quot;;[.$B$2];&quot;) VALUES ('&quot;;[.A3];&quot;','&quot;;[.B3];&quot;');&quot;)" office:value-type="string" office:string-value="INSERT INTO School (Name,College) VALUES ('Engineering','Science and Engineering');">
            <text:p>INSERT INTO School (Name,College) VALUES ('Engineering','Science and Engineering');</text:p>
          </table:table-cell>
        </table:table-row>
        <table:table-row table:style-name="ro1">
          <table:table-cell office:value-type="string">
            <text:p>Computing Science</text:p>
          </table:table-cell>
          <table:table-cell office:value-type="string">
            <text:p>Science and Engineering</text:p>
          </table:table-cell>
          <table:table-cell/>
          <table:table-cell table:formula="of:=CONCATENATE(&quot;INSERT INTO &quot;;[.$A$1];&quot; (&quot;;[.$A$2];&quot;,&quot;;[.$B$2];&quot;) VALUES ('&quot;;[.A4];&quot;','&quot;;[.B4];&quot;');&quot;)" office:value-type="string" office:string-value="INSERT INTO School (Name,College) VALUES ('Computing Science','Science and Engineering');">
            <text:p>INSERT INTO School (Name,College) VALUES ('Computing Science','Science and Engineering');</text:p>
          </table:table-cell>
        </table:table-row>
        <table:table-row table:style-name="ro1">
          <table:table-cell office:value-type="string">
            <text:p>Culture and Creative Arts</text:p>
          </table:table-cell>
          <table:table-cell office:value-type="string">
            <text:p>Arts</text:p>
          </table:table-cell>
          <table:table-cell/>
          <table:table-cell table:formula="of:=CONCATENATE(&quot;INSERT INTO &quot;;[.$A$1];&quot; (&quot;;[.$A$2];&quot;,&quot;;[.$B$2];&quot;) VALUES ('&quot;;[.A5];&quot;','&quot;;[.B5];&quot;');&quot;)" office:value-type="string" office:string-value="INSERT INTO School (Name,College) VALUES ('Culture and Creative Arts','Arts');">
            <text:p>INSERT INTO School (Name,College) VALUES ('Culture and Creative Arts','Arts');</text:p>
          </table:table-cell>
        </table:table-row>
        <table:table-row table:style-name="ro1">
          <table:table-cell office:value-type="string">
            <text:p>Critical Studies</text:p>
          </table:table-cell>
          <table:table-cell office:value-type="string">
            <text:p>Arts</text:p>
          </table:table-cell>
          <table:table-cell/>
          <table:table-cell table:formula="of:=CONCATENATE(&quot;INSERT INTO &quot;;[.$A$1];&quot; (&quot;;[.$A$2];&quot;,&quot;;[.$B$2];&quot;) VALUES ('&quot;;[.A6];&quot;','&quot;;[.B6];&quot;');&quot;)" office:value-type="string" office:string-value="INSERT INTO School (Name,College) VALUES ('Critical Studies','Arts');">
            <text:p>INSERT INTO School (Name,College) VALUES ('Critical Studies','Arts');</text:p>
          </table:table-cell>
        </table:table-row>
      </table:table>
      <table:table table:name="Student" table:style-name="ta1" table:print="false">
        <table:table-column table:style-name="co19" table:default-cell-style-name="Default"/>
        <table:table-column table:style-name="co20" table:default-cell-style-name="Default"/>
        <table:table-column table:style-name="co20" table:default-cell-style-name="ce2"/>
        <table:table-column table:style-name="co16" table:default-cell-style-name="Default"/>
        <table:table-column table:style-name="co12" table:default-cell-style-name="Default"/>
        <table:table-column table:style-name="co1" table:default-cell-style-name="Default"/>
        <table:table-column table:style-name="co21" table:default-cell-style-name="Default"/>
        <table:table-column table:style-name="co22" table:default-cell-style-name="Default"/>
        <table:table-column table:style-name="co8" table:default-cell-style-name="Default"/>
        <table:table-column table:style-name="co1" table:number-columns-repeated="2" table:default-cell-style-name="Default"/>
        <table:table-column table:style-name="co24" table:default-cell-style-name="Default"/>
        <table:table-column table:style-name="co26" table:default-cell-style-name="Default"/>
        <table:table-row table:style-name="ro1">
          <table:table-cell office:value-type="string">
            <text:p>Student</text:p>
          </table:table-cell>
          <table:table-cell/>
          <table:table-cell table:style-name="Default"/>
          <table:table-cell table:number-columns-repeated="10"/>
        </table:table-row>
        <table:table-row table:style-name="ro3">
          <table:table-cell office:value-type="string">
            <text:p>Matric</text:p>
          </table:table-cell>
          <table:table-cell office:value-type="string">
            <text:p>Username</text:p>
          </table:table-cell>
          <table:table-cell table:style-name="Default" office:value-type="string">
            <text:p>Email</text:p>
          </table:table-cell>
          <table:table-cell table:formula="of:=&quot;password&quot;" office:value-type="string" office:string-value="password">
            <text:p>password</text:p>
          </table:table-cell>
          <table:table-cell office:value-type="string">
            <text:p>Forename</text:p>
          </table:table-cell>
          <table:table-cell office:value-type="string">
            <text:p>Surname</text:p>
          </table:table-cell>
          <table:table-cell office:value-type="string">
            <text:p>Year</text:p>
          </table:table-cell>
          <table:table-cell office:value-type="string">
            <text:p>StaffId</text:p>
          </table:table-cell>
          <table:table-cell office:value-type="string">
            <text:p>Degree</text:p>
          </table:table-cell>
          <table:table-cell office:value-type="string">
            <text:p>Salt</text:p>
          </table:table-cell>
          <table:table-cell table:number-columns-repeated="3"/>
        </table:table-row>
        <table:table-row table:style-name="ro1">
          <table:table-cell office:value-type="float" office:value="3000001">
            <text:p>3000001</text:p>
          </table:table-cell>
          <table:table-cell table:formula="of:=CONCATENATE([.A3];MID([.F3];1;1))" office:value-type="string" office:string-value="3000001B">
            <text:p>3000001B</text:p>
          </table:table-cell>
          <table:table-cell table:formula="of:=CONCATENATE([.A3];MID([.F3];1;1); &quot;@student.gla.ac.uk&quot;)" office:value-type="string" office:string-value="3000001B@student.gla.ac.uk">
            <text:p>3000001B@student.gla.ac.uk</text:p>
          </table:table-cell>
          <table:table-cell table:formula="of:=&quot;password&quot;" office:value-type="string" office:string-value="password">
            <text:p>password</text:p>
          </table:table-cell>
          <table:table-cell office:value-type="string">
            <text:p>Steven</text:p>
          </table:table-cell>
          <table:table-cell office:value-type="string">
            <text:p>Bell</text:p>
          </table:table-cell>
          <table:table-cell office:value-type="float" office:value="2">
            <text:p>2</text:p>
          </table:table-cell>
          <table:table-cell office:value-type="float" office:value="5462624">
            <text:p>5462624</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3];&quot;','&quot;;[.B3];&quot;','&quot;;[.C3];&quot;','&quot;;[.D3];&quot;','&quot;;[.E3];&quot;','&quot;;[.F3];&quot;','&quot;;[.G3];&quot;','&quot;;[.H3];&quot;','&quot;;[.I3];&quot;','&quot;;[.J3];&quot;');&quot;)" office:value-type="string" office:string-value="INSERT INTO Student (Matric,Username,Email,password,Forename,Surname,Year,StaffId,Degree,Salt) VALUES ('3000001','3000001B','3000001B@student.gla.ac.uk','password','Steven','Bell','2','5462624','Computing Science','');">
            <text:p>INSERT INTO Student (Matric,Username,Email,password,Forename,Surname,Year,StaffId,Degree,Salt) VALUES ('3000001','3000001B','3000001B@student.gla.ac.uk','password','Steven','Bell','2','5462624','Computing Science','');</text:p>
          </table:table-cell>
        </table:table-row>
        <table:table-row table:style-name="ro1">
          <table:table-cell office:value-type="float" office:value="3000002">
            <text:p>3000002</text:p>
          </table:table-cell>
          <table:table-cell table:formula="of:=CONCATENATE([.A4];MID([.F4];1;1))" office:value-type="string" office:string-value="3000002H">
            <text:p>3000002H</text:p>
          </table:table-cell>
          <table:table-cell table:formula="of:=CONCATENATE([.A4];MID([.F4];1;1); &quot;@student.gla.ac.uk&quot;)" office:value-type="string" office:string-value="3000002H@student.gla.ac.uk">
            <text:p>3000002H@student.gla.ac.uk</text:p>
          </table:table-cell>
          <table:table-cell table:formula="of:=&quot;password&quot;" office:value-type="string" office:string-value="password">
            <text:p>password</text:p>
          </table:table-cell>
          <table:table-cell office:value-type="string">
            <text:p>Ben</text:p>
          </table:table-cell>
          <table:table-cell office:value-type="string">
            <text:p>Harris</text:p>
          </table:table-cell>
          <table:table-cell office:value-type="float" office:value="3">
            <text:p>3</text:p>
          </table:table-cell>
          <table:table-cell office:value-type="float" office:value="5498923">
            <text:p>5498923</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4];&quot;','&quot;;[.B4];&quot;','&quot;;[.C4];&quot;','&quot;;[.D4];&quot;','&quot;;[.E4];&quot;','&quot;;[.F4];&quot;','&quot;;[.G4];&quot;','&quot;;[.H4];&quot;','&quot;;[.I4];&quot;','&quot;;[.J4];&quot;');&quot;)" office:value-type="string" office:string-value="INSERT INTO Student (Matric,Username,Email,password,Forename,Surname,Year,StaffId,Degree,Salt) VALUES ('3000002','3000002H','3000002H@student.gla.ac.uk','password','Ben','Harris','3','5498923','Software Engineering','');">
            <text:p>INSERT INTO Student (Matric,Username,Email,password,Forename,Surname,Year,StaffId,Degree,Salt) VALUES ('3000002','3000002H','3000002H@student.gla.ac.uk','password','Ben','Harris','3','5498923','Software Engineering','');</text:p>
          </table:table-cell>
        </table:table-row>
        <table:table-row table:style-name="ro1">
          <table:table-cell office:value-type="float" office:value="3000003">
            <text:p>3000003</text:p>
          </table:table-cell>
          <table:table-cell table:formula="of:=CONCATENATE([.A5];MID([.F5];1;1))" office:value-type="string" office:string-value="3000003J">
            <text:p>3000003J</text:p>
          </table:table-cell>
          <table:table-cell table:formula="of:=CONCATENATE([.A5];MID([.F5];1;1); &quot;@student.gla.ac.uk&quot;)" office:value-type="string" office:string-value="3000003J@student.gla.ac.uk">
            <text:p>3000003J@student.gla.ac.uk</text:p>
          </table:table-cell>
          <table:table-cell table:formula="of:=&quot;password&quot;" office:value-type="string" office:string-value="password">
            <text:p>password</text:p>
          </table:table-cell>
          <table:table-cell office:value-type="string">
            <text:p>Sarah</text:p>
          </table:table-cell>
          <table:table-cell office:value-type="string">
            <text:p>Jane</text:p>
          </table:table-cell>
          <table:table-cell office:value-type="float" office:value="1">
            <text:p>1</text:p>
          </table:table-cell>
          <table:table-cell office:value-type="float" office:value="3423432">
            <text:p>3423432</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5];&quot;','&quot;;[.B5];&quot;','&quot;;[.C5];&quot;','&quot;;[.D5];&quot;','&quot;;[.E5];&quot;','&quot;;[.F5];&quot;','&quot;;[.G5];&quot;','&quot;;[.H5];&quot;','&quot;;[.I5];&quot;','&quot;;[.J5];&quot;');&quot;)" office:value-type="string" office:string-value="INSERT INTO Student (Matric,Username,Email,password,Forename,Surname,Year,StaffId,Degree,Salt) VALUES ('3000003','3000003J','3000003J@student.gla.ac.uk','password','Sarah','Jane','1','3423432','Computing Science','');">
            <text:p>INSERT INTO Student (Matric,Username,Email,password,Forename,Surname,Year,StaffId,Degree,Salt) VALUES ('3000003','3000003J','3000003J@student.gla.ac.uk','password','Sarah','Jane','1','3423432','Computing Science','');</text:p>
          </table:table-cell>
        </table:table-row>
        <table:table-row table:style-name="ro1">
          <table:table-cell office:value-type="float" office:value="3000004">
            <text:p>3000004</text:p>
          </table:table-cell>
          <table:table-cell table:formula="of:=CONCATENATE([.A6];MID([.F6];1;1))" office:value-type="string" office:string-value="3000004S">
            <text:p>3000004S</text:p>
          </table:table-cell>
          <table:table-cell table:formula="of:=CONCATENATE([.A6];MID([.F6];1;1); &quot;@student.gla.ac.uk&quot;)" office:value-type="string" office:string-value="3000004S@student.gla.ac.uk">
            <text:p>3000004S@student.gla.ac.uk</text:p>
          </table:table-cell>
          <table:table-cell table:formula="of:=&quot;password&quot;" office:value-type="string" office:string-value="password">
            <text:p>password</text:p>
          </table:table-cell>
          <table:table-cell office:value-type="string">
            <text:p>Jim</text:p>
          </table:table-cell>
          <table:table-cell office:value-type="string">
            <text:p>Stephens</text:p>
          </table:table-cell>
          <table:table-cell office:value-type="float" office:value="2">
            <text:p>2</text:p>
          </table:table-cell>
          <table:table-cell office:value-type="float" office:value="3423432">
            <text:p>3423432</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6];&quot;','&quot;;[.B6];&quot;','&quot;;[.C6];&quot;','&quot;;[.D6];&quot;','&quot;;[.E6];&quot;','&quot;;[.F6];&quot;','&quot;;[.G6];&quot;','&quot;;[.H6];&quot;','&quot;;[.I6];&quot;','&quot;;[.J6];&quot;');&quot;)" office:value-type="string" office:string-value="INSERT INTO Student (Matric,Username,Email,password,Forename,Surname,Year,StaffId,Degree,Salt) VALUES ('3000004','3000004S','3000004S@student.gla.ac.uk','password','Jim','Stephens','2','3423432','Software Engineering','');">
            <text:p>INSERT INTO Student (Matric,Username,Email,password,Forename,Surname,Year,StaffId,Degree,Salt) VALUES ('3000004','3000004S','3000004S@student.gla.ac.uk','password','Jim','Stephens','2','3423432','Software Engineering','');</text:p>
          </table:table-cell>
        </table:table-row>
        <table:table-row table:style-name="ro1">
          <table:table-cell office:value-type="float" office:value="3000005">
            <text:p>3000005</text:p>
          </table:table-cell>
          <table:table-cell table:formula="of:=CONCATENATE([.A7];MID([.F7];1;1))" office:value-type="string" office:string-value="3000005M">
            <text:p>3000005M</text:p>
          </table:table-cell>
          <table:table-cell table:formula="of:=CONCATENATE([.A7];MID([.F7];1;1); &quot;@student.gla.ac.uk&quot;)" office:value-type="string" office:string-value="3000005M@student.gla.ac.uk">
            <text:p>3000005M@student.gla.ac.uk</text:p>
          </table:table-cell>
          <table:table-cell table:formula="of:=&quot;password&quot;" office:value-type="string" office:string-value="password">
            <text:p>password</text:p>
          </table:table-cell>
          <table:table-cell office:value-type="string">
            <text:p>Kyle</text:p>
          </table:table-cell>
          <table:table-cell office:value-type="string">
            <text:p>Marx</text:p>
          </table:table-cell>
          <table:table-cell office:value-type="float" office:value="3">
            <text:p>3</text:p>
          </table:table-cell>
          <table:table-cell office:value-type="float" office:value="6829432">
            <text:p>6829432</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7];&quot;','&quot;;[.B7];&quot;','&quot;;[.C7];&quot;','&quot;;[.D7];&quot;','&quot;;[.E7];&quot;','&quot;;[.F7];&quot;','&quot;;[.G7];&quot;','&quot;;[.H7];&quot;','&quot;;[.I7];&quot;','&quot;;[.J7];&quot;');&quot;)" office:value-type="string" office:string-value="INSERT INTO Student (Matric,Username,Email,password,Forename,Surname,Year,StaffId,Degree,Salt) VALUES ('3000005','3000005M','3000005M@student.gla.ac.uk','password','Kyle','Marx','3','6829432','Computing Science','');">
            <text:p>INSERT INTO Student (Matric,Username,Email,password,Forename,Surname,Year,StaffId,Degree,Salt) VALUES ('3000005','3000005M','3000005M@student.gla.ac.uk','password','Kyle','Marx','3','6829432','Computing Science','');</text:p>
          </table:table-cell>
        </table:table-row>
        <table:table-row table:style-name="ro1">
          <table:table-cell office:value-type="float" office:value="3000006">
            <text:p>3000006</text:p>
          </table:table-cell>
          <table:table-cell table:formula="of:=CONCATENATE([.A8];MID([.F8];1;1))" office:value-type="string" office:string-value="3000006M">
            <text:p>3000006M</text:p>
          </table:table-cell>
          <table:table-cell table:formula="of:=CONCATENATE([.A8];MID([.F8];1;1); &quot;@student.gla.ac.uk&quot;)" office:value-type="string" office:string-value="3000006M@student.gla.ac.uk">
            <text:p>3000006M@student.gla.ac.uk</text:p>
          </table:table-cell>
          <table:table-cell table:formula="of:=&quot;password&quot;" office:value-type="string" office:string-value="password">
            <text:p>password</text:p>
          </table:table-cell>
          <table:table-cell office:value-type="string">
            <text:p>Tessa</text:p>
          </table:table-cell>
          <table:table-cell office:value-type="string">
            <text:p>Molly</text:p>
          </table:table-cell>
          <table:table-cell office:value-type="float" office:value="3">
            <text:p>3</text:p>
          </table:table-cell>
          <table:table-cell office:value-type="float" office:value="5462624">
            <text:p>5462624</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8];&quot;','&quot;;[.B8];&quot;','&quot;;[.C8];&quot;','&quot;;[.D8];&quot;','&quot;;[.E8];&quot;','&quot;;[.F8];&quot;','&quot;;[.G8];&quot;','&quot;;[.H8];&quot;','&quot;;[.I8];&quot;','&quot;;[.J8];&quot;');&quot;)" office:value-type="string" office:string-value="INSERT INTO Student (Matric,Username,Email,password,Forename,Surname,Year,StaffId,Degree,Salt) VALUES ('3000006','3000006M','3000006M@student.gla.ac.uk','password','Tessa','Molly','3','5462624','Software Engineering','');">
            <text:p>INSERT INTO Student (Matric,Username,Email,password,Forename,Surname,Year,StaffId,Degree,Salt) VALUES ('3000006','3000006M','3000006M@student.gla.ac.uk','password','Tessa','Molly','3','5462624','Software Engineering','');</text:p>
          </table:table-cell>
        </table:table-row>
        <table:table-row table:style-name="ro1">
          <table:table-cell office:value-type="float" office:value="3000007">
            <text:p>3000007</text:p>
          </table:table-cell>
          <table:table-cell table:formula="of:=CONCATENATE([.A9];MID([.F9];1;1))" office:value-type="string" office:string-value="3000007W">
            <text:p>3000007W</text:p>
          </table:table-cell>
          <table:table-cell table:formula="of:=CONCATENATE([.A9];MID([.F9];1;1); &quot;@student.gla.ac.uk&quot;)" office:value-type="string" office:string-value="3000007W@student.gla.ac.uk">
            <text:p>3000007W@student.gla.ac.uk</text:p>
          </table:table-cell>
          <table:table-cell table:formula="of:=&quot;password&quot;" office:value-type="string" office:string-value="password">
            <text:p>password</text:p>
          </table:table-cell>
          <table:table-cell office:value-type="string">
            <text:p>Jacob</text:p>
          </table:table-cell>
          <table:table-cell office:value-type="string">
            <text:p>Wells</text:p>
          </table:table-cell>
          <table:table-cell office:value-type="float" office:value="3">
            <text:p>3</text:p>
          </table:table-cell>
          <table:table-cell office:value-type="float" office:value="5498923">
            <text:p>5498923</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9];&quot;','&quot;;[.B9];&quot;','&quot;;[.C9];&quot;','&quot;;[.D9];&quot;','&quot;;[.E9];&quot;','&quot;;[.F9];&quot;','&quot;;[.G9];&quot;','&quot;;[.H9];&quot;','&quot;;[.I9];&quot;','&quot;;[.J9];&quot;');&quot;)" office:value-type="string" office:string-value="INSERT INTO Student (Matric,Username,Email,password,Forename,Surname,Year,StaffId,Degree,Salt) VALUES ('3000007','3000007W','3000007W@student.gla.ac.uk','password','Jacob','Wells','3','5498923','Computing Science','');">
            <text:p>INSERT INTO Student (Matric,Username,Email,password,Forename,Surname,Year,StaffId,Degree,Salt) VALUES ('3000007','3000007W','3000007W@student.gla.ac.uk','password','Jacob','Wells','3','5498923','Computing Science','');</text:p>
          </table:table-cell>
        </table:table-row>
        <table:table-row table:style-name="ro3">
          <table:table-cell office:value-type="float" office:value="3000008">
            <text:p>3000008</text:p>
          </table:table-cell>
          <table:table-cell table:formula="of:=CONCATENATE([.A10];MID([.F10];1;1))" office:value-type="string" office:string-value="3000008G">
            <text:p>3000008G</text:p>
          </table:table-cell>
          <table:table-cell table:formula="of:=CONCATENATE([.A10];MID([.F10];1;1); &quot;@student.gla.ac.uk&quot;)" office:value-type="string" office:string-value="3000008G@student.gla.ac.uk">
            <text:p>3000008G@student.gla.ac.uk</text:p>
          </table:table-cell>
          <table:table-cell table:formula="of:=&quot;password&quot;" office:value-type="string" office:string-value="password">
            <text:p>password</text:p>
          </table:table-cell>
          <table:table-cell office:value-type="string">
            <text:p>Shak</text:p>
          </table:table-cell>
          <table:table-cell office:value-type="string">
            <text:p>Gains</text:p>
          </table:table-cell>
          <table:table-cell office:value-type="float" office:value="4">
            <text:p>4</text:p>
          </table:table-cell>
          <table:table-cell office:value-type="float" office:value="5462624">
            <text:p>5462624</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10];&quot;','&quot;;[.B10];&quot;','&quot;;[.C10];&quot;','&quot;;[.D10];&quot;','&quot;;[.E10];&quot;','&quot;;[.F10];&quot;','&quot;;[.G10];&quot;','&quot;;[.H10];&quot;','&quot;;[.I10];&quot;','&quot;;[.J10];&quot;');&quot;)" office:value-type="string" office:string-value="INSERT INTO Student (Matric,Username,Email,password,Forename,Surname,Year,StaffId,Degree,Salt) VALUES ('3000008','3000008G','3000008G@student.gla.ac.uk','password','Shak','Gains','4','5462624','Software Engineering','');">
            <text:p>INSERT INTO Student (Matric,Username,Email,password,Forename,Surname,Year,StaffId,Degree,Salt) VALUES ('3000008','3000008G','3000008G@student.gla.ac.uk','password','Shak','Gains','4','5462624','Software Engineering','');</text:p>
          </table:table-cell>
        </table:table-row>
        <table:table-row table:style-name="ro3">
          <table:table-cell office:value-type="float" office:value="3000009">
            <text:p>3000009</text:p>
          </table:table-cell>
          <table:table-cell table:formula="of:=CONCATENATE([.A11];MID([.F11];1;1))" office:value-type="string" office:string-value="3000009S">
            <text:p>3000009S</text:p>
          </table:table-cell>
          <table:table-cell table:formula="of:=CONCATENATE([.A11];MID([.F11];1;1); &quot;@student.gla.ac.uk&quot;)" office:value-type="string" office:string-value="3000009S@student.gla.ac.uk">
            <text:p>3000009S@student.gla.ac.uk</text:p>
          </table:table-cell>
          <table:table-cell table:formula="of:=&quot;password&quot;" office:value-type="string" office:string-value="password">
            <text:p>password</text:p>
          </table:table-cell>
          <table:table-cell office:value-type="string">
            <text:p>Mohammed</text:p>
          </table:table-cell>
          <table:table-cell office:value-type="string">
            <text:p>Sharik</text:p>
          </table:table-cell>
          <table:table-cell office:value-type="float" office:value="5">
            <text:p>5</text:p>
          </table:table-cell>
          <table:table-cell office:value-type="float" office:value="5498923">
            <text:p>5498923</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11];&quot;','&quot;;[.B11];&quot;','&quot;;[.C11];&quot;','&quot;;[.D11];&quot;','&quot;;[.E11];&quot;','&quot;;[.F11];&quot;','&quot;;[.G11];&quot;','&quot;;[.H11];&quot;','&quot;;[.I11];&quot;','&quot;;[.J11];&quot;');&quot;)" office:value-type="string" office:string-value="INSERT INTO Student (Matric,Username,Email,password,Forename,Surname,Year,StaffId,Degree,Salt) VALUES ('3000009','3000009S','3000009S@student.gla.ac.uk','password','Mohammed','Sharik','5','5498923','Computing Science','');">
            <text:p>INSERT INTO Student (Matric,Username,Email,password,Forename,Surname,Year,StaffId,Degree,Salt) VALUES ('3000009','3000009S','3000009S@student.gla.ac.uk','password','Mohammed','Sharik','5','5498923','Computing Science','');</text:p>
          </table:table-cell>
        </table:table-row>
        <table:table-row table:style-name="ro3">
          <table:table-cell office:value-type="float" office:value="3000010">
            <text:p>3000010</text:p>
          </table:table-cell>
          <table:table-cell table:formula="of:=CONCATENATE([.A12];MID([.F12];1;1))" office:value-type="string" office:string-value="3000010A">
            <text:p>3000010A</text:p>
          </table:table-cell>
          <table:table-cell table:formula="of:=CONCATENATE([.A12];MID([.F12];1;1); &quot;@student.gla.ac.uk&quot;)" office:value-type="string" office:string-value="3000010A@student.gla.ac.uk">
            <text:p>3000010A@student.gla.ac.uk</text:p>
          </table:table-cell>
          <table:table-cell table:formula="of:=&quot;password&quot;" office:value-type="string" office:string-value="password">
            <text:p>password</text:p>
          </table:table-cell>
          <table:table-cell office:value-type="string">
            <text:p>Benôit</text:p>
          </table:table-cell>
          <table:table-cell office:value-type="string">
            <text:p>Ashdown</text:p>
          </table:table-cell>
          <table:table-cell office:value-type="float" office:value="4">
            <text:p>4</text:p>
          </table:table-cell>
          <table:table-cell office:value-type="float" office:value="6829432">
            <text:p>6829432</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12];&quot;','&quot;;[.B12];&quot;','&quot;;[.C12];&quot;','&quot;;[.D12];&quot;','&quot;;[.E12];&quot;','&quot;;[.F12];&quot;','&quot;;[.G12];&quot;','&quot;;[.H12];&quot;','&quot;;[.I12];&quot;','&quot;;[.J12];&quot;');&quot;)" office:value-type="string" office:string-value="INSERT INTO Student (Matric,Username,Email,password,Forename,Surname,Year,StaffId,Degree,Salt) VALUES ('3000010','3000010A','3000010A@student.gla.ac.uk','password','Benôit','Ashdown','4','6829432','Software Engineering','');">
            <text:p>INSERT INTO Student (Matric,Username,Email,password,Forename,Surname,Year,StaffId,Degree,Salt) VALUES ('3000010','3000010A','3000010A@student.gla.ac.uk','password','Benôit','Ashdown','4','6829432','Software Engineering','');</text:p>
          </table:table-cell>
        </table:table-row>
      </table:table>
      <table:table table:name="Staff" table:style-name="ta1" table:print="false">
        <table:table-column table:style-name="co1" table:number-columns-repeated="3" table:default-cell-style-name="Default"/>
        <table:table-column table:style-name="co27" table:default-cell-style-name="Default"/>
        <table:table-column table:style-name="co1" table:number-columns-repeated="3" table:default-cell-style-name="Default"/>
        <table:table-column table:style-name="co25" table:number-columns-repeated="2" table:default-cell-style-name="Default"/>
        <table:table-column table:style-name="co1" table:default-cell-style-name="Default"/>
        <table:table-row table:style-name="ro1">
          <table:table-cell office:value-type="string">
            <text:p>Staff</text:p>
          </table:table-cell>
          <table:table-cell table:number-columns-repeated="9"/>
        </table:table-row>
        <table:table-row table:style-name="ro1">
          <table:table-cell office:value-type="string">
            <text:p>StaffId</text:p>
          </table:table-cell>
          <table:table-cell office:value-type="string">
            <text:p>Forename</text:p>
          </table:table-cell>
          <table:table-cell office:value-type="string">
            <text:p>Surname</text:p>
          </table:table-cell>
          <table:table-cell office:value-type="string">
            <text:p>Email</text:p>
          </table:table-cell>
          <table:table-cell office:value-type="string">
            <text:p>Password</text:p>
          </table:table-cell>
          <table:table-cell office:value-type="string">
            <text:p>Salt</text:p>
          </table:table-cell>
          <table:table-cell office:value-type="string">
            <text:p>Username</text:p>
          </table:table-cell>
          <table:table-cell office:value-type="string">
            <text:p>School</text:p>
          </table:table-cell>
          <table:table-cell table:number-columns-repeated="2"/>
        </table:table-row>
        <table:table-row table:style-name="ro1">
          <table:table-cell office:value-type="float" office:value="3423432">
            <text:p>3423432</text:p>
          </table:table-cell>
          <table:table-cell office:value-type="string">
            <text:p>William</text:p>
          </table:table-cell>
          <table:table-cell office:value-type="string">
            <text:p>Kane</text:p>
          </table:table-cell>
          <table:table-cell table:formula="of:=CONCATENATE([.B3];&quot;.&quot;;[.C3];&quot;@glasgow.ac.uk&quot;)" office:value-type="string" office:string-value="William.Kane@glasgow.ac.uk">
            <text:p>William.Kane@glasgow.ac.uk</text:p>
          </table:table-cell>
          <table:table-cell office:value-type="string">
            <text:p>Password</text:p>
          </table:table-cell>
          <table:table-cell/>
          <table:table-cell table:formula="of:=CONCATENATE([.A3];MID([.C3];1;1))" office:value-type="string" office:string-value="3423432K">
            <text:p>3423432K</text:p>
          </table:table-cell>
          <table:table-cell office:value-type="string">
            <text:p>Engineering</text:p>
          </table:table-cell>
          <table:table-cell/>
          <table:table-cell table:formula="of:=CONCATENATE(&quot;INSERT INTO &quot;;[.$A$1];&quot; (&quot;;[.$A$2];&quot;,&quot;;[.$B$2];&quot;,&quot;;[.$C$2];&quot;,&quot;;[.$D$2];&quot;,&quot;;[.$E$2];&quot;,&quot;;[.$G$2];&quot;,&quot;;[.$H$2];&quot;) VALUES ('&quot;;[.A3];&quot;','&quot;;[.B3];&quot;','&quot;;[.C3];&quot;','&quot;;[.D3];&quot;','&quot;;[.E3];&quot;','&quot;;[.G3];&quot;','&quot;;[.H3];&quot;');&quot;)" office:value-type="string" office:string-value="INSERT INTO Staff (StaffId,Forename,Surname,Email,Password,Username,School) VALUES ('3423432','William','Kane','William.Kane@glasgow.ac.uk','Password','3423432K','Engineering');">
            <text:p>INSERT INTO Staff (StaffId,Forename,Surname,Email,Password,Username,School) VALUES ('3423432','William','Kane','William.Kane@glasgow.ac.uk','Password','3423432K','Engineering');</text:p>
          </table:table-cell>
        </table:table-row>
        <table:table-row table:style-name="ro1">
          <table:table-cell office:value-type="float" office:value="5498923">
            <text:p>5498923</text:p>
          </table:table-cell>
          <table:table-cell office:value-type="string">
            <text:p>Nicola</text:p>
          </table:table-cell>
          <table:table-cell office:value-type="string">
            <text:p>Tracy</text:p>
          </table:table-cell>
          <table:table-cell table:formula="of:=CONCATENATE([.B4];&quot;.&quot;;[.C4];&quot;@glasgow.ac.uk&quot;)" office:value-type="string" office:string-value="Nicola.Tracy@glasgow.ac.uk">
            <text:p>Nicola.Tracy@glasgow.ac.uk</text:p>
          </table:table-cell>
          <table:table-cell office:value-type="string">
            <text:p>Password</text:p>
          </table:table-cell>
          <table:table-cell/>
          <table:table-cell table:formula="of:=CONCATENATE([.A4];MID([.C4];1;1))" office:value-type="string" office:string-value="5498923T">
            <text:p>5498923T</text:p>
          </table:table-cell>
          <table:table-cell office:value-type="string">
            <text:p>Computing Science</text:p>
          </table:table-cell>
          <table:table-cell/>
          <table:table-cell table:formula="of:=CONCATENATE(&quot;INSERT INTO &quot;;[.$A$1];&quot; (&quot;;[.$A$2];&quot;,&quot;;[.$B$2];&quot;,&quot;;[.$C$2];&quot;,&quot;;[.$D$2];&quot;,&quot;;[.$E$2];&quot;,&quot;;[.$G$2];&quot;,&quot;;[.$H$2];&quot;) VALUES ('&quot;;[.A4];&quot;','&quot;;[.B4];&quot;','&quot;;[.C4];&quot;','&quot;;[.D4];&quot;','&quot;;[.E4];&quot;','&quot;;[.G4];&quot;','&quot;;[.H4];&quot;');&quot;)" office:value-type="string" office:string-value="INSERT INTO Staff (StaffId,Forename,Surname,Email,Password,Username,School) VALUES ('5498923','Nicola','Tracy','Nicola.Tracy@glasgow.ac.uk','Password','5498923T','Computing Science');">
            <text:p>INSERT INTO Staff (StaffId,Forename,Surname,Email,Password,Username,School) VALUES ('5498923','Nicola','Tracy','Nicola.Tracy@glasgow.ac.uk','Password','5498923T','Computing Science');</text:p>
          </table:table-cell>
        </table:table-row>
        <table:table-row table:style-name="ro1">
          <table:table-cell office:value-type="float" office:value="6829432">
            <text:p>6829432</text:p>
          </table:table-cell>
          <table:table-cell office:value-type="string">
            <text:p>Suzanne</text:p>
          </table:table-cell>
          <table:table-cell office:value-type="string">
            <text:p>Kerns</text:p>
          </table:table-cell>
          <table:table-cell table:formula="of:=CONCATENATE([.B5];&quot;.&quot;;[.C5];&quot;@glasgow.ac.uk&quot;)" office:value-type="string" office:string-value="Suzanne.Kerns@glasgow.ac.uk">
            <text:p>Suzanne.Kerns@glasgow.ac.uk</text:p>
          </table:table-cell>
          <table:table-cell office:value-type="string">
            <text:p>Password</text:p>
          </table:table-cell>
          <table:table-cell/>
          <table:table-cell table:formula="of:=CONCATENATE([.A5];MID([.C5];1;1))" office:value-type="string" office:string-value="6829432K">
            <text:p>6829432K</text:p>
          </table:table-cell>
          <table:table-cell office:value-type="string">
            <text:p>Culture and Creative Arts</text:p>
          </table:table-cell>
          <table:table-cell/>
          <table:table-cell table:formula="of:=CONCATENATE(&quot;INSERT INTO &quot;;[.$A$1];&quot; (&quot;;[.$A$2];&quot;,&quot;;[.$B$2];&quot;,&quot;;[.$C$2];&quot;,&quot;;[.$D$2];&quot;,&quot;;[.$E$2];&quot;,&quot;;[.$G$2];&quot;,&quot;;[.$H$2];&quot;) VALUES ('&quot;;[.A5];&quot;','&quot;;[.B5];&quot;','&quot;;[.C5];&quot;','&quot;;[.D5];&quot;','&quot;;[.E5];&quot;','&quot;;[.G5];&quot;','&quot;;[.H5];&quot;');&quot;)" office:value-type="string" office:string-value="INSERT INTO Staff (StaffId,Forename,Surname,Email,Password,Username,School) VALUES ('6829432','Suzanne','Kerns','Suzanne.Kerns@glasgow.ac.uk','Password','6829432K','Culture and Creative Arts');">
            <text:p>INSERT INTO Staff (StaffId,Forename,Surname,Email,Password,Username,School) VALUES ('6829432','Suzanne','Kerns','Suzanne.Kerns@glasgow.ac.uk','Password','6829432K','Culture and Creative Arts');</text:p>
          </table:table-cell>
        </table:table-row>
        <table:table-row table:style-name="ro1">
          <table:table-cell office:value-type="float" office:value="5462624">
            <text:p>5462624</text:p>
          </table:table-cell>
          <table:table-cell office:value-type="string">
            <text:p>John</text:p>
          </table:table-cell>
          <table:table-cell office:value-type="string">
            <text:p>Ashton</text:p>
          </table:table-cell>
          <table:table-cell table:formula="of:=CONCATENATE([.B6];&quot;.&quot;;[.C6];&quot;@glasgow.ac.uk&quot;)" office:value-type="string" office:string-value="John.Ashton@glasgow.ac.uk">
            <text:p>John.Ashton@glasgow.ac.uk</text:p>
          </table:table-cell>
          <table:table-cell office:value-type="string">
            <text:p>Password</text:p>
          </table:table-cell>
          <table:table-cell/>
          <table:table-cell table:formula="of:=CONCATENATE([.A6];MID([.C6];1;1))" office:value-type="string" office:string-value="5462624A">
            <text:p>5462624A</text:p>
          </table:table-cell>
          <table:table-cell office:value-type="string">
            <text:p>Critical Studies</text:p>
          </table:table-cell>
          <table:table-cell/>
          <table:table-cell table:formula="of:=CONCATENATE(&quot;INSERT INTO &quot;;[.$A$1];&quot; (&quot;;[.$A$2];&quot;,&quot;;[.$B$2];&quot;,&quot;;[.$C$2];&quot;,&quot;;[.$D$2];&quot;,&quot;;[.$E$2];&quot;,&quot;;[.$G$2];&quot;,&quot;;[.$H$2];&quot;) VALUES ('&quot;;[.A6];&quot;','&quot;;[.B6];&quot;','&quot;;[.C6];&quot;','&quot;;[.D6];&quot;','&quot;;[.E6];&quot;','&quot;;[.G6];&quot;','&quot;;[.H6];&quot;');&quot;)" office:value-type="string" office:string-value="INSERT INTO Staff (StaffId,Forename,Surname,Email,Password,Username,School) VALUES ('5462624','John','Ashton','John.Ashton@glasgow.ac.uk','Password','5462624A','Critical Studies');">
            <text:p>INSERT INTO Staff (StaffId,Forename,Surname,Email,Password,Username,School) VALUES ('5462624','John','Ashton','John.Ashton@glasgow.ac.uk','Password','5462624A','Critical Studies');</text:p>
          </table:table-cell>
        </table:table-row>
        <table:table-row table:style-name="ro1">
          <table:table-cell office:value-type="float" office:value="9023403">
            <text:p>9023403</text:p>
          </table:table-cell>
          <table:table-cell office:value-type="string">
            <text:p>Bernard</text:p>
          </table:table-cell>
          <table:table-cell office:value-type="string">
            <text:p>Yolk</text:p>
          </table:table-cell>
          <table:table-cell table:formula="of:=CONCATENATE([.B7];&quot;.&quot;;[.C7];&quot;@glasgow.ac.uk&quot;)" office:value-type="string" office:string-value="Bernard.Yolk@glasgow.ac.uk">
            <text:p>Bernard.Yolk@glasgow.ac.uk</text:p>
          </table:table-cell>
          <table:table-cell office:value-type="string">
            <text:p>Password</text:p>
          </table:table-cell>
          <table:table-cell/>
          <table:table-cell table:formula="of:=CONCATENATE([.A7];MID([.C7];1;1))" office:value-type="string" office:string-value="9023403Y">
            <text:p>9023403Y</text:p>
          </table:table-cell>
          <table:table-cell office:value-type="string">
            <text:p>Engineering</text:p>
          </table:table-cell>
          <table:table-cell/>
          <table:table-cell table:formula="of:=CONCATENATE(&quot;INSERT INTO &quot;;[.$A$1];&quot; (&quot;;[.$A$2];&quot;,&quot;;[.$B$2];&quot;,&quot;;[.$C$2];&quot;,&quot;;[.$D$2];&quot;,&quot;;[.$E$2];&quot;,&quot;;[.$G$2];&quot;,&quot;;[.$H$2];&quot;) VALUES ('&quot;;[.A7];&quot;','&quot;;[.B7];&quot;','&quot;;[.C7];&quot;','&quot;;[.D7];&quot;','&quot;;[.E7];&quot;','&quot;;[.G7];&quot;','&quot;;[.H7];&quot;');&quot;)" office:value-type="string" office:string-value="INSERT INTO Staff (StaffId,Forename,Surname,Email,Password,Username,School) VALUES ('9023403','Bernard','Yolk','Bernard.Yolk@glasgow.ac.uk','Password','9023403Y','Engineering');">
            <text:p>INSERT INTO Staff (StaffId,Forename,Surname,Email,Password,Username,School) VALUES ('9023403','Bernard','Yolk','Bernard.Yolk@glasgow.ac.uk','Password','9023403Y','Engineering');</text:p>
          </table:table-cell>
        </table:table-row>
        <table:table-row table:style-name="ro1">
          <table:table-cell office:value-type="float" office:value="3435232">
            <text:p>3435232</text:p>
          </table:table-cell>
          <table:table-cell office:value-type="string">
            <text:p>James</text:p>
          </table:table-cell>
          <table:table-cell office:value-type="string">
            <text:p>Read</text:p>
          </table:table-cell>
          <table:table-cell table:formula="of:=CONCATENATE([.B8];&quot;.&quot;;[.C8];&quot;@glasgow.ac.uk&quot;)" office:value-type="string" office:string-value="James.Read@glasgow.ac.uk">
            <text:p>James.Read@glasgow.ac.uk</text:p>
          </table:table-cell>
          <table:table-cell office:value-type="string">
            <text:p>Password</text:p>
          </table:table-cell>
          <table:table-cell/>
          <table:table-cell table:formula="of:=CONCATENATE([.A8];MID([.C8];1;1))" office:value-type="string" office:string-value="3435232R">
            <text:p>3435232R</text:p>
          </table:table-cell>
          <table:table-cell office:value-type="string">
            <text:p>Computing Science</text:p>
          </table:table-cell>
          <table:table-cell/>
          <table:table-cell table:formula="of:=CONCATENATE(&quot;INSERT INTO &quot;;[.$A$1];&quot; (&quot;;[.$A$2];&quot;,&quot;;[.$B$2];&quot;,&quot;;[.$C$2];&quot;,&quot;;[.$D$2];&quot;,&quot;;[.$E$2];&quot;,&quot;;[.$G$2];&quot;,&quot;;[.$H$2];&quot;) VALUES ('&quot;;[.A8];&quot;','&quot;;[.B8];&quot;','&quot;;[.C8];&quot;','&quot;;[.D8];&quot;','&quot;;[.E8];&quot;','&quot;;[.G8];&quot;','&quot;;[.H8];&quot;');&quot;)" office:value-type="string" office:string-value="INSERT INTO Staff (StaffId,Forename,Surname,Email,Password,Username,School) VALUES ('3435232','James','Read','James.Read@glasgow.ac.uk','Password','3435232R','Computing Science');">
            <text:p>INSERT INTO Staff (StaffId,Forename,Surname,Email,Password,Username,School) VALUES ('3435232','James','Read','James.Read@glasgow.ac.uk','Password','3435232R','Computing Science');</text:p>
          </table:table-cell>
        </table:table-row>
        <table:table-row table:style-name="ro1">
          <table:table-cell office:value-type="float" office:value="4533531">
            <text:p>4533531</text:p>
          </table:table-cell>
          <table:table-cell office:value-type="string">
            <text:p>Robert</text:p>
          </table:table-cell>
          <table:table-cell office:value-type="string">
            <text:p>Silk</text:p>
          </table:table-cell>
          <table:table-cell table:formula="of:=CONCATENATE([.B9];&quot;.&quot;;[.C9];&quot;@glasgow.ac.uk&quot;)" office:value-type="string" office:string-value="Robert.Silk@glasgow.ac.uk">
            <text:p>Robert.Silk@glasgow.ac.uk</text:p>
          </table:table-cell>
          <table:table-cell office:value-type="string">
            <text:p>Password</text:p>
          </table:table-cell>
          <table:table-cell/>
          <table:table-cell table:formula="of:=CONCATENATE([.A9];MID([.C9];1;1))" office:value-type="string" office:string-value="4533531S">
            <text:p>4533531S</text:p>
          </table:table-cell>
          <table:table-cell office:value-type="string">
            <text:p>Culture and Creative Arts</text:p>
          </table:table-cell>
          <table:table-cell/>
          <table:table-cell table:formula="of:=CONCATENATE(&quot;INSERT INTO &quot;;[.$A$1];&quot; (&quot;;[.$A$2];&quot;,&quot;;[.$B$2];&quot;,&quot;;[.$C$2];&quot;,&quot;;[.$D$2];&quot;,&quot;;[.$E$2];&quot;,&quot;;[.$G$2];&quot;,&quot;;[.$H$2];&quot;) VALUES ('&quot;;[.A9];&quot;','&quot;;[.B9];&quot;','&quot;;[.C9];&quot;','&quot;;[.D9];&quot;','&quot;;[.E9];&quot;','&quot;;[.G9];&quot;','&quot;;[.H9];&quot;');&quot;)" office:value-type="string" office:string-value="INSERT INTO Staff (StaffId,Forename,Surname,Email,Password,Username,School) VALUES ('4533531','Robert','Silk','Robert.Silk@glasgow.ac.uk','Password','4533531S','Culture and Creative Arts');">
            <text:p>INSERT INTO Staff (StaffId,Forename,Surname,Email,Password,Username,School) VALUES ('4533531','Robert','Silk','Robert.Silk@glasgow.ac.uk','Password','4533531S','Culture and Creative Arts');</text:p>
          </table:table-cell>
        </table:table-row>
        <table:table-row table:style-name="ro1">
          <table:table-cell office:value-type="float" office:value="5345331">
            <text:p>5345331</text:p>
          </table:table-cell>
          <table:table-cell office:value-type="string">
            <text:p>Theodore</text:p>
          </table:table-cell>
          <table:table-cell office:value-type="string">
            <text:p>Edwards</text:p>
          </table:table-cell>
          <table:table-cell table:formula="of:=CONCATENATE([.B10];&quot;.&quot;;[.C10];&quot;@glasgow.ac.uk&quot;)" office:value-type="string" office:string-value="Theodore.Edwards@glasgow.ac.uk">
            <text:p>Theodore.Edwards@glasgow.ac.uk</text:p>
          </table:table-cell>
          <table:table-cell office:value-type="string">
            <text:p>Password</text:p>
          </table:table-cell>
          <table:table-cell/>
          <table:table-cell table:formula="of:=CONCATENATE([.A10];MID([.C10];1;1))" office:value-type="string" office:string-value="5345331E">
            <text:p>5345331E</text:p>
          </table:table-cell>
          <table:table-cell office:value-type="string">
            <text:p>Critical Studies</text:p>
          </table:table-cell>
          <table:table-cell/>
          <table:table-cell table:formula="of:=CONCATENATE(&quot;INSERT INTO &quot;;[.$A$1];&quot; (&quot;;[.$A$2];&quot;,&quot;;[.$B$2];&quot;,&quot;;[.$C$2];&quot;,&quot;;[.$D$2];&quot;,&quot;;[.$E$2];&quot;,&quot;;[.$G$2];&quot;,&quot;;[.$H$2];&quot;) VALUES ('&quot;;[.A10];&quot;','&quot;;[.B10];&quot;','&quot;;[.C10];&quot;','&quot;;[.D10];&quot;','&quot;;[.E10];&quot;','&quot;;[.G10];&quot;','&quot;;[.H10];&quot;');&quot;)" office:value-type="string" office:string-value="INSERT INTO Staff (StaffId,Forename,Surname,Email,Password,Username,School) VALUES ('5345331','Theodore','Edwards','Theodore.Edwards@glasgow.ac.uk','Password','5345331E','Critical Studies');">
            <text:p>INSERT INTO Staff (StaffId,Forename,Surname,Email,Password,Username,School) VALUES ('5345331','Theodore','Edwards','Theodore.Edwards@glasgow.ac.uk','Password','5345331E','Critical Studies');</text:p>
          </table:table-cell>
        </table:table-row>
      </table:table>
      <table:table table:name="StudentHasCourse" table:style-name="ta1" table:print="false">
        <table:table-column table:style-name="co28" table:default-cell-style-name="Default"/>
        <table:table-column table:style-name="co29" table:default-cell-style-name="Default"/>
        <table:table-column table:style-name="co14" table:default-cell-style-name="Default"/>
        <table:table-column table:style-name="co30" table:default-cell-style-name="Default"/>
        <table:table-column table:style-name="co1" table:number-columns-repeated="3" table:default-cell-style-name="Default"/>
        <table:table-row table:style-name="ro1">
          <table:table-cell office:value-type="string">
            <text:p>StudentHasCourse</text:p>
          </table:table-cell>
          <table:table-cell table:number-columns-repeated="6"/>
        </table:table-row>
        <table:table-row table:style-name="ro1">
          <table:table-cell office:value-type="string">
            <text:p>StudentHasCourseId</text:p>
          </table:table-cell>
          <table:table-cell office:value-type="string">
            <text:p>Matric</text:p>
          </table:table-cell>
          <table:table-cell office:value-type="string">
            <text:p>CourseId</text:p>
          </table:table-cell>
          <table:table-cell office:value-type="string">
            <text:p>Grade</text:p>
          </table:table-cell>
          <table:table-cell office:value-type="string">
            <text:p>Status</text:p>
          </table:table-cell>
          <table:table-cell table:number-columns-repeated="2"/>
        </table:table-row>
        <table:table-row table:style-name="ro1">
          <table:table-cell office:value-type="float" office:value="1">
            <text:p>1</text:p>
          </table:table-cell>
          <table:table-cell office:value-type="float" office:value="3000001">
            <text:p>3000001</text:p>
          </table:table-cell>
          <table:table-cell office:value-type="string">
            <text:p>ENGLANG3012</text:p>
          </table:table-cell>
          <table:table-cell office:value-type="string">
            <text:p>B1</text:p>
          </table:table-cell>
          <table:table-cell office:value-type="string">
            <text:p>Completed</text:p>
          </table:table-cell>
          <table:table-cell/>
          <table:table-cell table:formula="of:=CONCATENATE(&quot;INSERT INTO &quot;;[.$A$1];&quot; (&quot;;[.$A$2];&quot;,&quot;;[.$B$2];&quot;,&quot;;[.$C$2];&quot;,&quot;;[.$D$2];&quot;,&quot;;[.$E$2];&quot;) VALUES ('&quot;;[.A3];&quot;','&quot;;[.B3];&quot;','&quot;;[.C3];;&quot;','&quot;;[.D3];&quot;','&quot;;[.E3];&quot;');&quot;)" office:value-type="string" office:string-value="INSERT INTO StudentHasCourse (StudentHasCourseId,Matric,CourseId,Grade,Status) VALUES ('1','3000001','ENGLANG3012','B1','Completed');">
            <text:p>INSERT INTO StudentHasCourse (StudentHasCourseId,Matric,CourseId,Grade,Status) VALUES ('1','3000001','ENGLANG3012','B1','Completed');</text:p>
          </table:table-cell>
        </table:table-row>
        <table:table-row table:style-name="ro1">
          <table:table-cell office:value-type="float" office:value="2">
            <text:p>2</text:p>
          </table:table-cell>
          <table:table-cell office:value-type="float" office:value="3000002">
            <text:p>3000002</text:p>
          </table:table-cell>
          <table:table-cell office:value-type="string">
            <text:p>Compsci2436</text:p>
          </table:table-cell>
          <table:table-cell office:value-type="string">
            <text:p>A2</text:p>
          </table:table-cell>
          <table:table-cell office:value-type="string">
            <text:p>Completed</text:p>
          </table:table-cell>
          <table:table-cell/>
          <table:table-cell table:formula="of:=CONCATENATE(&quot;INSERT INTO &quot;;[.$A$1];&quot; (&quot;;[.$A$2];&quot;,&quot;;[.$B$2];&quot;,&quot;;[.$C$2];&quot;,&quot;;[.$D$2];&quot;,&quot;;[.$E$2];&quot;) VALUES ('&quot;;[.A4];&quot;','&quot;;[.B4];&quot;','&quot;;[.C4];;&quot;','&quot;;[.D4];&quot;','&quot;;[.E4];&quot;');&quot;)" office:value-type="string" office:string-value="INSERT INTO StudentHasCourse (StudentHasCourseId,Matric,CourseId,Grade,Status) VALUES ('2','3000002','Compsci2436','A2','Completed');">
            <text:p>INSERT INTO StudentHasCourse (StudentHasCourseId,Matric,CourseId,Grade,Status) VALUES ('2','3000002','Compsci2436','A2','Completed');</text:p>
          </table:table-cell>
        </table:table-row>
        <table:table-row table:style-name="ro1">
          <table:table-cell office:value-type="float" office:value="3">
            <text:p>3</text:p>
          </table:table-cell>
          <table:table-cell office:value-type="float" office:value="3000003">
            <text:p>3000003</text:p>
          </table:table-cell>
          <table:table-cell office:value-type="string">
            <text:p>ENG4425</text:p>
          </table:table-cell>
          <table:table-cell office:value-type="string">
            <text:p>D3</text:p>
          </table:table-cell>
          <table:table-cell office:value-type="string">
            <text:p>Completed</text:p>
          </table:table-cell>
          <table:table-cell/>
          <table:table-cell table:formula="of:=CONCATENATE(&quot;INSERT INTO &quot;;[.$A$1];&quot; (&quot;;[.$A$2];&quot;,&quot;;[.$B$2];&quot;,&quot;;[.$C$2];&quot;,&quot;;[.$D$2];&quot;,&quot;;[.$E$2];&quot;) VALUES ('&quot;;[.A5];&quot;','&quot;;[.B5];&quot;','&quot;;[.C5];;&quot;','&quot;;[.D5];&quot;','&quot;;[.E5];&quot;');&quot;)" office:value-type="string" office:string-value="INSERT INTO StudentHasCourse (StudentHasCourseId,Matric,CourseId,Grade,Status) VALUES ('3','3000003','ENG4425','D3','Completed');">
            <text:p>INSERT INTO StudentHasCourse (StudentHasCourseId,Matric,CourseId,Grade,Status) VALUES ('3','3000003','ENG4425','D3','Completed');</text:p>
          </table:table-cell>
        </table:table-row>
        <table:table-row table:style-name="ro1">
          <table:table-cell office:value-type="float" office:value="4">
            <text:p>4</text:p>
          </table:table-cell>
          <table:table-cell office:value-type="float" office:value="3000004">
            <text:p>3000004</text:p>
          </table:table-cell>
          <table:table-cell office:value-type="string">
            <text:p>ENG4425</text:p>
          </table:table-cell>
          <table:table-cell office:value-type="string">
            <text:p>C2</text:p>
          </table:table-cell>
          <table:table-cell office:value-type="string">
            <text:p>Completed</text:p>
          </table:table-cell>
          <table:table-cell/>
          <table:table-cell table:formula="of:=CONCATENATE(&quot;INSERT INTO &quot;;[.$A$1];&quot; (&quot;;[.$A$2];&quot;,&quot;;[.$B$2];&quot;,&quot;;[.$C$2];&quot;,&quot;;[.$D$2];&quot;,&quot;;[.$E$2];&quot;) VALUES ('&quot;;[.A6];&quot;','&quot;;[.B6];&quot;','&quot;;[.C6];;&quot;','&quot;;[.D6];&quot;','&quot;;[.E6];&quot;');&quot;)" office:value-type="string" office:string-value="INSERT INTO StudentHasCourse (StudentHasCourseId,Matric,CourseId,Grade,Status) VALUES ('4','3000004','ENG4425','C2','Completed');">
            <text:p>INSERT INTO StudentHasCourse (StudentHasCourseId,Matric,CourseId,Grade,Status) VALUES ('4','3000004','ENG4425','C2','Completed');</text:p>
          </table:table-cell>
        </table:table-row>
        <table:table-row table:style-name="ro1">
          <table:table-cell office:value-type="float" office:value="5">
            <text:p>5</text:p>
          </table:table-cell>
          <table:table-cell office:value-type="float" office:value="3000005">
            <text:p>3000005</text:p>
          </table:table-cell>
          <table:table-cell office:value-type="string">
            <text:p>MUSIC1323</text:p>
          </table:table-cell>
          <table:table-cell office:value-type="string">
            <text:p>B2</text:p>
          </table:table-cell>
          <table:table-cell office:value-type="string">
            <text:p>Completed</text:p>
          </table:table-cell>
          <table:table-cell/>
          <table:table-cell table:formula="of:=CONCATENATE(&quot;INSERT INTO &quot;;[.$A$1];&quot; (&quot;;[.$A$2];&quot;,&quot;;[.$B$2];&quot;,&quot;;[.$C$2];&quot;,&quot;;[.$D$2];&quot;,&quot;;[.$E$2];&quot;) VALUES ('&quot;;[.A7];&quot;','&quot;;[.B7];&quot;','&quot;;[.C7];;&quot;','&quot;;[.D7];&quot;','&quot;;[.E7];&quot;');&quot;)" office:value-type="string" office:string-value="INSERT INTO StudentHasCourse (StudentHasCourseId,Matric,CourseId,Grade,Status) VALUES ('5','3000005','MUSIC1323','B2','Completed');">
            <text:p>INSERT INTO StudentHasCourse (StudentHasCourseId,Matric,CourseId,Grade,Status) VALUES ('5','3000005','MUSIC1323','B2','Completed');</text:p>
          </table:table-cell>
        </table:table-row>
        <table:table-row table:style-name="ro1">
          <table:table-cell office:value-type="float" office:value="6">
            <text:p>6</text:p>
          </table:table-cell>
          <table:table-cell office:value-type="float" office:value="3000006">
            <text:p>3000006</text:p>
          </table:table-cell>
          <table:table-cell office:value-type="string">
            <text:p>ENGLANG3012</text:p>
          </table:table-cell>
          <table:table-cell office:value-type="string">
            <text:p>A3</text:p>
          </table:table-cell>
          <table:table-cell office:value-type="string">
            <text:p>Completed</text:p>
          </table:table-cell>
          <table:table-cell/>
          <table:table-cell table:formula="of:=CONCATENATE(&quot;INSERT INTO &quot;;[.$A$1];&quot; (&quot;;[.$A$2];&quot;,&quot;;[.$B$2];&quot;,&quot;;[.$C$2];&quot;,&quot;;[.$D$2];&quot;,&quot;;[.$E$2];&quot;) VALUES ('&quot;;[.A8];&quot;','&quot;;[.B8];&quot;','&quot;;[.C8];;&quot;','&quot;;[.D8];&quot;','&quot;;[.E8];&quot;');&quot;)" office:value-type="string" office:string-value="INSERT INTO StudentHasCourse (StudentHasCourseId,Matric,CourseId,Grade,Status) VALUES ('6','3000006','ENGLANG3012','A3','Completed');">
            <text:p>INSERT INTO StudentHasCourse (StudentHasCourseId,Matric,CourseId,Grade,Status) VALUES ('6','3000006','ENGLANG3012','A3','Completed');</text:p>
          </table:table-cell>
        </table:table-row>
        <table:table-row table:style-name="ro1">
          <table:table-cell office:value-type="float" office:value="7">
            <text:p>7</text:p>
          </table:table-cell>
          <table:table-cell office:value-type="float" office:value="3000007">
            <text:p>3000007</text:p>
          </table:table-cell>
          <table:table-cell office:value-type="string">
            <text:p>Compsci2436</text:p>
          </table:table-cell>
          <table:table-cell office:value-type="string">
            <text:p>D3</text:p>
          </table:table-cell>
          <table:table-cell office:value-type="string">
            <text:p>Completed</text:p>
          </table:table-cell>
          <table:table-cell/>
          <table:table-cell table:formula="of:=CONCATENATE(&quot;INSERT INTO &quot;;[.$A$1];&quot; (&quot;;[.$A$2];&quot;,&quot;;[.$B$2];&quot;,&quot;;[.$C$2];&quot;,&quot;;[.$D$2];&quot;,&quot;;[.$E$2];&quot;) VALUES ('&quot;;[.A9];&quot;','&quot;;[.B9];&quot;','&quot;;[.C9];;&quot;','&quot;;[.D9];&quot;','&quot;;[.E9];&quot;');&quot;)" office:value-type="string" office:string-value="INSERT INTO StudentHasCourse (StudentHasCourseId,Matric,CourseId,Grade,Status) VALUES ('7','3000007','Compsci2436','D3','Completed');">
            <text:p>INSERT INTO StudentHasCourse (StudentHasCourseId,Matric,CourseId,Grade,Status) VALUES ('7','3000007','Compsci2436','D3','Completed');</text:p>
          </table:table-cell>
        </table:table-row>
        <table:table-row table:style-name="ro1">
          <table:table-cell office:value-type="float" office:value="8">
            <text:p>8</text:p>
          </table:table-cell>
          <table:table-cell office:value-type="float" office:value="3000008">
            <text:p>3000008</text:p>
          </table:table-cell>
          <table:table-cell office:value-type="string">
            <text:p>ENGLANG3012</text:p>
          </table:table-cell>
          <table:table-cell office:value-type="string">
            <text:p>C3</text:p>
          </table:table-cell>
          <table:table-cell office:value-type="string">
            <text:p>Completed</text:p>
          </table:table-cell>
          <table:table-cell/>
          <table:table-cell table:formula="of:=CONCATENATE(&quot;INSERT INTO &quot;;[.$A$1];&quot; (&quot;;[.$A$2];&quot;,&quot;;[.$B$2];&quot;,&quot;;[.$C$2];&quot;,&quot;;[.$D$2];&quot;,&quot;;[.$E$2];&quot;) VALUES ('&quot;;[.A10];&quot;','&quot;;[.B10];&quot;','&quot;;[.C10];;&quot;','&quot;;[.D10];&quot;','&quot;;[.E10];&quot;');&quot;)" office:value-type="string" office:string-value="INSERT INTO StudentHasCourse (StudentHasCourseId,Matric,CourseId,Grade,Status) VALUES ('8','3000008','ENGLANG3012','C3','Completed');">
            <text:p>INSERT INTO StudentHasCourse (StudentHasCourseId,Matric,CourseId,Grade,Status) VALUES ('8','3000008','ENGLANG3012','C3','Completed');</text:p>
          </table:table-cell>
        </table:table-row>
        <table:table-row table:style-name="ro1">
          <table:table-cell office:value-type="float" office:value="9">
            <text:p>9</text:p>
          </table:table-cell>
          <table:table-cell office:value-type="float" office:value="3000009">
            <text:p>3000009</text:p>
          </table:table-cell>
          <table:table-cell office:value-type="string">
            <text:p>Compsci2436</text:p>
          </table:table-cell>
          <table:table-cell office:value-type="string">
            <text:p>B3</text:p>
          </table:table-cell>
          <table:table-cell office:value-type="string">
            <text:p>Completed</text:p>
          </table:table-cell>
          <table:table-cell/>
          <table:table-cell table:formula="of:=CONCATENATE(&quot;INSERT INTO &quot;;[.$A$1];&quot; (&quot;;[.$A$2];&quot;,&quot;;[.$B$2];&quot;,&quot;;[.$C$2];&quot;,&quot;;[.$D$2];&quot;,&quot;;[.$E$2];&quot;) VALUES ('&quot;;[.A11];&quot;','&quot;;[.B11];&quot;','&quot;;[.C11];;&quot;','&quot;;[.D11];&quot;','&quot;;[.E11];&quot;');&quot;)" office:value-type="string" office:string-value="INSERT INTO StudentHasCourse (StudentHasCourseId,Matric,CourseId,Grade,Status) VALUES ('9','3000009','Compsci2436','B3','Completed');">
            <text:p>INSERT INTO StudentHasCourse (StudentHasCourseId,Matric,CourseId,Grade,Status) VALUES ('9','3000009','Compsci2436','B3','Completed');</text:p>
          </table:table-cell>
        </table:table-row>
        <table:table-row table:style-name="ro1">
          <table:table-cell office:value-type="float" office:value="10">
            <text:p>10</text:p>
          </table:table-cell>
          <table:table-cell office:value-type="float" office:value="3000010">
            <text:p>3000010</text:p>
          </table:table-cell>
          <table:table-cell office:value-type="string">
            <text:p>MUSIC1323</text:p>
          </table:table-cell>
          <table:table-cell office:value-type="string">
            <text:p>A4</text:p>
          </table:table-cell>
          <table:table-cell office:value-type="string">
            <text:p>Completed</text:p>
          </table:table-cell>
          <table:table-cell/>
          <table:table-cell table:formula="of:=CONCATENATE(&quot;INSERT INTO &quot;;[.$A$1];&quot; (&quot;;[.$A$2];&quot;,&quot;;[.$B$2];&quot;,&quot;;[.$C$2];&quot;,&quot;;[.$D$2];&quot;,&quot;;[.$E$2];&quot;) VALUES ('&quot;;[.A12];&quot;','&quot;;[.B12];&quot;','&quot;;[.C12];;&quot;','&quot;;[.D12];&quot;','&quot;;[.E12];&quot;');&quot;)" office:value-type="string" office:string-value="INSERT INTO StudentHasCourse (StudentHasCourseId,Matric,CourseId,Grade,Status) VALUES ('10','3000010','MUSIC1323','A4','Completed');">
            <text:p>INSERT INTO StudentHasCourse (StudentHasCourseId,Matric,CourseId,Grade,Status) VALUES ('10','3000010','MUSIC1323','A4','Completed');</text:p>
          </table:table-cell>
        </table:table-row>
        <table:table-row table:style-name="ro1">
          <table:table-cell office:value-type="float" office:value="11">
            <text:p>11</text:p>
          </table:table-cell>
          <table:table-cell office:value-type="float" office:value="3000001">
            <text:p>3000001</text:p>
          </table:table-cell>
          <table:table-cell office:value-type="string">
            <text:p>ENGLANG3014</text:p>
          </table:table-cell>
          <table:table-cell office:value-type="string">
            <text:p>B2</text:p>
          </table:table-cell>
          <table:table-cell office:value-type="string">
            <text:p>Completed</text:p>
          </table:table-cell>
          <table:table-cell/>
          <table:table-cell table:formula="of:=CONCATENATE(&quot;INSERT INTO &quot;;[.$A$1];&quot; (&quot;;[.$A$2];&quot;,&quot;;[.$B$2];&quot;,&quot;;[.$C$2];&quot;,&quot;;[.$D$2];&quot;,&quot;;[.$E$2];&quot;) VALUES ('&quot;;[.A13];&quot;','&quot;;[.B13];&quot;','&quot;;[.C13];;&quot;','&quot;;[.D13];&quot;','&quot;;[.E13];&quot;');&quot;)" office:value-type="string" office:string-value="INSERT INTO StudentHasCourse (StudentHasCourseId,Matric,CourseId,Grade,Status) VALUES ('11','3000001','ENGLANG3014','B2','Completed');">
            <text:p>INSERT INTO StudentHasCourse (StudentHasCourseId,Matric,CourseId,Grade,Status) VALUES ('11','3000001','ENGLANG3014','B2','Completed');</text:p>
          </table:table-cell>
        </table:table-row>
        <table:table-row table:style-name="ro1">
          <table:table-cell office:value-type="float" office:value="12">
            <text:p>12</text:p>
          </table:table-cell>
          <table:table-cell office:value-type="float" office:value="3000002">
            <text:p>3000002</text:p>
          </table:table-cell>
          <table:table-cell office:value-type="string">
            <text:p>Compsci2438</text:p>
          </table:table-cell>
          <table:table-cell/>
          <table:table-cell office:value-type="string">
            <text:p>Uncompleted</text:p>
          </table:table-cell>
          <table:table-cell/>
          <table:table-cell table:formula="of:=CONCATENATE(&quot;INSERT INTO &quot;;[.$A$1];&quot; (&quot;;[.$A$2];&quot;,&quot;;[.$B$2];&quot;,&quot;;[.$C$2];&quot;,&quot;;[.$D$2];&quot;,&quot;;[.$E$2];&quot;) VALUES ('&quot;;[.A14];&quot;','&quot;;[.B14];&quot;','&quot;;[.C14];;&quot;','&quot;;[.D14];&quot;','&quot;;[.E14];&quot;');&quot;)" office:value-type="string" office:string-value="INSERT INTO StudentHasCourse (StudentHasCourseId,Matric,CourseId,Grade,Status) VALUES ('12','3000002','Compsci2438','','Uncompleted');">
            <text:p>INSERT INTO StudentHasCourse (StudentHasCourseId,Matric,CourseId,Grade,Status) VALUES ('12','3000002','Compsci2438','','Uncompleted');</text:p>
          </table:table-cell>
        </table:table-row>
        <table:table-row table:style-name="ro1">
          <table:table-cell office:value-type="float" office:value="13">
            <text:p>13</text:p>
          </table:table-cell>
          <table:table-cell office:value-type="float" office:value="3000003">
            <text:p>3000003</text:p>
          </table:table-cell>
          <table:table-cell office:value-type="string">
            <text:p>ENG4427</text:p>
          </table:table-cell>
          <table:table-cell/>
          <table:table-cell office:value-type="string">
            <text:p>Uncompleted</text:p>
          </table:table-cell>
          <table:table-cell/>
          <table:table-cell table:formula="of:=CONCATENATE(&quot;INSERT INTO &quot;;[.$A$1];&quot; (&quot;;[.$A$2];&quot;,&quot;;[.$B$2];&quot;,&quot;;[.$C$2];&quot;,&quot;;[.$D$2];&quot;,&quot;;[.$E$2];&quot;) VALUES ('&quot;;[.A15];&quot;','&quot;;[.B15];&quot;','&quot;;[.C15];;&quot;','&quot;;[.D15];&quot;','&quot;;[.E15];&quot;');&quot;)" office:value-type="string" office:string-value="INSERT INTO StudentHasCourse (StudentHasCourseId,Matric,CourseId,Grade,Status) VALUES ('13','3000003','ENG4427','','Uncompleted');">
            <text:p>INSERT INTO StudentHasCourse (StudentHasCourseId,Matric,CourseId,Grade,Status) VALUES ('13','3000003','ENG4427','','Uncompleted');</text:p>
          </table:table-cell>
        </table:table-row>
        <table:table-row table:style-name="ro1">
          <table:table-cell office:value-type="float" office:value="14">
            <text:p>14</text:p>
          </table:table-cell>
          <table:table-cell office:value-type="float" office:value="3000004">
            <text:p>3000004</text:p>
          </table:table-cell>
          <table:table-cell office:value-type="string">
            <text:p>Compsci2438</text:p>
          </table:table-cell>
          <table:table-cell office:value-type="string">
            <text:p>A5</text:p>
          </table:table-cell>
          <table:table-cell office:value-type="string">
            <text:p>Completed</text:p>
          </table:table-cell>
          <table:table-cell/>
          <table:table-cell table:formula="of:=CONCATENATE(&quot;INSERT INTO &quot;;[.$A$1];&quot; (&quot;;[.$A$2];&quot;,&quot;;[.$B$2];&quot;,&quot;;[.$C$2];&quot;,&quot;;[.$D$2];&quot;,&quot;;[.$E$2];&quot;) VALUES ('&quot;;[.A16];&quot;','&quot;;[.B16];&quot;','&quot;;[.C16];;&quot;','&quot;;[.D16];&quot;','&quot;;[.E16];&quot;');&quot;)" office:value-type="string" office:string-value="INSERT INTO StudentHasCourse (StudentHasCourseId,Matric,CourseId,Grade,Status) VALUES ('14','3000004','Compsci2438','A5','Completed');">
            <text:p>INSERT INTO StudentHasCourse (StudentHasCourseId,Matric,CourseId,Grade,Status) VALUES ('14','3000004','Compsci2438','A5','Completed');</text:p>
          </table:table-cell>
        </table:table-row>
        <table:table-row table:style-name="ro1">
          <table:table-cell office:value-type="float" office:value="15">
            <text:p>15</text:p>
          </table:table-cell>
          <table:table-cell office:value-type="float" office:value="3000005">
            <text:p>3000005</text:p>
          </table:table-cell>
          <table:table-cell office:value-type="string">
            <text:p>MUSIC1325</text:p>
          </table:table-cell>
          <table:table-cell office:value-type="string">
            <text:p>D2</text:p>
          </table:table-cell>
          <table:table-cell office:value-type="string">
            <text:p>Completed</text:p>
          </table:table-cell>
          <table:table-cell/>
          <table:table-cell table:formula="of:=CONCATENATE(&quot;INSERT INTO &quot;;[.$A$1];&quot; (&quot;;[.$A$2];&quot;,&quot;;[.$B$2];&quot;,&quot;;[.$C$2];&quot;,&quot;;[.$D$2];&quot;,&quot;;[.$E$2];&quot;) VALUES ('&quot;;[.A17];&quot;','&quot;;[.B17];&quot;','&quot;;[.C17];;&quot;','&quot;;[.D17];&quot;','&quot;;[.E17];&quot;');&quot;)" office:value-type="string" office:string-value="INSERT INTO StudentHasCourse (StudentHasCourseId,Matric,CourseId,Grade,Status) VALUES ('15','3000005','MUSIC1325','D2','Completed');">
            <text:p>INSERT INTO StudentHasCourse (StudentHasCourseId,Matric,CourseId,Grade,Status) VALUES ('15','3000005','MUSIC1325','D2','Completed');</text:p>
          </table:table-cell>
        </table:table-row>
        <table:table-row table:style-name="ro1">
          <table:table-cell office:value-type="float" office:value="16">
            <text:p>16</text:p>
          </table:table-cell>
          <table:table-cell office:value-type="float" office:value="3000006">
            <text:p>3000006</text:p>
          </table:table-cell>
          <table:table-cell office:value-type="string">
            <text:p>ENGLANG3014</text:p>
          </table:table-cell>
          <table:table-cell office:value-type="string">
            <text:p>C1</text:p>
          </table:table-cell>
          <table:table-cell office:value-type="string">
            <text:p>Completed</text:p>
          </table:table-cell>
          <table:table-cell/>
          <table:table-cell table:formula="of:=CONCATENATE(&quot;INSERT INTO &quot;;[.$A$1];&quot; (&quot;;[.$A$2];&quot;,&quot;;[.$B$2];&quot;,&quot;;[.$C$2];&quot;,&quot;;[.$D$2];&quot;,&quot;;[.$E$2];&quot;) VALUES ('&quot;;[.A18];&quot;','&quot;;[.B18];&quot;','&quot;;[.C18];;&quot;','&quot;;[.D18];&quot;','&quot;;[.E18];&quot;');&quot;)" office:value-type="string" office:string-value="INSERT INTO StudentHasCourse (StudentHasCourseId,Matric,CourseId,Grade,Status) VALUES ('16','3000006','ENGLANG3014','C1','Completed');">
            <text:p>INSERT INTO StudentHasCourse (StudentHasCourseId,Matric,CourseId,Grade,Status) VALUES ('16','3000006','ENGLANG3014','C1','Completed');</text:p>
          </table:table-cell>
        </table:table-row>
        <table:table-row table:style-name="ro1">
          <table:table-cell office:value-type="float" office:value="17">
            <text:p>17</text:p>
          </table:table-cell>
          <table:table-cell office:value-type="float" office:value="3000007">
            <text:p>3000007</text:p>
          </table:table-cell>
          <table:table-cell office:value-type="string">
            <text:p>Compsci2438</text:p>
          </table:table-cell>
          <table:table-cell office:value-type="string">
            <text:p>B1</text:p>
          </table:table-cell>
          <table:table-cell office:value-type="string">
            <text:p>Completed</text:p>
          </table:table-cell>
          <table:table-cell/>
          <table:table-cell table:formula="of:=CONCATENATE(&quot;INSERT INTO &quot;;[.$A$1];&quot; (&quot;;[.$A$2];&quot;,&quot;;[.$B$2];&quot;,&quot;;[.$C$2];&quot;,&quot;;[.$D$2];&quot;,&quot;;[.$E$2];&quot;) VALUES ('&quot;;[.A19];&quot;','&quot;;[.B19];&quot;','&quot;;[.C19];;&quot;','&quot;;[.D19];&quot;','&quot;;[.E19];&quot;');&quot;)" office:value-type="string" office:string-value="INSERT INTO StudentHasCourse (StudentHasCourseId,Matric,CourseId,Grade,Status) VALUES ('17','3000007','Compsci2438','B1','Completed');">
            <text:p>INSERT INTO StudentHasCourse (StudentHasCourseId,Matric,CourseId,Grade,Status) VALUES ('17','3000007','Compsci2438','B1','Completed');</text:p>
          </table:table-cell>
        </table:table-row>
        <table:table-row table:style-name="ro1">
          <table:table-cell office:value-type="float" office:value="18">
            <text:p>18</text:p>
          </table:table-cell>
          <table:table-cell office:value-type="float" office:value="3000008">
            <text:p>3000008</text:p>
          </table:table-cell>
          <table:table-cell office:value-type="string">
            <text:p>ENGLANG3014</text:p>
          </table:table-cell>
          <table:table-cell office:value-type="string">
            <text:p>A4</text:p>
          </table:table-cell>
          <table:table-cell office:value-type="string">
            <text:p>Completed</text:p>
          </table:table-cell>
          <table:table-cell/>
          <table:table-cell table:formula="of:=CONCATENATE(&quot;INSERT INTO &quot;;[.$A$1];&quot; (&quot;;[.$A$2];&quot;,&quot;;[.$B$2];&quot;,&quot;;[.$C$2];&quot;,&quot;;[.$D$2];&quot;,&quot;;[.$E$2];&quot;) VALUES ('&quot;;[.A20];&quot;','&quot;;[.B20];&quot;','&quot;;[.C20];;&quot;','&quot;;[.D20];&quot;','&quot;;[.E20];&quot;');&quot;)" office:value-type="string" office:string-value="INSERT INTO StudentHasCourse (StudentHasCourseId,Matric,CourseId,Grade,Status) VALUES ('18','3000008','ENGLANG3014','A4','Completed');">
            <text:p>INSERT INTO StudentHasCourse (StudentHasCourseId,Matric,CourseId,Grade,Status) VALUES ('18','3000008','ENGLANG3014','A4','Completed');</text:p>
          </table:table-cell>
        </table:table-row>
        <table:table-row table:style-name="ro1">
          <table:table-cell office:value-type="float" office:value="19">
            <text:p>19</text:p>
          </table:table-cell>
          <table:table-cell office:value-type="float" office:value="3000009">
            <text:p>3000009</text:p>
          </table:table-cell>
          <table:table-cell office:value-type="string">
            <text:p>Compsci2438</text:p>
          </table:table-cell>
          <table:table-cell office:value-type="string">
            <text:p>G1</text:p>
          </table:table-cell>
          <table:table-cell office:value-type="string">
            <text:p>Failed</text:p>
          </table:table-cell>
          <table:table-cell/>
          <table:table-cell table:formula="of:=CONCATENATE(&quot;INSERT INTO &quot;;[.$A$1];&quot; (&quot;;[.$A$2];&quot;,&quot;;[.$B$2];&quot;,&quot;;[.$C$2];&quot;,&quot;;[.$D$2];&quot;,&quot;;[.$E$2];&quot;) VALUES ('&quot;;[.A21];&quot;','&quot;;[.B21];&quot;','&quot;;[.C21];;&quot;','&quot;;[.D21];&quot;','&quot;;[.E21];&quot;');&quot;)" office:value-type="string" office:string-value="INSERT INTO StudentHasCourse (StudentHasCourseId,Matric,CourseId,Grade,Status) VALUES ('19','3000009','Compsci2438','G1','Failed');">
            <text:p>INSERT INTO StudentHasCourse (StudentHasCourseId,Matric,CourseId,Grade,Status) VALUES ('19','3000009','Compsci2438','G1','Failed');</text:p>
          </table:table-cell>
        </table:table-row>
        <table:table-row table:style-name="ro1">
          <table:table-cell office:value-type="float" office:value="20">
            <text:p>20</text:p>
          </table:table-cell>
          <table:table-cell office:value-type="float" office:value="3000010">
            <text:p>3000010</text:p>
          </table:table-cell>
          <table:table-cell office:value-type="string">
            <text:p>MUSIC1325</text:p>
          </table:table-cell>
          <table:table-cell office:value-type="string">
            <text:p>E2</text:p>
          </table:table-cell>
          <table:table-cell office:value-type="string">
            <text:p>Failed</text:p>
          </table:table-cell>
          <table:table-cell/>
          <table:table-cell table:formula="of:=CONCATENATE(&quot;INSERT INTO &quot;;[.$A$1];&quot; (&quot;;[.$A$2];&quot;,&quot;;[.$B$2];&quot;,&quot;;[.$C$2];&quot;,&quot;;[.$D$2];&quot;,&quot;;[.$E$2];&quot;) VALUES ('&quot;;[.A22];&quot;','&quot;;[.B22];&quot;','&quot;;[.C22];;&quot;','&quot;;[.D22];&quot;','&quot;;[.E22];&quot;');&quot;)" office:value-type="string" office:string-value="INSERT INTO StudentHasCourse (StudentHasCourseId,Matric,CourseId,Grade,Status) VALUES ('20','3000010','MUSIC1325','E2','Failed');">
            <text:p>INSERT INTO StudentHasCourse (StudentHasCourseId,Matric,CourseId,Grade,Status) VALUES ('20','3000010','MUSIC1325','E2','Failed');</text:p>
          </table:table-cell>
        </table:table-row>
      </table:table>
      <table:table table:name="TeachingCommittee" table:style-name="ta1" table:print="false">
        <table:table-column table:style-name="co23" table:default-cell-style-name="Default"/>
        <table:table-column table:style-name="co1" table:number-columns-repeated="2" table:default-cell-style-name="Default"/>
        <table:table-row table:style-name="ro1">
          <table:table-cell office:value-type="string">
            <text:p>TeachingCommittee</text:p>
          </table:table-cell>
          <table:table-cell table:number-columns-repeated="2"/>
        </table:table-row>
        <table:table-row table:style-name="ro1">
          <table:table-cell office:value-type="string">
            <text:p>StaffId</text:p>
          </table:table-cell>
          <table:table-cell table:number-columns-repeated="2"/>
        </table:table-row>
        <table:table-row table:style-name="ro1">
          <table:table-cell office:value-type="float" office:value="9023403">
            <text:p>9023403</text:p>
          </table:table-cell>
          <table:table-cell/>
          <table:table-cell table:formula="of:=CONCATENATE(&quot;INSERT INTO &quot;;[.$A$1];&quot; (&quot;;[.$A$2];&quot;) VALUES ('&quot;;[.A3];&quot;');&quot;)" office:value-type="string" office:string-value="INSERT INTO TeachingCommittee (StaffId) VALUES ('9023403');">
            <text:p>INSERT INTO TeachingCommittee (StaffId) VALUES ('9023403');</text:p>
          </table:table-cell>
        </table:table-row>
        <table:table-row table:style-name="ro1">
          <table:table-cell office:value-type="float" office:value="3423432">
            <text:p>3423432</text:p>
          </table:table-cell>
          <table:table-cell/>
          <table:table-cell table:formula="of:=CONCATENATE(&quot;INSERT INTO &quot;;[.$A$1];&quot; (&quot;;[.$A$2];&quot;) VALUES ('&quot;;[.A4];&quot;');&quot;)" office:value-type="string" office:string-value="INSERT INTO TeachingCommittee (StaffId) VALUES ('3423432');">
            <text:p>INSERT INTO TeachingCommittee (StaffId) VALUES ('3423432');</text:p>
          </table:table-cell>
        </table:table-row>
      </table:table>
      <table:database-ranges>
        <table:database-range table:name="__Anonymous_Sheet_DB__1" table:target-range-address="Course.A2:Course.I8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4">24/03/2014</text:date>, <text:time>02:05: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Marks</meta:initial-creator>
    <meta:creation-date>2013-11-06T18:51:11</meta:creation-date>
    <dc:date>2014-03-24T02:05:06</dc:date>
    <dc:creator>Joshua Marks</dc:creator>
    <meta:editing-duration>P23DT5H56M36S</meta:editing-duration>
    <meta:editing-cycles>35</meta:editing-cycles>
    <meta:generator>OpenOffice/4.0.0$Unix OpenOffice.org_project/400m3$Build-9702</meta:generator>
    <meta:document-statistic meta:table-count="12" meta:cell-count="4027" meta:object-count="0"/>
    <meta:user-defined meta:name=""/>
  </office:meta>
</office:document-meta>
</file>